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llipse_5_30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4840044">
            <text:p>4.840E-01</text:p>
          </table:table-cell>
          <table:table-cell office:value-type="float" office:value="0.209457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602402E-035">
            <text:p>6.602E-35</text:p>
          </table:table-cell>
          <table:table-cell office:value-type="float" office:value="9.553703E-035">
            <text:p>9.554E-35</text:p>
          </table:table-cell>
          <table:table-cell office:value-type="float" office:value="-4.719765E-069">
            <text:p>-4.720E-69</text:p>
          </table:table-cell>
          <table:table-cell office:value-type="float" office:value="3.265204E-035">
            <text:p>3.265E-35</text:p>
          </table:table-cell>
          <table:table-cell office:value-type="float" office:value="-5.941093E-069">
            <text:p>-5.941E-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-0.0000000000006140148">
            <text:p>-6.140E-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492932E-035">
            <text:p>6.493E-35</text:p>
          </table:table-cell>
          <table:table-cell office:value-type="float" office:value="9.506181E-035">
            <text:p>9.506E-35</text:p>
          </table:table-cell>
          <table:table-cell office:value-type="float" office:value="-4.656706E-069">
            <text:p>-4.657E-69</text:p>
          </table:table-cell>
          <table:table-cell office:value-type="float" office:value="3.792647E-035">
            <text:p>3.793E-35</text:p>
          </table:table-cell>
          <table:table-cell office:value-type="float" office:value="-5.838886E-069">
            <text:p>-5.839E-6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35559">
            <text:p>4.356E-01</text:p>
          </table:table-cell>
          <table:table-cell office:value-type="float" office:value="0.1631666">
            <text:p>1.63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3.36826E-035">
            <text:p>3.368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3972504">
            <text:p>3.973E-01</text:p>
          </table:table-cell>
          <table:table-cell office:value-type="float" office:value="0.1323038">
            <text:p>1.323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2.932383E-035">
            <text:p>2.932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3.105261E-035">
            <text:p>3.105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381578">
            <text:p>4.382E-01</text:p>
          </table:table-cell>
          <table:table-cell office:value-type="float" office:value="0.1654649">
            <text:p>1.655E-01</text:p>
          </table:table-cell>
          <table:table-cell office:value-type="float" office:value="0.00001337949">
            <text:p>1.338E-05</text:p>
          </table:table-cell>
          <table:table-cell office:value-type="float" office:value="0.000009773584">
            <text:p>9.774E-06</text:p>
          </table:table-cell>
          <table:table-cell office:value-type="float" office:value="0.0000000001117636">
            <text:p>1.118E-10</text:p>
          </table:table-cell>
          <table:table-cell office:value-type="float" office:value="0.000003973814">
            <text:p>3.974E-06</text:p>
          </table:table-cell>
          <table:table-cell office:value-type="float" office:value="1.397052E-016">
            <text:p>1.397E-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2.381257E-035">
            <text:p>2.381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0.0000000000006140148">
            <text:p>6.140E-1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1.760274E-036">
            <text:p>-1.760E-36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4840044">
            <text:p>4.840E-01</text:p>
          </table:table-cell>
          <table:table-cell office:value-type="float" office:value="0.209457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215384E-035">
            <text:p>-3.215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-0.0000000000006140148">
            <text:p>-6.140E-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770242E-035">
            <text:p>-3.770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4381578">
            <text:p>4.382E-01</text:p>
          </table:table-cell>
          <table:table-cell office:value-type="float" office:value="0.1654649">
            <text:p>1.655E-01</text:p>
          </table:table-cell>
          <table:table-cell office:value-type="float" office:value="0.00001337949">
            <text:p>1.338E-05</text:p>
          </table:table-cell>
          <table:table-cell office:value-type="float" office:value="0.000009773584">
            <text:p>9.774E-06</text:p>
          </table:table-cell>
          <table:table-cell office:value-type="float" office:value="0.0000000001117636">
            <text:p>1.118E-10</text:p>
          </table:table-cell>
          <table:table-cell office:value-type="float" office:value="0.000003973814">
            <text:p>3.974E-06</text:p>
          </table:table-cell>
          <table:table-cell office:value-type="float" office:value="-1.397052E-016">
            <text:p>-1.397E-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36826E-035">
            <text:p>-3.368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3972504">
            <text:p>3.973E-01</text:p>
          </table:table-cell>
          <table:table-cell office:value-type="float" office:value="0.1323038">
            <text:p>1.323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2.932383E-035">
            <text:p>-2.932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105261E-035">
            <text:p>-3.105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4381578">
            <text:p>4.382E-01</text:p>
          </table:table-cell>
          <table:table-cell office:value-type="float" office:value="0.1654649">
            <text:p>1.655E-01</text:p>
          </table:table-cell>
          <table:table-cell office:value-type="float" office:value="0.00001337949">
            <text:p>1.338E-05</text:p>
          </table:table-cell>
          <table:table-cell office:value-type="float" office:value="0.000009773584">
            <text:p>9.774E-06</text:p>
          </table:table-cell>
          <table:table-cell office:value-type="float" office:value="0.0000000001117636">
            <text:p>1.118E-10</text:p>
          </table:table-cell>
          <table:table-cell office:value-type="float" office:value="0.000003973814">
            <text:p>3.974E-06</text:p>
          </table:table-cell>
          <table:table-cell office:value-type="float" office:value="1.397052E-016">
            <text:p>1.397E-1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492932E-035">
            <text:p>6.493E-35</text:p>
          </table:table-cell>
          <table:table-cell office:value-type="float" office:value="9.506181E-035">
            <text:p>9.506E-35</text:p>
          </table:table-cell>
          <table:table-cell office:value-type="float" office:value="-4.656706E-069">
            <text:p>-4.657E-69</text:p>
          </table:table-cell>
          <table:table-cell office:value-type="float" office:value="-2.385832E-035">
            <text:p>-2.386E-35</text:p>
          </table:table-cell>
          <table:table-cell office:value-type="float" office:value="-5.838886E-069">
            <text:p>-5.839E-6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0.0000000000006140148">
            <text:p>6.140E-1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602402E-035">
            <text:p>6.602E-35</text:p>
          </table:table-cell>
          <table:table-cell office:value-type="float" office:value="9.553703E-035">
            <text:p>9.554E-35</text:p>
          </table:table-cell>
          <table:table-cell office:value-type="float" office:value="-4.719765E-069">
            <text:p>-4.720E-69</text:p>
          </table:table-cell>
          <table:table-cell office:value-type="float" office:value="2.025195E-036">
            <text:p>2.025E-36</text:p>
          </table:table-cell>
          <table:table-cell office:value-type="float" office:value="-5.941093E-069">
            <text:p>-5.941E-6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4840044">
            <text:p>4.840E-01</text:p>
          </table:table-cell>
          <table:table-cell office:value-type="float" office:value="0.209457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602402E-035">
            <text:p>6.602E-35</text:p>
          </table:table-cell>
          <table:table-cell office:value-type="float" office:value="9.553703E-035">
            <text:p>9.554E-35</text:p>
          </table:table-cell>
          <table:table-cell office:value-type="float" office:value="-4.719765E-069">
            <text:p>-4.720E-69</text:p>
          </table:table-cell>
          <table:table-cell office:value-type="float" office:value="3.265204E-035">
            <text:p>3.265E-35</text:p>
          </table:table-cell>
          <table:table-cell office:value-type="float" office:value="-5.941093E-069">
            <text:p>-5.941E-6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-0.0000000000006140148">
            <text:p>-6.140E-1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492932E-035">
            <text:p>6.493E-35</text:p>
          </table:table-cell>
          <table:table-cell office:value-type="float" office:value="9.506181E-035">
            <text:p>9.506E-35</text:p>
          </table:table-cell>
          <table:table-cell office:value-type="float" office:value="-4.656706E-069">
            <text:p>-4.657E-69</text:p>
          </table:table-cell>
          <table:table-cell office:value-type="float" office:value="3.792647E-035">
            <text:p>3.793E-35</text:p>
          </table:table-cell>
          <table:table-cell office:value-type="float" office:value="-5.838886E-069">
            <text:p>-5.839E-6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4381578">
            <text:p>4.382E-01</text:p>
          </table:table-cell>
          <table:table-cell office:value-type="float" office:value="0.1654649">
            <text:p>1.655E-01</text:p>
          </table:table-cell>
          <table:table-cell office:value-type="float" office:value="0.00001337949">
            <text:p>1.338E-05</text:p>
          </table:table-cell>
          <table:table-cell office:value-type="float" office:value="0.000009773584">
            <text:p>9.774E-06</text:p>
          </table:table-cell>
          <table:table-cell office:value-type="float" office:value="0.0000000001117636">
            <text:p>1.118E-10</text:p>
          </table:table-cell>
          <table:table-cell office:value-type="float" office:value="0.000003973814">
            <text:p>3.974E-06</text:p>
          </table:table-cell>
          <table:table-cell office:value-type="float" office:value="-1.397052E-016">
            <text:p>-1.397E-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3.36826E-035">
            <text:p>3.368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3972504">
            <text:p>3.973E-01</text:p>
          </table:table-cell>
          <table:table-cell office:value-type="float" office:value="0.1323038">
            <text:p>1.323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2.932383E-035">
            <text:p>2.932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3.105261E-035">
            <text:p>3.105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4381578">
            <text:p>4.382E-01</text:p>
          </table:table-cell>
          <table:table-cell office:value-type="float" office:value="0.1654649">
            <text:p>1.655E-01</text:p>
          </table:table-cell>
          <table:table-cell office:value-type="float" office:value="0.00001337949">
            <text:p>1.338E-05</text:p>
          </table:table-cell>
          <table:table-cell office:value-type="float" office:value="0.000009773584">
            <text:p>9.774E-06</text:p>
          </table:table-cell>
          <table:table-cell office:value-type="float" office:value="0.0000000001117636">
            <text:p>1.118E-10</text:p>
          </table:table-cell>
          <table:table-cell office:value-type="float" office:value="0.000003973814">
            <text:p>3.974E-06</text:p>
          </table:table-cell>
          <table:table-cell office:value-type="float" office:value="1.397052E-016">
            <text:p>1.397E-1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2.381257E-035">
            <text:p>2.381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0.0000000000006140148">
            <text:p>6.140E-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1.760274E-036">
            <text:p>-1.760E-36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4840044">
            <text:p>4.840E-01</text:p>
          </table:table-cell>
          <table:table-cell office:value-type="float" office:value="0.2094578">
            <text:p>2.0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215384E-035">
            <text:p>-3.215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-0.0000000000006140148">
            <text:p>-6.140E-1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770242E-035">
            <text:p>-3.770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4381578">
            <text:p>4.382E-01</text:p>
          </table:table-cell>
          <table:table-cell office:value-type="float" office:value="0.1654649">
            <text:p>1.655E-01</text:p>
          </table:table-cell>
          <table:table-cell office:value-type="float" office:value="0.00001337949">
            <text:p>1.338E-05</text:p>
          </table:table-cell>
          <table:table-cell office:value-type="float" office:value="0.000009773584">
            <text:p>9.774E-06</text:p>
          </table:table-cell>
          <table:table-cell office:value-type="float" office:value="0.0000000001117636">
            <text:p>1.118E-10</text:p>
          </table:table-cell>
          <table:table-cell office:value-type="float" office:value="0.000003973814">
            <text:p>3.974E-06</text:p>
          </table:table-cell>
          <table:table-cell office:value-type="float" office:value="-1.397052E-016">
            <text:p>-1.397E-1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36826E-035">
            <text:p>-3.368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3972504">
            <text:p>3.973E-01</text:p>
          </table:table-cell>
          <table:table-cell office:value-type="float" office:value="0.1323038">
            <text:p>1.323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2.932383E-035">
            <text:p>-2.932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4088816">
            <text:p>4.089E-01</text:p>
          </table:table-cell>
          <table:table-cell office:value-type="float" office:value="0.1417186">
            <text:p>1.41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4327485">
            <text:p>4.327E-01</text:p>
          </table:table-cell>
          <table:table-cell office:value-type="float" office:value="0.1619103">
            <text:p>1.619E-01</text:p>
          </table:table-cell>
          <table:table-cell office:value-type="float" office:value="6.349148E-035">
            <text:p>6.349E-35</text:p>
          </table:table-cell>
          <table:table-cell office:value-type="float" office:value="9.443059E-035">
            <text:p>9.443E-35</text:p>
          </table:table-cell>
          <table:table-cell office:value-type="float" office:value="-4.574273E-069">
            <text:p>-4.574E-69</text:p>
          </table:table-cell>
          <table:table-cell office:value-type="float" office:value="-3.105261E-035">
            <text:p>-3.105E-35</text:p>
          </table:table-cell>
          <table:table-cell office:value-type="float" office:value="-5.704302E-069">
            <text:p>-5.704E-6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35629">
            <text:p>4.356E-01</text:p>
          </table:table-cell>
          <table:table-cell office:value-type="float" office:value="0.1637569">
            <text:p>1.63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435559">
            <text:p>4.356E-01</text:p>
          </table:table-cell>
          <table:table-cell office:value-type="float" office:value="0.1631666">
            <text:p>1.63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4251252">
            <text:p>4.251E-01</text:p>
          </table:table-cell>
          <table:table-cell office:value-type="float" office:value="0.1549341">
            <text:p>1.54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4261524">
            <text:p>4.262E-01</text:p>
          </table:table-cell>
          <table:table-cell office:value-type="float" office:value="0.1560698">
            <text:p>1.56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4353688">
            <text:p>4.354E-01</text:p>
          </table:table-cell>
          <table:table-cell office:value-type="float" office:value="0.163993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528191">
            <text:p>4.528E-01</text:p>
          </table:table-cell>
          <table:table-cell office:value-type="float" office:value="0.1789928">
            <text:p>1.7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4314246">
            <text:p>4.314E-01</text:p>
          </table:table-cell>
          <table:table-cell office:value-type="float" office:value="0.1599174">
            <text:p>1.599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4375363">
            <text:p>4.375E-01</text:p>
          </table:table-cell>
          <table:table-cell office:value-type="float" office:value="0.1655056">
            <text:p>1.655E-01</text:p>
          </table:table-cell>
          <table:table-cell office:value-type="float" office:value="6.492932E-035">
            <text:p>6.493E-35</text:p>
          </table:table-cell>
          <table:table-cell office:value-type="float" office:value="9.506181E-035">
            <text:p>9.506E-35</text:p>
          </table:table-cell>
          <table:table-cell office:value-type="float" office:value="-4.656706E-069">
            <text:p>-4.657E-69</text:p>
          </table:table-cell>
          <table:table-cell office:value-type="float" office:value="-2.385832E-035">
            <text:p>-2.386E-35</text:p>
          </table:table-cell>
          <table:table-cell office:value-type="float" office:value="-5.838886E-069">
            <text:p>-5.839E-6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447514">
            <text:p>4.475E-01</text:p>
          </table:table-cell>
          <table:table-cell office:value-type="float" office:value="0.1744327">
            <text:p>1.74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4352254">
            <text:p>4.352E-01</text:p>
          </table:table-cell>
          <table:table-cell office:value-type="float" office:value="0.163404">
            <text:p>1.63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326437">
            <text:p>4.326E-01</text:p>
          </table:table-cell>
          <table:table-cell office:value-type="float" office:value="0.1613209">
            <text:p>1.61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4238947">
            <text:p>4.239E-01</text:p>
          </table:table-cell>
          <table:table-cell office:value-type="float" office:value="0.153624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4353688">
            <text:p>4.354E-01</text:p>
          </table:table-cell>
          <table:table-cell office:value-type="float" office:value="0.1635745">
            <text:p>1.6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433719">
            <text:p>4.337E-01</text:p>
          </table:table-cell>
          <table:table-cell office:value-type="float" office:value="0.1624767">
            <text:p>1.62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433074">
            <text:p>4.331E-01</text:p>
          </table:table-cell>
          <table:table-cell office:value-type="float" office:value="0.1614586">
            <text:p>1.61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408009">
            <text:p>4.408E-01</text:p>
          </table:table-cell>
          <table:table-cell office:value-type="float" office:value="0.1682516">
            <text:p>1.68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447514">
            <text:p>4.475E-01</text:p>
          </table:table-cell>
          <table:table-cell office:value-type="float" office:value="0.1743311">
            <text:p>1.74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4312874">
            <text:p>4.313E-01</text:p>
          </table:table-cell>
          <table:table-cell office:value-type="float" office:value="0.1597721">
            <text:p>1.59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4302772">
            <text:p>4.303E-01</text:p>
          </table:table-cell>
          <table:table-cell office:value-type="float" office:value="0.1594838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441321">
            <text:p>4.413E-01</text:p>
          </table:table-cell>
          <table:table-cell office:value-type="float" office:value="0.1690804">
            <text:p>1.69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257554">
            <text:p>4.258E-01</text:p>
          </table:table-cell>
          <table:table-cell office:value-type="float" office:value="0.1555563">
            <text:p>1.55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437539">
            <text:p>4.375E-01</text:p>
          </table:table-cell>
          <table:table-cell office:value-type="float" office:value="0.1653824">
            <text:p>1.65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440317">
            <text:p>4.403E-01</text:p>
          </table:table-cell>
          <table:table-cell office:value-type="float" office:value="0.1677774">
            <text:p>1.67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4238017">
            <text:p>4.238E-01</text:p>
          </table:table-cell>
          <table:table-cell office:value-type="float" office:value="0.1535984">
            <text:p>1.536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4286995">
            <text:p>4.287E-01</text:p>
          </table:table-cell>
          <table:table-cell office:value-type="float" office:value="0.15798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355122">
            <text:p>4.355E-01</text:p>
          </table:table-cell>
          <table:table-cell office:value-type="float" office:value="0.1640348">
            <text:p>1.64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4384206">
            <text:p>4.384E-01</text:p>
          </table:table-cell>
          <table:table-cell office:value-type="float" office:value="0.1663519">
            <text:p>1.664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4343468">
            <text:p>4.343E-01</text:p>
          </table:table-cell>
          <table:table-cell office:value-type="float" office:value="0.1628907">
            <text:p>1.629E-01</text:p>
          </table:table-cell>
          <table:table-cell office:value-type="float" office:value="0.000002817797">
            <text:p>2.818E-06</text:p>
          </table:table-cell>
          <table:table-cell office:value-type="float" office:value="0.0000007022721">
            <text:p>7.023E-07</text:p>
          </table:table-cell>
          <table:table-cell office:value-type="float" office:value="0.0000000000007739072">
            <text:p>7.739E-13</text:p>
          </table:table-cell>
          <table:table-cell office:value-type="float" office:value="0.0000001314655">
            <text:p>1.315E-07</text:p>
          </table:table-cell>
          <table:table-cell office:value-type="float" office:value="0.0000000000006140148">
            <text:p>6.140E-1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4246093">
            <text:p>4.246E-01</text:p>
          </table:table-cell>
          <table:table-cell office:value-type="float" office:value="0.1544604">
            <text:p>1.545E-01</text:p>
          </table:table-cell>
          <table:table-cell office:value-type="float" office:value="6.602402E-035">
            <text:p>6.602E-35</text:p>
          </table:table-cell>
          <table:table-cell office:value-type="float" office:value="9.553703E-035">
            <text:p>9.554E-35</text:p>
          </table:table-cell>
          <table:table-cell office:value-type="float" office:value="-4.719765E-069">
            <text:p>-4.720E-69</text:p>
          </table:table-cell>
          <table:table-cell office:value-type="float" office:value="2.025195E-036">
            <text:p>2.025E-36</text:p>
          </table:table-cell>
          <table:table-cell office:value-type="float" office:value="-5.941093E-069">
            <text:p>-5.941E-6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4365879">
            <text:p>4.366E-01</text:p>
          </table:table-cell>
          <table:table-cell office:value-type="float" office:value="0.1646971">
            <text:p>1.6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4350819">
            <text:p>4.351E-01</text:p>
          </table:table-cell>
          <table:table-cell office:value-type="float" office:value="0.1633421">
            <text:p>1.633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424705">
            <text:p>4.247E-01</text:p>
          </table:table-cell>
          <table:table-cell office:value-type="float" office:value="0.1546935">
            <text:p>1.54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4309226">
            <text:p>4.309E-01</text:p>
          </table:table-cell>
          <table:table-cell office:value-type="float" office:value="0.1595454">
            <text:p>1.59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4289146">
            <text:p>4.289E-01</text:p>
          </table:table-cell>
          <table:table-cell office:value-type="float" office:value="0.1579559">
            <text:p>1.58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4195409">
            <text:p>4.195E-01</text:p>
          </table:table-cell>
          <table:table-cell office:value-type="float" office:value="0.1501791">
            <text:p>1.50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42533">
            <text:p>4.243E-01</text:p>
          </table:table-cell>
          <table:table-cell office:value-type="float" office:value="0.1541585">
            <text:p>1.542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4233927">
            <text:p>4.234E-01</text:p>
          </table:table-cell>
          <table:table-cell office:value-type="float" office:value="0.1535159">
            <text:p>1.535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431809">
            <text:p>4.318E-01</text:p>
          </table:table-cell>
          <table:table-cell office:value-type="float" office:value="0.1601101">
            <text:p>1.601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4300459">
            <text:p>4.300E-01</text:p>
          </table:table-cell>
          <table:table-cell office:value-type="float" office:value="0.1590402">
            <text:p>1.590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4379504">
            <text:p>4.380E-01</text:p>
          </table:table-cell>
          <table:table-cell office:value-type="float" office:value="0.1657907">
            <text:p>1.658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4298255">
            <text:p>4.298E-01</text:p>
          </table:table-cell>
          <table:table-cell office:value-type="float" office:value="0.1586993">
            <text:p>1.587E-01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25_60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225851">
            <text:p>2.259E-01</text:p>
          </table:table-cell>
          <table:table-cell office:value-type="float" office:value="0.02568363">
            <text:p>2.568E-02</text:p>
          </table:table-cell>
          <table:table-cell office:value-type="float" office:value="0.0000001611902">
            <text:p>1.612E-07</text:p>
          </table:table-cell>
          <table:table-cell office:value-type="float" office:value="0.0000000502206">
            <text:p>5.022E-08</text:p>
          </table:table-cell>
          <table:table-cell office:value-type="float" office:value="4.518478E-015">
            <text:p>4.518E-15</text:p>
          </table:table-cell>
          <table:table-cell office:value-type="float" office:value="0.000000008048411">
            <text:p>8.048E-09</text:p>
          </table:table-cell>
          <table:table-cell office:value-type="float" office:value="1.181715E-028">
            <text:p>1.182E-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1.895938E-017">
            <text:p>1.896E-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25072">
            <text:p>2.225E-01</text:p>
          </table:table-cell>
          <table:table-cell office:value-type="float" office:value="0.02412923">
            <text:p>2.413E-02</text:p>
          </table:table-cell>
          <table:table-cell office:value-type="float" office:value="0.0000001375187">
            <text:p>1.375E-07</text:p>
          </table:table-cell>
          <table:table-cell office:value-type="float" office:value="0.00000003966459">
            <text:p>3.966E-08</text:p>
          </table:table-cell>
          <table:table-cell office:value-type="float" office:value="2.929229E-015">
            <text:p>2.929E-15</text:p>
          </table:table-cell>
          <table:table-cell office:value-type="float" office:value="0.000000006159159">
            <text:p>6.159E-09</text:p>
          </table:table-cell>
          <table:table-cell office:value-type="float" office:value="3.552228E-017">
            <text:p>3.552E-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1.791676E-016">
            <text:p>1.792E-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-1.523138E-016">
            <text:p>-1.523E-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-5.127149E-017">
            <text:p>-5.127E-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1.426715E-016">
            <text:p>1.427E-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-4.828953E-017">
            <text:p>-4.829E-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6.291614E-017">
            <text:p>6.292E-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-4.953976E-017">
            <text:p>-4.954E-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1.251496E-016">
            <text:p>1.251E-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-1.317886E-017">
            <text:p>-1.318E-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230919">
            <text:p>2.231E-01</text:p>
          </table:table-cell>
          <table:table-cell office:value-type="float" office:value="0.02439846">
            <text:p>2.440E-02</text:p>
          </table:table-cell>
          <table:table-cell office:value-type="float" office:value="0.00000012975">
            <text:p>1.298E-07</text:p>
          </table:table-cell>
          <table:table-cell office:value-type="float" office:value="0.00000004233837">
            <text:p>4.234E-08</text:p>
          </table:table-cell>
          <table:table-cell office:value-type="float" office:value="3.136661E-015">
            <text:p>3.137E-15</text:p>
          </table:table-cell>
          <table:table-cell office:value-type="float" office:value="0.00000000661018">
            <text:p>6.610E-09</text:p>
          </table:table-cell>
          <table:table-cell office:value-type="float" office:value="-9.211105E-017">
            <text:p>-9.211E-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-1.762874E-017">
            <text:p>-1.763E-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9.360458E-017">
            <text:p>9.360E-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-1.686425E-016">
            <text:p>-1.686E-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1.01899E-016">
            <text:p>1.019E-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4.652016E-017">
            <text:p>4.652E-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-6.349479E-017">
            <text:p>-6.349E-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3.409484E-017">
            <text:p>3.409E-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7.674325E-016">
            <text:p>7.674E-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2.1771E-017">
            <text:p>2.177E-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237152">
            <text:p>2.237E-01</text:p>
          </table:table-cell>
          <table:table-cell office:value-type="float" office:value="0.02466434">
            <text:p>2.466E-02</text:p>
          </table:table-cell>
          <table:table-cell office:value-type="float" office:value="0.000000148994">
            <text:p>1.490E-07</text:p>
          </table:table-cell>
          <table:table-cell office:value-type="float" office:value="0.00000004024014">
            <text:p>4.024E-08</text:p>
          </table:table-cell>
          <table:table-cell office:value-type="float" office:value="3.114673E-015">
            <text:p>3.115E-15</text:p>
          </table:table-cell>
          <table:table-cell office:value-type="float" office:value="0.000000006318462">
            <text:p>6.318E-09</text:p>
          </table:table-cell>
          <table:table-cell office:value-type="float" office:value="-8.485092E-017">
            <text:p>-8.485E-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4.498505E-016">
            <text:p>4.499E-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-3.373901E-017">
            <text:p>-3.374E-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8.700718E-017">
            <text:p>8.701E-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-8.890693E-016">
            <text:p>-8.891E-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-1.119815E-016">
            <text:p>-1.120E-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-5.157486E-018">
            <text:p>-5.157E-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-2.968136E-017">
            <text:p>-2.968E-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4.835424E-017">
            <text:p>4.835E-1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3.180667E-017">
            <text:p>3.181E-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-1.376391E-016">
            <text:p>-1.376E-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-4.987723E-017">
            <text:p>-4.988E-1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-8.708905E-016">
            <text:p>-8.709E-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2.240722E-017">
            <text:p>2.241E-1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9.126115E-017">
            <text:p>9.126E-1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235125">
            <text:p>2.235E-01</text:p>
          </table:table-cell>
          <table:table-cell office:value-type="float" office:value="0.02459102">
            <text:p>2.459E-02</text:p>
          </table:table-cell>
          <table:table-cell office:value-type="float" office:value="0.00000003386535">
            <text:p>3.387E-08</text:p>
          </table:table-cell>
          <table:table-cell office:value-type="float" office:value="0.000000007446242">
            <text:p>7.446E-09</text:p>
          </table:table-cell>
          <table:table-cell office:value-type="float" office:value="1.088588E-016">
            <text:p>1.089E-16</text:p>
          </table:table-cell>
          <table:table-cell office:value-type="float" office:value="0.0000000008897828">
            <text:p>8.898E-10</text:p>
          </table:table-cell>
          <table:table-cell office:value-type="float" office:value="-4.617006E-017">
            <text:p>-4.617E-1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-5.937327E-016">
            <text:p>-5.937E-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5.034155E-016">
            <text:p>5.034E-1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216891">
            <text:p>2.217E-01</text:p>
          </table:table-cell>
          <table:table-cell office:value-type="float" office:value="0.02378297">
            <text:p>2.378E-02</text:p>
          </table:table-cell>
          <table:table-cell office:value-type="float" office:value="0.000000303757">
            <text:p>3.038E-07</text:p>
          </table:table-cell>
          <table:table-cell office:value-type="float" office:value="0.00000008642544">
            <text:p>8.643E-08</text:p>
          </table:table-cell>
          <table:table-cell office:value-type="float" office:value="0.00000000000001398321">
            <text:p>1.398E-14</text:p>
          </table:table-cell>
          <table:table-cell office:value-type="float" office:value="0.00000001325392">
            <text:p>1.325E-08</text:p>
          </table:table-cell>
          <table:table-cell office:value-type="float" office:value="-7.469704E-016">
            <text:p>-7.470E-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7.188885E-017">
            <text:p>7.189E-1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8.496589E-017">
            <text:p>8.497E-1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1.287094E-016">
            <text:p>1.287E-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-4.330765E-016">
            <text:p>-4.331E-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221738">
            <text:p>2.222E-01</text:p>
          </table:table-cell>
          <table:table-cell office:value-type="float" office:value="0.02399346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4.330765E-016">
            <text:p>4.331E-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-1.287094E-016">
            <text:p>-1.287E-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-8.496589E-017">
            <text:p>-8.497E-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-7.188885E-017">
            <text:p>-7.189E-1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216891">
            <text:p>2.217E-01</text:p>
          </table:table-cell>
          <table:table-cell office:value-type="float" office:value="0.02378297">
            <text:p>2.378E-02</text:p>
          </table:table-cell>
          <table:table-cell office:value-type="float" office:value="0.000000303757">
            <text:p>3.038E-07</text:p>
          </table:table-cell>
          <table:table-cell office:value-type="float" office:value="0.00000008642544">
            <text:p>8.643E-08</text:p>
          </table:table-cell>
          <table:table-cell office:value-type="float" office:value="0.00000000000001398321">
            <text:p>1.398E-14</text:p>
          </table:table-cell>
          <table:table-cell office:value-type="float" office:value="0.00000001325392">
            <text:p>1.325E-08</text:p>
          </table:table-cell>
          <table:table-cell office:value-type="float" office:value="7.469704E-016">
            <text:p>7.470E-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-5.034155E-016">
            <text:p>-5.034E-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5.937327E-016">
            <text:p>5.937E-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235125">
            <text:p>2.235E-01</text:p>
          </table:table-cell>
          <table:table-cell office:value-type="float" office:value="0.02459102">
            <text:p>2.459E-02</text:p>
          </table:table-cell>
          <table:table-cell office:value-type="float" office:value="0.00000003386535">
            <text:p>3.387E-08</text:p>
          </table:table-cell>
          <table:table-cell office:value-type="float" office:value="0.000000007446242">
            <text:p>7.446E-09</text:p>
          </table:table-cell>
          <table:table-cell office:value-type="float" office:value="1.088588E-016">
            <text:p>1.089E-16</text:p>
          </table:table-cell>
          <table:table-cell office:value-type="float" office:value="0.0000000008897828">
            <text:p>8.898E-10</text:p>
          </table:table-cell>
          <table:table-cell office:value-type="float" office:value="4.617006E-017">
            <text:p>4.617E-1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-9.126115E-017">
            <text:p>-9.126E-1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-2.240722E-017">
            <text:p>-2.241E-1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8.708905E-016">
            <text:p>8.709E-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4.987723E-017">
            <text:p>4.988E-1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1.376391E-016">
            <text:p>1.376E-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-3.180667E-017">
            <text:p>-3.181E-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-4.835424E-017">
            <text:p>-4.835E-1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2.968136E-017">
            <text:p>2.968E-1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5.157486E-018">
            <text:p>5.157E-1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1.119815E-016">
            <text:p>1.120E-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8.890693E-016">
            <text:p>8.891E-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-8.700718E-017">
            <text:p>-8.701E-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3.373901E-017">
            <text:p>3.374E-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-4.498505E-016">
            <text:p>-4.499E-1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237638">
            <text:p>2.238E-01</text:p>
          </table:table-cell>
          <table:table-cell office:value-type="float" office:value="0.02468329">
            <text:p>2.468E-02</text:p>
          </table:table-cell>
          <table:table-cell office:value-type="float" office:value="0.0000001030272">
            <text:p>1.030E-07</text:p>
          </table:table-cell>
          <table:table-cell office:value-type="float" office:value="0.00000002416241">
            <text:p>2.416E-08</text:p>
          </table:table-cell>
          <table:table-cell office:value-type="float" office:value="1.161853E-015">
            <text:p>1.162E-15</text:p>
          </table:table-cell>
          <table:table-cell office:value-type="float" office:value="0.000000003304196">
            <text:p>3.304E-09</text:p>
          </table:table-cell>
          <table:table-cell office:value-type="float" office:value="-3.216442E-016">
            <text:p>-3.216E-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-2.1771E-017">
            <text:p>-2.177E-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-7.674325E-016">
            <text:p>-7.674E-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-3.409484E-017">
            <text:p>-3.409E-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6.349479E-017">
            <text:p>6.349E-1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-4.652016E-017">
            <text:p>-4.652E-1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-1.01899E-016">
            <text:p>-1.019E-1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1.686425E-016">
            <text:p>1.686E-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-9.360458E-017">
            <text:p>-9.360E-1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1.762874E-017">
            <text:p>1.763E-1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228534">
            <text:p>2.229E-01</text:p>
          </table:table-cell>
          <table:table-cell office:value-type="float" office:value="0.02429239">
            <text:p>2.429E-02</text:p>
          </table:table-cell>
          <table:table-cell office:value-type="float" office:value="0.000000112382">
            <text:p>1.124E-07</text:p>
          </table:table-cell>
          <table:table-cell office:value-type="float" office:value="0.00000003087675">
            <text:p>3.088E-08</text:p>
          </table:table-cell>
          <table:table-cell office:value-type="float" office:value="1.786681E-015">
            <text:p>1.787E-15</text:p>
          </table:table-cell>
          <table:table-cell office:value-type="float" office:value="0.000000004333711">
            <text:p>4.334E-09</text:p>
          </table:table-cell>
          <table:table-cell office:value-type="float" office:value="-3.405414E-016">
            <text:p>-3.405E-1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1.317886E-017">
            <text:p>1.318E-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-1.251496E-016">
            <text:p>-1.251E-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4.953976E-017">
            <text:p>4.954E-1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-6.291614E-017">
            <text:p>-6.292E-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4.828953E-017">
            <text:p>4.829E-1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-1.426715E-016">
            <text:p>-1.427E-1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5.127149E-017">
            <text:p>5.127E-1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1.523138E-016">
            <text:p>1.523E-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-1.791676E-016">
            <text:p>-1.792E-1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226879">
            <text:p>2.227E-01</text:p>
          </table:table-cell>
          <table:table-cell office:value-type="float" office:value="0.02421092">
            <text:p>2.421E-02</text:p>
          </table:table-cell>
          <table:table-cell office:value-type="float" office:value="0.00000009274632">
            <text:p>9.275E-08</text:p>
          </table:table-cell>
          <table:table-cell office:value-type="float" office:value="0.00000002390798">
            <text:p>2.391E-08</text:p>
          </table:table-cell>
          <table:table-cell office:value-type="float" office:value="1.099661E-015">
            <text:p>1.100E-15</text:p>
          </table:table-cell>
          <table:table-cell office:value-type="float" office:value="0.000000003357905">
            <text:p>3.358E-09</text:p>
          </table:table-cell>
          <table:table-cell office:value-type="float" office:value="2.412075E-016">
            <text:p>2.412E-1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-1.895938E-017">
            <text:p>-1.896E-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25851">
            <text:p>2.259E-01</text:p>
          </table:table-cell>
          <table:table-cell office:value-type="float" office:value="0.02568363">
            <text:p>2.568E-02</text:p>
          </table:table-cell>
          <table:table-cell office:value-type="float" office:value="0.0000001611902">
            <text:p>1.612E-07</text:p>
          </table:table-cell>
          <table:table-cell office:value-type="float" office:value="0.0000000502206">
            <text:p>5.022E-08</text:p>
          </table:table-cell>
          <table:table-cell office:value-type="float" office:value="4.518478E-015">
            <text:p>4.518E-15</text:p>
          </table:table-cell>
          <table:table-cell office:value-type="float" office:value="0.000000008048411">
            <text:p>8.048E-09</text:p>
          </table:table-cell>
          <table:table-cell office:value-type="float" office:value="-9.847627E-031">
            <text:p>-9.848E-3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1.895938E-017">
            <text:p>1.896E-1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2269">
            <text:p>2.227E-01</text:p>
          </table:table-cell>
          <table:table-cell office:value-type="float" office:value="0.02421156">
            <text:p>2.421E-02</text:p>
          </table:table-cell>
          <table:table-cell office:value-type="float" office:value="0.0000002422539">
            <text:p>2.423E-07</text:p>
          </table:table-cell>
          <table:table-cell office:value-type="float" office:value="0.00000006329481">
            <text:p>6.329E-08</text:p>
          </table:table-cell>
          <table:table-cell office:value-type="float" office:value="7.742275E-015">
            <text:p>7.742E-15</text:p>
          </table:table-cell>
          <table:table-cell office:value-type="float" office:value="0.000000009364452">
            <text:p>9.364E-09</text:p>
          </table:table-cell>
          <table:table-cell office:value-type="float" office:value="1.219184E-015">
            <text:p>1.219E-1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1.791676E-016">
            <text:p>1.792E-1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-1.523138E-016">
            <text:p>-1.523E-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-5.127149E-017">
            <text:p>-5.127E-1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1.426715E-016">
            <text:p>1.427E-1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-4.828953E-017">
            <text:p>-4.829E-1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6.291614E-017">
            <text:p>6.292E-1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-4.953976E-017">
            <text:p>-4.954E-1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1.251496E-016">
            <text:p>1.251E-1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-1.317886E-017">
            <text:p>-1.318E-1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230919">
            <text:p>2.231E-01</text:p>
          </table:table-cell>
          <table:table-cell office:value-type="float" office:value="0.02439846">
            <text:p>2.440E-02</text:p>
          </table:table-cell>
          <table:table-cell office:value-type="float" office:value="0.00000012975">
            <text:p>1.298E-07</text:p>
          </table:table-cell>
          <table:table-cell office:value-type="float" office:value="0.00000004233837">
            <text:p>4.234E-08</text:p>
          </table:table-cell>
          <table:table-cell office:value-type="float" office:value="3.136661E-015">
            <text:p>3.137E-15</text:p>
          </table:table-cell>
          <table:table-cell office:value-type="float" office:value="0.00000000661018">
            <text:p>6.610E-09</text:p>
          </table:table-cell>
          <table:table-cell office:value-type="float" office:value="-9.211105E-017">
            <text:p>-9.211E-1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-1.762874E-017">
            <text:p>-1.763E-1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9.360458E-017">
            <text:p>9.360E-1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-1.686425E-016">
            <text:p>-1.686E-1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1.01899E-016">
            <text:p>1.019E-1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4.652016E-017">
            <text:p>4.652E-1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-6.349479E-017">
            <text:p>-6.349E-1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3.409484E-017">
            <text:p>3.409E-1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7.674325E-016">
            <text:p>7.674E-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2.1771E-017">
            <text:p>2.177E-1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237638">
            <text:p>2.238E-01</text:p>
          </table:table-cell>
          <table:table-cell office:value-type="float" office:value="0.02468329">
            <text:p>2.468E-02</text:p>
          </table:table-cell>
          <table:table-cell office:value-type="float" office:value="0.0000001030272">
            <text:p>1.030E-07</text:p>
          </table:table-cell>
          <table:table-cell office:value-type="float" office:value="0.00000002416241">
            <text:p>2.416E-08</text:p>
          </table:table-cell>
          <table:table-cell office:value-type="float" office:value="1.161853E-015">
            <text:p>1.162E-15</text:p>
          </table:table-cell>
          <table:table-cell office:value-type="float" office:value="0.000000003304196">
            <text:p>3.304E-09</text:p>
          </table:table-cell>
          <table:table-cell office:value-type="float" office:value="3.216442E-016">
            <text:p>3.216E-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4.498505E-016">
            <text:p>4.499E-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-3.373901E-017">
            <text:p>-3.374E-1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8.700718E-017">
            <text:p>8.701E-1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-8.890693E-016">
            <text:p>-8.891E-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-1.119815E-016">
            <text:p>-1.120E-1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-5.157486E-018">
            <text:p>-5.157E-1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-2.968136E-017">
            <text:p>-2.968E-1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4.835424E-017">
            <text:p>4.835E-1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3.180667E-017">
            <text:p>3.181E-1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-1.376391E-016">
            <text:p>-1.376E-1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-4.987723E-017">
            <text:p>-4.988E-1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-8.708905E-016">
            <text:p>-8.709E-1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2.240722E-017">
            <text:p>2.241E-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9.126115E-017">
            <text:p>9.126E-1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2235125">
            <text:p>2.235E-01</text:p>
          </table:table-cell>
          <table:table-cell office:value-type="float" office:value="0.02459102">
            <text:p>2.459E-02</text:p>
          </table:table-cell>
          <table:table-cell office:value-type="float" office:value="0.00000003386535">
            <text:p>3.387E-08</text:p>
          </table:table-cell>
          <table:table-cell office:value-type="float" office:value="0.000000007446242">
            <text:p>7.446E-09</text:p>
          </table:table-cell>
          <table:table-cell office:value-type="float" office:value="1.088588E-016">
            <text:p>1.089E-16</text:p>
          </table:table-cell>
          <table:table-cell office:value-type="float" office:value="0.0000000008897828">
            <text:p>8.898E-10</text:p>
          </table:table-cell>
          <table:table-cell office:value-type="float" office:value="-4.617006E-017">
            <text:p>-4.617E-1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-5.937327E-016">
            <text:p>-5.937E-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5.034155E-016">
            <text:p>5.034E-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216891">
            <text:p>2.217E-01</text:p>
          </table:table-cell>
          <table:table-cell office:value-type="float" office:value="0.02378297">
            <text:p>2.378E-02</text:p>
          </table:table-cell>
          <table:table-cell office:value-type="float" office:value="0.000000303757">
            <text:p>3.038E-07</text:p>
          </table:table-cell>
          <table:table-cell office:value-type="float" office:value="0.00000008642544">
            <text:p>8.643E-08</text:p>
          </table:table-cell>
          <table:table-cell office:value-type="float" office:value="0.00000000000001398321">
            <text:p>1.398E-14</text:p>
          </table:table-cell>
          <table:table-cell office:value-type="float" office:value="0.00000001325392">
            <text:p>1.325E-08</text:p>
          </table:table-cell>
          <table:table-cell office:value-type="float" office:value="-7.469704E-016">
            <text:p>-7.470E-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7.188885E-017">
            <text:p>7.189E-1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8.496589E-017">
            <text:p>8.497E-1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1.287094E-016">
            <text:p>1.287E-1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-4.330765E-016">
            <text:p>-4.331E-1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2221738">
            <text:p>2.222E-01</text:p>
          </table:table-cell>
          <table:table-cell office:value-type="float" office:value="0.02399346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4.330765E-016">
            <text:p>4.331E-1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-1.287094E-016">
            <text:p>-1.287E-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-8.496589E-017">
            <text:p>-8.497E-1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-7.188885E-017">
            <text:p>-7.189E-1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216891">
            <text:p>2.217E-01</text:p>
          </table:table-cell>
          <table:table-cell office:value-type="float" office:value="0.02378297">
            <text:p>2.378E-02</text:p>
          </table:table-cell>
          <table:table-cell office:value-type="float" office:value="0.000000303757">
            <text:p>3.038E-07</text:p>
          </table:table-cell>
          <table:table-cell office:value-type="float" office:value="0.00000008642544">
            <text:p>8.643E-08</text:p>
          </table:table-cell>
          <table:table-cell office:value-type="float" office:value="0.00000000000001398321">
            <text:p>1.398E-14</text:p>
          </table:table-cell>
          <table:table-cell office:value-type="float" office:value="0.00000001325392">
            <text:p>1.325E-08</text:p>
          </table:table-cell>
          <table:table-cell office:value-type="float" office:value="7.469704E-016">
            <text:p>7.470E-1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-5.034155E-016">
            <text:p>-5.034E-1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5.937327E-016">
            <text:p>5.937E-1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235125">
            <text:p>2.235E-01</text:p>
          </table:table-cell>
          <table:table-cell office:value-type="float" office:value="0.02459102">
            <text:p>2.459E-02</text:p>
          </table:table-cell>
          <table:table-cell office:value-type="float" office:value="0.00000003386535">
            <text:p>3.387E-08</text:p>
          </table:table-cell>
          <table:table-cell office:value-type="float" office:value="0.000000007446242">
            <text:p>7.446E-09</text:p>
          </table:table-cell>
          <table:table-cell office:value-type="float" office:value="1.088588E-016">
            <text:p>1.089E-16</text:p>
          </table:table-cell>
          <table:table-cell office:value-type="float" office:value="0.0000000008897828">
            <text:p>8.898E-10</text:p>
          </table:table-cell>
          <table:table-cell office:value-type="float" office:value="4.617006E-017">
            <text:p>4.617E-1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-9.126115E-017">
            <text:p>-9.126E-1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-2.240722E-017">
            <text:p>-2.241E-1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8.708905E-016">
            <text:p>8.709E-1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4.987723E-017">
            <text:p>4.988E-1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1.376391E-016">
            <text:p>1.376E-1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-3.180667E-017">
            <text:p>-3.181E-1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-4.835424E-017">
            <text:p>-4.835E-1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2.968136E-017">
            <text:p>2.968E-1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5.157486E-018">
            <text:p>5.157E-1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1.119815E-016">
            <text:p>1.120E-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8.890693E-016">
            <text:p>8.891E-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-8.700718E-017">
            <text:p>-8.701E-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3.373901E-017">
            <text:p>3.374E-1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-4.498505E-016">
            <text:p>-4.499E-1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2237152">
            <text:p>2.237E-01</text:p>
          </table:table-cell>
          <table:table-cell office:value-type="float" office:value="0.02466434">
            <text:p>2.466E-02</text:p>
          </table:table-cell>
          <table:table-cell office:value-type="float" office:value="0.000000148994">
            <text:p>1.490E-07</text:p>
          </table:table-cell>
          <table:table-cell office:value-type="float" office:value="0.00000004024014">
            <text:p>4.024E-08</text:p>
          </table:table-cell>
          <table:table-cell office:value-type="float" office:value="3.114673E-015">
            <text:p>3.115E-15</text:p>
          </table:table-cell>
          <table:table-cell office:value-type="float" office:value="0.000000006318462">
            <text:p>6.318E-09</text:p>
          </table:table-cell>
          <table:table-cell office:value-type="float" office:value="8.485092E-017">
            <text:p>8.485E-1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-2.1771E-017">
            <text:p>-2.177E-1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-7.674325E-016">
            <text:p>-7.674E-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-3.409484E-017">
            <text:p>-3.409E-1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6.349479E-017">
            <text:p>6.349E-1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-4.652016E-017">
            <text:p>-4.652E-1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-1.01899E-016">
            <text:p>-1.019E-1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1.686425E-016">
            <text:p>1.686E-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-9.360458E-017">
            <text:p>-9.360E-1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1.762874E-017">
            <text:p>1.763E-1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230919">
            <text:p>2.231E-01</text:p>
          </table:table-cell>
          <table:table-cell office:value-type="float" office:value="0.02439846">
            <text:p>2.440E-02</text:p>
          </table:table-cell>
          <table:table-cell office:value-type="float" office:value="0.00000012975">
            <text:p>1.298E-07</text:p>
          </table:table-cell>
          <table:table-cell office:value-type="float" office:value="0.00000004233837">
            <text:p>4.234E-08</text:p>
          </table:table-cell>
          <table:table-cell office:value-type="float" office:value="3.136661E-015">
            <text:p>3.137E-15</text:p>
          </table:table-cell>
          <table:table-cell office:value-type="float" office:value="0.00000000661018">
            <text:p>6.610E-09</text:p>
          </table:table-cell>
          <table:table-cell office:value-type="float" office:value="9.211105E-017">
            <text:p>9.211E-1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1.317886E-017">
            <text:p>1.318E-1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-1.251496E-016">
            <text:p>-1.251E-1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4.953976E-017">
            <text:p>4.954E-1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-6.291614E-017">
            <text:p>-6.292E-1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4.828953E-017">
            <text:p>4.829E-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-1.426715E-016">
            <text:p>-1.427E-1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5.127149E-017">
            <text:p>5.127E-1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1.523138E-016">
            <text:p>1.523E-1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-1.791676E-016">
            <text:p>-1.792E-1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2226879">
            <text:p>2.227E-01</text:p>
          </table:table-cell>
          <table:table-cell office:value-type="float" office:value="0.02421092">
            <text:p>2.421E-02</text:p>
          </table:table-cell>
          <table:table-cell office:value-type="float" office:value="0.00000009274632">
            <text:p>9.275E-08</text:p>
          </table:table-cell>
          <table:table-cell office:value-type="float" office:value="0.00000002390798">
            <text:p>2.391E-08</text:p>
          </table:table-cell>
          <table:table-cell office:value-type="float" office:value="1.099661E-015">
            <text:p>1.100E-15</text:p>
          </table:table-cell>
          <table:table-cell office:value-type="float" office:value="0.000000003357905">
            <text:p>3.358E-09</text:p>
          </table:table-cell>
          <table:table-cell office:value-type="float" office:value="2.412075E-016">
            <text:p>2.412E-1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-1.895938E-017">
            <text:p>-1.896E-1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25851">
            <text:p>2.259E-01</text:p>
          </table:table-cell>
          <table:table-cell office:value-type="float" office:value="0.02568363">
            <text:p>2.568E-02</text:p>
          </table:table-cell>
          <table:table-cell office:value-type="float" office:value="0.0000001611902">
            <text:p>1.612E-07</text:p>
          </table:table-cell>
          <table:table-cell office:value-type="float" office:value="0.0000000502206">
            <text:p>5.022E-08</text:p>
          </table:table-cell>
          <table:table-cell office:value-type="float" office:value="4.518478E-015">
            <text:p>4.518E-15</text:p>
          </table:table-cell>
          <table:table-cell office:value-type="float" office:value="0.000000008048411">
            <text:p>8.048E-09</text:p>
          </table:table-cell>
          <table:table-cell office:value-type="float" office:value="-1.181715E-028">
            <text:p>-1.182E-2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1.895938E-017">
            <text:p>1.896E-1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2269">
            <text:p>2.227E-01</text:p>
          </table:table-cell>
          <table:table-cell office:value-type="float" office:value="0.02421156">
            <text:p>2.421E-02</text:p>
          </table:table-cell>
          <table:table-cell office:value-type="float" office:value="0.0000002422539">
            <text:p>2.423E-07</text:p>
          </table:table-cell>
          <table:table-cell office:value-type="float" office:value="0.00000006329481">
            <text:p>6.329E-08</text:p>
          </table:table-cell>
          <table:table-cell office:value-type="float" office:value="7.742275E-015">
            <text:p>7.742E-15</text:p>
          </table:table-cell>
          <table:table-cell office:value-type="float" office:value="0.000000009364452">
            <text:p>9.364E-09</text:p>
          </table:table-cell>
          <table:table-cell office:value-type="float" office:value="1.219184E-015">
            <text:p>1.219E-1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1.791676E-016">
            <text:p>1.792E-1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-1.523138E-016">
            <text:p>-1.523E-1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-5.127149E-017">
            <text:p>-5.127E-1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1.426715E-016">
            <text:p>1.427E-1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-4.828953E-017">
            <text:p>-4.829E-1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6.291614E-017">
            <text:p>6.292E-1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-4.953976E-017">
            <text:p>-4.954E-1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1.251496E-016">
            <text:p>1.251E-1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-1.317886E-017">
            <text:p>-1.318E-1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2230919">
            <text:p>2.231E-01</text:p>
          </table:table-cell>
          <table:table-cell office:value-type="float" office:value="0.02439846">
            <text:p>2.440E-02</text:p>
          </table:table-cell>
          <table:table-cell office:value-type="float" office:value="0.00000012975">
            <text:p>1.298E-07</text:p>
          </table:table-cell>
          <table:table-cell office:value-type="float" office:value="0.00000004233837">
            <text:p>4.234E-08</text:p>
          </table:table-cell>
          <table:table-cell office:value-type="float" office:value="3.136661E-015">
            <text:p>3.137E-15</text:p>
          </table:table-cell>
          <table:table-cell office:value-type="float" office:value="0.00000000661018">
            <text:p>6.610E-09</text:p>
          </table:table-cell>
          <table:table-cell office:value-type="float" office:value="-9.211105E-017">
            <text:p>-9.211E-1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-1.762874E-017">
            <text:p>-1.763E-1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9.360458E-017">
            <text:p>9.360E-1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-1.686425E-016">
            <text:p>-1.686E-1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1.01899E-016">
            <text:p>1.019E-1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4.652016E-017">
            <text:p>4.652E-1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-6.349479E-017">
            <text:p>-6.349E-1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3.409484E-017">
            <text:p>3.409E-1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7.674325E-016">
            <text:p>7.674E-1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2.1771E-017">
            <text:p>2.177E-1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237152">
            <text:p>2.237E-01</text:p>
          </table:table-cell>
          <table:table-cell office:value-type="float" office:value="0.02466434">
            <text:p>2.466E-02</text:p>
          </table:table-cell>
          <table:table-cell office:value-type="float" office:value="0.000000148994">
            <text:p>1.490E-07</text:p>
          </table:table-cell>
          <table:table-cell office:value-type="float" office:value="0.00000004024014">
            <text:p>4.024E-08</text:p>
          </table:table-cell>
          <table:table-cell office:value-type="float" office:value="3.114673E-015">
            <text:p>3.115E-15</text:p>
          </table:table-cell>
          <table:table-cell office:value-type="float" office:value="0.000000006318462">
            <text:p>6.318E-09</text:p>
          </table:table-cell>
          <table:table-cell office:value-type="float" office:value="-8.485092E-017">
            <text:p>-8.485E-1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4.498505E-016">
            <text:p>4.499E-1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-3.373901E-017">
            <text:p>-3.374E-1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8.700718E-017">
            <text:p>8.701E-1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-8.890693E-016">
            <text:p>-8.891E-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-1.119815E-016">
            <text:p>-1.120E-1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-5.157486E-018">
            <text:p>-5.157E-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-2.968136E-017">
            <text:p>-2.968E-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4.835424E-017">
            <text:p>4.835E-1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3.180667E-017">
            <text:p>3.181E-1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-1.376391E-016">
            <text:p>-1.376E-1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-4.987723E-017">
            <text:p>-4.988E-1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-8.708905E-016">
            <text:p>-8.709E-1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2.240722E-017">
            <text:p>2.241E-1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9.126115E-017">
            <text:p>9.126E-1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236057">
            <text:p>2.236E-01</text:p>
          </table:table-cell>
          <table:table-cell office:value-type="float" office:value="0.02463301">
            <text:p>2.463E-02</text:p>
          </table:table-cell>
          <table:table-cell office:value-type="float" office:value="0.00000003688429">
            <text:p>3.688E-08</text:p>
          </table:table-cell>
          <table:table-cell office:value-type="float" office:value="0.00000001062313">
            <text:p>1.062E-08</text:p>
          </table:table-cell>
          <table:table-cell office:value-type="float" office:value="2.090753E-016">
            <text:p>2.091E-16</text:p>
          </table:table-cell>
          <table:table-cell office:value-type="float" office:value="0.000000001607022">
            <text:p>1.607E-09</text:p>
          </table:table-cell>
          <table:table-cell office:value-type="float" office:value="2.248241E-017">
            <text:p>2.248E-1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-5.937327E-016">
            <text:p>-5.937E-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5.034155E-016">
            <text:p>5.034E-1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216891">
            <text:p>2.217E-01</text:p>
          </table:table-cell>
          <table:table-cell office:value-type="float" office:value="0.02378297">
            <text:p>2.378E-02</text:p>
          </table:table-cell>
          <table:table-cell office:value-type="float" office:value="0.000000303757">
            <text:p>3.038E-07</text:p>
          </table:table-cell>
          <table:table-cell office:value-type="float" office:value="0.00000008642544">
            <text:p>8.643E-08</text:p>
          </table:table-cell>
          <table:table-cell office:value-type="float" office:value="0.00000000000001398321">
            <text:p>1.398E-14</text:p>
          </table:table-cell>
          <table:table-cell office:value-type="float" office:value="0.00000001325392">
            <text:p>1.325E-08</text:p>
          </table:table-cell>
          <table:table-cell office:value-type="float" office:value="-7.469704E-016">
            <text:p>-7.470E-1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7.188885E-017">
            <text:p>7.189E-1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8.496589E-017">
            <text:p>8.497E-1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1.287094E-016">
            <text:p>1.287E-1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-4.330765E-016">
            <text:p>-4.331E-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221738">
            <text:p>2.222E-01</text:p>
          </table:table-cell>
          <table:table-cell office:value-type="float" office:value="0.02399346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4.330765E-016">
            <text:p>4.331E-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-1.287094E-016">
            <text:p>-1.287E-1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-8.496589E-017">
            <text:p>-8.497E-1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-7.188885E-017">
            <text:p>-7.189E-1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217532">
            <text:p>2.218E-01</text:p>
          </table:table-cell>
          <table:table-cell office:value-type="float" office:value="0.0238095">
            <text:p>2.381E-02</text:p>
          </table:table-cell>
          <table:table-cell office:value-type="float" office:value="0.0000001387227">
            <text:p>1.387E-07</text:p>
          </table:table-cell>
          <table:table-cell office:value-type="float" office:value="0.00000003856258">
            <text:p>3.856E-08</text:p>
          </table:table-cell>
          <table:table-cell office:value-type="float" office:value="2.820255E-015">
            <text:p>2.820E-15</text:p>
          </table:table-cell>
          <table:table-cell office:value-type="float" office:value="0.000000005950145">
            <text:p>5.950E-09</text:p>
          </table:table-cell>
          <table:table-cell office:value-type="float" office:value="3.55494E-017">
            <text:p>3.555E-1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-5.034155E-016">
            <text:p>-5.034E-1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5.937327E-016">
            <text:p>5.937E-1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235125">
            <text:p>2.235E-01</text:p>
          </table:table-cell>
          <table:table-cell office:value-type="float" office:value="0.02459102">
            <text:p>2.459E-02</text:p>
          </table:table-cell>
          <table:table-cell office:value-type="float" office:value="0.00000003386535">
            <text:p>3.387E-08</text:p>
          </table:table-cell>
          <table:table-cell office:value-type="float" office:value="0.000000007446242">
            <text:p>7.446E-09</text:p>
          </table:table-cell>
          <table:table-cell office:value-type="float" office:value="1.088588E-016">
            <text:p>1.089E-16</text:p>
          </table:table-cell>
          <table:table-cell office:value-type="float" office:value="0.0000000008897828">
            <text:p>8.898E-10</text:p>
          </table:table-cell>
          <table:table-cell office:value-type="float" office:value="4.617006E-017">
            <text:p>4.617E-1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-9.126115E-017">
            <text:p>-9.126E-1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-2.240722E-017">
            <text:p>-2.241E-1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8.708905E-016">
            <text:p>8.709E-1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4.987723E-017">
            <text:p>4.988E-1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1.376391E-016">
            <text:p>1.376E-1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-3.180667E-017">
            <text:p>-3.181E-1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-4.835424E-017">
            <text:p>-4.835E-1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2.968136E-017">
            <text:p>2.968E-1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5.157486E-018">
            <text:p>5.157E-1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1.119815E-016">
            <text:p>1.120E-1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8.890693E-016">
            <text:p>8.891E-1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-8.700718E-017">
            <text:p>-8.701E-1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3.373901E-017">
            <text:p>3.374E-1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-4.498505E-016">
            <text:p>-4.499E-1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237152">
            <text:p>2.237E-01</text:p>
          </table:table-cell>
          <table:table-cell office:value-type="float" office:value="0.02466434">
            <text:p>2.466E-02</text:p>
          </table:table-cell>
          <table:table-cell office:value-type="float" office:value="0.000000148994">
            <text:p>1.490E-07</text:p>
          </table:table-cell>
          <table:table-cell office:value-type="float" office:value="0.00000004024014">
            <text:p>4.024E-08</text:p>
          </table:table-cell>
          <table:table-cell office:value-type="float" office:value="3.114673E-015">
            <text:p>3.115E-15</text:p>
          </table:table-cell>
          <table:table-cell office:value-type="float" office:value="0.000000006318462">
            <text:p>6.318E-09</text:p>
          </table:table-cell>
          <table:table-cell office:value-type="float" office:value="8.485092E-017">
            <text:p>8.485E-1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-2.1771E-017">
            <text:p>-2.177E-1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-7.674325E-016">
            <text:p>-7.674E-1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-3.409484E-017">
            <text:p>-3.409E-1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6.349479E-017">
            <text:p>6.349E-1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-4.652016E-017">
            <text:p>-4.652E-1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-1.01899E-016">
            <text:p>-1.019E-1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1.686425E-016">
            <text:p>1.686E-1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-9.360458E-017">
            <text:p>-9.360E-1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1.762874E-017">
            <text:p>1.763E-1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230919">
            <text:p>2.231E-01</text:p>
          </table:table-cell>
          <table:table-cell office:value-type="float" office:value="0.02439846">
            <text:p>2.440E-02</text:p>
          </table:table-cell>
          <table:table-cell office:value-type="float" office:value="0.00000012975">
            <text:p>1.298E-07</text:p>
          </table:table-cell>
          <table:table-cell office:value-type="float" office:value="0.00000004233837">
            <text:p>4.234E-08</text:p>
          </table:table-cell>
          <table:table-cell office:value-type="float" office:value="3.136661E-015">
            <text:p>3.137E-15</text:p>
          </table:table-cell>
          <table:table-cell office:value-type="float" office:value="0.00000000661018">
            <text:p>6.610E-09</text:p>
          </table:table-cell>
          <table:table-cell office:value-type="float" office:value="9.211105E-017">
            <text:p>9.211E-1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1.317886E-017">
            <text:p>1.318E-1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-1.251496E-016">
            <text:p>-1.251E-1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4.953976E-017">
            <text:p>4.954E-1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-6.291614E-017">
            <text:p>-6.292E-1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4.828953E-017">
            <text:p>4.829E-1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-1.426715E-016">
            <text:p>-1.427E-1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5.127149E-017">
            <text:p>5.127E-1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1.523138E-016">
            <text:p>1.523E-1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-1.791676E-016">
            <text:p>-1.792E-1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226879">
            <text:p>2.227E-01</text:p>
          </table:table-cell>
          <table:table-cell office:value-type="float" office:value="0.02421092">
            <text:p>2.421E-02</text:p>
          </table:table-cell>
          <table:table-cell office:value-type="float" office:value="0.00000009274632">
            <text:p>9.275E-08</text:p>
          </table:table-cell>
          <table:table-cell office:value-type="float" office:value="0.00000002390798">
            <text:p>2.391E-08</text:p>
          </table:table-cell>
          <table:table-cell office:value-type="float" office:value="1.099661E-015">
            <text:p>1.100E-15</text:p>
          </table:table-cell>
          <table:table-cell office:value-type="float" office:value="0.000000003357905">
            <text:p>3.358E-09</text:p>
          </table:table-cell>
          <table:table-cell office:value-type="float" office:value="2.412075E-016">
            <text:p>2.412E-1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-1.895938E-017">
            <text:p>-1.896E-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25851">
            <text:p>2.259E-01</text:p>
          </table:table-cell>
          <table:table-cell office:value-type="float" office:value="0.02568363">
            <text:p>2.568E-02</text:p>
          </table:table-cell>
          <table:table-cell office:value-type="float" office:value="0.0000001611902">
            <text:p>1.612E-07</text:p>
          </table:table-cell>
          <table:table-cell office:value-type="float" office:value="0.0000000502206">
            <text:p>5.022E-08</text:p>
          </table:table-cell>
          <table:table-cell office:value-type="float" office:value="4.518478E-015">
            <text:p>4.518E-15</text:p>
          </table:table-cell>
          <table:table-cell office:value-type="float" office:value="0.000000008048411">
            <text:p>8.048E-09</text:p>
          </table:table-cell>
          <table:table-cell office:value-type="float" office:value="-5.416195E-030">
            <text:p>-5.416E-3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1.895938E-017">
            <text:p>1.896E-1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2269">
            <text:p>2.227E-01</text:p>
          </table:table-cell>
          <table:table-cell office:value-type="float" office:value="0.02421156">
            <text:p>2.421E-02</text:p>
          </table:table-cell>
          <table:table-cell office:value-type="float" office:value="0.0000002422539">
            <text:p>2.423E-07</text:p>
          </table:table-cell>
          <table:table-cell office:value-type="float" office:value="0.00000006329481">
            <text:p>6.329E-08</text:p>
          </table:table-cell>
          <table:table-cell office:value-type="float" office:value="7.742275E-015">
            <text:p>7.742E-15</text:p>
          </table:table-cell>
          <table:table-cell office:value-type="float" office:value="0.000000009364452">
            <text:p>9.364E-09</text:p>
          </table:table-cell>
          <table:table-cell office:value-type="float" office:value="1.219184E-015">
            <text:p>1.219E-1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1.791676E-016">
            <text:p>1.792E-1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-1.523138E-016">
            <text:p>-1.523E-1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-5.127149E-017">
            <text:p>-5.127E-1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1.426715E-016">
            <text:p>1.427E-1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-4.828953E-017">
            <text:p>-4.829E-1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6.291614E-017">
            <text:p>6.292E-1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-4.953976E-017">
            <text:p>-4.954E-1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1.251496E-016">
            <text:p>1.251E-1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-1.317886E-017">
            <text:p>-1.318E-1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228532">
            <text:p>2.229E-01</text:p>
          </table:table-cell>
          <table:table-cell office:value-type="float" office:value="0.02429232">
            <text:p>2.429E-02</text:p>
          </table:table-cell>
          <table:table-cell office:value-type="float" office:value="0.0000002060306">
            <text:p>2.060E-07</text:p>
          </table:table-cell>
          <table:table-cell office:value-type="float" office:value="0.00000005910444">
            <text:p>5.910E-08</text:p>
          </table:table-cell>
          <table:table-cell office:value-type="float" office:value="6.411749E-015">
            <text:p>6.412E-15</text:p>
          </table:table-cell>
          <table:table-cell office:value-type="float" office:value="0.000000008567587">
            <text:p>8.568E-09</text:p>
          </table:table-cell>
          <table:table-cell office:value-type="float" office:value="-1.195383E-015">
            <text:p>-1.195E-1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-1.762874E-017">
            <text:p>-1.763E-1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9.360458E-017">
            <text:p>9.360E-1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-1.686425E-016">
            <text:p>-1.686E-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1.01899E-016">
            <text:p>1.019E-1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4.652016E-017">
            <text:p>4.652E-1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-6.349479E-017">
            <text:p>-6.349E-1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3.409484E-017">
            <text:p>3.409E-1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7.674325E-016">
            <text:p>7.674E-1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2.1771E-017">
            <text:p>2.177E-1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237152">
            <text:p>2.237E-01</text:p>
          </table:table-cell>
          <table:table-cell office:value-type="float" office:value="0.02466434">
            <text:p>2.466E-02</text:p>
          </table:table-cell>
          <table:table-cell office:value-type="float" office:value="0.000000148994">
            <text:p>1.490E-07</text:p>
          </table:table-cell>
          <table:table-cell office:value-type="float" office:value="0.00000004024014">
            <text:p>4.024E-08</text:p>
          </table:table-cell>
          <table:table-cell office:value-type="float" office:value="3.114673E-015">
            <text:p>3.115E-15</text:p>
          </table:table-cell>
          <table:table-cell office:value-type="float" office:value="0.000000006318462">
            <text:p>6.318E-09</text:p>
          </table:table-cell>
          <table:table-cell office:value-type="float" office:value="-8.485092E-017">
            <text:p>-8.485E-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4.498505E-016">
            <text:p>4.499E-1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-3.373901E-017">
            <text:p>-3.374E-1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8.700718E-017">
            <text:p>8.701E-1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-8.890693E-016">
            <text:p>-8.891E-1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-1.119815E-016">
            <text:p>-1.120E-1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-5.157486E-018">
            <text:p>-5.157E-1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-2.968136E-017">
            <text:p>-2.968E-1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4.835424E-017">
            <text:p>4.835E-1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3.180667E-017">
            <text:p>3.181E-1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-1.376391E-016">
            <text:p>-1.376E-1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-4.987723E-017">
            <text:p>-4.988E-1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-8.708905E-016">
            <text:p>-8.709E-1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2.240722E-017">
            <text:p>2.241E-1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9.126115E-017">
            <text:p>9.126E-1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2235125">
            <text:p>2.235E-01</text:p>
          </table:table-cell>
          <table:table-cell office:value-type="float" office:value="0.02459102">
            <text:p>2.459E-02</text:p>
          </table:table-cell>
          <table:table-cell office:value-type="float" office:value="0.00000003386535">
            <text:p>3.387E-08</text:p>
          </table:table-cell>
          <table:table-cell office:value-type="float" office:value="0.000000007446242">
            <text:p>7.446E-09</text:p>
          </table:table-cell>
          <table:table-cell office:value-type="float" office:value="1.088588E-016">
            <text:p>1.089E-16</text:p>
          </table:table-cell>
          <table:table-cell office:value-type="float" office:value="0.0000000008897828">
            <text:p>8.898E-10</text:p>
          </table:table-cell>
          <table:table-cell office:value-type="float" office:value="-4.617006E-017">
            <text:p>-4.617E-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-5.937327E-016">
            <text:p>-5.937E-1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5.034155E-016">
            <text:p>5.034E-1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2217532">
            <text:p>2.218E-01</text:p>
          </table:table-cell>
          <table:table-cell office:value-type="float" office:value="0.0238095">
            <text:p>2.381E-02</text:p>
          </table:table-cell>
          <table:table-cell office:value-type="float" office:value="0.0000001387227">
            <text:p>1.387E-07</text:p>
          </table:table-cell>
          <table:table-cell office:value-type="float" office:value="0.00000003856258">
            <text:p>3.856E-08</text:p>
          </table:table-cell>
          <table:table-cell office:value-type="float" office:value="2.820255E-015">
            <text:p>2.820E-15</text:p>
          </table:table-cell>
          <table:table-cell office:value-type="float" office:value="0.000000005950145">
            <text:p>5.950E-09</text:p>
          </table:table-cell>
          <table:table-cell office:value-type="float" office:value="-3.55494E-017">
            <text:p>-3.555E-1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7.188885E-017">
            <text:p>7.189E-1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8.496589E-017">
            <text:p>8.497E-1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1.287094E-016">
            <text:p>1.287E-1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-4.330765E-016">
            <text:p>-4.331E-1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2221738">
            <text:p>2.222E-01</text:p>
          </table:table-cell>
          <table:table-cell office:value-type="float" office:value="0.02399346">
            <text:p>2.399E-02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2212055">
            <text:p>2.212E-01</text:p>
          </table:table-cell>
          <table:table-cell office:value-type="float" office:value="0.0235659">
            <text:p>2.357E-02</text:p>
          </table:table-cell>
          <table:table-cell office:value-type="float" office:value="0.0000001461037">
            <text:p>1.461E-07</text:p>
          </table:table-cell>
          <table:table-cell office:value-type="float" office:value="0.00000003876644">
            <text:p>3.877E-08</text:p>
          </table:table-cell>
          <table:table-cell office:value-type="float" office:value="2.885202E-015">
            <text:p>2.885E-15</text:p>
          </table:table-cell>
          <table:table-cell office:value-type="float" office:value="0.000000005656036">
            <text:p>5.656E-09</text:p>
          </table:table-cell>
          <table:table-cell office:value-type="float" office:value="4.330765E-016">
            <text:p>4.331E-1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2221938">
            <text:p>2.222E-01</text:p>
          </table:table-cell>
          <table:table-cell office:value-type="float" office:value="0.02401158">
            <text:p>2.401E-02</text:p>
          </table:table-cell>
          <table:table-cell office:value-type="float" office:value="0.000000136702">
            <text:p>1.367E-07</text:p>
          </table:table-cell>
          <table:table-cell office:value-type="float" office:value="0.00000003931177">
            <text:p>3.931E-08</text:p>
          </table:table-cell>
          <table:table-cell office:value-type="float" office:value="2.878975E-015">
            <text:p>2.879E-15</text:p>
          </table:table-cell>
          <table:table-cell office:value-type="float" office:value="0.000000006082071">
            <text:p>6.082E-09</text:p>
          </table:table-cell>
          <table:table-cell office:value-type="float" office:value="-1.287094E-016">
            <text:p>-1.287E-1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226544">
            <text:p>2.227E-01</text:p>
          </table:table-cell>
          <table:table-cell office:value-type="float" office:value="0.02421336">
            <text:p>2.421E-02</text:p>
          </table:table-cell>
          <table:table-cell office:value-type="float" office:value="0.0000001311313">
            <text:p>1.311E-07</text:p>
          </table:table-cell>
          <table:table-cell office:value-type="float" office:value="0.0000000398337">
            <text:p>3.983E-08</text:p>
          </table:table-cell>
          <table:table-cell office:value-type="float" office:value="2.877664E-015">
            <text:p>2.878E-15</text:p>
          </table:table-cell>
          <table:table-cell office:value-type="float" office:value="0.000000006194949">
            <text:p>6.195E-09</text:p>
          </table:table-cell>
          <table:table-cell office:value-type="float" office:value="-8.496589E-017">
            <text:p>-8.497E-1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2227187">
            <text:p>2.227E-01</text:p>
          </table:table-cell>
          <table:table-cell office:value-type="float" office:value="0.02421031">
            <text:p>2.421E-02</text:p>
          </table:table-cell>
          <table:table-cell office:value-type="float" office:value="0.0000001438758">
            <text:p>1.439E-07</text:p>
          </table:table-cell>
          <table:table-cell office:value-type="float" office:value="0.00000003963616">
            <text:p>3.964E-08</text:p>
          </table:table-cell>
          <table:table-cell office:value-type="float" office:value="2.992305E-015">
            <text:p>2.992E-15</text:p>
          </table:table-cell>
          <table:table-cell office:value-type="float" office:value="0.000000006166154">
            <text:p>6.166E-09</text:p>
          </table:table-cell>
          <table:table-cell office:value-type="float" office:value="-7.188885E-017">
            <text:p>-7.189E-1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216891">
            <text:p>2.217E-01</text:p>
          </table:table-cell>
          <table:table-cell office:value-type="float" office:value="0.02378297">
            <text:p>2.378E-02</text:p>
          </table:table-cell>
          <table:table-cell office:value-type="float" office:value="0.000000303757">
            <text:p>3.038E-07</text:p>
          </table:table-cell>
          <table:table-cell office:value-type="float" office:value="0.00000008642544">
            <text:p>8.643E-08</text:p>
          </table:table-cell>
          <table:table-cell office:value-type="float" office:value="0.00000000000001398321">
            <text:p>1.398E-14</text:p>
          </table:table-cell>
          <table:table-cell office:value-type="float" office:value="0.00000001325392">
            <text:p>1.325E-08</text:p>
          </table:table-cell>
          <table:table-cell office:value-type="float" office:value="7.469704E-016">
            <text:p>7.470E-1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222712">
            <text:p>2.227E-01</text:p>
          </table:table-cell>
          <table:table-cell office:value-type="float" office:value="0.02420691">
            <text:p>2.421E-02</text:p>
          </table:table-cell>
          <table:table-cell office:value-type="float" office:value="0.0000003078176">
            <text:p>3.078E-07</text:p>
          </table:table-cell>
          <table:table-cell office:value-type="float" office:value="0.00000008866356">
            <text:p>8.866E-08</text:p>
          </table:table-cell>
          <table:table-cell office:value-type="float" office:value="0.00000000000001463888">
            <text:p>1.464E-14</text:p>
          </table:table-cell>
          <table:table-cell office:value-type="float" office:value="0.00000001374524">
            <text:p>1.375E-08</text:p>
          </table:table-cell>
          <table:table-cell office:value-type="float" office:value="-5.034155E-016">
            <text:p>-5.034E-1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223079">
            <text:p>2.231E-01</text:p>
          </table:table-cell>
          <table:table-cell office:value-type="float" office:value="0.02438579">
            <text:p>2.439E-02</text:p>
          </table:table-cell>
          <table:table-cell office:value-type="float" office:value="0.0000003147797">
            <text:p>3.148E-07</text:p>
          </table:table-cell>
          <table:table-cell office:value-type="float" office:value="0.00000009266021">
            <text:p>9.266E-08</text:p>
          </table:table-cell>
          <table:table-cell office:value-type="float" office:value="0.00000000000001581384">
            <text:p>1.581E-14</text:p>
          </table:table-cell>
          <table:table-cell office:value-type="float" office:value="0.00000001442046">
            <text:p>1.442E-08</text:p>
          </table:table-cell>
          <table:table-cell office:value-type="float" office:value="5.937327E-016">
            <text:p>5.937E-1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236057">
            <text:p>2.236E-01</text:p>
          </table:table-cell>
          <table:table-cell office:value-type="float" office:value="0.02463301">
            <text:p>2.463E-02</text:p>
          </table:table-cell>
          <table:table-cell office:value-type="float" office:value="0.00000003688429">
            <text:p>3.688E-08</text:p>
          </table:table-cell>
          <table:table-cell office:value-type="float" office:value="0.00000001062313">
            <text:p>1.062E-08</text:p>
          </table:table-cell>
          <table:table-cell office:value-type="float" office:value="2.090753E-016">
            <text:p>2.091E-16</text:p>
          </table:table-cell>
          <table:table-cell office:value-type="float" office:value="0.000000001607022">
            <text:p>1.607E-09</text:p>
          </table:table-cell>
          <table:table-cell office:value-type="float" office:value="-2.248241E-017">
            <text:p>-2.248E-1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2233357">
            <text:p>2.233E-01</text:p>
          </table:table-cell>
          <table:table-cell office:value-type="float" office:value="0.02449464">
            <text:p>2.449E-02</text:p>
          </table:table-cell>
          <table:table-cell office:value-type="float" office:value="0.0000001370702">
            <text:p>1.371E-07</text:p>
          </table:table-cell>
          <table:table-cell office:value-type="float" office:value="0.00000004215731">
            <text:p>4.216E-08</text:p>
          </table:table-cell>
          <table:table-cell office:value-type="float" office:value="3.203353E-015">
            <text:p>3.203E-15</text:p>
          </table:table-cell>
          <table:table-cell office:value-type="float" office:value="0.000000006597462">
            <text:p>6.597E-09</text:p>
          </table:table-cell>
          <table:table-cell office:value-type="float" office:value="-9.126115E-017">
            <text:p>-9.126E-1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2219943">
            <text:p>2.220E-01</text:p>
          </table:table-cell>
          <table:table-cell office:value-type="float" office:value="0.02391014">
            <text:p>2.391E-02</text:p>
          </table:table-cell>
          <table:table-cell office:value-type="float" office:value="0.0000001324752">
            <text:p>1.325E-07</text:p>
          </table:table-cell>
          <table:table-cell office:value-type="float" office:value="0.00000004064184">
            <text:p>4.064E-08</text:p>
          </table:table-cell>
          <table:table-cell office:value-type="float" office:value="2.982052E-015">
            <text:p>2.982E-15</text:p>
          </table:table-cell>
          <table:table-cell office:value-type="float" office:value="0.000000006284281">
            <text:p>6.284E-09</text:p>
          </table:table-cell>
          <table:table-cell office:value-type="float" office:value="-2.240722E-017">
            <text:p>-2.241E-1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2239055">
            <text:p>2.239E-01</text:p>
          </table:table-cell>
          <table:table-cell office:value-type="float" office:value="0.02476588">
            <text:p>2.477E-02</text:p>
          </table:table-cell>
          <table:table-cell office:value-type="float" office:value="0.0000003109016">
            <text:p>3.109E-07</text:p>
          </table:table-cell>
          <table:table-cell office:value-type="float" office:value="0.00000009535115">
            <text:p>9.535E-08</text:p>
          </table:table-cell>
          <table:table-cell office:value-type="float" office:value="0.00000000000001639413">
            <text:p>1.639E-14</text:p>
          </table:table-cell>
          <table:table-cell office:value-type="float" office:value="0.00000001492266">
            <text:p>1.492E-08</text:p>
          </table:table-cell>
          <table:table-cell office:value-type="float" office:value="8.708905E-016">
            <text:p>8.709E-1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2243152">
            <text:p>2.243E-01</text:p>
          </table:table-cell>
          <table:table-cell office:value-type="float" office:value="0.02493478">
            <text:p>2.493E-02</text:p>
          </table:table-cell>
          <table:table-cell office:value-type="float" office:value="0.0000001427119">
            <text:p>1.427E-07</text:p>
          </table:table-cell>
          <table:table-cell office:value-type="float" office:value="0.00000004178088">
            <text:p>4.178E-08</text:p>
          </table:table-cell>
          <table:table-cell office:value-type="float" office:value="3.225853E-015">
            <text:p>3.226E-15</text:p>
          </table:table-cell>
          <table:table-cell office:value-type="float" office:value="0.000000006594277">
            <text:p>6.594E-09</text:p>
          </table:table-cell>
          <table:table-cell office:value-type="float" office:value="4.987723E-017">
            <text:p>4.988E-1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230388">
            <text:p>2.230E-01</text:p>
          </table:table-cell>
          <table:table-cell office:value-type="float" office:value="0.02437484">
            <text:p>2.437E-02</text:p>
          </table:table-cell>
          <table:table-cell office:value-type="float" office:value="0.0000001390903">
            <text:p>1.391E-07</text:p>
          </table:table-cell>
          <table:table-cell office:value-type="float" office:value="0.00000004037695">
            <text:p>4.038E-08</text:p>
          </table:table-cell>
          <table:table-cell office:value-type="float" office:value="3.022727E-015">
            <text:p>3.023E-15</text:p>
          </table:table-cell>
          <table:table-cell office:value-type="float" office:value="0.000000006298701">
            <text:p>6.299E-09</text:p>
          </table:table-cell>
          <table:table-cell office:value-type="float" office:value="1.376391E-016">
            <text:p>1.376E-1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2237925">
            <text:p>2.238E-01</text:p>
          </table:table-cell>
          <table:table-cell office:value-type="float" office:value="0.02471979">
            <text:p>2.472E-02</text:p>
          </table:table-cell>
          <table:table-cell office:value-type="float" office:value="0.0000000400963">
            <text:p>4.010E-08</text:p>
          </table:table-cell>
          <table:table-cell office:value-type="float" office:value="0.00000001061828">
            <text:p>1.062E-08</text:p>
          </table:table-cell>
          <table:table-cell office:value-type="float" office:value="2.167744E-016">
            <text:p>2.168E-16</text:p>
          </table:table-cell>
          <table:table-cell office:value-type="float" office:value="0.00000000161639">
            <text:p>1.616E-09</text:p>
          </table:table-cell>
          <table:table-cell office:value-type="float" office:value="-3.180667E-017">
            <text:p>-3.181E-1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2241258">
            <text:p>2.241E-01</text:p>
          </table:table-cell>
          <table:table-cell office:value-type="float" office:value="0.02485663">
            <text:p>2.486E-02</text:p>
          </table:table-cell>
          <table:table-cell office:value-type="float" office:value="0.0000001339484">
            <text:p>1.339E-07</text:p>
          </table:table-cell>
          <table:table-cell office:value-type="float" office:value="0.00000004334472">
            <text:p>4.334E-08</text:p>
          </table:table-cell>
          <table:table-cell office:value-type="float" office:value="3.302375E-015">
            <text:p>3.302E-15</text:p>
          </table:table-cell>
          <table:table-cell office:value-type="float" office:value="0.000000006833713">
            <text:p>6.834E-09</text:p>
          </table:table-cell>
          <table:table-cell office:value-type="float" office:value="-4.835424E-017">
            <text:p>-4.835E-1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2243752">
            <text:p>2.244E-01</text:p>
          </table:table-cell>
          <table:table-cell office:value-type="float" office:value="0.02494411">
            <text:p>2.494E-02</text:p>
          </table:table-cell>
          <table:table-cell office:value-type="float" office:value="0.0000001350975">
            <text:p>1.351E-07</text:p>
          </table:table-cell>
          <table:table-cell office:value-type="float" office:value="0.00000004363839">
            <text:p>4.364E-08</text:p>
          </table:table-cell>
          <table:table-cell office:value-type="float" office:value="3.3505E-015">
            <text:p>3.351E-15</text:p>
          </table:table-cell>
          <table:table-cell office:value-type="float" office:value="0.000000006891901">
            <text:p>6.892E-09</text:p>
          </table:table-cell>
          <table:table-cell office:value-type="float" office:value="2.968136E-017">
            <text:p>2.968E-1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2232552">
            <text:p>2.233E-01</text:p>
          </table:table-cell>
          <table:table-cell office:value-type="float" office:value="0.02445523">
            <text:p>2.446E-02</text:p>
          </table:table-cell>
          <table:table-cell office:value-type="float" office:value="0.0000001449031">
            <text:p>1.449E-07</text:p>
          </table:table-cell>
          <table:table-cell office:value-type="float" office:value="0.00000004113194">
            <text:p>4.113E-08</text:p>
          </table:table-cell>
          <table:table-cell office:value-type="float" office:value="3.175463E-015">
            <text:p>3.175E-15</text:p>
          </table:table-cell>
          <table:table-cell office:value-type="float" office:value="0.000000006432206">
            <text:p>6.432E-09</text:p>
          </table:table-cell>
          <table:table-cell office:value-type="float" office:value="5.157486E-018">
            <text:p>5.157E-1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229208">
            <text:p>2.229E-01</text:p>
          </table:table-cell>
          <table:table-cell office:value-type="float" office:value="0.02430057">
            <text:p>2.430E-02</text:p>
          </table:table-cell>
          <table:table-cell office:value-type="float" office:value="0.0000001377682">
            <text:p>1.378E-07</text:p>
          </table:table-cell>
          <table:table-cell office:value-type="float" office:value="0.00000003981818">
            <text:p>3.982E-08</text:p>
          </table:table-cell>
          <table:table-cell office:value-type="float" office:value="2.947021E-015">
            <text:p>2.947E-15</text:p>
          </table:table-cell>
          <table:table-cell office:value-type="float" office:value="0.000000006199817">
            <text:p>6.200E-09</text:p>
          </table:table-cell>
          <table:table-cell office:value-type="float" office:value="1.119815E-016">
            <text:p>1.120E-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2231033">
            <text:p>2.231E-01</text:p>
          </table:table-cell>
          <table:table-cell office:value-type="float" office:value="0.02436979">
            <text:p>2.437E-02</text:p>
          </table:table-cell>
          <table:table-cell office:value-type="float" office:value="0.0000003040258">
            <text:p>3.040E-07</text:p>
          </table:table-cell>
          <table:table-cell office:value-type="float" office:value="0.0000000933903">
            <text:p>9.339E-08</text:p>
          </table:table-cell>
          <table:table-cell office:value-type="float" office:value="0.00000000000001571136">
            <text:p>1.571E-14</text:p>
          </table:table-cell>
          <table:table-cell office:value-type="float" office:value="0.00000001449555">
            <text:p>1.450E-08</text:p>
          </table:table-cell>
          <table:table-cell office:value-type="float" office:value="8.890693E-016">
            <text:p>8.891E-1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2236135">
            <text:p>2.236E-01</text:p>
          </table:table-cell>
          <table:table-cell office:value-type="float" office:value="0.02463249">
            <text:p>2.463E-02</text:p>
          </table:table-cell>
          <table:table-cell office:value-type="float" office:value="0.000000140001">
            <text:p>1.400E-07</text:p>
          </table:table-cell>
          <table:table-cell office:value-type="float" office:value="0.00000004273348">
            <text:p>4.273E-08</text:p>
          </table:table-cell>
          <table:table-cell office:value-type="float" office:value="3.304208E-015">
            <text:p>3.304E-15</text:p>
          </table:table-cell>
          <table:table-cell office:value-type="float" office:value="0.000000006705001">
            <text:p>6.705E-09</text:p>
          </table:table-cell>
          <table:table-cell office:value-type="float" office:value="-8.700718E-017">
            <text:p>-8.701E-1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2233823">
            <text:p>2.234E-01</text:p>
          </table:table-cell>
          <table:table-cell office:value-type="float" office:value="0.02451493">
            <text:p>2.451E-02</text:p>
          </table:table-cell>
          <table:table-cell office:value-type="float" office:value="0.0000001336108">
            <text:p>1.336E-07</text:p>
          </table:table-cell>
          <table:table-cell office:value-type="float" office:value="0.00000004135936">
            <text:p>4.136E-08</text:p>
          </table:table-cell>
          <table:table-cell office:value-type="float" office:value="3.074364E-015">
            <text:p>3.074E-15</text:p>
          </table:table-cell>
          <table:table-cell office:value-type="float" office:value="0.000000006474256">
            <text:p>6.474E-09</text:p>
          </table:table-cell>
          <table:table-cell office:value-type="float" office:value="3.373901E-017">
            <text:p>3.374E-1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2227762">
            <text:p>2.228E-01</text:p>
          </table:table-cell>
          <table:table-cell office:value-type="float" office:value="0.02423116">
            <text:p>2.423E-02</text:p>
          </table:table-cell>
          <table:table-cell office:value-type="float" office:value="0.0000003125348">
            <text:p>3.125E-07</text:p>
          </table:table-cell>
          <table:table-cell office:value-type="float" office:value="0.00000009052146">
            <text:p>9.052E-08</text:p>
          </table:table-cell>
          <table:table-cell office:value-type="float" office:value="0.00000000000001521903">
            <text:p>1.522E-14</text:p>
          </table:table-cell>
          <table:table-cell office:value-type="float" office:value="0.0000000140481">
            <text:p>1.405E-08</text:p>
          </table:table-cell>
          <table:table-cell office:value-type="float" office:value="-4.498505E-016">
            <text:p>-4.499E-1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237152">
            <text:p>2.237E-01</text:p>
          </table:table-cell>
          <table:table-cell office:value-type="float" office:value="0.02466434">
            <text:p>2.466E-02</text:p>
          </table:table-cell>
          <table:table-cell office:value-type="float" office:value="0.000000148994">
            <text:p>1.490E-07</text:p>
          </table:table-cell>
          <table:table-cell office:value-type="float" office:value="0.00000004024014">
            <text:p>4.024E-08</text:p>
          </table:table-cell>
          <table:table-cell office:value-type="float" office:value="3.114673E-015">
            <text:p>3.115E-15</text:p>
          </table:table-cell>
          <table:table-cell office:value-type="float" office:value="0.000000006318462">
            <text:p>6.318E-09</text:p>
          </table:table-cell>
          <table:table-cell office:value-type="float" office:value="8.485092E-017">
            <text:p>8.485E-1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236906">
            <text:p>2.237E-01</text:p>
          </table:table-cell>
          <table:table-cell office:value-type="float" office:value="0.02465221">
            <text:p>2.465E-02</text:p>
          </table:table-cell>
          <table:table-cell office:value-type="float" office:value="0.00000003678895">
            <text:p>3.679E-08</text:p>
          </table:table-cell>
          <table:table-cell office:value-type="float" office:value="0.0000000107034">
            <text:p>1.070E-08</text:p>
          </table:table-cell>
          <table:table-cell office:value-type="float" office:value="2.112748E-016">
            <text:p>2.113E-16</text:p>
          </table:table-cell>
          <table:table-cell office:value-type="float" office:value="0.000000001618642">
            <text:p>1.619E-09</text:p>
          </table:table-cell>
          <table:table-cell office:value-type="float" office:value="-2.1771E-017">
            <text:p>-2.177E-1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2230268">
            <text:p>2.230E-01</text:p>
          </table:table-cell>
          <table:table-cell office:value-type="float" office:value="0.02434807">
            <text:p>2.435E-02</text:p>
          </table:table-cell>
          <table:table-cell office:value-type="float" office:value="0.0000003031887">
            <text:p>3.032E-07</text:p>
          </table:table-cell>
          <table:table-cell office:value-type="float" office:value="0.00000009129601">
            <text:p>9.130E-08</text:p>
          </table:table-cell>
          <table:table-cell office:value-type="float" office:value="0.00000000000001516978">
            <text:p>1.517E-14</text:p>
          </table:table-cell>
          <table:table-cell office:value-type="float" office:value="0.0000000141749">
            <text:p>1.417E-08</text:p>
          </table:table-cell>
          <table:table-cell office:value-type="float" office:value="-7.674325E-016">
            <text:p>-7.674E-1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2223773">
            <text:p>2.224E-01</text:p>
          </table:table-cell>
          <table:table-cell office:value-type="float" office:value="0.02407035">
            <text:p>2.407E-02</text:p>
          </table:table-cell>
          <table:table-cell office:value-type="float" office:value="0.000000139148">
            <text:p>1.391E-07</text:p>
          </table:table-cell>
          <table:table-cell office:value-type="float" office:value="0.00000003912978">
            <text:p>3.913E-08</text:p>
          </table:table-cell>
          <table:table-cell office:value-type="float" office:value="2.887149E-015">
            <text:p>2.887E-15</text:p>
          </table:table-cell>
          <table:table-cell office:value-type="float" office:value="0.000000006070486">
            <text:p>6.070E-09</text:p>
          </table:table-cell>
          <table:table-cell office:value-type="float" office:value="-3.409484E-017">
            <text:p>-3.409E-1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2221963">
            <text:p>2.222E-01</text:p>
          </table:table-cell>
          <table:table-cell office:value-type="float" office:value="0.02400982">
            <text:p>2.401E-02</text:p>
          </table:table-cell>
          <table:table-cell office:value-type="float" office:value="0.0000001393675">
            <text:p>1.394E-07</text:p>
          </table:table-cell>
          <table:table-cell office:value-type="float" office:value="0.00000003893919">
            <text:p>3.894E-08</text:p>
          </table:table-cell>
          <table:table-cell office:value-type="float" office:value="2.867838E-015">
            <text:p>2.868E-15</text:p>
          </table:table-cell>
          <table:table-cell office:value-type="float" office:value="0.000000006033666">
            <text:p>6.034E-09</text:p>
          </table:table-cell>
          <table:table-cell office:value-type="float" office:value="6.349479E-017">
            <text:p>6.349E-1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233897">
            <text:p>2.234E-01</text:p>
          </table:table-cell>
          <table:table-cell office:value-type="float" office:value="0.02453381">
            <text:p>2.453E-02</text:p>
          </table:table-cell>
          <table:table-cell office:value-type="float" office:value="0.00000004130136">
            <text:p>4.130E-08</text:p>
          </table:table-cell>
          <table:table-cell office:value-type="float" office:value="0.00000000979035">
            <text:p>9.790E-09</text:p>
          </table:table-cell>
          <table:table-cell office:value-type="float" office:value="1.912947E-016">
            <text:p>1.913E-16</text:p>
          </table:table-cell>
          <table:table-cell office:value-type="float" office:value="0.000000001436412">
            <text:p>1.436E-09</text:p>
          </table:table-cell>
          <table:table-cell office:value-type="float" office:value="-4.652016E-017">
            <text:p>-4.652E-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2228682">
            <text:p>2.229E-01</text:p>
          </table:table-cell>
          <table:table-cell office:value-type="float" office:value="0.02428294">
            <text:p>2.428E-02</text:p>
          </table:table-cell>
          <table:table-cell office:value-type="float" office:value="0.0000001341215">
            <text:p>1.341E-07</text:p>
          </table:table-cell>
          <table:table-cell office:value-type="float" office:value="0.00000003953949">
            <text:p>3.954E-08</text:p>
          </table:table-cell>
          <table:table-cell office:value-type="float" office:value="2.877555E-015">
            <text:p>2.878E-15</text:p>
          </table:table-cell>
          <table:table-cell office:value-type="float" office:value="0.00000000615798">
            <text:p>6.158E-09</text:p>
          </table:table-cell>
          <table:table-cell office:value-type="float" office:value="-1.01899E-016">
            <text:p>-1.019E-1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231513">
            <text:p>2.232E-01</text:p>
          </table:table-cell>
          <table:table-cell office:value-type="float" office:value="0.02441342">
            <text:p>2.441E-02</text:p>
          </table:table-cell>
          <table:table-cell office:value-type="float" office:value="0.0000001335691">
            <text:p>1.336E-07</text:p>
          </table:table-cell>
          <table:table-cell office:value-type="float" office:value="0.00000004295376">
            <text:p>4.295E-08</text:p>
          </table:table-cell>
          <table:table-cell office:value-type="float" office:value="3.249156E-015">
            <text:p>3.249E-15</text:p>
          </table:table-cell>
          <table:table-cell office:value-type="float" office:value="0.000000006703469">
            <text:p>6.703E-09</text:p>
          </table:table-cell>
          <table:table-cell office:value-type="float" office:value="1.686425E-016">
            <text:p>1.686E-1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2230558">
            <text:p>2.231E-01</text:p>
          </table:table-cell>
          <table:table-cell office:value-type="float" office:value="0.02437196">
            <text:p>2.437E-02</text:p>
          </table:table-cell>
          <table:table-cell office:value-type="float" office:value="0.0000001499985">
            <text:p>1.500E-07</text:p>
          </table:table-cell>
          <table:table-cell office:value-type="float" office:value="0.0000000378105">
            <text:p>3.781E-08</text:p>
          </table:table-cell>
          <table:table-cell office:value-type="float" office:value="2.845951E-015">
            <text:p>2.846E-15</text:p>
          </table:table-cell>
          <table:table-cell office:value-type="float" office:value="0.000000005895459">
            <text:p>5.895E-09</text:p>
          </table:table-cell>
          <table:table-cell office:value-type="float" office:value="-9.360458E-017">
            <text:p>-9.360E-17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2226715">
            <text:p>2.227E-01</text:p>
          </table:table-cell>
          <table:table-cell office:value-type="float" office:value="0.02420543">
            <text:p>2.421E-02</text:p>
          </table:table-cell>
          <table:table-cell office:value-type="float" office:value="0.0000001290681">
            <text:p>1.291E-07</text:p>
          </table:table-cell>
          <table:table-cell office:value-type="float" office:value="0.00000004185123">
            <text:p>4.185E-08</text:p>
          </table:table-cell>
          <table:table-cell office:value-type="float" office:value="3.075847E-015">
            <text:p>3.076E-15</text:p>
          </table:table-cell>
          <table:table-cell office:value-type="float" office:value="0.000000006509391">
            <text:p>6.509E-09</text:p>
          </table:table-cell>
          <table:table-cell office:value-type="float" office:value="1.762874E-017">
            <text:p>1.763E-17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2230919">
            <text:p>2.231E-01</text:p>
          </table:table-cell>
          <table:table-cell office:value-type="float" office:value="0.02439846">
            <text:p>2.440E-02</text:p>
          </table:table-cell>
          <table:table-cell office:value-type="float" office:value="0.00000012975">
            <text:p>1.298E-07</text:p>
          </table:table-cell>
          <table:table-cell office:value-type="float" office:value="0.00000004233837">
            <text:p>4.234E-08</text:p>
          </table:table-cell>
          <table:table-cell office:value-type="float" office:value="3.136661E-015">
            <text:p>3.137E-15</text:p>
          </table:table-cell>
          <table:table-cell office:value-type="float" office:value="0.00000000661018">
            <text:p>6.610E-09</text:p>
          </table:table-cell>
          <table:table-cell office:value-type="float" office:value="9.211105E-017">
            <text:p>9.211E-1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2228462">
            <text:p>2.228E-01</text:p>
          </table:table-cell>
          <table:table-cell office:value-type="float" office:value="0.02425704">
            <text:p>2.426E-02</text:p>
          </table:table-cell>
          <table:table-cell office:value-type="float" office:value="0.0000001427362">
            <text:p>1.427E-07</text:p>
          </table:table-cell>
          <table:table-cell office:value-type="float" office:value="0.00000003991357">
            <text:p>3.991E-08</text:p>
          </table:table-cell>
          <table:table-cell office:value-type="float" office:value="3.012616E-015">
            <text:p>3.013E-15</text:p>
          </table:table-cell>
          <table:table-cell office:value-type="float" office:value="0.000000006216309">
            <text:p>6.216E-09</text:p>
          </table:table-cell>
          <table:table-cell office:value-type="float" office:value="1.317886E-017">
            <text:p>1.318E-1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226274">
            <text:p>2.226E-01</text:p>
          </table:table-cell>
          <table:table-cell office:value-type="float" office:value="0.02418417">
            <text:p>2.418E-02</text:p>
          </table:table-cell>
          <table:table-cell office:value-type="float" office:value="0.0000001296119">
            <text:p>1.296E-07</text:p>
          </table:table-cell>
          <table:table-cell office:value-type="float" office:value="0.0000000427383">
            <text:p>4.274E-08</text:p>
          </table:table-cell>
          <table:table-cell office:value-type="float" office:value="3.178424E-015">
            <text:p>3.178E-15</text:p>
          </table:table-cell>
          <table:table-cell office:value-type="float" office:value="0.000000006639862">
            <text:p>6.640E-09</text:p>
          </table:table-cell>
          <table:table-cell office:value-type="float" office:value="-1.251496E-016">
            <text:p>-1.251E-1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2236635">
            <text:p>2.237E-01</text:p>
          </table:table-cell>
          <table:table-cell office:value-type="float" office:value="0.02465922">
            <text:p>2.466E-02</text:p>
          </table:table-cell>
          <table:table-cell office:value-type="float" office:value="0.0000001278454">
            <text:p>1.278E-07</text:p>
          </table:table-cell>
          <table:table-cell office:value-type="float" office:value="0.00000004189625">
            <text:p>4.190E-08</text:p>
          </table:table-cell>
          <table:table-cell office:value-type="float" office:value="3.065834E-015">
            <text:p>3.066E-15</text:p>
          </table:table-cell>
          <table:table-cell office:value-type="float" office:value="0.000000006578096">
            <text:p>6.578E-09</text:p>
          </table:table-cell>
          <table:table-cell office:value-type="float" office:value="4.953976E-017">
            <text:p>4.954E-1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2232332">
            <text:p>2.232E-01</text:p>
          </table:table-cell>
          <table:table-cell office:value-type="float" office:value="0.0244706">
            <text:p>2.447E-02</text:p>
          </table:table-cell>
          <table:table-cell office:value-type="float" office:value="0.000000142095">
            <text:p>1.421E-07</text:p>
          </table:table-cell>
          <table:table-cell office:value-type="float" office:value="0.00000003916942">
            <text:p>3.917E-08</text:p>
          </table:table-cell>
          <table:table-cell office:value-type="float" office:value="2.921524E-015">
            <text:p>2.922E-15</text:p>
          </table:table-cell>
          <table:table-cell office:value-type="float" office:value="0.000000006126579">
            <text:p>6.127E-09</text:p>
          </table:table-cell>
          <table:table-cell office:value-type="float" office:value="-6.291614E-017">
            <text:p>-6.292E-1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29021">
            <text:p>2.229E-01</text:p>
          </table:table-cell>
          <table:table-cell office:value-type="float" office:value="0.02431996">
            <text:p>2.432E-02</text:p>
          </table:table-cell>
          <table:table-cell office:value-type="float" office:value="0.0000001411011">
            <text:p>1.411E-07</text:p>
          </table:table-cell>
          <table:table-cell office:value-type="float" office:value="0.00000003878368">
            <text:p>3.878E-08</text:p>
          </table:table-cell>
          <table:table-cell office:value-type="float" office:value="2.868648E-015">
            <text:p>2.869E-15</text:p>
          </table:table-cell>
          <table:table-cell office:value-type="float" office:value="0.00000000604823">
            <text:p>6.048E-09</text:p>
          </table:table-cell>
          <table:table-cell office:value-type="float" office:value="4.828953E-017">
            <text:p>4.829E-1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2230364">
            <text:p>2.230E-01</text:p>
          </table:table-cell>
          <table:table-cell office:value-type="float" office:value="0.02434122">
            <text:p>2.434E-02</text:p>
          </table:table-cell>
          <table:table-cell office:value-type="float" office:value="0.0000001408768">
            <text:p>1.409E-07</text:p>
          </table:table-cell>
          <table:table-cell office:value-type="float" office:value="0.00000004219131">
            <text:p>4.219E-08</text:p>
          </table:table-cell>
          <table:table-cell office:value-type="float" office:value="3.249646E-015">
            <text:p>3.250E-15</text:p>
          </table:table-cell>
          <table:table-cell office:value-type="float" office:value="0.000000006580642">
            <text:p>6.581E-09</text:p>
          </table:table-cell>
          <table:table-cell office:value-type="float" office:value="-1.426715E-016">
            <text:p>-1.427E-1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237378">
            <text:p>2.237E-01</text:p>
          </table:table-cell>
          <table:table-cell office:value-type="float" office:value="0.02466612">
            <text:p>2.467E-02</text:p>
          </table:table-cell>
          <table:table-cell office:value-type="float" office:value="0.0000001389913">
            <text:p>1.390E-07</text:p>
          </table:table-cell>
          <table:table-cell office:value-type="float" office:value="0.00000004069107">
            <text:p>4.069E-08</text:p>
          </table:table-cell>
          <table:table-cell office:value-type="float" office:value="3.059718E-015">
            <text:p>3.060E-15</text:p>
          </table:table-cell>
          <table:table-cell office:value-type="float" office:value="0.000000006385184">
            <text:p>6.385E-09</text:p>
          </table:table-cell>
          <table:table-cell office:value-type="float" office:value="5.127149E-017">
            <text:p>5.127E-1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224403">
            <text:p>2.224E-01</text:p>
          </table:table-cell>
          <table:table-cell office:value-type="float" office:value="0.0241095">
            <text:p>2.411E-02</text:p>
          </table:table-cell>
          <table:table-cell office:value-type="float" office:value="0.0000001368367">
            <text:p>1.368E-07</text:p>
          </table:table-cell>
          <table:table-cell office:value-type="float" office:value="0.00000003932482">
            <text:p>3.932E-08</text:p>
          </table:table-cell>
          <table:table-cell office:value-type="float" office:value="2.880681E-015">
            <text:p>2.881E-15</text:p>
          </table:table-cell>
          <table:table-cell office:value-type="float" office:value="0.000000006097401">
            <text:p>6.097E-09</text:p>
          </table:table-cell>
          <table:table-cell office:value-type="float" office:value="1.523138E-016">
            <text:p>1.523E-1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2226481">
            <text:p>2.226E-01</text:p>
          </table:table-cell>
          <table:table-cell office:value-type="float" office:value="0.02418998">
            <text:p>2.419E-02</text:p>
          </table:table-cell>
          <table:table-cell office:value-type="float" office:value="0.0000001369709">
            <text:p>1.370E-07</text:p>
          </table:table-cell>
          <table:table-cell office:value-type="float" office:value="0.00000003982368">
            <text:p>3.982E-08</text:p>
          </table:table-cell>
          <table:table-cell office:value-type="float" office:value="2.935749E-015">
            <text:p>2.936E-15</text:p>
          </table:table-cell>
          <table:table-cell office:value-type="float" office:value="0.000000006188641">
            <text:p>6.189E-09</text:p>
          </table:table-cell>
          <table:table-cell office:value-type="float" office:value="-1.791676E-016">
            <text:p>-1.792E-1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225072">
            <text:p>2.225E-01</text:p>
          </table:table-cell>
          <table:table-cell office:value-type="float" office:value="0.02412923">
            <text:p>2.413E-02</text:p>
          </table:table-cell>
          <table:table-cell office:value-type="float" office:value="0.0000001375187">
            <text:p>1.375E-07</text:p>
          </table:table-cell>
          <table:table-cell office:value-type="float" office:value="0.00000003966459">
            <text:p>3.966E-08</text:p>
          </table:table-cell>
          <table:table-cell office:value-type="float" office:value="2.929229E-015">
            <text:p>2.929E-15</text:p>
          </table:table-cell>
          <table:table-cell office:value-type="float" office:value="0.000000006159159">
            <text:p>6.159E-09</text:p>
          </table:table-cell>
          <table:table-cell office:value-type="float" office:value="-3.552228E-017">
            <text:p>-3.552E-1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22856">
            <text:p>2.229E-01</text:p>
          </table:table-cell>
          <table:table-cell office:value-type="float" office:value="0.02428058">
            <text:p>2.428E-02</text:p>
          </table:table-cell>
          <table:table-cell office:value-type="float" office:value="0.0000001377165">
            <text:p>1.377E-07</text:p>
          </table:table-cell>
          <table:table-cell office:value-type="float" office:value="0.00000004003378">
            <text:p>4.003E-08</text:p>
          </table:table-cell>
          <table:table-cell office:value-type="float" office:value="2.972515E-015">
            <text:p>2.973E-15</text:p>
          </table:table-cell>
          <table:table-cell office:value-type="float" office:value="0.000000006236252">
            <text:p>6.236E-09</text:p>
          </table:table-cell>
          <table:table-cell office:value-type="float" office:value="-1.895938E-017">
            <text:p>-1.896E-17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28_92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2787797">
            <text:p>2.788E-01</text:p>
          </table:table-cell>
          <table:table-cell office:value-type="float" office:value="0.05239178">
            <text:p>5.239E-02</text:p>
          </table:table-cell>
          <table:table-cell office:value-type="float" office:value="0.00000007591368">
            <text:p>7.591E-08</text:p>
          </table:table-cell>
          <table:table-cell office:value-type="float" office:value="0.00000003650633">
            <text:p>3.651E-08</text:p>
          </table:table-cell>
          <table:table-cell office:value-type="float" office:value="1.921818E-015">
            <text:p>1.922E-15</text:p>
          </table:table-cell>
          <table:table-cell office:value-type="float" office:value="0.000000008356027">
            <text:p>8.356E-09</text:p>
          </table:table-cell>
          <table:table-cell office:value-type="float" office:value="-1.516672E-028">
            <text:p>-1.517E-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1.275967E-017">
            <text:p>1.276E-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-2.487318E-017">
            <text:p>-2.487E-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40431">
            <text:p>2.740E-01</text:p>
          </table:table-cell>
          <table:table-cell office:value-type="float" office:value="0.04973565">
            <text:p>4.974E-02</text:p>
          </table:table-cell>
          <table:table-cell office:value-type="float" office:value="0.00000006572083">
            <text:p>6.572E-08</text:p>
          </table:table-cell>
          <table:table-cell office:value-type="float" office:value="0.00000002995724">
            <text:p>2.996E-08</text:p>
          </table:table-cell>
          <table:table-cell office:value-type="float" office:value="1.329202E-015">
            <text:p>1.329E-15</text:p>
          </table:table-cell>
          <table:table-cell office:value-type="float" office:value="0.000000006680612">
            <text:p>6.681E-09</text:p>
          </table:table-cell>
          <table:table-cell office:value-type="float" office:value="1.037406E-017">
            <text:p>1.037E-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-2.890825E-017">
            <text:p>-2.891E-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-1.491823E-017">
            <text:p>-1.492E-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-2.08831E-017">
            <text:p>-2.088E-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-3.011315E-017">
            <text:p>-3.011E-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8.990186E-019">
            <text:p>8.990E-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-2.559237E-017">
            <text:p>-2.559E-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-1.635281E-016">
            <text:p>-1.635E-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5.89161E-018">
            <text:p>5.892E-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748921">
            <text:p>2.749E-01</text:p>
          </table:table-cell>
          <table:table-cell office:value-type="float" office:value="0.05020695">
            <text:p>5.021E-02</text:p>
          </table:table-cell>
          <table:table-cell office:value-type="float" office:value="0.00000005207174">
            <text:p>5.207E-08</text:p>
          </table:table-cell>
          <table:table-cell office:value-type="float" office:value="0.00000001074895">
            <text:p>1.075E-08</text:p>
          </table:table-cell>
          <table:table-cell office:value-type="float" office:value="2.001643E-016">
            <text:p>2.002E-16</text:p>
          </table:table-cell>
          <table:table-cell office:value-type="float" office:value="0.000000001152448">
            <text:p>1.152E-09</text:p>
          </table:table-cell>
          <table:table-cell office:value-type="float" office:value="1.568562E-016">
            <text:p>1.569E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-1.171016E-017">
            <text:p>-1.171E-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749458">
            <text:p>2.749E-01</text:p>
          </table:table-cell>
          <table:table-cell office:value-type="float" office:value="0.05023561">
            <text:p>5.024E-02</text:p>
          </table:table-cell>
          <table:table-cell office:value-type="float" office:value="0.00000009355945">
            <text:p>9.356E-08</text:p>
          </table:table-cell>
          <table:table-cell office:value-type="float" office:value="0.00000003452863">
            <text:p>3.453E-08</text:p>
          </table:table-cell>
          <table:table-cell office:value-type="float" office:value="1.946938E-015">
            <text:p>1.947E-15</text:p>
          </table:table-cell>
          <table:table-cell office:value-type="float" office:value="0.000000007376789">
            <text:p>7.377E-09</text:p>
          </table:table-cell>
          <table:table-cell office:value-type="float" office:value="2.467647E-016">
            <text:p>2.468E-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-2.288445E-016">
            <text:p>-2.288E-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738527">
            <text:p>2.739E-01</text:p>
          </table:table-cell>
          <table:table-cell office:value-type="float" office:value="0.04962428">
            <text:p>4.962E-02</text:p>
          </table:table-cell>
          <table:table-cell office:value-type="float" office:value="0.0000002343333">
            <text:p>2.343E-07</text:p>
          </table:table-cell>
          <table:table-cell office:value-type="float" office:value="0.0000001011643">
            <text:p>1.012E-07</text:p>
          </table:table-cell>
          <table:table-cell office:value-type="float" office:value="0.00000000000001550977">
            <text:p>1.551E-14</text:p>
          </table:table-cell>
          <table:table-cell office:value-type="float" office:value="0.00000002158572">
            <text:p>2.159E-08</text:p>
          </table:table-cell>
          <table:table-cell office:value-type="float" office:value="-1.435497E-015">
            <text:p>-1.435E-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74908">
            <text:p>2.749E-01</text:p>
          </table:table-cell>
          <table:table-cell office:value-type="float" office:value="0.05020449">
            <text:p>5.020E-02</text:p>
          </table:table-cell>
          <table:table-cell office:value-type="float" office:value="0.0000001337938">
            <text:p>1.338E-07</text:p>
          </table:table-cell>
          <table:table-cell office:value-type="float" office:value="0.0000000563945">
            <text:p>5.639E-08</text:p>
          </table:table-cell>
          <table:table-cell office:value-type="float" office:value="4.877312E-015">
            <text:p>4.877E-15</text:p>
          </table:table-cell>
          <table:table-cell office:value-type="float" office:value="0.00000001223524">
            <text:p>1.224E-08</text:p>
          </table:table-cell>
          <table:table-cell office:value-type="float" office:value="-4.563293E-016">
            <text:p>-4.563E-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5.065623E-017">
            <text:p>5.066E-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748682">
            <text:p>2.749E-01</text:p>
          </table:table-cell>
          <table:table-cell office:value-type="float" office:value="0.05018045">
            <text:p>5.018E-02</text:p>
          </table:table-cell>
          <table:table-cell office:value-type="float" office:value="0.00000008146528">
            <text:p>8.147E-08</text:p>
          </table:table-cell>
          <table:table-cell office:value-type="float" office:value="0.00000003728766">
            <text:p>3.729E-08</text:p>
          </table:table-cell>
          <table:table-cell office:value-type="float" office:value="2.055031E-015">
            <text:p>2.055E-15</text:p>
          </table:table-cell>
          <table:table-cell office:value-type="float" office:value="0.000000008351166">
            <text:p>8.351E-09</text:p>
          </table:table-cell>
          <table:table-cell office:value-type="float" office:value="1.74117E-017">
            <text:p>1.741E-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9.0756E-016">
            <text:p>9.076E-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-2.464826E-016">
            <text:p>-2.465E-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-7.867761E-016">
            <text:p>-7.868E-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7.781302E-019">
            <text:p>7.781E-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-1.290797E-015">
            <text:p>-1.291E-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739655">
            <text:p>2.740E-01</text:p>
          </table:table-cell>
          <table:table-cell office:value-type="float" office:value="0.04969268">
            <text:p>4.969E-02</text:p>
          </table:table-cell>
          <table:table-cell office:value-type="float" office:value="0.00000007514983">
            <text:p>7.515E-08</text:p>
          </table:table-cell>
          <table:table-cell office:value-type="float" office:value="0.00000001981025">
            <text:p>1.981E-08</text:p>
          </table:table-cell>
          <table:table-cell office:value-type="float" office:value="6.899468E-016">
            <text:p>6.899E-16</text:p>
          </table:table-cell>
          <table:table-cell office:value-type="float" office:value="0.000000002899154">
            <text:p>2.899E-09</text:p>
          </table:table-cell>
          <table:table-cell office:value-type="float" office:value="-3.28972E-016">
            <text:p>-3.290E-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1.284147E-017">
            <text:p>1.284E-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752919">
            <text:p>2.753E-01</text:p>
          </table:table-cell>
          <table:table-cell office:value-type="float" office:value="0.05042111">
            <text:p>5.042E-02</text:p>
          </table:table-cell>
          <table:table-cell office:value-type="float" office:value="0.00000006218621">
            <text:p>6.219E-08</text:p>
          </table:table-cell>
          <table:table-cell office:value-type="float" office:value="0.00000001342879">
            <text:p>1.343E-08</text:p>
          </table:table-cell>
          <table:table-cell office:value-type="float" office:value="3.053066E-016">
            <text:p>3.053E-16</text:p>
          </table:table-cell>
          <table:table-cell office:value-type="float" office:value="0.000000001380639">
            <text:p>1.381E-09</text:p>
          </table:table-cell>
          <table:table-cell office:value-type="float" office:value="-2.395432E-016">
            <text:p>-2.395E-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4.665209E-017">
            <text:p>4.665E-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2.353275E-016">
            <text:p>2.353E-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-1.595448E-016">
            <text:p>-1.595E-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1.864698E-016">
            <text:p>1.865E-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-5.785847E-017">
            <text:p>-5.786E-1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5.646438E-016">
            <text:p>5.646E-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740786">
            <text:p>2.741E-01</text:p>
          </table:table-cell>
          <table:table-cell office:value-type="float" office:value="0.04973821">
            <text:p>4.974E-02</text:p>
          </table:table-cell>
          <table:table-cell office:value-type="float" office:value="0.00000004078912">
            <text:p>4.079E-08</text:p>
          </table:table-cell>
          <table:table-cell office:value-type="float" office:value="0.00000001746087">
            <text:p>1.746E-08</text:p>
          </table:table-cell>
          <table:table-cell office:value-type="float" office:value="4.656787E-016">
            <text:p>4.657E-16</text:p>
          </table:table-cell>
          <table:table-cell office:value-type="float" office:value="0.000000003876739">
            <text:p>3.877E-09</text:p>
          </table:table-cell>
          <table:table-cell office:value-type="float" office:value="1.686888E-017">
            <text:p>1.687E-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7.382578E-016">
            <text:p>7.383E-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1.861146E-016">
            <text:p>1.861E-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1.275489E-015">
            <text:p>1.275E-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4.309391E-016">
            <text:p>4.309E-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9.845399E-017">
            <text:p>9.845E-1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-7.16719E-017">
            <text:p>-7.167E-1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-8.057732E-016">
            <text:p>-8.058E-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-1.495283E-017">
            <text:p>-1.495E-1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3.357893E-017">
            <text:p>3.358E-1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3.488251E-016">
            <text:p>3.488E-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741425">
            <text:p>2.741E-01</text:p>
          </table:table-cell>
          <table:table-cell office:value-type="float" office:value="0.04976848">
            <text:p>4.977E-02</text:p>
          </table:table-cell>
          <table:table-cell office:value-type="float" office:value="0.00000007005096">
            <text:p>7.005E-08</text:p>
          </table:table-cell>
          <table:table-cell office:value-type="float" office:value="0.00000003087864">
            <text:p>3.088E-08</text:p>
          </table:table-cell>
          <table:table-cell office:value-type="float" office:value="1.436132E-015">
            <text:p>1.436E-15</text:p>
          </table:table-cell>
          <table:table-cell office:value-type="float" office:value="0.000000006888669">
            <text:p>6.889E-09</text:p>
          </table:table-cell>
          <table:table-cell office:value-type="float" office:value="1.761581E-029">
            <text:p>1.762E-2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-3.488251E-016">
            <text:p>-3.488E-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-3.357893E-017">
            <text:p>-3.358E-1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1.495283E-017">
            <text:p>1.495E-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8.057732E-016">
            <text:p>8.058E-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7.16719E-017">
            <text:p>7.167E-1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-9.845399E-017">
            <text:p>-9.845E-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-4.309391E-016">
            <text:p>-4.309E-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-1.275489E-015">
            <text:p>-1.275E-1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-1.861146E-016">
            <text:p>-1.861E-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-7.382578E-016">
            <text:p>-7.383E-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74079">
            <text:p>2.741E-01</text:p>
          </table:table-cell>
          <table:table-cell office:value-type="float" office:value="0.04973841">
            <text:p>4.974E-02</text:p>
          </table:table-cell>
          <table:table-cell office:value-type="float" office:value="0.00000007469816">
            <text:p>7.470E-08</text:p>
          </table:table-cell>
          <table:table-cell office:value-type="float" office:value="0.00000001849799">
            <text:p>1.850E-08</text:p>
          </table:table-cell>
          <table:table-cell office:value-type="float" office:value="6.003579E-016">
            <text:p>6.004E-16</text:p>
          </table:table-cell>
          <table:table-cell office:value-type="float" office:value="0.000000002556387">
            <text:p>2.556E-09</text:p>
          </table:table-cell>
          <table:table-cell office:value-type="float" office:value="3.352264E-016">
            <text:p>3.352E-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-5.646438E-016">
            <text:p>-5.646E-1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5.785847E-017">
            <text:p>5.786E-1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-1.864698E-016">
            <text:p>-1.865E-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1.595448E-016">
            <text:p>1.595E-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-2.353275E-016">
            <text:p>-2.353E-1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-4.665209E-017">
            <text:p>-4.665E-1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752919">
            <text:p>2.753E-01</text:p>
          </table:table-cell>
          <table:table-cell office:value-type="float" office:value="0.05042111">
            <text:p>5.042E-02</text:p>
          </table:table-cell>
          <table:table-cell office:value-type="float" office:value="0.00000006218621">
            <text:p>6.219E-08</text:p>
          </table:table-cell>
          <table:table-cell office:value-type="float" office:value="0.00000001342879">
            <text:p>1.343E-08</text:p>
          </table:table-cell>
          <table:table-cell office:value-type="float" office:value="3.053066E-016">
            <text:p>3.053E-16</text:p>
          </table:table-cell>
          <table:table-cell office:value-type="float" office:value="0.000000001380639">
            <text:p>1.381E-09</text:p>
          </table:table-cell>
          <table:table-cell office:value-type="float" office:value="2.395432E-016">
            <text:p>2.395E-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-1.284147E-017">
            <text:p>-1.284E-1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739652">
            <text:p>2.740E-01</text:p>
          </table:table-cell>
          <table:table-cell office:value-type="float" office:value="0.04969256">
            <text:p>4.969E-02</text:p>
          </table:table-cell>
          <table:table-cell office:value-type="float" office:value="0.0000001065262">
            <text:p>1.065E-07</text:p>
          </table:table-cell>
          <table:table-cell office:value-type="float" office:value="0.0000000508859">
            <text:p>5.089E-08</text:p>
          </table:table-cell>
          <table:table-cell office:value-type="float" office:value="3.746427E-015">
            <text:p>3.746E-15</text:p>
          </table:table-cell>
          <table:table-cell office:value-type="float" office:value="0.00000001133869">
            <text:p>1.134E-08</text:p>
          </table:table-cell>
          <table:table-cell office:value-type="float" office:value="2.131445E-017">
            <text:p>2.131E-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1.290797E-015">
            <text:p>1.291E-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-7.781302E-019">
            <text:p>-7.781E-1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7.867761E-016">
            <text:p>7.868E-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2.464826E-016">
            <text:p>2.465E-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-9.0756E-016">
            <text:p>-9.076E-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74942">
            <text:p>2.749E-01</text:p>
          </table:table-cell>
          <table:table-cell office:value-type="float" office:value="0.05021981">
            <text:p>5.022E-02</text:p>
          </table:table-cell>
          <table:table-cell office:value-type="float" office:value="0.00000007584281">
            <text:p>7.584E-08</text:p>
          </table:table-cell>
          <table:table-cell office:value-type="float" office:value="0.00000003050621">
            <text:p>3.051E-08</text:p>
          </table:table-cell>
          <table:table-cell office:value-type="float" office:value="1.449743E-015">
            <text:p>1.450E-15</text:p>
          </table:table-cell>
          <table:table-cell office:value-type="float" office:value="0.000000006305651">
            <text:p>6.306E-09</text:p>
          </table:table-cell>
          <table:table-cell office:value-type="float" office:value="-2.267555E-016">
            <text:p>-2.268E-1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-5.065623E-017">
            <text:p>-5.066E-1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747207">
            <text:p>2.747E-01</text:p>
          </table:table-cell>
          <table:table-cell office:value-type="float" office:value="0.05010119">
            <text:p>5.010E-02</text:p>
          </table:table-cell>
          <table:table-cell office:value-type="float" office:value="0.00000007838853">
            <text:p>7.839E-08</text:p>
          </table:table-cell>
          <table:table-cell office:value-type="float" office:value="0.00000003493937">
            <text:p>3.494E-08</text:p>
          </table:table-cell>
          <table:table-cell office:value-type="float" office:value="1.828405E-015">
            <text:p>1.828E-15</text:p>
          </table:table-cell>
          <table:table-cell office:value-type="float" office:value="0.000000007818491">
            <text:p>7.818E-09</text:p>
          </table:table-cell>
          <table:table-cell office:value-type="float" office:value="2.020546E-017">
            <text:p>2.021E-1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738531">
            <text:p>2.739E-01</text:p>
          </table:table-cell>
          <table:table-cell office:value-type="float" office:value="0.0496245">
            <text:p>4.962E-02</text:p>
          </table:table-cell>
          <table:table-cell office:value-type="float" office:value="0.00000006047784">
            <text:p>6.048E-08</text:p>
          </table:table-cell>
          <table:table-cell office:value-type="float" office:value="0.00000003045663">
            <text:p>3.046E-08</text:p>
          </table:table-cell>
          <table:table-cell office:value-type="float" office:value="1.306974E-015">
            <text:p>1.307E-15</text:p>
          </table:table-cell>
          <table:table-cell office:value-type="float" office:value="0.000000006783065">
            <text:p>6.783E-09</text:p>
          </table:table-cell>
          <table:table-cell office:value-type="float" office:value="2.06247E-017">
            <text:p>2.062E-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2.288445E-016">
            <text:p>2.288E-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749458">
            <text:p>2.749E-01</text:p>
          </table:table-cell>
          <table:table-cell office:value-type="float" office:value="0.05023561">
            <text:p>5.024E-02</text:p>
          </table:table-cell>
          <table:table-cell office:value-type="float" office:value="0.00000009355945">
            <text:p>9.356E-08</text:p>
          </table:table-cell>
          <table:table-cell office:value-type="float" office:value="0.00000003452863">
            <text:p>3.453E-08</text:p>
          </table:table-cell>
          <table:table-cell office:value-type="float" office:value="1.946938E-015">
            <text:p>1.947E-15</text:p>
          </table:table-cell>
          <table:table-cell office:value-type="float" office:value="0.000000007376789">
            <text:p>7.377E-09</text:p>
          </table:table-cell>
          <table:table-cell office:value-type="float" office:value="-2.467647E-016">
            <text:p>-2.468E-1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1.171016E-017">
            <text:p>1.171E-1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748926">
            <text:p>2.749E-01</text:p>
          </table:table-cell>
          <table:table-cell office:value-type="float" office:value="0.05020715">
            <text:p>5.021E-02</text:p>
          </table:table-cell>
          <table:table-cell office:value-type="float" office:value="0.00000003698034">
            <text:p>3.698E-08</text:p>
          </table:table-cell>
          <table:table-cell office:value-type="float" office:value="0.00000001730761">
            <text:p>1.731E-08</text:p>
          </table:table-cell>
          <table:table-cell office:value-type="float" office:value="4.366115E-016">
            <text:p>4.366E-16</text:p>
          </table:table-cell>
          <table:table-cell office:value-type="float" office:value="0.000000003806101">
            <text:p>3.806E-09</text:p>
          </table:table-cell>
          <table:table-cell office:value-type="float" office:value="3.312227E-017">
            <text:p>3.312E-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-5.89161E-018">
            <text:p>-5.892E-1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1.635281E-016">
            <text:p>1.635E-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2.559237E-017">
            <text:p>2.559E-1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-8.990186E-019">
            <text:p>-8.990E-1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3.011315E-017">
            <text:p>3.011E-1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2.08831E-017">
            <text:p>2.088E-1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1.491823E-017">
            <text:p>1.492E-1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2.890825E-017">
            <text:p>2.891E-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740431">
            <text:p>2.740E-01</text:p>
          </table:table-cell>
          <table:table-cell office:value-type="float" office:value="0.04973565">
            <text:p>4.974E-02</text:p>
          </table:table-cell>
          <table:table-cell office:value-type="float" office:value="0.00000006572083">
            <text:p>6.572E-08</text:p>
          </table:table-cell>
          <table:table-cell office:value-type="float" office:value="0.00000002995724">
            <text:p>2.996E-08</text:p>
          </table:table-cell>
          <table:table-cell office:value-type="float" office:value="1.329202E-015">
            <text:p>1.329E-15</text:p>
          </table:table-cell>
          <table:table-cell office:value-type="float" office:value="0.000000006680612">
            <text:p>6.681E-09</text:p>
          </table:table-cell>
          <table:table-cell office:value-type="float" office:value="-1.037406E-017">
            <text:p>-1.037E-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2.487318E-017">
            <text:p>2.487E-1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-1.275967E-017">
            <text:p>-1.276E-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787797">
            <text:p>2.788E-01</text:p>
          </table:table-cell>
          <table:table-cell office:value-type="float" office:value="0.05239178">
            <text:p>5.239E-02</text:p>
          </table:table-cell>
          <table:table-cell office:value-type="float" office:value="0.00000007591368">
            <text:p>7.591E-08</text:p>
          </table:table-cell>
          <table:table-cell office:value-type="float" office:value="0.00000003650633">
            <text:p>3.651E-08</text:p>
          </table:table-cell>
          <table:table-cell office:value-type="float" office:value="1.921818E-015">
            <text:p>1.922E-15</text:p>
          </table:table-cell>
          <table:table-cell office:value-type="float" office:value="0.000000008356027">
            <text:p>8.356E-09</text:p>
          </table:table-cell>
          <table:table-cell office:value-type="float" office:value="1.134263E-030">
            <text:p>1.134E-3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1.275967E-017">
            <text:p>1.276E-1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-2.487318E-017">
            <text:p>-2.487E-1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740431">
            <text:p>2.740E-01</text:p>
          </table:table-cell>
          <table:table-cell office:value-type="float" office:value="0.04973565">
            <text:p>4.974E-02</text:p>
          </table:table-cell>
          <table:table-cell office:value-type="float" office:value="0.00000006572083">
            <text:p>6.572E-08</text:p>
          </table:table-cell>
          <table:table-cell office:value-type="float" office:value="0.00000002995724">
            <text:p>2.996E-08</text:p>
          </table:table-cell>
          <table:table-cell office:value-type="float" office:value="1.329202E-015">
            <text:p>1.329E-15</text:p>
          </table:table-cell>
          <table:table-cell office:value-type="float" office:value="0.000000006680612">
            <text:p>6.681E-09</text:p>
          </table:table-cell>
          <table:table-cell office:value-type="float" office:value="1.037406E-017">
            <text:p>1.037E-1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-2.890825E-017">
            <text:p>-2.891E-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-1.491823E-017">
            <text:p>-1.492E-1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-2.08831E-017">
            <text:p>-2.088E-1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-3.011315E-017">
            <text:p>-3.011E-1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8.990186E-019">
            <text:p>8.990E-1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-2.559237E-017">
            <text:p>-2.559E-1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-1.635281E-016">
            <text:p>-1.635E-1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5.89161E-018">
            <text:p>5.892E-1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748921">
            <text:p>2.749E-01</text:p>
          </table:table-cell>
          <table:table-cell office:value-type="float" office:value="0.05020695">
            <text:p>5.021E-02</text:p>
          </table:table-cell>
          <table:table-cell office:value-type="float" office:value="0.00000005207174">
            <text:p>5.207E-08</text:p>
          </table:table-cell>
          <table:table-cell office:value-type="float" office:value="0.00000001074895">
            <text:p>1.075E-08</text:p>
          </table:table-cell>
          <table:table-cell office:value-type="float" office:value="2.001643E-016">
            <text:p>2.002E-16</text:p>
          </table:table-cell>
          <table:table-cell office:value-type="float" office:value="0.000000001152448">
            <text:p>1.152E-09</text:p>
          </table:table-cell>
          <table:table-cell office:value-type="float" office:value="1.568562E-016">
            <text:p>1.569E-1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-1.171016E-017">
            <text:p>-1.171E-1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749458">
            <text:p>2.749E-01</text:p>
          </table:table-cell>
          <table:table-cell office:value-type="float" office:value="0.05023561">
            <text:p>5.024E-02</text:p>
          </table:table-cell>
          <table:table-cell office:value-type="float" office:value="0.00000009355945">
            <text:p>9.356E-08</text:p>
          </table:table-cell>
          <table:table-cell office:value-type="float" office:value="0.00000003452863">
            <text:p>3.453E-08</text:p>
          </table:table-cell>
          <table:table-cell office:value-type="float" office:value="1.946938E-015">
            <text:p>1.947E-15</text:p>
          </table:table-cell>
          <table:table-cell office:value-type="float" office:value="0.000000007376789">
            <text:p>7.377E-09</text:p>
          </table:table-cell>
          <table:table-cell office:value-type="float" office:value="2.467647E-016">
            <text:p>2.468E-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-2.288445E-016">
            <text:p>-2.288E-1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738527">
            <text:p>2.739E-01</text:p>
          </table:table-cell>
          <table:table-cell office:value-type="float" office:value="0.04962428">
            <text:p>4.962E-02</text:p>
          </table:table-cell>
          <table:table-cell office:value-type="float" office:value="0.0000002343333">
            <text:p>2.343E-07</text:p>
          </table:table-cell>
          <table:table-cell office:value-type="float" office:value="0.0000001011643">
            <text:p>1.012E-07</text:p>
          </table:table-cell>
          <table:table-cell office:value-type="float" office:value="0.00000000000001550977">
            <text:p>1.551E-14</text:p>
          </table:table-cell>
          <table:table-cell office:value-type="float" office:value="0.00000002158572">
            <text:p>2.159E-08</text:p>
          </table:table-cell>
          <table:table-cell office:value-type="float" office:value="-1.435497E-015">
            <text:p>-1.435E-1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74908">
            <text:p>2.749E-01</text:p>
          </table:table-cell>
          <table:table-cell office:value-type="float" office:value="0.05020449">
            <text:p>5.020E-02</text:p>
          </table:table-cell>
          <table:table-cell office:value-type="float" office:value="0.0000001337938">
            <text:p>1.338E-07</text:p>
          </table:table-cell>
          <table:table-cell office:value-type="float" office:value="0.0000000563945">
            <text:p>5.639E-08</text:p>
          </table:table-cell>
          <table:table-cell office:value-type="float" office:value="4.877312E-015">
            <text:p>4.877E-15</text:p>
          </table:table-cell>
          <table:table-cell office:value-type="float" office:value="0.00000001223524">
            <text:p>1.224E-08</text:p>
          </table:table-cell>
          <table:table-cell office:value-type="float" office:value="-4.563293E-016">
            <text:p>-4.563E-1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5.065623E-017">
            <text:p>5.066E-1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74942">
            <text:p>2.749E-01</text:p>
          </table:table-cell>
          <table:table-cell office:value-type="float" office:value="0.05021981">
            <text:p>5.022E-02</text:p>
          </table:table-cell>
          <table:table-cell office:value-type="float" office:value="0.00000007584281">
            <text:p>7.584E-08</text:p>
          </table:table-cell>
          <table:table-cell office:value-type="float" office:value="0.00000003050621">
            <text:p>3.051E-08</text:p>
          </table:table-cell>
          <table:table-cell office:value-type="float" office:value="1.449743E-015">
            <text:p>1.450E-15</text:p>
          </table:table-cell>
          <table:table-cell office:value-type="float" office:value="0.000000006305651">
            <text:p>6.306E-09</text:p>
          </table:table-cell>
          <table:table-cell office:value-type="float" office:value="2.267555E-016">
            <text:p>2.268E-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9.0756E-016">
            <text:p>9.076E-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-2.464826E-016">
            <text:p>-2.465E-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-7.867761E-016">
            <text:p>-7.868E-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7.781302E-019">
            <text:p>7.781E-1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-1.290797E-015">
            <text:p>-1.291E-1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739655">
            <text:p>2.740E-01</text:p>
          </table:table-cell>
          <table:table-cell office:value-type="float" office:value="0.04969268">
            <text:p>4.969E-02</text:p>
          </table:table-cell>
          <table:table-cell office:value-type="float" office:value="0.00000007514983">
            <text:p>7.515E-08</text:p>
          </table:table-cell>
          <table:table-cell office:value-type="float" office:value="0.00000001981025">
            <text:p>1.981E-08</text:p>
          </table:table-cell>
          <table:table-cell office:value-type="float" office:value="6.899468E-016">
            <text:p>6.899E-16</text:p>
          </table:table-cell>
          <table:table-cell office:value-type="float" office:value="0.000000002899154">
            <text:p>2.899E-09</text:p>
          </table:table-cell>
          <table:table-cell office:value-type="float" office:value="-3.28972E-016">
            <text:p>-3.290E-1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1.284147E-017">
            <text:p>1.284E-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751744">
            <text:p>2.752E-01</text:p>
          </table:table-cell>
          <table:table-cell office:value-type="float" office:value="0.05035927">
            <text:p>5.036E-02</text:p>
          </table:table-cell>
          <table:table-cell office:value-type="float" office:value="0.00000002339045">
            <text:p>2.339E-08</text:p>
          </table:table-cell>
          <table:table-cell office:value-type="float" office:value="0.000000007561781">
            <text:p>7.562E-09</text:p>
          </table:table-cell>
          <table:table-cell office:value-type="float" office:value="9.715982E-017">
            <text:p>9.716E-17</text:p>
          </table:table-cell>
          <table:table-cell office:value-type="float" office:value="0.00000000143952">
            <text:p>1.440E-09</text:p>
          </table:table-cell>
          <table:table-cell office:value-type="float" office:value="-2.595552E-017">
            <text:p>-2.596E-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4.665209E-017">
            <text:p>4.665E-1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2.353275E-016">
            <text:p>2.353E-1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-1.595448E-016">
            <text:p>-1.595E-1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1.864698E-016">
            <text:p>1.865E-1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-5.785847E-017">
            <text:p>-5.786E-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5.646438E-016">
            <text:p>5.646E-1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739849">
            <text:p>2.740E-01</text:p>
          </table:table-cell>
          <table:table-cell office:value-type="float" office:value="0.04968756">
            <text:p>4.969E-02</text:p>
          </table:table-cell>
          <table:table-cell office:value-type="float" office:value="0.00000004493431">
            <text:p>4.493E-08</text:p>
          </table:table-cell>
          <table:table-cell office:value-type="float" office:value="0.00000001687651">
            <text:p>1.688E-08</text:p>
          </table:table-cell>
          <table:table-cell office:value-type="float" office:value="4.579901E-016">
            <text:p>4.580E-16</text:p>
          </table:table-cell>
          <table:table-cell office:value-type="float" office:value="0.000000003446865">
            <text:p>3.447E-09</text:p>
          </table:table-cell>
          <table:table-cell office:value-type="float" office:value="-7.893803E-017">
            <text:p>-7.894E-1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7.382578E-016">
            <text:p>7.383E-1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1.861146E-016">
            <text:p>1.861E-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1.275489E-015">
            <text:p>1.275E-1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4.309391E-016">
            <text:p>4.309E-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9.845399E-017">
            <text:p>9.845E-1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-7.16719E-017">
            <text:p>-7.167E-1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-8.057732E-016">
            <text:p>-8.058E-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-1.495283E-017">
            <text:p>-1.495E-1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3.357893E-017">
            <text:p>3.358E-1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3.488251E-016">
            <text:p>3.488E-1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2741425">
            <text:p>2.741E-01</text:p>
          </table:table-cell>
          <table:table-cell office:value-type="float" office:value="0.04976848">
            <text:p>4.977E-02</text:p>
          </table:table-cell>
          <table:table-cell office:value-type="float" office:value="0.00000007005096">
            <text:p>7.005E-08</text:p>
          </table:table-cell>
          <table:table-cell office:value-type="float" office:value="0.00000003087864">
            <text:p>3.088E-08</text:p>
          </table:table-cell>
          <table:table-cell office:value-type="float" office:value="1.436132E-015">
            <text:p>1.436E-15</text:p>
          </table:table-cell>
          <table:table-cell office:value-type="float" office:value="0.000000006888669">
            <text:p>6.889E-09</text:p>
          </table:table-cell>
          <table:table-cell office:value-type="float" office:value="-1.494271E-029">
            <text:p>-1.494E-2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-3.488251E-016">
            <text:p>-3.488E-1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-3.357893E-017">
            <text:p>-3.358E-1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1.495283E-017">
            <text:p>1.495E-1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8.057732E-016">
            <text:p>8.058E-1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7.16719E-017">
            <text:p>7.167E-1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-9.845399E-017">
            <text:p>-9.845E-1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-4.309391E-016">
            <text:p>-4.309E-1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-1.275489E-015">
            <text:p>-1.275E-1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-1.861146E-016">
            <text:p>-1.861E-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-7.382578E-016">
            <text:p>-7.383E-1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739849">
            <text:p>2.740E-01</text:p>
          </table:table-cell>
          <table:table-cell office:value-type="float" office:value="0.04968756">
            <text:p>4.969E-02</text:p>
          </table:table-cell>
          <table:table-cell office:value-type="float" office:value="0.00000004493431">
            <text:p>4.493E-08</text:p>
          </table:table-cell>
          <table:table-cell office:value-type="float" office:value="0.00000001687651">
            <text:p>1.688E-08</text:p>
          </table:table-cell>
          <table:table-cell office:value-type="float" office:value="4.579901E-016">
            <text:p>4.580E-16</text:p>
          </table:table-cell>
          <table:table-cell office:value-type="float" office:value="0.000000003446865">
            <text:p>3.447E-09</text:p>
          </table:table-cell>
          <table:table-cell office:value-type="float" office:value="7.893803E-017">
            <text:p>7.894E-1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-5.646438E-016">
            <text:p>-5.646E-1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5.785847E-017">
            <text:p>5.786E-1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-1.864698E-016">
            <text:p>-1.865E-1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1.595448E-016">
            <text:p>1.595E-1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-2.353275E-016">
            <text:p>-2.353E-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-4.665209E-017">
            <text:p>-4.665E-1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752919">
            <text:p>2.753E-01</text:p>
          </table:table-cell>
          <table:table-cell office:value-type="float" office:value="0.05042111">
            <text:p>5.042E-02</text:p>
          </table:table-cell>
          <table:table-cell office:value-type="float" office:value="0.00000006218621">
            <text:p>6.219E-08</text:p>
          </table:table-cell>
          <table:table-cell office:value-type="float" office:value="0.00000001342879">
            <text:p>1.343E-08</text:p>
          </table:table-cell>
          <table:table-cell office:value-type="float" office:value="3.053066E-016">
            <text:p>3.053E-16</text:p>
          </table:table-cell>
          <table:table-cell office:value-type="float" office:value="0.000000001380639">
            <text:p>1.381E-09</text:p>
          </table:table-cell>
          <table:table-cell office:value-type="float" office:value="2.395432E-016">
            <text:p>2.395E-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-1.284147E-017">
            <text:p>-1.284E-1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739652">
            <text:p>2.740E-01</text:p>
          </table:table-cell>
          <table:table-cell office:value-type="float" office:value="0.04969256">
            <text:p>4.969E-02</text:p>
          </table:table-cell>
          <table:table-cell office:value-type="float" office:value="0.0000001065262">
            <text:p>1.065E-07</text:p>
          </table:table-cell>
          <table:table-cell office:value-type="float" office:value="0.0000000508859">
            <text:p>5.089E-08</text:p>
          </table:table-cell>
          <table:table-cell office:value-type="float" office:value="3.746427E-015">
            <text:p>3.746E-15</text:p>
          </table:table-cell>
          <table:table-cell office:value-type="float" office:value="0.00000001133869">
            <text:p>1.134E-08</text:p>
          </table:table-cell>
          <table:table-cell office:value-type="float" office:value="2.131445E-017">
            <text:p>2.131E-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1.290797E-015">
            <text:p>1.291E-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-7.781302E-019">
            <text:p>-7.781E-1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7.867761E-016">
            <text:p>7.868E-1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2.464826E-016">
            <text:p>2.465E-1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-9.0756E-016">
            <text:p>-9.076E-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2749219">
            <text:p>2.749E-01</text:p>
          </table:table-cell>
          <table:table-cell office:value-type="float" office:value="0.05020958">
            <text:p>5.021E-02</text:p>
          </table:table-cell>
          <table:table-cell office:value-type="float" office:value="0.00000002412967">
            <text:p>2.413E-08</text:p>
          </table:table-cell>
          <table:table-cell office:value-type="float" office:value="0.00000001014007">
            <text:p>1.014E-08</text:p>
          </table:table-cell>
          <table:table-cell office:value-type="float" office:value="1.582641E-016">
            <text:p>1.583E-16</text:p>
          </table:table-cell>
          <table:table-cell office:value-type="float" office:value="0.000000002228806">
            <text:p>2.229E-09</text:p>
          </table:table-cell>
          <table:table-cell office:value-type="float" office:value="1.05037E-017">
            <text:p>1.050E-1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-5.065623E-017">
            <text:p>-5.066E-1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2749081">
            <text:p>2.749E-01</text:p>
          </table:table-cell>
          <table:table-cell office:value-type="float" office:value="0.05020457">
            <text:p>5.020E-02</text:p>
          </table:table-cell>
          <table:table-cell office:value-type="float" office:value="0.00000005212093">
            <text:p>5.212E-08</text:p>
          </table:table-cell>
          <table:table-cell office:value-type="float" office:value="0.00000001996492">
            <text:p>1.996E-08</text:p>
          </table:table-cell>
          <table:table-cell office:value-type="float" office:value="6.375179E-016">
            <text:p>6.375E-16</text:p>
          </table:table-cell>
          <table:table-cell office:value-type="float" office:value="0.000000004179892">
            <text:p>4.180E-09</text:p>
          </table:table-cell>
          <table:table-cell office:value-type="float" office:value="-9.136899E-017">
            <text:p>-9.137E-1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2738531">
            <text:p>2.739E-01</text:p>
          </table:table-cell>
          <table:table-cell office:value-type="float" office:value="0.0496245">
            <text:p>4.962E-02</text:p>
          </table:table-cell>
          <table:table-cell office:value-type="float" office:value="0.00000006047784">
            <text:p>6.048E-08</text:p>
          </table:table-cell>
          <table:table-cell office:value-type="float" office:value="0.00000003045663">
            <text:p>3.046E-08</text:p>
          </table:table-cell>
          <table:table-cell office:value-type="float" office:value="1.306974E-015">
            <text:p>1.307E-15</text:p>
          </table:table-cell>
          <table:table-cell office:value-type="float" office:value="0.000000006783065">
            <text:p>6.783E-09</text:p>
          </table:table-cell>
          <table:table-cell office:value-type="float" office:value="2.06247E-017">
            <text:p>2.062E-1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2.288445E-016">
            <text:p>2.288E-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2749458">
            <text:p>2.749E-01</text:p>
          </table:table-cell>
          <table:table-cell office:value-type="float" office:value="0.05023561">
            <text:p>5.024E-02</text:p>
          </table:table-cell>
          <table:table-cell office:value-type="float" office:value="0.00000009355945">
            <text:p>9.356E-08</text:p>
          </table:table-cell>
          <table:table-cell office:value-type="float" office:value="0.00000003452863">
            <text:p>3.453E-08</text:p>
          </table:table-cell>
          <table:table-cell office:value-type="float" office:value="1.946938E-015">
            <text:p>1.947E-15</text:p>
          </table:table-cell>
          <table:table-cell office:value-type="float" office:value="0.000000007376789">
            <text:p>7.377E-09</text:p>
          </table:table-cell>
          <table:table-cell office:value-type="float" office:value="-2.467647E-016">
            <text:p>-2.468E-1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1.171016E-017">
            <text:p>1.171E-1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748926">
            <text:p>2.749E-01</text:p>
          </table:table-cell>
          <table:table-cell office:value-type="float" office:value="0.05020715">
            <text:p>5.021E-02</text:p>
          </table:table-cell>
          <table:table-cell office:value-type="float" office:value="0.00000003698034">
            <text:p>3.698E-08</text:p>
          </table:table-cell>
          <table:table-cell office:value-type="float" office:value="0.00000001730761">
            <text:p>1.731E-08</text:p>
          </table:table-cell>
          <table:table-cell office:value-type="float" office:value="4.366115E-016">
            <text:p>4.366E-16</text:p>
          </table:table-cell>
          <table:table-cell office:value-type="float" office:value="0.000000003806101">
            <text:p>3.806E-09</text:p>
          </table:table-cell>
          <table:table-cell office:value-type="float" office:value="3.312227E-017">
            <text:p>3.312E-1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-5.89161E-018">
            <text:p>-5.892E-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1.635281E-016">
            <text:p>1.635E-1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2.559237E-017">
            <text:p>2.559E-1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-8.990186E-019">
            <text:p>-8.990E-1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3.011315E-017">
            <text:p>3.011E-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2.08831E-017">
            <text:p>2.088E-1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1.491823E-017">
            <text:p>1.492E-1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2.890825E-017">
            <text:p>2.891E-1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73915">
            <text:p>2.739E-01</text:p>
          </table:table-cell>
          <table:table-cell office:value-type="float" office:value="0.04966414">
            <text:p>4.966E-02</text:p>
          </table:table-cell>
          <table:table-cell office:value-type="float" office:value="0.0000001582853">
            <text:p>1.583E-07</text:p>
          </table:table-cell>
          <table:table-cell office:value-type="float" office:value="0.00000007165929">
            <text:p>7.166E-08</text:p>
          </table:table-cell>
          <table:table-cell office:value-type="float" office:value="7.63E-015">
            <text:p>7.630E-15</text:p>
          </table:table-cell>
          <table:table-cell office:value-type="float" office:value="0.0000000159315">
            <text:p>1.593E-08</text:p>
          </table:table-cell>
          <table:table-cell office:value-type="float" office:value="-1.673917E-016">
            <text:p>-1.674E-1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2.487318E-017">
            <text:p>2.487E-1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-1.275967E-017">
            <text:p>-1.276E-1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787797">
            <text:p>2.788E-01</text:p>
          </table:table-cell>
          <table:table-cell office:value-type="float" office:value="0.05239178">
            <text:p>5.239E-02</text:p>
          </table:table-cell>
          <table:table-cell office:value-type="float" office:value="0.00000007591368">
            <text:p>7.591E-08</text:p>
          </table:table-cell>
          <table:table-cell office:value-type="float" office:value="0.00000003650633">
            <text:p>3.651E-08</text:p>
          </table:table-cell>
          <table:table-cell office:value-type="float" office:value="1.921818E-015">
            <text:p>1.922E-15</text:p>
          </table:table-cell>
          <table:table-cell office:value-type="float" office:value="0.000000008356027">
            <text:p>8.356E-09</text:p>
          </table:table-cell>
          <table:table-cell office:value-type="float" office:value="1.516672E-028">
            <text:p>1.517E-2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1.275967E-017">
            <text:p>1.276E-1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-2.487318E-017">
            <text:p>-2.487E-1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739154">
            <text:p>2.739E-01</text:p>
          </table:table-cell>
          <table:table-cell office:value-type="float" office:value="0.04966434">
            <text:p>4.966E-02</text:p>
          </table:table-cell>
          <table:table-cell office:value-type="float" office:value="0.00000001416715">
            <text:p>1.417E-08</text:p>
          </table:table-cell>
          <table:table-cell office:value-type="float" office:value="0.000000006164883">
            <text:p>6.165E-09</text:p>
          </table:table-cell>
          <table:table-cell office:value-type="float" office:value="5.756388E-017">
            <text:p>5.756E-17</text:p>
          </table:table-cell>
          <table:table-cell office:value-type="float" office:value="0.000000001348404">
            <text:p>1.348E-09</text:p>
          </table:table-cell>
          <table:table-cell office:value-type="float" office:value="-2.404098E-018">
            <text:p>-2.404E-1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-2.890825E-017">
            <text:p>-2.891E-1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-1.491823E-017">
            <text:p>-1.492E-1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-2.08831E-017">
            <text:p>-2.088E-1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-3.011315E-017">
            <text:p>-3.011E-1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8.990186E-019">
            <text:p>8.990E-1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-2.559237E-017">
            <text:p>-2.559E-1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-1.635281E-016">
            <text:p>-1.635E-1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5.89161E-018">
            <text:p>5.892E-1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2748921">
            <text:p>2.749E-01</text:p>
          </table:table-cell>
          <table:table-cell office:value-type="float" office:value="0.05020695">
            <text:p>5.021E-02</text:p>
          </table:table-cell>
          <table:table-cell office:value-type="float" office:value="0.00000005207174">
            <text:p>5.207E-08</text:p>
          </table:table-cell>
          <table:table-cell office:value-type="float" office:value="0.00000001074895">
            <text:p>1.075E-08</text:p>
          </table:table-cell>
          <table:table-cell office:value-type="float" office:value="2.001643E-016">
            <text:p>2.002E-16</text:p>
          </table:table-cell>
          <table:table-cell office:value-type="float" office:value="0.000000001152448">
            <text:p>1.152E-09</text:p>
          </table:table-cell>
          <table:table-cell office:value-type="float" office:value="1.568562E-016">
            <text:p>1.569E-1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-1.171016E-017">
            <text:p>-1.171E-1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750449">
            <text:p>2.750E-01</text:p>
          </table:table-cell>
          <table:table-cell office:value-type="float" office:value="0.05029087">
            <text:p>5.029E-02</text:p>
          </table:table-cell>
          <table:table-cell office:value-type="float" office:value="0.0000000822693">
            <text:p>8.227E-08</text:p>
          </table:table-cell>
          <table:table-cell office:value-type="float" office:value="0.00000003394779">
            <text:p>3.395E-08</text:p>
          </table:table-cell>
          <table:table-cell office:value-type="float" office:value="1.793841E-015">
            <text:p>1.794E-15</text:p>
          </table:table-cell>
          <table:table-cell office:value-type="float" office:value="0.000000007610716">
            <text:p>7.611E-09</text:p>
          </table:table-cell>
          <table:table-cell office:value-type="float" office:value="-2.785089E-017">
            <text:p>-2.785E-1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-2.288445E-016">
            <text:p>-2.288E-1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738527">
            <text:p>2.739E-01</text:p>
          </table:table-cell>
          <table:table-cell office:value-type="float" office:value="0.04962428">
            <text:p>4.962E-02</text:p>
          </table:table-cell>
          <table:table-cell office:value-type="float" office:value="0.0000002343333">
            <text:p>2.343E-07</text:p>
          </table:table-cell>
          <table:table-cell office:value-type="float" office:value="0.0000001011643">
            <text:p>1.012E-07</text:p>
          </table:table-cell>
          <table:table-cell office:value-type="float" office:value="0.00000000000001550977">
            <text:p>1.551E-14</text:p>
          </table:table-cell>
          <table:table-cell office:value-type="float" office:value="0.00000002158572">
            <text:p>2.159E-08</text:p>
          </table:table-cell>
          <table:table-cell office:value-type="float" office:value="-1.435497E-015">
            <text:p>-1.435E-1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274908">
            <text:p>2.749E-01</text:p>
          </table:table-cell>
          <table:table-cell office:value-type="float" office:value="0.05020449">
            <text:p>5.020E-02</text:p>
          </table:table-cell>
          <table:table-cell office:value-type="float" office:value="0.0000001337938">
            <text:p>1.338E-07</text:p>
          </table:table-cell>
          <table:table-cell office:value-type="float" office:value="0.0000000563945">
            <text:p>5.639E-08</text:p>
          </table:table-cell>
          <table:table-cell office:value-type="float" office:value="4.877312E-015">
            <text:p>4.877E-15</text:p>
          </table:table-cell>
          <table:table-cell office:value-type="float" office:value="0.00000001223524">
            <text:p>1.224E-08</text:p>
          </table:table-cell>
          <table:table-cell office:value-type="float" office:value="-4.563293E-016">
            <text:p>-4.563E-1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5.065623E-017">
            <text:p>5.066E-1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749945">
            <text:p>2.750E-01</text:p>
          </table:table-cell>
          <table:table-cell office:value-type="float" office:value="0.05024847">
            <text:p>5.025E-02</text:p>
          </table:table-cell>
          <table:table-cell office:value-type="float" office:value="0.0000001724969">
            <text:p>1.725E-07</text:p>
          </table:table-cell>
          <table:table-cell office:value-type="float" office:value="0.00000007192528">
            <text:p>7.193E-08</text:p>
          </table:table-cell>
          <table:table-cell office:value-type="float" office:value="7.944705E-015">
            <text:p>7.945E-15</text:p>
          </table:table-cell>
          <table:table-cell office:value-type="float" office:value="0.00000001515807">
            <text:p>1.516E-08</text:p>
          </table:table-cell>
          <table:table-cell office:value-type="float" office:value="1.032251E-015">
            <text:p>1.032E-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9.0756E-016">
            <text:p>9.076E-1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-2.464826E-016">
            <text:p>-2.465E-1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-7.867761E-016">
            <text:p>-7.868E-1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7.781302E-019">
            <text:p>7.781E-1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-1.290797E-015">
            <text:p>-1.291E-1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739655">
            <text:p>2.740E-01</text:p>
          </table:table-cell>
          <table:table-cell office:value-type="float" office:value="0.04969268">
            <text:p>4.969E-02</text:p>
          </table:table-cell>
          <table:table-cell office:value-type="float" office:value="0.00000007514983">
            <text:p>7.515E-08</text:p>
          </table:table-cell>
          <table:table-cell office:value-type="float" office:value="0.00000001981025">
            <text:p>1.981E-08</text:p>
          </table:table-cell>
          <table:table-cell office:value-type="float" office:value="6.899468E-016">
            <text:p>6.899E-16</text:p>
          </table:table-cell>
          <table:table-cell office:value-type="float" office:value="0.000000002899154">
            <text:p>2.899E-09</text:p>
          </table:table-cell>
          <table:table-cell office:value-type="float" office:value="-3.28972E-016">
            <text:p>-3.290E-1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1.284147E-017">
            <text:p>1.284E-1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752919">
            <text:p>2.753E-01</text:p>
          </table:table-cell>
          <table:table-cell office:value-type="float" office:value="0.05042111">
            <text:p>5.042E-02</text:p>
          </table:table-cell>
          <table:table-cell office:value-type="float" office:value="0.00000006218621">
            <text:p>6.219E-08</text:p>
          </table:table-cell>
          <table:table-cell office:value-type="float" office:value="0.00000001342879">
            <text:p>1.343E-08</text:p>
          </table:table-cell>
          <table:table-cell office:value-type="float" office:value="3.053066E-016">
            <text:p>3.053E-16</text:p>
          </table:table-cell>
          <table:table-cell office:value-type="float" office:value="0.000000001380639">
            <text:p>1.381E-09</text:p>
          </table:table-cell>
          <table:table-cell office:value-type="float" office:value="-2.395432E-016">
            <text:p>-2.395E-1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4.665209E-017">
            <text:p>4.665E-1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2.353275E-016">
            <text:p>2.353E-1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-1.595448E-016">
            <text:p>-1.595E-1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1.864698E-016">
            <text:p>1.865E-1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-5.785847E-017">
            <text:p>-5.786E-1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5.646438E-016">
            <text:p>5.646E-1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739849">
            <text:p>2.740E-01</text:p>
          </table:table-cell>
          <table:table-cell office:value-type="float" office:value="0.04968756">
            <text:p>4.969E-02</text:p>
          </table:table-cell>
          <table:table-cell office:value-type="float" office:value="0.00000004493431">
            <text:p>4.493E-08</text:p>
          </table:table-cell>
          <table:table-cell office:value-type="float" office:value="0.00000001687651">
            <text:p>1.688E-08</text:p>
          </table:table-cell>
          <table:table-cell office:value-type="float" office:value="4.579901E-016">
            <text:p>4.580E-16</text:p>
          </table:table-cell>
          <table:table-cell office:value-type="float" office:value="0.000000003446865">
            <text:p>3.447E-09</text:p>
          </table:table-cell>
          <table:table-cell office:value-type="float" office:value="-7.893803E-017">
            <text:p>-7.894E-1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7.382578E-016">
            <text:p>7.383E-1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1.861146E-016">
            <text:p>1.861E-1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1.275489E-015">
            <text:p>1.275E-1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4.309391E-016">
            <text:p>4.309E-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9.845399E-017">
            <text:p>9.845E-1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-7.16719E-017">
            <text:p>-7.167E-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-8.057732E-016">
            <text:p>-8.058E-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-1.495283E-017">
            <text:p>-1.495E-1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3.357893E-017">
            <text:p>3.358E-1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3.488251E-016">
            <text:p>3.488E-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741425">
            <text:p>2.741E-01</text:p>
          </table:table-cell>
          <table:table-cell office:value-type="float" office:value="0.04976848">
            <text:p>4.977E-02</text:p>
          </table:table-cell>
          <table:table-cell office:value-type="float" office:value="0.00000007005096">
            <text:p>7.005E-08</text:p>
          </table:table-cell>
          <table:table-cell office:value-type="float" office:value="0.00000003087864">
            <text:p>3.088E-08</text:p>
          </table:table-cell>
          <table:table-cell office:value-type="float" office:value="1.436132E-015">
            <text:p>1.436E-15</text:p>
          </table:table-cell>
          <table:table-cell office:value-type="float" office:value="0.000000006888669">
            <text:p>6.889E-09</text:p>
          </table:table-cell>
          <table:table-cell office:value-type="float" office:value="-1.710464E-028">
            <text:p>-1.710E-2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-3.488251E-016">
            <text:p>-3.488E-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-3.357893E-017">
            <text:p>-3.358E-1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1.495283E-017">
            <text:p>1.495E-1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8.057732E-016">
            <text:p>8.058E-1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7.16719E-017">
            <text:p>7.167E-1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-9.845399E-017">
            <text:p>-9.845E-1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-4.309391E-016">
            <text:p>-4.309E-1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-1.275489E-015">
            <text:p>-1.275E-1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-1.861146E-016">
            <text:p>-1.861E-1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-7.382578E-016">
            <text:p>-7.383E-1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739849">
            <text:p>2.740E-01</text:p>
          </table:table-cell>
          <table:table-cell office:value-type="float" office:value="0.04968756">
            <text:p>4.969E-02</text:p>
          </table:table-cell>
          <table:table-cell office:value-type="float" office:value="0.00000004493431">
            <text:p>4.493E-08</text:p>
          </table:table-cell>
          <table:table-cell office:value-type="float" office:value="0.00000001687651">
            <text:p>1.688E-08</text:p>
          </table:table-cell>
          <table:table-cell office:value-type="float" office:value="4.579901E-016">
            <text:p>4.580E-16</text:p>
          </table:table-cell>
          <table:table-cell office:value-type="float" office:value="0.000000003446865">
            <text:p>3.447E-09</text:p>
          </table:table-cell>
          <table:table-cell office:value-type="float" office:value="7.893803E-017">
            <text:p>7.894E-1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-5.646438E-016">
            <text:p>-5.646E-1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5.785847E-017">
            <text:p>5.786E-1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-1.864698E-016">
            <text:p>-1.865E-1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1.595448E-016">
            <text:p>1.595E-1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-2.353275E-016">
            <text:p>-2.353E-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-4.665209E-017">
            <text:p>-4.665E-1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752919">
            <text:p>2.753E-01</text:p>
          </table:table-cell>
          <table:table-cell office:value-type="float" office:value="0.05042111">
            <text:p>5.042E-02</text:p>
          </table:table-cell>
          <table:table-cell office:value-type="float" office:value="0.00000006218621">
            <text:p>6.219E-08</text:p>
          </table:table-cell>
          <table:table-cell office:value-type="float" office:value="0.00000001342879">
            <text:p>1.343E-08</text:p>
          </table:table-cell>
          <table:table-cell office:value-type="float" office:value="3.053066E-016">
            <text:p>3.053E-16</text:p>
          </table:table-cell>
          <table:table-cell office:value-type="float" office:value="0.000000001380639">
            <text:p>1.381E-09</text:p>
          </table:table-cell>
          <table:table-cell office:value-type="float" office:value="2.395432E-016">
            <text:p>2.395E-1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-1.284147E-017">
            <text:p>-1.284E-1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739652">
            <text:p>2.740E-01</text:p>
          </table:table-cell>
          <table:table-cell office:value-type="float" office:value="0.04969256">
            <text:p>4.969E-02</text:p>
          </table:table-cell>
          <table:table-cell office:value-type="float" office:value="0.0000001065262">
            <text:p>1.065E-07</text:p>
          </table:table-cell>
          <table:table-cell office:value-type="float" office:value="0.0000000508859">
            <text:p>5.089E-08</text:p>
          </table:table-cell>
          <table:table-cell office:value-type="float" office:value="3.746427E-015">
            <text:p>3.746E-15</text:p>
          </table:table-cell>
          <table:table-cell office:value-type="float" office:value="0.00000001133869">
            <text:p>1.134E-08</text:p>
          </table:table-cell>
          <table:table-cell office:value-type="float" office:value="2.131445E-017">
            <text:p>2.131E-1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1.290797E-015">
            <text:p>1.291E-1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-7.781302E-019">
            <text:p>-7.781E-1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7.867761E-016">
            <text:p>7.868E-1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2.464826E-016">
            <text:p>2.465E-1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-9.0756E-016">
            <text:p>-9.076E-1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74942">
            <text:p>2.749E-01</text:p>
          </table:table-cell>
          <table:table-cell office:value-type="float" office:value="0.05021981">
            <text:p>5.022E-02</text:p>
          </table:table-cell>
          <table:table-cell office:value-type="float" office:value="0.00000007584281">
            <text:p>7.584E-08</text:p>
          </table:table-cell>
          <table:table-cell office:value-type="float" office:value="0.00000003050621">
            <text:p>3.051E-08</text:p>
          </table:table-cell>
          <table:table-cell office:value-type="float" office:value="1.449743E-015">
            <text:p>1.450E-15</text:p>
          </table:table-cell>
          <table:table-cell office:value-type="float" office:value="0.000000006305651">
            <text:p>6.306E-09</text:p>
          </table:table-cell>
          <table:table-cell office:value-type="float" office:value="-2.267555E-016">
            <text:p>-2.268E-1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-5.065623E-017">
            <text:p>-5.066E-1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749081">
            <text:p>2.749E-01</text:p>
          </table:table-cell>
          <table:table-cell office:value-type="float" office:value="0.05020457">
            <text:p>5.020E-02</text:p>
          </table:table-cell>
          <table:table-cell office:value-type="float" office:value="0.00000005212093">
            <text:p>5.212E-08</text:p>
          </table:table-cell>
          <table:table-cell office:value-type="float" office:value="0.00000001996492">
            <text:p>1.996E-08</text:p>
          </table:table-cell>
          <table:table-cell office:value-type="float" office:value="6.375179E-016">
            <text:p>6.375E-16</text:p>
          </table:table-cell>
          <table:table-cell office:value-type="float" office:value="0.000000004179892">
            <text:p>4.180E-09</text:p>
          </table:table-cell>
          <table:table-cell office:value-type="float" office:value="-9.136899E-017">
            <text:p>-9.137E-1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738531">
            <text:p>2.739E-01</text:p>
          </table:table-cell>
          <table:table-cell office:value-type="float" office:value="0.0496245">
            <text:p>4.962E-02</text:p>
          </table:table-cell>
          <table:table-cell office:value-type="float" office:value="0.00000006047784">
            <text:p>6.048E-08</text:p>
          </table:table-cell>
          <table:table-cell office:value-type="float" office:value="0.00000003045663">
            <text:p>3.046E-08</text:p>
          </table:table-cell>
          <table:table-cell office:value-type="float" office:value="1.306974E-015">
            <text:p>1.307E-15</text:p>
          </table:table-cell>
          <table:table-cell office:value-type="float" office:value="0.000000006783065">
            <text:p>6.783E-09</text:p>
          </table:table-cell>
          <table:table-cell office:value-type="float" office:value="2.06247E-017">
            <text:p>2.062E-1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2.288445E-016">
            <text:p>2.288E-1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750449">
            <text:p>2.750E-01</text:p>
          </table:table-cell>
          <table:table-cell office:value-type="float" office:value="0.05029087">
            <text:p>5.029E-02</text:p>
          </table:table-cell>
          <table:table-cell office:value-type="float" office:value="0.0000000822693">
            <text:p>8.227E-08</text:p>
          </table:table-cell>
          <table:table-cell office:value-type="float" office:value="0.00000003394779">
            <text:p>3.395E-08</text:p>
          </table:table-cell>
          <table:table-cell office:value-type="float" office:value="1.793841E-015">
            <text:p>1.794E-15</text:p>
          </table:table-cell>
          <table:table-cell office:value-type="float" office:value="0.000000007610716">
            <text:p>7.611E-09</text:p>
          </table:table-cell>
          <table:table-cell office:value-type="float" office:value="2.785089E-017">
            <text:p>2.785E-1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1.171016E-017">
            <text:p>1.171E-1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748926">
            <text:p>2.749E-01</text:p>
          </table:table-cell>
          <table:table-cell office:value-type="float" office:value="0.05020715">
            <text:p>5.021E-02</text:p>
          </table:table-cell>
          <table:table-cell office:value-type="float" office:value="0.00000003698034">
            <text:p>3.698E-08</text:p>
          </table:table-cell>
          <table:table-cell office:value-type="float" office:value="0.00000001730761">
            <text:p>1.731E-08</text:p>
          </table:table-cell>
          <table:table-cell office:value-type="float" office:value="4.366115E-016">
            <text:p>4.366E-16</text:p>
          </table:table-cell>
          <table:table-cell office:value-type="float" office:value="0.000000003806101">
            <text:p>3.806E-09</text:p>
          </table:table-cell>
          <table:table-cell office:value-type="float" office:value="3.312227E-017">
            <text:p>3.312E-1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-5.89161E-018">
            <text:p>-5.892E-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1.635281E-016">
            <text:p>1.635E-1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2.559237E-017">
            <text:p>2.559E-1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-8.990186E-019">
            <text:p>-8.990E-1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3.011315E-017">
            <text:p>3.011E-1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2.08831E-017">
            <text:p>2.088E-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1.491823E-017">
            <text:p>1.492E-1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2.890825E-017">
            <text:p>2.891E-1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740431">
            <text:p>2.740E-01</text:p>
          </table:table-cell>
          <table:table-cell office:value-type="float" office:value="0.04973565">
            <text:p>4.974E-02</text:p>
          </table:table-cell>
          <table:table-cell office:value-type="float" office:value="0.00000006572083">
            <text:p>6.572E-08</text:p>
          </table:table-cell>
          <table:table-cell office:value-type="float" office:value="0.00000002995724">
            <text:p>2.996E-08</text:p>
          </table:table-cell>
          <table:table-cell office:value-type="float" office:value="1.329202E-015">
            <text:p>1.329E-15</text:p>
          </table:table-cell>
          <table:table-cell office:value-type="float" office:value="0.000000006680612">
            <text:p>6.681E-09</text:p>
          </table:table-cell>
          <table:table-cell office:value-type="float" office:value="-1.037406E-017">
            <text:p>-1.037E-1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2.487318E-017">
            <text:p>2.487E-1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-1.275967E-017">
            <text:p>-1.276E-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787797">
            <text:p>2.788E-01</text:p>
          </table:table-cell>
          <table:table-cell office:value-type="float" office:value="0.05239178">
            <text:p>5.239E-02</text:p>
          </table:table-cell>
          <table:table-cell office:value-type="float" office:value="0.00000007591368">
            <text:p>7.591E-08</text:p>
          </table:table-cell>
          <table:table-cell office:value-type="float" office:value="0.00000003650633">
            <text:p>3.651E-08</text:p>
          </table:table-cell>
          <table:table-cell office:value-type="float" office:value="1.921818E-015">
            <text:p>1.922E-15</text:p>
          </table:table-cell>
          <table:table-cell office:value-type="float" office:value="0.000000008356027">
            <text:p>8.356E-09</text:p>
          </table:table-cell>
          <table:table-cell office:value-type="float" office:value="1.620376E-031">
            <text:p>1.620E-3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1.275967E-017">
            <text:p>1.276E-1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-2.487318E-017">
            <text:p>-2.487E-1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740431">
            <text:p>2.740E-01</text:p>
          </table:table-cell>
          <table:table-cell office:value-type="float" office:value="0.04973565">
            <text:p>4.974E-02</text:p>
          </table:table-cell>
          <table:table-cell office:value-type="float" office:value="0.00000006572083">
            <text:p>6.572E-08</text:p>
          </table:table-cell>
          <table:table-cell office:value-type="float" office:value="0.00000002995724">
            <text:p>2.996E-08</text:p>
          </table:table-cell>
          <table:table-cell office:value-type="float" office:value="1.329202E-015">
            <text:p>1.329E-15</text:p>
          </table:table-cell>
          <table:table-cell office:value-type="float" office:value="0.000000006680612">
            <text:p>6.681E-09</text:p>
          </table:table-cell>
          <table:table-cell office:value-type="float" office:value="1.037406E-017">
            <text:p>1.037E-1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-2.890825E-017">
            <text:p>-2.891E-1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-1.491823E-017">
            <text:p>-1.492E-1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-2.08831E-017">
            <text:p>-2.088E-1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-3.011315E-017">
            <text:p>-3.011E-1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8.990186E-019">
            <text:p>8.990E-1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-2.559237E-017">
            <text:p>-2.559E-1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-1.635281E-016">
            <text:p>-1.635E-1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5.89161E-018">
            <text:p>5.892E-1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748921">
            <text:p>2.749E-01</text:p>
          </table:table-cell>
          <table:table-cell office:value-type="float" office:value="0.05020695">
            <text:p>5.021E-02</text:p>
          </table:table-cell>
          <table:table-cell office:value-type="float" office:value="0.00000005207174">
            <text:p>5.207E-08</text:p>
          </table:table-cell>
          <table:table-cell office:value-type="float" office:value="0.00000001074895">
            <text:p>1.075E-08</text:p>
          </table:table-cell>
          <table:table-cell office:value-type="float" office:value="2.001643E-016">
            <text:p>2.002E-16</text:p>
          </table:table-cell>
          <table:table-cell office:value-type="float" office:value="0.000000001152448">
            <text:p>1.152E-09</text:p>
          </table:table-cell>
          <table:table-cell office:value-type="float" office:value="1.568562E-016">
            <text:p>1.569E-1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-1.171016E-017">
            <text:p>-1.171E-1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750449">
            <text:p>2.750E-01</text:p>
          </table:table-cell>
          <table:table-cell office:value-type="float" office:value="0.05029087">
            <text:p>5.029E-02</text:p>
          </table:table-cell>
          <table:table-cell office:value-type="float" office:value="0.0000000822693">
            <text:p>8.227E-08</text:p>
          </table:table-cell>
          <table:table-cell office:value-type="float" office:value="0.00000003394779">
            <text:p>3.395E-08</text:p>
          </table:table-cell>
          <table:table-cell office:value-type="float" office:value="1.793841E-015">
            <text:p>1.794E-15</text:p>
          </table:table-cell>
          <table:table-cell office:value-type="float" office:value="0.000000007610716">
            <text:p>7.611E-09</text:p>
          </table:table-cell>
          <table:table-cell office:value-type="float" office:value="-2.785089E-017">
            <text:p>-2.785E-1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-2.288445E-016">
            <text:p>-2.288E-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738527">
            <text:p>2.739E-01</text:p>
          </table:table-cell>
          <table:table-cell office:value-type="float" office:value="0.04962428">
            <text:p>4.962E-02</text:p>
          </table:table-cell>
          <table:table-cell office:value-type="float" office:value="0.0000002343333">
            <text:p>2.343E-07</text:p>
          </table:table-cell>
          <table:table-cell office:value-type="float" office:value="0.0000001011643">
            <text:p>1.012E-07</text:p>
          </table:table-cell>
          <table:table-cell office:value-type="float" office:value="0.00000000000001550977">
            <text:p>1.551E-14</text:p>
          </table:table-cell>
          <table:table-cell office:value-type="float" office:value="0.00000002158572">
            <text:p>2.159E-08</text:p>
          </table:table-cell>
          <table:table-cell office:value-type="float" office:value="-1.435497E-015">
            <text:p>-1.435E-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747207">
            <text:p>2.747E-01</text:p>
          </table:table-cell>
          <table:table-cell office:value-type="float" office:value="0.05010119">
            <text:p>5.010E-02</text:p>
          </table:table-cell>
          <table:table-cell office:value-type="float" office:value="0.00000007838853">
            <text:p>7.839E-08</text:p>
          </table:table-cell>
          <table:table-cell office:value-type="float" office:value="0.00000003493937">
            <text:p>3.494E-08</text:p>
          </table:table-cell>
          <table:table-cell office:value-type="float" office:value="1.828405E-015">
            <text:p>1.828E-15</text:p>
          </table:table-cell>
          <table:table-cell office:value-type="float" office:value="0.000000007818491">
            <text:p>7.818E-09</text:p>
          </table:table-cell>
          <table:table-cell office:value-type="float" office:value="-2.020546E-017">
            <text:p>-2.021E-1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5.065623E-017">
            <text:p>5.066E-1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74942">
            <text:p>2.749E-01</text:p>
          </table:table-cell>
          <table:table-cell office:value-type="float" office:value="0.05021981">
            <text:p>5.022E-02</text:p>
          </table:table-cell>
          <table:table-cell office:value-type="float" office:value="0.00000007584281">
            <text:p>7.584E-08</text:p>
          </table:table-cell>
          <table:table-cell office:value-type="float" office:value="0.00000003050621">
            <text:p>3.051E-08</text:p>
          </table:table-cell>
          <table:table-cell office:value-type="float" office:value="1.449743E-015">
            <text:p>1.450E-15</text:p>
          </table:table-cell>
          <table:table-cell office:value-type="float" office:value="0.000000006305651">
            <text:p>6.306E-09</text:p>
          </table:table-cell>
          <table:table-cell office:value-type="float" office:value="2.267555E-016">
            <text:p>2.268E-1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9.0756E-016">
            <text:p>9.076E-1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-2.464826E-016">
            <text:p>-2.465E-1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-7.867761E-016">
            <text:p>-7.868E-1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7.781302E-019">
            <text:p>7.781E-1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-1.290797E-015">
            <text:p>-1.291E-1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739655">
            <text:p>2.740E-01</text:p>
          </table:table-cell>
          <table:table-cell office:value-type="float" office:value="0.04969268">
            <text:p>4.969E-02</text:p>
          </table:table-cell>
          <table:table-cell office:value-type="float" office:value="0.00000007514983">
            <text:p>7.515E-08</text:p>
          </table:table-cell>
          <table:table-cell office:value-type="float" office:value="0.00000001981025">
            <text:p>1.981E-08</text:p>
          </table:table-cell>
          <table:table-cell office:value-type="float" office:value="6.899468E-016">
            <text:p>6.899E-16</text:p>
          </table:table-cell>
          <table:table-cell office:value-type="float" office:value="0.000000002899154">
            <text:p>2.899E-09</text:p>
          </table:table-cell>
          <table:table-cell office:value-type="float" office:value="-3.28972E-016">
            <text:p>-3.290E-1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1.284147E-017">
            <text:p>1.284E-1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751744">
            <text:p>2.752E-01</text:p>
          </table:table-cell>
          <table:table-cell office:value-type="float" office:value="0.05035927">
            <text:p>5.036E-02</text:p>
          </table:table-cell>
          <table:table-cell office:value-type="float" office:value="0.00000002339045">
            <text:p>2.339E-08</text:p>
          </table:table-cell>
          <table:table-cell office:value-type="float" office:value="0.000000007561781">
            <text:p>7.562E-09</text:p>
          </table:table-cell>
          <table:table-cell office:value-type="float" office:value="9.715982E-017">
            <text:p>9.716E-17</text:p>
          </table:table-cell>
          <table:table-cell office:value-type="float" office:value="0.00000000143952">
            <text:p>1.440E-09</text:p>
          </table:table-cell>
          <table:table-cell office:value-type="float" office:value="-2.595552E-017">
            <text:p>-2.596E-1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4.665209E-017">
            <text:p>4.665E-1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2.353275E-016">
            <text:p>2.353E-1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-1.595448E-016">
            <text:p>-1.595E-1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1.864698E-016">
            <text:p>1.865E-1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-5.785847E-017">
            <text:p>-5.786E-1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5.646438E-016">
            <text:p>5.646E-1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740786">
            <text:p>2.741E-01</text:p>
          </table:table-cell>
          <table:table-cell office:value-type="float" office:value="0.04973821">
            <text:p>4.974E-02</text:p>
          </table:table-cell>
          <table:table-cell office:value-type="float" office:value="0.00000004078912">
            <text:p>4.079E-08</text:p>
          </table:table-cell>
          <table:table-cell office:value-type="float" office:value="0.00000001746087">
            <text:p>1.746E-08</text:p>
          </table:table-cell>
          <table:table-cell office:value-type="float" office:value="4.656787E-016">
            <text:p>4.657E-16</text:p>
          </table:table-cell>
          <table:table-cell office:value-type="float" office:value="0.000000003876739">
            <text:p>3.877E-09</text:p>
          </table:table-cell>
          <table:table-cell office:value-type="float" office:value="1.686888E-017">
            <text:p>1.687E-1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7.382578E-016">
            <text:p>7.383E-1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1.861146E-016">
            <text:p>1.861E-1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1.275489E-015">
            <text:p>1.275E-1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4.309391E-016">
            <text:p>4.309E-1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9.845399E-017">
            <text:p>9.845E-1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-7.16719E-017">
            <text:p>-7.167E-1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-8.057732E-016">
            <text:p>-8.058E-1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-1.495283E-017">
            <text:p>-1.495E-1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3.357893E-017">
            <text:p>3.358E-1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3.488251E-016">
            <text:p>3.488E-1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2741425">
            <text:p>2.741E-01</text:p>
          </table:table-cell>
          <table:table-cell office:value-type="float" office:value="0.04976848">
            <text:p>4.977E-02</text:p>
          </table:table-cell>
          <table:table-cell office:value-type="float" office:value="0.00000007005096">
            <text:p>7.005E-08</text:p>
          </table:table-cell>
          <table:table-cell office:value-type="float" office:value="0.00000003087864">
            <text:p>3.088E-08</text:p>
          </table:table-cell>
          <table:table-cell office:value-type="float" office:value="1.436132E-015">
            <text:p>1.436E-15</text:p>
          </table:table-cell>
          <table:table-cell office:value-type="float" office:value="0.000000006888669">
            <text:p>6.889E-09</text:p>
          </table:table-cell>
          <table:table-cell office:value-type="float" office:value="1.683734E-028">
            <text:p>1.684E-2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2729382">
            <text:p>2.729E-01</text:p>
          </table:table-cell>
          <table:table-cell office:value-type="float" office:value="0.04913855">
            <text:p>4.914E-02</text:p>
          </table:table-cell>
          <table:table-cell office:value-type="float" office:value="0.00000008709571">
            <text:p>8.710E-08</text:p>
          </table:table-cell>
          <table:table-cell office:value-type="float" office:value="0.00000003165599">
            <text:p>3.166E-08</text:p>
          </table:table-cell>
          <table:table-cell office:value-type="float" office:value="1.625182E-015">
            <text:p>1.625E-15</text:p>
          </table:table-cell>
          <table:table-cell office:value-type="float" office:value="0.000000006073814">
            <text:p>6.074E-09</text:p>
          </table:table-cell>
          <table:table-cell office:value-type="float" office:value="-3.488251E-016">
            <text:p>-3.488E-1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2746728">
            <text:p>2.747E-01</text:p>
          </table:table-cell>
          <table:table-cell office:value-type="float" office:value="0.05009145">
            <text:p>5.009E-02</text:p>
          </table:table-cell>
          <table:table-cell office:value-type="float" office:value="0.00000006291264">
            <text:p>6.291E-08</text:p>
          </table:table-cell>
          <table:table-cell office:value-type="float" office:value="0.00000002967712">
            <text:p>2.968E-08</text:p>
          </table:table-cell>
          <table:table-cell office:value-type="float" office:value="1.281896E-015">
            <text:p>1.282E-15</text:p>
          </table:table-cell>
          <table:table-cell office:value-type="float" office:value="0.000000006629459">
            <text:p>6.629E-09</text:p>
          </table:table-cell>
          <table:table-cell office:value-type="float" office:value="-3.357893E-017">
            <text:p>-3.358E-1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750333">
            <text:p>2.750E-01</text:p>
          </table:table-cell>
          <table:table-cell office:value-type="float" office:value="0.05027102">
            <text:p>5.027E-02</text:p>
          </table:table-cell>
          <table:table-cell office:value-type="float" office:value="0.00000006437802">
            <text:p>6.438E-08</text:p>
          </table:table-cell>
          <table:table-cell office:value-type="float" office:value="0.00000002716979">
            <text:p>2.717E-08</text:p>
          </table:table-cell>
          <table:table-cell office:value-type="float" office:value="1.136215E-015">
            <text:p>1.136E-15</text:p>
          </table:table-cell>
          <table:table-cell office:value-type="float" office:value="0.000000006087372">
            <text:p>6.087E-09</text:p>
          </table:table-cell>
          <table:table-cell office:value-type="float" office:value="1.495283E-017">
            <text:p>1.495E-1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2749411">
            <text:p>2.749E-01</text:p>
          </table:table-cell>
          <table:table-cell office:value-type="float" office:value="0.05024031">
            <text:p>5.024E-02</text:p>
          </table:table-cell>
          <table:table-cell office:value-type="float" office:value="0.0000001389967">
            <text:p>1.390E-07</text:p>
          </table:table-cell>
          <table:table-cell office:value-type="float" office:value="0.00000005312139">
            <text:p>5.312E-08</text:p>
          </table:table-cell>
          <table:table-cell office:value-type="float" office:value="4.492956E-015">
            <text:p>4.493E-15</text:p>
          </table:table-cell>
          <table:table-cell office:value-type="float" office:value="0.00000001070439">
            <text:p>1.070E-08</text:p>
          </table:table-cell>
          <table:table-cell office:value-type="float" office:value="8.057732E-016">
            <text:p>8.058E-1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750089">
            <text:p>2.750E-01</text:p>
          </table:table-cell>
          <table:table-cell office:value-type="float" office:value="0.05025811">
            <text:p>5.026E-02</text:p>
          </table:table-cell>
          <table:table-cell office:value-type="float" office:value="0.000000158125">
            <text:p>1.581E-07</text:p>
          </table:table-cell>
          <table:table-cell office:value-type="float" office:value="0.00000007515685">
            <text:p>7.516E-08</text:p>
          </table:table-cell>
          <table:table-cell office:value-type="float" office:value="8.192876E-015">
            <text:p>8.193E-15</text:p>
          </table:table-cell>
          <table:table-cell office:value-type="float" office:value="0.0000000168283">
            <text:p>1.683E-08</text:p>
          </table:table-cell>
          <table:table-cell office:value-type="float" office:value="7.16719E-017">
            <text:p>7.167E-17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2749277">
            <text:p>2.749E-01</text:p>
          </table:table-cell>
          <table:table-cell office:value-type="float" office:value="0.0502149">
            <text:p>5.021E-02</text:p>
          </table:table-cell>
          <table:table-cell office:value-type="float" office:value="0.00000004150555">
            <text:p>4.151E-08</text:p>
          </table:table-cell>
          <table:table-cell office:value-type="float" office:value="0.0000000127493">
            <text:p>1.275E-08</text:p>
          </table:table-cell>
          <table:table-cell office:value-type="float" office:value="2.762608E-016">
            <text:p>2.763E-16</text:p>
          </table:table-cell>
          <table:table-cell office:value-type="float" office:value="0.000000002121066">
            <text:p>2.121E-09</text:p>
          </table:table-cell>
          <table:table-cell office:value-type="float" office:value="-9.845399E-017">
            <text:p>-9.845E-1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2744441">
            <text:p>2.744E-01</text:p>
          </table:table-cell>
          <table:table-cell office:value-type="float" office:value="0.04994242">
            <text:p>4.994E-02</text:p>
          </table:table-cell>
          <table:table-cell office:value-type="float" office:value="0.00000008929856">
            <text:p>8.930E-08</text:p>
          </table:table-cell>
          <table:table-cell office:value-type="float" office:value="0.00000003000463">
            <text:p>3.000E-08</text:p>
          </table:table-cell>
          <table:table-cell office:value-type="float" office:value="1.492135E-015">
            <text:p>1.492E-15</text:p>
          </table:table-cell>
          <table:table-cell office:value-type="float" office:value="0.000000005442047">
            <text:p>5.442E-09</text:p>
          </table:table-cell>
          <table:table-cell office:value-type="float" office:value="-4.309391E-016">
            <text:p>-4.309E-1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738782">
            <text:p>2.739E-01</text:p>
          </table:table-cell>
          <table:table-cell office:value-type="float" office:value="0.04964082">
            <text:p>4.964E-02</text:p>
          </table:table-cell>
          <table:table-cell office:value-type="float" office:value="0.0000001589625">
            <text:p>1.590E-07</text:p>
          </table:table-cell>
          <table:table-cell office:value-type="float" office:value="0.00000005619158">
            <text:p>5.619E-08</text:p>
          </table:table-cell>
          <table:table-cell office:value-type="float" office:value="5.155285E-015">
            <text:p>5.155E-15</text:p>
          </table:table-cell>
          <table:table-cell office:value-type="float" office:value="0.00000001071553">
            <text:p>1.072E-08</text:p>
          </table:table-cell>
          <table:table-cell office:value-type="float" office:value="-1.275489E-015">
            <text:p>-1.275E-1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2746995">
            <text:p>2.747E-01</text:p>
          </table:table-cell>
          <table:table-cell office:value-type="float" office:value="0.05008868">
            <text:p>5.009E-02</text:p>
          </table:table-cell>
          <table:table-cell office:value-type="float" office:value="0.00000008043285">
            <text:p>8.043E-08</text:p>
          </table:table-cell>
          <table:table-cell office:value-type="float" office:value="0.00000003255087">
            <text:p>3.255E-08</text:p>
          </table:table-cell>
          <table:table-cell office:value-type="float" office:value="1.65513E-015">
            <text:p>1.655E-15</text:p>
          </table:table-cell>
          <table:table-cell office:value-type="float" office:value="0.000000006939">
            <text:p>6.939E-09</text:p>
          </table:table-cell>
          <table:table-cell office:value-type="float" office:value="-1.861146E-016">
            <text:p>-1.861E-1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2752822">
            <text:p>2.753E-01</text:p>
          </table:table-cell>
          <table:table-cell office:value-type="float" office:value="0.05041337">
            <text:p>5.041E-02</text:p>
          </table:table-cell>
          <table:table-cell office:value-type="float" office:value="0.0000001109119">
            <text:p>1.109E-07</text:p>
          </table:table-cell>
          <table:table-cell office:value-type="float" office:value="0.0000000337348">
            <text:p>3.373E-08</text:p>
          </table:table-cell>
          <table:table-cell office:value-type="float" office:value="1.926926E-015">
            <text:p>1.927E-15</text:p>
          </table:table-cell>
          <table:table-cell office:value-type="float" office:value="0.000000005489235">
            <text:p>5.489E-09</text:p>
          </table:table-cell>
          <table:table-cell office:value-type="float" office:value="-7.382578E-016">
            <text:p>-7.383E-1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274079">
            <text:p>2.741E-01</text:p>
          </table:table-cell>
          <table:table-cell office:value-type="float" office:value="0.04973841">
            <text:p>4.974E-02</text:p>
          </table:table-cell>
          <table:table-cell office:value-type="float" office:value="0.00000007469816">
            <text:p>7.470E-08</text:p>
          </table:table-cell>
          <table:table-cell office:value-type="float" office:value="0.00000001849799">
            <text:p>1.850E-08</text:p>
          </table:table-cell>
          <table:table-cell office:value-type="float" office:value="6.003579E-016">
            <text:p>6.004E-16</text:p>
          </table:table-cell>
          <table:table-cell office:value-type="float" office:value="0.000000002556387">
            <text:p>2.556E-09</text:p>
          </table:table-cell>
          <table:table-cell office:value-type="float" office:value="3.352264E-016">
            <text:p>3.352E-1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2747387">
            <text:p>2.747E-01</text:p>
          </table:table-cell>
          <table:table-cell office:value-type="float" office:value="0.05010813">
            <text:p>5.011E-02</text:p>
          </table:table-cell>
          <table:table-cell office:value-type="float" office:value="0.0000001766315">
            <text:p>1.766E-07</text:p>
          </table:table-cell>
          <table:table-cell office:value-type="float" office:value="0.00000007908149">
            <text:p>7.908E-08</text:p>
          </table:table-cell>
          <table:table-cell office:value-type="float" office:value="9.329371E-015">
            <text:p>9.329E-15</text:p>
          </table:table-cell>
          <table:table-cell office:value-type="float" office:value="0.00000001748328">
            <text:p>1.748E-08</text:p>
          </table:table-cell>
          <table:table-cell office:value-type="float" office:value="-5.646438E-016">
            <text:p>-5.646E-1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752522">
            <text:p>2.753E-01</text:p>
          </table:table-cell>
          <table:table-cell office:value-type="float" office:value="0.050388">
            <text:p>5.039E-02</text:p>
          </table:table-cell>
          <table:table-cell office:value-type="float" office:value="0.0000001142017">
            <text:p>1.142E-07</text:p>
          </table:table-cell>
          <table:table-cell office:value-type="float" office:value="0.00000005295163">
            <text:p>5.295E-08</text:p>
          </table:table-cell>
          <table:table-cell office:value-type="float" office:value="4.117299E-015">
            <text:p>4.117E-15</text:p>
          </table:table-cell>
          <table:table-cell office:value-type="float" office:value="0.00000001186537">
            <text:p>1.187E-08</text:p>
          </table:table-cell>
          <table:table-cell office:value-type="float" office:value="5.785847E-017">
            <text:p>5.786E-1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2745932">
            <text:p>2.746E-01</text:p>
          </table:table-cell>
          <table:table-cell office:value-type="float" office:value="0.05003351">
            <text:p>5.003E-02</text:p>
          </table:table-cell>
          <table:table-cell office:value-type="float" office:value="0.00000006921013">
            <text:p>6.921E-08</text:p>
          </table:table-cell>
          <table:table-cell office:value-type="float" office:value="0.00000002664189">
            <text:p>2.664E-08</text:p>
          </table:table-cell>
          <table:table-cell office:value-type="float" office:value="1.128718E-015">
            <text:p>1.129E-15</text:p>
          </table:table-cell>
          <table:table-cell office:value-type="float" office:value="0.000000005454875">
            <text:p>5.455E-09</text:p>
          </table:table-cell>
          <table:table-cell office:value-type="float" office:value="-1.864698E-016">
            <text:p>-1.865E-1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2740652">
            <text:p>2.741E-01</text:p>
          </table:table-cell>
          <table:table-cell office:value-type="float" office:value="0.04974066">
            <text:p>4.974E-02</text:p>
          </table:table-cell>
          <table:table-cell office:value-type="float" office:value="0.000000063369">
            <text:p>6.337E-08</text:p>
          </table:table-cell>
          <table:table-cell office:value-type="float" office:value="0.00000002628771">
            <text:p>2.629E-08</text:p>
          </table:table-cell>
          <table:table-cell office:value-type="float" office:value="1.060992E-015">
            <text:p>1.061E-15</text:p>
          </table:table-cell>
          <table:table-cell office:value-type="float" office:value="0.000000005327157">
            <text:p>5.327E-09</text:p>
          </table:table-cell>
          <table:table-cell office:value-type="float" office:value="1.595448E-016">
            <text:p>1.595E-1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2743417">
            <text:p>2.743E-01</text:p>
          </table:table-cell>
          <table:table-cell office:value-type="float" office:value="0.04988998">
            <text:p>4.989E-02</text:p>
          </table:table-cell>
          <table:table-cell office:value-type="float" office:value="0.00000007479351">
            <text:p>7.479E-08</text:p>
          </table:table-cell>
          <table:table-cell office:value-type="float" office:value="0.00000002873998">
            <text:p>2.874E-08</text:p>
          </table:table-cell>
          <table:table-cell office:value-type="float" office:value="1.311538E-015">
            <text:p>1.312E-15</text:p>
          </table:table-cell>
          <table:table-cell office:value-type="float" office:value="0.000000005860242">
            <text:p>5.860E-09</text:p>
          </table:table-cell>
          <table:table-cell office:value-type="float" office:value="-2.353275E-016">
            <text:p>-2.353E-1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2735412">
            <text:p>2.735E-01</text:p>
          </table:table-cell>
          <table:table-cell office:value-type="float" office:value="0.04946084">
            <text:p>4.946E-02</text:p>
          </table:table-cell>
          <table:table-cell office:value-type="float" office:value="0.00000003301245">
            <text:p>3.301E-08</text:p>
          </table:table-cell>
          <table:table-cell office:value-type="float" office:value="0.00000001225311">
            <text:p>1.225E-08</text:p>
          </table:table-cell>
          <table:table-cell office:value-type="float" office:value="2.419823E-016">
            <text:p>2.420E-16</text:p>
          </table:table-cell>
          <table:table-cell office:value-type="float" office:value="0.000000002445487">
            <text:p>2.445E-09</text:p>
          </table:table-cell>
          <table:table-cell office:value-type="float" office:value="-4.665209E-017">
            <text:p>-4.665E-1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752919">
            <text:p>2.753E-01</text:p>
          </table:table-cell>
          <table:table-cell office:value-type="float" office:value="0.05042111">
            <text:p>5.042E-02</text:p>
          </table:table-cell>
          <table:table-cell office:value-type="float" office:value="0.00000006218621">
            <text:p>6.219E-08</text:p>
          </table:table-cell>
          <table:table-cell office:value-type="float" office:value="0.00000001342879">
            <text:p>1.343E-08</text:p>
          </table:table-cell>
          <table:table-cell office:value-type="float" office:value="3.053066E-016">
            <text:p>3.053E-16</text:p>
          </table:table-cell>
          <table:table-cell office:value-type="float" office:value="0.000000001380639">
            <text:p>1.381E-09</text:p>
          </table:table-cell>
          <table:table-cell office:value-type="float" office:value="2.395432E-016">
            <text:p>2.395E-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2756408">
            <text:p>2.756E-01</text:p>
          </table:table-cell>
          <table:table-cell office:value-type="float" office:value="0.05061611">
            <text:p>5.062E-02</text:p>
          </table:table-cell>
          <table:table-cell office:value-type="float" office:value="0.00000001489872">
            <text:p>1.490E-08</text:p>
          </table:table-cell>
          <table:table-cell office:value-type="float" office:value="0.00000000273911">
            <text:p>2.739E-09</text:p>
          </table:table-cell>
          <table:table-cell office:value-type="float" office:value="1.1886E-017">
            <text:p>1.189E-17</text:p>
          </table:table-cell>
          <table:table-cell office:value-type="float" office:value="0.0000000001818989">
            <text:p>1.819E-10</text:p>
          </table:table-cell>
          <table:table-cell office:value-type="float" office:value="-1.284147E-017">
            <text:p>-1.284E-1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2739652">
            <text:p>2.740E-01</text:p>
          </table:table-cell>
          <table:table-cell office:value-type="float" office:value="0.04969256">
            <text:p>4.969E-02</text:p>
          </table:table-cell>
          <table:table-cell office:value-type="float" office:value="0.0000001065262">
            <text:p>1.065E-07</text:p>
          </table:table-cell>
          <table:table-cell office:value-type="float" office:value="0.0000000508859">
            <text:p>5.089E-08</text:p>
          </table:table-cell>
          <table:table-cell office:value-type="float" office:value="3.746427E-015">
            <text:p>3.746E-15</text:p>
          </table:table-cell>
          <table:table-cell office:value-type="float" office:value="0.00000001133869">
            <text:p>1.134E-08</text:p>
          </table:table-cell>
          <table:table-cell office:value-type="float" office:value="2.131445E-017">
            <text:p>2.131E-1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274749">
            <text:p>2.747E-01</text:p>
          </table:table-cell>
          <table:table-cell office:value-type="float" office:value="0.05011947">
            <text:p>5.012E-02</text:p>
          </table:table-cell>
          <table:table-cell office:value-type="float" office:value="0.0000001804363">
            <text:p>1.804E-07</text:p>
          </table:table-cell>
          <table:table-cell office:value-type="float" office:value="0.00000006788986">
            <text:p>6.789E-08</text:p>
          </table:table-cell>
          <table:table-cell office:value-type="float" office:value="7.402267E-015">
            <text:p>7.402E-15</text:p>
          </table:table-cell>
          <table:table-cell office:value-type="float" office:value="0.00000001390918">
            <text:p>1.391E-08</text:p>
          </table:table-cell>
          <table:table-cell office:value-type="float" office:value="1.290797E-015">
            <text:p>1.291E-1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2739647">
            <text:p>2.740E-01</text:p>
          </table:table-cell>
          <table:table-cell office:value-type="float" office:value="0.04969266">
            <text:p>4.969E-02</text:p>
          </table:table-cell>
          <table:table-cell office:value-type="float" office:value="0.00000005372604">
            <text:p>5.373E-08</text:p>
          </table:table-cell>
          <table:table-cell office:value-type="float" office:value="0.00000002579916">
            <text:p>2.580E-08</text:p>
          </table:table-cell>
          <table:table-cell office:value-type="float" office:value="9.605073E-016">
            <text:p>9.605E-16</text:p>
          </table:table-cell>
          <table:table-cell office:value-type="float" office:value="0.000000005751074">
            <text:p>5.751E-09</text:p>
          </table:table-cell>
          <table:table-cell office:value-type="float" office:value="-7.781302E-019">
            <text:p>-7.781E-1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746696">
            <text:p>2.747E-01</text:p>
          </table:table-cell>
          <table:table-cell office:value-type="float" office:value="0.0500848">
            <text:p>5.008E-02</text:p>
          </table:table-cell>
          <table:table-cell office:value-type="float" office:value="0.0000001178526">
            <text:p>1.179E-07</text:p>
          </table:table-cell>
          <table:table-cell office:value-type="float" office:value="0.00000003095718">
            <text:p>3.096E-08</text:p>
          </table:table-cell>
          <table:table-cell office:value-type="float" office:value="1.696291E-015">
            <text:p>1.696E-15</text:p>
          </table:table-cell>
          <table:table-cell office:value-type="float" office:value="0.000000004984657">
            <text:p>4.985E-09</text:p>
          </table:table-cell>
          <table:table-cell office:value-type="float" office:value="7.867761E-016">
            <text:p>7.868E-1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745822">
            <text:p>2.746E-01</text:p>
          </table:table-cell>
          <table:table-cell office:value-type="float" office:value="0.05002071">
            <text:p>5.002E-02</text:p>
          </table:table-cell>
          <table:table-cell office:value-type="float" office:value="0.0000001198532">
            <text:p>1.199E-07</text:p>
          </table:table-cell>
          <table:table-cell office:value-type="float" office:value="0.00000005341847">
            <text:p>5.342E-08</text:p>
          </table:table-cell>
          <table:table-cell office:value-type="float" office:value="4.267158E-015">
            <text:p>4.267E-15</text:p>
          </table:table-cell>
          <table:table-cell office:value-type="float" office:value="0.00000001175345">
            <text:p>1.175E-08</text:p>
          </table:table-cell>
          <table:table-cell office:value-type="float" office:value="2.464826E-016">
            <text:p>2.465E-1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2745663">
            <text:p>2.746E-01</text:p>
          </table:table-cell>
          <table:table-cell office:value-type="float" office:value="0.05001944">
            <text:p>5.002E-02</text:p>
          </table:table-cell>
          <table:table-cell office:value-type="float" office:value="0.0000001357952">
            <text:p>1.358E-07</text:p>
          </table:table-cell>
          <table:table-cell office:value-type="float" office:value="0.00000004650679">
            <text:p>4.651E-08</text:p>
          </table:table-cell>
          <table:table-cell office:value-type="float" office:value="3.582708E-015">
            <text:p>3.583E-15</text:p>
          </table:table-cell>
          <table:table-cell office:value-type="float" office:value="0.000000008743506">
            <text:p>8.744E-09</text:p>
          </table:table-cell>
          <table:table-cell office:value-type="float" office:value="-9.0756E-016">
            <text:p>-9.076E-1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274942">
            <text:p>2.749E-01</text:p>
          </table:table-cell>
          <table:table-cell office:value-type="float" office:value="0.05021981">
            <text:p>5.022E-02</text:p>
          </table:table-cell>
          <table:table-cell office:value-type="float" office:value="0.00000007584281">
            <text:p>7.584E-08</text:p>
          </table:table-cell>
          <table:table-cell office:value-type="float" office:value="0.00000003050621">
            <text:p>3.051E-08</text:p>
          </table:table-cell>
          <table:table-cell office:value-type="float" office:value="1.449743E-015">
            <text:p>1.450E-15</text:p>
          </table:table-cell>
          <table:table-cell office:value-type="float" office:value="0.000000006305651">
            <text:p>6.306E-09</text:p>
          </table:table-cell>
          <table:table-cell office:value-type="float" office:value="-2.267555E-016">
            <text:p>-2.268E-1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2748207">
            <text:p>2.748E-01</text:p>
          </table:table-cell>
          <table:table-cell office:value-type="float" office:value="0.05016481">
            <text:p>5.016E-02</text:p>
          </table:table-cell>
          <table:table-cell office:value-type="float" office:value="0.00000003541153">
            <text:p>3.541E-08</text:p>
          </table:table-cell>
          <table:table-cell office:value-type="float" office:value="0.0000000147702">
            <text:p>1.477E-08</text:p>
          </table:table-cell>
          <table:table-cell office:value-type="float" office:value="3.339741E-016">
            <text:p>3.340E-16</text:p>
          </table:table-cell>
          <table:table-cell office:value-type="float" office:value="0.000000003011291">
            <text:p>3.011E-09</text:p>
          </table:table-cell>
          <table:table-cell office:value-type="float" office:value="-5.065623E-017">
            <text:p>-5.066E-1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749081">
            <text:p>2.749E-01</text:p>
          </table:table-cell>
          <table:table-cell office:value-type="float" office:value="0.05020457">
            <text:p>5.020E-02</text:p>
          </table:table-cell>
          <table:table-cell office:value-type="float" office:value="0.00000005212093">
            <text:p>5.212E-08</text:p>
          </table:table-cell>
          <table:table-cell office:value-type="float" office:value="0.00000001996492">
            <text:p>1.996E-08</text:p>
          </table:table-cell>
          <table:table-cell office:value-type="float" office:value="6.375179E-016">
            <text:p>6.375E-16</text:p>
          </table:table-cell>
          <table:table-cell office:value-type="float" office:value="0.000000004179892">
            <text:p>4.180E-09</text:p>
          </table:table-cell>
          <table:table-cell office:value-type="float" office:value="-9.136899E-017">
            <text:p>-9.137E-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2738531">
            <text:p>2.739E-01</text:p>
          </table:table-cell>
          <table:table-cell office:value-type="float" office:value="0.0496245">
            <text:p>4.962E-02</text:p>
          </table:table-cell>
          <table:table-cell office:value-type="float" office:value="0.00000006047784">
            <text:p>6.048E-08</text:p>
          </table:table-cell>
          <table:table-cell office:value-type="float" office:value="0.00000003045663">
            <text:p>3.046E-08</text:p>
          </table:table-cell>
          <table:table-cell office:value-type="float" office:value="1.306974E-015">
            <text:p>1.307E-15</text:p>
          </table:table-cell>
          <table:table-cell office:value-type="float" office:value="0.000000006783065">
            <text:p>6.783E-09</text:p>
          </table:table-cell>
          <table:table-cell office:value-type="float" office:value="2.06247E-017">
            <text:p>2.062E-1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742979">
            <text:p>2.743E-01</text:p>
          </table:table-cell>
          <table:table-cell office:value-type="float" office:value="0.04986146">
            <text:p>4.986E-02</text:p>
          </table:table-cell>
          <table:table-cell office:value-type="float" office:value="0.0000000805763">
            <text:p>8.058E-08</text:p>
          </table:table-cell>
          <table:table-cell office:value-type="float" office:value="0.00000003551289">
            <text:p>3.551E-08</text:p>
          </table:table-cell>
          <table:table-cell office:value-type="float" office:value="1.885856E-015">
            <text:p>1.886E-15</text:p>
          </table:table-cell>
          <table:table-cell office:value-type="float" office:value="0.000000007423627">
            <text:p>7.424E-09</text:p>
          </table:table-cell>
          <table:table-cell office:value-type="float" office:value="2.288445E-016">
            <text:p>2.288E-1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2750449">
            <text:p>2.750E-01</text:p>
          </table:table-cell>
          <table:table-cell office:value-type="float" office:value="0.05029087">
            <text:p>5.029E-02</text:p>
          </table:table-cell>
          <table:table-cell office:value-type="float" office:value="0.0000000822693">
            <text:p>8.227E-08</text:p>
          </table:table-cell>
          <table:table-cell office:value-type="float" office:value="0.00000003394779">
            <text:p>3.395E-08</text:p>
          </table:table-cell>
          <table:table-cell office:value-type="float" office:value="1.793841E-015">
            <text:p>1.794E-15</text:p>
          </table:table-cell>
          <table:table-cell office:value-type="float" office:value="0.000000007610716">
            <text:p>7.611E-09</text:p>
          </table:table-cell>
          <table:table-cell office:value-type="float" office:value="2.785089E-017">
            <text:p>2.785E-17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2743272">
            <text:p>2.743E-01</text:p>
          </table:table-cell>
          <table:table-cell office:value-type="float" office:value="0.0498795">
            <text:p>4.988E-02</text:p>
          </table:table-cell>
          <table:table-cell office:value-type="float" office:value="0.00000006170329">
            <text:p>6.170E-08</text:p>
          </table:table-cell>
          <table:table-cell office:value-type="float" office:value="0.00000003266606">
            <text:p>3.267E-08</text:p>
          </table:table-cell>
          <table:table-cell office:value-type="float" office:value="1.466512E-015">
            <text:p>1.467E-15</text:p>
          </table:table-cell>
          <table:table-cell office:value-type="float" office:value="0.000000007295357">
            <text:p>7.295E-09</text:p>
          </table:table-cell>
          <table:table-cell office:value-type="float" office:value="1.171016E-017">
            <text:p>1.171E-17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2748926">
            <text:p>2.749E-01</text:p>
          </table:table-cell>
          <table:table-cell office:value-type="float" office:value="0.05020715">
            <text:p>5.021E-02</text:p>
          </table:table-cell>
          <table:table-cell office:value-type="float" office:value="0.00000003698034">
            <text:p>3.698E-08</text:p>
          </table:table-cell>
          <table:table-cell office:value-type="float" office:value="0.00000001730761">
            <text:p>1.731E-08</text:p>
          </table:table-cell>
          <table:table-cell office:value-type="float" office:value="4.366115E-016">
            <text:p>4.366E-16</text:p>
          </table:table-cell>
          <table:table-cell office:value-type="float" office:value="0.000000003806101">
            <text:p>3.806E-09</text:p>
          </table:table-cell>
          <table:table-cell office:value-type="float" office:value="3.312227E-017">
            <text:p>3.312E-1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2746232">
            <text:p>2.746E-01</text:p>
          </table:table-cell>
          <table:table-cell office:value-type="float" office:value="0.05005328">
            <text:p>5.005E-02</text:p>
          </table:table-cell>
          <table:table-cell office:value-type="float" office:value="0.00000007149463">
            <text:p>7.149E-08</text:p>
          </table:table-cell>
          <table:table-cell office:value-type="float" office:value="0.00000002877911">
            <text:p>2.878E-08</text:p>
          </table:table-cell>
          <table:table-cell office:value-type="float" office:value="1.305414E-015">
            <text:p>1.305E-15</text:p>
          </table:table-cell>
          <table:table-cell office:value-type="float" office:value="0.000000006438621">
            <text:p>6.439E-09</text:p>
          </table:table-cell>
          <table:table-cell office:value-type="float" office:value="-5.89161E-018">
            <text:p>-5.892E-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738156">
            <text:p>2.738E-01</text:p>
          </table:table-cell>
          <table:table-cell office:value-type="float" office:value="0.04961294">
            <text:p>4.961E-02</text:p>
          </table:table-cell>
          <table:table-cell office:value-type="float" office:value="0.00000007424446">
            <text:p>7.424E-08</text:p>
          </table:table-cell>
          <table:table-cell office:value-type="float" office:value="0.00000003080346">
            <text:p>3.080E-08</text:p>
          </table:table-cell>
          <table:table-cell office:value-type="float" office:value="1.463992E-015">
            <text:p>1.464E-15</text:p>
          </table:table-cell>
          <table:table-cell office:value-type="float" office:value="0.000000006504658">
            <text:p>6.505E-09</text:p>
          </table:table-cell>
          <table:table-cell office:value-type="float" office:value="1.635281E-016">
            <text:p>1.635E-1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2743792">
            <text:p>2.744E-01</text:p>
          </table:table-cell>
          <table:table-cell office:value-type="float" office:value="0.04991561">
            <text:p>4.992E-02</text:p>
          </table:table-cell>
          <table:table-cell office:value-type="float" office:value="0.00000006785793">
            <text:p>6.786E-08</text:p>
          </table:table-cell>
          <table:table-cell office:value-type="float" office:value="0.00000003000721">
            <text:p>3.001E-08</text:p>
          </table:table-cell>
          <table:table-cell office:value-type="float" office:value="1.35382E-015">
            <text:p>1.354E-15</text:p>
          </table:table-cell>
          <table:table-cell office:value-type="float" office:value="0.000000006701469">
            <text:p>6.701E-09</text:p>
          </table:table-cell>
          <table:table-cell office:value-type="float" office:value="2.559237E-017">
            <text:p>2.559E-1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2751554">
            <text:p>2.752E-01</text:p>
          </table:table-cell>
          <table:table-cell office:value-type="float" office:value="0.05032388">
            <text:p>5.032E-02</text:p>
          </table:table-cell>
          <table:table-cell office:value-type="float" office:value="0.00000006501669">
            <text:p>6.502E-08</text:p>
          </table:table-cell>
          <table:table-cell office:value-type="float" office:value="0.0000000286276">
            <text:p>2.863E-08</text:p>
          </table:table-cell>
          <table:table-cell office:value-type="float" office:value="1.235065E-015">
            <text:p>1.235E-15</text:p>
          </table:table-cell>
          <table:table-cell office:value-type="float" office:value="0.000000006421553">
            <text:p>6.422E-09</text:p>
          </table:table-cell>
          <table:table-cell office:value-type="float" office:value="-8.990186E-019">
            <text:p>-8.990E-1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2065">
            <text:p>2.742E-01</text:p>
          </table:table-cell>
          <table:table-cell office:value-type="float" office:value="0.04982631">
            <text:p>4.983E-02</text:p>
          </table:table-cell>
          <table:table-cell office:value-type="float" office:value="0.00000007198942">
            <text:p>7.199E-08</text:p>
          </table:table-cell>
          <table:table-cell office:value-type="float" office:value="0.00000003049682">
            <text:p>3.050E-08</text:p>
          </table:table-cell>
          <table:table-cell office:value-type="float" office:value="1.42863E-015">
            <text:p>1.429E-15</text:p>
          </table:table-cell>
          <table:table-cell office:value-type="float" office:value="0.000000006804279">
            <text:p>6.804E-09</text:p>
          </table:table-cell>
          <table:table-cell office:value-type="float" office:value="3.011315E-017">
            <text:p>3.011E-1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2744631">
            <text:p>2.745E-01</text:p>
          </table:table-cell>
          <table:table-cell office:value-type="float" office:value="0.04997183">
            <text:p>4.997E-02</text:p>
          </table:table-cell>
          <table:table-cell office:value-type="float" office:value="0.00000006833594">
            <text:p>6.834E-08</text:p>
          </table:table-cell>
          <table:table-cell office:value-type="float" office:value="0.00000003165691">
            <text:p>3.166E-08</text:p>
          </table:table-cell>
          <table:table-cell office:value-type="float" office:value="1.472257E-015">
            <text:p>1.472E-15</text:p>
          </table:table-cell>
          <table:table-cell office:value-type="float" office:value="0.000000007074248">
            <text:p>7.074E-09</text:p>
          </table:table-cell>
          <table:table-cell office:value-type="float" office:value="2.08831E-017">
            <text:p>2.088E-1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743089">
            <text:p>2.743E-01</text:p>
          </table:table-cell>
          <table:table-cell office:value-type="float" office:value="0.04987725">
            <text:p>4.988E-02</text:p>
          </table:table-cell>
          <table:table-cell office:value-type="float" office:value="0.00000006507891">
            <text:p>6.508E-08</text:p>
          </table:table-cell>
          <table:table-cell office:value-type="float" office:value="0.00000003345108">
            <text:p>3.345E-08</text:p>
          </table:table-cell>
          <table:table-cell office:value-type="float" office:value="1.560686E-015">
            <text:p>1.561E-15</text:p>
          </table:table-cell>
          <table:table-cell office:value-type="float" office:value="0.000000007469318">
            <text:p>7.469E-09</text:p>
          </table:table-cell>
          <table:table-cell office:value-type="float" office:value="1.491823E-017">
            <text:p>1.492E-1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7513">
            <text:p>2.751E-01</text:p>
          </table:table-cell>
          <table:table-cell office:value-type="float" office:value="0.05032127">
            <text:p>5.032E-02</text:p>
          </table:table-cell>
          <table:table-cell office:value-type="float" office:value="0.00000006663054">
            <text:p>6.663E-08</text:p>
          </table:table-cell>
          <table:table-cell office:value-type="float" office:value="0.00000003034319">
            <text:p>3.034E-08</text:p>
          </table:table-cell>
          <table:table-cell office:value-type="float" office:value="1.364053E-015">
            <text:p>1.364E-15</text:p>
          </table:table-cell>
          <table:table-cell office:value-type="float" office:value="0.000000006799737">
            <text:p>6.800E-09</text:p>
          </table:table-cell>
          <table:table-cell office:value-type="float" office:value="2.890825E-017">
            <text:p>2.891E-1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2740431">
            <text:p>2.740E-01</text:p>
          </table:table-cell>
          <table:table-cell office:value-type="float" office:value="0.04973565">
            <text:p>4.974E-02</text:p>
          </table:table-cell>
          <table:table-cell office:value-type="float" office:value="0.00000006572083">
            <text:p>6.572E-08</text:p>
          </table:table-cell>
          <table:table-cell office:value-type="float" office:value="0.00000002995724">
            <text:p>2.996E-08</text:p>
          </table:table-cell>
          <table:table-cell office:value-type="float" office:value="1.329202E-015">
            <text:p>1.329E-15</text:p>
          </table:table-cell>
          <table:table-cell office:value-type="float" office:value="0.000000006680612">
            <text:p>6.681E-09</text:p>
          </table:table-cell>
          <table:table-cell office:value-type="float" office:value="-1.037406E-017">
            <text:p>-1.037E-1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745348">
            <text:p>2.745E-01</text:p>
          </table:table-cell>
          <table:table-cell office:value-type="float" office:value="0.04999851">
            <text:p>5.000E-02</text:p>
          </table:table-cell>
          <table:table-cell office:value-type="float" office:value="0.0000000661599">
            <text:p>6.616E-08</text:p>
          </table:table-cell>
          <table:table-cell office:value-type="float" office:value="0.00000003025184">
            <text:p>3.025E-08</text:p>
          </table:table-cell>
          <table:table-cell office:value-type="float" office:value="1.353168E-015">
            <text:p>1.353E-15</text:p>
          </table:table-cell>
          <table:table-cell office:value-type="float" office:value="0.000000006762793">
            <text:p>6.763E-09</text:p>
          </table:table-cell>
          <table:table-cell office:value-type="float" office:value="2.487318E-017">
            <text:p>2.487E-1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743388">
            <text:p>2.743E-01</text:p>
          </table:table-cell>
          <table:table-cell office:value-type="float" office:value="0.0498916">
            <text:p>4.989E-02</text:p>
          </table:table-cell>
          <table:table-cell office:value-type="float" office:value="0.00000006597117">
            <text:p>6.597E-08</text:p>
          </table:table-cell>
          <table:table-cell office:value-type="float" office:value="0.00000003023776">
            <text:p>3.024E-08</text:p>
          </table:table-cell>
          <table:table-cell office:value-type="float" office:value="1.350461E-015">
            <text:p>1.350E-15</text:p>
          </table:table-cell>
          <table:table-cell office:value-type="float" office:value="0.000000006752652">
            <text:p>6.753E-09</text:p>
          </table:table-cell>
          <table:table-cell office:value-type="float" office:value="-1.275967E-017">
            <text:p>-1.276E-17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60_50" table:style-name="ta1" table:print="false">
        <table:table-column table:style-name="co1" table:default-cell-style-name="Default"/>
        <table:table-column table:style-name="co6" table:number-columns-repeated="7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18025">
            <text:p>1.618E-01</text:p>
          </table:table-cell>
          <table:table-cell office:value-type="float" office:value="0.0008462208">
            <text:p>8.462E-04</text:p>
          </table:table-cell>
          <table:table-cell office:value-type="float" office:value="0.00000003722224">
            <text:p>3.722E-08</text:p>
          </table:table-cell>
          <table:table-cell office:value-type="float" office:value="0.0000000002582916">
            <text:p>2.583E-10</text:p>
          </table:table-cell>
          <table:table-cell office:value-type="float" office:value="-3.371928E-019">
            <text:p>-3.372E-19</text:p>
          </table:table-cell>
          <table:table-cell office:value-type="float" office:value="-0.000000000003684138">
            <text:p>-3.684E-12</text:p>
          </table:table-cell>
          <table:table-cell office:value-type="float" office:value="-7.264347E-019">
            <text:p>-7.264E-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1785">
            <text:p>1.618E-01</text:p>
          </table:table-cell>
          <table:table-cell office:value-type="float" office:value="0.0008189606">
            <text:p>8.190E-04</text:p>
          </table:table-cell>
          <table:table-cell office:value-type="float" office:value="0.00000003303911">
            <text:p>3.304E-08</text:p>
          </table:table-cell>
          <table:table-cell office:value-type="float" office:value="0.0000000003452342">
            <text:p>3.452E-10</text:p>
          </table:table-cell>
          <table:table-cell office:value-type="float" office:value="-6.394316E-019">
            <text:p>-6.394E-19</text:p>
          </table:table-cell>
          <table:table-cell office:value-type="float" office:value="-0.000000000005388921">
            <text:p>-5.389E-12</text:p>
          </table:table-cell>
          <table:table-cell office:value-type="float" office:value="-9.749861E-019">
            <text:p>-9.750E-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17481">
            <text:p>1.617E-01</text:p>
          </table:table-cell>
          <table:table-cell office:value-type="float" office:value="0.0008141316">
            <text:p>8.141E-04</text:p>
          </table:table-cell>
          <table:table-cell office:value-type="float" office:value="0.00000005883282">
            <text:p>5.883E-08</text:p>
          </table:table-cell>
          <table:table-cell office:value-type="float" office:value="0.000000000624892">
            <text:p>6.249E-10</text:p>
          </table:table-cell>
          <table:table-cell office:value-type="float" office:value="-1.559802E-018">
            <text:p>-1.560E-18</text:p>
          </table:table-cell>
          <table:table-cell office:value-type="float" office:value="-0.00000000001036526">
            <text:p>-1.037E-11</text:p>
          </table:table-cell>
          <table:table-cell office:value-type="float" office:value="-3.452978E-018">
            <text:p>-3.453E-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348247">
            <text:p>3.348E-08</text:p>
          </table:table-cell>
          <table:table-cell office:value-type="float" office:value="0.0000000002247447">
            <text:p>2.247E-10</text:p>
          </table:table-cell>
          <table:table-cell office:value-type="float" office:value="-6.024556E-019">
            <text:p>-6.025E-19</text:p>
          </table:table-cell>
          <table:table-cell office:value-type="float" office:value="-0.000000000005802942">
            <text:p>-5.803E-12</text:p>
          </table:table-cell>
          <table:table-cell office:value-type="float" office:value="-1.309072E-019">
            <text:p>-1.309E-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17427">
            <text:p>1.617E-01</text:p>
          </table:table-cell>
          <table:table-cell office:value-type="float" office:value="0.0008115826">
            <text:p>8.116E-04</text:p>
          </table:table-cell>
          <table:table-cell office:value-type="float" office:value="0.00000005903997">
            <text:p>5.904E-08</text:p>
          </table:table-cell>
          <table:table-cell office:value-type="float" office:value="0.0000000004396274">
            <text:p>4.396E-10</text:p>
          </table:table-cell>
          <table:table-cell office:value-type="float" office:value="-8.31576E-019">
            <text:p>-8.316E-19</text:p>
          </table:table-cell>
          <table:table-cell office:value-type="float" office:value="-0.000000000006819661">
            <text:p>-6.820E-12</text:p>
          </table:table-cell>
          <table:table-cell office:value-type="float" office:value="-2.079658E-018">
            <text:p>-2.080E-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18242">
            <text:p>1.618E-01</text:p>
          </table:table-cell>
          <table:table-cell office:value-type="float" office:value="0.0008377131">
            <text:p>8.377E-04</text:p>
          </table:table-cell>
          <table:table-cell office:value-type="float" office:value="0.00000003507183">
            <text:p>3.507E-08</text:p>
          </table:table-cell>
          <table:table-cell office:value-type="float" office:value="0.0000000002501775">
            <text:p>2.502E-10</text:p>
          </table:table-cell>
          <table:table-cell office:value-type="float" office:value="1.313871E-019">
            <text:p>1.314E-19</text:p>
          </table:table-cell>
          <table:table-cell office:value-type="float" office:value="-0.0000000000003863773">
            <text:p>-3.864E-13</text:p>
          </table:table-cell>
          <table:table-cell office:value-type="float" office:value="-7.293169E-019">
            <text:p>-7.293E-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17675">
            <text:p>1.618E-01</text:p>
          </table:table-cell>
          <table:table-cell office:value-type="float" office:value="0.0008021159">
            <text:p>8.021E-04</text:p>
          </table:table-cell>
          <table:table-cell office:value-type="float" office:value="0.00000003970544">
            <text:p>3.971E-08</text:p>
          </table:table-cell>
          <table:table-cell office:value-type="float" office:value="0.0000000003885877">
            <text:p>3.886E-10</text:p>
          </table:table-cell>
          <table:table-cell office:value-type="float" office:value="-1.925528E-019">
            <text:p>-1.926E-19</text:p>
          </table:table-cell>
          <table:table-cell office:value-type="float" office:value="-0.000000000003659482">
            <text:p>-3.659E-12</text:p>
          </table:table-cell>
          <table:table-cell office:value-type="float" office:value="-1.514171E-018">
            <text:p>-1.514E-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17974">
            <text:p>1.618E-01</text:p>
          </table:table-cell>
          <table:table-cell office:value-type="float" office:value="0.0008204298">
            <text:p>8.204E-04</text:p>
          </table:table-cell>
          <table:table-cell office:value-type="float" office:value="0.00000001548837">
            <text:p>1.549E-08</text:p>
          </table:table-cell>
          <table:table-cell office:value-type="float" office:value="0.0000000001406683">
            <text:p>1.407E-10</text:p>
          </table:table-cell>
          <table:table-cell office:value-type="float" office:value="-2.058764E-019">
            <text:p>-2.059E-19</text:p>
          </table:table-cell>
          <table:table-cell office:value-type="float" office:value="-0.000000000003980237">
            <text:p>-3.980E-12</text:p>
          </table:table-cell>
          <table:table-cell office:value-type="float" office:value="2.695435E-020">
            <text:p>2.695E-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18305">
            <text:p>1.618E-01</text:p>
          </table:table-cell>
          <table:table-cell office:value-type="float" office:value="0.0008402743">
            <text:p>8.403E-04</text:p>
          </table:table-cell>
          <table:table-cell office:value-type="float" office:value="0.00000002523985">
            <text:p>2.524E-08</text:p>
          </table:table-cell>
          <table:table-cell office:value-type="float" office:value="0.0000000003554463">
            <text:p>3.554E-10</text:p>
          </table:table-cell>
          <table:table-cell office:value-type="float" office:value="5.313629E-019">
            <text:p>5.314E-19</text:p>
          </table:table-cell>
          <table:table-cell office:value-type="float" office:value="0.00000000000362377">
            <text:p>3.624E-12</text:p>
          </table:table-cell>
          <table:table-cell office:value-type="float" office:value="-9.225616E-019">
            <text:p>-9.226E-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18233">
            <text:p>1.618E-01</text:p>
          </table:table-cell>
          <table:table-cell office:value-type="float" office:value="0.0008305296">
            <text:p>8.305E-04</text:p>
          </table:table-cell>
          <table:table-cell office:value-type="float" office:value="0.00000003289037">
            <text:p>3.289E-08</text:p>
          </table:table-cell>
          <table:table-cell office:value-type="float" office:value="0.0000000002703651">
            <text:p>2.704E-10</text:p>
          </table:table-cell>
          <table:table-cell office:value-type="float" office:value="7.036449E-020">
            <text:p>7.036E-20</text:p>
          </table:table-cell>
          <table:table-cell office:value-type="float" office:value="-0.000000000001063735">
            <text:p>-1.064E-12</text:p>
          </table:table-cell>
          <table:table-cell office:value-type="float" office:value="-8.03156E-019">
            <text:p>-8.032E-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17331">
            <text:p>1.617E-01</text:p>
          </table:table-cell>
          <table:table-cell office:value-type="float" office:value="0.0008124058">
            <text:p>8.124E-04</text:p>
          </table:table-cell>
          <table:table-cell office:value-type="float" office:value="0.00000005474885">
            <text:p>5.475E-08</text:p>
          </table:table-cell>
          <table:table-cell office:value-type="float" office:value="0.0000000003409636">
            <text:p>3.410E-10</text:p>
          </table:table-cell>
          <table:table-cell office:value-type="float" office:value="-1.345241E-018">
            <text:p>-1.345E-18</text:p>
          </table:table-cell>
          <table:table-cell office:value-type="float" office:value="-0.000000000008999403">
            <text:p>-8.999E-12</text:p>
          </table:table-cell>
          <table:table-cell office:value-type="float" office:value="-6.004346E-019">
            <text:p>-6.004E-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18229">
            <text:p>1.618E-01</text:p>
          </table:table-cell>
          <table:table-cell office:value-type="float" office:value="0.0008330167">
            <text:p>8.330E-04</text:p>
          </table:table-cell>
          <table:table-cell office:value-type="float" office:value="0.00000003482794">
            <text:p>3.483E-08</text:p>
          </table:table-cell>
          <table:table-cell office:value-type="float" office:value="0.0000000001488792">
            <text:p>1.489E-10</text:p>
          </table:table-cell>
          <table:table-cell office:value-type="float" office:value="-3.107056E-019">
            <text:p>-3.107E-19</text:p>
          </table:table-cell>
          <table:table-cell office:value-type="float" office:value="-0.000000000003615607">
            <text:p>-3.616E-12</text:p>
          </table:table-cell>
          <table:table-cell office:value-type="float" office:value="-1.356137E-019">
            <text:p>-1.356E-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17725">
            <text:p>1.618E-01</text:p>
          </table:table-cell>
          <table:table-cell office:value-type="float" office:value="0.0008144072">
            <text:p>8.144E-04</text:p>
          </table:table-cell>
          <table:table-cell office:value-type="float" office:value="0.00000003941882">
            <text:p>3.942E-08</text:p>
          </table:table-cell>
          <table:table-cell office:value-type="float" office:value="0.0000000002186372">
            <text:p>2.186E-10</text:p>
          </table:table-cell>
          <table:table-cell office:value-type="float" office:value="-5.375524E-020">
            <text:p>-5.376E-20</text:p>
          </table:table-cell>
          <table:table-cell office:value-type="float" office:value="-0.0000000000007884954">
            <text:p>-7.885E-13</text:p>
          </table:table-cell>
          <table:table-cell office:value-type="float" office:value="-6.396014E-019">
            <text:p>-6.396E-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17981">
            <text:p>1.618E-01</text:p>
          </table:table-cell>
          <table:table-cell office:value-type="float" office:value="0.0008262433">
            <text:p>8.262E-04</text:p>
          </table:table-cell>
          <table:table-cell office:value-type="float" office:value="0.00000001800628">
            <text:p>1.801E-08</text:p>
          </table:table-cell>
          <table:table-cell office:value-type="float" office:value="0.0000000001191694">
            <text:p>1.192E-10</text:p>
          </table:table-cell>
          <table:table-cell office:value-type="float" office:value="-1.702054E-019">
            <text:p>-1.702E-19</text:p>
          </table:table-cell>
          <table:table-cell office:value-type="float" office:value="-0.000000000003286203">
            <text:p>-3.286E-12</text:p>
          </table:table-cell>
          <table:table-cell office:value-type="float" office:value="3.877326E-020">
            <text:p>3.877E-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17642">
            <text:p>1.618E-01</text:p>
          </table:table-cell>
          <table:table-cell office:value-type="float" office:value="0.000819524">
            <text:p>8.195E-04</text:p>
          </table:table-cell>
          <table:table-cell office:value-type="float" office:value="0.00000001620541">
            <text:p>1.621E-08</text:p>
          </table:table-cell>
          <table:table-cell office:value-type="float" office:value="0.0000000001291698">
            <text:p>1.292E-10</text:p>
          </table:table-cell>
          <table:table-cell office:value-type="float" office:value="-8.683591E-020">
            <text:p>-8.684E-20</text:p>
          </table:table-cell>
          <table:table-cell office:value-type="float" office:value="-0.000000000001439033">
            <text:p>-1.439E-12</text:p>
          </table:table-cell>
          <table:table-cell office:value-type="float" office:value="-1.654843E-019">
            <text:p>-1.655E-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18273">
            <text:p>1.618E-01</text:p>
          </table:table-cell>
          <table:table-cell office:value-type="float" office:value="0.0008322886">
            <text:p>8.323E-04</text:p>
          </table:table-cell>
          <table:table-cell office:value-type="float" office:value="0.00000003469472">
            <text:p>3.469E-08</text:p>
          </table:table-cell>
          <table:table-cell office:value-type="float" office:value="0.0000000001931703">
            <text:p>1.932E-10</text:p>
          </table:table-cell>
          <table:table-cell office:value-type="float" office:value="-6.537455E-020">
            <text:p>-6.537E-20</text:p>
          </table:table-cell>
          <table:table-cell office:value-type="float" office:value="-0.000000000001678235">
            <text:p>-1.678E-12</text:p>
          </table:table-cell>
          <table:table-cell office:value-type="float" office:value="-4.957914E-019">
            <text:p>-4.958E-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18274">
            <text:p>1.618E-01</text:p>
          </table:table-cell>
          <table:table-cell office:value-type="float" office:value="0.0008353875">
            <text:p>8.354E-04</text:p>
          </table:table-cell>
          <table:table-cell office:value-type="float" office:value="0.00000003534061">
            <text:p>3.534E-08</text:p>
          </table:table-cell>
          <table:table-cell office:value-type="float" office:value="0.0000000001700642">
            <text:p>1.701E-10</text:p>
          </table:table-cell>
          <table:table-cell office:value-type="float" office:value="-3.820384E-019">
            <text:p>-3.820E-19</text:p>
          </table:table-cell>
          <table:table-cell office:value-type="float" office:value="-0.000000000004179624">
            <text:p>-4.180E-12</text:p>
          </table:table-cell>
          <table:table-cell office:value-type="float" office:value="-1.669487E-019">
            <text:p>-1.669E-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17799">
            <text:p>1.618E-01</text:p>
          </table:table-cell>
          <table:table-cell office:value-type="float" office:value="0.0008290952">
            <text:p>8.291E-04</text:p>
          </table:table-cell>
          <table:table-cell office:value-type="float" office:value="0.00000003327524">
            <text:p>3.328E-08</text:p>
          </table:table-cell>
          <table:table-cell office:value-type="float" office:value="0.0000000002000244">
            <text:p>2.000E-10</text:p>
          </table:table-cell>
          <table:table-cell office:value-type="float" office:value="-2.480755E-019">
            <text:p>-2.481E-19</text:p>
          </table:table-cell>
          <table:table-cell office:value-type="float" office:value="-0.00000000000298834">
            <text:p>-2.988E-12</text:p>
          </table:table-cell>
          <table:table-cell office:value-type="float" office:value="-4.525018E-019">
            <text:p>-4.525E-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17598">
            <text:p>1.618E-01</text:p>
          </table:table-cell>
          <table:table-cell office:value-type="float" office:value="0.000810486">
            <text:p>8.105E-04</text:p>
          </table:table-cell>
          <table:table-cell office:value-type="float" office:value="0.00000002389323">
            <text:p>2.389E-08</text:p>
          </table:table-cell>
          <table:table-cell office:value-type="float" office:value="0.0000000001584971">
            <text:p>1.585E-10</text:p>
          </table:table-cell>
          <table:table-cell office:value-type="float" office:value="2.152332E-019">
            <text:p>2.152E-19</text:p>
          </table:table-cell>
          <table:table-cell office:value-type="float" office:value="0.000000000002502302">
            <text:p>2.502E-12</text:p>
          </table:table-cell>
          <table:table-cell office:value-type="float" office:value="-2.209282E-019">
            <text:p>-2.209E-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16375">
            <text:p>1.616E-01</text:p>
          </table:table-cell>
          <table:table-cell office:value-type="float" office:value="0.0007824199">
            <text:p>7.824E-04</text:p>
          </table:table-cell>
          <table:table-cell office:value-type="float" office:value="0.00000003120085">
            <text:p>3.120E-08</text:p>
          </table:table-cell>
          <table:table-cell office:value-type="float" office:value="0.0000000001436307">
            <text:p>1.436E-10</text:p>
          </table:table-cell>
          <table:table-cell office:value-type="float" office:value="-2.697973E-019">
            <text:p>-2.698E-19</text:p>
          </table:table-cell>
          <table:table-cell office:value-type="float" office:value="-0.00000000000335795">
            <text:p>-3.358E-12</text:p>
          </table:table-cell>
          <table:table-cell office:value-type="float" office:value="-1.402132E-019">
            <text:p>-1.402E-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1795">
            <text:p>1.618E-01</text:p>
          </table:table-cell>
          <table:table-cell office:value-type="float" office:value="0.0008280918">
            <text:p>8.281E-04</text:p>
          </table:table-cell>
          <table:table-cell office:value-type="float" office:value="0.00000001663321">
            <text:p>1.663E-08</text:p>
          </table:table-cell>
          <table:table-cell office:value-type="float" office:value="0.00000000005768293">
            <text:p>5.768E-11</text:p>
          </table:table-cell>
          <table:table-cell office:value-type="float" office:value="3.785173E-021">
            <text:p>3.785E-21</text:p>
          </table:table-cell>
          <table:table-cell office:value-type="float" office:value="0.00000000000007279823">
            <text:p>7.280E-14</text:p>
          </table:table-cell>
          <table:table-cell office:value-type="float" office:value="-5.637444E-020">
            <text:p>-5.637E-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17912">
            <text:p>1.618E-01</text:p>
          </table:table-cell>
          <table:table-cell office:value-type="float" office:value="0.0008203699">
            <text:p>8.204E-04</text:p>
          </table:table-cell>
          <table:table-cell office:value-type="float" office:value="0.000000135549">
            <text:p>1.355E-07</text:p>
          </table:table-cell>
          <table:table-cell office:value-type="float" office:value="0.0000000007561248">
            <text:p>7.561E-10</text:p>
          </table:table-cell>
          <table:table-cell office:value-type="float" office:value="-5.896189E-018">
            <text:p>-5.896E-18</text:p>
          </table:table-cell>
          <table:table-cell office:value-type="float" office:value="-0.00000000001776137">
            <text:p>-1.776E-11</text:p>
          </table:table-cell>
          <table:table-cell office:value-type="float" office:value="-4.881816E-018">
            <text:p>-4.882E-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17794">
            <text:p>1.618E-01</text:p>
          </table:table-cell>
          <table:table-cell office:value-type="float" office:value="0.0008150353">
            <text:p>8.150E-04</text:p>
          </table:table-cell>
          <table:table-cell office:value-type="float" office:value="0.00000002790959">
            <text:p>2.791E-08</text:p>
          </table:table-cell>
          <table:table-cell office:value-type="float" office:value="0.0000000001410313">
            <text:p>1.410E-10</text:p>
          </table:table-cell>
          <table:table-cell office:value-type="float" office:value="2.455521E-019">
            <text:p>2.456E-19</text:p>
          </table:table-cell>
          <table:table-cell office:value-type="float" office:value="0.000000000003679429">
            <text:p>3.679E-12</text:p>
          </table:table-cell>
          <table:table-cell office:value-type="float" office:value="-1.34138E-019">
            <text:p>-1.341E-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1797">
            <text:p>1.618E-01</text:p>
          </table:table-cell>
          <table:table-cell office:value-type="float" office:value="0.0008241858">
            <text:p>8.242E-04</text:p>
          </table:table-cell>
          <table:table-cell office:value-type="float" office:value="0.0000000676434">
            <text:p>6.764E-08</text:p>
          </table:table-cell>
          <table:table-cell office:value-type="float" office:value="0.000000000549019">
            <text:p>5.490E-10</text:p>
          </table:table-cell>
          <table:table-cell office:value-type="float" office:value="-1.930285E-018">
            <text:p>-1.930E-18</text:p>
          </table:table-cell>
          <table:table-cell office:value-type="float" office:value="-0.00000000001042278">
            <text:p>-1.042E-11</text:p>
          </table:table-cell>
          <table:table-cell office:value-type="float" office:value="-2.732775E-018">
            <text:p>-2.733E-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18426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1834128">
            <text:p>1.834E-08</text:p>
          </table:table-cell>
          <table:table-cell office:value-type="float" office:value="0.0000000001495705">
            <text:p>1.496E-10</text:p>
          </table:table-cell>
          <table:table-cell office:value-type="float" office:value="1.51644E-019">
            <text:p>1.516E-19</text:p>
          </table:table-cell>
          <table:table-cell office:value-type="float" office:value="0.000000000002971646">
            <text:p>2.972E-12</text:p>
          </table:table-cell>
          <table:table-cell office:value-type="float" office:value="-1.958971E-019">
            <text:p>-1.959E-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17352">
            <text:p>1.617E-01</text:p>
          </table:table-cell>
          <table:table-cell office:value-type="float" office:value="0.0008052394">
            <text:p>8.052E-04</text:p>
          </table:table-cell>
          <table:table-cell office:value-type="float" office:value="0.00000003374233">
            <text:p>3.374E-08</text:p>
          </table:table-cell>
          <table:table-cell office:value-type="float" office:value="0.0000000003128057">
            <text:p>3.128E-10</text:p>
          </table:table-cell>
          <table:table-cell office:value-type="float" office:value="-2.762724E-019">
            <text:p>-2.763E-19</text:p>
          </table:table-cell>
          <table:table-cell office:value-type="float" office:value="-0.000000000003251499">
            <text:p>-3.251E-12</text:p>
          </table:table-cell>
          <table:table-cell office:value-type="float" office:value="-9.779736E-019">
            <text:p>-9.780E-1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17687">
            <text:p>1.618E-01</text:p>
          </table:table-cell>
          <table:table-cell office:value-type="float" office:value="0.0008188787">
            <text:p>8.189E-04</text:p>
          </table:table-cell>
          <table:table-cell office:value-type="float" office:value="0.00000003563401">
            <text:p>3.563E-08</text:p>
          </table:table-cell>
          <table:table-cell office:value-type="float" office:value="0.0000000003662535">
            <text:p>3.663E-10</text:p>
          </table:table-cell>
          <table:table-cell office:value-type="float" office:value="2.913075E-019">
            <text:p>2.913E-19</text:p>
          </table:table-cell>
          <table:table-cell office:value-type="float" office:value="-0.0000000000002608153">
            <text:p>-2.608E-13</text:p>
          </table:table-cell>
          <table:table-cell office:value-type="float" office:value="-1.290671E-018">
            <text:p>-1.291E-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18026">
            <text:p>1.618E-01</text:p>
          </table:table-cell>
          <table:table-cell office:value-type="float" office:value="0.0008203243">
            <text:p>8.203E-04</text:p>
          </table:table-cell>
          <table:table-cell office:value-type="float" office:value="0.00000004774041">
            <text:p>4.774E-08</text:p>
          </table:table-cell>
          <table:table-cell office:value-type="float" office:value="0.0000000003482698">
            <text:p>3.483E-10</text:p>
          </table:table-cell>
          <table:table-cell office:value-type="float" office:value="-5.574303E-019">
            <text:p>-5.574E-19</text:p>
          </table:table-cell>
          <table:table-cell office:value-type="float" office:value="-0.000000000003937061">
            <text:p>-3.937E-12</text:p>
          </table:table-cell>
          <table:table-cell office:value-type="float" office:value="-1.306115E-018">
            <text:p>-1.306E-1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17824">
            <text:p>1.618E-01</text:p>
          </table:table-cell>
          <table:table-cell office:value-type="float" office:value="0.0008268827">
            <text:p>8.269E-04</text:p>
          </table:table-cell>
          <table:table-cell office:value-type="float" office:value="0.00000003502675">
            <text:p>3.503E-08</text:p>
          </table:table-cell>
          <table:table-cell office:value-type="float" office:value="0.0000000003318343">
            <text:p>3.318E-10</text:p>
          </table:table-cell>
          <table:table-cell office:value-type="float" office:value="-2.545079E-019">
            <text:p>-2.545E-19</text:p>
          </table:table-cell>
          <table:table-cell office:value-type="float" office:value="-0.000000000002956935">
            <text:p>-2.957E-12</text:p>
          </table:table-cell>
          <table:table-cell office:value-type="float" office:value="-1.102311E-018">
            <text:p>-1.102E-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18115">
            <text:p>1.618E-01</text:p>
          </table:table-cell>
          <table:table-cell office:value-type="float" office:value="0.0008328108">
            <text:p>8.328E-04</text:p>
          </table:table-cell>
          <table:table-cell office:value-type="float" office:value="0.00000001343325">
            <text:p>1.343E-08</text:p>
          </table:table-cell>
          <table:table-cell office:value-type="float" office:value="0.0000000001560329">
            <text:p>1.560E-10</text:p>
          </table:table-cell>
          <table:table-cell office:value-type="float" office:value="1.754658E-019">
            <text:p>1.755E-19</text:p>
          </table:table-cell>
          <table:table-cell office:value-type="float" office:value="0.000000000002181046">
            <text:p>2.181E-12</text:p>
          </table:table-cell>
          <table:table-cell office:value-type="float" office:value="-1.422752E-019">
            <text:p>-1.423E-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18498">
            <text:p>1.618E-01</text:p>
          </table:table-cell>
          <table:table-cell office:value-type="float" office:value="0.0008441019">
            <text:p>8.441E-04</text:p>
          </table:table-cell>
          <table:table-cell office:value-type="float" office:value="0.000000003535048">
            <text:p>3.535E-09</text:p>
          </table:table-cell>
          <table:table-cell office:value-type="float" office:value="0.00000000001119408">
            <text:p>1.119E-11</text:p>
          </table:table-cell>
          <table:table-cell office:value-type="float" office:value="1.242175E-021">
            <text:p>1.242E-21</text:p>
          </table:table-cell>
          <table:table-cell office:value-type="float" office:value="0.0000000000001529178">
            <text:p>1.529E-13</text:p>
          </table:table-cell>
          <table:table-cell office:value-type="float" office:value="-1.848137E-021">
            <text:p>-1.848E-2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17373">
            <text:p>1.617E-01</text:p>
          </table:table-cell>
          <table:table-cell office:value-type="float" office:value="0.0008001031">
            <text:p>8.001E-04</text:p>
          </table:table-cell>
          <table:table-cell office:value-type="float" office:value="0.00000002047829">
            <text:p>2.048E-08</text:p>
          </table:table-cell>
          <table:table-cell office:value-type="float" office:value="0.0000000002349798">
            <text:p>2.350E-10</text:p>
          </table:table-cell>
          <table:table-cell office:value-type="float" office:value="4.931213E-019">
            <text:p>4.931E-19</text:p>
          </table:table-cell>
          <table:table-cell office:value-type="float" office:value="0.000000000005866591">
            <text:p>5.867E-12</text:p>
          </table:table-cell>
          <table:table-cell office:value-type="float" office:value="-1.500916E-019">
            <text:p>-1.501E-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617492">
            <text:p>1.617E-01</text:p>
          </table:table-cell>
          <table:table-cell office:value-type="float" office:value="0.0008152454">
            <text:p>8.152E-04</text:p>
          </table:table-cell>
          <table:table-cell office:value-type="float" office:value="0.00000002038175">
            <text:p>2.038E-08</text:p>
          </table:table-cell>
          <table:table-cell office:value-type="float" office:value="0.0000000001973268">
            <text:p>1.973E-10</text:p>
          </table:table-cell>
          <table:table-cell office:value-type="float" office:value="1.466398E-019">
            <text:p>1.466E-19</text:p>
          </table:table-cell>
          <table:table-cell office:value-type="float" office:value="0.00000000000179003">
            <text:p>1.790E-12</text:p>
          </table:table-cell>
          <table:table-cell office:value-type="float" office:value="-3.675591E-019">
            <text:p>-3.676E-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16845">
            <text:p>1.617E-01</text:p>
          </table:table-cell>
          <table:table-cell office:value-type="float" office:value="0.0007945129">
            <text:p>7.945E-04</text:p>
          </table:table-cell>
          <table:table-cell office:value-type="float" office:value="0.00000002607359">
            <text:p>2.607E-08</text:p>
          </table:table-cell>
          <table:table-cell office:value-type="float" office:value="0.0000000003711891">
            <text:p>3.712E-10</text:p>
          </table:table-cell>
          <table:table-cell office:value-type="float" office:value="-4.282457E-019">
            <text:p>-4.282E-19</text:p>
          </table:table-cell>
          <table:table-cell office:value-type="float" office:value="-0.000000000004716789">
            <text:p>-4.717E-12</text:p>
          </table:table-cell>
          <table:table-cell office:value-type="float" office:value="-1.07242E-018">
            <text:p>-1.072E-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18579">
            <text:p>1.619E-01</text:p>
          </table:table-cell>
          <table:table-cell office:value-type="float" office:value="0.0008402085">
            <text:p>8.402E-04</text:p>
          </table:table-cell>
          <table:table-cell office:value-type="float" office:value="0.00000002965025">
            <text:p>2.965E-08</text:p>
          </table:table-cell>
          <table:table-cell office:value-type="float" office:value="0.0000000003067268">
            <text:p>3.067E-10</text:p>
          </table:table-cell>
          <table:table-cell office:value-type="float" office:value="-8.830886E-019">
            <text:p>-8.831E-19</text:p>
          </table:table-cell>
          <table:table-cell office:value-type="float" office:value="-0.000000000008557846">
            <text:p>-8.558E-12</text:p>
          </table:table-cell>
          <table:table-cell office:value-type="float" office:value="-2.752811E-019">
            <text:p>-2.753E-1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17852">
            <text:p>1.618E-01</text:p>
          </table:table-cell>
          <table:table-cell office:value-type="float" office:value="0.0008267544">
            <text:p>8.268E-04</text:p>
          </table:table-cell>
          <table:table-cell office:value-type="float" office:value="0.0000000312714">
            <text:p>3.127E-08</text:p>
          </table:table-cell>
          <table:table-cell office:value-type="float" office:value="0.0000000002503113">
            <text:p>2.503E-10</text:p>
          </table:table-cell>
          <table:table-cell office:value-type="float" office:value="-2.787013E-019">
            <text:p>-2.787E-19</text:p>
          </table:table-cell>
          <table:table-cell office:value-type="float" office:value="-0.000000000003558123">
            <text:p>-3.558E-12</text:p>
          </table:table-cell>
          <table:table-cell office:value-type="float" office:value="-6.424709E-019">
            <text:p>-6.425E-1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17837">
            <text:p>1.618E-01</text:p>
          </table:table-cell>
          <table:table-cell office:value-type="float" office:value="0.0008244629">
            <text:p>8.245E-04</text:p>
          </table:table-cell>
          <table:table-cell office:value-type="float" office:value="0.00000001191867">
            <text:p>1.192E-08</text:p>
          </table:table-cell>
          <table:table-cell office:value-type="float" office:value="0.0000000000357602">
            <text:p>3.576E-11</text:p>
          </table:table-cell>
          <table:table-cell office:value-type="float" office:value="-2.31847E-020">
            <text:p>-2.318E-20</text:p>
          </table:table-cell>
          <table:table-cell office:value-type="float" office:value="-0.000000000001011321">
            <text:p>-1.011E-12</text:p>
          </table:table-cell>
          <table:table-cell office:value-type="float" office:value="2.74027E-021">
            <text:p>2.740E-2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17504">
            <text:p>1.618E-01</text:p>
          </table:table-cell>
          <table:table-cell office:value-type="float" office:value="0.000814254">
            <text:p>8.143E-04</text:p>
          </table:table-cell>
          <table:table-cell office:value-type="float" office:value="0.0000000004669127">
            <text:p>4.669E-10</text:p>
          </table:table-cell>
          <table:table-cell office:value-type="float" office:value="0.00000000001879239">
            <text:p>1.879E-11</text:p>
          </table:table-cell>
          <table:table-cell office:value-type="float" office:value="-4.377177E-022">
            <text:p>-4.377E-22</text:p>
          </table:table-cell>
          <table:table-cell office:value-type="float" office:value="0.0000000000005287284">
            <text:p>5.287E-13</text:p>
          </table:table-cell>
          <table:table-cell office:value-type="float" office:value="-1.705027E-021">
            <text:p>-1.705E-2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18649">
            <text:p>1.619E-01</text:p>
          </table:table-cell>
          <table:table-cell office:value-type="float" office:value="0.0008530246">
            <text:p>8.530E-04</text:p>
          </table:table-cell>
          <table:table-cell office:value-type="float" office:value="0.00000008572108">
            <text:p>8.572E-08</text:p>
          </table:table-cell>
          <table:table-cell office:value-type="float" office:value="0.0000000005289777">
            <text:p>5.290E-10</text:p>
          </table:table-cell>
          <table:table-cell office:value-type="float" office:value="-3.958639E-019">
            <text:p>-3.959E-19</text:p>
          </table:table-cell>
          <table:table-cell office:value-type="float" office:value="-0.000000000002869132">
            <text:p>-2.869E-12</text:p>
          </table:table-cell>
          <table:table-cell office:value-type="float" office:value="-3.539984E-018">
            <text:p>-3.540E-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17371">
            <text:p>1.617E-01</text:p>
          </table:table-cell>
          <table:table-cell office:value-type="float" office:value="0.0008086272">
            <text:p>8.086E-04</text:p>
          </table:table-cell>
          <table:table-cell office:value-type="float" office:value="0.00000003572206">
            <text:p>3.572E-08</text:p>
          </table:table-cell>
          <table:table-cell office:value-type="float" office:value="0.0000000002288079">
            <text:p>2.288E-10</text:p>
          </table:table-cell>
          <table:table-cell office:value-type="float" office:value="-5.971962E-019">
            <text:p>-5.972E-19</text:p>
          </table:table-cell>
          <table:table-cell office:value-type="float" office:value="-0.000000000005978178">
            <text:p>-5.978E-12</text:p>
          </table:table-cell>
          <table:table-cell office:value-type="float" office:value="-2.669526E-019">
            <text:p>-2.670E-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16907">
            <text:p>1.617E-01</text:p>
          </table:table-cell>
          <table:table-cell office:value-type="float" office:value="0.0007903285">
            <text:p>7.903E-04</text:p>
          </table:table-cell>
          <table:table-cell office:value-type="float" office:value="0.000000008336681">
            <text:p>8.337E-09</text:p>
          </table:table-cell>
          <table:table-cell office:value-type="float" office:value="0.00000000009818395">
            <text:p>9.818E-11</text:p>
          </table:table-cell>
          <table:table-cell office:value-type="float" office:value="-7.730047E-020">
            <text:p>-7.730E-20</text:p>
          </table:table-cell>
          <table:table-cell office:value-type="float" office:value="-0.000000000002548573">
            <text:p>-2.549E-12</text:p>
          </table:table-cell>
          <table:table-cell office:value-type="float" office:value="4.37644E-020">
            <text:p>4.376E-2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1752">
            <text:p>1.618E-01</text:p>
          </table:table-cell>
          <table:table-cell office:value-type="float" office:value="0.0007990874">
            <text:p>7.991E-04</text:p>
          </table:table-cell>
          <table:table-cell office:value-type="float" office:value="0.00000006760978">
            <text:p>6.761E-08</text:p>
          </table:table-cell>
          <table:table-cell office:value-type="float" office:value="0.0000000005775998">
            <text:p>5.776E-10</text:p>
          </table:table-cell>
          <table:table-cell office:value-type="float" office:value="1.425347E-018">
            <text:p>1.425E-18</text:p>
          </table:table-cell>
          <table:table-cell office:value-type="float" office:value="0.00000000000173816">
            <text:p>1.738E-12</text:p>
          </table:table-cell>
          <table:table-cell office:value-type="float" office:value="-3.316138E-018">
            <text:p>-3.316E-1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17937">
            <text:p>1.618E-01</text:p>
          </table:table-cell>
          <table:table-cell office:value-type="float" office:value="0.0008156337">
            <text:p>8.156E-04</text:p>
          </table:table-cell>
          <table:table-cell office:value-type="float" office:value="0.0000001569609">
            <text:p>1.570E-07</text:p>
          </table:table-cell>
          <table:table-cell office:value-type="float" office:value="0.000000001142244">
            <text:p>1.142E-09</text:p>
          </table:table-cell>
          <table:table-cell office:value-type="float" office:value="-5.653307E-018">
            <text:p>-5.653E-18</text:p>
          </table:table-cell>
          <table:table-cell office:value-type="float" office:value="-0.00000000001556065">
            <text:p>-1.556E-11</text:p>
          </table:table-cell>
          <table:table-cell office:value-type="float" office:value="-1.421129E-017">
            <text:p>-1.421E-1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18467">
            <text:p>1.618E-01</text:p>
          </table:table-cell>
          <table:table-cell office:value-type="float" office:value="0.0008427081">
            <text:p>8.427E-04</text:p>
          </table:table-cell>
          <table:table-cell office:value-type="float" office:value="0.00000002795956">
            <text:p>2.796E-08</text:p>
          </table:table-cell>
          <table:table-cell office:value-type="float" office:value="0.0000000002797459">
            <text:p>2.797E-10</text:p>
          </table:table-cell>
          <table:table-cell office:value-type="float" office:value="-8.006528E-020">
            <text:p>-8.007E-20</text:p>
          </table:table-cell>
          <table:table-cell office:value-type="float" office:value="-0.0000000000005623848">
            <text:p>-5.624E-13</text:p>
          </table:table-cell>
          <table:table-cell office:value-type="float" office:value="-7.782599E-019">
            <text:p>-7.783E-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16885">
            <text:p>1.617E-01</text:p>
          </table:table-cell>
          <table:table-cell office:value-type="float" office:value="0.0008000787">
            <text:p>8.001E-04</text:p>
          </table:table-cell>
          <table:table-cell office:value-type="float" office:value="0.00000005531004">
            <text:p>5.531E-08</text:p>
          </table:table-cell>
          <table:table-cell office:value-type="float" office:value="0.0000000005012854">
            <text:p>5.013E-10</text:p>
          </table:table-cell>
          <table:table-cell office:value-type="float" office:value="-1.657854E-018">
            <text:p>-1.658E-18</text:p>
          </table:table-cell>
          <table:table-cell office:value-type="float" office:value="-0.00000000001036071">
            <text:p>-1.036E-11</text:p>
          </table:table-cell>
          <table:table-cell office:value-type="float" office:value="-2.053956E-018">
            <text:p>-2.054E-1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16862">
            <text:p>1.617E-01</text:p>
          </table:table-cell>
          <table:table-cell office:value-type="float" office:value="0.0008043819">
            <text:p>8.044E-04</text:p>
          </table:table-cell>
          <table:table-cell office:value-type="float" office:value="0.00000002486542">
            <text:p>2.487E-08</text:p>
          </table:table-cell>
          <table:table-cell office:value-type="float" office:value="0.0000000001175649">
            <text:p>1.176E-10</text:p>
          </table:table-cell>
          <table:table-cell office:value-type="float" office:value="-2.010084E-019">
            <text:p>-2.010E-19</text:p>
          </table:table-cell>
          <table:table-cell office:value-type="float" office:value="-0.000000000003334331">
            <text:p>-3.334E-12</text:p>
          </table:table-cell>
          <table:table-cell office:value-type="float" office:value="-1.610349E-031">
            <text:p>-1.610E-3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16886">
            <text:p>1.617E-01</text:p>
          </table:table-cell>
          <table:table-cell office:value-type="float" office:value="0.0008000835">
            <text:p>8.001E-04</text:p>
          </table:table-cell>
          <table:table-cell office:value-type="float" office:value="0.0000000648509">
            <text:p>6.485E-08</text:p>
          </table:table-cell>
          <table:table-cell office:value-type="float" office:value="0.0000000003875616">
            <text:p>3.876E-10</text:p>
          </table:table-cell>
          <table:table-cell office:value-type="float" office:value="-1.406409E-018">
            <text:p>-1.406E-18</text:p>
          </table:table-cell>
          <table:table-cell office:value-type="float" office:value="-0.000000000007568549">
            <text:p>-7.569E-12</text:p>
          </table:table-cell>
          <table:table-cell office:value-type="float" office:value="-1.340597E-018">
            <text:p>-1.341E-1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8472">
            <text:p>1.618E-01</text:p>
          </table:table-cell>
          <table:table-cell office:value-type="float" office:value="0.0008427101">
            <text:p>8.427E-04</text:p>
          </table:table-cell>
          <table:table-cell office:value-type="float" office:value="0.00000007375669">
            <text:p>7.376E-08</text:p>
          </table:table-cell>
          <table:table-cell office:value-type="float" office:value="0.0000000006436882">
            <text:p>6.437E-10</text:p>
          </table:table-cell>
          <table:table-cell office:value-type="float" office:value="-1.373783E-018">
            <text:p>-1.374E-18</text:p>
          </table:table-cell>
          <table:table-cell office:value-type="float" office:value="-0.000000000006989582">
            <text:p>-6.990E-12</text:p>
          </table:table-cell>
          <table:table-cell office:value-type="float" office:value="-4.217084E-018">
            <text:p>-4.217E-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18013">
            <text:p>1.618E-01</text:p>
          </table:table-cell>
          <table:table-cell office:value-type="float" office:value="0.0008195132">
            <text:p>8.195E-04</text:p>
          </table:table-cell>
          <table:table-cell office:value-type="float" office:value="0.00000003918378">
            <text:p>3.918E-08</text:p>
          </table:table-cell>
          <table:table-cell office:value-type="float" office:value="0.0000000004608164">
            <text:p>4.608E-10</text:p>
          </table:table-cell>
          <table:table-cell office:value-type="float" office:value="-1.137946E-018">
            <text:p>-1.138E-18</text:p>
          </table:table-cell>
          <table:table-cell office:value-type="float" office:value="-0.000000000007669504">
            <text:p>-7.670E-12</text:p>
          </table:table-cell>
          <table:table-cell office:value-type="float" office:value="-1.593554E-018">
            <text:p>-1.594E-1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17517">
            <text:p>1.618E-01</text:p>
          </table:table-cell>
          <table:table-cell office:value-type="float" office:value="0.0007990999">
            <text:p>7.991E-04</text:p>
          </table:table-cell>
          <table:table-cell office:value-type="float" office:value="0.00000002220457">
            <text:p>2.220E-08</text:p>
          </table:table-cell>
          <table:table-cell office:value-type="float" office:value="0.0000000001122834">
            <text:p>1.123E-10</text:p>
          </table:table-cell>
          <table:table-cell office:value-type="float" office:value="-9.310889E-020">
            <text:p>-9.311E-20</text:p>
          </table:table-cell>
          <table:table-cell office:value-type="float" office:value="-0.000000000001074175">
            <text:p>-1.074E-12</text:p>
          </table:table-cell>
          <table:table-cell office:value-type="float" office:value="-1.508773E-019">
            <text:p>-1.509E-1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16906">
            <text:p>1.617E-01</text:p>
          </table:table-cell>
          <table:table-cell office:value-type="float" office:value="0.0007903332">
            <text:p>7.903E-04</text:p>
          </table:table-cell>
          <table:table-cell office:value-type="float" office:value="0.000000007593956">
            <text:p>7.594E-09</text:p>
          </table:table-cell>
          <table:table-cell office:value-type="float" office:value="0.0000000001261721">
            <text:p>1.262E-10</text:p>
          </table:table-cell>
          <table:table-cell office:value-type="float" office:value="9.168124E-020">
            <text:p>9.168E-20</text:p>
          </table:table-cell>
          <table:table-cell office:value-type="float" office:value="0.000000000002840117">
            <text:p>2.840E-12</text:p>
          </table:table-cell>
          <table:table-cell office:value-type="float" office:value="8.275056E-020">
            <text:p>8.275E-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17371">
            <text:p>1.617E-01</text:p>
          </table:table-cell>
          <table:table-cell office:value-type="float" office:value="0.0008086281">
            <text:p>8.086E-04</text:p>
          </table:table-cell>
          <table:table-cell office:value-type="float" office:value="0.00000005052191">
            <text:p>5.052E-08</text:p>
          </table:table-cell>
          <table:table-cell office:value-type="float" office:value="0.0000000003764762">
            <text:p>3.765E-10</text:p>
          </table:table-cell>
          <table:table-cell office:value-type="float" office:value="-1.387049E-019">
            <text:p>-1.387E-19</text:p>
          </table:table-cell>
          <table:table-cell office:value-type="float" office:value="-0.000000000001721101">
            <text:p>-1.721E-12</text:p>
          </table:table-cell>
          <table:table-cell office:value-type="float" office:value="-1.636029E-018">
            <text:p>-1.636E-1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18652">
            <text:p>1.619E-01</text:p>
          </table:table-cell>
          <table:table-cell office:value-type="float" office:value="0.0008530038">
            <text:p>8.530E-04</text:p>
          </table:table-cell>
          <table:table-cell office:value-type="float" office:value="0.0000001286672">
            <text:p>1.287E-07</text:p>
          </table:table-cell>
          <table:table-cell office:value-type="float" office:value="0.000000000953261">
            <text:p>9.533E-10</text:p>
          </table:table-cell>
          <table:table-cell office:value-type="float" office:value="-7.242134E-018">
            <text:p>-7.242E-18</text:p>
          </table:table-cell>
          <table:table-cell office:value-type="float" office:value="-0.00000000002112729">
            <text:p>-2.113E-11</text:p>
          </table:table-cell>
          <table:table-cell office:value-type="float" office:value="-7.68163E-018">
            <text:p>-7.682E-1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17506">
            <text:p>1.618E-01</text:p>
          </table:table-cell>
          <table:table-cell office:value-type="float" office:value="0.0008142504">
            <text:p>8.143E-04</text:p>
          </table:table-cell>
          <table:table-cell office:value-type="float" office:value="0.00000002469673">
            <text:p>2.470E-08</text:p>
          </table:table-cell>
          <table:table-cell office:value-type="float" office:value="0.0000000002940627">
            <text:p>2.941E-10</text:p>
          </table:table-cell>
          <table:table-cell office:value-type="float" office:value="3.730721E-019">
            <text:p>3.731E-19</text:p>
          </table:table-cell>
          <table:table-cell office:value-type="float" office:value="0.000000000001486888">
            <text:p>1.487E-12</text:p>
          </table:table-cell>
          <table:table-cell office:value-type="float" office:value="-6.991544E-019">
            <text:p>-6.992E-1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17836">
            <text:p>1.618E-01</text:p>
          </table:table-cell>
          <table:table-cell office:value-type="float" office:value="0.0008244589">
            <text:p>8.245E-04</text:p>
          </table:table-cell>
          <table:table-cell office:value-type="float" office:value="0.00000002366609">
            <text:p>2.367E-08</text:p>
          </table:table-cell>
          <table:table-cell office:value-type="float" office:value="0.000000000302243">
            <text:p>3.022E-10</text:p>
          </table:table-cell>
          <table:table-cell office:value-type="float" office:value="6.137441E-019">
            <text:p>6.137E-19</text:p>
          </table:table-cell>
          <table:table-cell office:value-type="float" office:value="0.00000000000511409">
            <text:p>5.114E-12</text:p>
          </table:table-cell>
          <table:table-cell office:value-type="float" office:value="-5.260635E-019">
            <text:p>-5.261E-1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17852">
            <text:p>1.618E-01</text:p>
          </table:table-cell>
          <table:table-cell office:value-type="float" office:value="0.0008267545">
            <text:p>8.268E-04</text:p>
          </table:table-cell>
          <table:table-cell office:value-type="float" office:value="0.00000003671322">
            <text:p>3.671E-08</text:p>
          </table:table-cell>
          <table:table-cell office:value-type="float" office:value="0.0000000001959883">
            <text:p>1.960E-10</text:p>
          </table:table-cell>
          <table:table-cell office:value-type="float" office:value="-9.303488E-020">
            <text:p>-9.303E-20</text:p>
          </table:table-cell>
          <table:table-cell office:value-type="float" office:value="-0.000000000001414118">
            <text:p>-1.414E-12</text:p>
          </table:table-cell>
          <table:table-cell office:value-type="float" office:value="-5.17425E-019">
            <text:p>-5.174E-1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18583">
            <text:p>1.619E-01</text:p>
          </table:table-cell>
          <table:table-cell office:value-type="float" office:value="0.0008402001">
            <text:p>8.402E-04</text:p>
          </table:table-cell>
          <table:table-cell office:value-type="float" office:value="0.00000008964975">
            <text:p>8.965E-08</text:p>
          </table:table-cell>
          <table:table-cell office:value-type="float" office:value="0.0000000006092361">
            <text:p>6.092E-10</text:p>
          </table:table-cell>
          <table:table-cell office:value-type="float" office:value="-4.145649E-018">
            <text:p>-4.146E-18</text:p>
          </table:table-cell>
          <table:table-cell office:value-type="float" office:value="-0.00000000001614091">
            <text:p>-1.614E-11</text:p>
          </table:table-cell>
          <table:table-cell office:value-type="float" office:value="-1.75671E-018">
            <text:p>-1.757E-1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16643">
            <text:p>1.617E-01</text:p>
          </table:table-cell>
          <table:table-cell office:value-type="float" office:value="0.0007892064">
            <text:p>7.892E-04</text:p>
          </table:table-cell>
          <table:table-cell office:value-type="float" office:value="0.00000006740556">
            <text:p>6.741E-08</text:p>
          </table:table-cell>
          <table:table-cell office:value-type="float" office:value="0.0000000003892588">
            <text:p>3.893E-10</text:p>
          </table:table-cell>
          <table:table-cell office:value-type="float" office:value="-1.676084E-018">
            <text:p>-1.676E-18</text:p>
          </table:table-cell>
          <table:table-cell office:value-type="float" office:value="-0.00000000000844264">
            <text:p>-8.443E-12</text:p>
          </table:table-cell>
          <table:table-cell office:value-type="float" office:value="-1.080008E-018">
            <text:p>-1.080E-1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617491">
            <text:p>1.617E-01</text:p>
          </table:table-cell>
          <table:table-cell office:value-type="float" office:value="0.0008152402">
            <text:p>8.152E-04</text:p>
          </table:table-cell>
          <table:table-cell office:value-type="float" office:value="0.00000001001061">
            <text:p>1.001E-08</text:p>
          </table:table-cell>
          <table:table-cell office:value-type="float" office:value="0.00000000008440204">
            <text:p>8.440E-11</text:p>
          </table:table-cell>
          <table:table-cell office:value-type="float" office:value="-2.602869E-020">
            <text:p>-2.603E-20</text:p>
          </table:table-cell>
          <table:table-cell office:value-type="float" office:value="-0.0000000000008215058">
            <text:p>-8.215E-13</text:p>
          </table:table-cell>
          <table:table-cell office:value-type="float" office:value="-7.308514E-020">
            <text:p>-7.309E-2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17376">
            <text:p>1.617E-01</text:p>
          </table:table-cell>
          <table:table-cell office:value-type="float" office:value="0.0008000662">
            <text:p>8.001E-04</text:p>
          </table:table-cell>
          <table:table-cell office:value-type="float" office:value="0.00000008583534">
            <text:p>8.584E-08</text:p>
          </table:table-cell>
          <table:table-cell office:value-type="float" office:value="0.0000000006295138">
            <text:p>6.295E-10</text:p>
          </table:table-cell>
          <table:table-cell office:value-type="float" office:value="-4.61618E-018">
            <text:p>-4.616E-18</text:p>
          </table:table-cell>
          <table:table-cell office:value-type="float" office:value="-0.00000000001767957">
            <text:p>-1.768E-11</text:p>
          </table:table-cell>
          <table:table-cell office:value-type="float" office:value="-3.226406E-019">
            <text:p>-3.226E-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18499">
            <text:p>1.618E-01</text:p>
          </table:table-cell>
          <table:table-cell office:value-type="float" office:value="0.0008441024">
            <text:p>8.441E-04</text:p>
          </table:table-cell>
          <table:table-cell office:value-type="float" office:value="0.00000001391628">
            <text:p>1.392E-08</text:p>
          </table:table-cell>
          <table:table-cell office:value-type="float" office:value="0.0000000002023068">
            <text:p>2.023E-10</text:p>
          </table:table-cell>
          <table:table-cell office:value-type="float" office:value="3.057304E-019">
            <text:p>3.057E-19</text:p>
          </table:table-cell>
          <table:table-cell office:value-type="float" office:value="0.000000000005245181">
            <text:p>5.245E-12</text:p>
          </table:table-cell>
          <table:table-cell office:value-type="float" office:value="-1.474995E-019">
            <text:p>-1.475E-1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18114">
            <text:p>1.618E-01</text:p>
          </table:table-cell>
          <table:table-cell office:value-type="float" office:value="0.0008328062">
            <text:p>8.328E-04</text:p>
          </table:table-cell>
          <table:table-cell office:value-type="float" office:value="0.00000001660777">
            <text:p>1.661E-08</text:p>
          </table:table-cell>
          <table:table-cell office:value-type="float" office:value="0.00000000009878398">
            <text:p>9.878E-11</text:p>
          </table:table-cell>
          <table:table-cell office:value-type="float" office:value="-5.314281E-020">
            <text:p>-5.314E-20</text:p>
          </table:table-cell>
          <table:table-cell office:value-type="float" office:value="-0.0000000000008247945">
            <text:p>-8.248E-13</text:p>
          </table:table-cell>
          <table:table-cell office:value-type="float" office:value="-1.148263E-019">
            <text:p>-1.148E-1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17824">
            <text:p>1.618E-01</text:p>
          </table:table-cell>
          <table:table-cell office:value-type="float" office:value="0.0008268824">
            <text:p>8.269E-04</text:p>
          </table:table-cell>
          <table:table-cell office:value-type="float" office:value="0.00000003418259">
            <text:p>3.418E-08</text:p>
          </table:table-cell>
          <table:table-cell office:value-type="float" office:value="0.0000000001531218">
            <text:p>1.531E-10</text:p>
          </table:table-cell>
          <table:table-cell office:value-type="float" office:value="-1.563015E-019">
            <text:p>-1.563E-19</text:p>
          </table:table-cell>
          <table:table-cell office:value-type="float" office:value="-0.000000000002190499">
            <text:p>-2.190E-12</text:p>
          </table:table-cell>
          <table:table-cell office:value-type="float" office:value="-3.135126E-019">
            <text:p>-3.135E-1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1803">
            <text:p>1.618E-01</text:p>
          </table:table-cell>
          <table:table-cell office:value-type="float" office:value="0.0008203139">
            <text:p>8.203E-04</text:p>
          </table:table-cell>
          <table:table-cell office:value-type="float" office:value="0.0000001039935">
            <text:p>1.040E-07</text:p>
          </table:table-cell>
          <table:table-cell office:value-type="float" office:value="0.0000000008476591">
            <text:p>8.477E-10</text:p>
          </table:table-cell>
          <table:table-cell office:value-type="float" office:value="-4.006932E-018">
            <text:p>-4.007E-18</text:p>
          </table:table-cell>
          <table:table-cell office:value-type="float" office:value="-0.00000000001410629">
            <text:p>-1.411E-11</text:p>
          </table:table-cell>
          <table:table-cell office:value-type="float" office:value="-6.876285E-018">
            <text:p>-6.876E-1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17687">
            <text:p>1.618E-01</text:p>
          </table:table-cell>
          <table:table-cell office:value-type="float" office:value="0.0008188785">
            <text:p>8.189E-04</text:p>
          </table:table-cell>
          <table:table-cell office:value-type="float" office:value="0.00000003185295">
            <text:p>3.185E-08</text:p>
          </table:table-cell>
          <table:table-cell office:value-type="float" office:value="0.0000000001499135">
            <text:p>1.499E-10</text:p>
          </table:table-cell>
          <table:table-cell office:value-type="float" office:value="-3.123062E-019">
            <text:p>-3.123E-19</text:p>
          </table:table-cell>
          <table:table-cell office:value-type="float" office:value="-0.000000000003735981">
            <text:p>-3.736E-12</text:p>
          </table:table-cell>
          <table:table-cell office:value-type="float" office:value="-9.890697E-020">
            <text:p>-9.891E-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17352">
            <text:p>1.617E-01</text:p>
          </table:table-cell>
          <table:table-cell office:value-type="float" office:value="0.0008052391">
            <text:p>8.052E-04</text:p>
          </table:table-cell>
          <table:table-cell office:value-type="float" office:value="0.0000000378549">
            <text:p>3.785E-08</text:p>
          </table:table-cell>
          <table:table-cell office:value-type="float" office:value="0.0000000002107385">
            <text:p>2.107E-10</text:p>
          </table:table-cell>
          <table:table-cell office:value-type="float" office:value="-3.420588E-019">
            <text:p>-3.421E-19</text:p>
          </table:table-cell>
          <table:table-cell office:value-type="float" office:value="-0.000000000003519781">
            <text:p>-3.520E-12</text:p>
          </table:table-cell>
          <table:table-cell office:value-type="float" office:value="-4.871154E-019">
            <text:p>-4.871E-1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18428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3775192">
            <text:p>3.775E-08</text:p>
          </table:table-cell>
          <table:table-cell office:value-type="float" office:value="0.0000000003297822">
            <text:p>3.298E-10</text:p>
          </table:table-cell>
          <table:table-cell office:value-type="float" office:value="1.854788E-020">
            <text:p>1.855E-20</text:p>
          </table:table-cell>
          <table:table-cell office:value-type="float" office:value="-0.0000000000005079474">
            <text:p>-5.079E-13</text:p>
          </table:table-cell>
          <table:table-cell office:value-type="float" office:value="-1.16347E-018">
            <text:p>-1.163E-1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17971">
            <text:p>1.618E-01</text:p>
          </table:table-cell>
          <table:table-cell office:value-type="float" office:value="0.0008241908">
            <text:p>8.242E-04</text:p>
          </table:table-cell>
          <table:table-cell office:value-type="float" office:value="0.00000006940765">
            <text:p>6.941E-08</text:p>
          </table:table-cell>
          <table:table-cell office:value-type="float" office:value="0.0000000005289749">
            <text:p>5.290E-10</text:p>
          </table:table-cell>
          <table:table-cell office:value-type="float" office:value="-2.847859E-018">
            <text:p>-2.848E-18</text:p>
          </table:table-cell>
          <table:table-cell office:value-type="float" office:value="-0.00000000001292532">
            <text:p>-1.293E-11</text:p>
          </table:table-cell>
          <table:table-cell office:value-type="float" office:value="-1.470733E-018">
            <text:p>-1.471E-1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17794">
            <text:p>1.618E-01</text:p>
          </table:table-cell>
          <table:table-cell office:value-type="float" office:value="0.0008150356">
            <text:p>8.150E-04</text:p>
          </table:table-cell>
          <table:table-cell office:value-type="float" office:value="0.00000002905786">
            <text:p>2.906E-08</text:p>
          </table:table-cell>
          <table:table-cell office:value-type="float" office:value="0.0000000004775299">
            <text:p>4.775E-10</text:p>
          </table:table-cell>
          <table:table-cell office:value-type="float" office:value="1.775955E-018">
            <text:p>1.776E-18</text:p>
          </table:table-cell>
          <table:table-cell office:value-type="float" office:value="0.00000000001362588">
            <text:p>1.363E-11</text:p>
          </table:table-cell>
          <table:table-cell office:value-type="float" office:value="1.009775E-019">
            <text:p>1.010E-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17911">
            <text:p>1.618E-01</text:p>
          </table:table-cell>
          <table:table-cell office:value-type="float" office:value="0.0008203656">
            <text:p>8.204E-04</text:p>
          </table:table-cell>
          <table:table-cell office:value-type="float" office:value="0.0000001309601">
            <text:p>1.310E-07</text:p>
          </table:table-cell>
          <table:table-cell office:value-type="float" office:value="0.0000000009428148">
            <text:p>9.428E-10</text:p>
          </table:table-cell>
          <table:table-cell office:value-type="float" office:value="-9.447933E-018">
            <text:p>-9.448E-18</text:p>
          </table:table-cell>
          <table:table-cell office:value-type="float" office:value="-0.00000000002418907">
            <text:p>-2.419E-11</text:p>
          </table:table-cell>
          <table:table-cell office:value-type="float" office:value="-4.526592E-018">
            <text:p>-4.527E-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17951">
            <text:p>1.618E-01</text:p>
          </table:table-cell>
          <table:table-cell office:value-type="float" office:value="0.0008280967">
            <text:p>8.281E-04</text:p>
          </table:table-cell>
          <table:table-cell office:value-type="float" office:value="0.0000000138935">
            <text:p>1.389E-08</text:p>
          </table:table-cell>
          <table:table-cell office:value-type="float" office:value="0.0000000001782146">
            <text:p>1.782E-10</text:p>
          </table:table-cell>
          <table:table-cell office:value-type="float" office:value="7.143582E-020">
            <text:p>7.144E-20</text:p>
          </table:table-cell>
          <table:table-cell office:value-type="float" office:value="0.0000000000005627412">
            <text:p>5.627E-13</text:p>
          </table:table-cell>
          <table:table-cell office:value-type="float" office:value="-2.711762E-019">
            <text:p>-2.712E-1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16375">
            <text:p>1.616E-01</text:p>
          </table:table-cell>
          <table:table-cell office:value-type="float" office:value="0.0007824203">
            <text:p>7.824E-04</text:p>
          </table:table-cell>
          <table:table-cell office:value-type="float" office:value="0.00000003333512">
            <text:p>3.334E-08</text:p>
          </table:table-cell>
          <table:table-cell office:value-type="float" office:value="0.0000000003028295">
            <text:p>3.028E-10</text:p>
          </table:table-cell>
          <table:table-cell office:value-type="float" office:value="4.250272E-019">
            <text:p>4.250E-19</text:p>
          </table:table-cell>
          <table:table-cell office:value-type="float" office:value="0.000000000001201295">
            <text:p>1.201E-12</text:p>
          </table:table-cell>
          <table:table-cell office:value-type="float" office:value="-8.631964E-019">
            <text:p>-8.632E-1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17597">
            <text:p>1.618E-01</text:p>
          </table:table-cell>
          <table:table-cell office:value-type="float" office:value="0.0008104809">
            <text:p>8.105E-04</text:p>
          </table:table-cell>
          <table:table-cell office:value-type="float" office:value="0.00000001164576">
            <text:p>1.165E-08</text:p>
          </table:table-cell>
          <table:table-cell office:value-type="float" office:value="0.00000000006729631">
            <text:p>6.730E-11</text:p>
          </table:table-cell>
          <table:table-cell office:value-type="float" office:value="1.744995E-020">
            <text:p>1.745E-20</text:p>
          </table:table-cell>
          <table:table-cell office:value-type="float" office:value="-0.0000000000001176307">
            <text:p>-1.176E-13</text:p>
          </table:table-cell>
          <table:table-cell office:value-type="float" office:value="-5.696306E-020">
            <text:p>-5.696E-2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17799">
            <text:p>1.618E-01</text:p>
          </table:table-cell>
          <table:table-cell office:value-type="float" office:value="0.0008290953">
            <text:p>8.291E-04</text:p>
          </table:table-cell>
          <table:table-cell office:value-type="float" office:value="0.00000003461534">
            <text:p>3.462E-08</text:p>
          </table:table-cell>
          <table:table-cell office:value-type="float" office:value="0.0000000002892322">
            <text:p>2.892E-10</text:p>
          </table:table-cell>
          <table:table-cell office:value-type="float" office:value="8.088473E-020">
            <text:p>8.088E-20</text:p>
          </table:table-cell>
          <table:table-cell office:value-type="float" office:value="-0.0000000000010639">
            <text:p>-1.064E-12</text:p>
          </table:table-cell>
          <table:table-cell office:value-type="float" office:value="-9.115941E-019">
            <text:p>-9.116E-1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18274">
            <text:p>1.618E-01</text:p>
          </table:table-cell>
          <table:table-cell office:value-type="float" office:value="0.0008353879">
            <text:p>8.354E-04</text:p>
          </table:table-cell>
          <table:table-cell office:value-type="float" office:value="0.00000003405399">
            <text:p>3.405E-08</text:p>
          </table:table-cell>
          <table:table-cell office:value-type="float" office:value="0.0000000003952162">
            <text:p>3.952E-10</text:p>
          </table:table-cell>
          <table:table-cell office:value-type="float" office:value="-8.630336E-020">
            <text:p>-8.630E-20</text:p>
          </table:table-cell>
          <table:table-cell office:value-type="float" office:value="-0.000000000002741185">
            <text:p>-2.741E-12</text:p>
          </table:table-cell>
          <table:table-cell office:value-type="float" office:value="-1.447322E-018">
            <text:p>-1.447E-1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18273">
            <text:p>1.618E-01</text:p>
          </table:table-cell>
          <table:table-cell office:value-type="float" office:value="0.0008322888">
            <text:p>8.323E-04</text:p>
          </table:table-cell>
          <table:table-cell office:value-type="float" office:value="0.0000000339595">
            <text:p>3.396E-08</text:p>
          </table:table-cell>
          <table:table-cell office:value-type="float" office:value="0.0000000002884327">
            <text:p>2.884E-10</text:p>
          </table:table-cell>
          <table:table-cell office:value-type="float" office:value="-3.690876E-019">
            <text:p>-3.691E-19</text:p>
          </table:table-cell>
          <table:table-cell office:value-type="float" office:value="-0.000000000003735657">
            <text:p>-3.736E-12</text:p>
          </table:table-cell>
          <table:table-cell office:value-type="float" office:value="-8.23806E-019">
            <text:p>-8.238E-1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17641">
            <text:p>1.618E-01</text:p>
          </table:table-cell>
          <table:table-cell office:value-type="float" office:value="0.0008195194">
            <text:p>8.195E-04</text:p>
          </table:table-cell>
          <table:table-cell office:value-type="float" office:value="0.00000001655773">
            <text:p>1.656E-08</text:p>
          </table:table-cell>
          <table:table-cell office:value-type="float" office:value="0.0000000001904691">
            <text:p>1.905E-10</text:p>
          </table:table-cell>
          <table:table-cell office:value-type="float" office:value="1.088513E-019">
            <text:p>1.089E-19</text:p>
          </table:table-cell>
          <table:table-cell office:value-type="float" office:value="0.0000000000007812917">
            <text:p>7.813E-13</text:p>
          </table:table-cell>
          <table:table-cell office:value-type="float" office:value="-3.202564E-019">
            <text:p>-3.203E-1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17809">
            <text:p>1.618E-01</text:p>
          </table:table-cell>
          <table:table-cell office:value-type="float" office:value="0.0008211444">
            <text:p>8.211E-04</text:p>
          </table:table-cell>
          <table:table-cell office:value-type="float" office:value="0.00000002698189">
            <text:p>2.698E-08</text:p>
          </table:table-cell>
          <table:table-cell office:value-type="float" office:value="0.000000000219995">
            <text:p>2.200E-10</text:p>
          </table:table-cell>
          <table:table-cell office:value-type="float" office:value="3.365359E-019">
            <text:p>3.365E-19</text:p>
          </table:table-cell>
          <table:table-cell office:value-type="float" office:value="0.000000000003277763">
            <text:p>3.278E-12</text:p>
          </table:table-cell>
          <table:table-cell office:value-type="float" office:value="-4.171657E-019">
            <text:p>-4.172E-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17725">
            <text:p>1.618E-01</text:p>
          </table:table-cell>
          <table:table-cell office:value-type="float" office:value="0.0008144234">
            <text:p>8.144E-04</text:p>
          </table:table-cell>
          <table:table-cell office:value-type="float" office:value="0.00000002000203">
            <text:p>2.000E-08</text:p>
          </table:table-cell>
          <table:table-cell office:value-type="float" office:value="0.0000000002752466">
            <text:p>2.752E-10</text:p>
          </table:table-cell>
          <table:table-cell office:value-type="float" office:value="4.62583E-019">
            <text:p>4.626E-19</text:p>
          </table:table-cell>
          <table:table-cell office:value-type="float" office:value="0.000000000005944732">
            <text:p>5.945E-12</text:p>
          </table:table-cell>
          <table:table-cell office:value-type="float" office:value="-4.506847E-019">
            <text:p>-4.507E-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18229">
            <text:p>1.618E-01</text:p>
          </table:table-cell>
          <table:table-cell office:value-type="float" office:value="0.0008330171">
            <text:p>8.330E-04</text:p>
          </table:table-cell>
          <table:table-cell office:value-type="float" office:value="0.00000003186798">
            <text:p>3.187E-08</text:p>
          </table:table-cell>
          <table:table-cell office:value-type="float" office:value="0.0000000003798584">
            <text:p>3.799E-10</text:p>
          </table:table-cell>
          <table:table-cell office:value-type="float" office:value="2.535964E-019">
            <text:p>2.536E-19</text:p>
          </table:table-cell>
          <table:table-cell office:value-type="float" office:value="-0.0000000000005319489">
            <text:p>-5.319E-13</text:p>
          </table:table-cell>
          <table:table-cell office:value-type="float" office:value="-1.297072E-018">
            <text:p>-1.297E-1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17332">
            <text:p>1.617E-01</text:p>
          </table:table-cell>
          <table:table-cell office:value-type="float" office:value="0.0008124115">
            <text:p>8.124E-04</text:p>
          </table:table-cell>
          <table:table-cell office:value-type="float" office:value="0.00000006964911">
            <text:p>6.965E-08</text:p>
          </table:table-cell>
          <table:table-cell office:value-type="float" office:value="0.0000000005984702">
            <text:p>5.985E-10</text:p>
          </table:table-cell>
          <table:table-cell office:value-type="float" office:value="-1.505492E-018">
            <text:p>-1.505E-18</text:p>
          </table:table-cell>
          <table:table-cell office:value-type="float" office:value="-0.000000000007259458">
            <text:p>-7.259E-12</text:p>
          </table:table-cell>
          <table:table-cell office:value-type="float" office:value="-3.558499E-018">
            <text:p>-3.558E-1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18233">
            <text:p>1.618E-01</text:p>
          </table:table-cell>
          <table:table-cell office:value-type="float" office:value="0.0008305294">
            <text:p>8.305E-04</text:p>
          </table:table-cell>
          <table:table-cell office:value-type="float" office:value="0.00000003138296">
            <text:p>3.138E-08</text:p>
          </table:table-cell>
          <table:table-cell office:value-type="float" office:value="0.0000000001696358">
            <text:p>1.696E-10</text:p>
          </table:table-cell>
          <table:table-cell office:value-type="float" office:value="-2.485492E-019">
            <text:p>-2.485E-19</text:p>
          </table:table-cell>
          <table:table-cell office:value-type="float" office:value="-0.000000000003167189">
            <text:p>-3.167E-12</text:p>
          </table:table-cell>
          <table:table-cell office:value-type="float" office:value="-3.023557E-019">
            <text:p>-3.024E-1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18304">
            <text:p>1.618E-01</text:p>
          </table:table-cell>
          <table:table-cell office:value-type="float" office:value="0.0008402688">
            <text:p>8.403E-04</text:p>
          </table:table-cell>
          <table:table-cell office:value-type="float" office:value="0.00000001529115">
            <text:p>1.529E-08</text:p>
          </table:table-cell>
          <table:table-cell office:value-type="float" office:value="0.00000000009216498">
            <text:p>9.216E-11</text:p>
          </table:table-cell>
          <table:table-cell office:value-type="float" office:value="-1.08003E-019">
            <text:p>-1.080E-19</text:p>
          </table:table-cell>
          <table:table-cell office:value-type="float" office:value="-0.000000000002450452">
            <text:p>-2.450E-12</text:p>
          </table:table-cell>
          <table:table-cell office:value-type="float" office:value="-1.750857E-020">
            <text:p>-1.751E-2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17976">
            <text:p>1.618E-01</text:p>
          </table:table-cell>
          <table:table-cell office:value-type="float" office:value="0.0008204173">
            <text:p>8.204E-04</text:p>
          </table:table-cell>
          <table:table-cell office:value-type="float" office:value="0.0000000559311">
            <text:p>5.593E-08</text:p>
          </table:table-cell>
          <table:table-cell office:value-type="float" office:value="0.0000000005305444">
            <text:p>5.305E-10</text:p>
          </table:table-cell>
          <table:table-cell office:value-type="float" office:value="-2.061463E-018">
            <text:p>-2.061E-18</text:p>
          </table:table-cell>
          <table:table-cell office:value-type="float" office:value="-0.00000000001237758">
            <text:p>-1.238E-11</text:p>
          </table:table-cell>
          <table:table-cell office:value-type="float" office:value="-2.025564E-018">
            <text:p>-2.026E-1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17675">
            <text:p>1.618E-01</text:p>
          </table:table-cell>
          <table:table-cell office:value-type="float" office:value="0.000802116">
            <text:p>8.021E-04</text:p>
          </table:table-cell>
          <table:table-cell office:value-type="float" office:value="0.00000003997087">
            <text:p>3.997E-08</text:p>
          </table:table-cell>
          <table:table-cell office:value-type="float" office:value="0.0000000003486125">
            <text:p>3.486E-10</text:p>
          </table:table-cell>
          <table:table-cell office:value-type="float" office:value="-1.276154E-018">
            <text:p>-1.276E-18</text:p>
          </table:table-cell>
          <table:table-cell office:value-type="float" office:value="-0.000000000008862744">
            <text:p>-8.863E-12</text:p>
          </table:table-cell>
          <table:table-cell office:value-type="float" office:value="-2.547148E-019">
            <text:p>-2.547E-1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18242">
            <text:p>1.618E-01</text:p>
          </table:table-cell>
          <table:table-cell office:value-type="float" office:value="0.000837713">
            <text:p>8.377E-04</text:p>
          </table:table-cell>
          <table:table-cell office:value-type="float" office:value="0.00000003225947">
            <text:p>3.226E-08</text:p>
          </table:table-cell>
          <table:table-cell office:value-type="float" office:value="0.0000000002096775">
            <text:p>2.097E-10</text:p>
          </table:table-cell>
          <table:table-cell office:value-type="float" office:value="-4.53101E-019">
            <text:p>-4.531E-19</text:p>
          </table:table-cell>
          <table:table-cell office:value-type="float" office:value="-0.000000000004676548">
            <text:p>-4.677E-12</text:p>
          </table:table-cell>
          <table:table-cell office:value-type="float" office:value="-3.034471E-019">
            <text:p>-3.034E-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17428">
            <text:p>1.617E-01</text:p>
          </table:table-cell>
          <table:table-cell office:value-type="float" office:value="0.0008115874">
            <text:p>8.116E-04</text:p>
          </table:table-cell>
          <table:table-cell office:value-type="float" office:value="0.00000006290045">
            <text:p>6.290E-08</text:p>
          </table:table-cell>
          <table:table-cell office:value-type="float" office:value="0.0000000003110611">
            <text:p>3.111E-10</text:p>
          </table:table-cell>
          <table:table-cell office:value-type="float" office:value="-1.105734E-018">
            <text:p>-1.106E-18</text:p>
          </table:table-cell>
          <table:table-cell office:value-type="float" office:value="-0.000000000006818919">
            <text:p>-6.819E-12</text:p>
          </table:table-cell>
          <table:table-cell office:value-type="float" office:value="-8.18857E-019">
            <text:p>-8.189E-1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602751">
            <text:p>3.603E-08</text:p>
          </table:table-cell>
          <table:table-cell office:value-type="float" office:value="0.0000000003269284">
            <text:p>3.269E-10</text:p>
          </table:table-cell>
          <table:table-cell office:value-type="float" office:value="3.205476E-019">
            <text:p>3.205E-19</text:p>
          </table:table-cell>
          <table:table-cell office:value-type="float" office:value="-0.00000000000006031724">
            <text:p>-6.032E-14</text:p>
          </table:table-cell>
          <table:table-cell office:value-type="float" office:value="-1.075245E-018">
            <text:p>-1.075E-1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17481">
            <text:p>1.617E-01</text:p>
          </table:table-cell>
          <table:table-cell office:value-type="float" office:value="0.0008141314">
            <text:p>8.141E-04</text:p>
          </table:table-cell>
          <table:table-cell office:value-type="float" office:value="0.00000006770767">
            <text:p>6.771E-08</text:p>
          </table:table-cell>
          <table:table-cell office:value-type="float" office:value="0.0000000002954867">
            <text:p>2.955E-10</text:p>
          </table:table-cell>
          <table:table-cell office:value-type="float" office:value="-1.203339E-018">
            <text:p>-1.203E-18</text:p>
          </table:table-cell>
          <table:table-cell office:value-type="float" office:value="-0.000000000007167183">
            <text:p>-7.167E-12</text:p>
          </table:table-cell>
          <table:table-cell office:value-type="float" office:value="-5.466347E-019">
            <text:p>-5.466E-1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1785">
            <text:p>1.618E-01</text:p>
          </table:table-cell>
          <table:table-cell office:value-type="float" office:value="0.0008189601">
            <text:p>8.190E-04</text:p>
          </table:table-cell>
          <table:table-cell office:value-type="float" office:value="0.00000003601175">
            <text:p>3.601E-08</text:p>
          </table:table-cell>
          <table:table-cell office:value-type="float" office:value="0.0000000001684293">
            <text:p>1.684E-10</text:p>
          </table:table-cell>
          <table:table-cell office:value-type="float" office:value="-8.580194E-020">
            <text:p>-8.580E-20</text:p>
          </table:table-cell>
          <table:table-cell office:value-type="float" office:value="-0.000000000001715319">
            <text:p>-1.715E-12</text:p>
          </table:table-cell>
          <table:table-cell office:value-type="float" office:value="-4.058384E-019">
            <text:p>-4.058E-1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18025">
            <text:p>1.618E-01</text:p>
          </table:table-cell>
          <table:table-cell office:value-type="float" office:value="0.0008462208">
            <text:p>8.462E-04</text:p>
          </table:table-cell>
          <table:table-cell office:value-type="float" office:value="0.00000003722224">
            <text:p>3.722E-08</text:p>
          </table:table-cell>
          <table:table-cell office:value-type="float" office:value="0.0000000002582916">
            <text:p>2.583E-10</text:p>
          </table:table-cell>
          <table:table-cell office:value-type="float" office:value="-3.371928E-019">
            <text:p>-3.372E-19</text:p>
          </table:table-cell>
          <table:table-cell office:value-type="float" office:value="-0.000000000003684138">
            <text:p>-3.684E-12</text:p>
          </table:table-cell>
          <table:table-cell office:value-type="float" office:value="-7.264347E-019">
            <text:p>-7.264E-1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1785">
            <text:p>1.618E-01</text:p>
          </table:table-cell>
          <table:table-cell office:value-type="float" office:value="0.0008189606">
            <text:p>8.190E-04</text:p>
          </table:table-cell>
          <table:table-cell office:value-type="float" office:value="0.00000003303911">
            <text:p>3.304E-08</text:p>
          </table:table-cell>
          <table:table-cell office:value-type="float" office:value="0.0000000003452342">
            <text:p>3.452E-10</text:p>
          </table:table-cell>
          <table:table-cell office:value-type="float" office:value="-6.394316E-019">
            <text:p>-6.394E-19</text:p>
          </table:table-cell>
          <table:table-cell office:value-type="float" office:value="-0.000000000005388921">
            <text:p>-5.389E-12</text:p>
          </table:table-cell>
          <table:table-cell office:value-type="float" office:value="-9.749861E-019">
            <text:p>-9.750E-1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17481">
            <text:p>1.617E-01</text:p>
          </table:table-cell>
          <table:table-cell office:value-type="float" office:value="0.0008141316">
            <text:p>8.141E-04</text:p>
          </table:table-cell>
          <table:table-cell office:value-type="float" office:value="0.00000005883282">
            <text:p>5.883E-08</text:p>
          </table:table-cell>
          <table:table-cell office:value-type="float" office:value="0.000000000624892">
            <text:p>6.249E-10</text:p>
          </table:table-cell>
          <table:table-cell office:value-type="float" office:value="-1.559802E-018">
            <text:p>-1.560E-18</text:p>
          </table:table-cell>
          <table:table-cell office:value-type="float" office:value="-0.00000000001036526">
            <text:p>-1.037E-11</text:p>
          </table:table-cell>
          <table:table-cell office:value-type="float" office:value="-3.452978E-018">
            <text:p>-3.453E-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348247">
            <text:p>3.348E-08</text:p>
          </table:table-cell>
          <table:table-cell office:value-type="float" office:value="0.0000000002247447">
            <text:p>2.247E-10</text:p>
          </table:table-cell>
          <table:table-cell office:value-type="float" office:value="-6.024556E-019">
            <text:p>-6.025E-19</text:p>
          </table:table-cell>
          <table:table-cell office:value-type="float" office:value="-0.000000000005802942">
            <text:p>-5.803E-12</text:p>
          </table:table-cell>
          <table:table-cell office:value-type="float" office:value="-1.309072E-019">
            <text:p>-1.309E-1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17427">
            <text:p>1.617E-01</text:p>
          </table:table-cell>
          <table:table-cell office:value-type="float" office:value="0.0008115826">
            <text:p>8.116E-04</text:p>
          </table:table-cell>
          <table:table-cell office:value-type="float" office:value="0.00000005903997">
            <text:p>5.904E-08</text:p>
          </table:table-cell>
          <table:table-cell office:value-type="float" office:value="0.0000000004396274">
            <text:p>4.396E-10</text:p>
          </table:table-cell>
          <table:table-cell office:value-type="float" office:value="-8.31576E-019">
            <text:p>-8.316E-19</text:p>
          </table:table-cell>
          <table:table-cell office:value-type="float" office:value="-0.000000000006819661">
            <text:p>-6.820E-12</text:p>
          </table:table-cell>
          <table:table-cell office:value-type="float" office:value="-2.079658E-018">
            <text:p>-2.080E-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18242">
            <text:p>1.618E-01</text:p>
          </table:table-cell>
          <table:table-cell office:value-type="float" office:value="0.0008377131">
            <text:p>8.377E-04</text:p>
          </table:table-cell>
          <table:table-cell office:value-type="float" office:value="0.00000003507183">
            <text:p>3.507E-08</text:p>
          </table:table-cell>
          <table:table-cell office:value-type="float" office:value="0.0000000002501775">
            <text:p>2.502E-10</text:p>
          </table:table-cell>
          <table:table-cell office:value-type="float" office:value="1.313871E-019">
            <text:p>1.314E-19</text:p>
          </table:table-cell>
          <table:table-cell office:value-type="float" office:value="-0.0000000000003863773">
            <text:p>-3.864E-13</text:p>
          </table:table-cell>
          <table:table-cell office:value-type="float" office:value="-7.293169E-019">
            <text:p>-7.293E-1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17675">
            <text:p>1.618E-01</text:p>
          </table:table-cell>
          <table:table-cell office:value-type="float" office:value="0.0008021159">
            <text:p>8.021E-04</text:p>
          </table:table-cell>
          <table:table-cell office:value-type="float" office:value="0.00000003970544">
            <text:p>3.971E-08</text:p>
          </table:table-cell>
          <table:table-cell office:value-type="float" office:value="0.0000000003885877">
            <text:p>3.886E-10</text:p>
          </table:table-cell>
          <table:table-cell office:value-type="float" office:value="-1.925528E-019">
            <text:p>-1.926E-19</text:p>
          </table:table-cell>
          <table:table-cell office:value-type="float" office:value="-0.000000000003659482">
            <text:p>-3.659E-12</text:p>
          </table:table-cell>
          <table:table-cell office:value-type="float" office:value="-1.514171E-018">
            <text:p>-1.514E-1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17974">
            <text:p>1.618E-01</text:p>
          </table:table-cell>
          <table:table-cell office:value-type="float" office:value="0.0008204298">
            <text:p>8.204E-04</text:p>
          </table:table-cell>
          <table:table-cell office:value-type="float" office:value="0.00000001548837">
            <text:p>1.549E-08</text:p>
          </table:table-cell>
          <table:table-cell office:value-type="float" office:value="0.0000000001406683">
            <text:p>1.407E-10</text:p>
          </table:table-cell>
          <table:table-cell office:value-type="float" office:value="-2.058764E-019">
            <text:p>-2.059E-19</text:p>
          </table:table-cell>
          <table:table-cell office:value-type="float" office:value="-0.000000000003980237">
            <text:p>-3.980E-12</text:p>
          </table:table-cell>
          <table:table-cell office:value-type="float" office:value="2.695435E-020">
            <text:p>2.695E-2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18305">
            <text:p>1.618E-01</text:p>
          </table:table-cell>
          <table:table-cell office:value-type="float" office:value="0.0008402743">
            <text:p>8.403E-04</text:p>
          </table:table-cell>
          <table:table-cell office:value-type="float" office:value="0.00000002523985">
            <text:p>2.524E-08</text:p>
          </table:table-cell>
          <table:table-cell office:value-type="float" office:value="0.0000000003554463">
            <text:p>3.554E-10</text:p>
          </table:table-cell>
          <table:table-cell office:value-type="float" office:value="5.313629E-019">
            <text:p>5.314E-19</text:p>
          </table:table-cell>
          <table:table-cell office:value-type="float" office:value="0.00000000000362377">
            <text:p>3.624E-12</text:p>
          </table:table-cell>
          <table:table-cell office:value-type="float" office:value="-9.225616E-019">
            <text:p>-9.226E-1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18233">
            <text:p>1.618E-01</text:p>
          </table:table-cell>
          <table:table-cell office:value-type="float" office:value="0.0008305296">
            <text:p>8.305E-04</text:p>
          </table:table-cell>
          <table:table-cell office:value-type="float" office:value="0.00000003289037">
            <text:p>3.289E-08</text:p>
          </table:table-cell>
          <table:table-cell office:value-type="float" office:value="0.0000000002703651">
            <text:p>2.704E-10</text:p>
          </table:table-cell>
          <table:table-cell office:value-type="float" office:value="7.036449E-020">
            <text:p>7.036E-20</text:p>
          </table:table-cell>
          <table:table-cell office:value-type="float" office:value="-0.000000000001063735">
            <text:p>-1.064E-12</text:p>
          </table:table-cell>
          <table:table-cell office:value-type="float" office:value="-8.03156E-019">
            <text:p>-8.032E-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17331">
            <text:p>1.617E-01</text:p>
          </table:table-cell>
          <table:table-cell office:value-type="float" office:value="0.0008124058">
            <text:p>8.124E-04</text:p>
          </table:table-cell>
          <table:table-cell office:value-type="float" office:value="0.00000005474885">
            <text:p>5.475E-08</text:p>
          </table:table-cell>
          <table:table-cell office:value-type="float" office:value="0.0000000003409636">
            <text:p>3.410E-10</text:p>
          </table:table-cell>
          <table:table-cell office:value-type="float" office:value="-1.345241E-018">
            <text:p>-1.345E-18</text:p>
          </table:table-cell>
          <table:table-cell office:value-type="float" office:value="-0.000000000008999403">
            <text:p>-8.999E-12</text:p>
          </table:table-cell>
          <table:table-cell office:value-type="float" office:value="-6.004346E-019">
            <text:p>-6.004E-1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18229">
            <text:p>1.618E-01</text:p>
          </table:table-cell>
          <table:table-cell office:value-type="float" office:value="0.0008330167">
            <text:p>8.330E-04</text:p>
          </table:table-cell>
          <table:table-cell office:value-type="float" office:value="0.00000003482794">
            <text:p>3.483E-08</text:p>
          </table:table-cell>
          <table:table-cell office:value-type="float" office:value="0.0000000001488792">
            <text:p>1.489E-10</text:p>
          </table:table-cell>
          <table:table-cell office:value-type="float" office:value="-3.107056E-019">
            <text:p>-3.107E-19</text:p>
          </table:table-cell>
          <table:table-cell office:value-type="float" office:value="-0.000000000003615607">
            <text:p>-3.616E-12</text:p>
          </table:table-cell>
          <table:table-cell office:value-type="float" office:value="-1.356137E-019">
            <text:p>-1.356E-1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17725">
            <text:p>1.618E-01</text:p>
          </table:table-cell>
          <table:table-cell office:value-type="float" office:value="0.0008144072">
            <text:p>8.144E-04</text:p>
          </table:table-cell>
          <table:table-cell office:value-type="float" office:value="0.00000003941882">
            <text:p>3.942E-08</text:p>
          </table:table-cell>
          <table:table-cell office:value-type="float" office:value="0.0000000002186372">
            <text:p>2.186E-10</text:p>
          </table:table-cell>
          <table:table-cell office:value-type="float" office:value="-5.375524E-020">
            <text:p>-5.376E-20</text:p>
          </table:table-cell>
          <table:table-cell office:value-type="float" office:value="-0.0000000000007884954">
            <text:p>-7.885E-13</text:p>
          </table:table-cell>
          <table:table-cell office:value-type="float" office:value="-6.396014E-019">
            <text:p>-6.396E-1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17808">
            <text:p>1.618E-01</text:p>
          </table:table-cell>
          <table:table-cell office:value-type="float" office:value="0.0008211388">
            <text:p>8.211E-04</text:p>
          </table:table-cell>
          <table:table-cell office:value-type="float" office:value="0.00000001227144">
            <text:p>1.227E-08</text:p>
          </table:table-cell>
          <table:table-cell office:value-type="float" office:value="0.00000000008945356">
            <text:p>8.945E-11</text:p>
          </table:table-cell>
          <table:table-cell office:value-type="float" office:value="-1.718251E-020">
            <text:p>-1.718E-20</text:p>
          </table:table-cell>
          <table:table-cell office:value-type="float" office:value="-0.000000000001042851">
            <text:p>-1.043E-12</text:p>
          </table:table-cell>
          <table:table-cell office:value-type="float" office:value="-9.213404E-020">
            <text:p>-9.213E-2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17642">
            <text:p>1.618E-01</text:p>
          </table:table-cell>
          <table:table-cell office:value-type="float" office:value="0.000819524">
            <text:p>8.195E-04</text:p>
          </table:table-cell>
          <table:table-cell office:value-type="float" office:value="0.00000001620541">
            <text:p>1.621E-08</text:p>
          </table:table-cell>
          <table:table-cell office:value-type="float" office:value="0.0000000001291698">
            <text:p>1.292E-10</text:p>
          </table:table-cell>
          <table:table-cell office:value-type="float" office:value="-8.683591E-020">
            <text:p>-8.684E-20</text:p>
          </table:table-cell>
          <table:table-cell office:value-type="float" office:value="-0.000000000001439033">
            <text:p>-1.439E-12</text:p>
          </table:table-cell>
          <table:table-cell office:value-type="float" office:value="-1.654843E-019">
            <text:p>-1.655E-1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18273">
            <text:p>1.618E-01</text:p>
          </table:table-cell>
          <table:table-cell office:value-type="float" office:value="0.0008322886">
            <text:p>8.323E-04</text:p>
          </table:table-cell>
          <table:table-cell office:value-type="float" office:value="0.00000003469472">
            <text:p>3.469E-08</text:p>
          </table:table-cell>
          <table:table-cell office:value-type="float" office:value="0.0000000001931703">
            <text:p>1.932E-10</text:p>
          </table:table-cell>
          <table:table-cell office:value-type="float" office:value="-6.537455E-020">
            <text:p>-6.537E-20</text:p>
          </table:table-cell>
          <table:table-cell office:value-type="float" office:value="-0.000000000001678235">
            <text:p>-1.678E-12</text:p>
          </table:table-cell>
          <table:table-cell office:value-type="float" office:value="-4.957914E-019">
            <text:p>-4.958E-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18274">
            <text:p>1.618E-01</text:p>
          </table:table-cell>
          <table:table-cell office:value-type="float" office:value="0.0008353875">
            <text:p>8.354E-04</text:p>
          </table:table-cell>
          <table:table-cell office:value-type="float" office:value="0.00000003534061">
            <text:p>3.534E-08</text:p>
          </table:table-cell>
          <table:table-cell office:value-type="float" office:value="0.0000000001700642">
            <text:p>1.701E-10</text:p>
          </table:table-cell>
          <table:table-cell office:value-type="float" office:value="-3.820384E-019">
            <text:p>-3.820E-19</text:p>
          </table:table-cell>
          <table:table-cell office:value-type="float" office:value="-0.000000000004179624">
            <text:p>-4.180E-12</text:p>
          </table:table-cell>
          <table:table-cell office:value-type="float" office:value="-1.669487E-019">
            <text:p>-1.669E-1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17799">
            <text:p>1.618E-01</text:p>
          </table:table-cell>
          <table:table-cell office:value-type="float" office:value="0.0008290952">
            <text:p>8.291E-04</text:p>
          </table:table-cell>
          <table:table-cell office:value-type="float" office:value="0.00000003327524">
            <text:p>3.328E-08</text:p>
          </table:table-cell>
          <table:table-cell office:value-type="float" office:value="0.0000000002000244">
            <text:p>2.000E-10</text:p>
          </table:table-cell>
          <table:table-cell office:value-type="float" office:value="-2.480755E-019">
            <text:p>-2.481E-19</text:p>
          </table:table-cell>
          <table:table-cell office:value-type="float" office:value="-0.00000000000298834">
            <text:p>-2.988E-12</text:p>
          </table:table-cell>
          <table:table-cell office:value-type="float" office:value="-4.525018E-019">
            <text:p>-4.525E-1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17598">
            <text:p>1.618E-01</text:p>
          </table:table-cell>
          <table:table-cell office:value-type="float" office:value="0.000810486">
            <text:p>8.105E-04</text:p>
          </table:table-cell>
          <table:table-cell office:value-type="float" office:value="0.00000002389323">
            <text:p>2.389E-08</text:p>
          </table:table-cell>
          <table:table-cell office:value-type="float" office:value="0.0000000001584971">
            <text:p>1.585E-10</text:p>
          </table:table-cell>
          <table:table-cell office:value-type="float" office:value="2.152332E-019">
            <text:p>2.152E-19</text:p>
          </table:table-cell>
          <table:table-cell office:value-type="float" office:value="0.000000000002502302">
            <text:p>2.502E-12</text:p>
          </table:table-cell>
          <table:table-cell office:value-type="float" office:value="-2.209282E-019">
            <text:p>-2.209E-1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16375">
            <text:p>1.616E-01</text:p>
          </table:table-cell>
          <table:table-cell office:value-type="float" office:value="0.0007824199">
            <text:p>7.824E-04</text:p>
          </table:table-cell>
          <table:table-cell office:value-type="float" office:value="0.00000003120085">
            <text:p>3.120E-08</text:p>
          </table:table-cell>
          <table:table-cell office:value-type="float" office:value="0.0000000001436307">
            <text:p>1.436E-10</text:p>
          </table:table-cell>
          <table:table-cell office:value-type="float" office:value="-2.697973E-019">
            <text:p>-2.698E-19</text:p>
          </table:table-cell>
          <table:table-cell office:value-type="float" office:value="-0.00000000000335795">
            <text:p>-3.358E-12</text:p>
          </table:table-cell>
          <table:table-cell office:value-type="float" office:value="-1.402132E-019">
            <text:p>-1.402E-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1795">
            <text:p>1.618E-01</text:p>
          </table:table-cell>
          <table:table-cell office:value-type="float" office:value="0.0008280918">
            <text:p>8.281E-04</text:p>
          </table:table-cell>
          <table:table-cell office:value-type="float" office:value="0.00000001663321">
            <text:p>1.663E-08</text:p>
          </table:table-cell>
          <table:table-cell office:value-type="float" office:value="0.00000000005768293">
            <text:p>5.768E-11</text:p>
          </table:table-cell>
          <table:table-cell office:value-type="float" office:value="3.785173E-021">
            <text:p>3.785E-21</text:p>
          </table:table-cell>
          <table:table-cell office:value-type="float" office:value="0.00000000000007279823">
            <text:p>7.280E-14</text:p>
          </table:table-cell>
          <table:table-cell office:value-type="float" office:value="-5.637444E-020">
            <text:p>-5.637E-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17912">
            <text:p>1.618E-01</text:p>
          </table:table-cell>
          <table:table-cell office:value-type="float" office:value="0.0008203699">
            <text:p>8.204E-04</text:p>
          </table:table-cell>
          <table:table-cell office:value-type="float" office:value="0.000000135549">
            <text:p>1.355E-07</text:p>
          </table:table-cell>
          <table:table-cell office:value-type="float" office:value="0.0000000007561248">
            <text:p>7.561E-10</text:p>
          </table:table-cell>
          <table:table-cell office:value-type="float" office:value="-5.896189E-018">
            <text:p>-5.896E-18</text:p>
          </table:table-cell>
          <table:table-cell office:value-type="float" office:value="-0.00000000001776137">
            <text:p>-1.776E-11</text:p>
          </table:table-cell>
          <table:table-cell office:value-type="float" office:value="-4.881816E-018">
            <text:p>-4.882E-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17794">
            <text:p>1.618E-01</text:p>
          </table:table-cell>
          <table:table-cell office:value-type="float" office:value="0.0008150353">
            <text:p>8.150E-04</text:p>
          </table:table-cell>
          <table:table-cell office:value-type="float" office:value="0.00000002790959">
            <text:p>2.791E-08</text:p>
          </table:table-cell>
          <table:table-cell office:value-type="float" office:value="0.0000000001410313">
            <text:p>1.410E-10</text:p>
          </table:table-cell>
          <table:table-cell office:value-type="float" office:value="2.455521E-019">
            <text:p>2.456E-19</text:p>
          </table:table-cell>
          <table:table-cell office:value-type="float" office:value="0.000000000003679429">
            <text:p>3.679E-12</text:p>
          </table:table-cell>
          <table:table-cell office:value-type="float" office:value="-1.34138E-019">
            <text:p>-1.341E-1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1797">
            <text:p>1.618E-01</text:p>
          </table:table-cell>
          <table:table-cell office:value-type="float" office:value="0.0008241858">
            <text:p>8.242E-04</text:p>
          </table:table-cell>
          <table:table-cell office:value-type="float" office:value="0.0000000676434">
            <text:p>6.764E-08</text:p>
          </table:table-cell>
          <table:table-cell office:value-type="float" office:value="0.000000000549019">
            <text:p>5.490E-10</text:p>
          </table:table-cell>
          <table:table-cell office:value-type="float" office:value="-1.930285E-018">
            <text:p>-1.930E-18</text:p>
          </table:table-cell>
          <table:table-cell office:value-type="float" office:value="-0.00000000001042278">
            <text:p>-1.042E-11</text:p>
          </table:table-cell>
          <table:table-cell office:value-type="float" office:value="-2.732775E-018">
            <text:p>-2.733E-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18426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1834128">
            <text:p>1.834E-08</text:p>
          </table:table-cell>
          <table:table-cell office:value-type="float" office:value="0.0000000001495705">
            <text:p>1.496E-10</text:p>
          </table:table-cell>
          <table:table-cell office:value-type="float" office:value="1.51644E-019">
            <text:p>1.516E-19</text:p>
          </table:table-cell>
          <table:table-cell office:value-type="float" office:value="0.000000000002971646">
            <text:p>2.972E-12</text:p>
          </table:table-cell>
          <table:table-cell office:value-type="float" office:value="-1.958971E-019">
            <text:p>-1.959E-1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17352">
            <text:p>1.617E-01</text:p>
          </table:table-cell>
          <table:table-cell office:value-type="float" office:value="0.0008052394">
            <text:p>8.052E-04</text:p>
          </table:table-cell>
          <table:table-cell office:value-type="float" office:value="0.00000003374233">
            <text:p>3.374E-08</text:p>
          </table:table-cell>
          <table:table-cell office:value-type="float" office:value="0.0000000003128057">
            <text:p>3.128E-10</text:p>
          </table:table-cell>
          <table:table-cell office:value-type="float" office:value="-2.762724E-019">
            <text:p>-2.763E-19</text:p>
          </table:table-cell>
          <table:table-cell office:value-type="float" office:value="-0.000000000003251499">
            <text:p>-3.251E-12</text:p>
          </table:table-cell>
          <table:table-cell office:value-type="float" office:value="-9.779736E-019">
            <text:p>-9.780E-1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17687">
            <text:p>1.618E-01</text:p>
          </table:table-cell>
          <table:table-cell office:value-type="float" office:value="0.0008188787">
            <text:p>8.189E-04</text:p>
          </table:table-cell>
          <table:table-cell office:value-type="float" office:value="0.00000003563401">
            <text:p>3.563E-08</text:p>
          </table:table-cell>
          <table:table-cell office:value-type="float" office:value="0.0000000003662535">
            <text:p>3.663E-10</text:p>
          </table:table-cell>
          <table:table-cell office:value-type="float" office:value="2.913075E-019">
            <text:p>2.913E-19</text:p>
          </table:table-cell>
          <table:table-cell office:value-type="float" office:value="-0.0000000000002608153">
            <text:p>-2.608E-13</text:p>
          </table:table-cell>
          <table:table-cell office:value-type="float" office:value="-1.290671E-018">
            <text:p>-1.291E-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18026">
            <text:p>1.618E-01</text:p>
          </table:table-cell>
          <table:table-cell office:value-type="float" office:value="0.0008203243">
            <text:p>8.203E-04</text:p>
          </table:table-cell>
          <table:table-cell office:value-type="float" office:value="0.00000004774041">
            <text:p>4.774E-08</text:p>
          </table:table-cell>
          <table:table-cell office:value-type="float" office:value="0.0000000003482698">
            <text:p>3.483E-10</text:p>
          </table:table-cell>
          <table:table-cell office:value-type="float" office:value="-5.574303E-019">
            <text:p>-5.574E-19</text:p>
          </table:table-cell>
          <table:table-cell office:value-type="float" office:value="-0.000000000003937061">
            <text:p>-3.937E-12</text:p>
          </table:table-cell>
          <table:table-cell office:value-type="float" office:value="-1.306115E-018">
            <text:p>-1.306E-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17824">
            <text:p>1.618E-01</text:p>
          </table:table-cell>
          <table:table-cell office:value-type="float" office:value="0.0008268827">
            <text:p>8.269E-04</text:p>
          </table:table-cell>
          <table:table-cell office:value-type="float" office:value="0.00000003502675">
            <text:p>3.503E-08</text:p>
          </table:table-cell>
          <table:table-cell office:value-type="float" office:value="0.0000000003318343">
            <text:p>3.318E-10</text:p>
          </table:table-cell>
          <table:table-cell office:value-type="float" office:value="-2.545079E-019">
            <text:p>-2.545E-19</text:p>
          </table:table-cell>
          <table:table-cell office:value-type="float" office:value="-0.000000000002956935">
            <text:p>-2.957E-12</text:p>
          </table:table-cell>
          <table:table-cell office:value-type="float" office:value="-1.102311E-018">
            <text:p>-1.102E-1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18115">
            <text:p>1.618E-01</text:p>
          </table:table-cell>
          <table:table-cell office:value-type="float" office:value="0.0008328108">
            <text:p>8.328E-04</text:p>
          </table:table-cell>
          <table:table-cell office:value-type="float" office:value="0.00000001343325">
            <text:p>1.343E-08</text:p>
          </table:table-cell>
          <table:table-cell office:value-type="float" office:value="0.0000000001560329">
            <text:p>1.560E-10</text:p>
          </table:table-cell>
          <table:table-cell office:value-type="float" office:value="1.754658E-019">
            <text:p>1.755E-19</text:p>
          </table:table-cell>
          <table:table-cell office:value-type="float" office:value="0.000000000002181046">
            <text:p>2.181E-12</text:p>
          </table:table-cell>
          <table:table-cell office:value-type="float" office:value="-1.422752E-019">
            <text:p>-1.423E-1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18498">
            <text:p>1.618E-01</text:p>
          </table:table-cell>
          <table:table-cell office:value-type="float" office:value="0.0008441019">
            <text:p>8.441E-04</text:p>
          </table:table-cell>
          <table:table-cell office:value-type="float" office:value="0.000000003535048">
            <text:p>3.535E-09</text:p>
          </table:table-cell>
          <table:table-cell office:value-type="float" office:value="0.00000000001119408">
            <text:p>1.119E-11</text:p>
          </table:table-cell>
          <table:table-cell office:value-type="float" office:value="1.242175E-021">
            <text:p>1.242E-21</text:p>
          </table:table-cell>
          <table:table-cell office:value-type="float" office:value="0.0000000000001529178">
            <text:p>1.529E-13</text:p>
          </table:table-cell>
          <table:table-cell office:value-type="float" office:value="-1.848137E-021">
            <text:p>-1.848E-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17373">
            <text:p>1.617E-01</text:p>
          </table:table-cell>
          <table:table-cell office:value-type="float" office:value="0.0008001031">
            <text:p>8.001E-04</text:p>
          </table:table-cell>
          <table:table-cell office:value-type="float" office:value="0.00000002047829">
            <text:p>2.048E-08</text:p>
          </table:table-cell>
          <table:table-cell office:value-type="float" office:value="0.0000000002349798">
            <text:p>2.350E-10</text:p>
          </table:table-cell>
          <table:table-cell office:value-type="float" office:value="4.931213E-019">
            <text:p>4.931E-19</text:p>
          </table:table-cell>
          <table:table-cell office:value-type="float" office:value="0.000000000005866591">
            <text:p>5.867E-12</text:p>
          </table:table-cell>
          <table:table-cell office:value-type="float" office:value="-1.500916E-019">
            <text:p>-1.501E-1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617492">
            <text:p>1.617E-01</text:p>
          </table:table-cell>
          <table:table-cell office:value-type="float" office:value="0.0008152454">
            <text:p>8.152E-04</text:p>
          </table:table-cell>
          <table:table-cell office:value-type="float" office:value="0.00000002038175">
            <text:p>2.038E-08</text:p>
          </table:table-cell>
          <table:table-cell office:value-type="float" office:value="0.0000000001973268">
            <text:p>1.973E-10</text:p>
          </table:table-cell>
          <table:table-cell office:value-type="float" office:value="1.466398E-019">
            <text:p>1.466E-19</text:p>
          </table:table-cell>
          <table:table-cell office:value-type="float" office:value="0.00000000000179003">
            <text:p>1.790E-12</text:p>
          </table:table-cell>
          <table:table-cell office:value-type="float" office:value="-3.675591E-019">
            <text:p>-3.676E-1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16641">
            <text:p>1.617E-01</text:p>
          </table:table-cell>
          <table:table-cell office:value-type="float" office:value="0.0007892191">
            <text:p>7.892E-04</text:p>
          </table:table-cell>
          <table:table-cell office:value-type="float" office:value="0.00000002956791">
            <text:p>2.957E-08</text:p>
          </table:table-cell>
          <table:table-cell office:value-type="float" office:value="0.0000000004210093">
            <text:p>4.210E-10</text:p>
          </table:table-cell>
          <table:table-cell office:value-type="float" office:value="5.867251E-019">
            <text:p>5.867E-19</text:p>
          </table:table-cell>
          <table:table-cell office:value-type="float" office:value="0.000000000003785483">
            <text:p>3.785E-12</text:p>
          </table:table-cell>
          <table:table-cell office:value-type="float" office:value="-1.364629E-018">
            <text:p>-1.365E-1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18579">
            <text:p>1.619E-01</text:p>
          </table:table-cell>
          <table:table-cell office:value-type="float" office:value="0.0008402085">
            <text:p>8.402E-04</text:p>
          </table:table-cell>
          <table:table-cell office:value-type="float" office:value="0.00000002965025">
            <text:p>2.965E-08</text:p>
          </table:table-cell>
          <table:table-cell office:value-type="float" office:value="0.0000000003067268">
            <text:p>3.067E-10</text:p>
          </table:table-cell>
          <table:table-cell office:value-type="float" office:value="-8.830886E-019">
            <text:p>-8.831E-19</text:p>
          </table:table-cell>
          <table:table-cell office:value-type="float" office:value="-0.000000000008557846">
            <text:p>-8.558E-12</text:p>
          </table:table-cell>
          <table:table-cell office:value-type="float" office:value="-2.752811E-019">
            <text:p>-2.753E-1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17852">
            <text:p>1.618E-01</text:p>
          </table:table-cell>
          <table:table-cell office:value-type="float" office:value="0.0008267544">
            <text:p>8.268E-04</text:p>
          </table:table-cell>
          <table:table-cell office:value-type="float" office:value="0.0000000312714">
            <text:p>3.127E-08</text:p>
          </table:table-cell>
          <table:table-cell office:value-type="float" office:value="0.0000000002503113">
            <text:p>2.503E-10</text:p>
          </table:table-cell>
          <table:table-cell office:value-type="float" office:value="-2.787013E-019">
            <text:p>-2.787E-19</text:p>
          </table:table-cell>
          <table:table-cell office:value-type="float" office:value="-0.000000000003558123">
            <text:p>-3.558E-12</text:p>
          </table:table-cell>
          <table:table-cell office:value-type="float" office:value="-6.424709E-019">
            <text:p>-6.425E-1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17837">
            <text:p>1.618E-01</text:p>
          </table:table-cell>
          <table:table-cell office:value-type="float" office:value="0.0008244629">
            <text:p>8.245E-04</text:p>
          </table:table-cell>
          <table:table-cell office:value-type="float" office:value="0.00000001191867">
            <text:p>1.192E-08</text:p>
          </table:table-cell>
          <table:table-cell office:value-type="float" office:value="0.0000000000357602">
            <text:p>3.576E-11</text:p>
          </table:table-cell>
          <table:table-cell office:value-type="float" office:value="-2.31847E-020">
            <text:p>-2.318E-20</text:p>
          </table:table-cell>
          <table:table-cell office:value-type="float" office:value="-0.000000000001011321">
            <text:p>-1.011E-12</text:p>
          </table:table-cell>
          <table:table-cell office:value-type="float" office:value="2.74027E-021">
            <text:p>2.740E-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17504">
            <text:p>1.618E-01</text:p>
          </table:table-cell>
          <table:table-cell office:value-type="float" office:value="0.000814254">
            <text:p>8.143E-04</text:p>
          </table:table-cell>
          <table:table-cell office:value-type="float" office:value="0.0000000004669127">
            <text:p>4.669E-10</text:p>
          </table:table-cell>
          <table:table-cell office:value-type="float" office:value="0.00000000001879239">
            <text:p>1.879E-11</text:p>
          </table:table-cell>
          <table:table-cell office:value-type="float" office:value="-4.377177E-022">
            <text:p>-4.377E-22</text:p>
          </table:table-cell>
          <table:table-cell office:value-type="float" office:value="0.0000000000005287284">
            <text:p>5.287E-13</text:p>
          </table:table-cell>
          <table:table-cell office:value-type="float" office:value="-1.705027E-021">
            <text:p>-1.705E-2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18649">
            <text:p>1.619E-01</text:p>
          </table:table-cell>
          <table:table-cell office:value-type="float" office:value="0.0008530246">
            <text:p>8.530E-04</text:p>
          </table:table-cell>
          <table:table-cell office:value-type="float" office:value="0.00000008572108">
            <text:p>8.572E-08</text:p>
          </table:table-cell>
          <table:table-cell office:value-type="float" office:value="0.0000000005289777">
            <text:p>5.290E-10</text:p>
          </table:table-cell>
          <table:table-cell office:value-type="float" office:value="-3.958639E-019">
            <text:p>-3.959E-19</text:p>
          </table:table-cell>
          <table:table-cell office:value-type="float" office:value="-0.000000000002869132">
            <text:p>-2.869E-12</text:p>
          </table:table-cell>
          <table:table-cell office:value-type="float" office:value="-3.539984E-018">
            <text:p>-3.540E-1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17371">
            <text:p>1.617E-01</text:p>
          </table:table-cell>
          <table:table-cell office:value-type="float" office:value="0.0008086272">
            <text:p>8.086E-04</text:p>
          </table:table-cell>
          <table:table-cell office:value-type="float" office:value="0.00000003572206">
            <text:p>3.572E-08</text:p>
          </table:table-cell>
          <table:table-cell office:value-type="float" office:value="0.0000000002288079">
            <text:p>2.288E-10</text:p>
          </table:table-cell>
          <table:table-cell office:value-type="float" office:value="-5.971962E-019">
            <text:p>-5.972E-19</text:p>
          </table:table-cell>
          <table:table-cell office:value-type="float" office:value="-0.000000000005978178">
            <text:p>-5.978E-12</text:p>
          </table:table-cell>
          <table:table-cell office:value-type="float" office:value="-2.669526E-019">
            <text:p>-2.670E-1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16907">
            <text:p>1.617E-01</text:p>
          </table:table-cell>
          <table:table-cell office:value-type="float" office:value="0.0007903285">
            <text:p>7.903E-04</text:p>
          </table:table-cell>
          <table:table-cell office:value-type="float" office:value="0.000000008336681">
            <text:p>8.337E-09</text:p>
          </table:table-cell>
          <table:table-cell office:value-type="float" office:value="0.00000000009818395">
            <text:p>9.818E-11</text:p>
          </table:table-cell>
          <table:table-cell office:value-type="float" office:value="-7.730047E-020">
            <text:p>-7.730E-20</text:p>
          </table:table-cell>
          <table:table-cell office:value-type="float" office:value="-0.000000000002548573">
            <text:p>-2.549E-12</text:p>
          </table:table-cell>
          <table:table-cell office:value-type="float" office:value="4.37644E-020">
            <text:p>4.376E-2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1752">
            <text:p>1.618E-01</text:p>
          </table:table-cell>
          <table:table-cell office:value-type="float" office:value="0.0007990874">
            <text:p>7.991E-04</text:p>
          </table:table-cell>
          <table:table-cell office:value-type="float" office:value="0.00000006760978">
            <text:p>6.761E-08</text:p>
          </table:table-cell>
          <table:table-cell office:value-type="float" office:value="0.0000000005775998">
            <text:p>5.776E-10</text:p>
          </table:table-cell>
          <table:table-cell office:value-type="float" office:value="1.425347E-018">
            <text:p>1.425E-18</text:p>
          </table:table-cell>
          <table:table-cell office:value-type="float" office:value="0.00000000000173816">
            <text:p>1.738E-12</text:p>
          </table:table-cell>
          <table:table-cell office:value-type="float" office:value="-3.316138E-018">
            <text:p>-3.316E-1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18017">
            <text:p>1.618E-01</text:p>
          </table:table-cell>
          <table:table-cell office:value-type="float" office:value="0.0008195055">
            <text:p>8.195E-04</text:p>
          </table:table-cell>
          <table:table-cell office:value-type="float" office:value="0.0000001143273">
            <text:p>1.143E-07</text:p>
          </table:table-cell>
          <table:table-cell office:value-type="float" office:value="0.0000000008364541">
            <text:p>8.365E-10</text:p>
          </table:table-cell>
          <table:table-cell office:value-type="float" office:value="-3.116824E-018">
            <text:p>-3.117E-18</text:p>
          </table:table-cell>
          <table:table-cell office:value-type="float" office:value="-0.00000000001029084">
            <text:p>-1.029E-11</text:p>
          </table:table-cell>
          <table:table-cell office:value-type="float" office:value="-7.562614E-018">
            <text:p>-7.563E-1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18467">
            <text:p>1.618E-01</text:p>
          </table:table-cell>
          <table:table-cell office:value-type="float" office:value="0.0008427081">
            <text:p>8.427E-04</text:p>
          </table:table-cell>
          <table:table-cell office:value-type="float" office:value="0.00000002795956">
            <text:p>2.796E-08</text:p>
          </table:table-cell>
          <table:table-cell office:value-type="float" office:value="0.0000000002797459">
            <text:p>2.797E-10</text:p>
          </table:table-cell>
          <table:table-cell office:value-type="float" office:value="-8.006528E-020">
            <text:p>-8.007E-20</text:p>
          </table:table-cell>
          <table:table-cell office:value-type="float" office:value="-0.0000000000005623848">
            <text:p>-5.624E-13</text:p>
          </table:table-cell>
          <table:table-cell office:value-type="float" office:value="-7.782599E-019">
            <text:p>-7.783E-1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16885">
            <text:p>1.617E-01</text:p>
          </table:table-cell>
          <table:table-cell office:value-type="float" office:value="0.0008000787">
            <text:p>8.001E-04</text:p>
          </table:table-cell>
          <table:table-cell office:value-type="float" office:value="0.00000005531004">
            <text:p>5.531E-08</text:p>
          </table:table-cell>
          <table:table-cell office:value-type="float" office:value="0.0000000005012854">
            <text:p>5.013E-10</text:p>
          </table:table-cell>
          <table:table-cell office:value-type="float" office:value="-1.657854E-018">
            <text:p>-1.658E-18</text:p>
          </table:table-cell>
          <table:table-cell office:value-type="float" office:value="-0.00000000001036071">
            <text:p>-1.036E-11</text:p>
          </table:table-cell>
          <table:table-cell office:value-type="float" office:value="-2.053956E-018">
            <text:p>-2.054E-1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16862">
            <text:p>1.617E-01</text:p>
          </table:table-cell>
          <table:table-cell office:value-type="float" office:value="0.0008043819">
            <text:p>8.044E-04</text:p>
          </table:table-cell>
          <table:table-cell office:value-type="float" office:value="0.00000002486542">
            <text:p>2.487E-08</text:p>
          </table:table-cell>
          <table:table-cell office:value-type="float" office:value="0.0000000001175649">
            <text:p>1.176E-10</text:p>
          </table:table-cell>
          <table:table-cell office:value-type="float" office:value="-2.010084E-019">
            <text:p>-2.010E-19</text:p>
          </table:table-cell>
          <table:table-cell office:value-type="float" office:value="-0.000000000003334331">
            <text:p>-3.334E-12</text:p>
          </table:table-cell>
          <table:table-cell office:value-type="float" office:value="1.70052E-031">
            <text:p>1.701E-3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16886">
            <text:p>1.617E-01</text:p>
          </table:table-cell>
          <table:table-cell office:value-type="float" office:value="0.0008000835">
            <text:p>8.001E-04</text:p>
          </table:table-cell>
          <table:table-cell office:value-type="float" office:value="0.0000000648509">
            <text:p>6.485E-08</text:p>
          </table:table-cell>
          <table:table-cell office:value-type="float" office:value="0.0000000003875616">
            <text:p>3.876E-10</text:p>
          </table:table-cell>
          <table:table-cell office:value-type="float" office:value="-1.406409E-018">
            <text:p>-1.406E-18</text:p>
          </table:table-cell>
          <table:table-cell office:value-type="float" office:value="-0.000000000007568549">
            <text:p>-7.569E-12</text:p>
          </table:table-cell>
          <table:table-cell office:value-type="float" office:value="-1.340597E-018">
            <text:p>-1.341E-1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18472">
            <text:p>1.618E-01</text:p>
          </table:table-cell>
          <table:table-cell office:value-type="float" office:value="0.0008427101">
            <text:p>8.427E-04</text:p>
          </table:table-cell>
          <table:table-cell office:value-type="float" office:value="0.00000007375669">
            <text:p>7.376E-08</text:p>
          </table:table-cell>
          <table:table-cell office:value-type="float" office:value="0.0000000006436882">
            <text:p>6.437E-10</text:p>
          </table:table-cell>
          <table:table-cell office:value-type="float" office:value="-1.373783E-018">
            <text:p>-1.374E-18</text:p>
          </table:table-cell>
          <table:table-cell office:value-type="float" office:value="-0.000000000006989582">
            <text:p>-6.990E-12</text:p>
          </table:table-cell>
          <table:table-cell office:value-type="float" office:value="-4.217084E-018">
            <text:p>-4.217E-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18013">
            <text:p>1.618E-01</text:p>
          </table:table-cell>
          <table:table-cell office:value-type="float" office:value="0.0008195132">
            <text:p>8.195E-04</text:p>
          </table:table-cell>
          <table:table-cell office:value-type="float" office:value="0.00000003918378">
            <text:p>3.918E-08</text:p>
          </table:table-cell>
          <table:table-cell office:value-type="float" office:value="0.0000000004608164">
            <text:p>4.608E-10</text:p>
          </table:table-cell>
          <table:table-cell office:value-type="float" office:value="-1.137946E-018">
            <text:p>-1.138E-18</text:p>
          </table:table-cell>
          <table:table-cell office:value-type="float" office:value="-0.000000000007669504">
            <text:p>-7.670E-12</text:p>
          </table:table-cell>
          <table:table-cell office:value-type="float" office:value="-1.593554E-018">
            <text:p>-1.594E-1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17517">
            <text:p>1.618E-01</text:p>
          </table:table-cell>
          <table:table-cell office:value-type="float" office:value="0.0007990999">
            <text:p>7.991E-04</text:p>
          </table:table-cell>
          <table:table-cell office:value-type="float" office:value="0.00000002220457">
            <text:p>2.220E-08</text:p>
          </table:table-cell>
          <table:table-cell office:value-type="float" office:value="0.0000000001122834">
            <text:p>1.123E-10</text:p>
          </table:table-cell>
          <table:table-cell office:value-type="float" office:value="-9.310889E-020">
            <text:p>-9.311E-20</text:p>
          </table:table-cell>
          <table:table-cell office:value-type="float" office:value="-0.000000000001074175">
            <text:p>-1.074E-12</text:p>
          </table:table-cell>
          <table:table-cell office:value-type="float" office:value="-1.508773E-019">
            <text:p>-1.509E-1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16906">
            <text:p>1.617E-01</text:p>
          </table:table-cell>
          <table:table-cell office:value-type="float" office:value="0.0007903332">
            <text:p>7.903E-04</text:p>
          </table:table-cell>
          <table:table-cell office:value-type="float" office:value="0.000000007593956">
            <text:p>7.594E-09</text:p>
          </table:table-cell>
          <table:table-cell office:value-type="float" office:value="0.0000000001261721">
            <text:p>1.262E-10</text:p>
          </table:table-cell>
          <table:table-cell office:value-type="float" office:value="9.168124E-020">
            <text:p>9.168E-20</text:p>
          </table:table-cell>
          <table:table-cell office:value-type="float" office:value="0.000000000002840117">
            <text:p>2.840E-12</text:p>
          </table:table-cell>
          <table:table-cell office:value-type="float" office:value="8.275056E-020">
            <text:p>8.275E-2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17371">
            <text:p>1.617E-01</text:p>
          </table:table-cell>
          <table:table-cell office:value-type="float" office:value="0.0008086281">
            <text:p>8.086E-04</text:p>
          </table:table-cell>
          <table:table-cell office:value-type="float" office:value="0.00000005052191">
            <text:p>5.052E-08</text:p>
          </table:table-cell>
          <table:table-cell office:value-type="float" office:value="0.0000000003764762">
            <text:p>3.765E-10</text:p>
          </table:table-cell>
          <table:table-cell office:value-type="float" office:value="-1.387049E-019">
            <text:p>-1.387E-19</text:p>
          </table:table-cell>
          <table:table-cell office:value-type="float" office:value="-0.000000000001721101">
            <text:p>-1.721E-12</text:p>
          </table:table-cell>
          <table:table-cell office:value-type="float" office:value="-1.636029E-018">
            <text:p>-1.636E-1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18652">
            <text:p>1.619E-01</text:p>
          </table:table-cell>
          <table:table-cell office:value-type="float" office:value="0.0008530038">
            <text:p>8.530E-04</text:p>
          </table:table-cell>
          <table:table-cell office:value-type="float" office:value="0.0000001286672">
            <text:p>1.287E-07</text:p>
          </table:table-cell>
          <table:table-cell office:value-type="float" office:value="0.000000000953261">
            <text:p>9.533E-10</text:p>
          </table:table-cell>
          <table:table-cell office:value-type="float" office:value="-7.242134E-018">
            <text:p>-7.242E-18</text:p>
          </table:table-cell>
          <table:table-cell office:value-type="float" office:value="-0.00000000002112729">
            <text:p>-2.113E-11</text:p>
          </table:table-cell>
          <table:table-cell office:value-type="float" office:value="-7.68163E-018">
            <text:p>-7.682E-1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17506">
            <text:p>1.618E-01</text:p>
          </table:table-cell>
          <table:table-cell office:value-type="float" office:value="0.0008142504">
            <text:p>8.143E-04</text:p>
          </table:table-cell>
          <table:table-cell office:value-type="float" office:value="0.00000002469673">
            <text:p>2.470E-08</text:p>
          </table:table-cell>
          <table:table-cell office:value-type="float" office:value="0.0000000002940627">
            <text:p>2.941E-10</text:p>
          </table:table-cell>
          <table:table-cell office:value-type="float" office:value="3.730721E-019">
            <text:p>3.731E-19</text:p>
          </table:table-cell>
          <table:table-cell office:value-type="float" office:value="0.000000000001486888">
            <text:p>1.487E-12</text:p>
          </table:table-cell>
          <table:table-cell office:value-type="float" office:value="-6.991544E-019">
            <text:p>-6.992E-1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17836">
            <text:p>1.618E-01</text:p>
          </table:table-cell>
          <table:table-cell office:value-type="float" office:value="0.0008244589">
            <text:p>8.245E-04</text:p>
          </table:table-cell>
          <table:table-cell office:value-type="float" office:value="0.00000002366609">
            <text:p>2.367E-08</text:p>
          </table:table-cell>
          <table:table-cell office:value-type="float" office:value="0.000000000302243">
            <text:p>3.022E-10</text:p>
          </table:table-cell>
          <table:table-cell office:value-type="float" office:value="6.137441E-019">
            <text:p>6.137E-19</text:p>
          </table:table-cell>
          <table:table-cell office:value-type="float" office:value="0.00000000000511409">
            <text:p>5.114E-12</text:p>
          </table:table-cell>
          <table:table-cell office:value-type="float" office:value="-5.260635E-019">
            <text:p>-5.261E-1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17852">
            <text:p>1.618E-01</text:p>
          </table:table-cell>
          <table:table-cell office:value-type="float" office:value="0.0008267545">
            <text:p>8.268E-04</text:p>
          </table:table-cell>
          <table:table-cell office:value-type="float" office:value="0.00000003671322">
            <text:p>3.671E-08</text:p>
          </table:table-cell>
          <table:table-cell office:value-type="float" office:value="0.0000000001959883">
            <text:p>1.960E-10</text:p>
          </table:table-cell>
          <table:table-cell office:value-type="float" office:value="-9.303488E-020">
            <text:p>-9.303E-20</text:p>
          </table:table-cell>
          <table:table-cell office:value-type="float" office:value="-0.000000000001414118">
            <text:p>-1.414E-12</text:p>
          </table:table-cell>
          <table:table-cell office:value-type="float" office:value="-5.17425E-019">
            <text:p>-5.174E-1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18583">
            <text:p>1.619E-01</text:p>
          </table:table-cell>
          <table:table-cell office:value-type="float" office:value="0.0008402001">
            <text:p>8.402E-04</text:p>
          </table:table-cell>
          <table:table-cell office:value-type="float" office:value="0.00000008964975">
            <text:p>8.965E-08</text:p>
          </table:table-cell>
          <table:table-cell office:value-type="float" office:value="0.0000000006092361">
            <text:p>6.092E-10</text:p>
          </table:table-cell>
          <table:table-cell office:value-type="float" office:value="-4.145649E-018">
            <text:p>-4.146E-18</text:p>
          </table:table-cell>
          <table:table-cell office:value-type="float" office:value="-0.00000000001614091">
            <text:p>-1.614E-11</text:p>
          </table:table-cell>
          <table:table-cell office:value-type="float" office:value="-1.75671E-018">
            <text:p>-1.757E-1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16845">
            <text:p>1.617E-01</text:p>
          </table:table-cell>
          <table:table-cell office:value-type="float" office:value="0.0007945059">
            <text:p>7.945E-04</text:p>
          </table:table-cell>
          <table:table-cell office:value-type="float" office:value="0.0000001016784">
            <text:p>1.017E-07</text:p>
          </table:table-cell>
          <table:table-cell office:value-type="float" office:value="0.0000000007020163">
            <text:p>7.020E-10</text:p>
          </table:table-cell>
          <table:table-cell office:value-type="float" office:value="-3.262862E-018">
            <text:p>-3.263E-18</text:p>
          </table:table-cell>
          <table:table-cell office:value-type="float" office:value="-0.000000000009941972">
            <text:p>-9.942E-12</text:p>
          </table:table-cell>
          <table:table-cell office:value-type="float" office:value="-4.952943E-018">
            <text:p>-4.953E-1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617491">
            <text:p>1.617E-01</text:p>
          </table:table-cell>
          <table:table-cell office:value-type="float" office:value="0.0008152402">
            <text:p>8.152E-04</text:p>
          </table:table-cell>
          <table:table-cell office:value-type="float" office:value="0.00000001001061">
            <text:p>1.001E-08</text:p>
          </table:table-cell>
          <table:table-cell office:value-type="float" office:value="0.00000000008440204">
            <text:p>8.440E-11</text:p>
          </table:table-cell>
          <table:table-cell office:value-type="float" office:value="-2.602869E-020">
            <text:p>-2.603E-20</text:p>
          </table:table-cell>
          <table:table-cell office:value-type="float" office:value="-0.0000000000008215058">
            <text:p>-8.215E-13</text:p>
          </table:table-cell>
          <table:table-cell office:value-type="float" office:value="-7.308514E-020">
            <text:p>-7.309E-2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17376">
            <text:p>1.617E-01</text:p>
          </table:table-cell>
          <table:table-cell office:value-type="float" office:value="0.0008000662">
            <text:p>8.001E-04</text:p>
          </table:table-cell>
          <table:table-cell office:value-type="float" office:value="0.00000008583534">
            <text:p>8.584E-08</text:p>
          </table:table-cell>
          <table:table-cell office:value-type="float" office:value="0.0000000006295138">
            <text:p>6.295E-10</text:p>
          </table:table-cell>
          <table:table-cell office:value-type="float" office:value="-4.61618E-018">
            <text:p>-4.616E-18</text:p>
          </table:table-cell>
          <table:table-cell office:value-type="float" office:value="-0.00000000001767957">
            <text:p>-1.768E-11</text:p>
          </table:table-cell>
          <table:table-cell office:value-type="float" office:value="-3.226406E-019">
            <text:p>-3.226E-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18499">
            <text:p>1.618E-01</text:p>
          </table:table-cell>
          <table:table-cell office:value-type="float" office:value="0.0008441024">
            <text:p>8.441E-04</text:p>
          </table:table-cell>
          <table:table-cell office:value-type="float" office:value="0.00000001391628">
            <text:p>1.392E-08</text:p>
          </table:table-cell>
          <table:table-cell office:value-type="float" office:value="0.0000000002023068">
            <text:p>2.023E-10</text:p>
          </table:table-cell>
          <table:table-cell office:value-type="float" office:value="3.057304E-019">
            <text:p>3.057E-19</text:p>
          </table:table-cell>
          <table:table-cell office:value-type="float" office:value="0.000000000005245181">
            <text:p>5.245E-12</text:p>
          </table:table-cell>
          <table:table-cell office:value-type="float" office:value="-1.474995E-019">
            <text:p>-1.475E-1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18114">
            <text:p>1.618E-01</text:p>
          </table:table-cell>
          <table:table-cell office:value-type="float" office:value="0.0008328062">
            <text:p>8.328E-04</text:p>
          </table:table-cell>
          <table:table-cell office:value-type="float" office:value="0.00000001660777">
            <text:p>1.661E-08</text:p>
          </table:table-cell>
          <table:table-cell office:value-type="float" office:value="0.00000000009878398">
            <text:p>9.878E-11</text:p>
          </table:table-cell>
          <table:table-cell office:value-type="float" office:value="-5.314281E-020">
            <text:p>-5.314E-20</text:p>
          </table:table-cell>
          <table:table-cell office:value-type="float" office:value="-0.0000000000008247945">
            <text:p>-8.248E-13</text:p>
          </table:table-cell>
          <table:table-cell office:value-type="float" office:value="-1.148263E-019">
            <text:p>-1.148E-1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17824">
            <text:p>1.618E-01</text:p>
          </table:table-cell>
          <table:table-cell office:value-type="float" office:value="0.0008268824">
            <text:p>8.269E-04</text:p>
          </table:table-cell>
          <table:table-cell office:value-type="float" office:value="0.00000003418259">
            <text:p>3.418E-08</text:p>
          </table:table-cell>
          <table:table-cell office:value-type="float" office:value="0.0000000001531218">
            <text:p>1.531E-10</text:p>
          </table:table-cell>
          <table:table-cell office:value-type="float" office:value="-1.563015E-019">
            <text:p>-1.563E-19</text:p>
          </table:table-cell>
          <table:table-cell office:value-type="float" office:value="-0.000000000002190499">
            <text:p>-2.190E-12</text:p>
          </table:table-cell>
          <table:table-cell office:value-type="float" office:value="-3.135126E-019">
            <text:p>-3.135E-1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1803">
            <text:p>1.618E-01</text:p>
          </table:table-cell>
          <table:table-cell office:value-type="float" office:value="0.0008203139">
            <text:p>8.203E-04</text:p>
          </table:table-cell>
          <table:table-cell office:value-type="float" office:value="0.0000001039935">
            <text:p>1.040E-07</text:p>
          </table:table-cell>
          <table:table-cell office:value-type="float" office:value="0.0000000008476591">
            <text:p>8.477E-10</text:p>
          </table:table-cell>
          <table:table-cell office:value-type="float" office:value="-4.006932E-018">
            <text:p>-4.007E-18</text:p>
          </table:table-cell>
          <table:table-cell office:value-type="float" office:value="-0.00000000001410629">
            <text:p>-1.411E-11</text:p>
          </table:table-cell>
          <table:table-cell office:value-type="float" office:value="-6.876285E-018">
            <text:p>-6.876E-1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17612">
            <text:p>1.618E-01</text:p>
          </table:table-cell>
          <table:table-cell office:value-type="float" office:value="0.0008170427">
            <text:p>8.170E-04</text:p>
          </table:table-cell>
          <table:table-cell office:value-type="float" office:value="0.00000005560624">
            <text:p>5.561E-08</text:p>
          </table:table-cell>
          <table:table-cell office:value-type="float" office:value="0.0000000002807405">
            <text:p>2.807E-10</text:p>
          </table:table-cell>
          <table:table-cell office:value-type="float" office:value="-3.188241E-019">
            <text:p>-3.188E-19</text:p>
          </table:table-cell>
          <table:table-cell office:value-type="float" office:value="-0.000000000002236078">
            <text:p>-2.236E-12</text:p>
          </table:table-cell>
          <table:table-cell office:value-type="float" office:value="-1.062417E-018">
            <text:p>-1.062E-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17352">
            <text:p>1.617E-01</text:p>
          </table:table-cell>
          <table:table-cell office:value-type="float" office:value="0.0008052391">
            <text:p>8.052E-04</text:p>
          </table:table-cell>
          <table:table-cell office:value-type="float" office:value="0.0000000378549">
            <text:p>3.785E-08</text:p>
          </table:table-cell>
          <table:table-cell office:value-type="float" office:value="0.0000000002107385">
            <text:p>2.107E-10</text:p>
          </table:table-cell>
          <table:table-cell office:value-type="float" office:value="-3.420588E-019">
            <text:p>-3.421E-19</text:p>
          </table:table-cell>
          <table:table-cell office:value-type="float" office:value="-0.000000000003519781">
            <text:p>-3.520E-12</text:p>
          </table:table-cell>
          <table:table-cell office:value-type="float" office:value="-4.871154E-019">
            <text:p>-4.871E-1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18428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3775192">
            <text:p>3.775E-08</text:p>
          </table:table-cell>
          <table:table-cell office:value-type="float" office:value="0.0000000003297822">
            <text:p>3.298E-10</text:p>
          </table:table-cell>
          <table:table-cell office:value-type="float" office:value="1.854788E-020">
            <text:p>1.855E-20</text:p>
          </table:table-cell>
          <table:table-cell office:value-type="float" office:value="-0.0000000000005079474">
            <text:p>-5.079E-13</text:p>
          </table:table-cell>
          <table:table-cell office:value-type="float" office:value="-1.16347E-018">
            <text:p>-1.163E-1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17971">
            <text:p>1.618E-01</text:p>
          </table:table-cell>
          <table:table-cell office:value-type="float" office:value="0.0008241908">
            <text:p>8.242E-04</text:p>
          </table:table-cell>
          <table:table-cell office:value-type="float" office:value="0.00000006940765">
            <text:p>6.941E-08</text:p>
          </table:table-cell>
          <table:table-cell office:value-type="float" office:value="0.0000000005289749">
            <text:p>5.290E-10</text:p>
          </table:table-cell>
          <table:table-cell office:value-type="float" office:value="-2.847859E-018">
            <text:p>-2.848E-18</text:p>
          </table:table-cell>
          <table:table-cell office:value-type="float" office:value="-0.00000000001292532">
            <text:p>-1.293E-11</text:p>
          </table:table-cell>
          <table:table-cell office:value-type="float" office:value="-1.470733E-018">
            <text:p>-1.471E-1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17794">
            <text:p>1.618E-01</text:p>
          </table:table-cell>
          <table:table-cell office:value-type="float" office:value="0.0008150356">
            <text:p>8.150E-04</text:p>
          </table:table-cell>
          <table:table-cell office:value-type="float" office:value="0.00000002905786">
            <text:p>2.906E-08</text:p>
          </table:table-cell>
          <table:table-cell office:value-type="float" office:value="0.0000000004775299">
            <text:p>4.775E-10</text:p>
          </table:table-cell>
          <table:table-cell office:value-type="float" office:value="1.775955E-018">
            <text:p>1.776E-18</text:p>
          </table:table-cell>
          <table:table-cell office:value-type="float" office:value="0.00000000001362588">
            <text:p>1.363E-11</text:p>
          </table:table-cell>
          <table:table-cell office:value-type="float" office:value="1.009775E-019">
            <text:p>1.010E-1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17911">
            <text:p>1.618E-01</text:p>
          </table:table-cell>
          <table:table-cell office:value-type="float" office:value="0.0008203656">
            <text:p>8.204E-04</text:p>
          </table:table-cell>
          <table:table-cell office:value-type="float" office:value="0.0000001309601">
            <text:p>1.310E-07</text:p>
          </table:table-cell>
          <table:table-cell office:value-type="float" office:value="0.0000000009428148">
            <text:p>9.428E-10</text:p>
          </table:table-cell>
          <table:table-cell office:value-type="float" office:value="-9.447933E-018">
            <text:p>-9.448E-18</text:p>
          </table:table-cell>
          <table:table-cell office:value-type="float" office:value="-0.00000000002418907">
            <text:p>-2.419E-11</text:p>
          </table:table-cell>
          <table:table-cell office:value-type="float" office:value="-4.526592E-018">
            <text:p>-4.527E-1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17951">
            <text:p>1.618E-01</text:p>
          </table:table-cell>
          <table:table-cell office:value-type="float" office:value="0.0008280967">
            <text:p>8.281E-04</text:p>
          </table:table-cell>
          <table:table-cell office:value-type="float" office:value="0.0000000138935">
            <text:p>1.389E-08</text:p>
          </table:table-cell>
          <table:table-cell office:value-type="float" office:value="0.0000000001782146">
            <text:p>1.782E-10</text:p>
          </table:table-cell>
          <table:table-cell office:value-type="float" office:value="7.143582E-020">
            <text:p>7.144E-20</text:p>
          </table:table-cell>
          <table:table-cell office:value-type="float" office:value="0.0000000000005627412">
            <text:p>5.627E-13</text:p>
          </table:table-cell>
          <table:table-cell office:value-type="float" office:value="-2.711762E-019">
            <text:p>-2.712E-1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16375">
            <text:p>1.616E-01</text:p>
          </table:table-cell>
          <table:table-cell office:value-type="float" office:value="0.0007824203">
            <text:p>7.824E-04</text:p>
          </table:table-cell>
          <table:table-cell office:value-type="float" office:value="0.00000003333512">
            <text:p>3.334E-08</text:p>
          </table:table-cell>
          <table:table-cell office:value-type="float" office:value="0.0000000003028295">
            <text:p>3.028E-10</text:p>
          </table:table-cell>
          <table:table-cell office:value-type="float" office:value="4.250272E-019">
            <text:p>4.250E-19</text:p>
          </table:table-cell>
          <table:table-cell office:value-type="float" office:value="0.000000000001201295">
            <text:p>1.201E-12</text:p>
          </table:table-cell>
          <table:table-cell office:value-type="float" office:value="-8.631964E-019">
            <text:p>-8.632E-1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17597">
            <text:p>1.618E-01</text:p>
          </table:table-cell>
          <table:table-cell office:value-type="float" office:value="0.0008104809">
            <text:p>8.105E-04</text:p>
          </table:table-cell>
          <table:table-cell office:value-type="float" office:value="0.00000001164576">
            <text:p>1.165E-08</text:p>
          </table:table-cell>
          <table:table-cell office:value-type="float" office:value="0.00000000006729631">
            <text:p>6.730E-11</text:p>
          </table:table-cell>
          <table:table-cell office:value-type="float" office:value="1.744995E-020">
            <text:p>1.745E-20</text:p>
          </table:table-cell>
          <table:table-cell office:value-type="float" office:value="-0.0000000000001176307">
            <text:p>-1.176E-13</text:p>
          </table:table-cell>
          <table:table-cell office:value-type="float" office:value="-5.696306E-020">
            <text:p>-5.696E-2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17799">
            <text:p>1.618E-01</text:p>
          </table:table-cell>
          <table:table-cell office:value-type="float" office:value="0.0008290953">
            <text:p>8.291E-04</text:p>
          </table:table-cell>
          <table:table-cell office:value-type="float" office:value="0.00000003461534">
            <text:p>3.462E-08</text:p>
          </table:table-cell>
          <table:table-cell office:value-type="float" office:value="0.0000000002892322">
            <text:p>2.892E-10</text:p>
          </table:table-cell>
          <table:table-cell office:value-type="float" office:value="8.088473E-020">
            <text:p>8.088E-20</text:p>
          </table:table-cell>
          <table:table-cell office:value-type="float" office:value="-0.0000000000010639">
            <text:p>-1.064E-12</text:p>
          </table:table-cell>
          <table:table-cell office:value-type="float" office:value="-9.115941E-019">
            <text:p>-9.116E-1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18274">
            <text:p>1.618E-01</text:p>
          </table:table-cell>
          <table:table-cell office:value-type="float" office:value="0.0008353879">
            <text:p>8.354E-04</text:p>
          </table:table-cell>
          <table:table-cell office:value-type="float" office:value="0.00000003405399">
            <text:p>3.405E-08</text:p>
          </table:table-cell>
          <table:table-cell office:value-type="float" office:value="0.0000000003952162">
            <text:p>3.952E-10</text:p>
          </table:table-cell>
          <table:table-cell office:value-type="float" office:value="-8.630336E-020">
            <text:p>-8.630E-20</text:p>
          </table:table-cell>
          <table:table-cell office:value-type="float" office:value="-0.000000000002741185">
            <text:p>-2.741E-12</text:p>
          </table:table-cell>
          <table:table-cell office:value-type="float" office:value="-1.447322E-018">
            <text:p>-1.447E-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18273">
            <text:p>1.618E-01</text:p>
          </table:table-cell>
          <table:table-cell office:value-type="float" office:value="0.0008322888">
            <text:p>8.323E-04</text:p>
          </table:table-cell>
          <table:table-cell office:value-type="float" office:value="0.0000000339595">
            <text:p>3.396E-08</text:p>
          </table:table-cell>
          <table:table-cell office:value-type="float" office:value="0.0000000002884327">
            <text:p>2.884E-10</text:p>
          </table:table-cell>
          <table:table-cell office:value-type="float" office:value="-3.690876E-019">
            <text:p>-3.691E-19</text:p>
          </table:table-cell>
          <table:table-cell office:value-type="float" office:value="-0.000000000003735657">
            <text:p>-3.736E-12</text:p>
          </table:table-cell>
          <table:table-cell office:value-type="float" office:value="-8.23806E-019">
            <text:p>-8.238E-1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17641">
            <text:p>1.618E-01</text:p>
          </table:table-cell>
          <table:table-cell office:value-type="float" office:value="0.0008195194">
            <text:p>8.195E-04</text:p>
          </table:table-cell>
          <table:table-cell office:value-type="float" office:value="0.00000001655773">
            <text:p>1.656E-08</text:p>
          </table:table-cell>
          <table:table-cell office:value-type="float" office:value="0.0000000001904691">
            <text:p>1.905E-10</text:p>
          </table:table-cell>
          <table:table-cell office:value-type="float" office:value="1.088513E-019">
            <text:p>1.089E-19</text:p>
          </table:table-cell>
          <table:table-cell office:value-type="float" office:value="0.0000000000007812917">
            <text:p>7.813E-13</text:p>
          </table:table-cell>
          <table:table-cell office:value-type="float" office:value="-3.202564E-019">
            <text:p>-3.203E-1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17982">
            <text:p>1.618E-01</text:p>
          </table:table-cell>
          <table:table-cell office:value-type="float" office:value="0.0008262466">
            <text:p>8.262E-04</text:p>
          </table:table-cell>
          <table:table-cell office:value-type="float" office:value="0.00000005437923">
            <text:p>5.438E-08</text:p>
          </table:table-cell>
          <table:table-cell office:value-type="float" office:value="0.0000000004892358">
            <text:p>4.892E-10</text:p>
          </table:table-cell>
          <table:table-cell office:value-type="float" office:value="1.65118E-018">
            <text:p>1.651E-18</text:p>
          </table:table-cell>
          <table:table-cell office:value-type="float" office:value="0.000000000008142162">
            <text:p>8.142E-12</text:p>
          </table:table-cell>
          <table:table-cell office:value-type="float" office:value="-1.90824E-018">
            <text:p>-1.908E-1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17725">
            <text:p>1.618E-01</text:p>
          </table:table-cell>
          <table:table-cell office:value-type="float" office:value="0.0008144234">
            <text:p>8.144E-04</text:p>
          </table:table-cell>
          <table:table-cell office:value-type="float" office:value="0.00000002000203">
            <text:p>2.000E-08</text:p>
          </table:table-cell>
          <table:table-cell office:value-type="float" office:value="0.0000000002752466">
            <text:p>2.752E-10</text:p>
          </table:table-cell>
          <table:table-cell office:value-type="float" office:value="4.62583E-019">
            <text:p>4.626E-19</text:p>
          </table:table-cell>
          <table:table-cell office:value-type="float" office:value="0.000000000005944732">
            <text:p>5.945E-12</text:p>
          </table:table-cell>
          <table:table-cell office:value-type="float" office:value="-4.506847E-019">
            <text:p>-4.507E-1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18229">
            <text:p>1.618E-01</text:p>
          </table:table-cell>
          <table:table-cell office:value-type="float" office:value="0.0008330171">
            <text:p>8.330E-04</text:p>
          </table:table-cell>
          <table:table-cell office:value-type="float" office:value="0.00000003186798">
            <text:p>3.187E-08</text:p>
          </table:table-cell>
          <table:table-cell office:value-type="float" office:value="0.0000000003798584">
            <text:p>3.799E-10</text:p>
          </table:table-cell>
          <table:table-cell office:value-type="float" office:value="2.535964E-019">
            <text:p>2.536E-19</text:p>
          </table:table-cell>
          <table:table-cell office:value-type="float" office:value="-0.0000000000005319489">
            <text:p>-5.319E-13</text:p>
          </table:table-cell>
          <table:table-cell office:value-type="float" office:value="-1.297072E-018">
            <text:p>-1.297E-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17332">
            <text:p>1.617E-01</text:p>
          </table:table-cell>
          <table:table-cell office:value-type="float" office:value="0.0008124115">
            <text:p>8.124E-04</text:p>
          </table:table-cell>
          <table:table-cell office:value-type="float" office:value="0.00000006964911">
            <text:p>6.965E-08</text:p>
          </table:table-cell>
          <table:table-cell office:value-type="float" office:value="0.0000000005984702">
            <text:p>5.985E-10</text:p>
          </table:table-cell>
          <table:table-cell office:value-type="float" office:value="-1.505492E-018">
            <text:p>-1.505E-18</text:p>
          </table:table-cell>
          <table:table-cell office:value-type="float" office:value="-0.000000000007259458">
            <text:p>-7.259E-12</text:p>
          </table:table-cell>
          <table:table-cell office:value-type="float" office:value="-3.558499E-018">
            <text:p>-3.558E-1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18233">
            <text:p>1.618E-01</text:p>
          </table:table-cell>
          <table:table-cell office:value-type="float" office:value="0.0008305294">
            <text:p>8.305E-04</text:p>
          </table:table-cell>
          <table:table-cell office:value-type="float" office:value="0.00000003138296">
            <text:p>3.138E-08</text:p>
          </table:table-cell>
          <table:table-cell office:value-type="float" office:value="0.0000000001696358">
            <text:p>1.696E-10</text:p>
          </table:table-cell>
          <table:table-cell office:value-type="float" office:value="-2.485492E-019">
            <text:p>-2.485E-19</text:p>
          </table:table-cell>
          <table:table-cell office:value-type="float" office:value="-0.000000000003167189">
            <text:p>-3.167E-12</text:p>
          </table:table-cell>
          <table:table-cell office:value-type="float" office:value="-3.023557E-019">
            <text:p>-3.024E-1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18304">
            <text:p>1.618E-01</text:p>
          </table:table-cell>
          <table:table-cell office:value-type="float" office:value="0.0008402688">
            <text:p>8.403E-04</text:p>
          </table:table-cell>
          <table:table-cell office:value-type="float" office:value="0.00000001529115">
            <text:p>1.529E-08</text:p>
          </table:table-cell>
          <table:table-cell office:value-type="float" office:value="0.00000000009216498">
            <text:p>9.216E-11</text:p>
          </table:table-cell>
          <table:table-cell office:value-type="float" office:value="-1.08003E-019">
            <text:p>-1.080E-19</text:p>
          </table:table-cell>
          <table:table-cell office:value-type="float" office:value="-0.000000000002450452">
            <text:p>-2.450E-12</text:p>
          </table:table-cell>
          <table:table-cell office:value-type="float" office:value="-1.750857E-020">
            <text:p>-1.751E-2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17976">
            <text:p>1.618E-01</text:p>
          </table:table-cell>
          <table:table-cell office:value-type="float" office:value="0.0008204173">
            <text:p>8.204E-04</text:p>
          </table:table-cell>
          <table:table-cell office:value-type="float" office:value="0.0000000559311">
            <text:p>5.593E-08</text:p>
          </table:table-cell>
          <table:table-cell office:value-type="float" office:value="0.0000000005305444">
            <text:p>5.305E-10</text:p>
          </table:table-cell>
          <table:table-cell office:value-type="float" office:value="-2.061463E-018">
            <text:p>-2.061E-18</text:p>
          </table:table-cell>
          <table:table-cell office:value-type="float" office:value="-0.00000000001237758">
            <text:p>-1.238E-11</text:p>
          </table:table-cell>
          <table:table-cell office:value-type="float" office:value="-2.025564E-018">
            <text:p>-2.026E-1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17675">
            <text:p>1.618E-01</text:p>
          </table:table-cell>
          <table:table-cell office:value-type="float" office:value="0.000802116">
            <text:p>8.021E-04</text:p>
          </table:table-cell>
          <table:table-cell office:value-type="float" office:value="0.00000003997087">
            <text:p>3.997E-08</text:p>
          </table:table-cell>
          <table:table-cell office:value-type="float" office:value="0.0000000003486125">
            <text:p>3.486E-10</text:p>
          </table:table-cell>
          <table:table-cell office:value-type="float" office:value="-1.276154E-018">
            <text:p>-1.276E-18</text:p>
          </table:table-cell>
          <table:table-cell office:value-type="float" office:value="-0.000000000008862744">
            <text:p>-8.863E-12</text:p>
          </table:table-cell>
          <table:table-cell office:value-type="float" office:value="-2.547148E-019">
            <text:p>-2.547E-1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18242">
            <text:p>1.618E-01</text:p>
          </table:table-cell>
          <table:table-cell office:value-type="float" office:value="0.000837713">
            <text:p>8.377E-04</text:p>
          </table:table-cell>
          <table:table-cell office:value-type="float" office:value="0.00000003225947">
            <text:p>3.226E-08</text:p>
          </table:table-cell>
          <table:table-cell office:value-type="float" office:value="0.0000000002096775">
            <text:p>2.097E-10</text:p>
          </table:table-cell>
          <table:table-cell office:value-type="float" office:value="-4.53101E-019">
            <text:p>-4.531E-19</text:p>
          </table:table-cell>
          <table:table-cell office:value-type="float" office:value="-0.000000000004676548">
            <text:p>-4.677E-12</text:p>
          </table:table-cell>
          <table:table-cell office:value-type="float" office:value="-3.034471E-019">
            <text:p>-3.034E-1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17428">
            <text:p>1.617E-01</text:p>
          </table:table-cell>
          <table:table-cell office:value-type="float" office:value="0.0008115874">
            <text:p>8.116E-04</text:p>
          </table:table-cell>
          <table:table-cell office:value-type="float" office:value="0.00000006290045">
            <text:p>6.290E-08</text:p>
          </table:table-cell>
          <table:table-cell office:value-type="float" office:value="0.0000000003110611">
            <text:p>3.111E-10</text:p>
          </table:table-cell>
          <table:table-cell office:value-type="float" office:value="-1.105734E-018">
            <text:p>-1.106E-18</text:p>
          </table:table-cell>
          <table:table-cell office:value-type="float" office:value="-0.000000000006818919">
            <text:p>-6.819E-12</text:p>
          </table:table-cell>
          <table:table-cell office:value-type="float" office:value="-8.18857E-019">
            <text:p>-8.189E-1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602751">
            <text:p>3.603E-08</text:p>
          </table:table-cell>
          <table:table-cell office:value-type="float" office:value="0.0000000003269284">
            <text:p>3.269E-10</text:p>
          </table:table-cell>
          <table:table-cell office:value-type="float" office:value="3.205476E-019">
            <text:p>3.205E-19</text:p>
          </table:table-cell>
          <table:table-cell office:value-type="float" office:value="-0.00000000000006031724">
            <text:p>-6.032E-14</text:p>
          </table:table-cell>
          <table:table-cell office:value-type="float" office:value="-1.075245E-018">
            <text:p>-1.075E-1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17481">
            <text:p>1.617E-01</text:p>
          </table:table-cell>
          <table:table-cell office:value-type="float" office:value="0.0008141314">
            <text:p>8.141E-04</text:p>
          </table:table-cell>
          <table:table-cell office:value-type="float" office:value="0.00000006770767">
            <text:p>6.771E-08</text:p>
          </table:table-cell>
          <table:table-cell office:value-type="float" office:value="0.0000000002954867">
            <text:p>2.955E-10</text:p>
          </table:table-cell>
          <table:table-cell office:value-type="float" office:value="-1.203339E-018">
            <text:p>-1.203E-18</text:p>
          </table:table-cell>
          <table:table-cell office:value-type="float" office:value="-0.000000000007167183">
            <text:p>-7.167E-12</text:p>
          </table:table-cell>
          <table:table-cell office:value-type="float" office:value="-5.466347E-019">
            <text:p>-5.466E-1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1785">
            <text:p>1.618E-01</text:p>
          </table:table-cell>
          <table:table-cell office:value-type="float" office:value="0.0008189601">
            <text:p>8.190E-04</text:p>
          </table:table-cell>
          <table:table-cell office:value-type="float" office:value="0.00000003601175">
            <text:p>3.601E-08</text:p>
          </table:table-cell>
          <table:table-cell office:value-type="float" office:value="0.0000000001684293">
            <text:p>1.684E-10</text:p>
          </table:table-cell>
          <table:table-cell office:value-type="float" office:value="-8.580194E-020">
            <text:p>-8.580E-20</text:p>
          </table:table-cell>
          <table:table-cell office:value-type="float" office:value="-0.000000000001715319">
            <text:p>-1.715E-12</text:p>
          </table:table-cell>
          <table:table-cell office:value-type="float" office:value="-4.058384E-019">
            <text:p>-4.058E-1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18025">
            <text:p>1.618E-01</text:p>
          </table:table-cell>
          <table:table-cell office:value-type="float" office:value="0.0008462208">
            <text:p>8.462E-04</text:p>
          </table:table-cell>
          <table:table-cell office:value-type="float" office:value="0.00000003722224">
            <text:p>3.722E-08</text:p>
          </table:table-cell>
          <table:table-cell office:value-type="float" office:value="0.0000000002582916">
            <text:p>2.583E-10</text:p>
          </table:table-cell>
          <table:table-cell office:value-type="float" office:value="-3.371928E-019">
            <text:p>-3.372E-19</text:p>
          </table:table-cell>
          <table:table-cell office:value-type="float" office:value="-0.000000000003684138">
            <text:p>-3.684E-12</text:p>
          </table:table-cell>
          <table:table-cell office:value-type="float" office:value="-7.264347E-019">
            <text:p>-7.264E-1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1785">
            <text:p>1.618E-01</text:p>
          </table:table-cell>
          <table:table-cell office:value-type="float" office:value="0.0008189606">
            <text:p>8.190E-04</text:p>
          </table:table-cell>
          <table:table-cell office:value-type="float" office:value="0.00000003303911">
            <text:p>3.304E-08</text:p>
          </table:table-cell>
          <table:table-cell office:value-type="float" office:value="0.0000000003452342">
            <text:p>3.452E-10</text:p>
          </table:table-cell>
          <table:table-cell office:value-type="float" office:value="-6.394316E-019">
            <text:p>-6.394E-19</text:p>
          </table:table-cell>
          <table:table-cell office:value-type="float" office:value="-0.000000000005388921">
            <text:p>-5.389E-12</text:p>
          </table:table-cell>
          <table:table-cell office:value-type="float" office:value="-9.749861E-019">
            <text:p>-9.750E-1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17252">
            <text:p>1.617E-01</text:p>
          </table:table-cell>
          <table:table-cell office:value-type="float" office:value="0.0008069352">
            <text:p>8.069E-04</text:p>
          </table:table-cell>
          <table:table-cell office:value-type="float" office:value="0.00000003142535">
            <text:p>3.143E-08</text:p>
          </table:table-cell>
          <table:table-cell office:value-type="float" office:value="0.0000000004038158">
            <text:p>4.038E-10</text:p>
          </table:table-cell>
          <table:table-cell office:value-type="float" office:value="-1.237575E-019">
            <text:p>-1.238E-19</text:p>
          </table:table-cell>
          <table:table-cell office:value-type="float" office:value="-0.000000000003439236">
            <text:p>-3.439E-12</text:p>
          </table:table-cell>
          <table:table-cell office:value-type="float" office:value="-1.433184E-018">
            <text:p>-1.433E-1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348247">
            <text:p>3.348E-08</text:p>
          </table:table-cell>
          <table:table-cell office:value-type="float" office:value="0.0000000002247447">
            <text:p>2.247E-10</text:p>
          </table:table-cell>
          <table:table-cell office:value-type="float" office:value="-6.024556E-019">
            <text:p>-6.025E-19</text:p>
          </table:table-cell>
          <table:table-cell office:value-type="float" office:value="-0.000000000005802942">
            <text:p>-5.803E-12</text:p>
          </table:table-cell>
          <table:table-cell office:value-type="float" office:value="-1.309072E-019">
            <text:p>-1.309E-1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17427">
            <text:p>1.617E-01</text:p>
          </table:table-cell>
          <table:table-cell office:value-type="float" office:value="0.0008115826">
            <text:p>8.116E-04</text:p>
          </table:table-cell>
          <table:table-cell office:value-type="float" office:value="0.00000005903997">
            <text:p>5.904E-08</text:p>
          </table:table-cell>
          <table:table-cell office:value-type="float" office:value="0.0000000004396274">
            <text:p>4.396E-10</text:p>
          </table:table-cell>
          <table:table-cell office:value-type="float" office:value="-8.31576E-019">
            <text:p>-8.316E-19</text:p>
          </table:table-cell>
          <table:table-cell office:value-type="float" office:value="-0.000000000006819661">
            <text:p>-6.820E-12</text:p>
          </table:table-cell>
          <table:table-cell office:value-type="float" office:value="-2.079658E-018">
            <text:p>-2.080E-1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18242">
            <text:p>1.618E-01</text:p>
          </table:table-cell>
          <table:table-cell office:value-type="float" office:value="0.0008377131">
            <text:p>8.377E-04</text:p>
          </table:table-cell>
          <table:table-cell office:value-type="float" office:value="0.00000003507183">
            <text:p>3.507E-08</text:p>
          </table:table-cell>
          <table:table-cell office:value-type="float" office:value="0.0000000002501775">
            <text:p>2.502E-10</text:p>
          </table:table-cell>
          <table:table-cell office:value-type="float" office:value="1.313871E-019">
            <text:p>1.314E-19</text:p>
          </table:table-cell>
          <table:table-cell office:value-type="float" office:value="-0.0000000000003863773">
            <text:p>-3.864E-13</text:p>
          </table:table-cell>
          <table:table-cell office:value-type="float" office:value="-7.293169E-019">
            <text:p>-7.293E-1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17675">
            <text:p>1.618E-01</text:p>
          </table:table-cell>
          <table:table-cell office:value-type="float" office:value="0.0008021159">
            <text:p>8.021E-04</text:p>
          </table:table-cell>
          <table:table-cell office:value-type="float" office:value="0.00000003970544">
            <text:p>3.971E-08</text:p>
          </table:table-cell>
          <table:table-cell office:value-type="float" office:value="0.0000000003885877">
            <text:p>3.886E-10</text:p>
          </table:table-cell>
          <table:table-cell office:value-type="float" office:value="-1.925528E-019">
            <text:p>-1.926E-19</text:p>
          </table:table-cell>
          <table:table-cell office:value-type="float" office:value="-0.000000000003659482">
            <text:p>-3.659E-12</text:p>
          </table:table-cell>
          <table:table-cell office:value-type="float" office:value="-1.514171E-018">
            <text:p>-1.514E-1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17974">
            <text:p>1.618E-01</text:p>
          </table:table-cell>
          <table:table-cell office:value-type="float" office:value="0.0008204298">
            <text:p>8.204E-04</text:p>
          </table:table-cell>
          <table:table-cell office:value-type="float" office:value="0.00000001548837">
            <text:p>1.549E-08</text:p>
          </table:table-cell>
          <table:table-cell office:value-type="float" office:value="0.0000000001406683">
            <text:p>1.407E-10</text:p>
          </table:table-cell>
          <table:table-cell office:value-type="float" office:value="-2.058764E-019">
            <text:p>-2.059E-19</text:p>
          </table:table-cell>
          <table:table-cell office:value-type="float" office:value="-0.000000000003980237">
            <text:p>-3.980E-12</text:p>
          </table:table-cell>
          <table:table-cell office:value-type="float" office:value="2.695435E-020">
            <text:p>2.695E-2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18305">
            <text:p>1.618E-01</text:p>
          </table:table-cell>
          <table:table-cell office:value-type="float" office:value="0.0008402743">
            <text:p>8.403E-04</text:p>
          </table:table-cell>
          <table:table-cell office:value-type="float" office:value="0.00000002523985">
            <text:p>2.524E-08</text:p>
          </table:table-cell>
          <table:table-cell office:value-type="float" office:value="0.0000000003554463">
            <text:p>3.554E-10</text:p>
          </table:table-cell>
          <table:table-cell office:value-type="float" office:value="5.313629E-019">
            <text:p>5.314E-19</text:p>
          </table:table-cell>
          <table:table-cell office:value-type="float" office:value="0.00000000000362377">
            <text:p>3.624E-12</text:p>
          </table:table-cell>
          <table:table-cell office:value-type="float" office:value="-9.225616E-019">
            <text:p>-9.226E-1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18233">
            <text:p>1.618E-01</text:p>
          </table:table-cell>
          <table:table-cell office:value-type="float" office:value="0.0008305296">
            <text:p>8.305E-04</text:p>
          </table:table-cell>
          <table:table-cell office:value-type="float" office:value="0.00000003289037">
            <text:p>3.289E-08</text:p>
          </table:table-cell>
          <table:table-cell office:value-type="float" office:value="0.0000000002703651">
            <text:p>2.704E-10</text:p>
          </table:table-cell>
          <table:table-cell office:value-type="float" office:value="7.036449E-020">
            <text:p>7.036E-20</text:p>
          </table:table-cell>
          <table:table-cell office:value-type="float" office:value="-0.000000000001063735">
            <text:p>-1.064E-12</text:p>
          </table:table-cell>
          <table:table-cell office:value-type="float" office:value="-8.03156E-019">
            <text:p>-8.032E-1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17331">
            <text:p>1.617E-01</text:p>
          </table:table-cell>
          <table:table-cell office:value-type="float" office:value="0.0008124058">
            <text:p>8.124E-04</text:p>
          </table:table-cell>
          <table:table-cell office:value-type="float" office:value="0.00000005474885">
            <text:p>5.475E-08</text:p>
          </table:table-cell>
          <table:table-cell office:value-type="float" office:value="0.0000000003409636">
            <text:p>3.410E-10</text:p>
          </table:table-cell>
          <table:table-cell office:value-type="float" office:value="-1.345241E-018">
            <text:p>-1.345E-18</text:p>
          </table:table-cell>
          <table:table-cell office:value-type="float" office:value="-0.000000000008999403">
            <text:p>-8.999E-12</text:p>
          </table:table-cell>
          <table:table-cell office:value-type="float" office:value="-6.004346E-019">
            <text:p>-6.004E-1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18229">
            <text:p>1.618E-01</text:p>
          </table:table-cell>
          <table:table-cell office:value-type="float" office:value="0.0008330167">
            <text:p>8.330E-04</text:p>
          </table:table-cell>
          <table:table-cell office:value-type="float" office:value="0.00000003482794">
            <text:p>3.483E-08</text:p>
          </table:table-cell>
          <table:table-cell office:value-type="float" office:value="0.0000000001488792">
            <text:p>1.489E-10</text:p>
          </table:table-cell>
          <table:table-cell office:value-type="float" office:value="-3.107056E-019">
            <text:p>-3.107E-19</text:p>
          </table:table-cell>
          <table:table-cell office:value-type="float" office:value="-0.000000000003615607">
            <text:p>-3.616E-12</text:p>
          </table:table-cell>
          <table:table-cell office:value-type="float" office:value="-1.356137E-019">
            <text:p>-1.356E-1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17725">
            <text:p>1.618E-01</text:p>
          </table:table-cell>
          <table:table-cell office:value-type="float" office:value="0.0008144072">
            <text:p>8.144E-04</text:p>
          </table:table-cell>
          <table:table-cell office:value-type="float" office:value="0.00000003941882">
            <text:p>3.942E-08</text:p>
          </table:table-cell>
          <table:table-cell office:value-type="float" office:value="0.0000000002186372">
            <text:p>2.186E-10</text:p>
          </table:table-cell>
          <table:table-cell office:value-type="float" office:value="-5.375524E-020">
            <text:p>-5.376E-20</text:p>
          </table:table-cell>
          <table:table-cell office:value-type="float" office:value="-0.0000000000007884954">
            <text:p>-7.885E-13</text:p>
          </table:table-cell>
          <table:table-cell office:value-type="float" office:value="-6.396014E-019">
            <text:p>-6.396E-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17808">
            <text:p>1.618E-01</text:p>
          </table:table-cell>
          <table:table-cell office:value-type="float" office:value="0.0008211388">
            <text:p>8.211E-04</text:p>
          </table:table-cell>
          <table:table-cell office:value-type="float" office:value="0.00000001227144">
            <text:p>1.227E-08</text:p>
          </table:table-cell>
          <table:table-cell office:value-type="float" office:value="0.00000000008945356">
            <text:p>8.945E-11</text:p>
          </table:table-cell>
          <table:table-cell office:value-type="float" office:value="-1.718251E-020">
            <text:p>-1.718E-20</text:p>
          </table:table-cell>
          <table:table-cell office:value-type="float" office:value="-0.000000000001042851">
            <text:p>-1.043E-12</text:p>
          </table:table-cell>
          <table:table-cell office:value-type="float" office:value="-9.213404E-020">
            <text:p>-9.213E-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17642">
            <text:p>1.618E-01</text:p>
          </table:table-cell>
          <table:table-cell office:value-type="float" office:value="0.000819524">
            <text:p>8.195E-04</text:p>
          </table:table-cell>
          <table:table-cell office:value-type="float" office:value="0.00000001620541">
            <text:p>1.621E-08</text:p>
          </table:table-cell>
          <table:table-cell office:value-type="float" office:value="0.0000000001291698">
            <text:p>1.292E-10</text:p>
          </table:table-cell>
          <table:table-cell office:value-type="float" office:value="-8.683591E-020">
            <text:p>-8.684E-20</text:p>
          </table:table-cell>
          <table:table-cell office:value-type="float" office:value="-0.000000000001439033">
            <text:p>-1.439E-12</text:p>
          </table:table-cell>
          <table:table-cell office:value-type="float" office:value="-1.654843E-019">
            <text:p>-1.655E-1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18273">
            <text:p>1.618E-01</text:p>
          </table:table-cell>
          <table:table-cell office:value-type="float" office:value="0.0008322886">
            <text:p>8.323E-04</text:p>
          </table:table-cell>
          <table:table-cell office:value-type="float" office:value="0.00000003469472">
            <text:p>3.469E-08</text:p>
          </table:table-cell>
          <table:table-cell office:value-type="float" office:value="0.0000000001931703">
            <text:p>1.932E-10</text:p>
          </table:table-cell>
          <table:table-cell office:value-type="float" office:value="-6.537455E-020">
            <text:p>-6.537E-20</text:p>
          </table:table-cell>
          <table:table-cell office:value-type="float" office:value="-0.000000000001678235">
            <text:p>-1.678E-12</text:p>
          </table:table-cell>
          <table:table-cell office:value-type="float" office:value="-4.957914E-019">
            <text:p>-4.958E-1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18274">
            <text:p>1.618E-01</text:p>
          </table:table-cell>
          <table:table-cell office:value-type="float" office:value="0.0008353875">
            <text:p>8.354E-04</text:p>
          </table:table-cell>
          <table:table-cell office:value-type="float" office:value="0.00000003534061">
            <text:p>3.534E-08</text:p>
          </table:table-cell>
          <table:table-cell office:value-type="float" office:value="0.0000000001700642">
            <text:p>1.701E-10</text:p>
          </table:table-cell>
          <table:table-cell office:value-type="float" office:value="-3.820384E-019">
            <text:p>-3.820E-19</text:p>
          </table:table-cell>
          <table:table-cell office:value-type="float" office:value="-0.000000000004179624">
            <text:p>-4.180E-12</text:p>
          </table:table-cell>
          <table:table-cell office:value-type="float" office:value="-1.669487E-019">
            <text:p>-1.669E-1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17799">
            <text:p>1.618E-01</text:p>
          </table:table-cell>
          <table:table-cell office:value-type="float" office:value="0.0008290952">
            <text:p>8.291E-04</text:p>
          </table:table-cell>
          <table:table-cell office:value-type="float" office:value="0.00000003327524">
            <text:p>3.328E-08</text:p>
          </table:table-cell>
          <table:table-cell office:value-type="float" office:value="0.0000000002000244">
            <text:p>2.000E-10</text:p>
          </table:table-cell>
          <table:table-cell office:value-type="float" office:value="-2.480755E-019">
            <text:p>-2.481E-19</text:p>
          </table:table-cell>
          <table:table-cell office:value-type="float" office:value="-0.00000000000298834">
            <text:p>-2.988E-12</text:p>
          </table:table-cell>
          <table:table-cell office:value-type="float" office:value="-4.525018E-019">
            <text:p>-4.525E-1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17598">
            <text:p>1.618E-01</text:p>
          </table:table-cell>
          <table:table-cell office:value-type="float" office:value="0.000810486">
            <text:p>8.105E-04</text:p>
          </table:table-cell>
          <table:table-cell office:value-type="float" office:value="0.00000002389323">
            <text:p>2.389E-08</text:p>
          </table:table-cell>
          <table:table-cell office:value-type="float" office:value="0.0000000001584971">
            <text:p>1.585E-10</text:p>
          </table:table-cell>
          <table:table-cell office:value-type="float" office:value="2.152332E-019">
            <text:p>2.152E-19</text:p>
          </table:table-cell>
          <table:table-cell office:value-type="float" office:value="0.000000000002502302">
            <text:p>2.502E-12</text:p>
          </table:table-cell>
          <table:table-cell office:value-type="float" office:value="-2.209282E-019">
            <text:p>-2.209E-1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16375">
            <text:p>1.616E-01</text:p>
          </table:table-cell>
          <table:table-cell office:value-type="float" office:value="0.0007824199">
            <text:p>7.824E-04</text:p>
          </table:table-cell>
          <table:table-cell office:value-type="float" office:value="0.00000003120085">
            <text:p>3.120E-08</text:p>
          </table:table-cell>
          <table:table-cell office:value-type="float" office:value="0.0000000001436307">
            <text:p>1.436E-10</text:p>
          </table:table-cell>
          <table:table-cell office:value-type="float" office:value="-2.697973E-019">
            <text:p>-2.698E-19</text:p>
          </table:table-cell>
          <table:table-cell office:value-type="float" office:value="-0.00000000000335795">
            <text:p>-3.358E-12</text:p>
          </table:table-cell>
          <table:table-cell office:value-type="float" office:value="-1.402132E-019">
            <text:p>-1.402E-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1795">
            <text:p>1.618E-01</text:p>
          </table:table-cell>
          <table:table-cell office:value-type="float" office:value="0.0008280918">
            <text:p>8.281E-04</text:p>
          </table:table-cell>
          <table:table-cell office:value-type="float" office:value="0.00000001663321">
            <text:p>1.663E-08</text:p>
          </table:table-cell>
          <table:table-cell office:value-type="float" office:value="0.00000000005768293">
            <text:p>5.768E-11</text:p>
          </table:table-cell>
          <table:table-cell office:value-type="float" office:value="3.785173E-021">
            <text:p>3.785E-21</text:p>
          </table:table-cell>
          <table:table-cell office:value-type="float" office:value="0.00000000000007279823">
            <text:p>7.280E-14</text:p>
          </table:table-cell>
          <table:table-cell office:value-type="float" office:value="-5.637444E-020">
            <text:p>-5.637E-2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17912">
            <text:p>1.618E-01</text:p>
          </table:table-cell>
          <table:table-cell office:value-type="float" office:value="0.0008203699">
            <text:p>8.204E-04</text:p>
          </table:table-cell>
          <table:table-cell office:value-type="float" office:value="0.000000135549">
            <text:p>1.355E-07</text:p>
          </table:table-cell>
          <table:table-cell office:value-type="float" office:value="0.0000000007561248">
            <text:p>7.561E-10</text:p>
          </table:table-cell>
          <table:table-cell office:value-type="float" office:value="-5.896189E-018">
            <text:p>-5.896E-18</text:p>
          </table:table-cell>
          <table:table-cell office:value-type="float" office:value="-0.00000000001776137">
            <text:p>-1.776E-11</text:p>
          </table:table-cell>
          <table:table-cell office:value-type="float" office:value="-4.881816E-018">
            <text:p>-4.882E-1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17794">
            <text:p>1.618E-01</text:p>
          </table:table-cell>
          <table:table-cell office:value-type="float" office:value="0.0008150353">
            <text:p>8.150E-04</text:p>
          </table:table-cell>
          <table:table-cell office:value-type="float" office:value="0.00000002790959">
            <text:p>2.791E-08</text:p>
          </table:table-cell>
          <table:table-cell office:value-type="float" office:value="0.0000000001410313">
            <text:p>1.410E-10</text:p>
          </table:table-cell>
          <table:table-cell office:value-type="float" office:value="2.455521E-019">
            <text:p>2.456E-19</text:p>
          </table:table-cell>
          <table:table-cell office:value-type="float" office:value="0.000000000003679429">
            <text:p>3.679E-12</text:p>
          </table:table-cell>
          <table:table-cell office:value-type="float" office:value="-1.34138E-019">
            <text:p>-1.341E-1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1797">
            <text:p>1.618E-01</text:p>
          </table:table-cell>
          <table:table-cell office:value-type="float" office:value="0.0008241858">
            <text:p>8.242E-04</text:p>
          </table:table-cell>
          <table:table-cell office:value-type="float" office:value="0.0000000676434">
            <text:p>6.764E-08</text:p>
          </table:table-cell>
          <table:table-cell office:value-type="float" office:value="0.000000000549019">
            <text:p>5.490E-10</text:p>
          </table:table-cell>
          <table:table-cell office:value-type="float" office:value="-1.930285E-018">
            <text:p>-1.930E-18</text:p>
          </table:table-cell>
          <table:table-cell office:value-type="float" office:value="-0.00000000001042278">
            <text:p>-1.042E-11</text:p>
          </table:table-cell>
          <table:table-cell office:value-type="float" office:value="-2.732775E-018">
            <text:p>-2.733E-1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18426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1834128">
            <text:p>1.834E-08</text:p>
          </table:table-cell>
          <table:table-cell office:value-type="float" office:value="0.0000000001495705">
            <text:p>1.496E-10</text:p>
          </table:table-cell>
          <table:table-cell office:value-type="float" office:value="1.51644E-019">
            <text:p>1.516E-19</text:p>
          </table:table-cell>
          <table:table-cell office:value-type="float" office:value="0.000000000002971646">
            <text:p>2.972E-12</text:p>
          </table:table-cell>
          <table:table-cell office:value-type="float" office:value="-1.958971E-019">
            <text:p>-1.959E-1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17352">
            <text:p>1.617E-01</text:p>
          </table:table-cell>
          <table:table-cell office:value-type="float" office:value="0.0008052394">
            <text:p>8.052E-04</text:p>
          </table:table-cell>
          <table:table-cell office:value-type="float" office:value="0.00000003374233">
            <text:p>3.374E-08</text:p>
          </table:table-cell>
          <table:table-cell office:value-type="float" office:value="0.0000000003128057">
            <text:p>3.128E-10</text:p>
          </table:table-cell>
          <table:table-cell office:value-type="float" office:value="-2.762724E-019">
            <text:p>-2.763E-19</text:p>
          </table:table-cell>
          <table:table-cell office:value-type="float" office:value="-0.000000000003251499">
            <text:p>-3.251E-12</text:p>
          </table:table-cell>
          <table:table-cell office:value-type="float" office:value="-9.779736E-019">
            <text:p>-9.780E-1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17614">
            <text:p>1.618E-01</text:p>
          </table:table-cell>
          <table:table-cell office:value-type="float" office:value="0.0008170336">
            <text:p>8.170E-04</text:p>
          </table:table-cell>
          <table:table-cell office:value-type="float" office:value="0.00000004402559">
            <text:p>4.403E-08</text:p>
          </table:table-cell>
          <table:table-cell office:value-type="float" office:value="0.0000000005564132">
            <text:p>5.564E-10</text:p>
          </table:table-cell>
          <table:table-cell office:value-type="float" office:value="1.701827E-018">
            <text:p>1.702E-18</text:p>
          </table:table-cell>
          <table:table-cell office:value-type="float" office:value="0.000000000007637217">
            <text:p>7.637E-12</text:p>
          </table:table-cell>
          <table:table-cell office:value-type="float" office:value="-2.165125E-018">
            <text:p>-2.165E-1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18026">
            <text:p>1.618E-01</text:p>
          </table:table-cell>
          <table:table-cell office:value-type="float" office:value="0.0008203243">
            <text:p>8.203E-04</text:p>
          </table:table-cell>
          <table:table-cell office:value-type="float" office:value="0.00000004774041">
            <text:p>4.774E-08</text:p>
          </table:table-cell>
          <table:table-cell office:value-type="float" office:value="0.0000000003482698">
            <text:p>3.483E-10</text:p>
          </table:table-cell>
          <table:table-cell office:value-type="float" office:value="-5.574303E-019">
            <text:p>-5.574E-19</text:p>
          </table:table-cell>
          <table:table-cell office:value-type="float" office:value="-0.000000000003937061">
            <text:p>-3.937E-12</text:p>
          </table:table-cell>
          <table:table-cell office:value-type="float" office:value="-1.306115E-018">
            <text:p>-1.306E-1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17824">
            <text:p>1.618E-01</text:p>
          </table:table-cell>
          <table:table-cell office:value-type="float" office:value="0.0008268827">
            <text:p>8.269E-04</text:p>
          </table:table-cell>
          <table:table-cell office:value-type="float" office:value="0.00000003502675">
            <text:p>3.503E-08</text:p>
          </table:table-cell>
          <table:table-cell office:value-type="float" office:value="0.0000000003318343">
            <text:p>3.318E-10</text:p>
          </table:table-cell>
          <table:table-cell office:value-type="float" office:value="-2.545079E-019">
            <text:p>-2.545E-19</text:p>
          </table:table-cell>
          <table:table-cell office:value-type="float" office:value="-0.000000000002956935">
            <text:p>-2.957E-12</text:p>
          </table:table-cell>
          <table:table-cell office:value-type="float" office:value="-1.102311E-018">
            <text:p>-1.102E-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18115">
            <text:p>1.618E-01</text:p>
          </table:table-cell>
          <table:table-cell office:value-type="float" office:value="0.0008328108">
            <text:p>8.328E-04</text:p>
          </table:table-cell>
          <table:table-cell office:value-type="float" office:value="0.00000001343325">
            <text:p>1.343E-08</text:p>
          </table:table-cell>
          <table:table-cell office:value-type="float" office:value="0.0000000001560329">
            <text:p>1.560E-10</text:p>
          </table:table-cell>
          <table:table-cell office:value-type="float" office:value="1.754658E-019">
            <text:p>1.755E-19</text:p>
          </table:table-cell>
          <table:table-cell office:value-type="float" office:value="0.000000000002181046">
            <text:p>2.181E-12</text:p>
          </table:table-cell>
          <table:table-cell office:value-type="float" office:value="-1.422752E-019">
            <text:p>-1.423E-1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18498">
            <text:p>1.618E-01</text:p>
          </table:table-cell>
          <table:table-cell office:value-type="float" office:value="0.0008441019">
            <text:p>8.441E-04</text:p>
          </table:table-cell>
          <table:table-cell office:value-type="float" office:value="0.000000003535048">
            <text:p>3.535E-09</text:p>
          </table:table-cell>
          <table:table-cell office:value-type="float" office:value="0.00000000001119408">
            <text:p>1.119E-11</text:p>
          </table:table-cell>
          <table:table-cell office:value-type="float" office:value="1.242175E-021">
            <text:p>1.242E-21</text:p>
          </table:table-cell>
          <table:table-cell office:value-type="float" office:value="0.0000000000001529178">
            <text:p>1.529E-13</text:p>
          </table:table-cell>
          <table:table-cell office:value-type="float" office:value="-1.848137E-021">
            <text:p>-1.848E-2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17373">
            <text:p>1.617E-01</text:p>
          </table:table-cell>
          <table:table-cell office:value-type="float" office:value="0.0008001031">
            <text:p>8.001E-04</text:p>
          </table:table-cell>
          <table:table-cell office:value-type="float" office:value="0.00000002047829">
            <text:p>2.048E-08</text:p>
          </table:table-cell>
          <table:table-cell office:value-type="float" office:value="0.0000000002349798">
            <text:p>2.350E-10</text:p>
          </table:table-cell>
          <table:table-cell office:value-type="float" office:value="4.931213E-019">
            <text:p>4.931E-19</text:p>
          </table:table-cell>
          <table:table-cell office:value-type="float" office:value="0.000000000005866591">
            <text:p>5.867E-12</text:p>
          </table:table-cell>
          <table:table-cell office:value-type="float" office:value="-1.500916E-019">
            <text:p>-1.501E-1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617492">
            <text:p>1.617E-01</text:p>
          </table:table-cell>
          <table:table-cell office:value-type="float" office:value="0.0008152454">
            <text:p>8.152E-04</text:p>
          </table:table-cell>
          <table:table-cell office:value-type="float" office:value="0.00000002038175">
            <text:p>2.038E-08</text:p>
          </table:table-cell>
          <table:table-cell office:value-type="float" office:value="0.0000000001973268">
            <text:p>1.973E-10</text:p>
          </table:table-cell>
          <table:table-cell office:value-type="float" office:value="1.466398E-019">
            <text:p>1.466E-19</text:p>
          </table:table-cell>
          <table:table-cell office:value-type="float" office:value="0.00000000000179003">
            <text:p>1.790E-12</text:p>
          </table:table-cell>
          <table:table-cell office:value-type="float" office:value="-3.675591E-019">
            <text:p>-3.676E-1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16845">
            <text:p>1.617E-01</text:p>
          </table:table-cell>
          <table:table-cell office:value-type="float" office:value="0.0007945129">
            <text:p>7.945E-04</text:p>
          </table:table-cell>
          <table:table-cell office:value-type="float" office:value="0.00000002607359">
            <text:p>2.607E-08</text:p>
          </table:table-cell>
          <table:table-cell office:value-type="float" office:value="0.0000000003711891">
            <text:p>3.712E-10</text:p>
          </table:table-cell>
          <table:table-cell office:value-type="float" office:value="-4.282457E-019">
            <text:p>-4.282E-19</text:p>
          </table:table-cell>
          <table:table-cell office:value-type="float" office:value="-0.000000000004716789">
            <text:p>-4.717E-12</text:p>
          </table:table-cell>
          <table:table-cell office:value-type="float" office:value="-1.07242E-018">
            <text:p>-1.072E-1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18579">
            <text:p>1.619E-01</text:p>
          </table:table-cell>
          <table:table-cell office:value-type="float" office:value="0.0008402085">
            <text:p>8.402E-04</text:p>
          </table:table-cell>
          <table:table-cell office:value-type="float" office:value="0.00000002965025">
            <text:p>2.965E-08</text:p>
          </table:table-cell>
          <table:table-cell office:value-type="float" office:value="0.0000000003067268">
            <text:p>3.067E-10</text:p>
          </table:table-cell>
          <table:table-cell office:value-type="float" office:value="-8.830886E-019">
            <text:p>-8.831E-19</text:p>
          </table:table-cell>
          <table:table-cell office:value-type="float" office:value="-0.000000000008557846">
            <text:p>-8.558E-12</text:p>
          </table:table-cell>
          <table:table-cell office:value-type="float" office:value="-2.752811E-019">
            <text:p>-2.753E-1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17852">
            <text:p>1.618E-01</text:p>
          </table:table-cell>
          <table:table-cell office:value-type="float" office:value="0.0008267544">
            <text:p>8.268E-04</text:p>
          </table:table-cell>
          <table:table-cell office:value-type="float" office:value="0.0000000312714">
            <text:p>3.127E-08</text:p>
          </table:table-cell>
          <table:table-cell office:value-type="float" office:value="0.0000000002503113">
            <text:p>2.503E-10</text:p>
          </table:table-cell>
          <table:table-cell office:value-type="float" office:value="-2.787013E-019">
            <text:p>-2.787E-19</text:p>
          </table:table-cell>
          <table:table-cell office:value-type="float" office:value="-0.000000000003558123">
            <text:p>-3.558E-12</text:p>
          </table:table-cell>
          <table:table-cell office:value-type="float" office:value="-6.424709E-019">
            <text:p>-6.425E-1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17837">
            <text:p>1.618E-01</text:p>
          </table:table-cell>
          <table:table-cell office:value-type="float" office:value="0.0008244629">
            <text:p>8.245E-04</text:p>
          </table:table-cell>
          <table:table-cell office:value-type="float" office:value="0.00000001191867">
            <text:p>1.192E-08</text:p>
          </table:table-cell>
          <table:table-cell office:value-type="float" office:value="0.0000000000357602">
            <text:p>3.576E-11</text:p>
          </table:table-cell>
          <table:table-cell office:value-type="float" office:value="-2.31847E-020">
            <text:p>-2.318E-20</text:p>
          </table:table-cell>
          <table:table-cell office:value-type="float" office:value="-0.000000000001011321">
            <text:p>-1.011E-12</text:p>
          </table:table-cell>
          <table:table-cell office:value-type="float" office:value="2.74027E-021">
            <text:p>2.740E-2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17504">
            <text:p>1.618E-01</text:p>
          </table:table-cell>
          <table:table-cell office:value-type="float" office:value="0.000814254">
            <text:p>8.143E-04</text:p>
          </table:table-cell>
          <table:table-cell office:value-type="float" office:value="0.0000000004669127">
            <text:p>4.669E-10</text:p>
          </table:table-cell>
          <table:table-cell office:value-type="float" office:value="0.00000000001879239">
            <text:p>1.879E-11</text:p>
          </table:table-cell>
          <table:table-cell office:value-type="float" office:value="-4.377177E-022">
            <text:p>-4.377E-22</text:p>
          </table:table-cell>
          <table:table-cell office:value-type="float" office:value="0.0000000000005287284">
            <text:p>5.287E-13</text:p>
          </table:table-cell>
          <table:table-cell office:value-type="float" office:value="-1.705027E-021">
            <text:p>-1.705E-2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18649">
            <text:p>1.619E-01</text:p>
          </table:table-cell>
          <table:table-cell office:value-type="float" office:value="0.0008530246">
            <text:p>8.530E-04</text:p>
          </table:table-cell>
          <table:table-cell office:value-type="float" office:value="0.00000008572108">
            <text:p>8.572E-08</text:p>
          </table:table-cell>
          <table:table-cell office:value-type="float" office:value="0.0000000005289777">
            <text:p>5.290E-10</text:p>
          </table:table-cell>
          <table:table-cell office:value-type="float" office:value="-3.958639E-019">
            <text:p>-3.959E-19</text:p>
          </table:table-cell>
          <table:table-cell office:value-type="float" office:value="-0.000000000002869132">
            <text:p>-2.869E-12</text:p>
          </table:table-cell>
          <table:table-cell office:value-type="float" office:value="-3.539984E-018">
            <text:p>-3.540E-1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17371">
            <text:p>1.617E-01</text:p>
          </table:table-cell>
          <table:table-cell office:value-type="float" office:value="0.0008086272">
            <text:p>8.086E-04</text:p>
          </table:table-cell>
          <table:table-cell office:value-type="float" office:value="0.00000003572206">
            <text:p>3.572E-08</text:p>
          </table:table-cell>
          <table:table-cell office:value-type="float" office:value="0.0000000002288079">
            <text:p>2.288E-10</text:p>
          </table:table-cell>
          <table:table-cell office:value-type="float" office:value="-5.971962E-019">
            <text:p>-5.972E-19</text:p>
          </table:table-cell>
          <table:table-cell office:value-type="float" office:value="-0.000000000005978178">
            <text:p>-5.978E-12</text:p>
          </table:table-cell>
          <table:table-cell office:value-type="float" office:value="-2.669526E-019">
            <text:p>-2.670E-1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16907">
            <text:p>1.617E-01</text:p>
          </table:table-cell>
          <table:table-cell office:value-type="float" office:value="0.0007903285">
            <text:p>7.903E-04</text:p>
          </table:table-cell>
          <table:table-cell office:value-type="float" office:value="0.000000008336681">
            <text:p>8.337E-09</text:p>
          </table:table-cell>
          <table:table-cell office:value-type="float" office:value="0.00000000009818395">
            <text:p>9.818E-11</text:p>
          </table:table-cell>
          <table:table-cell office:value-type="float" office:value="-7.730047E-020">
            <text:p>-7.730E-20</text:p>
          </table:table-cell>
          <table:table-cell office:value-type="float" office:value="-0.000000000002548573">
            <text:p>-2.549E-12</text:p>
          </table:table-cell>
          <table:table-cell office:value-type="float" office:value="4.37644E-020">
            <text:p>4.376E-2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1752">
            <text:p>1.618E-01</text:p>
          </table:table-cell>
          <table:table-cell office:value-type="float" office:value="0.0007990874">
            <text:p>7.991E-04</text:p>
          </table:table-cell>
          <table:table-cell office:value-type="float" office:value="0.00000006760978">
            <text:p>6.761E-08</text:p>
          </table:table-cell>
          <table:table-cell office:value-type="float" office:value="0.0000000005775998">
            <text:p>5.776E-10</text:p>
          </table:table-cell>
          <table:table-cell office:value-type="float" office:value="1.425347E-018">
            <text:p>1.425E-18</text:p>
          </table:table-cell>
          <table:table-cell office:value-type="float" office:value="0.00000000000173816">
            <text:p>1.738E-12</text:p>
          </table:table-cell>
          <table:table-cell office:value-type="float" office:value="-3.316138E-018">
            <text:p>-3.316E-1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17937">
            <text:p>1.618E-01</text:p>
          </table:table-cell>
          <table:table-cell office:value-type="float" office:value="0.0008156337">
            <text:p>8.156E-04</text:p>
          </table:table-cell>
          <table:table-cell office:value-type="float" office:value="0.0000001569609">
            <text:p>1.570E-07</text:p>
          </table:table-cell>
          <table:table-cell office:value-type="float" office:value="0.000000001142244">
            <text:p>1.142E-09</text:p>
          </table:table-cell>
          <table:table-cell office:value-type="float" office:value="-5.653307E-018">
            <text:p>-5.653E-18</text:p>
          </table:table-cell>
          <table:table-cell office:value-type="float" office:value="-0.00000000001556065">
            <text:p>-1.556E-11</text:p>
          </table:table-cell>
          <table:table-cell office:value-type="float" office:value="-1.421129E-017">
            <text:p>-1.421E-1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18467">
            <text:p>1.618E-01</text:p>
          </table:table-cell>
          <table:table-cell office:value-type="float" office:value="0.0008427081">
            <text:p>8.427E-04</text:p>
          </table:table-cell>
          <table:table-cell office:value-type="float" office:value="0.00000002795956">
            <text:p>2.796E-08</text:p>
          </table:table-cell>
          <table:table-cell office:value-type="float" office:value="0.0000000002797459">
            <text:p>2.797E-10</text:p>
          </table:table-cell>
          <table:table-cell office:value-type="float" office:value="-8.006528E-020">
            <text:p>-8.007E-20</text:p>
          </table:table-cell>
          <table:table-cell office:value-type="float" office:value="-0.0000000000005623848">
            <text:p>-5.624E-13</text:p>
          </table:table-cell>
          <table:table-cell office:value-type="float" office:value="-7.782599E-019">
            <text:p>-7.783E-1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16885">
            <text:p>1.617E-01</text:p>
          </table:table-cell>
          <table:table-cell office:value-type="float" office:value="0.0008000787">
            <text:p>8.001E-04</text:p>
          </table:table-cell>
          <table:table-cell office:value-type="float" office:value="0.00000005531004">
            <text:p>5.531E-08</text:p>
          </table:table-cell>
          <table:table-cell office:value-type="float" office:value="0.0000000005012854">
            <text:p>5.013E-10</text:p>
          </table:table-cell>
          <table:table-cell office:value-type="float" office:value="-1.657854E-018">
            <text:p>-1.658E-18</text:p>
          </table:table-cell>
          <table:table-cell office:value-type="float" office:value="-0.00000000001036071">
            <text:p>-1.036E-11</text:p>
          </table:table-cell>
          <table:table-cell office:value-type="float" office:value="-2.053956E-018">
            <text:p>-2.054E-1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16862">
            <text:p>1.617E-01</text:p>
          </table:table-cell>
          <table:table-cell office:value-type="float" office:value="0.0008043819">
            <text:p>8.044E-04</text:p>
          </table:table-cell>
          <table:table-cell office:value-type="float" office:value="0.00000002486542">
            <text:p>2.487E-08</text:p>
          </table:table-cell>
          <table:table-cell office:value-type="float" office:value="0.0000000001175649">
            <text:p>1.176E-10</text:p>
          </table:table-cell>
          <table:table-cell office:value-type="float" office:value="-2.010084E-019">
            <text:p>-2.010E-19</text:p>
          </table:table-cell>
          <table:table-cell office:value-type="float" office:value="-0.000000000003334331">
            <text:p>-3.334E-12</text:p>
          </table:table-cell>
          <table:table-cell office:value-type="float" office:value="-8.697842E-032">
            <text:p>-8.698E-3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16886">
            <text:p>1.617E-01</text:p>
          </table:table-cell>
          <table:table-cell office:value-type="float" office:value="0.0008000835">
            <text:p>8.001E-04</text:p>
          </table:table-cell>
          <table:table-cell office:value-type="float" office:value="0.0000000648509">
            <text:p>6.485E-08</text:p>
          </table:table-cell>
          <table:table-cell office:value-type="float" office:value="0.0000000003875616">
            <text:p>3.876E-10</text:p>
          </table:table-cell>
          <table:table-cell office:value-type="float" office:value="-1.406409E-018">
            <text:p>-1.406E-18</text:p>
          </table:table-cell>
          <table:table-cell office:value-type="float" office:value="-0.000000000007568549">
            <text:p>-7.569E-12</text:p>
          </table:table-cell>
          <table:table-cell office:value-type="float" office:value="-1.340597E-018">
            <text:p>-1.341E-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18472">
            <text:p>1.618E-01</text:p>
          </table:table-cell>
          <table:table-cell office:value-type="float" office:value="0.0008427101">
            <text:p>8.427E-04</text:p>
          </table:table-cell>
          <table:table-cell office:value-type="float" office:value="0.00000007375669">
            <text:p>7.376E-08</text:p>
          </table:table-cell>
          <table:table-cell office:value-type="float" office:value="0.0000000006436882">
            <text:p>6.437E-10</text:p>
          </table:table-cell>
          <table:table-cell office:value-type="float" office:value="-1.373783E-018">
            <text:p>-1.374E-18</text:p>
          </table:table-cell>
          <table:table-cell office:value-type="float" office:value="-0.000000000006989582">
            <text:p>-6.990E-12</text:p>
          </table:table-cell>
          <table:table-cell office:value-type="float" office:value="-4.217084E-018">
            <text:p>-4.217E-1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18013">
            <text:p>1.618E-01</text:p>
          </table:table-cell>
          <table:table-cell office:value-type="float" office:value="0.0008195132">
            <text:p>8.195E-04</text:p>
          </table:table-cell>
          <table:table-cell office:value-type="float" office:value="0.00000003918378">
            <text:p>3.918E-08</text:p>
          </table:table-cell>
          <table:table-cell office:value-type="float" office:value="0.0000000004608164">
            <text:p>4.608E-10</text:p>
          </table:table-cell>
          <table:table-cell office:value-type="float" office:value="-1.137946E-018">
            <text:p>-1.138E-18</text:p>
          </table:table-cell>
          <table:table-cell office:value-type="float" office:value="-0.000000000007669504">
            <text:p>-7.670E-12</text:p>
          </table:table-cell>
          <table:table-cell office:value-type="float" office:value="-1.593554E-018">
            <text:p>-1.594E-1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17517">
            <text:p>1.618E-01</text:p>
          </table:table-cell>
          <table:table-cell office:value-type="float" office:value="0.0007990999">
            <text:p>7.991E-04</text:p>
          </table:table-cell>
          <table:table-cell office:value-type="float" office:value="0.00000002220457">
            <text:p>2.220E-08</text:p>
          </table:table-cell>
          <table:table-cell office:value-type="float" office:value="0.0000000001122834">
            <text:p>1.123E-10</text:p>
          </table:table-cell>
          <table:table-cell office:value-type="float" office:value="-9.310889E-020">
            <text:p>-9.311E-20</text:p>
          </table:table-cell>
          <table:table-cell office:value-type="float" office:value="-0.000000000001074175">
            <text:p>-1.074E-12</text:p>
          </table:table-cell>
          <table:table-cell office:value-type="float" office:value="-1.508773E-019">
            <text:p>-1.509E-1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16906">
            <text:p>1.617E-01</text:p>
          </table:table-cell>
          <table:table-cell office:value-type="float" office:value="0.0007903332">
            <text:p>7.903E-04</text:p>
          </table:table-cell>
          <table:table-cell office:value-type="float" office:value="0.000000007593956">
            <text:p>7.594E-09</text:p>
          </table:table-cell>
          <table:table-cell office:value-type="float" office:value="0.0000000001261721">
            <text:p>1.262E-10</text:p>
          </table:table-cell>
          <table:table-cell office:value-type="float" office:value="9.168124E-020">
            <text:p>9.168E-20</text:p>
          </table:table-cell>
          <table:table-cell office:value-type="float" office:value="0.000000000002840117">
            <text:p>2.840E-12</text:p>
          </table:table-cell>
          <table:table-cell office:value-type="float" office:value="8.275056E-020">
            <text:p>8.275E-2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17371">
            <text:p>1.617E-01</text:p>
          </table:table-cell>
          <table:table-cell office:value-type="float" office:value="0.0008086281">
            <text:p>8.086E-04</text:p>
          </table:table-cell>
          <table:table-cell office:value-type="float" office:value="0.00000005052191">
            <text:p>5.052E-08</text:p>
          </table:table-cell>
          <table:table-cell office:value-type="float" office:value="0.0000000003764762">
            <text:p>3.765E-10</text:p>
          </table:table-cell>
          <table:table-cell office:value-type="float" office:value="-1.387049E-019">
            <text:p>-1.387E-19</text:p>
          </table:table-cell>
          <table:table-cell office:value-type="float" office:value="-0.000000000001721101">
            <text:p>-1.721E-12</text:p>
          </table:table-cell>
          <table:table-cell office:value-type="float" office:value="-1.636029E-018">
            <text:p>-1.636E-1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18652">
            <text:p>1.619E-01</text:p>
          </table:table-cell>
          <table:table-cell office:value-type="float" office:value="0.0008530038">
            <text:p>8.530E-04</text:p>
          </table:table-cell>
          <table:table-cell office:value-type="float" office:value="0.0000001286672">
            <text:p>1.287E-07</text:p>
          </table:table-cell>
          <table:table-cell office:value-type="float" office:value="0.000000000953261">
            <text:p>9.533E-10</text:p>
          </table:table-cell>
          <table:table-cell office:value-type="float" office:value="-7.242134E-018">
            <text:p>-7.242E-18</text:p>
          </table:table-cell>
          <table:table-cell office:value-type="float" office:value="-0.00000000002112729">
            <text:p>-2.113E-11</text:p>
          </table:table-cell>
          <table:table-cell office:value-type="float" office:value="-7.68163E-018">
            <text:p>-7.682E-1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17506">
            <text:p>1.618E-01</text:p>
          </table:table-cell>
          <table:table-cell office:value-type="float" office:value="0.0008142504">
            <text:p>8.143E-04</text:p>
          </table:table-cell>
          <table:table-cell office:value-type="float" office:value="0.00000002469673">
            <text:p>2.470E-08</text:p>
          </table:table-cell>
          <table:table-cell office:value-type="float" office:value="0.0000000002940627">
            <text:p>2.941E-10</text:p>
          </table:table-cell>
          <table:table-cell office:value-type="float" office:value="3.730721E-019">
            <text:p>3.731E-19</text:p>
          </table:table-cell>
          <table:table-cell office:value-type="float" office:value="0.000000000001486888">
            <text:p>1.487E-12</text:p>
          </table:table-cell>
          <table:table-cell office:value-type="float" office:value="-6.991544E-019">
            <text:p>-6.992E-1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17836">
            <text:p>1.618E-01</text:p>
          </table:table-cell>
          <table:table-cell office:value-type="float" office:value="0.0008244589">
            <text:p>8.245E-04</text:p>
          </table:table-cell>
          <table:table-cell office:value-type="float" office:value="0.00000002366609">
            <text:p>2.367E-08</text:p>
          </table:table-cell>
          <table:table-cell office:value-type="float" office:value="0.000000000302243">
            <text:p>3.022E-10</text:p>
          </table:table-cell>
          <table:table-cell office:value-type="float" office:value="6.137441E-019">
            <text:p>6.137E-19</text:p>
          </table:table-cell>
          <table:table-cell office:value-type="float" office:value="0.00000000000511409">
            <text:p>5.114E-12</text:p>
          </table:table-cell>
          <table:table-cell office:value-type="float" office:value="-5.260635E-019">
            <text:p>-5.261E-1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17852">
            <text:p>1.618E-01</text:p>
          </table:table-cell>
          <table:table-cell office:value-type="float" office:value="0.0008267545">
            <text:p>8.268E-04</text:p>
          </table:table-cell>
          <table:table-cell office:value-type="float" office:value="0.00000003671322">
            <text:p>3.671E-08</text:p>
          </table:table-cell>
          <table:table-cell office:value-type="float" office:value="0.0000000001959883">
            <text:p>1.960E-10</text:p>
          </table:table-cell>
          <table:table-cell office:value-type="float" office:value="-9.303488E-020">
            <text:p>-9.303E-20</text:p>
          </table:table-cell>
          <table:table-cell office:value-type="float" office:value="-0.000000000001414118">
            <text:p>-1.414E-12</text:p>
          </table:table-cell>
          <table:table-cell office:value-type="float" office:value="-5.17425E-019">
            <text:p>-5.174E-1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18583">
            <text:p>1.619E-01</text:p>
          </table:table-cell>
          <table:table-cell office:value-type="float" office:value="0.0008402001">
            <text:p>8.402E-04</text:p>
          </table:table-cell>
          <table:table-cell office:value-type="float" office:value="0.00000008964975">
            <text:p>8.965E-08</text:p>
          </table:table-cell>
          <table:table-cell office:value-type="float" office:value="0.0000000006092361">
            <text:p>6.092E-10</text:p>
          </table:table-cell>
          <table:table-cell office:value-type="float" office:value="-4.145649E-018">
            <text:p>-4.146E-18</text:p>
          </table:table-cell>
          <table:table-cell office:value-type="float" office:value="-0.00000000001614091">
            <text:p>-1.614E-11</text:p>
          </table:table-cell>
          <table:table-cell office:value-type="float" office:value="-1.75671E-018">
            <text:p>-1.757E-1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16845">
            <text:p>1.617E-01</text:p>
          </table:table-cell>
          <table:table-cell office:value-type="float" office:value="0.0007945059">
            <text:p>7.945E-04</text:p>
          </table:table-cell>
          <table:table-cell office:value-type="float" office:value="0.0000001016784">
            <text:p>1.017E-07</text:p>
          </table:table-cell>
          <table:table-cell office:value-type="float" office:value="0.0000000007020163">
            <text:p>7.020E-10</text:p>
          </table:table-cell>
          <table:table-cell office:value-type="float" office:value="-3.262862E-018">
            <text:p>-3.263E-18</text:p>
          </table:table-cell>
          <table:table-cell office:value-type="float" office:value="-0.000000000009941972">
            <text:p>-9.942E-12</text:p>
          </table:table-cell>
          <table:table-cell office:value-type="float" office:value="-4.952943E-018">
            <text:p>-4.953E-1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617491">
            <text:p>1.617E-01</text:p>
          </table:table-cell>
          <table:table-cell office:value-type="float" office:value="0.0008152402">
            <text:p>8.152E-04</text:p>
          </table:table-cell>
          <table:table-cell office:value-type="float" office:value="0.00000001001061">
            <text:p>1.001E-08</text:p>
          </table:table-cell>
          <table:table-cell office:value-type="float" office:value="0.00000000008440204">
            <text:p>8.440E-11</text:p>
          </table:table-cell>
          <table:table-cell office:value-type="float" office:value="-2.602869E-020">
            <text:p>-2.603E-20</text:p>
          </table:table-cell>
          <table:table-cell office:value-type="float" office:value="-0.0000000000008215058">
            <text:p>-8.215E-13</text:p>
          </table:table-cell>
          <table:table-cell office:value-type="float" office:value="-7.308514E-020">
            <text:p>-7.309E-2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17376">
            <text:p>1.617E-01</text:p>
          </table:table-cell>
          <table:table-cell office:value-type="float" office:value="0.0008000662">
            <text:p>8.001E-04</text:p>
          </table:table-cell>
          <table:table-cell office:value-type="float" office:value="0.00000008583534">
            <text:p>8.584E-08</text:p>
          </table:table-cell>
          <table:table-cell office:value-type="float" office:value="0.0000000006295138">
            <text:p>6.295E-10</text:p>
          </table:table-cell>
          <table:table-cell office:value-type="float" office:value="-4.61618E-018">
            <text:p>-4.616E-18</text:p>
          </table:table-cell>
          <table:table-cell office:value-type="float" office:value="-0.00000000001767957">
            <text:p>-1.768E-11</text:p>
          </table:table-cell>
          <table:table-cell office:value-type="float" office:value="-3.226406E-019">
            <text:p>-3.226E-1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18499">
            <text:p>1.618E-01</text:p>
          </table:table-cell>
          <table:table-cell office:value-type="float" office:value="0.0008441024">
            <text:p>8.441E-04</text:p>
          </table:table-cell>
          <table:table-cell office:value-type="float" office:value="0.00000001391628">
            <text:p>1.392E-08</text:p>
          </table:table-cell>
          <table:table-cell office:value-type="float" office:value="0.0000000002023068">
            <text:p>2.023E-10</text:p>
          </table:table-cell>
          <table:table-cell office:value-type="float" office:value="3.057304E-019">
            <text:p>3.057E-19</text:p>
          </table:table-cell>
          <table:table-cell office:value-type="float" office:value="0.000000000005245181">
            <text:p>5.245E-12</text:p>
          </table:table-cell>
          <table:table-cell office:value-type="float" office:value="-1.474995E-019">
            <text:p>-1.475E-1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18114">
            <text:p>1.618E-01</text:p>
          </table:table-cell>
          <table:table-cell office:value-type="float" office:value="0.0008328062">
            <text:p>8.328E-04</text:p>
          </table:table-cell>
          <table:table-cell office:value-type="float" office:value="0.00000001660777">
            <text:p>1.661E-08</text:p>
          </table:table-cell>
          <table:table-cell office:value-type="float" office:value="0.00000000009878398">
            <text:p>9.878E-11</text:p>
          </table:table-cell>
          <table:table-cell office:value-type="float" office:value="-5.314281E-020">
            <text:p>-5.314E-20</text:p>
          </table:table-cell>
          <table:table-cell office:value-type="float" office:value="-0.0000000000008247945">
            <text:p>-8.248E-13</text:p>
          </table:table-cell>
          <table:table-cell office:value-type="float" office:value="-1.148263E-019">
            <text:p>-1.148E-1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17824">
            <text:p>1.618E-01</text:p>
          </table:table-cell>
          <table:table-cell office:value-type="float" office:value="0.0008268824">
            <text:p>8.269E-04</text:p>
          </table:table-cell>
          <table:table-cell office:value-type="float" office:value="0.00000003418259">
            <text:p>3.418E-08</text:p>
          </table:table-cell>
          <table:table-cell office:value-type="float" office:value="0.0000000001531218">
            <text:p>1.531E-10</text:p>
          </table:table-cell>
          <table:table-cell office:value-type="float" office:value="-1.563015E-019">
            <text:p>-1.563E-19</text:p>
          </table:table-cell>
          <table:table-cell office:value-type="float" office:value="-0.000000000002190499">
            <text:p>-2.190E-12</text:p>
          </table:table-cell>
          <table:table-cell office:value-type="float" office:value="-3.135126E-019">
            <text:p>-3.135E-1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1803">
            <text:p>1.618E-01</text:p>
          </table:table-cell>
          <table:table-cell office:value-type="float" office:value="0.0008203139">
            <text:p>8.203E-04</text:p>
          </table:table-cell>
          <table:table-cell office:value-type="float" office:value="0.0000001039935">
            <text:p>1.040E-07</text:p>
          </table:table-cell>
          <table:table-cell office:value-type="float" office:value="0.0000000008476591">
            <text:p>8.477E-10</text:p>
          </table:table-cell>
          <table:table-cell office:value-type="float" office:value="-4.006932E-018">
            <text:p>-4.007E-18</text:p>
          </table:table-cell>
          <table:table-cell office:value-type="float" office:value="-0.00000000001410629">
            <text:p>-1.411E-11</text:p>
          </table:table-cell>
          <table:table-cell office:value-type="float" office:value="-6.876285E-018">
            <text:p>-6.876E-1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17614">
            <text:p>1.618E-01</text:p>
          </table:table-cell>
          <table:table-cell office:value-type="float" office:value="0.0008181659">
            <text:p>8.182E-04</text:p>
          </table:table-cell>
          <table:table-cell office:value-type="float" office:value="0.00000003239024">
            <text:p>3.239E-08</text:p>
          </table:table-cell>
          <table:table-cell office:value-type="float" office:value="0.0000000002200124">
            <text:p>2.200E-10</text:p>
          </table:table-cell>
          <table:table-cell office:value-type="float" office:value="-9.296872E-021">
            <text:p>-9.297E-21</text:p>
          </table:table-cell>
          <table:table-cell office:value-type="float" office:value="0.0000000000001959754">
            <text:p>1.960E-13</text:p>
          </table:table-cell>
          <table:table-cell office:value-type="float" office:value="-5.872506E-019">
            <text:p>-5.873E-1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17352">
            <text:p>1.617E-01</text:p>
          </table:table-cell>
          <table:table-cell office:value-type="float" office:value="0.0008052391">
            <text:p>8.052E-04</text:p>
          </table:table-cell>
          <table:table-cell office:value-type="float" office:value="0.0000000378549">
            <text:p>3.785E-08</text:p>
          </table:table-cell>
          <table:table-cell office:value-type="float" office:value="0.0000000002107385">
            <text:p>2.107E-10</text:p>
          </table:table-cell>
          <table:table-cell office:value-type="float" office:value="-3.420588E-019">
            <text:p>-3.421E-19</text:p>
          </table:table-cell>
          <table:table-cell office:value-type="float" office:value="-0.000000000003519781">
            <text:p>-3.520E-12</text:p>
          </table:table-cell>
          <table:table-cell office:value-type="float" office:value="-4.871154E-019">
            <text:p>-4.871E-1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18428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3775192">
            <text:p>3.775E-08</text:p>
          </table:table-cell>
          <table:table-cell office:value-type="float" office:value="0.0000000003297822">
            <text:p>3.298E-10</text:p>
          </table:table-cell>
          <table:table-cell office:value-type="float" office:value="1.854788E-020">
            <text:p>1.855E-20</text:p>
          </table:table-cell>
          <table:table-cell office:value-type="float" office:value="-0.0000000000005079474">
            <text:p>-5.079E-13</text:p>
          </table:table-cell>
          <table:table-cell office:value-type="float" office:value="-1.16347E-018">
            <text:p>-1.163E-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17971">
            <text:p>1.618E-01</text:p>
          </table:table-cell>
          <table:table-cell office:value-type="float" office:value="0.0008241908">
            <text:p>8.242E-04</text:p>
          </table:table-cell>
          <table:table-cell office:value-type="float" office:value="0.00000006940765">
            <text:p>6.941E-08</text:p>
          </table:table-cell>
          <table:table-cell office:value-type="float" office:value="0.0000000005289749">
            <text:p>5.290E-10</text:p>
          </table:table-cell>
          <table:table-cell office:value-type="float" office:value="-2.847859E-018">
            <text:p>-2.848E-18</text:p>
          </table:table-cell>
          <table:table-cell office:value-type="float" office:value="-0.00000000001292532">
            <text:p>-1.293E-11</text:p>
          </table:table-cell>
          <table:table-cell office:value-type="float" office:value="-1.470733E-018">
            <text:p>-1.471E-1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17794">
            <text:p>1.618E-01</text:p>
          </table:table-cell>
          <table:table-cell office:value-type="float" office:value="0.0008150356">
            <text:p>8.150E-04</text:p>
          </table:table-cell>
          <table:table-cell office:value-type="float" office:value="0.00000002905786">
            <text:p>2.906E-08</text:p>
          </table:table-cell>
          <table:table-cell office:value-type="float" office:value="0.0000000004775299">
            <text:p>4.775E-10</text:p>
          </table:table-cell>
          <table:table-cell office:value-type="float" office:value="1.775955E-018">
            <text:p>1.776E-18</text:p>
          </table:table-cell>
          <table:table-cell office:value-type="float" office:value="0.00000000001362588">
            <text:p>1.363E-11</text:p>
          </table:table-cell>
          <table:table-cell office:value-type="float" office:value="1.009775E-019">
            <text:p>1.010E-1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17911">
            <text:p>1.618E-01</text:p>
          </table:table-cell>
          <table:table-cell office:value-type="float" office:value="0.0008203656">
            <text:p>8.204E-04</text:p>
          </table:table-cell>
          <table:table-cell office:value-type="float" office:value="0.0000001309601">
            <text:p>1.310E-07</text:p>
          </table:table-cell>
          <table:table-cell office:value-type="float" office:value="0.0000000009428148">
            <text:p>9.428E-10</text:p>
          </table:table-cell>
          <table:table-cell office:value-type="float" office:value="-9.447933E-018">
            <text:p>-9.448E-18</text:p>
          </table:table-cell>
          <table:table-cell office:value-type="float" office:value="-0.00000000002418907">
            <text:p>-2.419E-11</text:p>
          </table:table-cell>
          <table:table-cell office:value-type="float" office:value="-4.526592E-018">
            <text:p>-4.527E-1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17951">
            <text:p>1.618E-01</text:p>
          </table:table-cell>
          <table:table-cell office:value-type="float" office:value="0.0008280967">
            <text:p>8.281E-04</text:p>
          </table:table-cell>
          <table:table-cell office:value-type="float" office:value="0.0000000138935">
            <text:p>1.389E-08</text:p>
          </table:table-cell>
          <table:table-cell office:value-type="float" office:value="0.0000000001782146">
            <text:p>1.782E-10</text:p>
          </table:table-cell>
          <table:table-cell office:value-type="float" office:value="7.143582E-020">
            <text:p>7.144E-20</text:p>
          </table:table-cell>
          <table:table-cell office:value-type="float" office:value="0.0000000000005627412">
            <text:p>5.627E-13</text:p>
          </table:table-cell>
          <table:table-cell office:value-type="float" office:value="-2.711762E-019">
            <text:p>-2.712E-1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16375">
            <text:p>1.616E-01</text:p>
          </table:table-cell>
          <table:table-cell office:value-type="float" office:value="0.0007824203">
            <text:p>7.824E-04</text:p>
          </table:table-cell>
          <table:table-cell office:value-type="float" office:value="0.00000003333512">
            <text:p>3.334E-08</text:p>
          </table:table-cell>
          <table:table-cell office:value-type="float" office:value="0.0000000003028295">
            <text:p>3.028E-10</text:p>
          </table:table-cell>
          <table:table-cell office:value-type="float" office:value="4.250272E-019">
            <text:p>4.250E-19</text:p>
          </table:table-cell>
          <table:table-cell office:value-type="float" office:value="0.000000000001201295">
            <text:p>1.201E-12</text:p>
          </table:table-cell>
          <table:table-cell office:value-type="float" office:value="-8.631964E-019">
            <text:p>-8.632E-1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17597">
            <text:p>1.618E-01</text:p>
          </table:table-cell>
          <table:table-cell office:value-type="float" office:value="0.0008104809">
            <text:p>8.105E-04</text:p>
          </table:table-cell>
          <table:table-cell office:value-type="float" office:value="0.00000001164576">
            <text:p>1.165E-08</text:p>
          </table:table-cell>
          <table:table-cell office:value-type="float" office:value="0.00000000006729631">
            <text:p>6.730E-11</text:p>
          </table:table-cell>
          <table:table-cell office:value-type="float" office:value="1.744995E-020">
            <text:p>1.745E-20</text:p>
          </table:table-cell>
          <table:table-cell office:value-type="float" office:value="-0.0000000000001176307">
            <text:p>-1.176E-13</text:p>
          </table:table-cell>
          <table:table-cell office:value-type="float" office:value="-5.696306E-020">
            <text:p>-5.696E-2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17799">
            <text:p>1.618E-01</text:p>
          </table:table-cell>
          <table:table-cell office:value-type="float" office:value="0.0008290953">
            <text:p>8.291E-04</text:p>
          </table:table-cell>
          <table:table-cell office:value-type="float" office:value="0.00000003461534">
            <text:p>3.462E-08</text:p>
          </table:table-cell>
          <table:table-cell office:value-type="float" office:value="0.0000000002892322">
            <text:p>2.892E-10</text:p>
          </table:table-cell>
          <table:table-cell office:value-type="float" office:value="8.088473E-020">
            <text:p>8.088E-20</text:p>
          </table:table-cell>
          <table:table-cell office:value-type="float" office:value="-0.0000000000010639">
            <text:p>-1.064E-12</text:p>
          </table:table-cell>
          <table:table-cell office:value-type="float" office:value="-9.115941E-019">
            <text:p>-9.116E-1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18274">
            <text:p>1.618E-01</text:p>
          </table:table-cell>
          <table:table-cell office:value-type="float" office:value="0.0008353879">
            <text:p>8.354E-04</text:p>
          </table:table-cell>
          <table:table-cell office:value-type="float" office:value="0.00000003405399">
            <text:p>3.405E-08</text:p>
          </table:table-cell>
          <table:table-cell office:value-type="float" office:value="0.0000000003952162">
            <text:p>3.952E-10</text:p>
          </table:table-cell>
          <table:table-cell office:value-type="float" office:value="-8.630336E-020">
            <text:p>-8.630E-20</text:p>
          </table:table-cell>
          <table:table-cell office:value-type="float" office:value="-0.000000000002741185">
            <text:p>-2.741E-12</text:p>
          </table:table-cell>
          <table:table-cell office:value-type="float" office:value="-1.447322E-018">
            <text:p>-1.447E-1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18273">
            <text:p>1.618E-01</text:p>
          </table:table-cell>
          <table:table-cell office:value-type="float" office:value="0.0008322888">
            <text:p>8.323E-04</text:p>
          </table:table-cell>
          <table:table-cell office:value-type="float" office:value="0.0000000339595">
            <text:p>3.396E-08</text:p>
          </table:table-cell>
          <table:table-cell office:value-type="float" office:value="0.0000000002884327">
            <text:p>2.884E-10</text:p>
          </table:table-cell>
          <table:table-cell office:value-type="float" office:value="-3.690876E-019">
            <text:p>-3.691E-19</text:p>
          </table:table-cell>
          <table:table-cell office:value-type="float" office:value="-0.000000000003735657">
            <text:p>-3.736E-12</text:p>
          </table:table-cell>
          <table:table-cell office:value-type="float" office:value="-8.23806E-019">
            <text:p>-8.238E-1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17641">
            <text:p>1.618E-01</text:p>
          </table:table-cell>
          <table:table-cell office:value-type="float" office:value="0.0008195194">
            <text:p>8.195E-04</text:p>
          </table:table-cell>
          <table:table-cell office:value-type="float" office:value="0.00000001655773">
            <text:p>1.656E-08</text:p>
          </table:table-cell>
          <table:table-cell office:value-type="float" office:value="0.0000000001904691">
            <text:p>1.905E-10</text:p>
          </table:table-cell>
          <table:table-cell office:value-type="float" office:value="1.088513E-019">
            <text:p>1.089E-19</text:p>
          </table:table-cell>
          <table:table-cell office:value-type="float" office:value="0.0000000000007812917">
            <text:p>7.813E-13</text:p>
          </table:table-cell>
          <table:table-cell office:value-type="float" office:value="-3.202564E-019">
            <text:p>-3.203E-1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17809">
            <text:p>1.618E-01</text:p>
          </table:table-cell>
          <table:table-cell office:value-type="float" office:value="0.0008211444">
            <text:p>8.211E-04</text:p>
          </table:table-cell>
          <table:table-cell office:value-type="float" office:value="0.00000002698189">
            <text:p>2.698E-08</text:p>
          </table:table-cell>
          <table:table-cell office:value-type="float" office:value="0.000000000219995">
            <text:p>2.200E-10</text:p>
          </table:table-cell>
          <table:table-cell office:value-type="float" office:value="3.365359E-019">
            <text:p>3.365E-19</text:p>
          </table:table-cell>
          <table:table-cell office:value-type="float" office:value="0.000000000003277763">
            <text:p>3.278E-12</text:p>
          </table:table-cell>
          <table:table-cell office:value-type="float" office:value="-4.171657E-019">
            <text:p>-4.172E-1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17725">
            <text:p>1.618E-01</text:p>
          </table:table-cell>
          <table:table-cell office:value-type="float" office:value="0.0008144234">
            <text:p>8.144E-04</text:p>
          </table:table-cell>
          <table:table-cell office:value-type="float" office:value="0.00000002000203">
            <text:p>2.000E-08</text:p>
          </table:table-cell>
          <table:table-cell office:value-type="float" office:value="0.0000000002752466">
            <text:p>2.752E-10</text:p>
          </table:table-cell>
          <table:table-cell office:value-type="float" office:value="4.62583E-019">
            <text:p>4.626E-19</text:p>
          </table:table-cell>
          <table:table-cell office:value-type="float" office:value="0.000000000005944732">
            <text:p>5.945E-12</text:p>
          </table:table-cell>
          <table:table-cell office:value-type="float" office:value="-4.506847E-019">
            <text:p>-4.507E-1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18229">
            <text:p>1.618E-01</text:p>
          </table:table-cell>
          <table:table-cell office:value-type="float" office:value="0.0008330171">
            <text:p>8.330E-04</text:p>
          </table:table-cell>
          <table:table-cell office:value-type="float" office:value="0.00000003186798">
            <text:p>3.187E-08</text:p>
          </table:table-cell>
          <table:table-cell office:value-type="float" office:value="0.0000000003798584">
            <text:p>3.799E-10</text:p>
          </table:table-cell>
          <table:table-cell office:value-type="float" office:value="2.535964E-019">
            <text:p>2.536E-19</text:p>
          </table:table-cell>
          <table:table-cell office:value-type="float" office:value="-0.0000000000005319489">
            <text:p>-5.319E-13</text:p>
          </table:table-cell>
          <table:table-cell office:value-type="float" office:value="-1.297072E-018">
            <text:p>-1.297E-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17332">
            <text:p>1.617E-01</text:p>
          </table:table-cell>
          <table:table-cell office:value-type="float" office:value="0.0008124115">
            <text:p>8.124E-04</text:p>
          </table:table-cell>
          <table:table-cell office:value-type="float" office:value="0.00000006964911">
            <text:p>6.965E-08</text:p>
          </table:table-cell>
          <table:table-cell office:value-type="float" office:value="0.0000000005984702">
            <text:p>5.985E-10</text:p>
          </table:table-cell>
          <table:table-cell office:value-type="float" office:value="-1.505492E-018">
            <text:p>-1.505E-18</text:p>
          </table:table-cell>
          <table:table-cell office:value-type="float" office:value="-0.000000000007259458">
            <text:p>-7.259E-12</text:p>
          </table:table-cell>
          <table:table-cell office:value-type="float" office:value="-3.558499E-018">
            <text:p>-3.558E-1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18233">
            <text:p>1.618E-01</text:p>
          </table:table-cell>
          <table:table-cell office:value-type="float" office:value="0.0008305294">
            <text:p>8.305E-04</text:p>
          </table:table-cell>
          <table:table-cell office:value-type="float" office:value="0.00000003138296">
            <text:p>3.138E-08</text:p>
          </table:table-cell>
          <table:table-cell office:value-type="float" office:value="0.0000000001696358">
            <text:p>1.696E-10</text:p>
          </table:table-cell>
          <table:table-cell office:value-type="float" office:value="-2.485492E-019">
            <text:p>-2.485E-19</text:p>
          </table:table-cell>
          <table:table-cell office:value-type="float" office:value="-0.000000000003167189">
            <text:p>-3.167E-12</text:p>
          </table:table-cell>
          <table:table-cell office:value-type="float" office:value="-3.023557E-019">
            <text:p>-3.024E-1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18304">
            <text:p>1.618E-01</text:p>
          </table:table-cell>
          <table:table-cell office:value-type="float" office:value="0.0008402688">
            <text:p>8.403E-04</text:p>
          </table:table-cell>
          <table:table-cell office:value-type="float" office:value="0.00000001529115">
            <text:p>1.529E-08</text:p>
          </table:table-cell>
          <table:table-cell office:value-type="float" office:value="0.00000000009216498">
            <text:p>9.216E-11</text:p>
          </table:table-cell>
          <table:table-cell office:value-type="float" office:value="-1.08003E-019">
            <text:p>-1.080E-19</text:p>
          </table:table-cell>
          <table:table-cell office:value-type="float" office:value="-0.000000000002450452">
            <text:p>-2.450E-12</text:p>
          </table:table-cell>
          <table:table-cell office:value-type="float" office:value="-1.750857E-020">
            <text:p>-1.751E-2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17976">
            <text:p>1.618E-01</text:p>
          </table:table-cell>
          <table:table-cell office:value-type="float" office:value="0.0008204173">
            <text:p>8.204E-04</text:p>
          </table:table-cell>
          <table:table-cell office:value-type="float" office:value="0.0000000559311">
            <text:p>5.593E-08</text:p>
          </table:table-cell>
          <table:table-cell office:value-type="float" office:value="0.0000000005305444">
            <text:p>5.305E-10</text:p>
          </table:table-cell>
          <table:table-cell office:value-type="float" office:value="-2.061463E-018">
            <text:p>-2.061E-18</text:p>
          </table:table-cell>
          <table:table-cell office:value-type="float" office:value="-0.00000000001237758">
            <text:p>-1.238E-11</text:p>
          </table:table-cell>
          <table:table-cell office:value-type="float" office:value="-2.025564E-018">
            <text:p>-2.026E-1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17675">
            <text:p>1.618E-01</text:p>
          </table:table-cell>
          <table:table-cell office:value-type="float" office:value="0.000802116">
            <text:p>8.021E-04</text:p>
          </table:table-cell>
          <table:table-cell office:value-type="float" office:value="0.00000003997087">
            <text:p>3.997E-08</text:p>
          </table:table-cell>
          <table:table-cell office:value-type="float" office:value="0.0000000003486125">
            <text:p>3.486E-10</text:p>
          </table:table-cell>
          <table:table-cell office:value-type="float" office:value="-1.276154E-018">
            <text:p>-1.276E-18</text:p>
          </table:table-cell>
          <table:table-cell office:value-type="float" office:value="-0.000000000008862744">
            <text:p>-8.863E-12</text:p>
          </table:table-cell>
          <table:table-cell office:value-type="float" office:value="-2.547148E-019">
            <text:p>-2.547E-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18242">
            <text:p>1.618E-01</text:p>
          </table:table-cell>
          <table:table-cell office:value-type="float" office:value="0.000837713">
            <text:p>8.377E-04</text:p>
          </table:table-cell>
          <table:table-cell office:value-type="float" office:value="0.00000003225947">
            <text:p>3.226E-08</text:p>
          </table:table-cell>
          <table:table-cell office:value-type="float" office:value="0.0000000002096775">
            <text:p>2.097E-10</text:p>
          </table:table-cell>
          <table:table-cell office:value-type="float" office:value="-4.53101E-019">
            <text:p>-4.531E-19</text:p>
          </table:table-cell>
          <table:table-cell office:value-type="float" office:value="-0.000000000004676548">
            <text:p>-4.677E-12</text:p>
          </table:table-cell>
          <table:table-cell office:value-type="float" office:value="-3.034471E-019">
            <text:p>-3.034E-1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17428">
            <text:p>1.617E-01</text:p>
          </table:table-cell>
          <table:table-cell office:value-type="float" office:value="0.0008115874">
            <text:p>8.116E-04</text:p>
          </table:table-cell>
          <table:table-cell office:value-type="float" office:value="0.00000006290045">
            <text:p>6.290E-08</text:p>
          </table:table-cell>
          <table:table-cell office:value-type="float" office:value="0.0000000003110611">
            <text:p>3.111E-10</text:p>
          </table:table-cell>
          <table:table-cell office:value-type="float" office:value="-1.105734E-018">
            <text:p>-1.106E-18</text:p>
          </table:table-cell>
          <table:table-cell office:value-type="float" office:value="-0.000000000006818919">
            <text:p>-6.819E-12</text:p>
          </table:table-cell>
          <table:table-cell office:value-type="float" office:value="-8.18857E-019">
            <text:p>-8.189E-1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602751">
            <text:p>3.603E-08</text:p>
          </table:table-cell>
          <table:table-cell office:value-type="float" office:value="0.0000000003269284">
            <text:p>3.269E-10</text:p>
          </table:table-cell>
          <table:table-cell office:value-type="float" office:value="3.205476E-019">
            <text:p>3.205E-19</text:p>
          </table:table-cell>
          <table:table-cell office:value-type="float" office:value="-0.00000000000006031724">
            <text:p>-6.032E-14</text:p>
          </table:table-cell>
          <table:table-cell office:value-type="float" office:value="-1.075245E-018">
            <text:p>-1.075E-1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17481">
            <text:p>1.617E-01</text:p>
          </table:table-cell>
          <table:table-cell office:value-type="float" office:value="0.0008141314">
            <text:p>8.141E-04</text:p>
          </table:table-cell>
          <table:table-cell office:value-type="float" office:value="0.00000006770767">
            <text:p>6.771E-08</text:p>
          </table:table-cell>
          <table:table-cell office:value-type="float" office:value="0.0000000002954867">
            <text:p>2.955E-10</text:p>
          </table:table-cell>
          <table:table-cell office:value-type="float" office:value="-1.203339E-018">
            <text:p>-1.203E-18</text:p>
          </table:table-cell>
          <table:table-cell office:value-type="float" office:value="-0.000000000007167183">
            <text:p>-7.167E-12</text:p>
          </table:table-cell>
          <table:table-cell office:value-type="float" office:value="-5.466347E-019">
            <text:p>-5.466E-1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1785">
            <text:p>1.618E-01</text:p>
          </table:table-cell>
          <table:table-cell office:value-type="float" office:value="0.0008189601">
            <text:p>8.190E-04</text:p>
          </table:table-cell>
          <table:table-cell office:value-type="float" office:value="0.00000003601175">
            <text:p>3.601E-08</text:p>
          </table:table-cell>
          <table:table-cell office:value-type="float" office:value="0.0000000001684293">
            <text:p>1.684E-10</text:p>
          </table:table-cell>
          <table:table-cell office:value-type="float" office:value="-8.580194E-020">
            <text:p>-8.580E-20</text:p>
          </table:table-cell>
          <table:table-cell office:value-type="float" office:value="-0.000000000001715319">
            <text:p>-1.715E-12</text:p>
          </table:table-cell>
          <table:table-cell office:value-type="float" office:value="-4.058384E-019">
            <text:p>-4.058E-1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18025">
            <text:p>1.618E-01</text:p>
          </table:table-cell>
          <table:table-cell office:value-type="float" office:value="0.0008462208">
            <text:p>8.462E-04</text:p>
          </table:table-cell>
          <table:table-cell office:value-type="float" office:value="0.00000003722224">
            <text:p>3.722E-08</text:p>
          </table:table-cell>
          <table:table-cell office:value-type="float" office:value="0.0000000002582916">
            <text:p>2.583E-10</text:p>
          </table:table-cell>
          <table:table-cell office:value-type="float" office:value="-3.371928E-019">
            <text:p>-3.372E-19</text:p>
          </table:table-cell>
          <table:table-cell office:value-type="float" office:value="-0.000000000003684138">
            <text:p>-3.684E-12</text:p>
          </table:table-cell>
          <table:table-cell office:value-type="float" office:value="-7.264347E-019">
            <text:p>-7.264E-1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1785">
            <text:p>1.618E-01</text:p>
          </table:table-cell>
          <table:table-cell office:value-type="float" office:value="0.0008189606">
            <text:p>8.190E-04</text:p>
          </table:table-cell>
          <table:table-cell office:value-type="float" office:value="0.00000003303911">
            <text:p>3.304E-08</text:p>
          </table:table-cell>
          <table:table-cell office:value-type="float" office:value="0.0000000003452342">
            <text:p>3.452E-10</text:p>
          </table:table-cell>
          <table:table-cell office:value-type="float" office:value="-6.394316E-019">
            <text:p>-6.394E-19</text:p>
          </table:table-cell>
          <table:table-cell office:value-type="float" office:value="-0.000000000005388921">
            <text:p>-5.389E-12</text:p>
          </table:table-cell>
          <table:table-cell office:value-type="float" office:value="-9.749861E-019">
            <text:p>-9.750E-1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17481">
            <text:p>1.617E-01</text:p>
          </table:table-cell>
          <table:table-cell office:value-type="float" office:value="0.0008141316">
            <text:p>8.141E-04</text:p>
          </table:table-cell>
          <table:table-cell office:value-type="float" office:value="0.00000005883282">
            <text:p>5.883E-08</text:p>
          </table:table-cell>
          <table:table-cell office:value-type="float" office:value="0.000000000624892">
            <text:p>6.249E-10</text:p>
          </table:table-cell>
          <table:table-cell office:value-type="float" office:value="-1.559802E-018">
            <text:p>-1.560E-18</text:p>
          </table:table-cell>
          <table:table-cell office:value-type="float" office:value="-0.00000000001036526">
            <text:p>-1.037E-11</text:p>
          </table:table-cell>
          <table:table-cell office:value-type="float" office:value="-3.452978E-018">
            <text:p>-3.453E-1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348247">
            <text:p>3.348E-08</text:p>
          </table:table-cell>
          <table:table-cell office:value-type="float" office:value="0.0000000002247447">
            <text:p>2.247E-10</text:p>
          </table:table-cell>
          <table:table-cell office:value-type="float" office:value="-6.024556E-019">
            <text:p>-6.025E-19</text:p>
          </table:table-cell>
          <table:table-cell office:value-type="float" office:value="-0.000000000005802942">
            <text:p>-5.803E-12</text:p>
          </table:table-cell>
          <table:table-cell office:value-type="float" office:value="-1.309072E-019">
            <text:p>-1.309E-1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17427">
            <text:p>1.617E-01</text:p>
          </table:table-cell>
          <table:table-cell office:value-type="float" office:value="0.0008115826">
            <text:p>8.116E-04</text:p>
          </table:table-cell>
          <table:table-cell office:value-type="float" office:value="0.00000005903997">
            <text:p>5.904E-08</text:p>
          </table:table-cell>
          <table:table-cell office:value-type="float" office:value="0.0000000004396274">
            <text:p>4.396E-10</text:p>
          </table:table-cell>
          <table:table-cell office:value-type="float" office:value="-8.31576E-019">
            <text:p>-8.316E-19</text:p>
          </table:table-cell>
          <table:table-cell office:value-type="float" office:value="-0.000000000006819661">
            <text:p>-6.820E-12</text:p>
          </table:table-cell>
          <table:table-cell office:value-type="float" office:value="-2.079658E-018">
            <text:p>-2.080E-1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18242">
            <text:p>1.618E-01</text:p>
          </table:table-cell>
          <table:table-cell office:value-type="float" office:value="0.0008377131">
            <text:p>8.377E-04</text:p>
          </table:table-cell>
          <table:table-cell office:value-type="float" office:value="0.00000003507183">
            <text:p>3.507E-08</text:p>
          </table:table-cell>
          <table:table-cell office:value-type="float" office:value="0.0000000002501775">
            <text:p>2.502E-10</text:p>
          </table:table-cell>
          <table:table-cell office:value-type="float" office:value="1.313871E-019">
            <text:p>1.314E-19</text:p>
          </table:table-cell>
          <table:table-cell office:value-type="float" office:value="-0.0000000000003863773">
            <text:p>-3.864E-13</text:p>
          </table:table-cell>
          <table:table-cell office:value-type="float" office:value="-7.293169E-019">
            <text:p>-7.293E-1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17675">
            <text:p>1.618E-01</text:p>
          </table:table-cell>
          <table:table-cell office:value-type="float" office:value="0.0008021159">
            <text:p>8.021E-04</text:p>
          </table:table-cell>
          <table:table-cell office:value-type="float" office:value="0.00000003970544">
            <text:p>3.971E-08</text:p>
          </table:table-cell>
          <table:table-cell office:value-type="float" office:value="0.0000000003885877">
            <text:p>3.886E-10</text:p>
          </table:table-cell>
          <table:table-cell office:value-type="float" office:value="-1.925528E-019">
            <text:p>-1.926E-19</text:p>
          </table:table-cell>
          <table:table-cell office:value-type="float" office:value="-0.000000000003659482">
            <text:p>-3.659E-12</text:p>
          </table:table-cell>
          <table:table-cell office:value-type="float" office:value="-1.514171E-018">
            <text:p>-1.514E-1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17974">
            <text:p>1.618E-01</text:p>
          </table:table-cell>
          <table:table-cell office:value-type="float" office:value="0.0008204298">
            <text:p>8.204E-04</text:p>
          </table:table-cell>
          <table:table-cell office:value-type="float" office:value="0.00000001548837">
            <text:p>1.549E-08</text:p>
          </table:table-cell>
          <table:table-cell office:value-type="float" office:value="0.0000000001406683">
            <text:p>1.407E-10</text:p>
          </table:table-cell>
          <table:table-cell office:value-type="float" office:value="-2.058764E-019">
            <text:p>-2.059E-19</text:p>
          </table:table-cell>
          <table:table-cell office:value-type="float" office:value="-0.000000000003980237">
            <text:p>-3.980E-12</text:p>
          </table:table-cell>
          <table:table-cell office:value-type="float" office:value="2.695435E-020">
            <text:p>2.695E-2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18305">
            <text:p>1.618E-01</text:p>
          </table:table-cell>
          <table:table-cell office:value-type="float" office:value="0.0008402743">
            <text:p>8.403E-04</text:p>
          </table:table-cell>
          <table:table-cell office:value-type="float" office:value="0.00000002523985">
            <text:p>2.524E-08</text:p>
          </table:table-cell>
          <table:table-cell office:value-type="float" office:value="0.0000000003554463">
            <text:p>3.554E-10</text:p>
          </table:table-cell>
          <table:table-cell office:value-type="float" office:value="5.313629E-019">
            <text:p>5.314E-19</text:p>
          </table:table-cell>
          <table:table-cell office:value-type="float" office:value="0.00000000000362377">
            <text:p>3.624E-12</text:p>
          </table:table-cell>
          <table:table-cell office:value-type="float" office:value="-9.225616E-019">
            <text:p>-9.226E-1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18233">
            <text:p>1.618E-01</text:p>
          </table:table-cell>
          <table:table-cell office:value-type="float" office:value="0.0008305296">
            <text:p>8.305E-04</text:p>
          </table:table-cell>
          <table:table-cell office:value-type="float" office:value="0.00000003289037">
            <text:p>3.289E-08</text:p>
          </table:table-cell>
          <table:table-cell office:value-type="float" office:value="0.0000000002703651">
            <text:p>2.704E-10</text:p>
          </table:table-cell>
          <table:table-cell office:value-type="float" office:value="7.036449E-020">
            <text:p>7.036E-20</text:p>
          </table:table-cell>
          <table:table-cell office:value-type="float" office:value="-0.000000000001063735">
            <text:p>-1.064E-12</text:p>
          </table:table-cell>
          <table:table-cell office:value-type="float" office:value="-8.03156E-019">
            <text:p>-8.032E-1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17331">
            <text:p>1.617E-01</text:p>
          </table:table-cell>
          <table:table-cell office:value-type="float" office:value="0.0008124058">
            <text:p>8.124E-04</text:p>
          </table:table-cell>
          <table:table-cell office:value-type="float" office:value="0.00000005474885">
            <text:p>5.475E-08</text:p>
          </table:table-cell>
          <table:table-cell office:value-type="float" office:value="0.0000000003409636">
            <text:p>3.410E-10</text:p>
          </table:table-cell>
          <table:table-cell office:value-type="float" office:value="-1.345241E-018">
            <text:p>-1.345E-18</text:p>
          </table:table-cell>
          <table:table-cell office:value-type="float" office:value="-0.000000000008999403">
            <text:p>-8.999E-12</text:p>
          </table:table-cell>
          <table:table-cell office:value-type="float" office:value="-6.004346E-019">
            <text:p>-6.004E-1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18229">
            <text:p>1.618E-01</text:p>
          </table:table-cell>
          <table:table-cell office:value-type="float" office:value="0.0008330167">
            <text:p>8.330E-04</text:p>
          </table:table-cell>
          <table:table-cell office:value-type="float" office:value="0.00000003482794">
            <text:p>3.483E-08</text:p>
          </table:table-cell>
          <table:table-cell office:value-type="float" office:value="0.0000000001488792">
            <text:p>1.489E-10</text:p>
          </table:table-cell>
          <table:table-cell office:value-type="float" office:value="-3.107056E-019">
            <text:p>-3.107E-19</text:p>
          </table:table-cell>
          <table:table-cell office:value-type="float" office:value="-0.000000000003615607">
            <text:p>-3.616E-12</text:p>
          </table:table-cell>
          <table:table-cell office:value-type="float" office:value="-1.356137E-019">
            <text:p>-1.356E-1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17725">
            <text:p>1.618E-01</text:p>
          </table:table-cell>
          <table:table-cell office:value-type="float" office:value="0.0008144072">
            <text:p>8.144E-04</text:p>
          </table:table-cell>
          <table:table-cell office:value-type="float" office:value="0.00000003941882">
            <text:p>3.942E-08</text:p>
          </table:table-cell>
          <table:table-cell office:value-type="float" office:value="0.0000000002186372">
            <text:p>2.186E-10</text:p>
          </table:table-cell>
          <table:table-cell office:value-type="float" office:value="-5.375524E-020">
            <text:p>-5.376E-20</text:p>
          </table:table-cell>
          <table:table-cell office:value-type="float" office:value="-0.0000000000007884954">
            <text:p>-7.885E-13</text:p>
          </table:table-cell>
          <table:table-cell office:value-type="float" office:value="-6.396014E-019">
            <text:p>-6.396E-1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17808">
            <text:p>1.618E-01</text:p>
          </table:table-cell>
          <table:table-cell office:value-type="float" office:value="0.0008211388">
            <text:p>8.211E-04</text:p>
          </table:table-cell>
          <table:table-cell office:value-type="float" office:value="0.00000001227144">
            <text:p>1.227E-08</text:p>
          </table:table-cell>
          <table:table-cell office:value-type="float" office:value="0.00000000008945356">
            <text:p>8.945E-11</text:p>
          </table:table-cell>
          <table:table-cell office:value-type="float" office:value="-1.718251E-020">
            <text:p>-1.718E-20</text:p>
          </table:table-cell>
          <table:table-cell office:value-type="float" office:value="-0.000000000001042851">
            <text:p>-1.043E-12</text:p>
          </table:table-cell>
          <table:table-cell office:value-type="float" office:value="-9.213404E-020">
            <text:p>-9.213E-2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17642">
            <text:p>1.618E-01</text:p>
          </table:table-cell>
          <table:table-cell office:value-type="float" office:value="0.000819524">
            <text:p>8.195E-04</text:p>
          </table:table-cell>
          <table:table-cell office:value-type="float" office:value="0.00000001620541">
            <text:p>1.621E-08</text:p>
          </table:table-cell>
          <table:table-cell office:value-type="float" office:value="0.0000000001291698">
            <text:p>1.292E-10</text:p>
          </table:table-cell>
          <table:table-cell office:value-type="float" office:value="-8.683591E-020">
            <text:p>-8.684E-20</text:p>
          </table:table-cell>
          <table:table-cell office:value-type="float" office:value="-0.000000000001439033">
            <text:p>-1.439E-12</text:p>
          </table:table-cell>
          <table:table-cell office:value-type="float" office:value="-1.654843E-019">
            <text:p>-1.655E-1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18273">
            <text:p>1.618E-01</text:p>
          </table:table-cell>
          <table:table-cell office:value-type="float" office:value="0.0008322886">
            <text:p>8.323E-04</text:p>
          </table:table-cell>
          <table:table-cell office:value-type="float" office:value="0.00000003469472">
            <text:p>3.469E-08</text:p>
          </table:table-cell>
          <table:table-cell office:value-type="float" office:value="0.0000000001931703">
            <text:p>1.932E-10</text:p>
          </table:table-cell>
          <table:table-cell office:value-type="float" office:value="-6.537455E-020">
            <text:p>-6.537E-20</text:p>
          </table:table-cell>
          <table:table-cell office:value-type="float" office:value="-0.000000000001678235">
            <text:p>-1.678E-12</text:p>
          </table:table-cell>
          <table:table-cell office:value-type="float" office:value="-4.957914E-019">
            <text:p>-4.958E-1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18274">
            <text:p>1.618E-01</text:p>
          </table:table-cell>
          <table:table-cell office:value-type="float" office:value="0.0008353875">
            <text:p>8.354E-04</text:p>
          </table:table-cell>
          <table:table-cell office:value-type="float" office:value="0.00000003534061">
            <text:p>3.534E-08</text:p>
          </table:table-cell>
          <table:table-cell office:value-type="float" office:value="0.0000000001700642">
            <text:p>1.701E-10</text:p>
          </table:table-cell>
          <table:table-cell office:value-type="float" office:value="-3.820384E-019">
            <text:p>-3.820E-19</text:p>
          </table:table-cell>
          <table:table-cell office:value-type="float" office:value="-0.000000000004179624">
            <text:p>-4.180E-12</text:p>
          </table:table-cell>
          <table:table-cell office:value-type="float" office:value="-1.669487E-019">
            <text:p>-1.669E-1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17799">
            <text:p>1.618E-01</text:p>
          </table:table-cell>
          <table:table-cell office:value-type="float" office:value="0.0008290952">
            <text:p>8.291E-04</text:p>
          </table:table-cell>
          <table:table-cell office:value-type="float" office:value="0.00000003327524">
            <text:p>3.328E-08</text:p>
          </table:table-cell>
          <table:table-cell office:value-type="float" office:value="0.0000000002000244">
            <text:p>2.000E-10</text:p>
          </table:table-cell>
          <table:table-cell office:value-type="float" office:value="-2.480755E-019">
            <text:p>-2.481E-19</text:p>
          </table:table-cell>
          <table:table-cell office:value-type="float" office:value="-0.00000000000298834">
            <text:p>-2.988E-12</text:p>
          </table:table-cell>
          <table:table-cell office:value-type="float" office:value="-4.525018E-019">
            <text:p>-4.525E-1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17598">
            <text:p>1.618E-01</text:p>
          </table:table-cell>
          <table:table-cell office:value-type="float" office:value="0.000810486">
            <text:p>8.105E-04</text:p>
          </table:table-cell>
          <table:table-cell office:value-type="float" office:value="0.00000002389323">
            <text:p>2.389E-08</text:p>
          </table:table-cell>
          <table:table-cell office:value-type="float" office:value="0.0000000001584971">
            <text:p>1.585E-10</text:p>
          </table:table-cell>
          <table:table-cell office:value-type="float" office:value="2.152332E-019">
            <text:p>2.152E-19</text:p>
          </table:table-cell>
          <table:table-cell office:value-type="float" office:value="0.000000000002502302">
            <text:p>2.502E-12</text:p>
          </table:table-cell>
          <table:table-cell office:value-type="float" office:value="-2.209282E-019">
            <text:p>-2.209E-1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16375">
            <text:p>1.616E-01</text:p>
          </table:table-cell>
          <table:table-cell office:value-type="float" office:value="0.0007824199">
            <text:p>7.824E-04</text:p>
          </table:table-cell>
          <table:table-cell office:value-type="float" office:value="0.00000003120085">
            <text:p>3.120E-08</text:p>
          </table:table-cell>
          <table:table-cell office:value-type="float" office:value="0.0000000001436307">
            <text:p>1.436E-10</text:p>
          </table:table-cell>
          <table:table-cell office:value-type="float" office:value="-2.697973E-019">
            <text:p>-2.698E-19</text:p>
          </table:table-cell>
          <table:table-cell office:value-type="float" office:value="-0.00000000000335795">
            <text:p>-3.358E-12</text:p>
          </table:table-cell>
          <table:table-cell office:value-type="float" office:value="-1.402132E-019">
            <text:p>-1.402E-1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1795">
            <text:p>1.618E-01</text:p>
          </table:table-cell>
          <table:table-cell office:value-type="float" office:value="0.0008280918">
            <text:p>8.281E-04</text:p>
          </table:table-cell>
          <table:table-cell office:value-type="float" office:value="0.00000001663321">
            <text:p>1.663E-08</text:p>
          </table:table-cell>
          <table:table-cell office:value-type="float" office:value="0.00000000005768293">
            <text:p>5.768E-11</text:p>
          </table:table-cell>
          <table:table-cell office:value-type="float" office:value="3.785173E-021">
            <text:p>3.785E-21</text:p>
          </table:table-cell>
          <table:table-cell office:value-type="float" office:value="0.00000000000007279823">
            <text:p>7.280E-14</text:p>
          </table:table-cell>
          <table:table-cell office:value-type="float" office:value="-5.637444E-020">
            <text:p>-5.637E-2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17912">
            <text:p>1.618E-01</text:p>
          </table:table-cell>
          <table:table-cell office:value-type="float" office:value="0.0008203699">
            <text:p>8.204E-04</text:p>
          </table:table-cell>
          <table:table-cell office:value-type="float" office:value="0.000000135549">
            <text:p>1.355E-07</text:p>
          </table:table-cell>
          <table:table-cell office:value-type="float" office:value="0.0000000007561248">
            <text:p>7.561E-10</text:p>
          </table:table-cell>
          <table:table-cell office:value-type="float" office:value="-5.896189E-018">
            <text:p>-5.896E-18</text:p>
          </table:table-cell>
          <table:table-cell office:value-type="float" office:value="-0.00000000001776137">
            <text:p>-1.776E-11</text:p>
          </table:table-cell>
          <table:table-cell office:value-type="float" office:value="-4.881816E-018">
            <text:p>-4.882E-1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17794">
            <text:p>1.618E-01</text:p>
          </table:table-cell>
          <table:table-cell office:value-type="float" office:value="0.0008150353">
            <text:p>8.150E-04</text:p>
          </table:table-cell>
          <table:table-cell office:value-type="float" office:value="0.00000002790959">
            <text:p>2.791E-08</text:p>
          </table:table-cell>
          <table:table-cell office:value-type="float" office:value="0.0000000001410313">
            <text:p>1.410E-10</text:p>
          </table:table-cell>
          <table:table-cell office:value-type="float" office:value="2.455521E-019">
            <text:p>2.456E-19</text:p>
          </table:table-cell>
          <table:table-cell office:value-type="float" office:value="0.000000000003679429">
            <text:p>3.679E-12</text:p>
          </table:table-cell>
          <table:table-cell office:value-type="float" office:value="-1.34138E-019">
            <text:p>-1.341E-1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1797">
            <text:p>1.618E-01</text:p>
          </table:table-cell>
          <table:table-cell office:value-type="float" office:value="0.0008241858">
            <text:p>8.242E-04</text:p>
          </table:table-cell>
          <table:table-cell office:value-type="float" office:value="0.0000000676434">
            <text:p>6.764E-08</text:p>
          </table:table-cell>
          <table:table-cell office:value-type="float" office:value="0.000000000549019">
            <text:p>5.490E-10</text:p>
          </table:table-cell>
          <table:table-cell office:value-type="float" office:value="-1.930285E-018">
            <text:p>-1.930E-18</text:p>
          </table:table-cell>
          <table:table-cell office:value-type="float" office:value="-0.00000000001042278">
            <text:p>-1.042E-11</text:p>
          </table:table-cell>
          <table:table-cell office:value-type="float" office:value="-2.732775E-018">
            <text:p>-2.733E-1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18426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1834128">
            <text:p>1.834E-08</text:p>
          </table:table-cell>
          <table:table-cell office:value-type="float" office:value="0.0000000001495705">
            <text:p>1.496E-10</text:p>
          </table:table-cell>
          <table:table-cell office:value-type="float" office:value="1.51644E-019">
            <text:p>1.516E-19</text:p>
          </table:table-cell>
          <table:table-cell office:value-type="float" office:value="0.000000000002971646">
            <text:p>2.972E-12</text:p>
          </table:table-cell>
          <table:table-cell office:value-type="float" office:value="-1.958971E-019">
            <text:p>-1.959E-1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17352">
            <text:p>1.617E-01</text:p>
          </table:table-cell>
          <table:table-cell office:value-type="float" office:value="0.0008052394">
            <text:p>8.052E-04</text:p>
          </table:table-cell>
          <table:table-cell office:value-type="float" office:value="0.00000003374233">
            <text:p>3.374E-08</text:p>
          </table:table-cell>
          <table:table-cell office:value-type="float" office:value="0.0000000003128057">
            <text:p>3.128E-10</text:p>
          </table:table-cell>
          <table:table-cell office:value-type="float" office:value="-2.762724E-019">
            <text:p>-2.763E-19</text:p>
          </table:table-cell>
          <table:table-cell office:value-type="float" office:value="-0.000000000003251499">
            <text:p>-3.251E-12</text:p>
          </table:table-cell>
          <table:table-cell office:value-type="float" office:value="-9.779736E-019">
            <text:p>-9.780E-1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17615">
            <text:p>1.618E-01</text:p>
          </table:table-cell>
          <table:table-cell office:value-type="float" office:value="0.0008181699">
            <text:p>8.182E-04</text:p>
          </table:table-cell>
          <table:table-cell office:value-type="float" office:value="0.00000001686572">
            <text:p>1.687E-08</text:p>
          </table:table-cell>
          <table:table-cell office:value-type="float" office:value="0.0000000001825258">
            <text:p>1.825E-10</text:p>
          </table:table-cell>
          <table:table-cell office:value-type="float" office:value="-1.652179E-019">
            <text:p>-1.652E-19</text:p>
          </table:table-cell>
          <table:table-cell office:value-type="float" office:value="-0.000000000003278508">
            <text:p>-3.279E-12</text:p>
          </table:table-cell>
          <table:table-cell office:value-type="float" office:value="-2.743408E-019">
            <text:p>-2.743E-1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18026">
            <text:p>1.618E-01</text:p>
          </table:table-cell>
          <table:table-cell office:value-type="float" office:value="0.0008203243">
            <text:p>8.203E-04</text:p>
          </table:table-cell>
          <table:table-cell office:value-type="float" office:value="0.00000004774041">
            <text:p>4.774E-08</text:p>
          </table:table-cell>
          <table:table-cell office:value-type="float" office:value="0.0000000003482698">
            <text:p>3.483E-10</text:p>
          </table:table-cell>
          <table:table-cell office:value-type="float" office:value="-5.574303E-019">
            <text:p>-5.574E-19</text:p>
          </table:table-cell>
          <table:table-cell office:value-type="float" office:value="-0.000000000003937061">
            <text:p>-3.937E-12</text:p>
          </table:table-cell>
          <table:table-cell office:value-type="float" office:value="-1.306115E-018">
            <text:p>-1.306E-1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17824">
            <text:p>1.618E-01</text:p>
          </table:table-cell>
          <table:table-cell office:value-type="float" office:value="0.0008268827">
            <text:p>8.269E-04</text:p>
          </table:table-cell>
          <table:table-cell office:value-type="float" office:value="0.00000003502675">
            <text:p>3.503E-08</text:p>
          </table:table-cell>
          <table:table-cell office:value-type="float" office:value="0.0000000003318343">
            <text:p>3.318E-10</text:p>
          </table:table-cell>
          <table:table-cell office:value-type="float" office:value="-2.545079E-019">
            <text:p>-2.545E-19</text:p>
          </table:table-cell>
          <table:table-cell office:value-type="float" office:value="-0.000000000002956935">
            <text:p>-2.957E-12</text:p>
          </table:table-cell>
          <table:table-cell office:value-type="float" office:value="-1.102311E-018">
            <text:p>-1.102E-1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18115">
            <text:p>1.618E-01</text:p>
          </table:table-cell>
          <table:table-cell office:value-type="float" office:value="0.0008328108">
            <text:p>8.328E-04</text:p>
          </table:table-cell>
          <table:table-cell office:value-type="float" office:value="0.00000001343325">
            <text:p>1.343E-08</text:p>
          </table:table-cell>
          <table:table-cell office:value-type="float" office:value="0.0000000001560329">
            <text:p>1.560E-10</text:p>
          </table:table-cell>
          <table:table-cell office:value-type="float" office:value="1.754658E-019">
            <text:p>1.755E-19</text:p>
          </table:table-cell>
          <table:table-cell office:value-type="float" office:value="0.000000000002181046">
            <text:p>2.181E-12</text:p>
          </table:table-cell>
          <table:table-cell office:value-type="float" office:value="-1.422752E-019">
            <text:p>-1.423E-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18498">
            <text:p>1.618E-01</text:p>
          </table:table-cell>
          <table:table-cell office:value-type="float" office:value="0.0008441019">
            <text:p>8.441E-04</text:p>
          </table:table-cell>
          <table:table-cell office:value-type="float" office:value="0.000000003535048">
            <text:p>3.535E-09</text:p>
          </table:table-cell>
          <table:table-cell office:value-type="float" office:value="0.00000000001119408">
            <text:p>1.119E-11</text:p>
          </table:table-cell>
          <table:table-cell office:value-type="float" office:value="1.242175E-021">
            <text:p>1.242E-21</text:p>
          </table:table-cell>
          <table:table-cell office:value-type="float" office:value="0.0000000000001529178">
            <text:p>1.529E-13</text:p>
          </table:table-cell>
          <table:table-cell office:value-type="float" office:value="-1.848137E-021">
            <text:p>-1.848E-2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17373">
            <text:p>1.617E-01</text:p>
          </table:table-cell>
          <table:table-cell office:value-type="float" office:value="0.0008001031">
            <text:p>8.001E-04</text:p>
          </table:table-cell>
          <table:table-cell office:value-type="float" office:value="0.00000002047829">
            <text:p>2.048E-08</text:p>
          </table:table-cell>
          <table:table-cell office:value-type="float" office:value="0.0000000002349798">
            <text:p>2.350E-10</text:p>
          </table:table-cell>
          <table:table-cell office:value-type="float" office:value="4.931213E-019">
            <text:p>4.931E-19</text:p>
          </table:table-cell>
          <table:table-cell office:value-type="float" office:value="0.000000000005866591">
            <text:p>5.867E-12</text:p>
          </table:table-cell>
          <table:table-cell office:value-type="float" office:value="-1.500916E-019">
            <text:p>-1.501E-1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617492">
            <text:p>1.617E-01</text:p>
          </table:table-cell>
          <table:table-cell office:value-type="float" office:value="0.0008152454">
            <text:p>8.152E-04</text:p>
          </table:table-cell>
          <table:table-cell office:value-type="float" office:value="0.00000002038175">
            <text:p>2.038E-08</text:p>
          </table:table-cell>
          <table:table-cell office:value-type="float" office:value="0.0000000001973268">
            <text:p>1.973E-10</text:p>
          </table:table-cell>
          <table:table-cell office:value-type="float" office:value="1.466398E-019">
            <text:p>1.466E-19</text:p>
          </table:table-cell>
          <table:table-cell office:value-type="float" office:value="0.00000000000179003">
            <text:p>1.790E-12</text:p>
          </table:table-cell>
          <table:table-cell office:value-type="float" office:value="-3.675591E-019">
            <text:p>-3.676E-1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16845">
            <text:p>1.617E-01</text:p>
          </table:table-cell>
          <table:table-cell office:value-type="float" office:value="0.0007945129">
            <text:p>7.945E-04</text:p>
          </table:table-cell>
          <table:table-cell office:value-type="float" office:value="0.00000002607359">
            <text:p>2.607E-08</text:p>
          </table:table-cell>
          <table:table-cell office:value-type="float" office:value="0.0000000003711891">
            <text:p>3.712E-10</text:p>
          </table:table-cell>
          <table:table-cell office:value-type="float" office:value="-4.282457E-019">
            <text:p>-4.282E-19</text:p>
          </table:table-cell>
          <table:table-cell office:value-type="float" office:value="-0.000000000004716789">
            <text:p>-4.717E-12</text:p>
          </table:table-cell>
          <table:table-cell office:value-type="float" office:value="-1.07242E-018">
            <text:p>-1.072E-1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18579">
            <text:p>1.619E-01</text:p>
          </table:table-cell>
          <table:table-cell office:value-type="float" office:value="0.0008402085">
            <text:p>8.402E-04</text:p>
          </table:table-cell>
          <table:table-cell office:value-type="float" office:value="0.00000002965025">
            <text:p>2.965E-08</text:p>
          </table:table-cell>
          <table:table-cell office:value-type="float" office:value="0.0000000003067268">
            <text:p>3.067E-10</text:p>
          </table:table-cell>
          <table:table-cell office:value-type="float" office:value="-8.830886E-019">
            <text:p>-8.831E-19</text:p>
          </table:table-cell>
          <table:table-cell office:value-type="float" office:value="-0.000000000008557846">
            <text:p>-8.558E-12</text:p>
          </table:table-cell>
          <table:table-cell office:value-type="float" office:value="-2.752811E-019">
            <text:p>-2.753E-1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17852">
            <text:p>1.618E-01</text:p>
          </table:table-cell>
          <table:table-cell office:value-type="float" office:value="0.0008267544">
            <text:p>8.268E-04</text:p>
          </table:table-cell>
          <table:table-cell office:value-type="float" office:value="0.0000000312714">
            <text:p>3.127E-08</text:p>
          </table:table-cell>
          <table:table-cell office:value-type="float" office:value="0.0000000002503113">
            <text:p>2.503E-10</text:p>
          </table:table-cell>
          <table:table-cell office:value-type="float" office:value="-2.787013E-019">
            <text:p>-2.787E-19</text:p>
          </table:table-cell>
          <table:table-cell office:value-type="float" office:value="-0.000000000003558123">
            <text:p>-3.558E-12</text:p>
          </table:table-cell>
          <table:table-cell office:value-type="float" office:value="-6.424709E-019">
            <text:p>-6.425E-1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17837">
            <text:p>1.618E-01</text:p>
          </table:table-cell>
          <table:table-cell office:value-type="float" office:value="0.0008244629">
            <text:p>8.245E-04</text:p>
          </table:table-cell>
          <table:table-cell office:value-type="float" office:value="0.00000001191867">
            <text:p>1.192E-08</text:p>
          </table:table-cell>
          <table:table-cell office:value-type="float" office:value="0.0000000000357602">
            <text:p>3.576E-11</text:p>
          </table:table-cell>
          <table:table-cell office:value-type="float" office:value="-2.31847E-020">
            <text:p>-2.318E-20</text:p>
          </table:table-cell>
          <table:table-cell office:value-type="float" office:value="-0.000000000001011321">
            <text:p>-1.011E-12</text:p>
          </table:table-cell>
          <table:table-cell office:value-type="float" office:value="2.74027E-021">
            <text:p>2.740E-2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17504">
            <text:p>1.618E-01</text:p>
          </table:table-cell>
          <table:table-cell office:value-type="float" office:value="0.000814254">
            <text:p>8.143E-04</text:p>
          </table:table-cell>
          <table:table-cell office:value-type="float" office:value="0.0000000004669127">
            <text:p>4.669E-10</text:p>
          </table:table-cell>
          <table:table-cell office:value-type="float" office:value="0.00000000001879239">
            <text:p>1.879E-11</text:p>
          </table:table-cell>
          <table:table-cell office:value-type="float" office:value="-4.377177E-022">
            <text:p>-4.377E-22</text:p>
          </table:table-cell>
          <table:table-cell office:value-type="float" office:value="0.0000000000005287284">
            <text:p>5.287E-13</text:p>
          </table:table-cell>
          <table:table-cell office:value-type="float" office:value="-1.705027E-021">
            <text:p>-1.705E-2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18649">
            <text:p>1.619E-01</text:p>
          </table:table-cell>
          <table:table-cell office:value-type="float" office:value="0.0008530246">
            <text:p>8.530E-04</text:p>
          </table:table-cell>
          <table:table-cell office:value-type="float" office:value="0.00000008572108">
            <text:p>8.572E-08</text:p>
          </table:table-cell>
          <table:table-cell office:value-type="float" office:value="0.0000000005289777">
            <text:p>5.290E-10</text:p>
          </table:table-cell>
          <table:table-cell office:value-type="float" office:value="-3.958639E-019">
            <text:p>-3.959E-19</text:p>
          </table:table-cell>
          <table:table-cell office:value-type="float" office:value="-0.000000000002869132">
            <text:p>-2.869E-12</text:p>
          </table:table-cell>
          <table:table-cell office:value-type="float" office:value="-3.539984E-018">
            <text:p>-3.540E-1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17371">
            <text:p>1.617E-01</text:p>
          </table:table-cell>
          <table:table-cell office:value-type="float" office:value="0.0008086272">
            <text:p>8.086E-04</text:p>
          </table:table-cell>
          <table:table-cell office:value-type="float" office:value="0.00000003572206">
            <text:p>3.572E-08</text:p>
          </table:table-cell>
          <table:table-cell office:value-type="float" office:value="0.0000000002288079">
            <text:p>2.288E-10</text:p>
          </table:table-cell>
          <table:table-cell office:value-type="float" office:value="-5.971962E-019">
            <text:p>-5.972E-19</text:p>
          </table:table-cell>
          <table:table-cell office:value-type="float" office:value="-0.000000000005978178">
            <text:p>-5.978E-12</text:p>
          </table:table-cell>
          <table:table-cell office:value-type="float" office:value="-2.669526E-019">
            <text:p>-2.670E-1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16907">
            <text:p>1.617E-01</text:p>
          </table:table-cell>
          <table:table-cell office:value-type="float" office:value="0.0007903285">
            <text:p>7.903E-04</text:p>
          </table:table-cell>
          <table:table-cell office:value-type="float" office:value="0.000000008336681">
            <text:p>8.337E-09</text:p>
          </table:table-cell>
          <table:table-cell office:value-type="float" office:value="0.00000000009818395">
            <text:p>9.818E-11</text:p>
          </table:table-cell>
          <table:table-cell office:value-type="float" office:value="-7.730047E-020">
            <text:p>-7.730E-20</text:p>
          </table:table-cell>
          <table:table-cell office:value-type="float" office:value="-0.000000000002548573">
            <text:p>-2.549E-12</text:p>
          </table:table-cell>
          <table:table-cell office:value-type="float" office:value="4.37644E-020">
            <text:p>4.376E-2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1752">
            <text:p>1.618E-01</text:p>
          </table:table-cell>
          <table:table-cell office:value-type="float" office:value="0.0007990874">
            <text:p>7.991E-04</text:p>
          </table:table-cell>
          <table:table-cell office:value-type="float" office:value="0.00000006760978">
            <text:p>6.761E-08</text:p>
          </table:table-cell>
          <table:table-cell office:value-type="float" office:value="0.0000000005775998">
            <text:p>5.776E-10</text:p>
          </table:table-cell>
          <table:table-cell office:value-type="float" office:value="1.425347E-018">
            <text:p>1.425E-18</text:p>
          </table:table-cell>
          <table:table-cell office:value-type="float" office:value="0.00000000000173816">
            <text:p>1.738E-12</text:p>
          </table:table-cell>
          <table:table-cell office:value-type="float" office:value="-3.316138E-018">
            <text:p>-3.316E-1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17937">
            <text:p>1.618E-01</text:p>
          </table:table-cell>
          <table:table-cell office:value-type="float" office:value="0.0008156337">
            <text:p>8.156E-04</text:p>
          </table:table-cell>
          <table:table-cell office:value-type="float" office:value="0.0000001569609">
            <text:p>1.570E-07</text:p>
          </table:table-cell>
          <table:table-cell office:value-type="float" office:value="0.000000001142244">
            <text:p>1.142E-09</text:p>
          </table:table-cell>
          <table:table-cell office:value-type="float" office:value="-5.653307E-018">
            <text:p>-5.653E-18</text:p>
          </table:table-cell>
          <table:table-cell office:value-type="float" office:value="-0.00000000001556065">
            <text:p>-1.556E-11</text:p>
          </table:table-cell>
          <table:table-cell office:value-type="float" office:value="-1.421129E-017">
            <text:p>-1.421E-1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18467">
            <text:p>1.618E-01</text:p>
          </table:table-cell>
          <table:table-cell office:value-type="float" office:value="0.0008427081">
            <text:p>8.427E-04</text:p>
          </table:table-cell>
          <table:table-cell office:value-type="float" office:value="0.00000002795956">
            <text:p>2.796E-08</text:p>
          </table:table-cell>
          <table:table-cell office:value-type="float" office:value="0.0000000002797459">
            <text:p>2.797E-10</text:p>
          </table:table-cell>
          <table:table-cell office:value-type="float" office:value="-8.006528E-020">
            <text:p>-8.007E-20</text:p>
          </table:table-cell>
          <table:table-cell office:value-type="float" office:value="-0.0000000000005623848">
            <text:p>-5.624E-13</text:p>
          </table:table-cell>
          <table:table-cell office:value-type="float" office:value="-7.782599E-019">
            <text:p>-7.783E-1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16885">
            <text:p>1.617E-01</text:p>
          </table:table-cell>
          <table:table-cell office:value-type="float" office:value="0.0008000787">
            <text:p>8.001E-04</text:p>
          </table:table-cell>
          <table:table-cell office:value-type="float" office:value="0.00000005531004">
            <text:p>5.531E-08</text:p>
          </table:table-cell>
          <table:table-cell office:value-type="float" office:value="0.0000000005012854">
            <text:p>5.013E-10</text:p>
          </table:table-cell>
          <table:table-cell office:value-type="float" office:value="-1.657854E-018">
            <text:p>-1.658E-18</text:p>
          </table:table-cell>
          <table:table-cell office:value-type="float" office:value="-0.00000000001036071">
            <text:p>-1.036E-11</text:p>
          </table:table-cell>
          <table:table-cell office:value-type="float" office:value="-2.053956E-018">
            <text:p>-2.054E-1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16862">
            <text:p>1.617E-01</text:p>
          </table:table-cell>
          <table:table-cell office:value-type="float" office:value="0.0008043819">
            <text:p>8.044E-04</text:p>
          </table:table-cell>
          <table:table-cell office:value-type="float" office:value="0.00000002486542">
            <text:p>2.487E-08</text:p>
          </table:table-cell>
          <table:table-cell office:value-type="float" office:value="0.0000000001175649">
            <text:p>1.176E-10</text:p>
          </table:table-cell>
          <table:table-cell office:value-type="float" office:value="-2.010084E-019">
            <text:p>-2.010E-19</text:p>
          </table:table-cell>
          <table:table-cell office:value-type="float" office:value="-0.000000000003334331">
            <text:p>-3.334E-12</text:p>
          </table:table-cell>
          <table:table-cell office:value-type="float" office:value="7.796133E-032">
            <text:p>7.796E-3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16886">
            <text:p>1.617E-01</text:p>
          </table:table-cell>
          <table:table-cell office:value-type="float" office:value="0.0008000835">
            <text:p>8.001E-04</text:p>
          </table:table-cell>
          <table:table-cell office:value-type="float" office:value="0.0000000648509">
            <text:p>6.485E-08</text:p>
          </table:table-cell>
          <table:table-cell office:value-type="float" office:value="0.0000000003875616">
            <text:p>3.876E-10</text:p>
          </table:table-cell>
          <table:table-cell office:value-type="float" office:value="-1.406409E-018">
            <text:p>-1.406E-18</text:p>
          </table:table-cell>
          <table:table-cell office:value-type="float" office:value="-0.000000000007568549">
            <text:p>-7.569E-12</text:p>
          </table:table-cell>
          <table:table-cell office:value-type="float" office:value="-1.340597E-018">
            <text:p>-1.341E-1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18472">
            <text:p>1.618E-01</text:p>
          </table:table-cell>
          <table:table-cell office:value-type="float" office:value="0.0008427101">
            <text:p>8.427E-04</text:p>
          </table:table-cell>
          <table:table-cell office:value-type="float" office:value="0.00000007375669">
            <text:p>7.376E-08</text:p>
          </table:table-cell>
          <table:table-cell office:value-type="float" office:value="0.0000000006436882">
            <text:p>6.437E-10</text:p>
          </table:table-cell>
          <table:table-cell office:value-type="float" office:value="-1.373783E-018">
            <text:p>-1.374E-18</text:p>
          </table:table-cell>
          <table:table-cell office:value-type="float" office:value="-0.000000000006989582">
            <text:p>-6.990E-12</text:p>
          </table:table-cell>
          <table:table-cell office:value-type="float" office:value="-4.217084E-018">
            <text:p>-4.217E-1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18013">
            <text:p>1.618E-01</text:p>
          </table:table-cell>
          <table:table-cell office:value-type="float" office:value="0.0008195132">
            <text:p>8.195E-04</text:p>
          </table:table-cell>
          <table:table-cell office:value-type="float" office:value="0.00000003918378">
            <text:p>3.918E-08</text:p>
          </table:table-cell>
          <table:table-cell office:value-type="float" office:value="0.0000000004608164">
            <text:p>4.608E-10</text:p>
          </table:table-cell>
          <table:table-cell office:value-type="float" office:value="-1.137946E-018">
            <text:p>-1.138E-18</text:p>
          </table:table-cell>
          <table:table-cell office:value-type="float" office:value="-0.000000000007669504">
            <text:p>-7.670E-12</text:p>
          </table:table-cell>
          <table:table-cell office:value-type="float" office:value="-1.593554E-018">
            <text:p>-1.594E-1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17517">
            <text:p>1.618E-01</text:p>
          </table:table-cell>
          <table:table-cell office:value-type="float" office:value="0.0007990999">
            <text:p>7.991E-04</text:p>
          </table:table-cell>
          <table:table-cell office:value-type="float" office:value="0.00000002220457">
            <text:p>2.220E-08</text:p>
          </table:table-cell>
          <table:table-cell office:value-type="float" office:value="0.0000000001122834">
            <text:p>1.123E-10</text:p>
          </table:table-cell>
          <table:table-cell office:value-type="float" office:value="-9.310889E-020">
            <text:p>-9.311E-20</text:p>
          </table:table-cell>
          <table:table-cell office:value-type="float" office:value="-0.000000000001074175">
            <text:p>-1.074E-12</text:p>
          </table:table-cell>
          <table:table-cell office:value-type="float" office:value="-1.508773E-019">
            <text:p>-1.509E-1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16906">
            <text:p>1.617E-01</text:p>
          </table:table-cell>
          <table:table-cell office:value-type="float" office:value="0.0007903332">
            <text:p>7.903E-04</text:p>
          </table:table-cell>
          <table:table-cell office:value-type="float" office:value="0.000000007593956">
            <text:p>7.594E-09</text:p>
          </table:table-cell>
          <table:table-cell office:value-type="float" office:value="0.0000000001261721">
            <text:p>1.262E-10</text:p>
          </table:table-cell>
          <table:table-cell office:value-type="float" office:value="9.168124E-020">
            <text:p>9.168E-20</text:p>
          </table:table-cell>
          <table:table-cell office:value-type="float" office:value="0.000000000002840117">
            <text:p>2.840E-12</text:p>
          </table:table-cell>
          <table:table-cell office:value-type="float" office:value="8.275056E-020">
            <text:p>8.275E-2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17371">
            <text:p>1.617E-01</text:p>
          </table:table-cell>
          <table:table-cell office:value-type="float" office:value="0.0008086281">
            <text:p>8.086E-04</text:p>
          </table:table-cell>
          <table:table-cell office:value-type="float" office:value="0.00000005052191">
            <text:p>5.052E-08</text:p>
          </table:table-cell>
          <table:table-cell office:value-type="float" office:value="0.0000000003764762">
            <text:p>3.765E-10</text:p>
          </table:table-cell>
          <table:table-cell office:value-type="float" office:value="-1.387049E-019">
            <text:p>-1.387E-19</text:p>
          </table:table-cell>
          <table:table-cell office:value-type="float" office:value="-0.000000000001721101">
            <text:p>-1.721E-12</text:p>
          </table:table-cell>
          <table:table-cell office:value-type="float" office:value="-1.636029E-018">
            <text:p>-1.636E-1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18652">
            <text:p>1.619E-01</text:p>
          </table:table-cell>
          <table:table-cell office:value-type="float" office:value="0.0008530038">
            <text:p>8.530E-04</text:p>
          </table:table-cell>
          <table:table-cell office:value-type="float" office:value="0.0000001286672">
            <text:p>1.287E-07</text:p>
          </table:table-cell>
          <table:table-cell office:value-type="float" office:value="0.000000000953261">
            <text:p>9.533E-10</text:p>
          </table:table-cell>
          <table:table-cell office:value-type="float" office:value="-7.242134E-018">
            <text:p>-7.242E-18</text:p>
          </table:table-cell>
          <table:table-cell office:value-type="float" office:value="-0.00000000002112729">
            <text:p>-2.113E-11</text:p>
          </table:table-cell>
          <table:table-cell office:value-type="float" office:value="-7.68163E-018">
            <text:p>-7.682E-1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17506">
            <text:p>1.618E-01</text:p>
          </table:table-cell>
          <table:table-cell office:value-type="float" office:value="0.0008142504">
            <text:p>8.143E-04</text:p>
          </table:table-cell>
          <table:table-cell office:value-type="float" office:value="0.00000002469673">
            <text:p>2.470E-08</text:p>
          </table:table-cell>
          <table:table-cell office:value-type="float" office:value="0.0000000002940627">
            <text:p>2.941E-10</text:p>
          </table:table-cell>
          <table:table-cell office:value-type="float" office:value="3.730721E-019">
            <text:p>3.731E-19</text:p>
          </table:table-cell>
          <table:table-cell office:value-type="float" office:value="0.000000000001486888">
            <text:p>1.487E-12</text:p>
          </table:table-cell>
          <table:table-cell office:value-type="float" office:value="-6.991544E-019">
            <text:p>-6.992E-1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17836">
            <text:p>1.618E-01</text:p>
          </table:table-cell>
          <table:table-cell office:value-type="float" office:value="0.0008244589">
            <text:p>8.245E-04</text:p>
          </table:table-cell>
          <table:table-cell office:value-type="float" office:value="0.00000002366609">
            <text:p>2.367E-08</text:p>
          </table:table-cell>
          <table:table-cell office:value-type="float" office:value="0.000000000302243">
            <text:p>3.022E-10</text:p>
          </table:table-cell>
          <table:table-cell office:value-type="float" office:value="6.137441E-019">
            <text:p>6.137E-19</text:p>
          </table:table-cell>
          <table:table-cell office:value-type="float" office:value="0.00000000000511409">
            <text:p>5.114E-12</text:p>
          </table:table-cell>
          <table:table-cell office:value-type="float" office:value="-5.260635E-019">
            <text:p>-5.261E-1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17852">
            <text:p>1.618E-01</text:p>
          </table:table-cell>
          <table:table-cell office:value-type="float" office:value="0.0008267545">
            <text:p>8.268E-04</text:p>
          </table:table-cell>
          <table:table-cell office:value-type="float" office:value="0.00000003671322">
            <text:p>3.671E-08</text:p>
          </table:table-cell>
          <table:table-cell office:value-type="float" office:value="0.0000000001959883">
            <text:p>1.960E-10</text:p>
          </table:table-cell>
          <table:table-cell office:value-type="float" office:value="-9.303488E-020">
            <text:p>-9.303E-20</text:p>
          </table:table-cell>
          <table:table-cell office:value-type="float" office:value="-0.000000000001414118">
            <text:p>-1.414E-12</text:p>
          </table:table-cell>
          <table:table-cell office:value-type="float" office:value="-5.17425E-019">
            <text:p>-5.174E-1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18583">
            <text:p>1.619E-01</text:p>
          </table:table-cell>
          <table:table-cell office:value-type="float" office:value="0.0008402001">
            <text:p>8.402E-04</text:p>
          </table:table-cell>
          <table:table-cell office:value-type="float" office:value="0.00000008964975">
            <text:p>8.965E-08</text:p>
          </table:table-cell>
          <table:table-cell office:value-type="float" office:value="0.0000000006092361">
            <text:p>6.092E-10</text:p>
          </table:table-cell>
          <table:table-cell office:value-type="float" office:value="-4.145649E-018">
            <text:p>-4.146E-18</text:p>
          </table:table-cell>
          <table:table-cell office:value-type="float" office:value="-0.00000000001614091">
            <text:p>-1.614E-11</text:p>
          </table:table-cell>
          <table:table-cell office:value-type="float" office:value="-1.75671E-018">
            <text:p>-1.757E-1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16845">
            <text:p>1.617E-01</text:p>
          </table:table-cell>
          <table:table-cell office:value-type="float" office:value="0.0007945059">
            <text:p>7.945E-04</text:p>
          </table:table-cell>
          <table:table-cell office:value-type="float" office:value="0.0000001016784">
            <text:p>1.017E-07</text:p>
          </table:table-cell>
          <table:table-cell office:value-type="float" office:value="0.0000000007020163">
            <text:p>7.020E-10</text:p>
          </table:table-cell>
          <table:table-cell office:value-type="float" office:value="-3.262862E-018">
            <text:p>-3.263E-18</text:p>
          </table:table-cell>
          <table:table-cell office:value-type="float" office:value="-0.000000000009941972">
            <text:p>-9.942E-12</text:p>
          </table:table-cell>
          <table:table-cell office:value-type="float" office:value="-4.952943E-018">
            <text:p>-4.953E-1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17491">
            <text:p>1.617E-01</text:p>
          </table:table-cell>
          <table:table-cell office:value-type="float" office:value="0.0008152402">
            <text:p>8.152E-04</text:p>
          </table:table-cell>
          <table:table-cell office:value-type="float" office:value="0.00000001001061">
            <text:p>1.001E-08</text:p>
          </table:table-cell>
          <table:table-cell office:value-type="float" office:value="0.00000000008440204">
            <text:p>8.440E-11</text:p>
          </table:table-cell>
          <table:table-cell office:value-type="float" office:value="-2.602869E-020">
            <text:p>-2.603E-20</text:p>
          </table:table-cell>
          <table:table-cell office:value-type="float" office:value="-0.0000000000008215058">
            <text:p>-8.215E-13</text:p>
          </table:table-cell>
          <table:table-cell office:value-type="float" office:value="-7.308514E-020">
            <text:p>-7.309E-2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17376">
            <text:p>1.617E-01</text:p>
          </table:table-cell>
          <table:table-cell office:value-type="float" office:value="0.0008000662">
            <text:p>8.001E-04</text:p>
          </table:table-cell>
          <table:table-cell office:value-type="float" office:value="0.00000008583534">
            <text:p>8.584E-08</text:p>
          </table:table-cell>
          <table:table-cell office:value-type="float" office:value="0.0000000006295138">
            <text:p>6.295E-10</text:p>
          </table:table-cell>
          <table:table-cell office:value-type="float" office:value="-4.61618E-018">
            <text:p>-4.616E-18</text:p>
          </table:table-cell>
          <table:table-cell office:value-type="float" office:value="-0.00000000001767957">
            <text:p>-1.768E-11</text:p>
          </table:table-cell>
          <table:table-cell office:value-type="float" office:value="-3.226406E-019">
            <text:p>-3.226E-1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18499">
            <text:p>1.618E-01</text:p>
          </table:table-cell>
          <table:table-cell office:value-type="float" office:value="0.0008441024">
            <text:p>8.441E-04</text:p>
          </table:table-cell>
          <table:table-cell office:value-type="float" office:value="0.00000001391628">
            <text:p>1.392E-08</text:p>
          </table:table-cell>
          <table:table-cell office:value-type="float" office:value="0.0000000002023068">
            <text:p>2.023E-10</text:p>
          </table:table-cell>
          <table:table-cell office:value-type="float" office:value="3.057304E-019">
            <text:p>3.057E-19</text:p>
          </table:table-cell>
          <table:table-cell office:value-type="float" office:value="0.000000000005245181">
            <text:p>5.245E-12</text:p>
          </table:table-cell>
          <table:table-cell office:value-type="float" office:value="-1.474995E-019">
            <text:p>-1.475E-1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18114">
            <text:p>1.618E-01</text:p>
          </table:table-cell>
          <table:table-cell office:value-type="float" office:value="0.0008328062">
            <text:p>8.328E-04</text:p>
          </table:table-cell>
          <table:table-cell office:value-type="float" office:value="0.00000001660777">
            <text:p>1.661E-08</text:p>
          </table:table-cell>
          <table:table-cell office:value-type="float" office:value="0.00000000009878398">
            <text:p>9.878E-11</text:p>
          </table:table-cell>
          <table:table-cell office:value-type="float" office:value="-5.314281E-020">
            <text:p>-5.314E-20</text:p>
          </table:table-cell>
          <table:table-cell office:value-type="float" office:value="-0.0000000000008247945">
            <text:p>-8.248E-13</text:p>
          </table:table-cell>
          <table:table-cell office:value-type="float" office:value="-1.148263E-019">
            <text:p>-1.148E-1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17824">
            <text:p>1.618E-01</text:p>
          </table:table-cell>
          <table:table-cell office:value-type="float" office:value="0.0008268824">
            <text:p>8.269E-04</text:p>
          </table:table-cell>
          <table:table-cell office:value-type="float" office:value="0.00000003418259">
            <text:p>3.418E-08</text:p>
          </table:table-cell>
          <table:table-cell office:value-type="float" office:value="0.0000000001531218">
            <text:p>1.531E-10</text:p>
          </table:table-cell>
          <table:table-cell office:value-type="float" office:value="-1.563015E-019">
            <text:p>-1.563E-19</text:p>
          </table:table-cell>
          <table:table-cell office:value-type="float" office:value="-0.000000000002190499">
            <text:p>-2.190E-12</text:p>
          </table:table-cell>
          <table:table-cell office:value-type="float" office:value="-3.135126E-019">
            <text:p>-3.135E-1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1803">
            <text:p>1.618E-01</text:p>
          </table:table-cell>
          <table:table-cell office:value-type="float" office:value="0.0008203139">
            <text:p>8.203E-04</text:p>
          </table:table-cell>
          <table:table-cell office:value-type="float" office:value="0.0000001039935">
            <text:p>1.040E-07</text:p>
          </table:table-cell>
          <table:table-cell office:value-type="float" office:value="0.0000000008476591">
            <text:p>8.477E-10</text:p>
          </table:table-cell>
          <table:table-cell office:value-type="float" office:value="-4.006932E-018">
            <text:p>-4.007E-18</text:p>
          </table:table-cell>
          <table:table-cell office:value-type="float" office:value="-0.00000000001410629">
            <text:p>-1.411E-11</text:p>
          </table:table-cell>
          <table:table-cell office:value-type="float" office:value="-6.876285E-018">
            <text:p>-6.876E-1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17687">
            <text:p>1.618E-01</text:p>
          </table:table-cell>
          <table:table-cell office:value-type="float" office:value="0.0008188785">
            <text:p>8.189E-04</text:p>
          </table:table-cell>
          <table:table-cell office:value-type="float" office:value="0.00000003185295">
            <text:p>3.185E-08</text:p>
          </table:table-cell>
          <table:table-cell office:value-type="float" office:value="0.0000000001499135">
            <text:p>1.499E-10</text:p>
          </table:table-cell>
          <table:table-cell office:value-type="float" office:value="-3.123062E-019">
            <text:p>-3.123E-19</text:p>
          </table:table-cell>
          <table:table-cell office:value-type="float" office:value="-0.000000000003735981">
            <text:p>-3.736E-12</text:p>
          </table:table-cell>
          <table:table-cell office:value-type="float" office:value="-9.890697E-020">
            <text:p>-9.891E-2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17352">
            <text:p>1.617E-01</text:p>
          </table:table-cell>
          <table:table-cell office:value-type="float" office:value="0.0008052391">
            <text:p>8.052E-04</text:p>
          </table:table-cell>
          <table:table-cell office:value-type="float" office:value="0.0000000378549">
            <text:p>3.785E-08</text:p>
          </table:table-cell>
          <table:table-cell office:value-type="float" office:value="0.0000000002107385">
            <text:p>2.107E-10</text:p>
          </table:table-cell>
          <table:table-cell office:value-type="float" office:value="-3.420588E-019">
            <text:p>-3.421E-19</text:p>
          </table:table-cell>
          <table:table-cell office:value-type="float" office:value="-0.000000000003519781">
            <text:p>-3.520E-12</text:p>
          </table:table-cell>
          <table:table-cell office:value-type="float" office:value="-4.871154E-019">
            <text:p>-4.871E-1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18428">
            <text:p>1.618E-01</text:p>
          </table:table-cell>
          <table:table-cell office:value-type="float" office:value="0.0008477971">
            <text:p>8.478E-04</text:p>
          </table:table-cell>
          <table:table-cell office:value-type="float" office:value="0.00000003775192">
            <text:p>3.775E-08</text:p>
          </table:table-cell>
          <table:table-cell office:value-type="float" office:value="0.0000000003297822">
            <text:p>3.298E-10</text:p>
          </table:table-cell>
          <table:table-cell office:value-type="float" office:value="1.854788E-020">
            <text:p>1.855E-20</text:p>
          </table:table-cell>
          <table:table-cell office:value-type="float" office:value="-0.0000000000005079474">
            <text:p>-5.079E-13</text:p>
          </table:table-cell>
          <table:table-cell office:value-type="float" office:value="-1.16347E-018">
            <text:p>-1.163E-1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17971">
            <text:p>1.618E-01</text:p>
          </table:table-cell>
          <table:table-cell office:value-type="float" office:value="0.0008241908">
            <text:p>8.242E-04</text:p>
          </table:table-cell>
          <table:table-cell office:value-type="float" office:value="0.00000006940765">
            <text:p>6.941E-08</text:p>
          </table:table-cell>
          <table:table-cell office:value-type="float" office:value="0.0000000005289749">
            <text:p>5.290E-10</text:p>
          </table:table-cell>
          <table:table-cell office:value-type="float" office:value="-2.847859E-018">
            <text:p>-2.848E-18</text:p>
          </table:table-cell>
          <table:table-cell office:value-type="float" office:value="-0.00000000001292532">
            <text:p>-1.293E-11</text:p>
          </table:table-cell>
          <table:table-cell office:value-type="float" office:value="-1.470733E-018">
            <text:p>-1.471E-1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17794">
            <text:p>1.618E-01</text:p>
          </table:table-cell>
          <table:table-cell office:value-type="float" office:value="0.0008150356">
            <text:p>8.150E-04</text:p>
          </table:table-cell>
          <table:table-cell office:value-type="float" office:value="0.00000002905786">
            <text:p>2.906E-08</text:p>
          </table:table-cell>
          <table:table-cell office:value-type="float" office:value="0.0000000004775299">
            <text:p>4.775E-10</text:p>
          </table:table-cell>
          <table:table-cell office:value-type="float" office:value="1.775955E-018">
            <text:p>1.776E-18</text:p>
          </table:table-cell>
          <table:table-cell office:value-type="float" office:value="0.00000000001362588">
            <text:p>1.363E-11</text:p>
          </table:table-cell>
          <table:table-cell office:value-type="float" office:value="1.009775E-019">
            <text:p>1.010E-1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17911">
            <text:p>1.618E-01</text:p>
          </table:table-cell>
          <table:table-cell office:value-type="float" office:value="0.0008203656">
            <text:p>8.204E-04</text:p>
          </table:table-cell>
          <table:table-cell office:value-type="float" office:value="0.0000001309601">
            <text:p>1.310E-07</text:p>
          </table:table-cell>
          <table:table-cell office:value-type="float" office:value="0.0000000009428148">
            <text:p>9.428E-10</text:p>
          </table:table-cell>
          <table:table-cell office:value-type="float" office:value="-9.447933E-018">
            <text:p>-9.448E-18</text:p>
          </table:table-cell>
          <table:table-cell office:value-type="float" office:value="-0.00000000002418907">
            <text:p>-2.419E-11</text:p>
          </table:table-cell>
          <table:table-cell office:value-type="float" office:value="-4.526592E-018">
            <text:p>-4.527E-1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17951">
            <text:p>1.618E-01</text:p>
          </table:table-cell>
          <table:table-cell office:value-type="float" office:value="0.0008280967">
            <text:p>8.281E-04</text:p>
          </table:table-cell>
          <table:table-cell office:value-type="float" office:value="0.0000000138935">
            <text:p>1.389E-08</text:p>
          </table:table-cell>
          <table:table-cell office:value-type="float" office:value="0.0000000001782146">
            <text:p>1.782E-10</text:p>
          </table:table-cell>
          <table:table-cell office:value-type="float" office:value="7.143582E-020">
            <text:p>7.144E-20</text:p>
          </table:table-cell>
          <table:table-cell office:value-type="float" office:value="0.0000000000005627412">
            <text:p>5.627E-13</text:p>
          </table:table-cell>
          <table:table-cell office:value-type="float" office:value="-2.711762E-019">
            <text:p>-2.712E-1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16375">
            <text:p>1.616E-01</text:p>
          </table:table-cell>
          <table:table-cell office:value-type="float" office:value="0.0007824203">
            <text:p>7.824E-04</text:p>
          </table:table-cell>
          <table:table-cell office:value-type="float" office:value="0.00000003333512">
            <text:p>3.334E-08</text:p>
          </table:table-cell>
          <table:table-cell office:value-type="float" office:value="0.0000000003028295">
            <text:p>3.028E-10</text:p>
          </table:table-cell>
          <table:table-cell office:value-type="float" office:value="4.250272E-019">
            <text:p>4.250E-19</text:p>
          </table:table-cell>
          <table:table-cell office:value-type="float" office:value="0.000000000001201295">
            <text:p>1.201E-12</text:p>
          </table:table-cell>
          <table:table-cell office:value-type="float" office:value="-8.631964E-019">
            <text:p>-8.632E-1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17597">
            <text:p>1.618E-01</text:p>
          </table:table-cell>
          <table:table-cell office:value-type="float" office:value="0.0008104809">
            <text:p>8.105E-04</text:p>
          </table:table-cell>
          <table:table-cell office:value-type="float" office:value="0.00000001164576">
            <text:p>1.165E-08</text:p>
          </table:table-cell>
          <table:table-cell office:value-type="float" office:value="0.00000000006729631">
            <text:p>6.730E-11</text:p>
          </table:table-cell>
          <table:table-cell office:value-type="float" office:value="1.744995E-020">
            <text:p>1.745E-20</text:p>
          </table:table-cell>
          <table:table-cell office:value-type="float" office:value="-0.0000000000001176307">
            <text:p>-1.176E-13</text:p>
          </table:table-cell>
          <table:table-cell office:value-type="float" office:value="-5.696306E-020">
            <text:p>-5.696E-2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17799">
            <text:p>1.618E-01</text:p>
          </table:table-cell>
          <table:table-cell office:value-type="float" office:value="0.0008290953">
            <text:p>8.291E-04</text:p>
          </table:table-cell>
          <table:table-cell office:value-type="float" office:value="0.00000003461534">
            <text:p>3.462E-08</text:p>
          </table:table-cell>
          <table:table-cell office:value-type="float" office:value="0.0000000002892322">
            <text:p>2.892E-10</text:p>
          </table:table-cell>
          <table:table-cell office:value-type="float" office:value="8.088473E-020">
            <text:p>8.088E-20</text:p>
          </table:table-cell>
          <table:table-cell office:value-type="float" office:value="-0.0000000000010639">
            <text:p>-1.064E-12</text:p>
          </table:table-cell>
          <table:table-cell office:value-type="float" office:value="-9.115941E-019">
            <text:p>-9.116E-1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18274">
            <text:p>1.618E-01</text:p>
          </table:table-cell>
          <table:table-cell office:value-type="float" office:value="0.0008353879">
            <text:p>8.354E-04</text:p>
          </table:table-cell>
          <table:table-cell office:value-type="float" office:value="0.00000003405399">
            <text:p>3.405E-08</text:p>
          </table:table-cell>
          <table:table-cell office:value-type="float" office:value="0.0000000003952162">
            <text:p>3.952E-10</text:p>
          </table:table-cell>
          <table:table-cell office:value-type="float" office:value="-8.630336E-020">
            <text:p>-8.630E-20</text:p>
          </table:table-cell>
          <table:table-cell office:value-type="float" office:value="-0.000000000002741185">
            <text:p>-2.741E-12</text:p>
          </table:table-cell>
          <table:table-cell office:value-type="float" office:value="-1.447322E-018">
            <text:p>-1.447E-1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18273">
            <text:p>1.618E-01</text:p>
          </table:table-cell>
          <table:table-cell office:value-type="float" office:value="0.0008322888">
            <text:p>8.323E-04</text:p>
          </table:table-cell>
          <table:table-cell office:value-type="float" office:value="0.0000000339595">
            <text:p>3.396E-08</text:p>
          </table:table-cell>
          <table:table-cell office:value-type="float" office:value="0.0000000002884327">
            <text:p>2.884E-10</text:p>
          </table:table-cell>
          <table:table-cell office:value-type="float" office:value="-3.690876E-019">
            <text:p>-3.691E-19</text:p>
          </table:table-cell>
          <table:table-cell office:value-type="float" office:value="-0.000000000003735657">
            <text:p>-3.736E-12</text:p>
          </table:table-cell>
          <table:table-cell office:value-type="float" office:value="-8.23806E-019">
            <text:p>-8.238E-1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17641">
            <text:p>1.618E-01</text:p>
          </table:table-cell>
          <table:table-cell office:value-type="float" office:value="0.0008195194">
            <text:p>8.195E-04</text:p>
          </table:table-cell>
          <table:table-cell office:value-type="float" office:value="0.00000001655773">
            <text:p>1.656E-08</text:p>
          </table:table-cell>
          <table:table-cell office:value-type="float" office:value="0.0000000001904691">
            <text:p>1.905E-10</text:p>
          </table:table-cell>
          <table:table-cell office:value-type="float" office:value="1.088513E-019">
            <text:p>1.089E-19</text:p>
          </table:table-cell>
          <table:table-cell office:value-type="float" office:value="0.0000000000007812917">
            <text:p>7.813E-13</text:p>
          </table:table-cell>
          <table:table-cell office:value-type="float" office:value="-3.202564E-019">
            <text:p>-3.203E-1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17809">
            <text:p>1.618E-01</text:p>
          </table:table-cell>
          <table:table-cell office:value-type="float" office:value="0.0008211444">
            <text:p>8.211E-04</text:p>
          </table:table-cell>
          <table:table-cell office:value-type="float" office:value="0.00000002698189">
            <text:p>2.698E-08</text:p>
          </table:table-cell>
          <table:table-cell office:value-type="float" office:value="0.000000000219995">
            <text:p>2.200E-10</text:p>
          </table:table-cell>
          <table:table-cell office:value-type="float" office:value="3.365359E-019">
            <text:p>3.365E-19</text:p>
          </table:table-cell>
          <table:table-cell office:value-type="float" office:value="0.000000000003277763">
            <text:p>3.278E-12</text:p>
          </table:table-cell>
          <table:table-cell office:value-type="float" office:value="-4.171657E-019">
            <text:p>-4.172E-1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17725">
            <text:p>1.618E-01</text:p>
          </table:table-cell>
          <table:table-cell office:value-type="float" office:value="0.0008144234">
            <text:p>8.144E-04</text:p>
          </table:table-cell>
          <table:table-cell office:value-type="float" office:value="0.00000002000203">
            <text:p>2.000E-08</text:p>
          </table:table-cell>
          <table:table-cell office:value-type="float" office:value="0.0000000002752466">
            <text:p>2.752E-10</text:p>
          </table:table-cell>
          <table:table-cell office:value-type="float" office:value="4.62583E-019">
            <text:p>4.626E-19</text:p>
          </table:table-cell>
          <table:table-cell office:value-type="float" office:value="0.000000000005944732">
            <text:p>5.945E-12</text:p>
          </table:table-cell>
          <table:table-cell office:value-type="float" office:value="-4.506847E-019">
            <text:p>-4.507E-1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18229">
            <text:p>1.618E-01</text:p>
          </table:table-cell>
          <table:table-cell office:value-type="float" office:value="0.0008330171">
            <text:p>8.330E-04</text:p>
          </table:table-cell>
          <table:table-cell office:value-type="float" office:value="0.00000003186798">
            <text:p>3.187E-08</text:p>
          </table:table-cell>
          <table:table-cell office:value-type="float" office:value="0.0000000003798584">
            <text:p>3.799E-10</text:p>
          </table:table-cell>
          <table:table-cell office:value-type="float" office:value="2.535964E-019">
            <text:p>2.536E-19</text:p>
          </table:table-cell>
          <table:table-cell office:value-type="float" office:value="-0.0000000000005319489">
            <text:p>-5.319E-13</text:p>
          </table:table-cell>
          <table:table-cell office:value-type="float" office:value="-1.297072E-018">
            <text:p>-1.297E-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17332">
            <text:p>1.617E-01</text:p>
          </table:table-cell>
          <table:table-cell office:value-type="float" office:value="0.0008124115">
            <text:p>8.124E-04</text:p>
          </table:table-cell>
          <table:table-cell office:value-type="float" office:value="0.00000006964911">
            <text:p>6.965E-08</text:p>
          </table:table-cell>
          <table:table-cell office:value-type="float" office:value="0.0000000005984702">
            <text:p>5.985E-10</text:p>
          </table:table-cell>
          <table:table-cell office:value-type="float" office:value="-1.505492E-018">
            <text:p>-1.505E-18</text:p>
          </table:table-cell>
          <table:table-cell office:value-type="float" office:value="-0.000000000007259458">
            <text:p>-7.259E-12</text:p>
          </table:table-cell>
          <table:table-cell office:value-type="float" office:value="-3.558499E-018">
            <text:p>-3.558E-1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18233">
            <text:p>1.618E-01</text:p>
          </table:table-cell>
          <table:table-cell office:value-type="float" office:value="0.0008305294">
            <text:p>8.305E-04</text:p>
          </table:table-cell>
          <table:table-cell office:value-type="float" office:value="0.00000003138296">
            <text:p>3.138E-08</text:p>
          </table:table-cell>
          <table:table-cell office:value-type="float" office:value="0.0000000001696358">
            <text:p>1.696E-10</text:p>
          </table:table-cell>
          <table:table-cell office:value-type="float" office:value="-2.485492E-019">
            <text:p>-2.485E-19</text:p>
          </table:table-cell>
          <table:table-cell office:value-type="float" office:value="-0.000000000003167189">
            <text:p>-3.167E-12</text:p>
          </table:table-cell>
          <table:table-cell office:value-type="float" office:value="-3.023557E-019">
            <text:p>-3.024E-1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18304">
            <text:p>1.618E-01</text:p>
          </table:table-cell>
          <table:table-cell office:value-type="float" office:value="0.0008402688">
            <text:p>8.403E-04</text:p>
          </table:table-cell>
          <table:table-cell office:value-type="float" office:value="0.00000001529115">
            <text:p>1.529E-08</text:p>
          </table:table-cell>
          <table:table-cell office:value-type="float" office:value="0.00000000009216498">
            <text:p>9.216E-11</text:p>
          </table:table-cell>
          <table:table-cell office:value-type="float" office:value="-1.08003E-019">
            <text:p>-1.080E-19</text:p>
          </table:table-cell>
          <table:table-cell office:value-type="float" office:value="-0.000000000002450452">
            <text:p>-2.450E-12</text:p>
          </table:table-cell>
          <table:table-cell office:value-type="float" office:value="-1.750857E-020">
            <text:p>-1.751E-2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17976">
            <text:p>1.618E-01</text:p>
          </table:table-cell>
          <table:table-cell office:value-type="float" office:value="0.0008204173">
            <text:p>8.204E-04</text:p>
          </table:table-cell>
          <table:table-cell office:value-type="float" office:value="0.0000000559311">
            <text:p>5.593E-08</text:p>
          </table:table-cell>
          <table:table-cell office:value-type="float" office:value="0.0000000005305444">
            <text:p>5.305E-10</text:p>
          </table:table-cell>
          <table:table-cell office:value-type="float" office:value="-2.061463E-018">
            <text:p>-2.061E-18</text:p>
          </table:table-cell>
          <table:table-cell office:value-type="float" office:value="-0.00000000001237758">
            <text:p>-1.238E-11</text:p>
          </table:table-cell>
          <table:table-cell office:value-type="float" office:value="-2.025564E-018">
            <text:p>-2.026E-1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17675">
            <text:p>1.618E-01</text:p>
          </table:table-cell>
          <table:table-cell office:value-type="float" office:value="0.000802116">
            <text:p>8.021E-04</text:p>
          </table:table-cell>
          <table:table-cell office:value-type="float" office:value="0.00000003997087">
            <text:p>3.997E-08</text:p>
          </table:table-cell>
          <table:table-cell office:value-type="float" office:value="0.0000000003486125">
            <text:p>3.486E-10</text:p>
          </table:table-cell>
          <table:table-cell office:value-type="float" office:value="-1.276154E-018">
            <text:p>-1.276E-18</text:p>
          </table:table-cell>
          <table:table-cell office:value-type="float" office:value="-0.000000000008862744">
            <text:p>-8.863E-12</text:p>
          </table:table-cell>
          <table:table-cell office:value-type="float" office:value="-2.547148E-019">
            <text:p>-2.547E-1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18242">
            <text:p>1.618E-01</text:p>
          </table:table-cell>
          <table:table-cell office:value-type="float" office:value="0.000837713">
            <text:p>8.377E-04</text:p>
          </table:table-cell>
          <table:table-cell office:value-type="float" office:value="0.00000003225947">
            <text:p>3.226E-08</text:p>
          </table:table-cell>
          <table:table-cell office:value-type="float" office:value="0.0000000002096775">
            <text:p>2.097E-10</text:p>
          </table:table-cell>
          <table:table-cell office:value-type="float" office:value="-4.53101E-019">
            <text:p>-4.531E-19</text:p>
          </table:table-cell>
          <table:table-cell office:value-type="float" office:value="-0.000000000004676548">
            <text:p>-4.677E-12</text:p>
          </table:table-cell>
          <table:table-cell office:value-type="float" office:value="-3.034471E-019">
            <text:p>-3.034E-1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17428">
            <text:p>1.617E-01</text:p>
          </table:table-cell>
          <table:table-cell office:value-type="float" office:value="0.0008115874">
            <text:p>8.116E-04</text:p>
          </table:table-cell>
          <table:table-cell office:value-type="float" office:value="0.00000006290045">
            <text:p>6.290E-08</text:p>
          </table:table-cell>
          <table:table-cell office:value-type="float" office:value="0.0000000003110611">
            <text:p>3.111E-10</text:p>
          </table:table-cell>
          <table:table-cell office:value-type="float" office:value="-1.105734E-018">
            <text:p>-1.106E-18</text:p>
          </table:table-cell>
          <table:table-cell office:value-type="float" office:value="-0.000000000006818919">
            <text:p>-6.819E-12</text:p>
          </table:table-cell>
          <table:table-cell office:value-type="float" office:value="-8.18857E-019">
            <text:p>-8.189E-1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1818">
            <text:p>1.618E-01</text:p>
          </table:table-cell>
          <table:table-cell office:value-type="float" office:value="0.0008228767">
            <text:p>8.229E-04</text:p>
          </table:table-cell>
          <table:table-cell office:value-type="float" office:value="0.00000003602751">
            <text:p>3.603E-08</text:p>
          </table:table-cell>
          <table:table-cell office:value-type="float" office:value="0.0000000003269284">
            <text:p>3.269E-10</text:p>
          </table:table-cell>
          <table:table-cell office:value-type="float" office:value="3.205476E-019">
            <text:p>3.205E-19</text:p>
          </table:table-cell>
          <table:table-cell office:value-type="float" office:value="-0.00000000000006031724">
            <text:p>-6.032E-14</text:p>
          </table:table-cell>
          <table:table-cell office:value-type="float" office:value="-1.075245E-018">
            <text:p>-1.075E-1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17252">
            <text:p>1.617E-01</text:p>
          </table:table-cell>
          <table:table-cell office:value-type="float" office:value="0.0008069349">
            <text:p>8.069E-04</text:p>
          </table:table-cell>
          <table:table-cell office:value-type="float" office:value="0.0000000378315">
            <text:p>3.783E-08</text:p>
          </table:table-cell>
          <table:table-cell office:value-type="float" office:value="0.0000000001284017">
            <text:p>1.284E-10</text:p>
          </table:table-cell>
          <table:table-cell office:value-type="float" office:value="-2.30198E-019">
            <text:p>-2.302E-19</text:p>
          </table:table-cell>
          <table:table-cell office:value-type="float" office:value="-0.000000000002630789">
            <text:p>-2.631E-12</text:p>
          </table:table-cell>
          <table:table-cell office:value-type="float" office:value="-1.646106E-019">
            <text:p>-1.646E-1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1785">
            <text:p>1.618E-01</text:p>
          </table:table-cell>
          <table:table-cell office:value-type="float" office:value="0.0008189601">
            <text:p>8.190E-04</text:p>
          </table:table-cell>
          <table:table-cell office:value-type="float" office:value="0.00000003601175">
            <text:p>3.601E-08</text:p>
          </table:table-cell>
          <table:table-cell office:value-type="float" office:value="0.0000000001684293">
            <text:p>1.684E-10</text:p>
          </table:table-cell>
          <table:table-cell office:value-type="float" office:value="-8.580194E-020">
            <text:p>-8.580E-20</text:p>
          </table:table-cell>
          <table:table-cell office:value-type="float" office:value="-0.000000000001715319">
            <text:p>-1.715E-12</text:p>
          </table:table-cell>
          <table:table-cell office:value-type="float" office:value="-4.058384E-019">
            <text:p>-4.058E-19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lipse_h1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1_result.L30" table:end-x="0.8673in" table:end-y="0.1252in" draw:z-index="0" draw:style-name="gr1" svg:width="10.6461in" svg:height="5.2614in" svg:x="0.0004in" svg:y="0in">
              <draw:object draw:notify-on-update-of-ranges="ellipse_5_30.B1:ellipse_5_30.B360 ellipse_25_60.B1:ellipse_25_60.B360 ellipse_28_92.B1:ellipse_28_92.B360 ellipse_60_50.B1:ellipse_60_50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ellipse_h2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2_result.L30" table:end-x="0.7591in" table:end-y="0.1665in" draw:z-index="0" draw:style-name="gr1" svg:width="10.5378in" svg:height="5.3028in" svg:x="0.0004in" svg:y="0in">
              <draw:object draw:notify-on-update-of-ranges="ellipse_5_30.C1:ellipse_5_30.C360 ellipse_25_60.C1:ellipse_25_60.C360 ellipse_28_92.C1:ellipse_28_92.C360 ellipse_60_50.C1:ellipse_60_50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ellipse_h3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3_result.L30" table:end-x="0.8783in" table:end-y="0.1665in" draw:z-index="0" draw:style-name="gr1" svg:width="10.6571in" svg:height="5.3028in" svg:x="0.0004in" svg:y="0in">
              <draw:object draw:notify-on-update-of-ranges="ellipse_5_30.D1:ellipse_5_30.D360 ellipse_25_60.D1:ellipse_25_60.D360 ellipse_28_92.D1:ellipse_28_92.D360 ellipse_60_50.D1:ellipse_60_50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ellipse_h4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4_result.L30" table:end-x="0.835in" table:end-y="0.1146in" draw:z-index="0" draw:style-name="gr1" svg:width="10.6138in" svg:height="5.2508in" svg:x="0.0004in" svg:y="0in">
              <draw:object draw:notify-on-update-of-ranges="ellipse_5_30.E1:ellipse_5_30.E360 ellipse_25_60.E1:ellipse_25_60.E360 ellipse_28_92.E1:ellipse_28_92.E360 ellipse_60_50.E1:ellipse_60_50.E36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ellipse_h5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5_result.L30" table:end-x="0.835in" table:end-y="0.115in" draw:z-index="0" draw:style-name="gr1" svg:width="10.6138in" svg:height="5.2508in" svg:x="0.0004in" svg:y="0.0004in">
              <draw:object draw:notify-on-update-of-ranges="ellipse_5_30.F1:ellipse_5_30.F360 ellipse_25_60.F1:ellipse_25_60.F360 ellipse_28_92.F1:ellipse_28_92.F360 ellipse_60_50.F1:ellipse_60_50.F3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ellipse_h6_reult" table:style-name="ta1" table:print="false">
        <table:table-column table:style-name="co5" table:default-cell-style-name="Default"/>
        <table:table-row table:style-name="ro1">
          <table:table-cell>
            <draw:frame table:end-cell-address="ellipse_h6_reult.L30" table:end-x="0.8567in" table:end-y="0.1354in" draw:z-index="0" draw:style-name="gr1" svg:width="10.6358in" svg:height="5.2717in" svg:x="0in" svg:y="0in">
              <draw:object draw:notify-on-update-of-ranges="ellipse_5_30.G1:ellipse_5_30.G360 ellipse_25_60.G1:ellipse_25_60.G360 ellipse_28_92.G1:ellipse_28_92.G360 ellipse_60_50.G1:ellipse_60_50.G36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ellipse_h7_result" table:style-name="ta1" table:print="false">
        <table:table-column table:style-name="co5" table:default-cell-style-name="Default"/>
        <table:table-row table:style-name="ro1">
          <table:table-cell>
            <draw:frame table:end-cell-address="ellipse_h7_result.L30" table:end-x="0.8571in" table:end-y="0.1354in" draw:z-index="0" draw:style-name="gr1" svg:width="10.6358in" svg:height="5.2717in" svg:x="0.0004in" svg:y="0in">
              <draw:object draw:notify-on-update-of-ranges="ellipse_5_30.H1:ellipse_5_30.H360 ellipse_25_60.H1:ellipse_25_60.H360 ellipse_28_92.H1:ellipse_28_92.H360 ellipse_60_50.H1:ellipse_60_50.H3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14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4T17:09:51</meta:creation-date>
    <dc:date>2011-08-05T14:04:04</dc:date>
    <dc:creator>Anol Paisal</dc:creator>
    <meta:editing-duration>PT00H35M36S</meta:editing-duration>
    <meta:editing-cycles>21</meta:editing-cycles>
    <meta:generator>OpenOffice.org/3.2$Linux OpenOffice.org_project/320m12$Build-9483</meta:generator>
    <meta:document-statistic meta:table-count="11" meta:cell-count="1152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42cm" svg:height="13.365cm" xlink:href=".." chart:class="chart:line" chart:style-name="ch1">
        <chart:title svg:x="12.859cm" svg:y="0.268cm" chart:style-name="ch2">
          <text:p>Ellipse</text:p>
        </chart:title>
        <chart:subtitle svg:x="11.047cm" svg:y="1.038cm" chart:style-name="ch3">
          <text:p>First Order of Hu's Moments</text:p>
        </chart:subtitle>
        <chart:legend chart:legend-position="end" svg:x="24.608cm" svg:y="5.838cm" chart:style-name="ch4"/>
        <chart:plot-area chart:style-name="ch5" table:cell-range-address="ellipse_5_30.B1:ellipse_5_30.B360 ellipse_25_60.B1:ellipse_25_60.B360 ellipse_28_92.B1:ellipse_28_92.B360 ellipse_60_50.B1:ellipse_60_50.B360" svg:x="0.879cm" svg:y="1.756cm" svg:width="23.19cm" svg:height="11.009cm">
          <chart:axis chart:dimension="x" chart:name="primary-x" chart:style-name="ch6">
            <chart:title svg:x="12.336cm" svg:y="12.46cm" chart:style-name="ch7">
              <text:p>Angle</text:p>
            </chart:title>
          </chart:axis>
          <chart:axis chart:dimension="y" chart:name="primary-y" chart:style-name="ch8">
            <chart:title svg:x="0.541cm" svg:y="7.742cm" chart:style-name="ch9">
              <text:p>Coefficient</text:p>
            </chart:title>
          </chart:axis>
          <chart:series chart:style-name="ch10" chart:values-cell-range-address="ellipse_5_30.B1:ellipse_5_30.B360" chart:class="chart:line">
            <chart:data-point chart:repeated="360"/>
          </chart:series>
          <chart:series chart:style-name="ch11" chart:values-cell-range-address="ellipse_25_60.B1:ellipse_25_60.B360" chart:class="chart:line">
            <chart:data-point chart:repeated="360"/>
          </chart:series>
          <chart:series chart:style-name="ch12" chart:values-cell-range-address="ellipse_28_92.B1:ellipse_28_92.B360" chart:class="chart:line">
            <chart:data-point chart:repeated="360"/>
          </chart:series>
          <chart:series chart:style-name="ch13" chart:values-cell-range-address="ellipse_60_50.B1:ellipse_60_50.B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40044">
                <text:p text:id="ellipse_5_30.B1:ellipse_5_30.B360">0.4840044</text:p>
              </table:table-cell>
              <table:table-cell office:value-type="float" office:value="0.225851">
                <text:p text:id="ellipse_25_60.B1:ellipse_25_60.B360">0.225851</text:p>
              </table:table-cell>
              <table:table-cell office:value-type="float" office:value="0.2787797">
                <text:p text:id="ellipse_28_92.B1:ellipse_28_92.B360">0.2787797</text:p>
              </table:table-cell>
              <table:table-cell office:value-type="float" office:value="0.1618025">
                <text:p text:id="ellipse_60_50.B1:ellipse_60_50.B360">0.1618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5072">
                <text:p>0.2225072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481">
                <text:p>0.161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40431">
                <text:p>0.2740431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7">
                <text:p>0.1617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4">
                <text:p>0.1617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5">
                <text:p>0.1618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1">
                <text:p>0.1617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30919">
                <text:p>0.2230919</text:p>
              </table:table-cell>
              <table:table-cell office:value-type="float" office:value="0.2748921">
                <text:p>0.2748921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981">
                <text:p>0.1617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49458">
                <text:p>0.2749458</text:p>
              </table:table-cell>
              <table:table-cell office:value-type="float" office:value="0.1617642">
                <text:p>0.1617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27">
                <text:p>0.2738527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8">
                <text:p>0.1617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8682">
                <text:p>0.2748682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2">
                <text:p>0.1617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152">
                <text:p>0.2237152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6">
                <text:p>0.1618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5">
                <text:p>0.2739655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87">
                <text:p>0.1617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2919">
                <text:p>0.2752919</text:p>
              </table:table-cell>
              <table:table-cell office:value-type="float" office:value="0.1618026">
                <text:p>0.1618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5">
                <text:p>0.1618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8">
                <text:p>0.1618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3">
                <text:p>0.1617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2">
                <text:p>0.1617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845">
                <text:p>0.1616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40786">
                <text:p>0.2740786</text:p>
              </table:table-cell>
              <table:table-cell office:value-type="float" office:value="0.1618579">
                <text:p>0.1618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7">
                <text:p>0.1617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5125">
                <text:p>0.2235125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4">
                <text:p>0.1617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49">
                <text:p>0.16186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6891">
                <text:p>0.2216891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7">
                <text:p>0.1616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5559">
                <text:p>0.435559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7937">
                <text:p>0.1617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67">
                <text:p>0.16184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5">
                <text:p>0.1616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72504">
                <text:p>0.3972504</text:p>
              </table:table-cell>
              <table:table-cell office:value-type="float" office:value="0.2221738">
                <text:p>0.2221738</text:p>
              </table:table-cell>
              <table:table-cell office:value-type="float" office:value="0.2741425">
                <text:p>0.2741425</text:p>
              </table:table-cell>
              <table:table-cell office:value-type="float" office:value="0.1616862">
                <text:p>0.1616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6">
                <text:p>0.16168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72">
                <text:p>0.1618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8013">
                <text:p>0.1618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81578">
                <text:p>0.4381578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17">
                <text:p>0.1617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6891">
                <text:p>0.2216891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6">
                <text:p>0.1616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52">
                <text:p>0.1618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5125">
                <text:p>0.2235125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6">
                <text:p>0.1617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6">
                <text:p>0.1617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4079">
                <text:p>0.274079</text:p>
              </table:table-cell>
              <table:table-cell office:value-type="float" office:value="0.1618583">
                <text:p>0.1618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643">
                <text:p>0.1616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1">
                <text:p>0.1617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6">
                <text:p>0.1617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9">
                <text:p>0.1618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4">
                <text:p>0.1618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2919">
                <text:p>0.2752919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87">
                <text:p>0.1617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2">
                <text:p>0.2739652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8">
                <text:p>0.1618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1">
                <text:p>0.16179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638">
                <text:p>0.2237638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1">
                <text:p>0.1617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1">
                <text:p>0.1617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7">
                <text:p>0.1617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7207">
                <text:p>0.2747207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31">
                <text:p>0.2738531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49458">
                <text:p>0.2749458</text:p>
              </table:table-cell>
              <table:table-cell office:value-type="float" office:value="0.1617641">
                <text:p>0.1617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809">
                <text:p>0.1617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28534">
                <text:p>0.2228534</text:p>
              </table:table-cell>
              <table:table-cell office:value-type="float" office:value="0.2748926">
                <text:p>0.2748926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2">
                <text:p>0.16173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4">
                <text:p>0.1618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6">
                <text:p>0.1617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8">
                <text:p>0.1617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40431">
                <text:p>0.2740431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6879">
                <text:p>0.2226879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481">
                <text:p>0.1617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40044">
                <text:p>0.4840044</text:p>
              </table:table-cell>
              <table:table-cell office:value-type="float" office:value="0.225851">
                <text:p>0.225851</text:p>
              </table:table-cell>
              <table:table-cell office:value-type="float" office:value="0.2787797">
                <text:p>0.2787797</text:p>
              </table:table-cell>
              <table:table-cell office:value-type="float" office:value="0.1618025">
                <text:p>0.1618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69">
                <text:p>0.22269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481">
                <text:p>0.1617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40431">
                <text:p>0.2740431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7">
                <text:p>0.16174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4">
                <text:p>0.1617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5">
                <text:p>0.1618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1">
                <text:p>0.1617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30919">
                <text:p>0.2230919</text:p>
              </table:table-cell>
              <table:table-cell office:value-type="float" office:value="0.2748921">
                <text:p>0.2748921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808">
                <text:p>0.16178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49458">
                <text:p>0.2749458</text:p>
              </table:table-cell>
              <table:table-cell office:value-type="float" office:value="0.1617642">
                <text:p>0.1617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27">
                <text:p>0.2738527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8">
                <text:p>0.1617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2">
                <text:p>0.16179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638">
                <text:p>0.2237638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6">
                <text:p>0.1618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5">
                <text:p>0.2739655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87">
                <text:p>0.16176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1744">
                <text:p>0.2751744</text:p>
              </table:table-cell>
              <table:table-cell office:value-type="float" office:value="0.1618026">
                <text:p>0.16180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5">
                <text:p>0.1618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8">
                <text:p>0.16184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3">
                <text:p>0.16173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2">
                <text:p>0.16174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641">
                <text:p>0.16166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39849">
                <text:p>0.2739849</text:p>
              </table:table-cell>
              <table:table-cell office:value-type="float" office:value="0.1618579">
                <text:p>0.16185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7">
                <text:p>0.16178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5125">
                <text:p>0.2235125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4">
                <text:p>0.1617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49">
                <text:p>0.1618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6891">
                <text:p>0.2216891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7">
                <text:p>0.16169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381578">
                <text:p>0.4381578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8017">
                <text:p>0.1618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67">
                <text:p>0.1618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5">
                <text:p>0.16168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972504">
                <text:p>0.3972504</text:p>
              </table:table-cell>
              <table:table-cell office:value-type="float" office:value="0.2221738">
                <text:p>0.2221738</text:p>
              </table:table-cell>
              <table:table-cell office:value-type="float" office:value="0.2741425">
                <text:p>0.2741425</text:p>
              </table:table-cell>
              <table:table-cell office:value-type="float" office:value="0.1616862">
                <text:p>0.1616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6">
                <text:p>0.16168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72">
                <text:p>0.1618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8013">
                <text:p>0.1618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81578">
                <text:p>0.4381578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17">
                <text:p>0.16175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6891">
                <text:p>0.2216891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6">
                <text:p>0.1616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52">
                <text:p>0.16186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5125">
                <text:p>0.2235125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6">
                <text:p>0.16175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6">
                <text:p>0.161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39849">
                <text:p>0.2739849</text:p>
              </table:table-cell>
              <table:table-cell office:value-type="float" office:value="0.1618583">
                <text:p>0.1618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845">
                <text:p>0.16168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1">
                <text:p>0.16174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6">
                <text:p>0.16173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9">
                <text:p>0.1618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4">
                <text:p>0.16181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2919">
                <text:p>0.2752919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12">
                <text:p>0.16176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2">
                <text:p>0.2739652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8">
                <text:p>0.16184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1">
                <text:p>0.1617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152">
                <text:p>0.2237152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1">
                <text:p>0.16179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1">
                <text:p>0.1617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9219">
                <text:p>0.2749219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7">
                <text:p>0.16175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9081">
                <text:p>0.2749081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31">
                <text:p>0.2738531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49458">
                <text:p>0.2749458</text:p>
              </table:table-cell>
              <table:table-cell office:value-type="float" office:value="0.1617641">
                <text:p>0.16176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982">
                <text:p>0.16179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30919">
                <text:p>0.2230919</text:p>
              </table:table-cell>
              <table:table-cell office:value-type="float" office:value="0.2748926">
                <text:p>0.2748926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2">
                <text:p>0.16173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4">
                <text:p>0.16183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6">
                <text:p>0.1617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8">
                <text:p>0.1617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3915">
                <text:p>0.273915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6879">
                <text:p>0.2226879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481">
                <text:p>0.16174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840044">
                <text:p>0.4840044</text:p>
              </table:table-cell>
              <table:table-cell office:value-type="float" office:value="0.225851">
                <text:p>0.225851</text:p>
              </table:table-cell>
              <table:table-cell office:value-type="float" office:value="0.2787797">
                <text:p>0.2787797</text:p>
              </table:table-cell>
              <table:table-cell office:value-type="float" office:value="0.1618025">
                <text:p>0.16180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69">
                <text:p>0.22269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252">
                <text:p>0.16172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39154">
                <text:p>0.2739154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7">
                <text:p>0.1617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4">
                <text:p>0.16179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5">
                <text:p>0.16183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1">
                <text:p>0.16173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30919">
                <text:p>0.2230919</text:p>
              </table:table-cell>
              <table:table-cell office:value-type="float" office:value="0.2748921">
                <text:p>0.2748921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808">
                <text:p>0.16178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50449">
                <text:p>0.2750449</text:p>
              </table:table-cell>
              <table:table-cell office:value-type="float" office:value="0.1617642">
                <text:p>0.16176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27">
                <text:p>0.2738527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908">
                <text:p>0.274908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8">
                <text:p>0.1617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9945">
                <text:p>0.2749945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2">
                <text:p>0.16179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152">
                <text:p>0.2237152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6">
                <text:p>0.16184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5">
                <text:p>0.2739655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14">
                <text:p>0.1617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2919">
                <text:p>0.2752919</text:p>
              </table:table-cell>
              <table:table-cell office:value-type="float" office:value="0.1618026">
                <text:p>0.1618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5">
                <text:p>0.1618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8">
                <text:p>0.16184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3">
                <text:p>0.16173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2">
                <text:p>0.1617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845">
                <text:p>0.16168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39849">
                <text:p>0.2739849</text:p>
              </table:table-cell>
              <table:table-cell office:value-type="float" office:value="0.1618579">
                <text:p>0.16185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7">
                <text:p>0.16178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6057">
                <text:p>0.2236057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4">
                <text:p>0.1617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49">
                <text:p>0.16186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6891">
                <text:p>0.2216891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7">
                <text:p>0.16169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381578">
                <text:p>0.4381578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7937">
                <text:p>0.1617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67">
                <text:p>0.16184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5">
                <text:p>0.16168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972504">
                <text:p>0.3972504</text:p>
              </table:table-cell>
              <table:table-cell office:value-type="float" office:value="0.2221738">
                <text:p>0.2221738</text:p>
              </table:table-cell>
              <table:table-cell office:value-type="float" office:value="0.2741425">
                <text:p>0.2741425</text:p>
              </table:table-cell>
              <table:table-cell office:value-type="float" office:value="0.1616862">
                <text:p>0.16168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6">
                <text:p>0.16168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72">
                <text:p>0.16184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8013">
                <text:p>0.16180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381578">
                <text:p>0.4381578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17">
                <text:p>0.16175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7532">
                <text:p>0.2217532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6">
                <text:p>0.16169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52">
                <text:p>0.16186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5125">
                <text:p>0.2235125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6">
                <text:p>0.1617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6">
                <text:p>0.16178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39849">
                <text:p>0.2739849</text:p>
              </table:table-cell>
              <table:table-cell office:value-type="float" office:value="0.1618583">
                <text:p>0.16185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845">
                <text:p>0.16168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1">
                <text:p>0.16174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6">
                <text:p>0.1617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9">
                <text:p>0.16184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4">
                <text:p>0.16181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2919">
                <text:p>0.2752919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14">
                <text:p>0.16176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2">
                <text:p>0.2739652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8">
                <text:p>0.16184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1">
                <text:p>0.1617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152">
                <text:p>0.2237152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1">
                <text:p>0.16179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1">
                <text:p>0.16179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7">
                <text:p>0.16175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9081">
                <text:p>0.2749081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31">
                <text:p>0.2738531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50449">
                <text:p>0.2750449</text:p>
              </table:table-cell>
              <table:table-cell office:value-type="float" office:value="0.1617641">
                <text:p>0.16176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809">
                <text:p>0.16178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30919">
                <text:p>0.2230919</text:p>
              </table:table-cell>
              <table:table-cell office:value-type="float" office:value="0.2748926">
                <text:p>0.2748926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2">
                <text:p>0.16173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4">
                <text:p>0.16183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6">
                <text:p>0.16179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8">
                <text:p>0.16174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40431">
                <text:p>0.2740431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6879">
                <text:p>0.2226879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481">
                <text:p>0.16174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840044">
                <text:p>0.4840044</text:p>
              </table:table-cell>
              <table:table-cell office:value-type="float" office:value="0.225851">
                <text:p>0.225851</text:p>
              </table:table-cell>
              <table:table-cell office:value-type="float" office:value="0.2787797">
                <text:p>0.2787797</text:p>
              </table:table-cell>
              <table:table-cell office:value-type="float" office:value="0.1618025">
                <text:p>0.16180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69">
                <text:p>0.22269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481">
                <text:p>0.16174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40431">
                <text:p>0.2740431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7">
                <text:p>0.16174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4">
                <text:p>0.16179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5">
                <text:p>0.1618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1">
                <text:p>0.16173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28532">
                <text:p>0.2228532</text:p>
              </table:table-cell>
              <table:table-cell office:value-type="float" office:value="0.2748921">
                <text:p>0.2748921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808">
                <text:p>0.16178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50449">
                <text:p>0.2750449</text:p>
              </table:table-cell>
              <table:table-cell office:value-type="float" office:value="0.1617642">
                <text:p>0.16176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27">
                <text:p>0.2738527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7207">
                <text:p>0.2747207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8">
                <text:p>0.16175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">
                <text:p>0.1617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2">
                <text:p>0.16179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152">
                <text:p>0.2237152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6">
                <text:p>0.16184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5">
                <text:p>0.2739655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15">
                <text:p>0.16176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1744">
                <text:p>0.2751744</text:p>
              </table:table-cell>
              <table:table-cell office:value-type="float" office:value="0.1618026">
                <text:p>0.16180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5">
                <text:p>0.16181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8">
                <text:p>0.16184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3">
                <text:p>0.16173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2">
                <text:p>0.16174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845">
                <text:p>0.16168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40786">
                <text:p>0.2740786</text:p>
              </table:table-cell>
              <table:table-cell office:value-type="float" office:value="0.1618579">
                <text:p>0.16185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7">
                <text:p>0.16178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5125">
                <text:p>0.2235125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4">
                <text:p>0.16175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49">
                <text:p>0.16186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7532">
                <text:p>0.2217532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7">
                <text:p>0.16169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381578">
                <text:p>0.4381578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2">
                <text:p>0.1617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7937">
                <text:p>0.16179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67">
                <text:p>0.16184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5">
                <text:p>0.16168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972504">
                <text:p>0.3972504</text:p>
              </table:table-cell>
              <table:table-cell office:value-type="float" office:value="0.2221738">
                <text:p>0.2221738</text:p>
              </table:table-cell>
              <table:table-cell office:value-type="float" office:value="0.2741425">
                <text:p>0.2741425</text:p>
              </table:table-cell>
              <table:table-cell office:value-type="float" office:value="0.1616862">
                <text:p>0.16168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088816">
                <text:p>0.4088816</text:p>
              </table:table-cell>
              <table:table-cell office:value-type="float" office:value="0.2212055">
                <text:p>0.2212055</text:p>
              </table:table-cell>
              <table:table-cell office:value-type="float" office:value="0.2729382">
                <text:p>0.2729382</text:p>
              </table:table-cell>
              <table:table-cell office:value-type="float" office:value="0.1616886">
                <text:p>0.16168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327485">
                <text:p>0.4327485</text:p>
              </table:table-cell>
              <table:table-cell office:value-type="float" office:value="0.2221938">
                <text:p>0.2221938</text:p>
              </table:table-cell>
              <table:table-cell office:value-type="float" office:value="0.2746728">
                <text:p>0.2746728</text:p>
              </table:table-cell>
              <table:table-cell office:value-type="float" office:value="0.1618472">
                <text:p>0.16184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5629">
                <text:p>0.435629</text:p>
              </table:table-cell>
              <table:table-cell office:value-type="float" office:value="0.2226544">
                <text:p>0.2226544</text:p>
              </table:table-cell>
              <table:table-cell office:value-type="float" office:value="0.2750333">
                <text:p>0.2750333</text:p>
              </table:table-cell>
              <table:table-cell office:value-type="float" office:value="0.1618013">
                <text:p>0.16180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35559">
                <text:p>0.435559</text:p>
              </table:table-cell>
              <table:table-cell office:value-type="float" office:value="0.2227187">
                <text:p>0.2227187</text:p>
              </table:table-cell>
              <table:table-cell office:value-type="float" office:value="0.2749411">
                <text:p>0.2749411</text:p>
              </table:table-cell>
              <table:table-cell office:value-type="float" office:value="0.1617517">
                <text:p>0.16175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251252">
                <text:p>0.4251252</text:p>
              </table:table-cell>
              <table:table-cell office:value-type="float" office:value="0.2216891">
                <text:p>0.2216891</text:p>
              </table:table-cell>
              <table:table-cell office:value-type="float" office:value="0.2750089">
                <text:p>0.2750089</text:p>
              </table:table-cell>
              <table:table-cell office:value-type="float" office:value="0.1616906">
                <text:p>0.16169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261524">
                <text:p>0.4261524</text:p>
              </table:table-cell>
              <table:table-cell office:value-type="float" office:value="0.222712">
                <text:p>0.222712</text:p>
              </table:table-cell>
              <table:table-cell office:value-type="float" office:value="0.2749277">
                <text:p>0.2749277</text:p>
              </table:table-cell>
              <table:table-cell office:value-type="float" office:value="0.1617371">
                <text:p>0.16173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3079">
                <text:p>0.223079</text:p>
              </table:table-cell>
              <table:table-cell office:value-type="float" office:value="0.2744441">
                <text:p>0.2744441</text:p>
              </table:table-cell>
              <table:table-cell office:value-type="float" office:value="0.1618652">
                <text:p>0.1618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528191">
                <text:p>0.4528191</text:p>
              </table:table-cell>
              <table:table-cell office:value-type="float" office:value="0.2236057">
                <text:p>0.2236057</text:p>
              </table:table-cell>
              <table:table-cell office:value-type="float" office:value="0.2738782">
                <text:p>0.2738782</text:p>
              </table:table-cell>
              <table:table-cell office:value-type="float" office:value="0.1617506">
                <text:p>0.16175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14246">
                <text:p>0.4314246</text:p>
              </table:table-cell>
              <table:table-cell office:value-type="float" office:value="0.2233357">
                <text:p>0.2233357</text:p>
              </table:table-cell>
              <table:table-cell office:value-type="float" office:value="0.2746995">
                <text:p>0.2746995</text:p>
              </table:table-cell>
              <table:table-cell office:value-type="float" office:value="0.1617836">
                <text:p>0.16178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375363">
                <text:p>0.4375363</text:p>
              </table:table-cell>
              <table:table-cell office:value-type="float" office:value="0.2219943">
                <text:p>0.2219943</text:p>
              </table:table-cell>
              <table:table-cell office:value-type="float" office:value="0.2752822">
                <text:p>0.2752822</text:p>
              </table:table-cell>
              <table:table-cell office:value-type="float" office:value="0.1617852">
                <text:p>0.1617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9055">
                <text:p>0.2239055</text:p>
              </table:table-cell>
              <table:table-cell office:value-type="float" office:value="0.274079">
                <text:p>0.274079</text:p>
              </table:table-cell>
              <table:table-cell office:value-type="float" office:value="0.1618583">
                <text:p>0.16185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52254">
                <text:p>0.4352254</text:p>
              </table:table-cell>
              <table:table-cell office:value-type="float" office:value="0.2243152">
                <text:p>0.2243152</text:p>
              </table:table-cell>
              <table:table-cell office:value-type="float" office:value="0.2747387">
                <text:p>0.2747387</text:p>
              </table:table-cell>
              <table:table-cell office:value-type="float" office:value="0.1616845">
                <text:p>0.16168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326437">
                <text:p>0.4326437</text:p>
              </table:table-cell>
              <table:table-cell office:value-type="float" office:value="0.2230388">
                <text:p>0.2230388</text:p>
              </table:table-cell>
              <table:table-cell office:value-type="float" office:value="0.2752522">
                <text:p>0.2752522</text:p>
              </table:table-cell>
              <table:table-cell office:value-type="float" office:value="0.1617491">
                <text:p>0.16174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238947">
                <text:p>0.4238947</text:p>
              </table:table-cell>
              <table:table-cell office:value-type="float" office:value="0.2237925">
                <text:p>0.2237925</text:p>
              </table:table-cell>
              <table:table-cell office:value-type="float" office:value="0.2745932">
                <text:p>0.2745932</text:p>
              </table:table-cell>
              <table:table-cell office:value-type="float" office:value="0.1617376">
                <text:p>0.1617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353688">
                <text:p>0.4353688</text:p>
              </table:table-cell>
              <table:table-cell office:value-type="float" office:value="0.2241258">
                <text:p>0.2241258</text:p>
              </table:table-cell>
              <table:table-cell office:value-type="float" office:value="0.2740652">
                <text:p>0.2740652</text:p>
              </table:table-cell>
              <table:table-cell office:value-type="float" office:value="0.1618499">
                <text:p>0.16184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33719">
                <text:p>0.433719</text:p>
              </table:table-cell>
              <table:table-cell office:value-type="float" office:value="0.2243752">
                <text:p>0.2243752</text:p>
              </table:table-cell>
              <table:table-cell office:value-type="float" office:value="0.2743417">
                <text:p>0.2743417</text:p>
              </table:table-cell>
              <table:table-cell office:value-type="float" office:value="0.1618114">
                <text:p>0.16181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33074">
                <text:p>0.433074</text:p>
              </table:table-cell>
              <table:table-cell office:value-type="float" office:value="0.2232552">
                <text:p>0.2232552</text:p>
              </table:table-cell>
              <table:table-cell office:value-type="float" office:value="0.2735412">
                <text:p>0.2735412</text:p>
              </table:table-cell>
              <table:table-cell office:value-type="float" office:value="0.1617824">
                <text:p>0.1617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08009">
                <text:p>0.4408009</text:p>
              </table:table-cell>
              <table:table-cell office:value-type="float" office:value="0.2229208">
                <text:p>0.2229208</text:p>
              </table:table-cell>
              <table:table-cell office:value-type="float" office:value="0.2752919">
                <text:p>0.2752919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47514">
                <text:p>0.447514</text:p>
              </table:table-cell>
              <table:table-cell office:value-type="float" office:value="0.2231033">
                <text:p>0.2231033</text:p>
              </table:table-cell>
              <table:table-cell office:value-type="float" office:value="0.2756408">
                <text:p>0.2756408</text:p>
              </table:table-cell>
              <table:table-cell office:value-type="float" office:value="0.1617687">
                <text:p>0.16176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312874">
                <text:p>0.4312874</text:p>
              </table:table-cell>
              <table:table-cell office:value-type="float" office:value="0.2236135">
                <text:p>0.2236135</text:p>
              </table:table-cell>
              <table:table-cell office:value-type="float" office:value="0.2739652">
                <text:p>0.2739652</text:p>
              </table:table-cell>
              <table:table-cell office:value-type="float" office:value="0.1617352">
                <text:p>0.16173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302772">
                <text:p>0.4302772</text:p>
              </table:table-cell>
              <table:table-cell office:value-type="float" office:value="0.2233823">
                <text:p>0.2233823</text:p>
              </table:table-cell>
              <table:table-cell office:value-type="float" office:value="0.274749">
                <text:p>0.274749</text:p>
              </table:table-cell>
              <table:table-cell office:value-type="float" office:value="0.1618428">
                <text:p>0.16184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41321">
                <text:p>0.441321</text:p>
              </table:table-cell>
              <table:table-cell office:value-type="float" office:value="0.2227762">
                <text:p>0.2227762</text:p>
              </table:table-cell>
              <table:table-cell office:value-type="float" office:value="0.2739647">
                <text:p>0.2739647</text:p>
              </table:table-cell>
              <table:table-cell office:value-type="float" office:value="0.1617971">
                <text:p>0.16179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257554">
                <text:p>0.4257554</text:p>
              </table:table-cell>
              <table:table-cell office:value-type="float" office:value="0.2237152">
                <text:p>0.2237152</text:p>
              </table:table-cell>
              <table:table-cell office:value-type="float" office:value="0.2746696">
                <text:p>0.2746696</text:p>
              </table:table-cell>
              <table:table-cell office:value-type="float" office:value="0.1617794">
                <text:p>0.16177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37539">
                <text:p>0.437539</text:p>
              </table:table-cell>
              <table:table-cell office:value-type="float" office:value="0.2236906">
                <text:p>0.2236906</text:p>
              </table:table-cell>
              <table:table-cell office:value-type="float" office:value="0.2745822">
                <text:p>0.2745822</text:p>
              </table:table-cell>
              <table:table-cell office:value-type="float" office:value="0.1617911">
                <text:p>0.16179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40317">
                <text:p>0.440317</text:p>
              </table:table-cell>
              <table:table-cell office:value-type="float" office:value="0.2230268">
                <text:p>0.2230268</text:p>
              </table:table-cell>
              <table:table-cell office:value-type="float" office:value="0.2745663">
                <text:p>0.2745663</text:p>
              </table:table-cell>
              <table:table-cell office:value-type="float" office:value="0.1617951">
                <text:p>0.1617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238017">
                <text:p>0.4238017</text:p>
              </table:table-cell>
              <table:table-cell office:value-type="float" office:value="0.2223773">
                <text:p>0.2223773</text:p>
              </table:table-cell>
              <table:table-cell office:value-type="float" office:value="0.274942">
                <text:p>0.274942</text:p>
              </table:table-cell>
              <table:table-cell office:value-type="float" office:value="0.1616375">
                <text:p>0.1616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286995">
                <text:p>0.4286995</text:p>
              </table:table-cell>
              <table:table-cell office:value-type="float" office:value="0.2221963">
                <text:p>0.2221963</text:p>
              </table:table-cell>
              <table:table-cell office:value-type="float" office:value="0.2748207">
                <text:p>0.2748207</text:p>
              </table:table-cell>
              <table:table-cell office:value-type="float" office:value="0.1617597">
                <text:p>0.16175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55122">
                <text:p>0.4355122</text:p>
              </table:table-cell>
              <table:table-cell office:value-type="float" office:value="0.2233897">
                <text:p>0.2233897</text:p>
              </table:table-cell>
              <table:table-cell office:value-type="float" office:value="0.2749081">
                <text:p>0.2749081</text:p>
              </table:table-cell>
              <table:table-cell office:value-type="float" office:value="0.1617799">
                <text:p>0.16177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84206">
                <text:p>0.4384206</text:p>
              </table:table-cell>
              <table:table-cell office:value-type="float" office:value="0.2228682">
                <text:p>0.2228682</text:p>
              </table:table-cell>
              <table:table-cell office:value-type="float" office:value="0.2738531">
                <text:p>0.2738531</text:p>
              </table:table-cell>
              <table:table-cell office:value-type="float" office:value="0.1618274">
                <text:p>0.16182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343468">
                <text:p>0.4343468</text:p>
              </table:table-cell>
              <table:table-cell office:value-type="float" office:value="0.2231513">
                <text:p>0.2231513</text:p>
              </table:table-cell>
              <table:table-cell office:value-type="float" office:value="0.2742979">
                <text:p>0.2742979</text:p>
              </table:table-cell>
              <table:table-cell office:value-type="float" office:value="0.1618273">
                <text:p>0.1618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246093">
                <text:p>0.4246093</text:p>
              </table:table-cell>
              <table:table-cell office:value-type="float" office:value="0.2230558">
                <text:p>0.2230558</text:p>
              </table:table-cell>
              <table:table-cell office:value-type="float" office:value="0.2750449">
                <text:p>0.2750449</text:p>
              </table:table-cell>
              <table:table-cell office:value-type="float" office:value="0.1617641">
                <text:p>0.16176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365879">
                <text:p>0.4365879</text:p>
              </table:table-cell>
              <table:table-cell office:value-type="float" office:value="0.2226715">
                <text:p>0.2226715</text:p>
              </table:table-cell>
              <table:table-cell office:value-type="float" office:value="0.2743272">
                <text:p>0.2743272</text:p>
              </table:table-cell>
              <table:table-cell office:value-type="float" office:value="0.1617809">
                <text:p>0.1617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350819">
                <text:p>0.4350819</text:p>
              </table:table-cell>
              <table:table-cell office:value-type="float" office:value="0.2230919">
                <text:p>0.2230919</text:p>
              </table:table-cell>
              <table:table-cell office:value-type="float" office:value="0.2748926">
                <text:p>0.2748926</text:p>
              </table:table-cell>
              <table:table-cell office:value-type="float" office:value="0.1617725">
                <text:p>0.16177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24705">
                <text:p>0.424705</text:p>
              </table:table-cell>
              <table:table-cell office:value-type="float" office:value="0.2228462">
                <text:p>0.2228462</text:p>
              </table:table-cell>
              <table:table-cell office:value-type="float" office:value="0.2746232">
                <text:p>0.2746232</text:p>
              </table:table-cell>
              <table:table-cell office:value-type="float" office:value="0.1618229">
                <text:p>0.16182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09226">
                <text:p>0.4309226</text:p>
              </table:table-cell>
              <table:table-cell office:value-type="float" office:value="0.2226274">
                <text:p>0.2226274</text:p>
              </table:table-cell>
              <table:table-cell office:value-type="float" office:value="0.2738156">
                <text:p>0.2738156</text:p>
              </table:table-cell>
              <table:table-cell office:value-type="float" office:value="0.1617332">
                <text:p>0.16173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289146">
                <text:p>0.4289146</text:p>
              </table:table-cell>
              <table:table-cell office:value-type="float" office:value="0.2236635">
                <text:p>0.2236635</text:p>
              </table:table-cell>
              <table:table-cell office:value-type="float" office:value="0.2743792">
                <text:p>0.2743792</text:p>
              </table:table-cell>
              <table:table-cell office:value-type="float" office:value="0.1618233">
                <text:p>0.16182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195409">
                <text:p>0.4195409</text:p>
              </table:table-cell>
              <table:table-cell office:value-type="float" office:value="0.2232332">
                <text:p>0.2232332</text:p>
              </table:table-cell>
              <table:table-cell office:value-type="float" office:value="0.2751554">
                <text:p>0.2751554</text:p>
              </table:table-cell>
              <table:table-cell office:value-type="float" office:value="0.1618304">
                <text:p>0.16183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242533">
                <text:p>0.4242533</text:p>
              </table:table-cell>
              <table:table-cell office:value-type="float" office:value="0.2229021">
                <text:p>0.2229021</text:p>
              </table:table-cell>
              <table:table-cell office:value-type="float" office:value="0.2742065">
                <text:p>0.2742065</text:p>
              </table:table-cell>
              <table:table-cell office:value-type="float" office:value="0.1617976">
                <text:p>0.16179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33927">
                <text:p>0.4233927</text:p>
              </table:table-cell>
              <table:table-cell office:value-type="float" office:value="0.2230364">
                <text:p>0.2230364</text:p>
              </table:table-cell>
              <table:table-cell office:value-type="float" office:value="0.2744631">
                <text:p>0.2744631</text:p>
              </table:table-cell>
              <table:table-cell office:value-type="float" office:value="0.1617675">
                <text:p>0.16176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31809">
                <text:p>0.431809</text:p>
              </table:table-cell>
              <table:table-cell office:value-type="float" office:value="0.2237378">
                <text:p>0.2237378</text:p>
              </table:table-cell>
              <table:table-cell office:value-type="float" office:value="0.2743089">
                <text:p>0.2743089</text:p>
              </table:table-cell>
              <table:table-cell office:value-type="float" office:value="0.1618242">
                <text:p>0.16182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300459">
                <text:p>0.4300459</text:p>
              </table:table-cell>
              <table:table-cell office:value-type="float" office:value="0.2224403">
                <text:p>0.2224403</text:p>
              </table:table-cell>
              <table:table-cell office:value-type="float" office:value="0.27513">
                <text:p>0.27513</text:p>
              </table:table-cell>
              <table:table-cell office:value-type="float" office:value="0.1617428">
                <text:p>0.16174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379504">
                <text:p>0.4379504</text:p>
              </table:table-cell>
              <table:table-cell office:value-type="float" office:value="0.2226481">
                <text:p>0.2226481</text:p>
              </table:table-cell>
              <table:table-cell office:value-type="float" office:value="0.2740431">
                <text:p>0.2740431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5072">
                <text:p>0.2225072</text:p>
              </table:table-cell>
              <table:table-cell office:value-type="float" office:value="0.2745348">
                <text:p>0.2745348</text:p>
              </table:table-cell>
              <table:table-cell office:value-type="float" office:value="0.1617252">
                <text:p>0.16172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298255">
                <text:p>0.4298255</text:p>
              </table:table-cell>
              <table:table-cell office:value-type="float" office:value="0.222856">
                <text:p>0.222856</text:p>
              </table:table-cell>
              <table:table-cell office:value-type="float" office:value="0.2743388">
                <text:p>0.2743388</text:p>
              </table:table-cell>
              <table:table-cell office:value-type="float" office:value="0.161785">
                <text:p>0.161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67cm" svg:height="13.47cm" xlink:href=".." chart:class="chart:line" chart:style-name="ch1">
        <chart:title svg:x="12.721cm" svg:y="0.27cm" chart:style-name="ch2">
          <text:p>Ellipse</text:p>
        </chart:title>
        <chart:subtitle svg:x="10.631cm" svg:y="1.042cm" chart:style-name="ch3">
          <text:p>Second Order of Hu's Moments</text:p>
        </chart:subtitle>
        <chart:legend chart:legend-position="end" svg:x="24.312cm" svg:y="5.891cm" chart:style-name="ch4"/>
        <chart:plot-area chart:style-name="ch5" table:cell-range-address="ellipse_5_30.C1:ellipse_5_30.C360 ellipse_25_60.C1:ellipse_25_60.C360 ellipse_28_92.C1:ellipse_28_92.C360 ellipse_60_50.C1:ellipse_60_50.C360" svg:x="0.869cm" svg:y="1.762cm" svg:width="22.909cm" svg:height="11.102cm">
          <chart:axis chart:dimension="x" chart:name="primary-x" chart:style-name="ch6">
            <chart:title svg:x="12.185cm" svg:y="12.561cm" chart:style-name="ch7">
              <text:p>Angle</text:p>
            </chart:title>
          </chart:axis>
          <chart:axis chart:dimension="y" chart:name="primary-y" chart:style-name="ch8">
            <chart:title svg:x="0.536cm" svg:y="7.795cm" chart:style-name="ch9">
              <text:p>Coefficient</text:p>
            </chart:title>
          </chart:axis>
          <chart:series chart:style-name="ch10" chart:values-cell-range-address="ellipse_5_30.C1:ellipse_5_30.C360" chart:class="chart:line">
            <chart:data-point chart:repeated="360"/>
          </chart:series>
          <chart:series chart:style-name="ch11" chart:values-cell-range-address="ellipse_25_60.C1:ellipse_25_60.C360" chart:class="chart:line">
            <chart:data-point chart:repeated="360"/>
          </chart:series>
          <chart:series chart:style-name="ch12" chart:values-cell-range-address="ellipse_28_92.C1:ellipse_28_92.C360" chart:class="chart:line">
            <chart:data-point chart:repeated="360"/>
          </chart:series>
          <chart:series chart:style-name="ch13" chart:values-cell-range-address="ellipse_60_50.C1:ellipse_60_50.C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94578">
                <text:p text:id="ellipse_5_30.C1:ellipse_5_30.C360">0.2094578</text:p>
              </table:table-cell>
              <table:table-cell office:value-type="float" office:value="0.02568363">
                <text:p text:id="ellipse_25_60.C1:ellipse_25_60.C360">0.02568363</text:p>
              </table:table-cell>
              <table:table-cell office:value-type="float" office:value="0.05239178">
                <text:p text:id="ellipse_28_92.C1:ellipse_28_92.C360">0.05239178</text:p>
              </table:table-cell>
              <table:table-cell office:value-type="float" office:value="0.0008462208">
                <text:p text:id="ellipse_60_50.C1:ellipse_60_50.C360">0.00084622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6">
                <text:p>0.0008189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12923">
                <text:p>0.02412923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141316">
                <text:p>0.0008141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73565">
                <text:p>0.04973565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26">
                <text:p>0.0008115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1">
                <text:p>0.0008377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59">
                <text:p>0.0008021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298">
                <text:p>0.0008204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743">
                <text:p>0.0008402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6">
                <text:p>0.0008305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058">
                <text:p>0.0008124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67">
                <text:p>0.0008330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39846">
                <text:p>0.02439846</text:p>
              </table:table-cell>
              <table:table-cell office:value-type="float" office:value="0.05020695">
                <text:p>0.05020695</text:p>
              </table:table-cell>
              <table:table-cell office:value-type="float" office:value="0.0008144072">
                <text:p>0.0008144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62433">
                <text:p>0.000826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3561">
                <text:p>0.05023561</text:p>
              </table:table-cell>
              <table:table-cell office:value-type="float" office:value="0.000819524">
                <text:p>0.000819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6">
                <text:p>0.0008322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28">
                <text:p>0.04962428</text:p>
              </table:table-cell>
              <table:table-cell office:value-type="float" office:value="0.0008353875">
                <text:p>0.0008353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20449">
                <text:p>0.05020449</text:p>
              </table:table-cell>
              <table:table-cell office:value-type="float" office:value="0.0008290952">
                <text:p>0.0008290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6">
                <text:p>0.000810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18045">
                <text:p>0.05018045</text:p>
              </table:table-cell>
              <table:table-cell office:value-type="float" office:value="0.0007824199">
                <text:p>0.0007824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18">
                <text:p>0.0008280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99">
                <text:p>0.0008203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6434">
                <text:p>0.02466434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3">
                <text:p>0.0008150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858">
                <text:p>0.0008241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68">
                <text:p>0.04969268</text:p>
              </table:table-cell>
              <table:table-cell office:value-type="float" office:value="0.0008052394">
                <text:p>0.0008052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88787">
                <text:p>0.0008188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42111">
                <text:p>0.05042111</text:p>
              </table:table-cell>
              <table:table-cell office:value-type="float" office:value="0.0008203243">
                <text:p>0.00082032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7">
                <text:p>0.0008268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108">
                <text:p>0.0008328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19">
                <text:p>0.0008441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1031">
                <text:p>0.0008001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54">
                <text:p>0.0008152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945129">
                <text:p>0.0007945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73821">
                <text:p>0.04973821</text:p>
              </table:table-cell>
              <table:table-cell office:value-type="float" office:value="0.0008402085">
                <text:p>0.0008402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4">
                <text:p>0.0008267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629">
                <text:p>0.00082446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59102">
                <text:p>0.02459102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4">
                <text:p>0.000814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246">
                <text:p>0.0008530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72">
                <text:p>0.0008086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78297">
                <text:p>0.02378297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285">
                <text:p>0.0007903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31666">
                <text:p>0.1631666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874">
                <text:p>0.00079908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56337">
                <text:p>0.0008156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081">
                <text:p>0.0008427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787">
                <text:p>0.0008000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23038">
                <text:p>0.1323038</text:p>
              </table:table-cell>
              <table:table-cell office:value-type="float" office:value="0.02399346">
                <text:p>0.02399346</text:p>
              </table:table-cell>
              <table:table-cell office:value-type="float" office:value="0.04976848">
                <text:p>0.04976848</text:p>
              </table:table-cell>
              <table:table-cell office:value-type="float" office:value="0.0008043819">
                <text:p>0.000804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835">
                <text:p>0.0008000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101">
                <text:p>0.0008427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95132">
                <text:p>0.0008195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4649">
                <text:p>0.1654649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999">
                <text:p>0.0007990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78297">
                <text:p>0.02378297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332">
                <text:p>0.0007903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81">
                <text:p>0.0008086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038">
                <text:p>0.0008530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59102">
                <text:p>0.02459102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04">
                <text:p>0.0008142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589">
                <text:p>0.0008244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5">
                <text:p>0.0008267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73841">
                <text:p>0.04973841</text:p>
              </table:table-cell>
              <table:table-cell office:value-type="float" office:value="0.0008402001">
                <text:p>0.0008402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892064">
                <text:p>0.0007892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02">
                <text:p>0.0008152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0662">
                <text:p>0.0008000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24">
                <text:p>0.0008441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062">
                <text:p>0.0008328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4">
                <text:p>0.0008268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42111">
                <text:p>0.05042111</text:p>
              </table:table-cell>
              <table:table-cell office:value-type="float" office:value="0.0008203139">
                <text:p>0.0008203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88785">
                <text:p>0.0008188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56">
                <text:p>0.04969256</text:p>
              </table:table-cell>
              <table:table-cell office:value-type="float" office:value="0.0008052391">
                <text:p>0.0008052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908">
                <text:p>0.0008241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8329">
                <text:p>0.02468329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6">
                <text:p>0.0008150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56">
                <text:p>0.000820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67">
                <text:p>0.00082809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21981">
                <text:p>0.05021981</text:p>
              </table:table-cell>
              <table:table-cell office:value-type="float" office:value="0.0007824203">
                <text:p>0.0007824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09">
                <text:p>0.0008104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10119">
                <text:p>0.05010119</text:p>
              </table:table-cell>
              <table:table-cell office:value-type="float" office:value="0.0008290953">
                <text:p>0.0008290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5">
                <text:p>0.0496245</text:p>
              </table:table-cell>
              <table:table-cell office:value-type="float" office:value="0.0008353879">
                <text:p>0.00083538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8">
                <text:p>0.0008322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3561">
                <text:p>0.05023561</text:p>
              </table:table-cell>
              <table:table-cell office:value-type="float" office:value="0.0008195194">
                <text:p>0.00081951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11444">
                <text:p>0.0008211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29239">
                <text:p>0.02429239</text:p>
              </table:table-cell>
              <table:table-cell office:value-type="float" office:value="0.05020715">
                <text:p>0.05020715</text:p>
              </table:table-cell>
              <table:table-cell office:value-type="float" office:value="0.0008144234">
                <text:p>0.0008144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71">
                <text:p>0.00083301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115">
                <text:p>0.0008124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4">
                <text:p>0.00083052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688">
                <text:p>0.0008402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173">
                <text:p>0.0008204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6">
                <text:p>0.0008021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">
                <text:p>0.000837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74">
                <text:p>0.00081158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73565">
                <text:p>0.04973565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1092">
                <text:p>0.02421092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141314">
                <text:p>0.00081413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1">
                <text:p>0.00081896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94578">
                <text:p>0.2094578</text:p>
              </table:table-cell>
              <table:table-cell office:value-type="float" office:value="0.02568363">
                <text:p>0.02568363</text:p>
              </table:table-cell>
              <table:table-cell office:value-type="float" office:value="0.05239178">
                <text:p>0.05239178</text:p>
              </table:table-cell>
              <table:table-cell office:value-type="float" office:value="0.0008462208">
                <text:p>0.0008462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6">
                <text:p>0.0008189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1156">
                <text:p>0.02421156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141316">
                <text:p>0.0008141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73565">
                <text:p>0.04973565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26">
                <text:p>0.00081158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1">
                <text:p>0.0008377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59">
                <text:p>0.0008021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298">
                <text:p>0.0008204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743">
                <text:p>0.0008402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6">
                <text:p>0.00083052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058">
                <text:p>0.00081240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67">
                <text:p>0.00083301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39846">
                <text:p>0.02439846</text:p>
              </table:table-cell>
              <table:table-cell office:value-type="float" office:value="0.05020695">
                <text:p>0.05020695</text:p>
              </table:table-cell>
              <table:table-cell office:value-type="float" office:value="0.0008144072">
                <text:p>0.0008144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11388">
                <text:p>0.00082113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3561">
                <text:p>0.05023561</text:p>
              </table:table-cell>
              <table:table-cell office:value-type="float" office:value="0.000819524">
                <text:p>0.0008195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6">
                <text:p>0.0008322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28">
                <text:p>0.04962428</text:p>
              </table:table-cell>
              <table:table-cell office:value-type="float" office:value="0.0008353875">
                <text:p>0.0008353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20449">
                <text:p>0.05020449</text:p>
              </table:table-cell>
              <table:table-cell office:value-type="float" office:value="0.0008290952">
                <text:p>0.0008290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6">
                <text:p>0.000810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21981">
                <text:p>0.05021981</text:p>
              </table:table-cell>
              <table:table-cell office:value-type="float" office:value="0.0007824199">
                <text:p>0.0007824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18">
                <text:p>0.00082809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99">
                <text:p>0.00082036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8329">
                <text:p>0.02468329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3">
                <text:p>0.0008150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858">
                <text:p>0.0008241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68">
                <text:p>0.04969268</text:p>
              </table:table-cell>
              <table:table-cell office:value-type="float" office:value="0.0008052394">
                <text:p>0.00080523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88787">
                <text:p>0.00081887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35927">
                <text:p>0.05035927</text:p>
              </table:table-cell>
              <table:table-cell office:value-type="float" office:value="0.0008203243">
                <text:p>0.0008203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7">
                <text:p>0.0008268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108">
                <text:p>0.00083281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19">
                <text:p>0.0008441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1031">
                <text:p>0.0008001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54">
                <text:p>0.00081524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892191">
                <text:p>0.00078921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68756">
                <text:p>0.04968756</text:p>
              </table:table-cell>
              <table:table-cell office:value-type="float" office:value="0.0008402085">
                <text:p>0.0008402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4">
                <text:p>0.00082675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629">
                <text:p>0.00082446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59102">
                <text:p>0.02459102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4">
                <text:p>0.0008142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246">
                <text:p>0.00085302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72">
                <text:p>0.00080862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78297">
                <text:p>0.02378297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285">
                <text:p>0.0007903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54649">
                <text:p>0.1654649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874">
                <text:p>0.00079908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95055">
                <text:p>0.00081950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081">
                <text:p>0.00084270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787">
                <text:p>0.00080007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23038">
                <text:p>0.1323038</text:p>
              </table:table-cell>
              <table:table-cell office:value-type="float" office:value="0.02399346">
                <text:p>0.02399346</text:p>
              </table:table-cell>
              <table:table-cell office:value-type="float" office:value="0.04976848">
                <text:p>0.04976848</text:p>
              </table:table-cell>
              <table:table-cell office:value-type="float" office:value="0.0008043819">
                <text:p>0.00080438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835">
                <text:p>0.0008000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101">
                <text:p>0.0008427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95132">
                <text:p>0.0008195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54649">
                <text:p>0.1654649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999">
                <text:p>0.0007990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78297">
                <text:p>0.02378297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332">
                <text:p>0.0007903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81">
                <text:p>0.00080862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038">
                <text:p>0.00085300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59102">
                <text:p>0.02459102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04">
                <text:p>0.0008142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589">
                <text:p>0.0008244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5">
                <text:p>0.0008267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68756">
                <text:p>0.04968756</text:p>
              </table:table-cell>
              <table:table-cell office:value-type="float" office:value="0.0008402001">
                <text:p>0.0008402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945059">
                <text:p>0.0007945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02">
                <text:p>0.0008152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0662">
                <text:p>0.00080006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24">
                <text:p>0.0008441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062">
                <text:p>0.00083280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4">
                <text:p>0.0008268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42111">
                <text:p>0.05042111</text:p>
              </table:table-cell>
              <table:table-cell office:value-type="float" office:value="0.0008203139">
                <text:p>0.0008203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70427">
                <text:p>0.0008170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56">
                <text:p>0.04969256</text:p>
              </table:table-cell>
              <table:table-cell office:value-type="float" office:value="0.0008052391">
                <text:p>0.00080523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908">
                <text:p>0.00082419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6434">
                <text:p>0.02466434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6">
                <text:p>0.00081503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56">
                <text:p>0.0008203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67">
                <text:p>0.00082809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20958">
                <text:p>0.05020958</text:p>
              </table:table-cell>
              <table:table-cell office:value-type="float" office:value="0.0007824203">
                <text:p>0.00078242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09">
                <text:p>0.00081048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20457">
                <text:p>0.05020457</text:p>
              </table:table-cell>
              <table:table-cell office:value-type="float" office:value="0.0008290953">
                <text:p>0.00082909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5">
                <text:p>0.0496245</text:p>
              </table:table-cell>
              <table:table-cell office:value-type="float" office:value="0.0008353879">
                <text:p>0.00083538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8">
                <text:p>0.00083228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3561">
                <text:p>0.05023561</text:p>
              </table:table-cell>
              <table:table-cell office:value-type="float" office:value="0.0008195194">
                <text:p>0.0008195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62466">
                <text:p>0.00082624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39846">
                <text:p>0.02439846</text:p>
              </table:table-cell>
              <table:table-cell office:value-type="float" office:value="0.05020715">
                <text:p>0.05020715</text:p>
              </table:table-cell>
              <table:table-cell office:value-type="float" office:value="0.0008144234">
                <text:p>0.00081442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71">
                <text:p>0.0008330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115">
                <text:p>0.0008124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4">
                <text:p>0.00083052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688">
                <text:p>0.0008402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173">
                <text:p>0.0008204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6">
                <text:p>0.0008021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">
                <text:p>0.000837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74">
                <text:p>0.00081158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66414">
                <text:p>0.04966414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1092">
                <text:p>0.02421092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141314">
                <text:p>0.0008141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1">
                <text:p>0.0008189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94578">
                <text:p>0.2094578</text:p>
              </table:table-cell>
              <table:table-cell office:value-type="float" office:value="0.02568363">
                <text:p>0.02568363</text:p>
              </table:table-cell>
              <table:table-cell office:value-type="float" office:value="0.05239178">
                <text:p>0.05239178</text:p>
              </table:table-cell>
              <table:table-cell office:value-type="float" office:value="0.0008462208">
                <text:p>0.00084622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6">
                <text:p>0.0008189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1156">
                <text:p>0.02421156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069352">
                <text:p>0.00080693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66434">
                <text:p>0.04966434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26">
                <text:p>0.00081158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1">
                <text:p>0.0008377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59">
                <text:p>0.00080211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298">
                <text:p>0.0008204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743">
                <text:p>0.00084027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6">
                <text:p>0.0008305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058">
                <text:p>0.0008124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67">
                <text:p>0.00083301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39846">
                <text:p>0.02439846</text:p>
              </table:table-cell>
              <table:table-cell office:value-type="float" office:value="0.05020695">
                <text:p>0.05020695</text:p>
              </table:table-cell>
              <table:table-cell office:value-type="float" office:value="0.0008144072">
                <text:p>0.00081440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11388">
                <text:p>0.00082113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9087">
                <text:p>0.05029087</text:p>
              </table:table-cell>
              <table:table-cell office:value-type="float" office:value="0.000819524">
                <text:p>0.0008195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6">
                <text:p>0.0008322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28">
                <text:p>0.04962428</text:p>
              </table:table-cell>
              <table:table-cell office:value-type="float" office:value="0.0008353875">
                <text:p>0.0008353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20449">
                <text:p>0.05020449</text:p>
              </table:table-cell>
              <table:table-cell office:value-type="float" office:value="0.0008290952">
                <text:p>0.00082909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6">
                <text:p>0.0008104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24847">
                <text:p>0.05024847</text:p>
              </table:table-cell>
              <table:table-cell office:value-type="float" office:value="0.0007824199">
                <text:p>0.00078241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18">
                <text:p>0.00082809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99">
                <text:p>0.00082036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6434">
                <text:p>0.02466434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3">
                <text:p>0.00081503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858">
                <text:p>0.00082418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68">
                <text:p>0.04969268</text:p>
              </table:table-cell>
              <table:table-cell office:value-type="float" office:value="0.0008052394">
                <text:p>0.0008052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70336">
                <text:p>0.00081703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42111">
                <text:p>0.05042111</text:p>
              </table:table-cell>
              <table:table-cell office:value-type="float" office:value="0.0008203243">
                <text:p>0.0008203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7">
                <text:p>0.00082688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108">
                <text:p>0.00083281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19">
                <text:p>0.00084410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1031">
                <text:p>0.0008001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54">
                <text:p>0.00081524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945129">
                <text:p>0.00079451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68756">
                <text:p>0.04968756</text:p>
              </table:table-cell>
              <table:table-cell office:value-type="float" office:value="0.0008402085">
                <text:p>0.00084020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4">
                <text:p>0.00082675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629">
                <text:p>0.00082446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63301">
                <text:p>0.02463301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4">
                <text:p>0.0008142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246">
                <text:p>0.00085302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72">
                <text:p>0.00080862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78297">
                <text:p>0.02378297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285">
                <text:p>0.0007903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54649">
                <text:p>0.1654649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874">
                <text:p>0.00079908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56337">
                <text:p>0.00081563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081">
                <text:p>0.00084270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787">
                <text:p>0.00080007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323038">
                <text:p>0.1323038</text:p>
              </table:table-cell>
              <table:table-cell office:value-type="float" office:value="0.02399346">
                <text:p>0.02399346</text:p>
              </table:table-cell>
              <table:table-cell office:value-type="float" office:value="0.04976848">
                <text:p>0.04976848</text:p>
              </table:table-cell>
              <table:table-cell office:value-type="float" office:value="0.0008043819">
                <text:p>0.00080438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835">
                <text:p>0.00080008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101">
                <text:p>0.00084271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95132">
                <text:p>0.00081951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654649">
                <text:p>0.1654649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999">
                <text:p>0.0007990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8095">
                <text:p>0.0238095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332">
                <text:p>0.00079033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81">
                <text:p>0.0008086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038">
                <text:p>0.00085300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59102">
                <text:p>0.02459102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04">
                <text:p>0.00081425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589">
                <text:p>0.0008244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5">
                <text:p>0.00082675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68756">
                <text:p>0.04968756</text:p>
              </table:table-cell>
              <table:table-cell office:value-type="float" office:value="0.0008402001">
                <text:p>0.00084020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945059">
                <text:p>0.00079450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02">
                <text:p>0.00081524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0662">
                <text:p>0.00080006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24">
                <text:p>0.00084410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062">
                <text:p>0.00083280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4">
                <text:p>0.00082688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42111">
                <text:p>0.05042111</text:p>
              </table:table-cell>
              <table:table-cell office:value-type="float" office:value="0.0008203139">
                <text:p>0.0008203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81659">
                <text:p>0.00081816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56">
                <text:p>0.04969256</text:p>
              </table:table-cell>
              <table:table-cell office:value-type="float" office:value="0.0008052391">
                <text:p>0.0008052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908">
                <text:p>0.00082419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6434">
                <text:p>0.02466434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6">
                <text:p>0.00081503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56">
                <text:p>0.00082036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67">
                <text:p>0.00082809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21981">
                <text:p>0.05021981</text:p>
              </table:table-cell>
              <table:table-cell office:value-type="float" office:value="0.0007824203">
                <text:p>0.000782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09">
                <text:p>0.00081048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20457">
                <text:p>0.05020457</text:p>
              </table:table-cell>
              <table:table-cell office:value-type="float" office:value="0.0008290953">
                <text:p>0.00082909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5">
                <text:p>0.0496245</text:p>
              </table:table-cell>
              <table:table-cell office:value-type="float" office:value="0.0008353879">
                <text:p>0.00083538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8">
                <text:p>0.00083228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9087">
                <text:p>0.05029087</text:p>
              </table:table-cell>
              <table:table-cell office:value-type="float" office:value="0.0008195194">
                <text:p>0.0008195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11444">
                <text:p>0.00082114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39846">
                <text:p>0.02439846</text:p>
              </table:table-cell>
              <table:table-cell office:value-type="float" office:value="0.05020715">
                <text:p>0.05020715</text:p>
              </table:table-cell>
              <table:table-cell office:value-type="float" office:value="0.0008144234">
                <text:p>0.0008144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71">
                <text:p>0.00083301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115">
                <text:p>0.00081241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4">
                <text:p>0.00083052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688">
                <text:p>0.00084026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173">
                <text:p>0.00082041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6">
                <text:p>0.000802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">
                <text:p>0.000837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74">
                <text:p>0.00081158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73565">
                <text:p>0.04973565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1092">
                <text:p>0.02421092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141314">
                <text:p>0.00081413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1">
                <text:p>0.00081896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094578">
                <text:p>0.2094578</text:p>
              </table:table-cell>
              <table:table-cell office:value-type="float" office:value="0.02568363">
                <text:p>0.02568363</text:p>
              </table:table-cell>
              <table:table-cell office:value-type="float" office:value="0.05239178">
                <text:p>0.05239178</text:p>
              </table:table-cell>
              <table:table-cell office:value-type="float" office:value="0.0008462208">
                <text:p>0.00084622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6">
                <text:p>0.00081896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1156">
                <text:p>0.02421156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141316">
                <text:p>0.00081413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73565">
                <text:p>0.04973565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26">
                <text:p>0.00081158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1">
                <text:p>0.00083771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59">
                <text:p>0.00080211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298">
                <text:p>0.0008204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743">
                <text:p>0.00084027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6">
                <text:p>0.00083052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058">
                <text:p>0.00081240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67">
                <text:p>0.00083301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29232">
                <text:p>0.02429232</text:p>
              </table:table-cell>
              <table:table-cell office:value-type="float" office:value="0.05020695">
                <text:p>0.05020695</text:p>
              </table:table-cell>
              <table:table-cell office:value-type="float" office:value="0.0008144072">
                <text:p>0.00081440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11388">
                <text:p>0.00082113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9087">
                <text:p>0.05029087</text:p>
              </table:table-cell>
              <table:table-cell office:value-type="float" office:value="0.000819524">
                <text:p>0.0008195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6">
                <text:p>0.00083228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28">
                <text:p>0.04962428</text:p>
              </table:table-cell>
              <table:table-cell office:value-type="float" office:value="0.0008353875">
                <text:p>0.0008353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10119">
                <text:p>0.05010119</text:p>
              </table:table-cell>
              <table:table-cell office:value-type="float" office:value="0.0008290952">
                <text:p>0.00082909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6">
                <text:p>0.0008104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21981">
                <text:p>0.05021981</text:p>
              </table:table-cell>
              <table:table-cell office:value-type="float" office:value="0.0007824199">
                <text:p>0.0007824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18">
                <text:p>0.0008280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99">
                <text:p>0.00082036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6434">
                <text:p>0.02466434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3">
                <text:p>0.00081503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858">
                <text:p>0.00082418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68">
                <text:p>0.04969268</text:p>
              </table:table-cell>
              <table:table-cell office:value-type="float" office:value="0.0008052394">
                <text:p>0.00080523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81699">
                <text:p>0.0008181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35927">
                <text:p>0.05035927</text:p>
              </table:table-cell>
              <table:table-cell office:value-type="float" office:value="0.0008203243">
                <text:p>0.0008203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7">
                <text:p>0.00082688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108">
                <text:p>0.00083281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19">
                <text:p>0.00084410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1031">
                <text:p>0.00080010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54">
                <text:p>0.00081524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945129">
                <text:p>0.00079451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73821">
                <text:p>0.04973821</text:p>
              </table:table-cell>
              <table:table-cell office:value-type="float" office:value="0.0008402085">
                <text:p>0.0008402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4">
                <text:p>0.00082675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629">
                <text:p>0.00082446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59102">
                <text:p>0.02459102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4">
                <text:p>0.000814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246">
                <text:p>0.0008530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72">
                <text:p>0.00080862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8095">
                <text:p>0.0238095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285">
                <text:p>0.00079032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54649">
                <text:p>0.1654649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874">
                <text:p>0.00079908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56337">
                <text:p>0.00081563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081">
                <text:p>0.00084270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787">
                <text:p>0.00080007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323038">
                <text:p>0.1323038</text:p>
              </table:table-cell>
              <table:table-cell office:value-type="float" office:value="0.02399346">
                <text:p>0.02399346</text:p>
              </table:table-cell>
              <table:table-cell office:value-type="float" office:value="0.04976848">
                <text:p>0.04976848</text:p>
              </table:table-cell>
              <table:table-cell office:value-type="float" office:value="0.0008043819">
                <text:p>0.00080438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17186">
                <text:p>0.1417186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913855">
                <text:p>0.04913855</text:p>
              </table:table-cell>
              <table:table-cell office:value-type="float" office:value="0.0008000835">
                <text:p>0.00080008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619103">
                <text:p>0.1619103</text:p>
              </table:table-cell>
              <table:table-cell office:value-type="float" office:value="0.02401158">
                <text:p>0.02401158</text:p>
              </table:table-cell>
              <table:table-cell office:value-type="float" office:value="0.05009145">
                <text:p>0.05009145</text:p>
              </table:table-cell>
              <table:table-cell office:value-type="float" office:value="0.0008427101">
                <text:p>0.00084271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37569">
                <text:p>0.1637569</text:p>
              </table:table-cell>
              <table:table-cell office:value-type="float" office:value="0.02421336">
                <text:p>0.02421336</text:p>
              </table:table-cell>
              <table:table-cell office:value-type="float" office:value="0.05027102">
                <text:p>0.05027102</text:p>
              </table:table-cell>
              <table:table-cell office:value-type="float" office:value="0.0008195132">
                <text:p>0.00081951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31666">
                <text:p>0.1631666</text:p>
              </table:table-cell>
              <table:table-cell office:value-type="float" office:value="0.02421031">
                <text:p>0.02421031</text:p>
              </table:table-cell>
              <table:table-cell office:value-type="float" office:value="0.05024031">
                <text:p>0.05024031</text:p>
              </table:table-cell>
              <table:table-cell office:value-type="float" office:value="0.0007990999">
                <text:p>0.0007990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549341">
                <text:p>0.1549341</text:p>
              </table:table-cell>
              <table:table-cell office:value-type="float" office:value="0.02378297">
                <text:p>0.02378297</text:p>
              </table:table-cell>
              <table:table-cell office:value-type="float" office:value="0.05025811">
                <text:p>0.05025811</text:p>
              </table:table-cell>
              <table:table-cell office:value-type="float" office:value="0.0007903332">
                <text:p>0.00079033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560698">
                <text:p>0.1560698</text:p>
              </table:table-cell>
              <table:table-cell office:value-type="float" office:value="0.02420691">
                <text:p>0.02420691</text:p>
              </table:table-cell>
              <table:table-cell office:value-type="float" office:value="0.0502149">
                <text:p>0.0502149</text:p>
              </table:table-cell>
              <table:table-cell office:value-type="float" office:value="0.0008086281">
                <text:p>0.00080862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39938">
                <text:p>0.1639938</text:p>
              </table:table-cell>
              <table:table-cell office:value-type="float" office:value="0.02438579">
                <text:p>0.02438579</text:p>
              </table:table-cell>
              <table:table-cell office:value-type="float" office:value="0.04994242">
                <text:p>0.04994242</text:p>
              </table:table-cell>
              <table:table-cell office:value-type="float" office:value="0.0008530038">
                <text:p>0.0008530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89928">
                <text:p>0.1789928</text:p>
              </table:table-cell>
              <table:table-cell office:value-type="float" office:value="0.02463301">
                <text:p>0.02463301</text:p>
              </table:table-cell>
              <table:table-cell office:value-type="float" office:value="0.04964082">
                <text:p>0.04964082</text:p>
              </table:table-cell>
              <table:table-cell office:value-type="float" office:value="0.0008142504">
                <text:p>0.00081425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599174">
                <text:p>0.1599174</text:p>
              </table:table-cell>
              <table:table-cell office:value-type="float" office:value="0.02449464">
                <text:p>0.02449464</text:p>
              </table:table-cell>
              <table:table-cell office:value-type="float" office:value="0.05008868">
                <text:p>0.05008868</text:p>
              </table:table-cell>
              <table:table-cell office:value-type="float" office:value="0.0008244589">
                <text:p>0.00082445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655056">
                <text:p>0.1655056</text:p>
              </table:table-cell>
              <table:table-cell office:value-type="float" office:value="0.02391014">
                <text:p>0.02391014</text:p>
              </table:table-cell>
              <table:table-cell office:value-type="float" office:value="0.05041337">
                <text:p>0.05041337</text:p>
              </table:table-cell>
              <table:table-cell office:value-type="float" office:value="0.0008267545">
                <text:p>0.00082675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744327">
                <text:p>0.1744327</text:p>
              </table:table-cell>
              <table:table-cell office:value-type="float" office:value="0.02476588">
                <text:p>0.02476588</text:p>
              </table:table-cell>
              <table:table-cell office:value-type="float" office:value="0.04973841">
                <text:p>0.04973841</text:p>
              </table:table-cell>
              <table:table-cell office:value-type="float" office:value="0.0008402001">
                <text:p>0.0008402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3404">
                <text:p>0.163404</text:p>
              </table:table-cell>
              <table:table-cell office:value-type="float" office:value="0.02493478">
                <text:p>0.02493478</text:p>
              </table:table-cell>
              <table:table-cell office:value-type="float" office:value="0.05010813">
                <text:p>0.05010813</text:p>
              </table:table-cell>
              <table:table-cell office:value-type="float" office:value="0.0007945059">
                <text:p>0.00079450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13209">
                <text:p>0.1613209</text:p>
              </table:table-cell>
              <table:table-cell office:value-type="float" office:value="0.02437484">
                <text:p>0.02437484</text:p>
              </table:table-cell>
              <table:table-cell office:value-type="float" office:value="0.050388">
                <text:p>0.050388</text:p>
              </table:table-cell>
              <table:table-cell office:value-type="float" office:value="0.0008152402">
                <text:p>0.00081524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36244">
                <text:p>0.1536244</text:p>
              </table:table-cell>
              <table:table-cell office:value-type="float" office:value="0.02471979">
                <text:p>0.02471979</text:p>
              </table:table-cell>
              <table:table-cell office:value-type="float" office:value="0.05003351">
                <text:p>0.05003351</text:p>
              </table:table-cell>
              <table:table-cell office:value-type="float" office:value="0.0008000662">
                <text:p>0.00080006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35745">
                <text:p>0.1635745</text:p>
              </table:table-cell>
              <table:table-cell office:value-type="float" office:value="0.02485663">
                <text:p>0.02485663</text:p>
              </table:table-cell>
              <table:table-cell office:value-type="float" office:value="0.04974066">
                <text:p>0.04974066</text:p>
              </table:table-cell>
              <table:table-cell office:value-type="float" office:value="0.0008441024">
                <text:p>0.00084410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24767">
                <text:p>0.1624767</text:p>
              </table:table-cell>
              <table:table-cell office:value-type="float" office:value="0.02494411">
                <text:p>0.02494411</text:p>
              </table:table-cell>
              <table:table-cell office:value-type="float" office:value="0.04988998">
                <text:p>0.04988998</text:p>
              </table:table-cell>
              <table:table-cell office:value-type="float" office:value="0.0008328062">
                <text:p>0.00083280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14586">
                <text:p>0.1614586</text:p>
              </table:table-cell>
              <table:table-cell office:value-type="float" office:value="0.02445523">
                <text:p>0.02445523</text:p>
              </table:table-cell>
              <table:table-cell office:value-type="float" office:value="0.04946084">
                <text:p>0.04946084</text:p>
              </table:table-cell>
              <table:table-cell office:value-type="float" office:value="0.0008268824">
                <text:p>0.0008268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82516">
                <text:p>0.1682516</text:p>
              </table:table-cell>
              <table:table-cell office:value-type="float" office:value="0.02430057">
                <text:p>0.02430057</text:p>
              </table:table-cell>
              <table:table-cell office:value-type="float" office:value="0.05042111">
                <text:p>0.05042111</text:p>
              </table:table-cell>
              <table:table-cell office:value-type="float" office:value="0.0008203139">
                <text:p>0.00082031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743311">
                <text:p>0.1743311</text:p>
              </table:table-cell>
              <table:table-cell office:value-type="float" office:value="0.02436979">
                <text:p>0.02436979</text:p>
              </table:table-cell>
              <table:table-cell office:value-type="float" office:value="0.05061611">
                <text:p>0.05061611</text:p>
              </table:table-cell>
              <table:table-cell office:value-type="float" office:value="0.0008188785">
                <text:p>0.00081887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597721">
                <text:p>0.1597721</text:p>
              </table:table-cell>
              <table:table-cell office:value-type="float" office:value="0.02463249">
                <text:p>0.02463249</text:p>
              </table:table-cell>
              <table:table-cell office:value-type="float" office:value="0.04969256">
                <text:p>0.04969256</text:p>
              </table:table-cell>
              <table:table-cell office:value-type="float" office:value="0.0008052391">
                <text:p>0.00080523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94838">
                <text:p>0.1594838</text:p>
              </table:table-cell>
              <table:table-cell office:value-type="float" office:value="0.02451493">
                <text:p>0.02451493</text:p>
              </table:table-cell>
              <table:table-cell office:value-type="float" office:value="0.05011947">
                <text:p>0.05011947</text:p>
              </table:table-cell>
              <table:table-cell office:value-type="float" office:value="0.0008477971">
                <text:p>0.00084779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90804">
                <text:p>0.1690804</text:p>
              </table:table-cell>
              <table:table-cell office:value-type="float" office:value="0.02423116">
                <text:p>0.02423116</text:p>
              </table:table-cell>
              <table:table-cell office:value-type="float" office:value="0.04969266">
                <text:p>0.04969266</text:p>
              </table:table-cell>
              <table:table-cell office:value-type="float" office:value="0.0008241908">
                <text:p>0.00082419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55563">
                <text:p>0.1555563</text:p>
              </table:table-cell>
              <table:table-cell office:value-type="float" office:value="0.02466434">
                <text:p>0.02466434</text:p>
              </table:table-cell>
              <table:table-cell office:value-type="float" office:value="0.0500848">
                <text:p>0.0500848</text:p>
              </table:table-cell>
              <table:table-cell office:value-type="float" office:value="0.0008150356">
                <text:p>0.0008150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3824">
                <text:p>0.1653824</text:p>
              </table:table-cell>
              <table:table-cell office:value-type="float" office:value="0.02465221">
                <text:p>0.02465221</text:p>
              </table:table-cell>
              <table:table-cell office:value-type="float" office:value="0.05002071">
                <text:p>0.05002071</text:p>
              </table:table-cell>
              <table:table-cell office:value-type="float" office:value="0.0008203656">
                <text:p>0.00082036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77774">
                <text:p>0.1677774</text:p>
              </table:table-cell>
              <table:table-cell office:value-type="float" office:value="0.02434807">
                <text:p>0.02434807</text:p>
              </table:table-cell>
              <table:table-cell office:value-type="float" office:value="0.05001944">
                <text:p>0.05001944</text:p>
              </table:table-cell>
              <table:table-cell office:value-type="float" office:value="0.0008280967">
                <text:p>0.00082809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35984">
                <text:p>0.1535984</text:p>
              </table:table-cell>
              <table:table-cell office:value-type="float" office:value="0.02407035">
                <text:p>0.02407035</text:p>
              </table:table-cell>
              <table:table-cell office:value-type="float" office:value="0.05021981">
                <text:p>0.05021981</text:p>
              </table:table-cell>
              <table:table-cell office:value-type="float" office:value="0.0007824203">
                <text:p>0.00078242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57989">
                <text:p>0.157989</text:p>
              </table:table-cell>
              <table:table-cell office:value-type="float" office:value="0.02400982">
                <text:p>0.02400982</text:p>
              </table:table-cell>
              <table:table-cell office:value-type="float" office:value="0.05016481">
                <text:p>0.05016481</text:p>
              </table:table-cell>
              <table:table-cell office:value-type="float" office:value="0.0008104809">
                <text:p>0.00081048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40348">
                <text:p>0.1640348</text:p>
              </table:table-cell>
              <table:table-cell office:value-type="float" office:value="0.02453381">
                <text:p>0.02453381</text:p>
              </table:table-cell>
              <table:table-cell office:value-type="float" office:value="0.05020457">
                <text:p>0.05020457</text:p>
              </table:table-cell>
              <table:table-cell office:value-type="float" office:value="0.0008290953">
                <text:p>0.00082909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663519">
                <text:p>0.1663519</text:p>
              </table:table-cell>
              <table:table-cell office:value-type="float" office:value="0.02428294">
                <text:p>0.02428294</text:p>
              </table:table-cell>
              <table:table-cell office:value-type="float" office:value="0.0496245">
                <text:p>0.0496245</text:p>
              </table:table-cell>
              <table:table-cell office:value-type="float" office:value="0.0008353879">
                <text:p>0.0008353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28907">
                <text:p>0.1628907</text:p>
              </table:table-cell>
              <table:table-cell office:value-type="float" office:value="0.02441342">
                <text:p>0.02441342</text:p>
              </table:table-cell>
              <table:table-cell office:value-type="float" office:value="0.04986146">
                <text:p>0.04986146</text:p>
              </table:table-cell>
              <table:table-cell office:value-type="float" office:value="0.0008322888">
                <text:p>0.00083228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544604">
                <text:p>0.1544604</text:p>
              </table:table-cell>
              <table:table-cell office:value-type="float" office:value="0.02437196">
                <text:p>0.02437196</text:p>
              </table:table-cell>
              <table:table-cell office:value-type="float" office:value="0.05029087">
                <text:p>0.05029087</text:p>
              </table:table-cell>
              <table:table-cell office:value-type="float" office:value="0.0008195194">
                <text:p>0.0008195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46971">
                <text:p>0.1646971</text:p>
              </table:table-cell>
              <table:table-cell office:value-type="float" office:value="0.02420543">
                <text:p>0.02420543</text:p>
              </table:table-cell>
              <table:table-cell office:value-type="float" office:value="0.0498795">
                <text:p>0.0498795</text:p>
              </table:table-cell>
              <table:table-cell office:value-type="float" office:value="0.0008211444">
                <text:p>0.00082114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33421">
                <text:p>0.1633421</text:p>
              </table:table-cell>
              <table:table-cell office:value-type="float" office:value="0.02439846">
                <text:p>0.02439846</text:p>
              </table:table-cell>
              <table:table-cell office:value-type="float" office:value="0.05020715">
                <text:p>0.05020715</text:p>
              </table:table-cell>
              <table:table-cell office:value-type="float" office:value="0.0008144234">
                <text:p>0.00081442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546935">
                <text:p>0.1546935</text:p>
              </table:table-cell>
              <table:table-cell office:value-type="float" office:value="0.02425704">
                <text:p>0.02425704</text:p>
              </table:table-cell>
              <table:table-cell office:value-type="float" office:value="0.05005328">
                <text:p>0.05005328</text:p>
              </table:table-cell>
              <table:table-cell office:value-type="float" office:value="0.0008330171">
                <text:p>0.00083301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595454">
                <text:p>0.1595454</text:p>
              </table:table-cell>
              <table:table-cell office:value-type="float" office:value="0.02418417">
                <text:p>0.02418417</text:p>
              </table:table-cell>
              <table:table-cell office:value-type="float" office:value="0.04961294">
                <text:p>0.04961294</text:p>
              </table:table-cell>
              <table:table-cell office:value-type="float" office:value="0.0008124115">
                <text:p>0.00081241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579559">
                <text:p>0.1579559</text:p>
              </table:table-cell>
              <table:table-cell office:value-type="float" office:value="0.02465922">
                <text:p>0.02465922</text:p>
              </table:table-cell>
              <table:table-cell office:value-type="float" office:value="0.04991561">
                <text:p>0.04991561</text:p>
              </table:table-cell>
              <table:table-cell office:value-type="float" office:value="0.0008305294">
                <text:p>0.00083052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501791">
                <text:p>0.1501791</text:p>
              </table:table-cell>
              <table:table-cell office:value-type="float" office:value="0.0244706">
                <text:p>0.0244706</text:p>
              </table:table-cell>
              <table:table-cell office:value-type="float" office:value="0.05032388">
                <text:p>0.05032388</text:p>
              </table:table-cell>
              <table:table-cell office:value-type="float" office:value="0.0008402688">
                <text:p>0.00084026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541585">
                <text:p>0.1541585</text:p>
              </table:table-cell>
              <table:table-cell office:value-type="float" office:value="0.02431996">
                <text:p>0.02431996</text:p>
              </table:table-cell>
              <table:table-cell office:value-type="float" office:value="0.04982631">
                <text:p>0.04982631</text:p>
              </table:table-cell>
              <table:table-cell office:value-type="float" office:value="0.0008204173">
                <text:p>0.00082041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35159">
                <text:p>0.1535159</text:p>
              </table:table-cell>
              <table:table-cell office:value-type="float" office:value="0.02434122">
                <text:p>0.02434122</text:p>
              </table:table-cell>
              <table:table-cell office:value-type="float" office:value="0.04997183">
                <text:p>0.04997183</text:p>
              </table:table-cell>
              <table:table-cell office:value-type="float" office:value="0.000802116">
                <text:p>0.0008021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601101">
                <text:p>0.1601101</text:p>
              </table:table-cell>
              <table:table-cell office:value-type="float" office:value="0.02466612">
                <text:p>0.02466612</text:p>
              </table:table-cell>
              <table:table-cell office:value-type="float" office:value="0.04987725">
                <text:p>0.04987725</text:p>
              </table:table-cell>
              <table:table-cell office:value-type="float" office:value="0.000837713">
                <text:p>0.0008377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90402">
                <text:p>0.1590402</text:p>
              </table:table-cell>
              <table:table-cell office:value-type="float" office:value="0.0241095">
                <text:p>0.0241095</text:p>
              </table:table-cell>
              <table:table-cell office:value-type="float" office:value="0.05032127">
                <text:p>0.05032127</text:p>
              </table:table-cell>
              <table:table-cell office:value-type="float" office:value="0.0008115874">
                <text:p>0.00081158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657907">
                <text:p>0.1657907</text:p>
              </table:table-cell>
              <table:table-cell office:value-type="float" office:value="0.02418998">
                <text:p>0.02418998</text:p>
              </table:table-cell>
              <table:table-cell office:value-type="float" office:value="0.04973565">
                <text:p>0.04973565</text:p>
              </table:table-cell>
              <table:table-cell office:value-type="float" office:value="0.0008228767">
                <text:p>0.00082287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12923">
                <text:p>0.02412923</text:p>
              </table:table-cell>
              <table:table-cell office:value-type="float" office:value="0.04999851">
                <text:p>0.04999851</text:p>
              </table:table-cell>
              <table:table-cell office:value-type="float" office:value="0.0008069349">
                <text:p>0.00080693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86993">
                <text:p>0.1586993</text:p>
              </table:table-cell>
              <table:table-cell office:value-type="float" office:value="0.02428058">
                <text:p>0.02428058</text:p>
              </table:table-cell>
              <table:table-cell office:value-type="float" office:value="0.0498916">
                <text:p>0.0498916</text:p>
              </table:table-cell>
              <table:table-cell office:value-type="float" office:value="0.0008189601">
                <text:p>0.0008189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7cm" svg:height="13.47cm" xlink:href=".." chart:class="chart:line" chart:style-name="ch1">
        <chart:title svg:x="12.873cm" svg:y="0.27cm" chart:style-name="ch2">
          <text:p>Ellipse</text:p>
        </chart:title>
        <chart:subtitle svg:x="11.008cm" svg:y="1.042cm" chart:style-name="ch3">
          <text:p>Third Order of Hu's Moments</text:p>
        </chart:subtitle>
        <chart:legend chart:legend-position="end" svg:x="24.609cm" svg:y="5.891cm" chart:style-name="ch4"/>
        <chart:plot-area chart:style-name="ch5" table:cell-range-address="ellipse_5_30.D1:ellipse_5_30.D360 ellipse_25_60.D1:ellipse_25_60.D360 ellipse_28_92.D1:ellipse_28_92.D360 ellipse_60_50.D1:ellipse_60_50.D360" svg:x="0.881cm" svg:y="1.762cm" svg:width="23.188cm" svg:height="11.102cm">
          <chart:axis chart:dimension="x" chart:name="primary-x" chart:style-name="ch6">
            <chart:title svg:x="12.337cm" svg:y="12.561cm" chart:style-name="ch7">
              <text:p>Angle</text:p>
            </chart:title>
          </chart:axis>
          <chart:axis chart:dimension="y" chart:name="primary-y" chart:style-name="ch8">
            <chart:title svg:x="0.542cm" svg:y="7.795cm" chart:style-name="ch9">
              <text:p>Coefficient</text:p>
            </chart:title>
          </chart:axis>
          <chart:series chart:style-name="ch10" chart:values-cell-range-address="ellipse_5_30.D1:ellipse_5_30.D360" chart:class="chart:line">
            <chart:data-point chart:repeated="360"/>
          </chart:series>
          <chart:series chart:style-name="ch11" chart:values-cell-range-address="ellipse_25_60.D1:ellipse_25_60.D360" chart:class="chart:line">
            <chart:data-point chart:repeated="360"/>
          </chart:series>
          <chart:series chart:style-name="ch12" chart:values-cell-range-address="ellipse_28_92.D1:ellipse_28_92.D360" chart:class="chart:line">
            <chart:data-point chart:repeated="360"/>
          </chart:series>
          <chart:series chart:style-name="ch13" chart:values-cell-range-address="ellipse_60_50.D1:ellipse_60_50.D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D1:ellipse_5_30.D360">0</text:p>
              </table:table-cell>
              <table:table-cell office:value-type="float" office:value="0.0000001611902">
                <text:p text:id="ellipse_25_60.D1:ellipse_25_60.D360">0.0000001611902</text:p>
              </table:table-cell>
              <table:table-cell office:value-type="float" office:value="0.00000007591368">
                <text:p text:id="ellipse_28_92.D1:ellipse_28_92.D360">0.00000007591368</text:p>
              </table:table-cell>
              <table:table-cell office:value-type="float" office:value="0.00000003722224">
                <text:p text:id="ellipse_60_50.D1:ellipse_60_50.D360">0.000000037222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303911">
                <text:p>0.0000000330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01375187">
                <text:p>0.0000001375187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5883282">
                <text:p>0.00000005883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06572083">
                <text:p>0.00000006572083</text:p>
              </table:table-cell>
              <table:table-cell office:value-type="float" office:value="0.00000003348247">
                <text:p>0.00000003348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5903997">
                <text:p>0.0000000590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507183">
                <text:p>0.00000003507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70544">
                <text:p>0.0000000397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1548837">
                <text:p>0.00000001548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2523985">
                <text:p>0.00000002523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289037">
                <text:p>0.00000003289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5474885">
                <text:p>0.00000005474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482794">
                <text:p>0.00000003482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0012975">
                <text:p>0.00000012975</text:p>
              </table:table-cell>
              <table:table-cell office:value-type="float" office:value="0.00000005207174">
                <text:p>0.00000005207174</text:p>
              </table:table-cell>
              <table:table-cell office:value-type="float" office:value="0.00000003941882">
                <text:p>0.00000003941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1800628">
                <text:p>0.00000001800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02402E-035">
                <text:p>6.602402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9355945">
                <text:p>0.00000009355945</text:p>
              </table:table-cell>
              <table:table-cell office:value-type="float" office:value="0.00000001620541">
                <text:p>0.00000001620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469472">
                <text:p>0.00000003469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2343333">
                <text:p>0.0000002343333</text:p>
              </table:table-cell>
              <table:table-cell office:value-type="float" office:value="0.00000003534061">
                <text:p>0.00000003534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1337938">
                <text:p>0.0000001337938</text:p>
              </table:table-cell>
              <table:table-cell office:value-type="float" office:value="0.00000003327524">
                <text:p>0.000000033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2389323">
                <text:p>0.00000002389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08146528">
                <text:p>0.00000008146528</text:p>
              </table:table-cell>
              <table:table-cell office:value-type="float" office:value="0.00000003120085">
                <text:p>0.00000003120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663321">
                <text:p>0.00000001663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5549">
                <text:p>0.000000135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0148994">
                <text:p>0.000000148994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790959">
                <text:p>0.00000002790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76434">
                <text:p>0.0000000676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1834128">
                <text:p>0.00000001834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07514983">
                <text:p>0.00000007514983</text:p>
              </table:table-cell>
              <table:table-cell office:value-type="float" office:value="0.00000003374233">
                <text:p>0.00000003374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3563401">
                <text:p>0.00000003563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6218621">
                <text:p>0.00000006218621</text:p>
              </table:table-cell>
              <table:table-cell office:value-type="float" office:value="0.00000004774041">
                <text:p>0.00000004774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502675">
                <text:p>0.00000003502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343325">
                <text:p>0.00000001343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03535048">
                <text:p>0.000000003535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2047829">
                <text:p>0.00000002047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2038175">
                <text:p>0.00000002038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02607359">
                <text:p>0.00000002607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4078912">
                <text:p>0.00000004078912</text:p>
              </table:table-cell>
              <table:table-cell office:value-type="float" office:value="0.00000002965025">
                <text:p>0.000000029650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92932E-035">
                <text:p>6.492932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12714">
                <text:p>0.0000000312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1191867">
                <text:p>0.00000001191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000003386535">
                <text:p>0.00000003386535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004669127">
                <text:p>0.0000000004669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08572108">
                <text:p>0.00000008572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3572206">
                <text:p>0.00000003572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00303757">
                <text:p>0.00000030375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8336681">
                <text:p>0.000000008336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6760978">
                <text:p>0.00000006760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1569609">
                <text:p>0.0000001569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2795956">
                <text:p>0.00000002795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5531004">
                <text:p>0.00000005531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">
                <text:p>0</text:p>
              </table:table-cell>
              <table:table-cell office:value-type="float" office:value="0.00000007005096">
                <text:p>0.00000007005096</text:p>
              </table:table-cell>
              <table:table-cell office:value-type="float" office:value="0.00000002486542">
                <text:p>0.00000002486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648509">
                <text:p>0.00000006485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7375669">
                <text:p>0.00000007375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03918378">
                <text:p>0.00000003918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337949">
                <text:p>0.00001337949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2220457">
                <text:p>0.00000002220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00303757">
                <text:p>0.00000030375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7593956">
                <text:p>0.0000000075939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5052191">
                <text:p>0.00000005052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1286672">
                <text:p>0.0000001286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000003386535">
                <text:p>0.00000003386535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2469673">
                <text:p>0.000000024696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2366609">
                <text:p>0.00000002366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671322">
                <text:p>0.00000003671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7469816">
                <text:p>0.00000007469816</text:p>
              </table:table-cell>
              <table:table-cell office:value-type="float" office:value="0.00000008964975">
                <text:p>0.00000008964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06740556">
                <text:p>0.00000006740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1001061">
                <text:p>0.00000001001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8583534">
                <text:p>0.000000085835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1391628">
                <text:p>0.00000001391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660777">
                <text:p>0.00000001660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418259">
                <text:p>0.000000034182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6218621">
                <text:p>0.00000006218621</text:p>
              </table:table-cell>
              <table:table-cell office:value-type="float" office:value="0.0000001039935">
                <text:p>0.0000001039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3185295">
                <text:p>0.000000031852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1065262">
                <text:p>0.0000001065262</text:p>
              </table:table-cell>
              <table:table-cell office:value-type="float" office:value="0.0000000378549">
                <text:p>0.00000003785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3775192">
                <text:p>0.00000003775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940765">
                <text:p>0.00000006940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00001030272">
                <text:p>0.0000001030272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905786">
                <text:p>0.00000002905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09601">
                <text:p>0.0000001309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38935">
                <text:p>0.00000001389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07584281">
                <text:p>0.00000007584281</text:p>
              </table:table-cell>
              <table:table-cell office:value-type="float" office:value="0.00000003333512">
                <text:p>0.00000003333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1164576">
                <text:p>0.00000001164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07838853">
                <text:p>0.00000007838853</text:p>
              </table:table-cell>
              <table:table-cell office:value-type="float" office:value="0.00000003461534">
                <text:p>0.00000003461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06047784">
                <text:p>0.00000006047784</text:p>
              </table:table-cell>
              <table:table-cell office:value-type="float" office:value="0.00000003405399">
                <text:p>0.00000003405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39595">
                <text:p>0.0000000339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9355945">
                <text:p>0.00000009355945</text:p>
              </table:table-cell>
              <table:table-cell office:value-type="float" office:value="0.00000001655773">
                <text:p>0.00000001655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2698189">
                <text:p>0.00000002698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00000112382">
                <text:p>0.000000112382</text:p>
              </table:table-cell>
              <table:table-cell office:value-type="float" office:value="0.00000003698034">
                <text:p>0.00000003698034</text:p>
              </table:table-cell>
              <table:table-cell office:value-type="float" office:value="0.00000002000203">
                <text:p>0.00000002000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186798">
                <text:p>0.00000003186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6964911">
                <text:p>0.000000069649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138296">
                <text:p>0.00000003138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1529115">
                <text:p>0.00000001529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559311">
                <text:p>0.00000005593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97087">
                <text:p>0.00000003997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225947">
                <text:p>0.00000003225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6290045">
                <text:p>0.00000006290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06572083">
                <text:p>0.00000006572083</text:p>
              </table:table-cell>
              <table:table-cell office:value-type="float" office:value="0.00000003602751">
                <text:p>0.000000036027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000009274632">
                <text:p>0.00000009274632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6770767">
                <text:p>0.00000006770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601175">
                <text:p>0.00000003601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000001611902">
                <text:p>0.0000001611902</text:p>
              </table:table-cell>
              <table:table-cell office:value-type="float" office:value="0.00000007591368">
                <text:p>0.00000007591368</text:p>
              </table:table-cell>
              <table:table-cell office:value-type="float" office:value="0.00000003722224">
                <text:p>0.00000003722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303911">
                <text:p>0.000000033039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00002422539">
                <text:p>0.0000002422539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5883282">
                <text:p>0.000000058832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06572083">
                <text:p>0.00000006572083</text:p>
              </table:table-cell>
              <table:table-cell office:value-type="float" office:value="0.00000003348247">
                <text:p>0.00000003348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5903997">
                <text:p>0.00000005903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507183">
                <text:p>0.00000003507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70544">
                <text:p>0.00000003970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1548837">
                <text:p>0.00000001548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2523985">
                <text:p>0.000000025239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289037">
                <text:p>0.000000032890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5474885">
                <text:p>0.000000054748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482794">
                <text:p>0.00000003482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0000012975">
                <text:p>0.00000012975</text:p>
              </table:table-cell>
              <table:table-cell office:value-type="float" office:value="0.00000005207174">
                <text:p>0.00000005207174</text:p>
              </table:table-cell>
              <table:table-cell office:value-type="float" office:value="0.00000003941882">
                <text:p>0.000000039418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1227144">
                <text:p>0.00000001227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9355945">
                <text:p>0.00000009355945</text:p>
              </table:table-cell>
              <table:table-cell office:value-type="float" office:value="0.00000001620541">
                <text:p>0.00000001620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469472">
                <text:p>0.000000034694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2343333">
                <text:p>0.0000002343333</text:p>
              </table:table-cell>
              <table:table-cell office:value-type="float" office:value="0.00000003534061">
                <text:p>0.00000003534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1337938">
                <text:p>0.0000001337938</text:p>
              </table:table-cell>
              <table:table-cell office:value-type="float" office:value="0.00000003327524">
                <text:p>0.00000003327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2389323">
                <text:p>0.000000023893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07584281">
                <text:p>0.00000007584281</text:p>
              </table:table-cell>
              <table:table-cell office:value-type="float" office:value="0.00000003120085">
                <text:p>0.000000031200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663321">
                <text:p>0.000000016633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5549">
                <text:p>0.0000001355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0000001030272">
                <text:p>0.0000001030272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790959">
                <text:p>0.000000027909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76434">
                <text:p>0.0000000676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1834128">
                <text:p>0.00000001834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07514983">
                <text:p>0.00000007514983</text:p>
              </table:table-cell>
              <table:table-cell office:value-type="float" office:value="0.00000003374233">
                <text:p>0.00000003374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3563401">
                <text:p>0.000000035634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2339045">
                <text:p>0.00000002339045</text:p>
              </table:table-cell>
              <table:table-cell office:value-type="float" office:value="0.00000004774041">
                <text:p>0.000000047740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502675">
                <text:p>0.00000003502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343325">
                <text:p>0.00000001343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03535048">
                <text:p>0.000000003535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2047829">
                <text:p>0.000000020478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2038175">
                <text:p>0.00000002038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02956791">
                <text:p>0.00000002956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4493431">
                <text:p>0.00000004493431</text:p>
              </table:table-cell>
              <table:table-cell office:value-type="float" office:value="0.00000002965025">
                <text:p>0.000000029650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12714">
                <text:p>0.00000003127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1191867">
                <text:p>0.00000001191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00000003386535">
                <text:p>0.00000003386535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004669127">
                <text:p>0.0000000004669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08572108">
                <text:p>0.00000008572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3572206">
                <text:p>0.000000035722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00000303757">
                <text:p>0.00000030375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8336681">
                <text:p>0.000000008336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1337949">
                <text:p>0.00001337949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6760978">
                <text:p>0.000000067609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1143273">
                <text:p>0.00000011432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2795956">
                <text:p>0.000000027959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5531004">
                <text:p>0.00000005531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">
                <text:p>0</text:p>
              </table:table-cell>
              <table:table-cell office:value-type="float" office:value="0.00000007005096">
                <text:p>0.00000007005096</text:p>
              </table:table-cell>
              <table:table-cell office:value-type="float" office:value="0.00000002486542">
                <text:p>0.000000024865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648509">
                <text:p>0.000000064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7375669">
                <text:p>0.000000073756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03918378">
                <text:p>0.000000039183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1337949">
                <text:p>0.00001337949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2220457">
                <text:p>0.000000022204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0000303757">
                <text:p>0.00000030375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7593956">
                <text:p>0.0000000075939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5052191">
                <text:p>0.000000050521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1286672">
                <text:p>0.00000012866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0000003386535">
                <text:p>0.00000003386535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2469673">
                <text:p>0.000000024696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2366609">
                <text:p>0.000000023666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92932E-035">
                <text:p>6.492932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671322">
                <text:p>0.000000036713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4493431">
                <text:p>0.00000004493431</text:p>
              </table:table-cell>
              <table:table-cell office:value-type="float" office:value="0.00000008964975">
                <text:p>0.00000008964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1016784">
                <text:p>0.00000010167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1001061">
                <text:p>0.000000010010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8583534">
                <text:p>0.00000008583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1391628">
                <text:p>0.000000013916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660777">
                <text:p>0.000000016607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418259">
                <text:p>0.000000034182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6218621">
                <text:p>0.00000006218621</text:p>
              </table:table-cell>
              <table:table-cell office:value-type="float" office:value="0.0000001039935">
                <text:p>0.0000001039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5560624">
                <text:p>0.000000055606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1065262">
                <text:p>0.0000001065262</text:p>
              </table:table-cell>
              <table:table-cell office:value-type="float" office:value="0.0000000378549">
                <text:p>0.00000003785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3775192">
                <text:p>0.00000003775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940765">
                <text:p>0.000000069407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.000000148994">
                <text:p>0.000000148994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905786">
                <text:p>0.000000029057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09601">
                <text:p>0.00000013096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38935">
                <text:p>0.00000001389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02412967">
                <text:p>0.00000002412967</text:p>
              </table:table-cell>
              <table:table-cell office:value-type="float" office:value="0.00000003333512">
                <text:p>0.00000003333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1164576">
                <text:p>0.000000011645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05212093">
                <text:p>0.00000005212093</text:p>
              </table:table-cell>
              <table:table-cell office:value-type="float" office:value="0.00000003461534">
                <text:p>0.00000003461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06047784">
                <text:p>0.00000006047784</text:p>
              </table:table-cell>
              <table:table-cell office:value-type="float" office:value="0.00000003405399">
                <text:p>0.000000034053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39595">
                <text:p>0.00000003395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02402E-035">
                <text:p>6.602402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9355945">
                <text:p>0.00000009355945</text:p>
              </table:table-cell>
              <table:table-cell office:value-type="float" office:value="0.00000001655773">
                <text:p>0.00000001655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5437923">
                <text:p>0.000000054379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.00000012975">
                <text:p>0.00000012975</text:p>
              </table:table-cell>
              <table:table-cell office:value-type="float" office:value="0.00000003698034">
                <text:p>0.00000003698034</text:p>
              </table:table-cell>
              <table:table-cell office:value-type="float" office:value="0.00000002000203">
                <text:p>0.000000020002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186798">
                <text:p>0.000000031867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6964911">
                <text:p>0.000000069649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138296">
                <text:p>0.00000003138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1529115">
                <text:p>0.000000015291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559311">
                <text:p>0.00000005593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97087">
                <text:p>0.00000003997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225947">
                <text:p>0.000000032259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6290045">
                <text:p>0.000000062900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1582853">
                <text:p>0.0000001582853</text:p>
              </table:table-cell>
              <table:table-cell office:value-type="float" office:value="0.00000003602751">
                <text:p>0.00000003602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00000009274632">
                <text:p>0.00000009274632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6770767">
                <text:p>0.00000006770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601175">
                <text:p>0.00000003601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000001611902">
                <text:p>0.0000001611902</text:p>
              </table:table-cell>
              <table:table-cell office:value-type="float" office:value="0.00000007591368">
                <text:p>0.00000007591368</text:p>
              </table:table-cell>
              <table:table-cell office:value-type="float" office:value="0.00000003722224">
                <text:p>0.000000037222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303911">
                <text:p>0.000000033039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000002422539">
                <text:p>0.0000002422539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3142535">
                <text:p>0.00000003142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01416715">
                <text:p>0.00000001416715</text:p>
              </table:table-cell>
              <table:table-cell office:value-type="float" office:value="0.00000003348247">
                <text:p>0.000000033482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5903997">
                <text:p>0.000000059039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507183">
                <text:p>0.000000035071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70544">
                <text:p>0.000000039705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1548837">
                <text:p>0.000000015488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2523985">
                <text:p>0.000000025239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289037">
                <text:p>0.000000032890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5474885">
                <text:p>0.000000054748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482794">
                <text:p>0.000000034827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0000012975">
                <text:p>0.00000012975</text:p>
              </table:table-cell>
              <table:table-cell office:value-type="float" office:value="0.00000005207174">
                <text:p>0.00000005207174</text:p>
              </table:table-cell>
              <table:table-cell office:value-type="float" office:value="0.00000003941882">
                <text:p>0.000000039418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1227144">
                <text:p>0.00000001227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02402E-035">
                <text:p>6.602402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822693">
                <text:p>0.0000000822693</text:p>
              </table:table-cell>
              <table:table-cell office:value-type="float" office:value="0.00000001620541">
                <text:p>0.000000016205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469472">
                <text:p>0.000000034694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2343333">
                <text:p>0.0000002343333</text:p>
              </table:table-cell>
              <table:table-cell office:value-type="float" office:value="0.00000003534061">
                <text:p>0.000000035340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1337938">
                <text:p>0.0000001337938</text:p>
              </table:table-cell>
              <table:table-cell office:value-type="float" office:value="0.00000003327524">
                <text:p>0.00000003327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2389323">
                <text:p>0.00000002389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1724969">
                <text:p>0.0000001724969</text:p>
              </table:table-cell>
              <table:table-cell office:value-type="float" office:value="0.00000003120085">
                <text:p>0.000000031200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663321">
                <text:p>0.000000016633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5549">
                <text:p>0.0000001355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00000148994">
                <text:p>0.000000148994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790959">
                <text:p>0.000000027909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76434">
                <text:p>0.00000006764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1834128">
                <text:p>0.00000001834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07514983">
                <text:p>0.00000007514983</text:p>
              </table:table-cell>
              <table:table-cell office:value-type="float" office:value="0.00000003374233">
                <text:p>0.000000033742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4402559">
                <text:p>0.000000044025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6218621">
                <text:p>0.00000006218621</text:p>
              </table:table-cell>
              <table:table-cell office:value-type="float" office:value="0.00000004774041">
                <text:p>0.000000047740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502675">
                <text:p>0.000000035026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343325">
                <text:p>0.00000001343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03535048">
                <text:p>0.0000000035350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2047829">
                <text:p>0.000000020478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2038175">
                <text:p>0.00000002038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02607359">
                <text:p>0.000000026073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4493431">
                <text:p>0.00000004493431</text:p>
              </table:table-cell>
              <table:table-cell office:value-type="float" office:value="0.00000002965025">
                <text:p>0.000000029650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492932E-035">
                <text:p>6.492932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12714">
                <text:p>0.0000000312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1191867">
                <text:p>0.000000011918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00000003688429">
                <text:p>0.00000003688429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004669127">
                <text:p>0.0000000004669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08572108">
                <text:p>0.000000085721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3572206">
                <text:p>0.000000035722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000000303757">
                <text:p>0.00000030375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8336681">
                <text:p>0.0000000083366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337949">
                <text:p>0.00001337949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6760978">
                <text:p>0.000000067609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1569609">
                <text:p>0.00000015696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2795956">
                <text:p>0.000000027959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5531004">
                <text:p>0.000000055310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">
                <text:p>0</text:p>
              </table:table-cell>
              <table:table-cell office:value-type="float" office:value="0.00000007005096">
                <text:p>0.00000007005096</text:p>
              </table:table-cell>
              <table:table-cell office:value-type="float" office:value="0.00000002486542">
                <text:p>0.000000024865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648509">
                <text:p>0.00000006485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7375669">
                <text:p>0.000000073756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03918378">
                <text:p>0.000000039183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1337949">
                <text:p>0.00001337949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2220457">
                <text:p>0.000000022204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0000001387227">
                <text:p>0.000000138722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7593956">
                <text:p>0.0000000075939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5052191">
                <text:p>0.000000050521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1286672">
                <text:p>0.00000012866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00000003386535">
                <text:p>0.00000003386535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2469673">
                <text:p>0.000000024696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2366609">
                <text:p>0.000000023666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671322">
                <text:p>0.00000003671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4493431">
                <text:p>0.00000004493431</text:p>
              </table:table-cell>
              <table:table-cell office:value-type="float" office:value="0.00000008964975">
                <text:p>0.000000089649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1016784">
                <text:p>0.00000010167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1001061">
                <text:p>0.000000010010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8583534">
                <text:p>0.000000085835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1391628">
                <text:p>0.000000013916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660777">
                <text:p>0.000000016607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418259">
                <text:p>0.000000034182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6218621">
                <text:p>0.00000006218621</text:p>
              </table:table-cell>
              <table:table-cell office:value-type="float" office:value="0.0000001039935">
                <text:p>0.00000010399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3239024">
                <text:p>0.00000003239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1065262">
                <text:p>0.0000001065262</text:p>
              </table:table-cell>
              <table:table-cell office:value-type="float" office:value="0.0000000378549">
                <text:p>0.00000003785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3775192">
                <text:p>0.000000037751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940765">
                <text:p>0.00000006940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00000148994">
                <text:p>0.000000148994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905786">
                <text:p>0.000000029057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09601">
                <text:p>0.00000013096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38935">
                <text:p>0.0000000138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07584281">
                <text:p>0.00000007584281</text:p>
              </table:table-cell>
              <table:table-cell office:value-type="float" office:value="0.00000003333512">
                <text:p>0.00000003333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1164576">
                <text:p>0.000000011645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05212093">
                <text:p>0.00000005212093</text:p>
              </table:table-cell>
              <table:table-cell office:value-type="float" office:value="0.00000003461534">
                <text:p>0.000000034615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06047784">
                <text:p>0.00000006047784</text:p>
              </table:table-cell>
              <table:table-cell office:value-type="float" office:value="0.00000003405399">
                <text:p>0.000000034053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39595">
                <text:p>0.00000003395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822693">
                <text:p>0.0000000822693</text:p>
              </table:table-cell>
              <table:table-cell office:value-type="float" office:value="0.00000001655773">
                <text:p>0.000000016557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2698189">
                <text:p>0.000000026981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00000012975">
                <text:p>0.00000012975</text:p>
              </table:table-cell>
              <table:table-cell office:value-type="float" office:value="0.00000003698034">
                <text:p>0.00000003698034</text:p>
              </table:table-cell>
              <table:table-cell office:value-type="float" office:value="0.00000002000203">
                <text:p>0.000000020002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186798">
                <text:p>0.000000031867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6964911">
                <text:p>0.000000069649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138296">
                <text:p>0.000000031382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1529115">
                <text:p>0.00000001529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559311">
                <text:p>0.00000005593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97087">
                <text:p>0.000000039970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225947">
                <text:p>0.000000032259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6290045">
                <text:p>0.00000006290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06572083">
                <text:p>0.00000006572083</text:p>
              </table:table-cell>
              <table:table-cell office:value-type="float" office:value="0.00000003602751">
                <text:p>0.00000003602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0000009274632">
                <text:p>0.00000009274632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6770767">
                <text:p>0.000000067707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601175">
                <text:p>0.000000036011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.0000001611902">
                <text:p>0.0000001611902</text:p>
              </table:table-cell>
              <table:table-cell office:value-type="float" office:value="0.00000007591368">
                <text:p>0.00000007591368</text:p>
              </table:table-cell>
              <table:table-cell office:value-type="float" office:value="0.00000003722224">
                <text:p>0.00000003722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303911">
                <text:p>0.000000033039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000002422539">
                <text:p>0.0000002422539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5883282">
                <text:p>0.000000058832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06572083">
                <text:p>0.00000006572083</text:p>
              </table:table-cell>
              <table:table-cell office:value-type="float" office:value="0.00000003348247">
                <text:p>0.00000003348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5903997">
                <text:p>0.000000059039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507183">
                <text:p>0.000000035071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70544">
                <text:p>0.00000003970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1548837">
                <text:p>0.000000015488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2523985">
                <text:p>0.000000025239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289037">
                <text:p>0.000000032890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5474885">
                <text:p>0.000000054748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482794">
                <text:p>0.000000034827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000002060306">
                <text:p>0.0000002060306</text:p>
              </table:table-cell>
              <table:table-cell office:value-type="float" office:value="0.00000005207174">
                <text:p>0.00000005207174</text:p>
              </table:table-cell>
              <table:table-cell office:value-type="float" office:value="0.00000003941882">
                <text:p>0.000000039418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1227144">
                <text:p>0.000000012271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822693">
                <text:p>0.0000000822693</text:p>
              </table:table-cell>
              <table:table-cell office:value-type="float" office:value="0.00000001620541">
                <text:p>0.000000016205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469472">
                <text:p>0.000000034694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2343333">
                <text:p>0.0000002343333</text:p>
              </table:table-cell>
              <table:table-cell office:value-type="float" office:value="0.00000003534061">
                <text:p>0.000000035340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07838853">
                <text:p>0.00000007838853</text:p>
              </table:table-cell>
              <table:table-cell office:value-type="float" office:value="0.00000003327524">
                <text:p>0.000000033275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2389323">
                <text:p>0.000000023893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07584281">
                <text:p>0.00000007584281</text:p>
              </table:table-cell>
              <table:table-cell office:value-type="float" office:value="0.00000003120085">
                <text:p>0.000000031200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663321">
                <text:p>0.000000016633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5549">
                <text:p>0.0000001355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00000148994">
                <text:p>0.000000148994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790959">
                <text:p>0.000000027909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76434">
                <text:p>0.00000006764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1834128">
                <text:p>0.000000018341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07514983">
                <text:p>0.00000007514983</text:p>
              </table:table-cell>
              <table:table-cell office:value-type="float" office:value="0.00000003374233">
                <text:p>0.000000033742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1686572">
                <text:p>0.000000016865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2339045">
                <text:p>0.00000002339045</text:p>
              </table:table-cell>
              <table:table-cell office:value-type="float" office:value="0.00000004774041">
                <text:p>0.000000047740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502675">
                <text:p>0.000000035026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343325">
                <text:p>0.000000013433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03535048">
                <text:p>0.00000000353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2047829">
                <text:p>0.000000020478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2038175">
                <text:p>0.000000020381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02607359">
                <text:p>0.00000002607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4078912">
                <text:p>0.00000004078912</text:p>
              </table:table-cell>
              <table:table-cell office:value-type="float" office:value="0.00000002965025">
                <text:p>0.0000000296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12714">
                <text:p>0.00000003127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1191867">
                <text:p>0.000000011918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.00000003386535">
                <text:p>0.00000003386535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004669127">
                <text:p>0.00000000046691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08572108">
                <text:p>0.00000008572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3572206">
                <text:p>0.000000035722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000001387227">
                <text:p>0.000000138722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8336681">
                <text:p>0.0000000083366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337949">
                <text:p>0.00001337949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6760978">
                <text:p>0.000000067609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1569609">
                <text:p>0.00000015696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2795956">
                <text:p>0.000000027959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5531004">
                <text:p>0.00000005531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">
                <text:p>0</text:p>
              </table:table-cell>
              <table:table-cell office:value-type="float" office:value="0.00000007005096">
                <text:p>0.00000007005096</text:p>
              </table:table-cell>
              <table:table-cell office:value-type="float" office:value="0.00000002486542">
                <text:p>0.000000024865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.0000001461037">
                <text:p>0.0000001461037</text:p>
              </table:table-cell>
              <table:table-cell office:value-type="float" office:value="0.00000008709571">
                <text:p>0.00000008709571</text:p>
              </table:table-cell>
              <table:table-cell office:value-type="float" office:value="0.0000000648509">
                <text:p>0.00000006485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49148E-035">
                <text:p>6.349148E-035</text:p>
              </table:table-cell>
              <table:table-cell office:value-type="float" office:value="0.000000136702">
                <text:p>0.000000136702</text:p>
              </table:table-cell>
              <table:table-cell office:value-type="float" office:value="0.00000006291264">
                <text:p>0.00000006291264</text:p>
              </table:table-cell>
              <table:table-cell office:value-type="float" office:value="0.00000007375669">
                <text:p>0.000000073756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.0000001311313">
                <text:p>0.0000001311313</text:p>
              </table:table-cell>
              <table:table-cell office:value-type="float" office:value="0.00000006437802">
                <text:p>0.00000006437802</text:p>
              </table:table-cell>
              <table:table-cell office:value-type="float" office:value="0.00000003918378">
                <text:p>0.000000039183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000001438758">
                <text:p>0.0000001438758</text:p>
              </table:table-cell>
              <table:table-cell office:value-type="float" office:value="0.0000001389967">
                <text:p>0.0000001389967</text:p>
              </table:table-cell>
              <table:table-cell office:value-type="float" office:value="0.00000002220457">
                <text:p>0.000000022204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00000303757">
                <text:p>0.000000303757</text:p>
              </table:table-cell>
              <table:table-cell office:value-type="float" office:value="0.000000158125">
                <text:p>0.000000158125</text:p>
              </table:table-cell>
              <table:table-cell office:value-type="float" office:value="0.000000007593956">
                <text:p>0.0000000075939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0000003078176">
                <text:p>0.0000003078176</text:p>
              </table:table-cell>
              <table:table-cell office:value-type="float" office:value="0.00000004150555">
                <text:p>0.00000004150555</text:p>
              </table:table-cell>
              <table:table-cell office:value-type="float" office:value="0.00000005052191">
                <text:p>0.000000050521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.0000003147797">
                <text:p>0.0000003147797</text:p>
              </table:table-cell>
              <table:table-cell office:value-type="float" office:value="0.00000008929856">
                <text:p>0.00000008929856</text:p>
              </table:table-cell>
              <table:table-cell office:value-type="float" office:value="0.0000001286672">
                <text:p>0.00000012866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.00000003688429">
                <text:p>0.00000003688429</text:p>
              </table:table-cell>
              <table:table-cell office:value-type="float" office:value="0.0000001589625">
                <text:p>0.0000001589625</text:p>
              </table:table-cell>
              <table:table-cell office:value-type="float" office:value="0.00000002469673">
                <text:p>0.000000024696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.0000001370702">
                <text:p>0.0000001370702</text:p>
              </table:table-cell>
              <table:table-cell office:value-type="float" office:value="0.00000008043285">
                <text:p>0.00000008043285</text:p>
              </table:table-cell>
              <table:table-cell office:value-type="float" office:value="0.00000002366609">
                <text:p>0.000000023666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492932E-035">
                <text:p>6.492932E-035</text:p>
              </table:table-cell>
              <table:table-cell office:value-type="float" office:value="0.0000001324752">
                <text:p>0.0000001324752</text:p>
              </table:table-cell>
              <table:table-cell office:value-type="float" office:value="0.0000001109119">
                <text:p>0.0000001109119</text:p>
              </table:table-cell>
              <table:table-cell office:value-type="float" office:value="0.00000003671322">
                <text:p>0.000000036713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.0000003109016">
                <text:p>0.0000003109016</text:p>
              </table:table-cell>
              <table:table-cell office:value-type="float" office:value="0.00000007469816">
                <text:p>0.00000007469816</text:p>
              </table:table-cell>
              <table:table-cell office:value-type="float" office:value="0.00000008964975">
                <text:p>0.000000089649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.0000001427119">
                <text:p>0.0000001427119</text:p>
              </table:table-cell>
              <table:table-cell office:value-type="float" office:value="0.0000001766315">
                <text:p>0.0000001766315</text:p>
              </table:table-cell>
              <table:table-cell office:value-type="float" office:value="0.0000001016784">
                <text:p>0.00000010167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.0000001390903">
                <text:p>0.0000001390903</text:p>
              </table:table-cell>
              <table:table-cell office:value-type="float" office:value="0.0000001142017">
                <text:p>0.0000001142017</text:p>
              </table:table-cell>
              <table:table-cell office:value-type="float" office:value="0.00000001001061">
                <text:p>0.000000010010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.0000000400963">
                <text:p>0.0000000400963</text:p>
              </table:table-cell>
              <table:table-cell office:value-type="float" office:value="0.00000006921013">
                <text:p>0.00000006921013</text:p>
              </table:table-cell>
              <table:table-cell office:value-type="float" office:value="0.00000008583534">
                <text:p>0.000000085835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.0000001339484">
                <text:p>0.0000001339484</text:p>
              </table:table-cell>
              <table:table-cell office:value-type="float" office:value="0.000000063369">
                <text:p>0.000000063369</text:p>
              </table:table-cell>
              <table:table-cell office:value-type="float" office:value="0.00000001391628">
                <text:p>0.000000013916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0000001350975">
                <text:p>0.0000001350975</text:p>
              </table:table-cell>
              <table:table-cell office:value-type="float" office:value="0.00000007479351">
                <text:p>0.00000007479351</text:p>
              </table:table-cell>
              <table:table-cell office:value-type="float" office:value="0.00000001660777">
                <text:p>0.000000016607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0000001449031">
                <text:p>0.0000001449031</text:p>
              </table:table-cell>
              <table:table-cell office:value-type="float" office:value="0.00000003301245">
                <text:p>0.00000003301245</text:p>
              </table:table-cell>
              <table:table-cell office:value-type="float" office:value="0.00000003418259">
                <text:p>0.000000034182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.0000001377682">
                <text:p>0.0000001377682</text:p>
              </table:table-cell>
              <table:table-cell office:value-type="float" office:value="0.00000006218621">
                <text:p>0.00000006218621</text:p>
              </table:table-cell>
              <table:table-cell office:value-type="float" office:value="0.0000001039935">
                <text:p>0.00000010399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000003040258">
                <text:p>0.0000003040258</text:p>
              </table:table-cell>
              <table:table-cell office:value-type="float" office:value="0.00000001489872">
                <text:p>0.00000001489872</text:p>
              </table:table-cell>
              <table:table-cell office:value-type="float" office:value="0.00000003185295">
                <text:p>0.000000031852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00000140001">
                <text:p>0.000000140001</text:p>
              </table:table-cell>
              <table:table-cell office:value-type="float" office:value="0.0000001065262">
                <text:p>0.0000001065262</text:p>
              </table:table-cell>
              <table:table-cell office:value-type="float" office:value="0.0000000378549">
                <text:p>0.00000003785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0000001336108">
                <text:p>0.0000001336108</text:p>
              </table:table-cell>
              <table:table-cell office:value-type="float" office:value="0.0000001804363">
                <text:p>0.0000001804363</text:p>
              </table:table-cell>
              <table:table-cell office:value-type="float" office:value="0.00000003775192">
                <text:p>0.00000003775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.0000003125348">
                <text:p>0.0000003125348</text:p>
              </table:table-cell>
              <table:table-cell office:value-type="float" office:value="0.00000005372604">
                <text:p>0.00000005372604</text:p>
              </table:table-cell>
              <table:table-cell office:value-type="float" office:value="0.00000006940765">
                <text:p>0.000000069407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00000148994">
                <text:p>0.000000148994</text:p>
              </table:table-cell>
              <table:table-cell office:value-type="float" office:value="0.0000001178526">
                <text:p>0.0000001178526</text:p>
              </table:table-cell>
              <table:table-cell office:value-type="float" office:value="0.00000002905786">
                <text:p>0.000000029057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0000003678895">
                <text:p>0.00000003678895</text:p>
              </table:table-cell>
              <table:table-cell office:value-type="float" office:value="0.0000001198532">
                <text:p>0.0000001198532</text:p>
              </table:table-cell>
              <table:table-cell office:value-type="float" office:value="0.0000001309601">
                <text:p>0.00000013096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000003031887">
                <text:p>0.0000003031887</text:p>
              </table:table-cell>
              <table:table-cell office:value-type="float" office:value="0.0000001357952">
                <text:p>0.0000001357952</text:p>
              </table:table-cell>
              <table:table-cell office:value-type="float" office:value="0.0000000138935">
                <text:p>0.00000001389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.000000139148">
                <text:p>0.000000139148</text:p>
              </table:table-cell>
              <table:table-cell office:value-type="float" office:value="0.00000007584281">
                <text:p>0.00000007584281</text:p>
              </table:table-cell>
              <table:table-cell office:value-type="float" office:value="0.00000003333512">
                <text:p>0.000000033335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.0000001393675">
                <text:p>0.0000001393675</text:p>
              </table:table-cell>
              <table:table-cell office:value-type="float" office:value="0.00000003541153">
                <text:p>0.00000003541153</text:p>
              </table:table-cell>
              <table:table-cell office:value-type="float" office:value="0.00000001164576">
                <text:p>0.000000011645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.00000004130136">
                <text:p>0.00000004130136</text:p>
              </table:table-cell>
              <table:table-cell office:value-type="float" office:value="0.00000005212093">
                <text:p>0.00000005212093</text:p>
              </table:table-cell>
              <table:table-cell office:value-type="float" office:value="0.00000003461534">
                <text:p>0.000000034615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.0000001341215">
                <text:p>0.0000001341215</text:p>
              </table:table-cell>
              <table:table-cell office:value-type="float" office:value="0.00000006047784">
                <text:p>0.00000006047784</text:p>
              </table:table-cell>
              <table:table-cell office:value-type="float" office:value="0.00000003405399">
                <text:p>0.000000034053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2817797">
                <text:p>0.000002817797</text:p>
              </table:table-cell>
              <table:table-cell office:value-type="float" office:value="0.0000001335691">
                <text:p>0.0000001335691</text:p>
              </table:table-cell>
              <table:table-cell office:value-type="float" office:value="0.0000000805763">
                <text:p>0.0000000805763</text:p>
              </table:table-cell>
              <table:table-cell office:value-type="float" office:value="0.0000000339595">
                <text:p>0.00000003395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602402E-035">
                <text:p>6.602402E-035</text:p>
              </table:table-cell>
              <table:table-cell office:value-type="float" office:value="0.0000001499985">
                <text:p>0.0000001499985</text:p>
              </table:table-cell>
              <table:table-cell office:value-type="float" office:value="0.0000000822693">
                <text:p>0.0000000822693</text:p>
              </table:table-cell>
              <table:table-cell office:value-type="float" office:value="0.00000001655773">
                <text:p>0.000000016557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000001290681">
                <text:p>0.0000001290681</text:p>
              </table:table-cell>
              <table:table-cell office:value-type="float" office:value="0.00000006170329">
                <text:p>0.00000006170329</text:p>
              </table:table-cell>
              <table:table-cell office:value-type="float" office:value="0.00000002698189">
                <text:p>0.00000002698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.00000012975">
                <text:p>0.00000012975</text:p>
              </table:table-cell>
              <table:table-cell office:value-type="float" office:value="0.00000003698034">
                <text:p>0.00000003698034</text:p>
              </table:table-cell>
              <table:table-cell office:value-type="float" office:value="0.00000002000203">
                <text:p>0.000000020002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.0000001427362">
                <text:p>0.0000001427362</text:p>
              </table:table-cell>
              <table:table-cell office:value-type="float" office:value="0.00000007149463">
                <text:p>0.00000007149463</text:p>
              </table:table-cell>
              <table:table-cell office:value-type="float" office:value="0.00000003186798">
                <text:p>0.000000031867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000001296119">
                <text:p>0.0000001296119</text:p>
              </table:table-cell>
              <table:table-cell office:value-type="float" office:value="0.00000007424446">
                <text:p>0.00000007424446</text:p>
              </table:table-cell>
              <table:table-cell office:value-type="float" office:value="0.00000006964911">
                <text:p>0.000000069649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000001278454">
                <text:p>0.0000001278454</text:p>
              </table:table-cell>
              <table:table-cell office:value-type="float" office:value="0.00000006785793">
                <text:p>0.00000006785793</text:p>
              </table:table-cell>
              <table:table-cell office:value-type="float" office:value="0.00000003138296">
                <text:p>0.000000031382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.000000142095">
                <text:p>0.000000142095</text:p>
              </table:table-cell>
              <table:table-cell office:value-type="float" office:value="0.00000006501669">
                <text:p>0.00000006501669</text:p>
              </table:table-cell>
              <table:table-cell office:value-type="float" office:value="0.00000001529115">
                <text:p>0.000000015291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0000001411011">
                <text:p>0.0000001411011</text:p>
              </table:table-cell>
              <table:table-cell office:value-type="float" office:value="0.00000007198942">
                <text:p>0.00000007198942</text:p>
              </table:table-cell>
              <table:table-cell office:value-type="float" office:value="0.0000000559311">
                <text:p>0.00000005593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0000001408768">
                <text:p>0.0000001408768</text:p>
              </table:table-cell>
              <table:table-cell office:value-type="float" office:value="0.00000006833594">
                <text:p>0.00000006833594</text:p>
              </table:table-cell>
              <table:table-cell office:value-type="float" office:value="0.00000003997087">
                <text:p>0.000000039970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0000001389913">
                <text:p>0.0000001389913</text:p>
              </table:table-cell>
              <table:table-cell office:value-type="float" office:value="0.00000006507891">
                <text:p>0.00000006507891</text:p>
              </table:table-cell>
              <table:table-cell office:value-type="float" office:value="0.00000003225947">
                <text:p>0.000000032259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000001368367">
                <text:p>0.0000001368367</text:p>
              </table:table-cell>
              <table:table-cell office:value-type="float" office:value="0.00000006663054">
                <text:p>0.00000006663054</text:p>
              </table:table-cell>
              <table:table-cell office:value-type="float" office:value="0.00000006290045">
                <text:p>0.000000062900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000001369709">
                <text:p>0.0000001369709</text:p>
              </table:table-cell>
              <table:table-cell office:value-type="float" office:value="0.00000006572083">
                <text:p>0.00000006572083</text:p>
              </table:table-cell>
              <table:table-cell office:value-type="float" office:value="0.00000003602751">
                <text:p>0.000000036027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000001375187">
                <text:p>0.0000001375187</text:p>
              </table:table-cell>
              <table:table-cell office:value-type="float" office:value="0.0000000661599">
                <text:p>0.0000000661599</text:p>
              </table:table-cell>
              <table:table-cell office:value-type="float" office:value="0.0000000378315">
                <text:p>0.00000003783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.0000001377165">
                <text:p>0.0000001377165</text:p>
              </table:table-cell>
              <table:table-cell office:value-type="float" office:value="0.00000006597117">
                <text:p>0.00000006597117</text:p>
              </table:table-cell>
              <table:table-cell office:value-type="float" office:value="0.00000003601175">
                <text:p>0.00000003601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6cm" svg:height="13.338cm" xlink:href=".." chart:class="chart:line" chart:style-name="ch1">
        <chart:title svg:x="12.818cm" svg:y="0.267cm" chart:style-name="ch2">
          <text:p>Ellipse</text:p>
        </chart:title>
        <chart:subtitle svg:x="10.94cm" svg:y="1.036cm" chart:style-name="ch3">
          <text:p>Forth Order of Hu's Moments</text:p>
        </chart:subtitle>
        <chart:legend chart:legend-position="end" svg:x="24.527cm" svg:y="5.825cm" chart:style-name="ch4"/>
        <chart:plot-area chart:style-name="ch5" table:cell-range-address="ellipse_5_30.E1:ellipse_5_30.E360 ellipse_25_60.E1:ellipse_25_60.E360 ellipse_28_92.E1:ellipse_28_92.E360 ellipse_60_50.E1:ellipse_60_50.E360" svg:x="0.877cm" svg:y="1.753cm" svg:width="23.112cm" svg:height="10.988cm">
          <chart:axis chart:dimension="x" chart:name="primary-x" chart:style-name="ch6">
            <chart:title svg:x="12.295cm" svg:y="12.435cm" chart:style-name="ch7">
              <text:p>Angle</text:p>
            </chart:title>
          </chart:axis>
          <chart:axis chart:dimension="y" chart:name="primary-y" chart:style-name="ch8">
            <chart:title svg:x="0.54cm" svg:y="7.729cm" chart:style-name="ch9">
              <text:p>Coefficient</text:p>
            </chart:title>
          </chart:axis>
          <chart:series chart:style-name="ch10" chart:values-cell-range-address="ellipse_5_30.E1:ellipse_5_30.E360" chart:class="chart:line">
            <chart:data-point chart:repeated="360"/>
          </chart:series>
          <chart:series chart:style-name="ch11" chart:values-cell-range-address="ellipse_25_60.E1:ellipse_25_60.E360" chart:class="chart:line">
            <chart:data-point chart:repeated="360"/>
          </chart:series>
          <chart:series chart:style-name="ch12" chart:values-cell-range-address="ellipse_28_92.E1:ellipse_28_92.E360" chart:class="chart:line">
            <chart:data-point chart:repeated="360"/>
          </chart:series>
          <chart:series chart:style-name="ch13" chart:values-cell-range-address="ellipse_60_50.E1:ellipse_60_50.E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E1:ellipse_5_30.E360">0</text:p>
              </table:table-cell>
              <table:table-cell office:value-type="float" office:value="0.0000000502206">
                <text:p text:id="ellipse_25_60.E1:ellipse_25_60.E360">0.0000000502206</text:p>
              </table:table-cell>
              <table:table-cell office:value-type="float" office:value="0.00000003650633">
                <text:p text:id="ellipse_28_92.E1:ellipse_28_92.E360">0.00000003650633</text:p>
              </table:table-cell>
              <table:table-cell office:value-type="float" office:value="0.0000000002582916">
                <text:p text:id="ellipse_60_50.E1:ellipse_60_50.E360">0.00000000025829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3452342">
                <text:p>0.0000000003452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003966459">
                <text:p>0.00000003966459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624892">
                <text:p>0.000000000624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2995724">
                <text:p>0.00000002995724</text:p>
              </table:table-cell>
              <table:table-cell office:value-type="float" office:value="0.0000000002247447">
                <text:p>0.0000000002247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4396274">
                <text:p>0.0000000004396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501775">
                <text:p>0.0000000002501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885877">
                <text:p>0.0000000003885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1406683">
                <text:p>0.0000000001406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3554463">
                <text:p>0.0000000003554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2703651">
                <text:p>0.0000000002703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3409636">
                <text:p>0.0000000003409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1488792">
                <text:p>0.0000000001488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0004233837">
                <text:p>0.00000004233837</text:p>
              </table:table-cell>
              <table:table-cell office:value-type="float" office:value="0.00000001074895">
                <text:p>0.00000001074895</text:p>
              </table:table-cell>
              <table:table-cell office:value-type="float" office:value="0.0000000002186372">
                <text:p>0.0000000002186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1191694">
                <text:p>0.0000000001191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53703E-035">
                <text:p>9.553703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452863">
                <text:p>0.00000003452863</text:p>
              </table:table-cell>
              <table:table-cell office:value-type="float" office:value="0.0000000001291698">
                <text:p>0.0000000001291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1931703">
                <text:p>0.0000000001931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1011643">
                <text:p>0.0000001011643</text:p>
              </table:table-cell>
              <table:table-cell office:value-type="float" office:value="0.0000000001700642">
                <text:p>0.0000000001700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563945">
                <text:p>0.0000000563945</text:p>
              </table:table-cell>
              <table:table-cell office:value-type="float" office:value="0.0000000002000244">
                <text:p>0.0000000002000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1584971">
                <text:p>0.0000000001584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3728766">
                <text:p>0.00000003728766</text:p>
              </table:table-cell>
              <table:table-cell office:value-type="float" office:value="0.0000000001436307">
                <text:p>0.0000000001436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05768293">
                <text:p>0.00000000005768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7561248">
                <text:p>0.0000000007561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004024014">
                <text:p>0.00000004024014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1410313">
                <text:p>0.0000000001410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49019">
                <text:p>0.000000000549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1495705">
                <text:p>0.0000000001495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1981025">
                <text:p>0.00000001981025</text:p>
              </table:table-cell>
              <table:table-cell office:value-type="float" office:value="0.0000000003128057">
                <text:p>0.0000000003128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3662535">
                <text:p>0.0000000003662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1342879">
                <text:p>0.00000001342879</text:p>
              </table:table-cell>
              <table:table-cell office:value-type="float" office:value="0.0000000003482698">
                <text:p>0.0000000003482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3318343">
                <text:p>0.0000000003318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1560329">
                <text:p>0.0000000001560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01119408">
                <text:p>0.00000000001119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2349798">
                <text:p>0.0000000002349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1973268">
                <text:p>0.0000000001973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3711891">
                <text:p>0.0000000003711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746087">
                <text:p>0.00000001746087</text:p>
              </table:table-cell>
              <table:table-cell office:value-type="float" office:value="0.0000000003067268">
                <text:p>0.0000000003067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506181E-035">
                <text:p>9.506181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2503113">
                <text:p>0.0000000002503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0357602">
                <text:p>0.0000000000357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0000007446242">
                <text:p>0.000000007446242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01879239">
                <text:p>0.00000000001879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5289777">
                <text:p>0.0000000005289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2288079">
                <text:p>0.0000000002288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0008642544">
                <text:p>0.00000008642544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09818395">
                <text:p>0.00000000009818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5775998">
                <text:p>0.0000000005775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1142244">
                <text:p>0.000000001142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2797459">
                <text:p>0.0000000002797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5012854">
                <text:p>0.0000000005012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">
                <text:p>0</text:p>
              </table:table-cell>
              <table:table-cell office:value-type="float" office:value="0.00000003087864">
                <text:p>0.00000003087864</text:p>
              </table:table-cell>
              <table:table-cell office:value-type="float" office:value="0.0000000001175649">
                <text:p>0.0000000001175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3875616">
                <text:p>0.0000000003875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6436882">
                <text:p>0.0000000006436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04608164">
                <text:p>0.0000000004608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9773584">
                <text:p>0.000009773584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1122834">
                <text:p>0.0000000001122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0008642544">
                <text:p>0.00000008642544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1261721">
                <text:p>0.0000000001261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3764762">
                <text:p>0.0000000003764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953261">
                <text:p>0.0000000009532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0000007446242">
                <text:p>0.000000007446242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2940627">
                <text:p>0.0000000002940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302243">
                <text:p>0.000000000302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1959883">
                <text:p>0.0000000001959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849799">
                <text:p>0.00000001849799</text:p>
              </table:table-cell>
              <table:table-cell office:value-type="float" office:value="0.0000000006092361">
                <text:p>0.0000000006092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3892588">
                <text:p>0.00000000038925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08440204">
                <text:p>0.00000000008440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6295138">
                <text:p>0.0000000006295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2023068">
                <text:p>0.0000000002023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09878398">
                <text:p>0.000000000098783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1531218">
                <text:p>0.0000000001531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1342879">
                <text:p>0.00000001342879</text:p>
              </table:table-cell>
              <table:table-cell office:value-type="float" office:value="0.0000000008476591">
                <text:p>0.0000000008476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1499135">
                <text:p>0.0000000001499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508859">
                <text:p>0.0000000508859</text:p>
              </table:table-cell>
              <table:table-cell office:value-type="float" office:value="0.0000000002107385">
                <text:p>0.0000000002107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3297822">
                <text:p>0.0000000003297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289749">
                <text:p>0.0000000005289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000002416241">
                <text:p>0.00000002416241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4775299">
                <text:p>0.0000000004775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9428148">
                <text:p>0.0000000009428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1782146">
                <text:p>0.00000000017821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3050621">
                <text:p>0.00000003050621</text:p>
              </table:table-cell>
              <table:table-cell office:value-type="float" office:value="0.0000000003028295">
                <text:p>0.0000000003028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06729631">
                <text:p>0.00000000006729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3493937">
                <text:p>0.00000003493937</text:p>
              </table:table-cell>
              <table:table-cell office:value-type="float" office:value="0.0000000002892322">
                <text:p>0.0000000002892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03045663">
                <text:p>0.00000003045663</text:p>
              </table:table-cell>
              <table:table-cell office:value-type="float" office:value="0.0000000003952162">
                <text:p>0.0000000003952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2884327">
                <text:p>0.0000000002884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452863">
                <text:p>0.00000003452863</text:p>
              </table:table-cell>
              <table:table-cell office:value-type="float" office:value="0.0000000001904691">
                <text:p>0.00000000019046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219995">
                <text:p>0.000000000219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0000003087675">
                <text:p>0.00000003087675</text:p>
              </table:table-cell>
              <table:table-cell office:value-type="float" office:value="0.00000001730761">
                <text:p>0.00000001730761</text:p>
              </table:table-cell>
              <table:table-cell office:value-type="float" office:value="0.0000000002752466">
                <text:p>0.0000000002752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3798584">
                <text:p>0.0000000003798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5984702">
                <text:p>0.0000000005984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1696358">
                <text:p>0.0000000001696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09216498">
                <text:p>0.00000000009216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5305444">
                <text:p>0.0000000005305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486125">
                <text:p>0.0000000003486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096775">
                <text:p>0.0000000002096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3110611">
                <text:p>0.00000000031106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2995724">
                <text:p>0.00000002995724</text:p>
              </table:table-cell>
              <table:table-cell office:value-type="float" office:value="0.0000000003269284">
                <text:p>0.0000000003269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000002390798">
                <text:p>0.00000002390798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2954867">
                <text:p>0.0000000002954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1684293">
                <text:p>0.0000000001684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000000502206">
                <text:p>0.0000000502206</text:p>
              </table:table-cell>
              <table:table-cell office:value-type="float" office:value="0.00000003650633">
                <text:p>0.00000003650633</text:p>
              </table:table-cell>
              <table:table-cell office:value-type="float" office:value="0.0000000002582916">
                <text:p>0.00000000025829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3452342">
                <text:p>0.00000000034523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000006329481">
                <text:p>0.00000006329481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624892">
                <text:p>0.000000000624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2995724">
                <text:p>0.00000002995724</text:p>
              </table:table-cell>
              <table:table-cell office:value-type="float" office:value="0.0000000002247447">
                <text:p>0.0000000002247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4396274">
                <text:p>0.0000000004396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501775">
                <text:p>0.0000000002501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885877">
                <text:p>0.00000000038858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1406683">
                <text:p>0.00000000014066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3554463">
                <text:p>0.00000000035544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2703651">
                <text:p>0.0000000002703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3409636">
                <text:p>0.0000000003409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1488792">
                <text:p>0.0000000001488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0000004233837">
                <text:p>0.00000004233837</text:p>
              </table:table-cell>
              <table:table-cell office:value-type="float" office:value="0.00000001074895">
                <text:p>0.00000001074895</text:p>
              </table:table-cell>
              <table:table-cell office:value-type="float" office:value="0.0000000002186372">
                <text:p>0.0000000002186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08945356">
                <text:p>0.000000000089453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452863">
                <text:p>0.00000003452863</text:p>
              </table:table-cell>
              <table:table-cell office:value-type="float" office:value="0.0000000001291698">
                <text:p>0.0000000001291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1931703">
                <text:p>0.00000000019317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1011643">
                <text:p>0.0000001011643</text:p>
              </table:table-cell>
              <table:table-cell office:value-type="float" office:value="0.0000000001700642">
                <text:p>0.00000000017006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563945">
                <text:p>0.0000000563945</text:p>
              </table:table-cell>
              <table:table-cell office:value-type="float" office:value="0.0000000002000244">
                <text:p>0.00000000020002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1584971">
                <text:p>0.0000000001584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3050621">
                <text:p>0.00000003050621</text:p>
              </table:table-cell>
              <table:table-cell office:value-type="float" office:value="0.0000000001436307">
                <text:p>0.00000000014363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05768293">
                <text:p>0.00000000005768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7561248">
                <text:p>0.0000000007561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00000002416241">
                <text:p>0.00000002416241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1410313">
                <text:p>0.0000000001410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49019">
                <text:p>0.000000000549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1495705">
                <text:p>0.0000000001495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1981025">
                <text:p>0.00000001981025</text:p>
              </table:table-cell>
              <table:table-cell office:value-type="float" office:value="0.0000000003128057">
                <text:p>0.0000000003128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3662535">
                <text:p>0.0000000003662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07561781">
                <text:p>0.000000007561781</text:p>
              </table:table-cell>
              <table:table-cell office:value-type="float" office:value="0.0000000003482698">
                <text:p>0.0000000003482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3318343">
                <text:p>0.00000000033183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1560329">
                <text:p>0.00000000015603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01119408">
                <text:p>0.00000000001119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2349798">
                <text:p>0.00000000023497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1973268">
                <text:p>0.0000000001973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4210093">
                <text:p>0.0000000004210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687651">
                <text:p>0.00000001687651</text:p>
              </table:table-cell>
              <table:table-cell office:value-type="float" office:value="0.0000000003067268">
                <text:p>0.0000000003067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2503113">
                <text:p>0.00000000025031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0357602">
                <text:p>0.0000000000357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000000007446242">
                <text:p>0.000000007446242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01879239">
                <text:p>0.000000000018792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5289777">
                <text:p>0.0000000005289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2288079">
                <text:p>0.00000000022880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0000008642544">
                <text:p>0.00000008642544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09818395">
                <text:p>0.00000000009818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9773584">
                <text:p>0.000009773584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5775998">
                <text:p>0.0000000005775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08364541">
                <text:p>0.00000000083645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2797459">
                <text:p>0.00000000027974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5012854">
                <text:p>0.00000000050128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">
                <text:p>0</text:p>
              </table:table-cell>
              <table:table-cell office:value-type="float" office:value="0.00000003087864">
                <text:p>0.00000003087864</text:p>
              </table:table-cell>
              <table:table-cell office:value-type="float" office:value="0.0000000001175649">
                <text:p>0.0000000001175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3875616">
                <text:p>0.00000000038756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6436882">
                <text:p>0.00000000064368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04608164">
                <text:p>0.0000000004608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9773584">
                <text:p>0.000009773584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1122834">
                <text:p>0.0000000001122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000008642544">
                <text:p>0.00000008642544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1261721">
                <text:p>0.00000000012617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3764762">
                <text:p>0.00000000037647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953261">
                <text:p>0.0000000009532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00000007446242">
                <text:p>0.000000007446242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2940627">
                <text:p>0.00000000029406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302243">
                <text:p>0.0000000003022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506181E-035">
                <text:p>9.506181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1959883">
                <text:p>0.00000000019598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687651">
                <text:p>0.00000001687651</text:p>
              </table:table-cell>
              <table:table-cell office:value-type="float" office:value="0.0000000006092361">
                <text:p>0.00000000060923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7020163">
                <text:p>0.00000000070201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08440204">
                <text:p>0.00000000008440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6295138">
                <text:p>0.00000000062951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2023068">
                <text:p>0.00000000020230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09878398">
                <text:p>0.000000000098783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1531218">
                <text:p>0.0000000001531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1342879">
                <text:p>0.00000001342879</text:p>
              </table:table-cell>
              <table:table-cell office:value-type="float" office:value="0.0000000008476591">
                <text:p>0.00000000084765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2807405">
                <text:p>0.00000000028074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508859">
                <text:p>0.0000000508859</text:p>
              </table:table-cell>
              <table:table-cell office:value-type="float" office:value="0.0000000002107385">
                <text:p>0.0000000002107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3297822">
                <text:p>0.0000000003297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289749">
                <text:p>0.00000000052897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.00000004024014">
                <text:p>0.00000004024014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4775299">
                <text:p>0.0000000004775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9428148">
                <text:p>0.00000000094281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1782146">
                <text:p>0.00000000017821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1014007">
                <text:p>0.00000001014007</text:p>
              </table:table-cell>
              <table:table-cell office:value-type="float" office:value="0.0000000003028295">
                <text:p>0.00000000030282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06729631">
                <text:p>0.00000000006729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1996492">
                <text:p>0.00000001996492</text:p>
              </table:table-cell>
              <table:table-cell office:value-type="float" office:value="0.0000000002892322">
                <text:p>0.00000000028923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03045663">
                <text:p>0.00000003045663</text:p>
              </table:table-cell>
              <table:table-cell office:value-type="float" office:value="0.0000000003952162">
                <text:p>0.00000000039521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2884327">
                <text:p>0.00000000028843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53703E-035">
                <text:p>9.553703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452863">
                <text:p>0.00000003452863</text:p>
              </table:table-cell>
              <table:table-cell office:value-type="float" office:value="0.0000000001904691">
                <text:p>0.00000000019046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4892358">
                <text:p>0.0000000004892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.00000004233837">
                <text:p>0.00000004233837</text:p>
              </table:table-cell>
              <table:table-cell office:value-type="float" office:value="0.00000001730761">
                <text:p>0.00000001730761</text:p>
              </table:table-cell>
              <table:table-cell office:value-type="float" office:value="0.0000000002752466">
                <text:p>0.00000000027524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3798584">
                <text:p>0.00000000037985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5984702">
                <text:p>0.00000000059847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1696358">
                <text:p>0.00000000016963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09216498">
                <text:p>0.000000000092164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5305444">
                <text:p>0.0000000005305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486125">
                <text:p>0.0000000003486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096775">
                <text:p>0.00000000020967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3110611">
                <text:p>0.0000000003110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7165929">
                <text:p>0.00000007165929</text:p>
              </table:table-cell>
              <table:table-cell office:value-type="float" office:value="0.0000000003269284">
                <text:p>0.00000000032692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00000002390798">
                <text:p>0.00000002390798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2954867">
                <text:p>0.0000000002954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1684293">
                <text:p>0.00000000016842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000000502206">
                <text:p>0.0000000502206</text:p>
              </table:table-cell>
              <table:table-cell office:value-type="float" office:value="0.00000003650633">
                <text:p>0.00000003650633</text:p>
              </table:table-cell>
              <table:table-cell office:value-type="float" office:value="0.0000000002582916">
                <text:p>0.00000000025829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3452342">
                <text:p>0.0000000003452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0000006329481">
                <text:p>0.00000006329481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4038158">
                <text:p>0.0000000004038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06164883">
                <text:p>0.000000006164883</text:p>
              </table:table-cell>
              <table:table-cell office:value-type="float" office:value="0.0000000002247447">
                <text:p>0.0000000002247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4396274">
                <text:p>0.00000000043962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501775">
                <text:p>0.0000000002501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885877">
                <text:p>0.00000000038858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1406683">
                <text:p>0.00000000014066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3554463">
                <text:p>0.00000000035544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2703651">
                <text:p>0.00000000027036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3409636">
                <text:p>0.00000000034096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1488792">
                <text:p>0.00000000014887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0000004233837">
                <text:p>0.00000004233837</text:p>
              </table:table-cell>
              <table:table-cell office:value-type="float" office:value="0.00000001074895">
                <text:p>0.00000001074895</text:p>
              </table:table-cell>
              <table:table-cell office:value-type="float" office:value="0.0000000002186372">
                <text:p>0.0000000002186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08945356">
                <text:p>0.000000000089453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53703E-035">
                <text:p>9.553703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394779">
                <text:p>0.00000003394779</text:p>
              </table:table-cell>
              <table:table-cell office:value-type="float" office:value="0.0000000001291698">
                <text:p>0.00000000012916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1931703">
                <text:p>0.00000000019317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1011643">
                <text:p>0.0000001011643</text:p>
              </table:table-cell>
              <table:table-cell office:value-type="float" office:value="0.0000000001700642">
                <text:p>0.0000000001700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563945">
                <text:p>0.0000000563945</text:p>
              </table:table-cell>
              <table:table-cell office:value-type="float" office:value="0.0000000002000244">
                <text:p>0.0000000002000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1584971">
                <text:p>0.00000000015849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7192528">
                <text:p>0.00000007192528</text:p>
              </table:table-cell>
              <table:table-cell office:value-type="float" office:value="0.0000000001436307">
                <text:p>0.00000000014363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05768293">
                <text:p>0.000000000057682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7561248">
                <text:p>0.00000000075612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0000004024014">
                <text:p>0.00000004024014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1410313">
                <text:p>0.00000000014103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49019">
                <text:p>0.0000000005490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1495705">
                <text:p>0.00000000014957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1981025">
                <text:p>0.00000001981025</text:p>
              </table:table-cell>
              <table:table-cell office:value-type="float" office:value="0.0000000003128057">
                <text:p>0.00000000031280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5564132">
                <text:p>0.0000000005564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1342879">
                <text:p>0.00000001342879</text:p>
              </table:table-cell>
              <table:table-cell office:value-type="float" office:value="0.0000000003482698">
                <text:p>0.00000000034826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3318343">
                <text:p>0.00000000033183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1560329">
                <text:p>0.00000000015603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01119408">
                <text:p>0.00000000001119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2349798">
                <text:p>0.00000000023497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1973268">
                <text:p>0.0000000001973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3711891">
                <text:p>0.00000000037118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687651">
                <text:p>0.00000001687651</text:p>
              </table:table-cell>
              <table:table-cell office:value-type="float" office:value="0.0000000003067268">
                <text:p>0.0000000003067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506181E-035">
                <text:p>9.506181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2503113">
                <text:p>0.00000000025031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0357602">
                <text:p>0.00000000003576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00000001062313">
                <text:p>0.00000001062313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01879239">
                <text:p>0.000000000018792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5289777">
                <text:p>0.00000000052897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2288079">
                <text:p>0.00000000022880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00000008642544">
                <text:p>0.00000008642544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09818395">
                <text:p>0.00000000009818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9773584">
                <text:p>0.000009773584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5775998">
                <text:p>0.0000000005775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1142244">
                <text:p>0.0000000011422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2797459">
                <text:p>0.00000000027974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5012854">
                <text:p>0.00000000050128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">
                <text:p>0</text:p>
              </table:table-cell>
              <table:table-cell office:value-type="float" office:value="0.00000003087864">
                <text:p>0.00000003087864</text:p>
              </table:table-cell>
              <table:table-cell office:value-type="float" office:value="0.0000000001175649">
                <text:p>0.00000000011756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3875616">
                <text:p>0.00000000038756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6436882">
                <text:p>0.00000000064368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04608164">
                <text:p>0.0000000004608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9773584">
                <text:p>0.000009773584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1122834">
                <text:p>0.0000000001122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00000003856258">
                <text:p>0.00000003856258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1261721">
                <text:p>0.00000000012617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3764762">
                <text:p>0.00000000037647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953261">
                <text:p>0.0000000009532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000000007446242">
                <text:p>0.000000007446242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2940627">
                <text:p>0.00000000029406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302243">
                <text:p>0.0000000003022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1959883">
                <text:p>0.0000000001959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687651">
                <text:p>0.00000001687651</text:p>
              </table:table-cell>
              <table:table-cell office:value-type="float" office:value="0.0000000006092361">
                <text:p>0.00000000060923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7020163">
                <text:p>0.00000000070201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08440204">
                <text:p>0.000000000084402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6295138">
                <text:p>0.00000000062951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2023068">
                <text:p>0.00000000020230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09878398">
                <text:p>0.000000000098783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1531218">
                <text:p>0.0000000001531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1342879">
                <text:p>0.00000001342879</text:p>
              </table:table-cell>
              <table:table-cell office:value-type="float" office:value="0.0000000008476591">
                <text:p>0.00000000084765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2200124">
                <text:p>0.00000000022001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508859">
                <text:p>0.0000000508859</text:p>
              </table:table-cell>
              <table:table-cell office:value-type="float" office:value="0.0000000002107385">
                <text:p>0.00000000021073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3297822">
                <text:p>0.00000000032978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289749">
                <text:p>0.00000000052897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0000004024014">
                <text:p>0.00000004024014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4775299">
                <text:p>0.00000000047752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9428148">
                <text:p>0.0000000009428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1782146">
                <text:p>0.00000000017821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3050621">
                <text:p>0.00000003050621</text:p>
              </table:table-cell>
              <table:table-cell office:value-type="float" office:value="0.0000000003028295">
                <text:p>0.00000000030282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06729631">
                <text:p>0.000000000067296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1996492">
                <text:p>0.00000001996492</text:p>
              </table:table-cell>
              <table:table-cell office:value-type="float" office:value="0.0000000002892322">
                <text:p>0.00000000028923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03045663">
                <text:p>0.00000003045663</text:p>
              </table:table-cell>
              <table:table-cell office:value-type="float" office:value="0.0000000003952162">
                <text:p>0.0000000003952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2884327">
                <text:p>0.00000000028843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394779">
                <text:p>0.00000003394779</text:p>
              </table:table-cell>
              <table:table-cell office:value-type="float" office:value="0.0000000001904691">
                <text:p>0.00000000019046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219995">
                <text:p>0.0000000002199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00000004233837">
                <text:p>0.00000004233837</text:p>
              </table:table-cell>
              <table:table-cell office:value-type="float" office:value="0.00000001730761">
                <text:p>0.00000001730761</text:p>
              </table:table-cell>
              <table:table-cell office:value-type="float" office:value="0.0000000002752466">
                <text:p>0.00000000027524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3798584">
                <text:p>0.00000000037985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5984702">
                <text:p>0.00000000059847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1696358">
                <text:p>0.00000000016963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09216498">
                <text:p>0.000000000092164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5305444">
                <text:p>0.0000000005305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486125">
                <text:p>0.0000000003486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096775">
                <text:p>0.00000000020967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3110611">
                <text:p>0.00000000031106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2995724">
                <text:p>0.00000002995724</text:p>
              </table:table-cell>
              <table:table-cell office:value-type="float" office:value="0.0000000003269284">
                <text:p>0.00000000032692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0000002390798">
                <text:p>0.00000002390798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2954867">
                <text:p>0.00000000029548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1684293">
                <text:p>0.00000000016842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.0000000502206">
                <text:p>0.0000000502206</text:p>
              </table:table-cell>
              <table:table-cell office:value-type="float" office:value="0.00000003650633">
                <text:p>0.00000003650633</text:p>
              </table:table-cell>
              <table:table-cell office:value-type="float" office:value="0.0000000002582916">
                <text:p>0.00000000025829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3452342">
                <text:p>0.00000000034523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0000006329481">
                <text:p>0.00000006329481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624892">
                <text:p>0.0000000006248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2995724">
                <text:p>0.00000002995724</text:p>
              </table:table-cell>
              <table:table-cell office:value-type="float" office:value="0.0000000002247447">
                <text:p>0.00000000022474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4396274">
                <text:p>0.00000000043962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501775">
                <text:p>0.00000000025017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885877">
                <text:p>0.00000000038858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1406683">
                <text:p>0.00000000014066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3554463">
                <text:p>0.00000000035544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2703651">
                <text:p>0.00000000027036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3409636">
                <text:p>0.00000000034096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1488792">
                <text:p>0.00000000014887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0000005910444">
                <text:p>0.00000005910444</text:p>
              </table:table-cell>
              <table:table-cell office:value-type="float" office:value="0.00000001074895">
                <text:p>0.00000001074895</text:p>
              </table:table-cell>
              <table:table-cell office:value-type="float" office:value="0.0000000002186372">
                <text:p>0.00000000021863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08945356">
                <text:p>0.000000000089453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394779">
                <text:p>0.00000003394779</text:p>
              </table:table-cell>
              <table:table-cell office:value-type="float" office:value="0.0000000001291698">
                <text:p>0.00000000012916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1931703">
                <text:p>0.00000000019317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1011643">
                <text:p>0.0000001011643</text:p>
              </table:table-cell>
              <table:table-cell office:value-type="float" office:value="0.0000000001700642">
                <text:p>0.0000000001700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3493937">
                <text:p>0.00000003493937</text:p>
              </table:table-cell>
              <table:table-cell office:value-type="float" office:value="0.0000000002000244">
                <text:p>0.00000000020002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1584971">
                <text:p>0.00000000015849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3050621">
                <text:p>0.00000003050621</text:p>
              </table:table-cell>
              <table:table-cell office:value-type="float" office:value="0.0000000001436307">
                <text:p>0.00000000014363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05768293">
                <text:p>0.000000000057682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7561248">
                <text:p>0.00000000075612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0000004024014">
                <text:p>0.00000004024014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1410313">
                <text:p>0.00000000014103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49019">
                <text:p>0.000000000549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1495705">
                <text:p>0.00000000014957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1981025">
                <text:p>0.00000001981025</text:p>
              </table:table-cell>
              <table:table-cell office:value-type="float" office:value="0.0000000003128057">
                <text:p>0.00000000031280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1825258">
                <text:p>0.00000000018252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07561781">
                <text:p>0.000000007561781</text:p>
              </table:table-cell>
              <table:table-cell office:value-type="float" office:value="0.0000000003482698">
                <text:p>0.00000000034826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3318343">
                <text:p>0.00000000033183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1560329">
                <text:p>0.00000000015603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01119408">
                <text:p>0.000000000011194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2349798">
                <text:p>0.00000000023497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1973268">
                <text:p>0.00000000019732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3711891">
                <text:p>0.00000000037118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746087">
                <text:p>0.00000001746087</text:p>
              </table:table-cell>
              <table:table-cell office:value-type="float" office:value="0.0000000003067268">
                <text:p>0.00000000030672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2503113">
                <text:p>0.00000000025031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0357602">
                <text:p>0.00000000003576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.000000007446242">
                <text:p>0.000000007446242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01879239">
                <text:p>0.000000000018792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5289777">
                <text:p>0.00000000052897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2288079">
                <text:p>0.00000000022880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0000003856258">
                <text:p>0.00000003856258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09818395">
                <text:p>0.000000000098183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9773584">
                <text:p>0.000009773584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5775998">
                <text:p>0.00000000057759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1142244">
                <text:p>0.000000001142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2797459">
                <text:p>0.00000000027974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5012854">
                <text:p>0.00000000050128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">
                <text:p>0</text:p>
              </table:table-cell>
              <table:table-cell office:value-type="float" office:value="0.00000003087864">
                <text:p>0.00000003087864</text:p>
              </table:table-cell>
              <table:table-cell office:value-type="float" office:value="0.0000000001175649">
                <text:p>0.00000000011756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.00000003876644">
                <text:p>0.00000003876644</text:p>
              </table:table-cell>
              <table:table-cell office:value-type="float" office:value="0.00000003165599">
                <text:p>0.00000003165599</text:p>
              </table:table-cell>
              <table:table-cell office:value-type="float" office:value="0.0000000003875616">
                <text:p>0.00000000038756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443059E-035">
                <text:p>9.443059E-035</text:p>
              </table:table-cell>
              <table:table-cell office:value-type="float" office:value="0.00000003931177">
                <text:p>0.00000003931177</text:p>
              </table:table-cell>
              <table:table-cell office:value-type="float" office:value="0.00000002967712">
                <text:p>0.00000002967712</text:p>
              </table:table-cell>
              <table:table-cell office:value-type="float" office:value="0.0000000006436882">
                <text:p>0.00000000064368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.0000000398337">
                <text:p>0.0000000398337</text:p>
              </table:table-cell>
              <table:table-cell office:value-type="float" office:value="0.00000002716979">
                <text:p>0.00000002716979</text:p>
              </table:table-cell>
              <table:table-cell office:value-type="float" office:value="0.0000000004608164">
                <text:p>0.00000000046081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0000003963616">
                <text:p>0.00000003963616</text:p>
              </table:table-cell>
              <table:table-cell office:value-type="float" office:value="0.00000005312139">
                <text:p>0.00000005312139</text:p>
              </table:table-cell>
              <table:table-cell office:value-type="float" office:value="0.0000000001122834">
                <text:p>0.00000000011228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0000008642544">
                <text:p>0.00000008642544</text:p>
              </table:table-cell>
              <table:table-cell office:value-type="float" office:value="0.00000007515685">
                <text:p>0.00000007515685</text:p>
              </table:table-cell>
              <table:table-cell office:value-type="float" office:value="0.0000000001261721">
                <text:p>0.00000000012617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00000008866356">
                <text:p>0.00000008866356</text:p>
              </table:table-cell>
              <table:table-cell office:value-type="float" office:value="0.0000000127493">
                <text:p>0.0000000127493</text:p>
              </table:table-cell>
              <table:table-cell office:value-type="float" office:value="0.0000000003764762">
                <text:p>0.00000000037647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.00000009266021">
                <text:p>0.00000009266021</text:p>
              </table:table-cell>
              <table:table-cell office:value-type="float" office:value="0.00000003000463">
                <text:p>0.00000003000463</text:p>
              </table:table-cell>
              <table:table-cell office:value-type="float" office:value="0.000000000953261">
                <text:p>0.0000000009532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.00000001062313">
                <text:p>0.00000001062313</text:p>
              </table:table-cell>
              <table:table-cell office:value-type="float" office:value="0.00000005619158">
                <text:p>0.00000005619158</text:p>
              </table:table-cell>
              <table:table-cell office:value-type="float" office:value="0.0000000002940627">
                <text:p>0.00000000029406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.00000004215731">
                <text:p>0.00000004215731</text:p>
              </table:table-cell>
              <table:table-cell office:value-type="float" office:value="0.00000003255087">
                <text:p>0.00000003255087</text:p>
              </table:table-cell>
              <table:table-cell office:value-type="float" office:value="0.000000000302243">
                <text:p>0.0000000003022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506181E-035">
                <text:p>9.506181E-035</text:p>
              </table:table-cell>
              <table:table-cell office:value-type="float" office:value="0.00000004064184">
                <text:p>0.00000004064184</text:p>
              </table:table-cell>
              <table:table-cell office:value-type="float" office:value="0.0000000337348">
                <text:p>0.0000000337348</text:p>
              </table:table-cell>
              <table:table-cell office:value-type="float" office:value="0.0000000001959883">
                <text:p>0.00000000019598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.00000009535115">
                <text:p>0.00000009535115</text:p>
              </table:table-cell>
              <table:table-cell office:value-type="float" office:value="0.00000001849799">
                <text:p>0.00000001849799</text:p>
              </table:table-cell>
              <table:table-cell office:value-type="float" office:value="0.0000000006092361">
                <text:p>0.00000000060923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.00000004178088">
                <text:p>0.00000004178088</text:p>
              </table:table-cell>
              <table:table-cell office:value-type="float" office:value="0.00000007908149">
                <text:p>0.00000007908149</text:p>
              </table:table-cell>
              <table:table-cell office:value-type="float" office:value="0.0000000007020163">
                <text:p>0.00000000070201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.00000004037695">
                <text:p>0.00000004037695</text:p>
              </table:table-cell>
              <table:table-cell office:value-type="float" office:value="0.00000005295163">
                <text:p>0.00000005295163</text:p>
              </table:table-cell>
              <table:table-cell office:value-type="float" office:value="0.00000000008440204">
                <text:p>0.000000000084402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.00000001061828">
                <text:p>0.00000001061828</text:p>
              </table:table-cell>
              <table:table-cell office:value-type="float" office:value="0.00000002664189">
                <text:p>0.00000002664189</text:p>
              </table:table-cell>
              <table:table-cell office:value-type="float" office:value="0.0000000006295138">
                <text:p>0.00000000062951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.00000004334472">
                <text:p>0.00000004334472</text:p>
              </table:table-cell>
              <table:table-cell office:value-type="float" office:value="0.00000002628771">
                <text:p>0.00000002628771</text:p>
              </table:table-cell>
              <table:table-cell office:value-type="float" office:value="0.0000000002023068">
                <text:p>0.00000000020230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00000004363839">
                <text:p>0.00000004363839</text:p>
              </table:table-cell>
              <table:table-cell office:value-type="float" office:value="0.00000002873998">
                <text:p>0.00000002873998</text:p>
              </table:table-cell>
              <table:table-cell office:value-type="float" office:value="0.00000000009878398">
                <text:p>0.000000000098783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00000004113194">
                <text:p>0.00000004113194</text:p>
              </table:table-cell>
              <table:table-cell office:value-type="float" office:value="0.00000001225311">
                <text:p>0.00000001225311</text:p>
              </table:table-cell>
              <table:table-cell office:value-type="float" office:value="0.0000000001531218">
                <text:p>0.00000000015312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.00000003981818">
                <text:p>0.00000003981818</text:p>
              </table:table-cell>
              <table:table-cell office:value-type="float" office:value="0.00000001342879">
                <text:p>0.00000001342879</text:p>
              </table:table-cell>
              <table:table-cell office:value-type="float" office:value="0.0000000008476591">
                <text:p>0.00000000084765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000000933903">
                <text:p>0.0000000933903</text:p>
              </table:table-cell>
              <table:table-cell office:value-type="float" office:value="0.00000000273911">
                <text:p>0.00000000273911</text:p>
              </table:table-cell>
              <table:table-cell office:value-type="float" office:value="0.0000000001499135">
                <text:p>0.00000000014991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0000004273348">
                <text:p>0.00000004273348</text:p>
              </table:table-cell>
              <table:table-cell office:value-type="float" office:value="0.0000000508859">
                <text:p>0.0000000508859</text:p>
              </table:table-cell>
              <table:table-cell office:value-type="float" office:value="0.0000000002107385">
                <text:p>0.00000000021073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00000004135936">
                <text:p>0.00000004135936</text:p>
              </table:table-cell>
              <table:table-cell office:value-type="float" office:value="0.00000006788986">
                <text:p>0.00000006788986</text:p>
              </table:table-cell>
              <table:table-cell office:value-type="float" office:value="0.0000000003297822">
                <text:p>0.00000000032978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.00000009052146">
                <text:p>0.00000009052146</text:p>
              </table:table-cell>
              <table:table-cell office:value-type="float" office:value="0.00000002579916">
                <text:p>0.00000002579916</text:p>
              </table:table-cell>
              <table:table-cell office:value-type="float" office:value="0.0000000005289749">
                <text:p>0.00000000052897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0000004024014">
                <text:p>0.00000004024014</text:p>
              </table:table-cell>
              <table:table-cell office:value-type="float" office:value="0.00000003095718">
                <text:p>0.00000003095718</text:p>
              </table:table-cell>
              <table:table-cell office:value-type="float" office:value="0.0000000004775299">
                <text:p>0.00000000047752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000000107034">
                <text:p>0.0000000107034</text:p>
              </table:table-cell>
              <table:table-cell office:value-type="float" office:value="0.00000005341847">
                <text:p>0.00000005341847</text:p>
              </table:table-cell>
              <table:table-cell office:value-type="float" office:value="0.0000000009428148">
                <text:p>0.00000000094281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0000009129601">
                <text:p>0.00000009129601</text:p>
              </table:table-cell>
              <table:table-cell office:value-type="float" office:value="0.00000004650679">
                <text:p>0.00000004650679</text:p>
              </table:table-cell>
              <table:table-cell office:value-type="float" office:value="0.0000000001782146">
                <text:p>0.00000000017821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.00000003912978">
                <text:p>0.00000003912978</text:p>
              </table:table-cell>
              <table:table-cell office:value-type="float" office:value="0.00000003050621">
                <text:p>0.00000003050621</text:p>
              </table:table-cell>
              <table:table-cell office:value-type="float" office:value="0.0000000003028295">
                <text:p>0.00000000030282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.00000003893919">
                <text:p>0.00000003893919</text:p>
              </table:table-cell>
              <table:table-cell office:value-type="float" office:value="0.0000000147702">
                <text:p>0.0000000147702</text:p>
              </table:table-cell>
              <table:table-cell office:value-type="float" office:value="0.00000000006729631">
                <text:p>0.000000000067296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.00000000979035">
                <text:p>0.00000000979035</text:p>
              </table:table-cell>
              <table:table-cell office:value-type="float" office:value="0.00000001996492">
                <text:p>0.00000001996492</text:p>
              </table:table-cell>
              <table:table-cell office:value-type="float" office:value="0.0000000002892322">
                <text:p>0.00000000028923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.00000003953949">
                <text:p>0.00000003953949</text:p>
              </table:table-cell>
              <table:table-cell office:value-type="float" office:value="0.00000003045663">
                <text:p>0.00000003045663</text:p>
              </table:table-cell>
              <table:table-cell office:value-type="float" office:value="0.0000000003952162">
                <text:p>0.00000000039521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7022721">
                <text:p>0.0000007022721</text:p>
              </table:table-cell>
              <table:table-cell office:value-type="float" office:value="0.00000004295376">
                <text:p>0.00000004295376</text:p>
              </table:table-cell>
              <table:table-cell office:value-type="float" office:value="0.00000003551289">
                <text:p>0.00000003551289</text:p>
              </table:table-cell>
              <table:table-cell office:value-type="float" office:value="0.0000000002884327">
                <text:p>0.00000000028843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553703E-035">
                <text:p>9.553703E-035</text:p>
              </table:table-cell>
              <table:table-cell office:value-type="float" office:value="0.0000000378105">
                <text:p>0.0000000378105</text:p>
              </table:table-cell>
              <table:table-cell office:value-type="float" office:value="0.00000003394779">
                <text:p>0.00000003394779</text:p>
              </table:table-cell>
              <table:table-cell office:value-type="float" office:value="0.0000000001904691">
                <text:p>0.00000000019046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0000004185123">
                <text:p>0.00000004185123</text:p>
              </table:table-cell>
              <table:table-cell office:value-type="float" office:value="0.00000003266606">
                <text:p>0.00000003266606</text:p>
              </table:table-cell>
              <table:table-cell office:value-type="float" office:value="0.000000000219995">
                <text:p>0.0000000002199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.00000004233837">
                <text:p>0.00000004233837</text:p>
              </table:table-cell>
              <table:table-cell office:value-type="float" office:value="0.00000001730761">
                <text:p>0.00000001730761</text:p>
              </table:table-cell>
              <table:table-cell office:value-type="float" office:value="0.0000000002752466">
                <text:p>0.00000000027524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.00000003991357">
                <text:p>0.00000003991357</text:p>
              </table:table-cell>
              <table:table-cell office:value-type="float" office:value="0.00000002877911">
                <text:p>0.00000002877911</text:p>
              </table:table-cell>
              <table:table-cell office:value-type="float" office:value="0.0000000003798584">
                <text:p>0.00000000037985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000000427383">
                <text:p>0.0000000427383</text:p>
              </table:table-cell>
              <table:table-cell office:value-type="float" office:value="0.00000003080346">
                <text:p>0.00000003080346</text:p>
              </table:table-cell>
              <table:table-cell office:value-type="float" office:value="0.0000000005984702">
                <text:p>0.00000000059847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0000004189625">
                <text:p>0.00000004189625</text:p>
              </table:table-cell>
              <table:table-cell office:value-type="float" office:value="0.00000003000721">
                <text:p>0.00000003000721</text:p>
              </table:table-cell>
              <table:table-cell office:value-type="float" office:value="0.0000000001696358">
                <text:p>0.00000000016963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.00000003916942">
                <text:p>0.00000003916942</text:p>
              </table:table-cell>
              <table:table-cell office:value-type="float" office:value="0.0000000286276">
                <text:p>0.0000000286276</text:p>
              </table:table-cell>
              <table:table-cell office:value-type="float" office:value="0.00000000009216498">
                <text:p>0.000000000092164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00000003878368">
                <text:p>0.00000003878368</text:p>
              </table:table-cell>
              <table:table-cell office:value-type="float" office:value="0.00000003049682">
                <text:p>0.00000003049682</text:p>
              </table:table-cell>
              <table:table-cell office:value-type="float" office:value="0.0000000005305444">
                <text:p>0.00000000053054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00000004219131">
                <text:p>0.00000004219131</text:p>
              </table:table-cell>
              <table:table-cell office:value-type="float" office:value="0.00000003165691">
                <text:p>0.00000003165691</text:p>
              </table:table-cell>
              <table:table-cell office:value-type="float" office:value="0.0000000003486125">
                <text:p>0.0000000003486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00000004069107">
                <text:p>0.00000004069107</text:p>
              </table:table-cell>
              <table:table-cell office:value-type="float" office:value="0.00000003345108">
                <text:p>0.00000003345108</text:p>
              </table:table-cell>
              <table:table-cell office:value-type="float" office:value="0.0000000002096775">
                <text:p>0.00000000020967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0000003932482">
                <text:p>0.00000003932482</text:p>
              </table:table-cell>
              <table:table-cell office:value-type="float" office:value="0.00000003034319">
                <text:p>0.00000003034319</text:p>
              </table:table-cell>
              <table:table-cell office:value-type="float" office:value="0.0000000003110611">
                <text:p>0.00000000031106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0000003982368">
                <text:p>0.00000003982368</text:p>
              </table:table-cell>
              <table:table-cell office:value-type="float" office:value="0.00000002995724">
                <text:p>0.00000002995724</text:p>
              </table:table-cell>
              <table:table-cell office:value-type="float" office:value="0.0000000003269284">
                <text:p>0.00000000032692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0000003966459">
                <text:p>0.00000003966459</text:p>
              </table:table-cell>
              <table:table-cell office:value-type="float" office:value="0.00000003025184">
                <text:p>0.00000003025184</text:p>
              </table:table-cell>
              <table:table-cell office:value-type="float" office:value="0.0000000001284017">
                <text:p>0.00000000012840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.00000004003378">
                <text:p>0.00000004003378</text:p>
              </table:table-cell>
              <table:table-cell office:value-type="float" office:value="0.00000003023776">
                <text:p>0.00000003023776</text:p>
              </table:table-cell>
              <table:table-cell office:value-type="float" office:value="0.0000000001684293">
                <text:p>0.00000000016842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16cm" svg:height="13.391cm" xlink:href=".." chart:class="chart:line" chart:style-name="ch1">
        <chart:title svg:x="12.846cm" svg:y="0.268cm" chart:style-name="ch2">
          <text:p>Ellipse</text:p>
        </chart:title>
        <chart:subtitle svg:x="10.981cm" svg:y="1.038cm" chart:style-name="ch3">
          <text:p>Sixth Order of Hu's Moments</text:p>
        </chart:subtitle>
        <chart:legend chart:legend-position="end" svg:x="24.53cm" svg:y="5.851cm" chart:style-name="ch4"/>
        <chart:plot-area chart:style-name="ch5" table:cell-range-address="ellipse_5_30.G1:ellipse_5_30.G360 ellipse_25_60.G1:ellipse_25_60.G360 ellipse_28_92.G1:ellipse_28_92.G360 ellipse_60_50.G1:ellipse_60_50.G360" svg:x="0.879cm" svg:y="1.756cm" svg:width="23.112cm" svg:height="11.035cm">
          <chart:axis chart:dimension="x" chart:name="primary-x" chart:style-name="ch6">
            <chart:title svg:x="12.297cm" svg:y="12.486cm" chart:style-name="ch7">
              <text:p>Angle</text:p>
            </chart:title>
          </chart:axis>
          <chart:axis chart:dimension="y" chart:name="primary-y" chart:style-name="ch8">
            <chart:title svg:x="0.541cm" svg:y="7.755cm" chart:style-name="ch9">
              <text:p>Coefficient</text:p>
            </chart:title>
          </chart:axis>
          <chart:series chart:style-name="ch10" chart:values-cell-range-address="ellipse_5_30.G1:ellipse_5_30.G360" chart:class="chart:line">
            <chart:data-point chart:repeated="360"/>
          </chart:series>
          <chart:series chart:style-name="ch11" chart:values-cell-range-address="ellipse_25_60.G1:ellipse_25_60.G360" chart:class="chart:line">
            <chart:data-point chart:repeated="360"/>
          </chart:series>
          <chart:series chart:style-name="ch12" chart:values-cell-range-address="ellipse_28_92.G1:ellipse_28_92.G360" chart:class="chart:line">
            <chart:data-point chart:repeated="360"/>
          </chart:series>
          <chart:series chart:style-name="ch13" chart:values-cell-range-address="ellipse_60_50.G1:ellipse_60_50.G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G1:ellipse_5_30.G360">0</text:p>
              </table:table-cell>
              <table:table-cell office:value-type="float" office:value="0.000000008048411">
                <text:p text:id="ellipse_25_60.G1:ellipse_25_60.G360">0.000000008048411</text:p>
              </table:table-cell>
              <table:table-cell office:value-type="float" office:value="0.000000008356027">
                <text:p text:id="ellipse_28_92.G1:ellipse_28_92.G360">0.000000008356027</text:p>
              </table:table-cell>
              <table:table-cell office:value-type="float" office:value="-0.000000000003684138">
                <text:p text:id="ellipse_60_50.G1:ellipse_60_50.G360">-0.0000000000036841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5388921">
                <text:p>-0.000000000005388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0006159159">
                <text:p>0.000000006159159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1036526">
                <text:p>-0.00000000001036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06680612">
                <text:p>0.000000006680612</text:p>
              </table:table-cell>
              <table:table-cell office:value-type="float" office:value="-0.000000000005802942">
                <text:p>-0.000000000005802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9661">
                <text:p>-0.000000000006819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03863773">
                <text:p>-0.0000000000003863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3659482">
                <text:p>-0.000000000003659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03980237">
                <text:p>-0.000000000003980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0.00000000000362377">
                <text:p>0.00000000000362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1063735">
                <text:p>-0.000000000001063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8999403">
                <text:p>-0.000000000008999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3615607">
                <text:p>-0.000000000003615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0000661018">
                <text:p>0.00000000661018</text:p>
              </table:table-cell>
              <table:table-cell office:value-type="float" office:value="0.000000001152448">
                <text:p>0.000000001152448</text:p>
              </table:table-cell>
              <table:table-cell office:value-type="float" office:value="-0.0000000000007884954">
                <text:p>-0.0000000000007884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-0.000000000003286203">
                <text:p>-0.000000000003286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65204E-035">
                <text:p>3.265204E-035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376789">
                <text:p>0.000000007376789</text:p>
              </table:table-cell>
              <table:table-cell office:value-type="float" office:value="-0.000000000001439033">
                <text:p>-0.000000000001439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1678235">
                <text:p>-0.000000000001678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2158572">
                <text:p>0.00000002158572</text:p>
              </table:table-cell>
              <table:table-cell office:value-type="float" office:value="-0.000000000004179624">
                <text:p>-0.000000000004179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1223524">
                <text:p>0.00000001223524</text:p>
              </table:table-cell>
              <table:table-cell office:value-type="float" office:value="-0.00000000000298834">
                <text:p>-0.00000000000298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0.000000000002502302">
                <text:p>0.000000000002502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08351166">
                <text:p>0.000000008351166</text:p>
              </table:table-cell>
              <table:table-cell office:value-type="float" office:value="-0.00000000000335795">
                <text:p>-0.00000000000335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07279823">
                <text:p>0.00000000000007279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1776137">
                <text:p>-0.00000000001776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0006318462">
                <text:p>0.000000006318462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03679429">
                <text:p>0.000000000003679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042278">
                <text:p>-0.00000000001042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0.000000000002971646">
                <text:p>0.000000000002971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02899154">
                <text:p>0.000000002899154</text:p>
              </table:table-cell>
              <table:table-cell office:value-type="float" office:value="-0.000000000003251499">
                <text:p>-0.000000000003251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-0.0000000000002608153">
                <text:p>-0.0000000000002608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380639">
                <text:p>0.000000001380639</text:p>
              </table:table-cell>
              <table:table-cell office:value-type="float" office:value="-0.000000000003937061">
                <text:p>-0.000000000003937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956935">
                <text:p>-0.000000000002956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0.000000000002181046">
                <text:p>0.000000000002181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01529178">
                <text:p>0.0000000000001529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0.000000000005866591">
                <text:p>0.000000000005866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0.00000000000179003">
                <text:p>0.00000000000179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-0.000000000004716789">
                <text:p>-0.000000000004716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3876739">
                <text:p>0.000000003876739</text:p>
              </table:table-cell>
              <table:table-cell office:value-type="float" office:value="-0.000000000008557846">
                <text:p>-0.000000000008557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92647E-035">
                <text:p>3.792647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3558123">
                <text:p>-0.000000000003558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-0.000000000001011321">
                <text:p>-0.000000000001011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00000008897828">
                <text:p>0.0000000008897828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05287284">
                <text:p>0.00000000000052872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02869132">
                <text:p>-0.000000000002869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5978178">
                <text:p>-0.000000000005978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0001325392">
                <text:p>0.00000001325392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-0.000000000002548573">
                <text:p>-0.000000000002548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0.00000000000173816">
                <text:p>0.00000000000173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1556065">
                <text:p>-0.00000000001556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6826E-035">
                <text:p>3.36826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05623848">
                <text:p>-0.0000000000005623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1036071">
                <text:p>-0.00000000001036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32383E-035">
                <text:p>2.932383E-035</text:p>
              </table:table-cell>
              <table:table-cell office:value-type="float" office:value="0">
                <text:p>0</text:p>
              </table:table-cell>
              <table:table-cell office:value-type="float" office:value="0.000000006888669">
                <text:p>0.000000006888669</text:p>
              </table:table-cell>
              <table:table-cell office:value-type="float" office:value="-0.000000000003334331">
                <text:p>-0.0000000000033343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07568549">
                <text:p>-0.000000000007568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05261E-035">
                <text:p>3.105261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6989582">
                <text:p>-0.000000000006989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07669504">
                <text:p>-0.0000000000076695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3973814">
                <text:p>0.000003973814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-0.000000000001074175">
                <text:p>-0.000000000001074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0001325392">
                <text:p>0.00000001325392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0.000000000002840117">
                <text:p>0.000000000002840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1721101">
                <text:p>-0.000000000001721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2112729">
                <text:p>-0.00000000002112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00000008897828">
                <text:p>0.0000000008897828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1486888">
                <text:p>0.000000000001486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0.00000000000511409">
                <text:p>0.00000000000511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81257E-035">
                <text:p>2.381257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1414118">
                <text:p>-0.000000000001414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2556387">
                <text:p>0.000000002556387</text:p>
              </table:table-cell>
              <table:table-cell office:value-type="float" office:value="-0.00000000001614091">
                <text:p>-0.000000000016140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-0.00000000000844264">
                <text:p>-0.00000000000844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-0.0000000000008215058">
                <text:p>-0.0000000000008215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-0.00000000001767957">
                <text:p>-0.00000000001767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5245181">
                <text:p>0.000000000005245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-0.0000000000008247945">
                <text:p>-0.0000000000008247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190499">
                <text:p>-0.0000000000021904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380639">
                <text:p>0.000000001380639</text:p>
              </table:table-cell>
              <table:table-cell office:value-type="float" office:value="-0.00000000001410629">
                <text:p>-0.000000000014106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-0.000000000003735981">
                <text:p>-0.000000000003735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1133869">
                <text:p>0.00000001133869</text:p>
              </table:table-cell>
              <table:table-cell office:value-type="float" office:value="-0.000000000003519781">
                <text:p>-0.000000000003519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-0.0000000000005079474">
                <text:p>-0.0000000000005079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292532">
                <text:p>-0.00000000001292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0000003304196">
                <text:p>0.000000003304196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1362588">
                <text:p>0.00000000001362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2418907">
                <text:p>-0.00000000002418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5627412">
                <text:p>0.00000000000056274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06305651">
                <text:p>0.000000006305651</text:p>
              </table:table-cell>
              <table:table-cell office:value-type="float" office:value="0.000000000001201295">
                <text:p>0.000000000001201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-0.0000000000001176307">
                <text:p>-0.0000000000001176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07818491">
                <text:p>0.000000007818491</text:p>
              </table:table-cell>
              <table:table-cell office:value-type="float" office:value="-0.0000000000010639">
                <text:p>-0.0000000000010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06783065">
                <text:p>0.000000006783065</text:p>
              </table:table-cell>
              <table:table-cell office:value-type="float" office:value="-0.000000000002741185">
                <text:p>-0.0000000000027411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3735657">
                <text:p>-0.000000000003735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760274E-036">
                <text:p>-1.760274E-036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376789">
                <text:p>0.000000007376789</text:p>
              </table:table-cell>
              <table:table-cell office:value-type="float" office:value="0.0000000000007812917">
                <text:p>0.0000000000007812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0.000000000003277763">
                <text:p>0.000000000003277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00000004333711">
                <text:p>0.000000004333711</text:p>
              </table:table-cell>
              <table:table-cell office:value-type="float" office:value="0.000000003806101">
                <text:p>0.000000003806101</text:p>
              </table:table-cell>
              <table:table-cell office:value-type="float" office:value="0.000000000005944732">
                <text:p>0.000000000005944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05319489">
                <text:p>-0.0000000000005319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7259458">
                <text:p>-0.000000000007259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3167189">
                <text:p>-0.0000000000031671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-0.000000000002450452">
                <text:p>-0.000000000002450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1237758">
                <text:p>-0.00000000001237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8862744">
                <text:p>-0.000000000008862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4676548">
                <text:p>-0.000000000004676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8919">
                <text:p>-0.0000000000068189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06680612">
                <text:p>0.000000006680612</text:p>
              </table:table-cell>
              <table:table-cell office:value-type="float" office:value="-0.00000000000006031724">
                <text:p>-0.00000000000006031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0000003357905">
                <text:p>0.000000003357905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07167183">
                <text:p>-0.000000000007167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1715319">
                <text:p>-0.0000000000017153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00000008048411">
                <text:p>0.000000008048411</text:p>
              </table:table-cell>
              <table:table-cell office:value-type="float" office:value="0.000000008356027">
                <text:p>0.000000008356027</text:p>
              </table:table-cell>
              <table:table-cell office:value-type="float" office:value="-0.000000000003684138">
                <text:p>-0.000000000003684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5388921">
                <text:p>-0.00000000000538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0000009364452">
                <text:p>0.000000009364452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1036526">
                <text:p>-0.00000000001036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06680612">
                <text:p>0.000000006680612</text:p>
              </table:table-cell>
              <table:table-cell office:value-type="float" office:value="-0.000000000005802942">
                <text:p>-0.000000000005802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9661">
                <text:p>-0.000000000006819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03863773">
                <text:p>-0.0000000000003863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3659482">
                <text:p>-0.0000000000036594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03980237">
                <text:p>-0.000000000003980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0.00000000000362377">
                <text:p>0.00000000000362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1063735">
                <text:p>-0.0000000000010637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8999403">
                <text:p>-0.000000000008999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3615607">
                <text:p>-0.000000000003615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0000000661018">
                <text:p>0.00000000661018</text:p>
              </table:table-cell>
              <table:table-cell office:value-type="float" office:value="0.000000001152448">
                <text:p>0.000000001152448</text:p>
              </table:table-cell>
              <table:table-cell office:value-type="float" office:value="-0.0000000000007884954">
                <text:p>-0.00000000000078849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-0.000000000001042851">
                <text:p>-0.0000000000010428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215384E-035">
                <text:p>-3.215384E-035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376789">
                <text:p>0.000000007376789</text:p>
              </table:table-cell>
              <table:table-cell office:value-type="float" office:value="-0.000000000001439033">
                <text:p>-0.000000000001439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1678235">
                <text:p>-0.0000000000016782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2158572">
                <text:p>0.00000002158572</text:p>
              </table:table-cell>
              <table:table-cell office:value-type="float" office:value="-0.000000000004179624">
                <text:p>-0.000000000004179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1223524">
                <text:p>0.00000001223524</text:p>
              </table:table-cell>
              <table:table-cell office:value-type="float" office:value="-0.00000000000298834">
                <text:p>-0.0000000000029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0.000000000002502302">
                <text:p>0.0000000000025023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06305651">
                <text:p>0.000000006305651</text:p>
              </table:table-cell>
              <table:table-cell office:value-type="float" office:value="-0.00000000000335795">
                <text:p>-0.00000000000335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07279823">
                <text:p>0.00000000000007279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1776137">
                <text:p>-0.00000000001776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000000003304196">
                <text:p>0.000000003304196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03679429">
                <text:p>0.000000000003679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042278">
                <text:p>-0.000000000010422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0.000000000002971646">
                <text:p>0.0000000000029716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02899154">
                <text:p>0.000000002899154</text:p>
              </table:table-cell>
              <table:table-cell office:value-type="float" office:value="-0.000000000003251499">
                <text:p>-0.0000000000032514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-0.0000000000002608153">
                <text:p>-0.0000000000002608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43952">
                <text:p>0.00000000143952</text:p>
              </table:table-cell>
              <table:table-cell office:value-type="float" office:value="-0.000000000003937061">
                <text:p>-0.000000000003937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956935">
                <text:p>-0.000000000002956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0.000000000002181046">
                <text:p>0.000000000002181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01529178">
                <text:p>0.0000000000001529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0.000000000005866591">
                <text:p>0.000000000005866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0.00000000000179003">
                <text:p>0.00000000000179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0.000000000003785483">
                <text:p>0.0000000000037854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3446865">
                <text:p>0.000000003446865</text:p>
              </table:table-cell>
              <table:table-cell office:value-type="float" office:value="-0.000000000008557846">
                <text:p>-0.0000000000085578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770242E-035">
                <text:p>-3.770242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3558123">
                <text:p>-0.0000000000035581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-0.000000000001011321">
                <text:p>-0.000000000001011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0000000008897828">
                <text:p>0.0000000008897828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05287284">
                <text:p>0.0000000000005287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02869132">
                <text:p>-0.000000000002869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5978178">
                <text:p>-0.0000000000059781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0000001325392">
                <text:p>0.00000001325392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-0.000000000002548573">
                <text:p>-0.0000000000025485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3973814">
                <text:p>0.000003973814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0.00000000000173816">
                <text:p>0.00000000000173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1029084">
                <text:p>-0.000000000010290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36826E-035">
                <text:p>-3.36826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05623848">
                <text:p>-0.0000000000005623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1036071">
                <text:p>-0.000000000010360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932383E-035">
                <text:p>-2.932383E-035</text:p>
              </table:table-cell>
              <table:table-cell office:value-type="float" office:value="0">
                <text:p>0</text:p>
              </table:table-cell>
              <table:table-cell office:value-type="float" office:value="0.000000006888669">
                <text:p>0.000000006888669</text:p>
              </table:table-cell>
              <table:table-cell office:value-type="float" office:value="-0.000000000003334331">
                <text:p>-0.0000000000033343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07568549">
                <text:p>-0.0000000000075685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105261E-035">
                <text:p>-3.105261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6989582">
                <text:p>-0.0000000000069895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07669504">
                <text:p>-0.000000000007669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3973814">
                <text:p>0.000003973814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-0.000000000001074175">
                <text:p>-0.0000000000010741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">
                <text:p>-0</text:p>
              </table:table-cell>
              <table:table-cell office:value-type="float" office:value="0.00000001325392">
                <text:p>0.00000001325392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0.000000000002840117">
                <text:p>0.000000000002840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">
                <text:p>-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1721101">
                <text:p>-0.000000000001721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2112729">
                <text:p>-0.000000000021127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">
                <text:p>-0</text:p>
              </table:table-cell>
              <table:table-cell office:value-type="float" office:value="0.0000000008897828">
                <text:p>0.0000000008897828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1486888">
                <text:p>0.0000000000014868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">
                <text:p>-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0.00000000000511409">
                <text:p>0.000000000005114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385832E-035">
                <text:p>-2.385832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1414118">
                <text:p>-0.000000000001414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3446865">
                <text:p>0.000000003446865</text:p>
              </table:table-cell>
              <table:table-cell office:value-type="float" office:value="-0.00000000001614091">
                <text:p>-0.00000000001614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-0.000000000009941972">
                <text:p>-0.0000000000099419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-0.0000000000008215058">
                <text:p>-0.0000000000008215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-0.00000000001767957">
                <text:p>-0.000000000017679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">
                <text:p>-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5245181">
                <text:p>0.000000000005245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">
                <text:p>-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-0.0000000000008247945">
                <text:p>-0.00000000000082479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">
                <text:p>-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190499">
                <text:p>-0.0000000000021904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">
                <text:p>-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380639">
                <text:p>0.000000001380639</text:p>
              </table:table-cell>
              <table:table-cell office:value-type="float" office:value="-0.00000000001410629">
                <text:p>-0.000000000014106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">
                <text:p>-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-0.000000000002236078">
                <text:p>-0.0000000000022360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">
                <text:p>-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1133869">
                <text:p>0.00000001133869</text:p>
              </table:table-cell>
              <table:table-cell office:value-type="float" office:value="-0.000000000003519781">
                <text:p>-0.0000000000035197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-0.0000000000005079474">
                <text:p>-0.00000000000050794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292532">
                <text:p>-0.000000000012925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.000000006318462">
                <text:p>0.000000006318462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1362588">
                <text:p>0.00000000001362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2418907">
                <text:p>-0.000000000024189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5627412">
                <text:p>0.0000000000005627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">
                <text:p>-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02228806">
                <text:p>0.000000002228806</text:p>
              </table:table-cell>
              <table:table-cell office:value-type="float" office:value="0.000000000001201295">
                <text:p>0.0000000000012012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-0.0000000000001176307">
                <text:p>-0.00000000000011763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">
                <text:p>-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04179892">
                <text:p>0.000000004179892</text:p>
              </table:table-cell>
              <table:table-cell office:value-type="float" office:value="-0.0000000000010639">
                <text:p>-0.00000000000106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">
                <text:p>-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06783065">
                <text:p>0.000000006783065</text:p>
              </table:table-cell>
              <table:table-cell office:value-type="float" office:value="-0.000000000002741185">
                <text:p>-0.000000000002741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3735657">
                <text:p>-0.0000000000037356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25195E-036">
                <text:p>2.025195E-036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376789">
                <text:p>0.000000007376789</text:p>
              </table:table-cell>
              <table:table-cell office:value-type="float" office:value="0.0000000000007812917">
                <text:p>0.00000000000078129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0.000000000008142162">
                <text:p>0.000000000008142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0.00000000661018">
                <text:p>0.00000000661018</text:p>
              </table:table-cell>
              <table:table-cell office:value-type="float" office:value="0.000000003806101">
                <text:p>0.000000003806101</text:p>
              </table:table-cell>
              <table:table-cell office:value-type="float" office:value="0.000000000005944732">
                <text:p>0.0000000000059447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05319489">
                <text:p>-0.00000000000053194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7259458">
                <text:p>-0.0000000000072594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">
                <text:p>-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3167189">
                <text:p>-0.0000000000031671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-0.000000000002450452">
                <text:p>-0.0000000000024504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1237758">
                <text:p>-0.000000000012377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8862744">
                <text:p>-0.0000000000088627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4676548">
                <text:p>-0.000000000004676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8919">
                <text:p>-0.000000000006818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159315">
                <text:p>0.0000000159315</text:p>
              </table:table-cell>
              <table:table-cell office:value-type="float" office:value="-0.00000000000006031724">
                <text:p>-0.000000000000060317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0.000000003357905">
                <text:p>0.000000003357905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07167183">
                <text:p>-0.000000000007167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">
                <text:p>-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1715319">
                <text:p>-0.0000000000017153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00000008048411">
                <text:p>0.000000008048411</text:p>
              </table:table-cell>
              <table:table-cell office:value-type="float" office:value="0.000000008356027">
                <text:p>0.000000008356027</text:p>
              </table:table-cell>
              <table:table-cell office:value-type="float" office:value="-0.000000000003684138">
                <text:p>-0.000000000003684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5388921">
                <text:p>-0.000000000005388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00000009364452">
                <text:p>0.000000009364452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03439236">
                <text:p>-0.0000000000034392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01348404">
                <text:p>0.000000001348404</text:p>
              </table:table-cell>
              <table:table-cell office:value-type="float" office:value="-0.000000000005802942">
                <text:p>-0.0000000000058029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9661">
                <text:p>-0.000000000006819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03863773">
                <text:p>-0.00000000000038637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3659482">
                <text:p>-0.0000000000036594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03980237">
                <text:p>-0.0000000000039802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0.00000000000362377">
                <text:p>0.00000000000362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1063735">
                <text:p>-0.0000000000010637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8999403">
                <text:p>-0.0000000000089994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3615607">
                <text:p>-0.000000000003615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0000000661018">
                <text:p>0.00000000661018</text:p>
              </table:table-cell>
              <table:table-cell office:value-type="float" office:value="0.000000001152448">
                <text:p>0.000000001152448</text:p>
              </table:table-cell>
              <table:table-cell office:value-type="float" office:value="-0.0000000000007884954">
                <text:p>-0.00000000000078849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-0.000000000001042851">
                <text:p>-0.0000000000010428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265204E-035">
                <text:p>3.265204E-035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610716">
                <text:p>0.000000007610716</text:p>
              </table:table-cell>
              <table:table-cell office:value-type="float" office:value="-0.000000000001439033">
                <text:p>-0.0000000000014390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1678235">
                <text:p>-0.0000000000016782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2158572">
                <text:p>0.00000002158572</text:p>
              </table:table-cell>
              <table:table-cell office:value-type="float" office:value="-0.000000000004179624">
                <text:p>-0.000000000004179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1223524">
                <text:p>0.00000001223524</text:p>
              </table:table-cell>
              <table:table-cell office:value-type="float" office:value="-0.00000000000298834">
                <text:p>-0.00000000000298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0.000000000002502302">
                <text:p>0.000000000002502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1515807">
                <text:p>0.00000001515807</text:p>
              </table:table-cell>
              <table:table-cell office:value-type="float" office:value="-0.00000000000335795">
                <text:p>-0.000000000003357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07279823">
                <text:p>0.000000000000072798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1776137">
                <text:p>-0.000000000017761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00000006318462">
                <text:p>0.000000006318462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03679429">
                <text:p>0.0000000000036794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042278">
                <text:p>-0.000000000010422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0.000000000002971646">
                <text:p>0.000000000002971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02899154">
                <text:p>0.000000002899154</text:p>
              </table:table-cell>
              <table:table-cell office:value-type="float" office:value="-0.000000000003251499">
                <text:p>-0.0000000000032514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0.000000000007637217">
                <text:p>0.0000000000076372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380639">
                <text:p>0.000000001380639</text:p>
              </table:table-cell>
              <table:table-cell office:value-type="float" office:value="-0.000000000003937061">
                <text:p>-0.0000000000039370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956935">
                <text:p>-0.0000000000029569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0.000000000002181046">
                <text:p>0.0000000000021810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01529178">
                <text:p>0.00000000000015291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0.000000000005866591">
                <text:p>0.0000000000058665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0.00000000000179003">
                <text:p>0.000000000001790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-0.000000000004716789">
                <text:p>-0.0000000000047167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3446865">
                <text:p>0.000000003446865</text:p>
              </table:table-cell>
              <table:table-cell office:value-type="float" office:value="-0.000000000008557846">
                <text:p>-0.0000000000085578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792647E-035">
                <text:p>3.792647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3558123">
                <text:p>-0.0000000000035581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-0.000000000001011321">
                <text:p>-0.000000000001011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000000001607022">
                <text:p>0.000000001607022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05287284">
                <text:p>0.00000000000052872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02869132">
                <text:p>-0.000000000002869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5978178">
                <text:p>-0.0000000000059781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00000001325392">
                <text:p>0.00000001325392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-0.000000000002548573">
                <text:p>-0.0000000000025485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3973814">
                <text:p>0.000003973814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0.00000000000173816">
                <text:p>0.000000000001738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1556065">
                <text:p>-0.000000000015560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36826E-035">
                <text:p>3.36826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05623848">
                <text:p>-0.0000000000005623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1036071">
                <text:p>-0.000000000010360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32383E-035">
                <text:p>2.932383E-035</text:p>
              </table:table-cell>
              <table:table-cell office:value-type="float" office:value="0">
                <text:p>0</text:p>
              </table:table-cell>
              <table:table-cell office:value-type="float" office:value="0.000000006888669">
                <text:p>0.000000006888669</text:p>
              </table:table-cell>
              <table:table-cell office:value-type="float" office:value="-0.000000000003334331">
                <text:p>-0.0000000000033343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07568549">
                <text:p>-0.0000000000075685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105261E-035">
                <text:p>3.105261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6989582">
                <text:p>-0.0000000000069895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07669504">
                <text:p>-0.0000000000076695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3973814">
                <text:p>0.000003973814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-0.000000000001074175">
                <text:p>-0.0000000000010741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000000005950145">
                <text:p>0.000000005950145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0.000000000002840117">
                <text:p>0.0000000000028401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1721101">
                <text:p>-0.0000000000017211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2112729">
                <text:p>-0.000000000021127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0000000008897828">
                <text:p>0.0000000008897828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1486888">
                <text:p>0.0000000000014868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0.00000000000511409">
                <text:p>0.000000000005114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81257E-035">
                <text:p>2.381257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1414118">
                <text:p>-0.0000000000014141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3446865">
                <text:p>0.000000003446865</text:p>
              </table:table-cell>
              <table:table-cell office:value-type="float" office:value="-0.00000000001614091">
                <text:p>-0.00000000001614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-0.000000000009941972">
                <text:p>-0.0000000000099419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-0.0000000000008215058">
                <text:p>-0.00000000000082150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-0.00000000001767957">
                <text:p>-0.000000000017679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5245181">
                <text:p>0.000000000005245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-0.0000000000008247945">
                <text:p>-0.0000000000008247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190499">
                <text:p>-0.0000000000021904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380639">
                <text:p>0.000000001380639</text:p>
              </table:table-cell>
              <table:table-cell office:value-type="float" office:value="-0.00000000001410629">
                <text:p>-0.000000000014106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0.0000000000001959754">
                <text:p>0.00000000000019597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1133869">
                <text:p>0.00000001133869</text:p>
              </table:table-cell>
              <table:table-cell office:value-type="float" office:value="-0.000000000003519781">
                <text:p>-0.0000000000035197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-0.0000000000005079474">
                <text:p>-0.00000000000050794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292532">
                <text:p>-0.000000000012925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00000006318462">
                <text:p>0.000000006318462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1362588">
                <text:p>0.000000000013625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2418907">
                <text:p>-0.000000000024189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5627412">
                <text:p>0.00000000000056274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06305651">
                <text:p>0.000000006305651</text:p>
              </table:table-cell>
              <table:table-cell office:value-type="float" office:value="0.000000000001201295">
                <text:p>0.0000000000012012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-0.0000000000001176307">
                <text:p>-0.00000000000011763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04179892">
                <text:p>0.000000004179892</text:p>
              </table:table-cell>
              <table:table-cell office:value-type="float" office:value="-0.0000000000010639">
                <text:p>-0.00000000000106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06783065">
                <text:p>0.000000006783065</text:p>
              </table:table-cell>
              <table:table-cell office:value-type="float" office:value="-0.000000000002741185">
                <text:p>-0.000000000002741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3735657">
                <text:p>-0.0000000000037356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760274E-036">
                <text:p>-1.760274E-036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610716">
                <text:p>0.000000007610716</text:p>
              </table:table-cell>
              <table:table-cell office:value-type="float" office:value="0.0000000000007812917">
                <text:p>0.00000000000078129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0.000000000003277763">
                <text:p>0.0000000000032777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00000000661018">
                <text:p>0.00000000661018</text:p>
              </table:table-cell>
              <table:table-cell office:value-type="float" office:value="0.000000003806101">
                <text:p>0.000000003806101</text:p>
              </table:table-cell>
              <table:table-cell office:value-type="float" office:value="0.000000000005944732">
                <text:p>0.000000000005944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05319489">
                <text:p>-0.00000000000053194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7259458">
                <text:p>-0.0000000000072594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3167189">
                <text:p>-0.0000000000031671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-0.000000000002450452">
                <text:p>-0.0000000000024504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1237758">
                <text:p>-0.000000000012377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8862744">
                <text:p>-0.000000000008862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4676548">
                <text:p>-0.0000000000046765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8919">
                <text:p>-0.000000000006818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06680612">
                <text:p>0.000000006680612</text:p>
              </table:table-cell>
              <table:table-cell office:value-type="float" office:value="-0.00000000000006031724">
                <text:p>-0.000000000000060317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00000003357905">
                <text:p>0.000000003357905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07167183">
                <text:p>-0.0000000000071671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1715319">
                <text:p>-0.0000000000017153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.000000008048411">
                <text:p>0.000000008048411</text:p>
              </table:table-cell>
              <table:table-cell office:value-type="float" office:value="0.000000008356027">
                <text:p>0.000000008356027</text:p>
              </table:table-cell>
              <table:table-cell office:value-type="float" office:value="-0.000000000003684138">
                <text:p>-0.0000000000036841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5388921">
                <text:p>-0.0000000000053889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00000009364452">
                <text:p>0.000000009364452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1036526">
                <text:p>-0.000000000010365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06680612">
                <text:p>0.000000006680612</text:p>
              </table:table-cell>
              <table:table-cell office:value-type="float" office:value="-0.000000000005802942">
                <text:p>-0.0000000000058029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9661">
                <text:p>-0.0000000000068196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03863773">
                <text:p>-0.00000000000038637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3659482">
                <text:p>-0.0000000000036594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03980237">
                <text:p>-0.0000000000039802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0.00000000000362377">
                <text:p>0.000000000003623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1063735">
                <text:p>-0.0000000000010637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8999403">
                <text:p>-0.0000000000089994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3615607">
                <text:p>-0.0000000000036156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00000008567587">
                <text:p>0.000000008567587</text:p>
              </table:table-cell>
              <table:table-cell office:value-type="float" office:value="0.000000001152448">
                <text:p>0.000000001152448</text:p>
              </table:table-cell>
              <table:table-cell office:value-type="float" office:value="-0.0000000000007884954">
                <text:p>-0.00000000000078849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-0.000000000001042851">
                <text:p>-0.0000000000010428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215384E-035">
                <text:p>-3.215384E-035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610716">
                <text:p>0.000000007610716</text:p>
              </table:table-cell>
              <table:table-cell office:value-type="float" office:value="-0.000000000001439033">
                <text:p>-0.0000000000014390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1678235">
                <text:p>-0.0000000000016782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2158572">
                <text:p>0.00000002158572</text:p>
              </table:table-cell>
              <table:table-cell office:value-type="float" office:value="-0.000000000004179624">
                <text:p>-0.0000000000041796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07818491">
                <text:p>0.000000007818491</text:p>
              </table:table-cell>
              <table:table-cell office:value-type="float" office:value="-0.00000000000298834">
                <text:p>-0.000000000002988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0.000000000002502302">
                <text:p>0.0000000000025023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06305651">
                <text:p>0.000000006305651</text:p>
              </table:table-cell>
              <table:table-cell office:value-type="float" office:value="-0.00000000000335795">
                <text:p>-0.00000000000335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07279823">
                <text:p>0.000000000000072798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1776137">
                <text:p>-0.000000000017761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00000006318462">
                <text:p>0.000000006318462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03679429">
                <text:p>0.0000000000036794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042278">
                <text:p>-0.000000000010422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0.000000000002971646">
                <text:p>0.0000000000029716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02899154">
                <text:p>0.000000002899154</text:p>
              </table:table-cell>
              <table:table-cell office:value-type="float" office:value="-0.000000000003251499">
                <text:p>-0.0000000000032514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-0.000000000003278508">
                <text:p>-0.0000000000032785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43952">
                <text:p>0.00000000143952</text:p>
              </table:table-cell>
              <table:table-cell office:value-type="float" office:value="-0.000000000003937061">
                <text:p>-0.0000000000039370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956935">
                <text:p>-0.0000000000029569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0.000000000002181046">
                <text:p>0.0000000000021810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01529178">
                <text:p>0.00000000000015291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0.000000000005866591">
                <text:p>0.0000000000058665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0.00000000000179003">
                <text:p>0.000000000001790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-0.000000000004716789">
                <text:p>-0.0000000000047167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3876739">
                <text:p>0.000000003876739</text:p>
              </table:table-cell>
              <table:table-cell office:value-type="float" office:value="-0.000000000008557846">
                <text:p>-0.0000000000085578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.770242E-035">
                <text:p>-3.770242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3558123">
                <text:p>-0.0000000000035581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-0.000000000001011321">
                <text:p>-0.0000000000010113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.0000000008897828">
                <text:p>0.0000000008897828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05287284">
                <text:p>0.00000000000052872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02869132">
                <text:p>-0.0000000000028691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5978178">
                <text:p>-0.0000000000059781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00000005950145">
                <text:p>0.000000005950145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-0.000000000002548573">
                <text:p>-0.0000000000025485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3973814">
                <text:p>0.000003973814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0.00000000000173816">
                <text:p>0.000000000001738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1556065">
                <text:p>-0.000000000015560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36826E-035">
                <text:p>-3.36826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05623848">
                <text:p>-0.00000000000056238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1036071">
                <text:p>-0.000000000010360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.932383E-035">
                <text:p>-2.932383E-035</text:p>
              </table:table-cell>
              <table:table-cell office:value-type="float" office:value="0">
                <text:p>0</text:p>
              </table:table-cell>
              <table:table-cell office:value-type="float" office:value="0.000000006888669">
                <text:p>0.000000006888669</text:p>
              </table:table-cell>
              <table:table-cell office:value-type="float" office:value="-0.000000000003334331">
                <text:p>-0.0000000000033343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000000005656036">
                <text:p>0.000000005656036</text:p>
              </table:table-cell>
              <table:table-cell office:value-type="float" office:value="0.000000006073814">
                <text:p>0.000000006073814</text:p>
              </table:table-cell>
              <table:table-cell office:value-type="float" office:value="-0.000000000007568549">
                <text:p>-0.0000000000075685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.105261E-035">
                <text:p>-3.105261E-035</text:p>
              </table:table-cell>
              <table:table-cell office:value-type="float" office:value="0.000000006082071">
                <text:p>0.000000006082071</text:p>
              </table:table-cell>
              <table:table-cell office:value-type="float" office:value="0.000000006629459">
                <text:p>0.000000006629459</text:p>
              </table:table-cell>
              <table:table-cell office:value-type="float" office:value="-0.000000000006989582">
                <text:p>-0.0000000000069895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">
                <text:p>-0</text:p>
              </table:table-cell>
              <table:table-cell office:value-type="float" office:value="0.000000006194949">
                <text:p>0.000000006194949</text:p>
              </table:table-cell>
              <table:table-cell office:value-type="float" office:value="0.000000006087372">
                <text:p>0.000000006087372</text:p>
              </table:table-cell>
              <table:table-cell office:value-type="float" office:value="-0.000000000007669504">
                <text:p>-0.0000000000076695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">
                <text:p>-0</text:p>
              </table:table-cell>
              <table:table-cell office:value-type="float" office:value="0.000000006166154">
                <text:p>0.000000006166154</text:p>
              </table:table-cell>
              <table:table-cell office:value-type="float" office:value="0.00000001070439">
                <text:p>0.00000001070439</text:p>
              </table:table-cell>
              <table:table-cell office:value-type="float" office:value="-0.000000000001074175">
                <text:p>-0.0000000000010741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.00000001325392">
                <text:p>0.00000001325392</text:p>
              </table:table-cell>
              <table:table-cell office:value-type="float" office:value="0.0000000168283">
                <text:p>0.0000000168283</text:p>
              </table:table-cell>
              <table:table-cell office:value-type="float" office:value="0.000000000002840117">
                <text:p>0.0000000000028401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0.00000001374524">
                <text:p>0.00000001374524</text:p>
              </table:table-cell>
              <table:table-cell office:value-type="float" office:value="0.000000002121066">
                <text:p>0.000000002121066</text:p>
              </table:table-cell>
              <table:table-cell office:value-type="float" office:value="-0.000000000001721101">
                <text:p>-0.0000000000017211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.00000001442046">
                <text:p>0.00000001442046</text:p>
              </table:table-cell>
              <table:table-cell office:value-type="float" office:value="0.000000005442047">
                <text:p>0.000000005442047</text:p>
              </table:table-cell>
              <table:table-cell office:value-type="float" office:value="-0.00000000002112729">
                <text:p>-0.000000000021127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.000000001607022">
                <text:p>0.000000001607022</text:p>
              </table:table-cell>
              <table:table-cell office:value-type="float" office:value="0.00000001071553">
                <text:p>0.00000001071553</text:p>
              </table:table-cell>
              <table:table-cell office:value-type="float" office:value="0.000000000001486888">
                <text:p>0.0000000000014868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.000000006597462">
                <text:p>0.000000006597462</text:p>
              </table:table-cell>
              <table:table-cell office:value-type="float" office:value="0.000000006939">
                <text:p>0.000000006939</text:p>
              </table:table-cell>
              <table:table-cell office:value-type="float" office:value="0.00000000000511409">
                <text:p>0.000000000005114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.385832E-035">
                <text:p>-2.385832E-035</text:p>
              </table:table-cell>
              <table:table-cell office:value-type="float" office:value="0.000000006284281">
                <text:p>0.000000006284281</text:p>
              </table:table-cell>
              <table:table-cell office:value-type="float" office:value="0.000000005489235">
                <text:p>0.000000005489235</text:p>
              </table:table-cell>
              <table:table-cell office:value-type="float" office:value="-0.000000000001414118">
                <text:p>-0.0000000000014141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">
                <text:p>-0</text:p>
              </table:table-cell>
              <table:table-cell office:value-type="float" office:value="0.00000001492266">
                <text:p>0.00000001492266</text:p>
              </table:table-cell>
              <table:table-cell office:value-type="float" office:value="0.000000002556387">
                <text:p>0.000000002556387</text:p>
              </table:table-cell>
              <table:table-cell office:value-type="float" office:value="-0.00000000001614091">
                <text:p>-0.000000000016140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">
                <text:p>-0</text:p>
              </table:table-cell>
              <table:table-cell office:value-type="float" office:value="0.000000006594277">
                <text:p>0.000000006594277</text:p>
              </table:table-cell>
              <table:table-cell office:value-type="float" office:value="0.00000001748328">
                <text:p>0.00000001748328</text:p>
              </table:table-cell>
              <table:table-cell office:value-type="float" office:value="-0.000000000009941972">
                <text:p>-0.0000000000099419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">
                <text:p>-0</text:p>
              </table:table-cell>
              <table:table-cell office:value-type="float" office:value="0.000000006298701">
                <text:p>0.000000006298701</text:p>
              </table:table-cell>
              <table:table-cell office:value-type="float" office:value="0.00000001186537">
                <text:p>0.00000001186537</text:p>
              </table:table-cell>
              <table:table-cell office:value-type="float" office:value="-0.0000000000008215058">
                <text:p>-0.00000000000082150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">
                <text:p>-0</text:p>
              </table:table-cell>
              <table:table-cell office:value-type="float" office:value="0.00000000161639">
                <text:p>0.00000000161639</text:p>
              </table:table-cell>
              <table:table-cell office:value-type="float" office:value="0.000000005454875">
                <text:p>0.000000005454875</text:p>
              </table:table-cell>
              <table:table-cell office:value-type="float" office:value="-0.00000000001767957">
                <text:p>-0.000000000017679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">
                <text:p>-0</text:p>
              </table:table-cell>
              <table:table-cell office:value-type="float" office:value="0.000000006833713">
                <text:p>0.000000006833713</text:p>
              </table:table-cell>
              <table:table-cell office:value-type="float" office:value="0.000000005327157">
                <text:p>0.000000005327157</text:p>
              </table:table-cell>
              <table:table-cell office:value-type="float" office:value="0.000000000005245181">
                <text:p>0.0000000000052451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">
                <text:p>-0</text:p>
              </table:table-cell>
              <table:table-cell office:value-type="float" office:value="0.000000006891901">
                <text:p>0.000000006891901</text:p>
              </table:table-cell>
              <table:table-cell office:value-type="float" office:value="0.000000005860242">
                <text:p>0.000000005860242</text:p>
              </table:table-cell>
              <table:table-cell office:value-type="float" office:value="-0.0000000000008247945">
                <text:p>-0.00000000000082479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">
                <text:p>-0</text:p>
              </table:table-cell>
              <table:table-cell office:value-type="float" office:value="0.000000006432206">
                <text:p>0.000000006432206</text:p>
              </table:table-cell>
              <table:table-cell office:value-type="float" office:value="0.000000002445487">
                <text:p>0.000000002445487</text:p>
              </table:table-cell>
              <table:table-cell office:value-type="float" office:value="-0.000000000002190499">
                <text:p>-0.0000000000021904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">
                <text:p>-0</text:p>
              </table:table-cell>
              <table:table-cell office:value-type="float" office:value="0.000000006199817">
                <text:p>0.000000006199817</text:p>
              </table:table-cell>
              <table:table-cell office:value-type="float" office:value="0.000000001380639">
                <text:p>0.000000001380639</text:p>
              </table:table-cell>
              <table:table-cell office:value-type="float" office:value="-0.00000000001410629">
                <text:p>-0.000000000014106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">
                <text:p>-0</text:p>
              </table:table-cell>
              <table:table-cell office:value-type="float" office:value="0.00000001449555">
                <text:p>0.00000001449555</text:p>
              </table:table-cell>
              <table:table-cell office:value-type="float" office:value="0.0000000001818989">
                <text:p>0.0000000001818989</text:p>
              </table:table-cell>
              <table:table-cell office:value-type="float" office:value="-0.000000000003735981">
                <text:p>-0.0000000000037359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0.000000006705001">
                <text:p>0.000000006705001</text:p>
              </table:table-cell>
              <table:table-cell office:value-type="float" office:value="0.00000001133869">
                <text:p>0.00000001133869</text:p>
              </table:table-cell>
              <table:table-cell office:value-type="float" office:value="-0.000000000003519781">
                <text:p>-0.0000000000035197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">
                <text:p>-0</text:p>
              </table:table-cell>
              <table:table-cell office:value-type="float" office:value="0.000000006474256">
                <text:p>0.000000006474256</text:p>
              </table:table-cell>
              <table:table-cell office:value-type="float" office:value="0.00000001390918">
                <text:p>0.00000001390918</text:p>
              </table:table-cell>
              <table:table-cell office:value-type="float" office:value="-0.0000000000005079474">
                <text:p>-0.00000000000050794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">
                <text:p>-0</text:p>
              </table:table-cell>
              <table:table-cell office:value-type="float" office:value="0.0000000140481">
                <text:p>0.0000000140481</text:p>
              </table:table-cell>
              <table:table-cell office:value-type="float" office:value="0.000000005751074">
                <text:p>0.000000005751074</text:p>
              </table:table-cell>
              <table:table-cell office:value-type="float" office:value="-0.00000000001292532">
                <text:p>-0.000000000012925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0.000000006318462">
                <text:p>0.000000006318462</text:p>
              </table:table-cell>
              <table:table-cell office:value-type="float" office:value="0.000000004984657">
                <text:p>0.000000004984657</text:p>
              </table:table-cell>
              <table:table-cell office:value-type="float" office:value="0.00000000001362588">
                <text:p>0.000000000013625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0.000000001618642">
                <text:p>0.000000001618642</text:p>
              </table:table-cell>
              <table:table-cell office:value-type="float" office:value="0.00000001175345">
                <text:p>0.00000001175345</text:p>
              </table:table-cell>
              <table:table-cell office:value-type="float" office:value="-0.00000000002418907">
                <text:p>-0.000000000024189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">
                <text:p>-0</text:p>
              </table:table-cell>
              <table:table-cell office:value-type="float" office:value="0.0000000141749">
                <text:p>0.0000000141749</text:p>
              </table:table-cell>
              <table:table-cell office:value-type="float" office:value="0.000000008743506">
                <text:p>0.000000008743506</text:p>
              </table:table-cell>
              <table:table-cell office:value-type="float" office:value="0.0000000000005627412">
                <text:p>0.00000000000056274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0.000000006070486">
                <text:p>0.000000006070486</text:p>
              </table:table-cell>
              <table:table-cell office:value-type="float" office:value="0.000000006305651">
                <text:p>0.000000006305651</text:p>
              </table:table-cell>
              <table:table-cell office:value-type="float" office:value="0.000000000001201295">
                <text:p>0.0000000000012012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0.000000006033666">
                <text:p>0.000000006033666</text:p>
              </table:table-cell>
              <table:table-cell office:value-type="float" office:value="0.000000003011291">
                <text:p>0.000000003011291</text:p>
              </table:table-cell>
              <table:table-cell office:value-type="float" office:value="-0.0000000000001176307">
                <text:p>-0.0000000000001176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0.000000001436412">
                <text:p>0.000000001436412</text:p>
              </table:table-cell>
              <table:table-cell office:value-type="float" office:value="0.000000004179892">
                <text:p>0.000000004179892</text:p>
              </table:table-cell>
              <table:table-cell office:value-type="float" office:value="-0.0000000000010639">
                <text:p>-0.00000000000106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0.00000000615798">
                <text:p>0.00000000615798</text:p>
              </table:table-cell>
              <table:table-cell office:value-type="float" office:value="0.000000006783065">
                <text:p>0.000000006783065</text:p>
              </table:table-cell>
              <table:table-cell office:value-type="float" office:value="-0.000000000002741185">
                <text:p>-0.0000000000027411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1314655">
                <text:p>0.0000001314655</text:p>
              </table:table-cell>
              <table:table-cell office:value-type="float" office:value="0.000000006703469">
                <text:p>0.000000006703469</text:p>
              </table:table-cell>
              <table:table-cell office:value-type="float" office:value="0.000000007423627">
                <text:p>0.000000007423627</text:p>
              </table:table-cell>
              <table:table-cell office:value-type="float" office:value="-0.000000000003735657">
                <text:p>-0.0000000000037356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025195E-036">
                <text:p>2.025195E-036</text:p>
              </table:table-cell>
              <table:table-cell office:value-type="float" office:value="0.000000005895459">
                <text:p>0.000000005895459</text:p>
              </table:table-cell>
              <table:table-cell office:value-type="float" office:value="0.000000007610716">
                <text:p>0.000000007610716</text:p>
              </table:table-cell>
              <table:table-cell office:value-type="float" office:value="0.0000000000007812917">
                <text:p>0.00000000000078129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.000000006509391">
                <text:p>0.000000006509391</text:p>
              </table:table-cell>
              <table:table-cell office:value-type="float" office:value="0.000000007295357">
                <text:p>0.000000007295357</text:p>
              </table:table-cell>
              <table:table-cell office:value-type="float" office:value="0.000000000003277763">
                <text:p>0.0000000000032777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0.00000000661018">
                <text:p>0.00000000661018</text:p>
              </table:table-cell>
              <table:table-cell office:value-type="float" office:value="0.000000003806101">
                <text:p>0.000000003806101</text:p>
              </table:table-cell>
              <table:table-cell office:value-type="float" office:value="0.000000000005944732">
                <text:p>0.0000000000059447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.000000006216309">
                <text:p>0.000000006216309</text:p>
              </table:table-cell>
              <table:table-cell office:value-type="float" office:value="0.000000006438621">
                <text:p>0.000000006438621</text:p>
              </table:table-cell>
              <table:table-cell office:value-type="float" office:value="-0.0000000000005319489">
                <text:p>-0.00000000000053194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.000000006639862">
                <text:p>0.000000006639862</text:p>
              </table:table-cell>
              <table:table-cell office:value-type="float" office:value="0.000000006504658">
                <text:p>0.000000006504658</text:p>
              </table:table-cell>
              <table:table-cell office:value-type="float" office:value="-0.000000000007259458">
                <text:p>-0.0000000000072594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.000000006578096">
                <text:p>0.000000006578096</text:p>
              </table:table-cell>
              <table:table-cell office:value-type="float" office:value="0.000000006701469">
                <text:p>0.000000006701469</text:p>
              </table:table-cell>
              <table:table-cell office:value-type="float" office:value="-0.000000000003167189">
                <text:p>-0.0000000000031671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0.000000006126579">
                <text:p>0.000000006126579</text:p>
              </table:table-cell>
              <table:table-cell office:value-type="float" office:value="0.000000006421553">
                <text:p>0.000000006421553</text:p>
              </table:table-cell>
              <table:table-cell office:value-type="float" office:value="-0.000000000002450452">
                <text:p>-0.0000000000024504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0.00000000604823">
                <text:p>0.00000000604823</text:p>
              </table:table-cell>
              <table:table-cell office:value-type="float" office:value="0.000000006804279">
                <text:p>0.000000006804279</text:p>
              </table:table-cell>
              <table:table-cell office:value-type="float" office:value="-0.00000000001237758">
                <text:p>-0.000000000012377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0.000000006580642">
                <text:p>0.000000006580642</text:p>
              </table:table-cell>
              <table:table-cell office:value-type="float" office:value="0.000000007074248">
                <text:p>0.000000007074248</text:p>
              </table:table-cell>
              <table:table-cell office:value-type="float" office:value="-0.000000000008862744">
                <text:p>-0.0000000000088627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0.000000006385184">
                <text:p>0.000000006385184</text:p>
              </table:table-cell>
              <table:table-cell office:value-type="float" office:value="0.000000007469318">
                <text:p>0.000000007469318</text:p>
              </table:table-cell>
              <table:table-cell office:value-type="float" office:value="-0.000000000004676548">
                <text:p>-0.0000000000046765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0.000000006097401">
                <text:p>0.000000006097401</text:p>
              </table:table-cell>
              <table:table-cell office:value-type="float" office:value="0.000000006799737">
                <text:p>0.000000006799737</text:p>
              </table:table-cell>
              <table:table-cell office:value-type="float" office:value="-0.000000000006818919">
                <text:p>-0.0000000000068189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0.000000006188641">
                <text:p>0.000000006188641</text:p>
              </table:table-cell>
              <table:table-cell office:value-type="float" office:value="0.000000006680612">
                <text:p>0.000000006680612</text:p>
              </table:table-cell>
              <table:table-cell office:value-type="float" office:value="-0.00000000000006031724">
                <text:p>-0.000000000000060317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0.000000006159159">
                <text:p>0.000000006159159</text:p>
              </table:table-cell>
              <table:table-cell office:value-type="float" office:value="0.000000006762793">
                <text:p>0.000000006762793</text:p>
              </table:table-cell>
              <table:table-cell office:value-type="float" office:value="-0.000000000002630789">
                <text:p>-0.0000000000026307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0.000000006236252">
                <text:p>0.000000006236252</text:p>
              </table:table-cell>
              <table:table-cell office:value-type="float" office:value="0.000000006752652">
                <text:p>0.000000006752652</text:p>
              </table:table-cell>
              <table:table-cell office:value-type="float" office:value="-0.000000000001715319">
                <text:p>-0.0000000000017153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6cm" svg:height="13.338cm" xlink:href=".." chart:class="chart:line" chart:style-name="ch1">
        <chart:title svg:x="12.818cm" svg:y="0.267cm" chart:style-name="ch2">
          <text:p>Ellipse</text:p>
        </chart:title>
        <chart:subtitle svg:x="11.019cm" svg:y="1.036cm" chart:style-name="ch3">
          <text:p>Fifth Order of Hu's Moments</text:p>
        </chart:subtitle>
        <chart:legend chart:legend-position="end" svg:x="24.527cm" svg:y="5.825cm" chart:style-name="ch4"/>
        <chart:plot-area chart:style-name="ch5" table:cell-range-address="ellipse_5_30.F1:ellipse_5_30.F360 ellipse_25_60.F1:ellipse_25_60.F360 ellipse_28_92.F1:ellipse_28_92.F360 ellipse_60_50.F1:ellipse_60_50.F360" svg:x="0.877cm" svg:y="1.753cm" svg:width="23.112cm" svg:height="10.988cm">
          <chart:axis chart:dimension="x" chart:name="primary-x" chart:style-name="ch6">
            <chart:title svg:x="12.295cm" svg:y="12.435cm" chart:style-name="ch7">
              <text:p>Angle</text:p>
            </chart:title>
          </chart:axis>
          <chart:axis chart:dimension="y" chart:name="primary-y" chart:style-name="ch8">
            <chart:title svg:x="0.54cm" svg:y="7.729cm" chart:style-name="ch9">
              <text:p>Coefficient</text:p>
            </chart:title>
          </chart:axis>
          <chart:series chart:style-name="ch10" chart:values-cell-range-address="ellipse_5_30.F1:ellipse_5_30.F360" chart:class="chart:line">
            <chart:data-point chart:repeated="360"/>
          </chart:series>
          <chart:series chart:style-name="ch11" chart:values-cell-range-address="ellipse_25_60.F1:ellipse_25_60.F360" chart:class="chart:line">
            <chart:data-point chart:repeated="360"/>
          </chart:series>
          <chart:series chart:style-name="ch12" chart:values-cell-range-address="ellipse_28_92.F1:ellipse_28_92.F360" chart:class="chart:line">
            <chart:data-point chart:repeated="360"/>
          </chart:series>
          <chart:series chart:style-name="ch13" chart:values-cell-range-address="ellipse_60_50.F1:ellipse_60_50.F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F1:ellipse_5_30.F360">0</text:p>
              </table:table-cell>
              <table:table-cell office:value-type="float" office:value="4.518478E-015">
                <text:p text:id="ellipse_25_60.F1:ellipse_25_60.F360">4.518478E-015</text:p>
              </table:table-cell>
              <table:table-cell office:value-type="float" office:value="1.921818E-015">
                <text:p text:id="ellipse_28_92.F1:ellipse_28_92.F360">1.921818E-015</text:p>
              </table:table-cell>
              <table:table-cell office:value-type="float" office:value="-3.371928E-019">
                <text:p text:id="ellipse_60_50.F1:ellipse_60_50.F360">-3.371928E-0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6.394316E-019">
                <text:p>-6.394316E-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.929229E-015">
                <text:p>2.929229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1.559802E-018">
                <text:p>-1.559802E-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1.329202E-015">
                <text:p>1.329202E-015</text:p>
              </table:table-cell>
              <table:table-cell office:value-type="float" office:value="-6.024556E-019">
                <text:p>-6.024556E-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8.31576E-019">
                <text:p>-8.31576E-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1.313871E-019">
                <text:p>1.313871E-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925528E-019">
                <text:p>-1.925528E-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58764E-019">
                <text:p>-2.058764E-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5.313629E-019">
                <text:p>5.313629E-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7.036449E-020">
                <text:p>7.036449E-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345241E-018">
                <text:p>-1.345241E-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-3.107056E-019">
                <text:p>-3.107056E-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.136661E-015">
                <text:p>3.136661E-015</text:p>
              </table:table-cell>
              <table:table-cell office:value-type="float" office:value="2.001643E-016">
                <text:p>2.001643E-016</text:p>
              </table:table-cell>
              <table:table-cell office:value-type="float" office:value="-5.375524E-020">
                <text:p>-5.375524E-0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-1.702054E-019">
                <text:p>-1.702054E-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719765E-069">
                <text:p>-4.719765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946938E-015">
                <text:p>1.946938E-015</text:p>
              </table:table-cell>
              <table:table-cell office:value-type="float" office:value="-8.683591E-020">
                <text:p>-8.683591E-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6.537455E-020">
                <text:p>-6.537455E-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0.00000000000001550977">
                <text:p>0.00000000000001550977</text:p>
              </table:table-cell>
              <table:table-cell office:value-type="float" office:value="-3.820384E-019">
                <text:p>-3.820384E-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4.877312E-015">
                <text:p>4.877312E-015</text:p>
              </table:table-cell>
              <table:table-cell office:value-type="float" office:value="-2.480755E-019">
                <text:p>-2.480755E-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2.152332E-019">
                <text:p>2.152332E-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2.055031E-015">
                <text:p>2.055031E-015</text:p>
              </table:table-cell>
              <table:table-cell office:value-type="float" office:value="-2.697973E-019">
                <text:p>-2.697973E-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3.785173E-021">
                <text:p>3.785173E-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5.896189E-018">
                <text:p>-5.896189E-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.114673E-015">
                <text:p>3.11467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2.455521E-019">
                <text:p>2.455521E-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1.930285E-018">
                <text:p>-1.930285E-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51644E-019">
                <text:p>1.51644E-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6.899468E-016">
                <text:p>6.899468E-016</text:p>
              </table:table-cell>
              <table:table-cell office:value-type="float" office:value="-2.762724E-019">
                <text:p>-2.762724E-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2.913075E-019">
                <text:p>2.913075E-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3.053066E-016">
                <text:p>3.053066E-016</text:p>
              </table:table-cell>
              <table:table-cell office:value-type="float" office:value="-5.574303E-019">
                <text:p>-5.574303E-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2.545079E-019">
                <text:p>-2.545079E-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1.754658E-019">
                <text:p>1.754658E-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1.242175E-021">
                <text:p>1.242175E-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4.931213E-019">
                <text:p>4.931213E-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1.466398E-019">
                <text:p>1.466398E-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-4.282457E-019">
                <text:p>-4.282457E-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4.656787E-016">
                <text:p>4.656787E-016</text:p>
              </table:table-cell>
              <table:table-cell office:value-type="float" office:value="-8.830886E-019">
                <text:p>-8.830886E-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656706E-069">
                <text:p>-4.656706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2.787013E-019">
                <text:p>-2.787013E-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-2.31847E-020">
                <text:p>-2.31847E-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088588E-016">
                <text:p>1.088588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-4.377177E-022">
                <text:p>-4.377177E-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3.958639E-019">
                <text:p>-3.958639E-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5.971962E-019">
                <text:p>-5.971962E-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0000000001398321">
                <text:p>0.00000000000001398321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-7.730047E-020">
                <text:p>-7.730047E-0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1.425347E-018">
                <text:p>1.425347E-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5.653307E-018">
                <text:p>-5.653307E-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8.006528E-020">
                <text:p>-8.006528E-0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657854E-018">
                <text:p>-1.657854E-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0">
                <text:p>0</text:p>
              </table:table-cell>
              <table:table-cell office:value-type="float" office:value="1.436132E-015">
                <text:p>1.436132E-015</text:p>
              </table:table-cell>
              <table:table-cell office:value-type="float" office:value="-2.010084E-019">
                <text:p>-2.010084E-0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406409E-018">
                <text:p>-1.406409E-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1.373783E-018">
                <text:p>-1.373783E-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1.137946E-018">
                <text:p>-1.137946E-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01117636">
                <text:p>0.0000000001117636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-9.310889E-020">
                <text:p>-9.310889E-0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0000000001398321">
                <text:p>0.00000000000001398321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9.168124E-020">
                <text:p>9.168124E-0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1.387049E-019">
                <text:p>-1.387049E-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7.242134E-018">
                <text:p>-7.242134E-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088588E-016">
                <text:p>1.088588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3.730721E-019">
                <text:p>3.730721E-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6.137441E-019">
                <text:p>6.137441E-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9.303488E-020">
                <text:p>-9.303488E-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6.003579E-016">
                <text:p>6.003579E-016</text:p>
              </table:table-cell>
              <table:table-cell office:value-type="float" office:value="-4.145649E-018">
                <text:p>-4.145649E-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-1.676084E-018">
                <text:p>-1.676084E-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-2.602869E-020">
                <text:p>-2.602869E-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-4.61618E-018">
                <text:p>-4.61618E-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3.057304E-019">
                <text:p>3.057304E-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-5.314281E-020">
                <text:p>-5.314281E-0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1.563015E-019">
                <text:p>-1.563015E-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3.053066E-016">
                <text:p>3.053066E-016</text:p>
              </table:table-cell>
              <table:table-cell office:value-type="float" office:value="-4.006932E-018">
                <text:p>-4.006932E-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-3.123062E-019">
                <text:p>-3.123062E-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3.746427E-015">
                <text:p>3.746427E-015</text:p>
              </table:table-cell>
              <table:table-cell office:value-type="float" office:value="-3.420588E-019">
                <text:p>-3.420588E-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854788E-020">
                <text:p>1.854788E-0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2.847859E-018">
                <text:p>-2.847859E-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.161853E-015">
                <text:p>1.16185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1.775955E-018">
                <text:p>1.775955E-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9.447933E-018">
                <text:p>-9.447933E-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7.143582E-020">
                <text:p>7.143582E-0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1.449743E-015">
                <text:p>1.449743E-015</text:p>
              </table:table-cell>
              <table:table-cell office:value-type="float" office:value="4.250272E-019">
                <text:p>4.250272E-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1.744995E-020">
                <text:p>1.744995E-0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1.828405E-015">
                <text:p>1.828405E-015</text:p>
              </table:table-cell>
              <table:table-cell office:value-type="float" office:value="8.088473E-020">
                <text:p>8.088473E-0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1.306974E-015">
                <text:p>1.306974E-015</text:p>
              </table:table-cell>
              <table:table-cell office:value-type="float" office:value="-8.630336E-020">
                <text:p>-8.630336E-0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3.690876E-019">
                <text:p>-3.690876E-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946938E-015">
                <text:p>1.946938E-015</text:p>
              </table:table-cell>
              <table:table-cell office:value-type="float" office:value="1.088513E-019">
                <text:p>1.088513E-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3.365359E-019">
                <text:p>3.365359E-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.786681E-015">
                <text:p>1.786681E-015</text:p>
              </table:table-cell>
              <table:table-cell office:value-type="float" office:value="4.366115E-016">
                <text:p>4.366115E-016</text:p>
              </table:table-cell>
              <table:table-cell office:value-type="float" office:value="4.62583E-019">
                <text:p>4.62583E-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2.535964E-019">
                <text:p>2.535964E-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505492E-018">
                <text:p>-1.505492E-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-2.485492E-019">
                <text:p>-2.485492E-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-1.08003E-019">
                <text:p>-1.08003E-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61463E-018">
                <text:p>-2.061463E-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276154E-018">
                <text:p>-1.276154E-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-4.53101E-019">
                <text:p>-4.53101E-0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1.105734E-018">
                <text:p>-1.105734E-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1.329202E-015">
                <text:p>1.329202E-015</text:p>
              </table:table-cell>
              <table:table-cell office:value-type="float" office:value="3.205476E-019">
                <text:p>3.205476E-0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.099661E-015">
                <text:p>1.099661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1.203339E-018">
                <text:p>-1.203339E-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8.580194E-020">
                <text:p>-8.580194E-0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.518478E-015">
                <text:p>4.518478E-015</text:p>
              </table:table-cell>
              <table:table-cell office:value-type="float" office:value="1.921818E-015">
                <text:p>1.921818E-015</text:p>
              </table:table-cell>
              <table:table-cell office:value-type="float" office:value="-3.371928E-019">
                <text:p>-3.371928E-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6.394316E-019">
                <text:p>-6.394316E-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.742275E-015">
                <text:p>7.742275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1.559802E-018">
                <text:p>-1.559802E-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1.329202E-015">
                <text:p>1.329202E-015</text:p>
              </table:table-cell>
              <table:table-cell office:value-type="float" office:value="-6.024556E-019">
                <text:p>-6.024556E-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8.31576E-019">
                <text:p>-8.31576E-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1.313871E-019">
                <text:p>1.313871E-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925528E-019">
                <text:p>-1.925528E-0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58764E-019">
                <text:p>-2.058764E-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5.313629E-019">
                <text:p>5.313629E-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7.036449E-020">
                <text:p>7.036449E-0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345241E-018">
                <text:p>-1.345241E-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-3.107056E-019">
                <text:p>-3.107056E-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3.136661E-015">
                <text:p>3.136661E-015</text:p>
              </table:table-cell>
              <table:table-cell office:value-type="float" office:value="2.001643E-016">
                <text:p>2.001643E-016</text:p>
              </table:table-cell>
              <table:table-cell office:value-type="float" office:value="-5.375524E-020">
                <text:p>-5.375524E-0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-1.718251E-020">
                <text:p>-1.718251E-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946938E-015">
                <text:p>1.946938E-015</text:p>
              </table:table-cell>
              <table:table-cell office:value-type="float" office:value="-8.683591E-020">
                <text:p>-8.683591E-0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6.537455E-020">
                <text:p>-6.537455E-0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0.00000000000001550977">
                <text:p>0.00000000000001550977</text:p>
              </table:table-cell>
              <table:table-cell office:value-type="float" office:value="-3.820384E-019">
                <text:p>-3.820384E-0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4.877312E-015">
                <text:p>4.877312E-015</text:p>
              </table:table-cell>
              <table:table-cell office:value-type="float" office:value="-2.480755E-019">
                <text:p>-2.480755E-0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2.152332E-019">
                <text:p>2.152332E-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1.449743E-015">
                <text:p>1.449743E-015</text:p>
              </table:table-cell>
              <table:table-cell office:value-type="float" office:value="-2.697973E-019">
                <text:p>-2.697973E-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3.785173E-021">
                <text:p>3.785173E-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5.896189E-018">
                <text:p>-5.896189E-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.161853E-015">
                <text:p>1.16185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2.455521E-019">
                <text:p>2.455521E-0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1.930285E-018">
                <text:p>-1.930285E-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51644E-019">
                <text:p>1.51644E-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6.899468E-016">
                <text:p>6.899468E-016</text:p>
              </table:table-cell>
              <table:table-cell office:value-type="float" office:value="-2.762724E-019">
                <text:p>-2.762724E-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2.913075E-019">
                <text:p>2.913075E-0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9.715982E-017">
                <text:p>9.715982E-017</text:p>
              </table:table-cell>
              <table:table-cell office:value-type="float" office:value="-5.574303E-019">
                <text:p>-5.574303E-0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2.545079E-019">
                <text:p>-2.545079E-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1.754658E-019">
                <text:p>1.754658E-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1.242175E-021">
                <text:p>1.242175E-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4.931213E-019">
                <text:p>4.931213E-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1.466398E-019">
                <text:p>1.466398E-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5.867251E-019">
                <text:p>5.867251E-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4.579901E-016">
                <text:p>4.579901E-016</text:p>
              </table:table-cell>
              <table:table-cell office:value-type="float" office:value="-8.830886E-019">
                <text:p>-8.830886E-0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2.787013E-019">
                <text:p>-2.787013E-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-2.31847E-020">
                <text:p>-2.31847E-0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.088588E-016">
                <text:p>1.088588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-4.377177E-022">
                <text:p>-4.377177E-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3.958639E-019">
                <text:p>-3.958639E-0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5.971962E-019">
                <text:p>-5.971962E-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0000000000001398321">
                <text:p>0.00000000000001398321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-7.730047E-020">
                <text:p>-7.730047E-0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001117636">
                <text:p>0.0000000001117636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1.425347E-018">
                <text:p>1.425347E-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3.116824E-018">
                <text:p>-3.116824E-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8.006528E-020">
                <text:p>-8.006528E-0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657854E-018">
                <text:p>-1.657854E-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0">
                <text:p>0</text:p>
              </table:table-cell>
              <table:table-cell office:value-type="float" office:value="1.436132E-015">
                <text:p>1.436132E-015</text:p>
              </table:table-cell>
              <table:table-cell office:value-type="float" office:value="-2.010084E-019">
                <text:p>-2.010084E-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406409E-018">
                <text:p>-1.406409E-0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1.373783E-018">
                <text:p>-1.373783E-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1.137946E-018">
                <text:p>-1.137946E-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0001117636">
                <text:p>0.0000000001117636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-9.310889E-020">
                <text:p>-9.310889E-0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000000000001398321">
                <text:p>0.00000000000001398321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9.168124E-020">
                <text:p>9.168124E-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1.387049E-019">
                <text:p>-1.387049E-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7.242134E-018">
                <text:p>-7.242134E-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.088588E-016">
                <text:p>1.088588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3.730721E-019">
                <text:p>3.730721E-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6.137441E-019">
                <text:p>6.137441E-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.656706E-069">
                <text:p>-4.656706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9.303488E-020">
                <text:p>-9.303488E-0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4.579901E-016">
                <text:p>4.579901E-016</text:p>
              </table:table-cell>
              <table:table-cell office:value-type="float" office:value="-4.145649E-018">
                <text:p>-4.145649E-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-3.262862E-018">
                <text:p>-3.262862E-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-2.602869E-020">
                <text:p>-2.602869E-0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-4.61618E-018">
                <text:p>-4.61618E-0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3.057304E-019">
                <text:p>3.057304E-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-5.314281E-020">
                <text:p>-5.314281E-0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1.563015E-019">
                <text:p>-1.563015E-0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3.053066E-016">
                <text:p>3.053066E-016</text:p>
              </table:table-cell>
              <table:table-cell office:value-type="float" office:value="-4.006932E-018">
                <text:p>-4.006932E-0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-3.188241E-019">
                <text:p>-3.188241E-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3.746427E-015">
                <text:p>3.746427E-015</text:p>
              </table:table-cell>
              <table:table-cell office:value-type="float" office:value="-3.420588E-019">
                <text:p>-3.420588E-0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854788E-020">
                <text:p>1.854788E-0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2.847859E-018">
                <text:p>-2.847859E-0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3.114673E-015">
                <text:p>3.11467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1.775955E-018">
                <text:p>1.775955E-0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9.447933E-018">
                <text:p>-9.447933E-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7.143582E-020">
                <text:p>7.143582E-0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1.582641E-016">
                <text:p>1.582641E-016</text:p>
              </table:table-cell>
              <table:table-cell office:value-type="float" office:value="4.250272E-019">
                <text:p>4.250272E-0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1.744995E-020">
                <text:p>1.744995E-0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6.375179E-016">
                <text:p>6.375179E-016</text:p>
              </table:table-cell>
              <table:table-cell office:value-type="float" office:value="8.088473E-020">
                <text:p>8.088473E-0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1.306974E-015">
                <text:p>1.306974E-015</text:p>
              </table:table-cell>
              <table:table-cell office:value-type="float" office:value="-8.630336E-020">
                <text:p>-8.630336E-0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3.690876E-019">
                <text:p>-3.690876E-0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.719765E-069">
                <text:p>-4.719765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946938E-015">
                <text:p>1.946938E-015</text:p>
              </table:table-cell>
              <table:table-cell office:value-type="float" office:value="1.088513E-019">
                <text:p>1.088513E-0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1.65118E-018">
                <text:p>1.65118E-0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3.136661E-015">
                <text:p>3.136661E-015</text:p>
              </table:table-cell>
              <table:table-cell office:value-type="float" office:value="4.366115E-016">
                <text:p>4.366115E-016</text:p>
              </table:table-cell>
              <table:table-cell office:value-type="float" office:value="4.62583E-019">
                <text:p>4.62583E-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2.535964E-019">
                <text:p>2.535964E-0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505492E-018">
                <text:p>-1.505492E-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-2.485492E-019">
                <text:p>-2.485492E-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-1.08003E-019">
                <text:p>-1.08003E-0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61463E-018">
                <text:p>-2.061463E-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276154E-018">
                <text:p>-1.276154E-0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-4.53101E-019">
                <text:p>-4.53101E-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1.105734E-018">
                <text:p>-1.105734E-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7.63E-015">
                <text:p>7.63E-015</text:p>
              </table:table-cell>
              <table:table-cell office:value-type="float" office:value="3.205476E-019">
                <text:p>3.205476E-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.099661E-015">
                <text:p>1.099661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1.203339E-018">
                <text:p>-1.203339E-0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8.580194E-020">
                <text:p>-8.580194E-0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4.518478E-015">
                <text:p>4.518478E-015</text:p>
              </table:table-cell>
              <table:table-cell office:value-type="float" office:value="1.921818E-015">
                <text:p>1.921818E-015</text:p>
              </table:table-cell>
              <table:table-cell office:value-type="float" office:value="-3.371928E-019">
                <text:p>-3.371928E-0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6.394316E-019">
                <text:p>-6.394316E-0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7.742275E-015">
                <text:p>7.742275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1.237575E-019">
                <text:p>-1.237575E-0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5.756388E-017">
                <text:p>5.756388E-017</text:p>
              </table:table-cell>
              <table:table-cell office:value-type="float" office:value="-6.024556E-019">
                <text:p>-6.024556E-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8.31576E-019">
                <text:p>-8.31576E-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1.313871E-019">
                <text:p>1.313871E-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925528E-019">
                <text:p>-1.925528E-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58764E-019">
                <text:p>-2.058764E-0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5.313629E-019">
                <text:p>5.313629E-0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7.036449E-020">
                <text:p>7.036449E-0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345241E-018">
                <text:p>-1.345241E-0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-3.107056E-019">
                <text:p>-3.107056E-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3.136661E-015">
                <text:p>3.136661E-015</text:p>
              </table:table-cell>
              <table:table-cell office:value-type="float" office:value="2.001643E-016">
                <text:p>2.001643E-016</text:p>
              </table:table-cell>
              <table:table-cell office:value-type="float" office:value="-5.375524E-020">
                <text:p>-5.375524E-0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-1.718251E-020">
                <text:p>-1.718251E-0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.719765E-069">
                <text:p>-4.719765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793841E-015">
                <text:p>1.793841E-015</text:p>
              </table:table-cell>
              <table:table-cell office:value-type="float" office:value="-8.683591E-020">
                <text:p>-8.683591E-0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6.537455E-020">
                <text:p>-6.537455E-0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0.00000000000001550977">
                <text:p>0.00000000000001550977</text:p>
              </table:table-cell>
              <table:table-cell office:value-type="float" office:value="-3.820384E-019">
                <text:p>-3.820384E-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4.877312E-015">
                <text:p>4.877312E-015</text:p>
              </table:table-cell>
              <table:table-cell office:value-type="float" office:value="-2.480755E-019">
                <text:p>-2.480755E-0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2.152332E-019">
                <text:p>2.152332E-0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7.944705E-015">
                <text:p>7.944705E-015</text:p>
              </table:table-cell>
              <table:table-cell office:value-type="float" office:value="-2.697973E-019">
                <text:p>-2.697973E-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3.785173E-021">
                <text:p>3.785173E-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5.896189E-018">
                <text:p>-5.896189E-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3.114673E-015">
                <text:p>3.11467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2.455521E-019">
                <text:p>2.455521E-0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1.930285E-018">
                <text:p>-1.930285E-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51644E-019">
                <text:p>1.51644E-0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6.899468E-016">
                <text:p>6.899468E-016</text:p>
              </table:table-cell>
              <table:table-cell office:value-type="float" office:value="-2.762724E-019">
                <text:p>-2.762724E-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1.701827E-018">
                <text:p>1.701827E-0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3.053066E-016">
                <text:p>3.053066E-016</text:p>
              </table:table-cell>
              <table:table-cell office:value-type="float" office:value="-5.574303E-019">
                <text:p>-5.574303E-0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2.545079E-019">
                <text:p>-2.545079E-0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1.754658E-019">
                <text:p>1.754658E-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1.242175E-021">
                <text:p>1.242175E-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4.931213E-019">
                <text:p>4.931213E-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1.466398E-019">
                <text:p>1.466398E-0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-4.282457E-019">
                <text:p>-4.282457E-0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4.579901E-016">
                <text:p>4.579901E-016</text:p>
              </table:table-cell>
              <table:table-cell office:value-type="float" office:value="-8.830886E-019">
                <text:p>-8.830886E-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.656706E-069">
                <text:p>-4.656706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2.787013E-019">
                <text:p>-2.787013E-0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-2.31847E-020">
                <text:p>-2.31847E-0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.090753E-016">
                <text:p>2.090753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-4.377177E-022">
                <text:p>-4.377177E-0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3.958639E-019">
                <text:p>-3.958639E-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5.971962E-019">
                <text:p>-5.971962E-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00000000000001398321">
                <text:p>0.00000000000001398321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-7.730047E-020">
                <text:p>-7.730047E-0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0001117636">
                <text:p>0.0000000001117636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1.425347E-018">
                <text:p>1.425347E-0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5.653307E-018">
                <text:p>-5.653307E-0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8.006528E-020">
                <text:p>-8.006528E-0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657854E-018">
                <text:p>-1.657854E-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0">
                <text:p>0</text:p>
              </table:table-cell>
              <table:table-cell office:value-type="float" office:value="1.436132E-015">
                <text:p>1.436132E-015</text:p>
              </table:table-cell>
              <table:table-cell office:value-type="float" office:value="-2.010084E-019">
                <text:p>-2.010084E-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406409E-018">
                <text:p>-1.406409E-0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1.373783E-018">
                <text:p>-1.373783E-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1.137946E-018">
                <text:p>-1.137946E-0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0001117636">
                <text:p>0.0000000001117636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-9.310889E-020">
                <text:p>-9.310889E-0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2.820255E-015">
                <text:p>2.820255E-015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9.168124E-020">
                <text:p>9.168124E-0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1.387049E-019">
                <text:p>-1.387049E-0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7.242134E-018">
                <text:p>-7.242134E-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.088588E-016">
                <text:p>1.088588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3.730721E-019">
                <text:p>3.730721E-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6.137441E-019">
                <text:p>6.137441E-0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9.303488E-020">
                <text:p>-9.303488E-0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4.579901E-016">
                <text:p>4.579901E-016</text:p>
              </table:table-cell>
              <table:table-cell office:value-type="float" office:value="-4.145649E-018">
                <text:p>-4.145649E-0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-3.262862E-018">
                <text:p>-3.262862E-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-2.602869E-020">
                <text:p>-2.602869E-0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-4.61618E-018">
                <text:p>-4.61618E-0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3.057304E-019">
                <text:p>3.057304E-0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-5.314281E-020">
                <text:p>-5.314281E-0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1.563015E-019">
                <text:p>-1.563015E-0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3.053066E-016">
                <text:p>3.053066E-016</text:p>
              </table:table-cell>
              <table:table-cell office:value-type="float" office:value="-4.006932E-018">
                <text:p>-4.006932E-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-9.296872E-021">
                <text:p>-9.296872E-0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3.746427E-015">
                <text:p>3.746427E-015</text:p>
              </table:table-cell>
              <table:table-cell office:value-type="float" office:value="-3.420588E-019">
                <text:p>-3.420588E-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854788E-020">
                <text:p>1.854788E-0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2.847859E-018">
                <text:p>-2.847859E-0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3.114673E-015">
                <text:p>3.11467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1.775955E-018">
                <text:p>1.775955E-0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9.447933E-018">
                <text:p>-9.447933E-0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7.143582E-020">
                <text:p>7.143582E-0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1.449743E-015">
                <text:p>1.449743E-015</text:p>
              </table:table-cell>
              <table:table-cell office:value-type="float" office:value="4.250272E-019">
                <text:p>4.250272E-0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1.744995E-020">
                <text:p>1.744995E-0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6.375179E-016">
                <text:p>6.375179E-016</text:p>
              </table:table-cell>
              <table:table-cell office:value-type="float" office:value="8.088473E-020">
                <text:p>8.088473E-0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1.306974E-015">
                <text:p>1.306974E-015</text:p>
              </table:table-cell>
              <table:table-cell office:value-type="float" office:value="-8.630336E-020">
                <text:p>-8.630336E-0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3.690876E-019">
                <text:p>-3.690876E-0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793841E-015">
                <text:p>1.793841E-015</text:p>
              </table:table-cell>
              <table:table-cell office:value-type="float" office:value="1.088513E-019">
                <text:p>1.088513E-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3.365359E-019">
                <text:p>3.365359E-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3.136661E-015">
                <text:p>3.136661E-015</text:p>
              </table:table-cell>
              <table:table-cell office:value-type="float" office:value="4.366115E-016">
                <text:p>4.366115E-016</text:p>
              </table:table-cell>
              <table:table-cell office:value-type="float" office:value="4.62583E-019">
                <text:p>4.62583E-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2.535964E-019">
                <text:p>2.535964E-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505492E-018">
                <text:p>-1.505492E-0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-2.485492E-019">
                <text:p>-2.485492E-0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-1.08003E-019">
                <text:p>-1.08003E-0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61463E-018">
                <text:p>-2.061463E-0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276154E-018">
                <text:p>-1.276154E-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-4.53101E-019">
                <text:p>-4.53101E-0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1.105734E-018">
                <text:p>-1.105734E-0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1.329202E-015">
                <text:p>1.329202E-015</text:p>
              </table:table-cell>
              <table:table-cell office:value-type="float" office:value="3.205476E-019">
                <text:p>3.205476E-0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1.099661E-015">
                <text:p>1.099661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1.203339E-018">
                <text:p>-1.203339E-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8.580194E-020">
                <text:p>-8.580194E-0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.518478E-015">
                <text:p>4.518478E-015</text:p>
              </table:table-cell>
              <table:table-cell office:value-type="float" office:value="1.921818E-015">
                <text:p>1.921818E-015</text:p>
              </table:table-cell>
              <table:table-cell office:value-type="float" office:value="-3.371928E-019">
                <text:p>-3.371928E-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6.394316E-019">
                <text:p>-6.394316E-0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7.742275E-015">
                <text:p>7.742275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1.559802E-018">
                <text:p>-1.559802E-0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1.329202E-015">
                <text:p>1.329202E-015</text:p>
              </table:table-cell>
              <table:table-cell office:value-type="float" office:value="-6.024556E-019">
                <text:p>-6.024556E-0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8.31576E-019">
                <text:p>-8.31576E-0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1.313871E-019">
                <text:p>1.313871E-0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925528E-019">
                <text:p>-1.925528E-0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58764E-019">
                <text:p>-2.058764E-0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5.313629E-019">
                <text:p>5.313629E-0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7.036449E-020">
                <text:p>7.036449E-0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345241E-018">
                <text:p>-1.345241E-0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-3.107056E-019">
                <text:p>-3.107056E-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6.411749E-015">
                <text:p>6.411749E-015</text:p>
              </table:table-cell>
              <table:table-cell office:value-type="float" office:value="2.001643E-016">
                <text:p>2.001643E-016</text:p>
              </table:table-cell>
              <table:table-cell office:value-type="float" office:value="-5.375524E-020">
                <text:p>-5.375524E-0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-1.718251E-020">
                <text:p>-1.718251E-0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793841E-015">
                <text:p>1.793841E-015</text:p>
              </table:table-cell>
              <table:table-cell office:value-type="float" office:value="-8.683591E-020">
                <text:p>-8.683591E-0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6.537455E-020">
                <text:p>-6.537455E-0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0.00000000000001550977">
                <text:p>0.00000000000001550977</text:p>
              </table:table-cell>
              <table:table-cell office:value-type="float" office:value="-3.820384E-019">
                <text:p>-3.820384E-0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1.828405E-015">
                <text:p>1.828405E-015</text:p>
              </table:table-cell>
              <table:table-cell office:value-type="float" office:value="-2.480755E-019">
                <text:p>-2.480755E-0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2.152332E-019">
                <text:p>2.152332E-0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1.449743E-015">
                <text:p>1.449743E-015</text:p>
              </table:table-cell>
              <table:table-cell office:value-type="float" office:value="-2.697973E-019">
                <text:p>-2.697973E-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3.785173E-021">
                <text:p>3.785173E-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5.896189E-018">
                <text:p>-5.896189E-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3.114673E-015">
                <text:p>3.11467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2.455521E-019">
                <text:p>2.455521E-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1.930285E-018">
                <text:p>-1.930285E-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51644E-019">
                <text:p>1.51644E-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6.899468E-016">
                <text:p>6.899468E-016</text:p>
              </table:table-cell>
              <table:table-cell office:value-type="float" office:value="-2.762724E-019">
                <text:p>-2.762724E-0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-1.652179E-019">
                <text:p>-1.652179E-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9.715982E-017">
                <text:p>9.715982E-017</text:p>
              </table:table-cell>
              <table:table-cell office:value-type="float" office:value="-5.574303E-019">
                <text:p>-5.574303E-0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2.545079E-019">
                <text:p>-2.545079E-0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1.754658E-019">
                <text:p>1.754658E-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1.242175E-021">
                <text:p>1.242175E-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4.931213E-019">
                <text:p>4.931213E-0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1.466398E-019">
                <text:p>1.466398E-0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-4.282457E-019">
                <text:p>-4.282457E-0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4.656787E-016">
                <text:p>4.656787E-016</text:p>
              </table:table-cell>
              <table:table-cell office:value-type="float" office:value="-8.830886E-019">
                <text:p>-8.830886E-0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2.787013E-019">
                <text:p>-2.787013E-0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-2.31847E-020">
                <text:p>-2.31847E-0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.088588E-016">
                <text:p>1.088588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-4.377177E-022">
                <text:p>-4.377177E-0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3.958639E-019">
                <text:p>-3.958639E-0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5.971962E-019">
                <text:p>-5.971962E-0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2.820255E-015">
                <text:p>2.820255E-015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-7.730047E-020">
                <text:p>-7.730047E-0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00001117636">
                <text:p>0.0000000001117636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1.425347E-018">
                <text:p>1.425347E-0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5.653307E-018">
                <text:p>-5.653307E-0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8.006528E-020">
                <text:p>-8.006528E-0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657854E-018">
                <text:p>-1.657854E-0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0">
                <text:p>0</text:p>
              </table:table-cell>
              <table:table-cell office:value-type="float" office:value="1.436132E-015">
                <text:p>1.436132E-015</text:p>
              </table:table-cell>
              <table:table-cell office:value-type="float" office:value="-2.010084E-019">
                <text:p>-2.010084E-0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2.885202E-015">
                <text:p>2.885202E-015</text:p>
              </table:table-cell>
              <table:table-cell office:value-type="float" office:value="1.625182E-015">
                <text:p>1.625182E-015</text:p>
              </table:table-cell>
              <table:table-cell office:value-type="float" office:value="-1.406409E-018">
                <text:p>-1.406409E-0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574273E-069">
                <text:p>-4.574273E-069</text:p>
              </table:table-cell>
              <table:table-cell office:value-type="float" office:value="2.878975E-015">
                <text:p>2.878975E-015</text:p>
              </table:table-cell>
              <table:table-cell office:value-type="float" office:value="1.281896E-015">
                <text:p>1.281896E-015</text:p>
              </table:table-cell>
              <table:table-cell office:value-type="float" office:value="-1.373783E-018">
                <text:p>-1.373783E-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2.877664E-015">
                <text:p>2.877664E-015</text:p>
              </table:table-cell>
              <table:table-cell office:value-type="float" office:value="1.136215E-015">
                <text:p>1.136215E-015</text:p>
              </table:table-cell>
              <table:table-cell office:value-type="float" office:value="-1.137946E-018">
                <text:p>-1.137946E-0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2.992305E-015">
                <text:p>2.992305E-015</text:p>
              </table:table-cell>
              <table:table-cell office:value-type="float" office:value="4.492956E-015">
                <text:p>4.492956E-015</text:p>
              </table:table-cell>
              <table:table-cell office:value-type="float" office:value="-9.310889E-020">
                <text:p>-9.310889E-0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0000000000001398321">
                <text:p>0.00000000000001398321</text:p>
              </table:table-cell>
              <table:table-cell office:value-type="float" office:value="8.192876E-015">
                <text:p>8.192876E-015</text:p>
              </table:table-cell>
              <table:table-cell office:value-type="float" office:value="9.168124E-020">
                <text:p>9.168124E-0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00000000000001463888">
                <text:p>0.00000000000001463888</text:p>
              </table:table-cell>
              <table:table-cell office:value-type="float" office:value="2.762608E-016">
                <text:p>2.762608E-016</text:p>
              </table:table-cell>
              <table:table-cell office:value-type="float" office:value="-1.387049E-019">
                <text:p>-1.387049E-0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.00000000000001581384">
                <text:p>0.00000000000001581384</text:p>
              </table:table-cell>
              <table:table-cell office:value-type="float" office:value="1.492135E-015">
                <text:p>1.492135E-015</text:p>
              </table:table-cell>
              <table:table-cell office:value-type="float" office:value="-7.242134E-018">
                <text:p>-7.242134E-0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2.090753E-016">
                <text:p>2.090753E-016</text:p>
              </table:table-cell>
              <table:table-cell office:value-type="float" office:value="5.155285E-015">
                <text:p>5.155285E-015</text:p>
              </table:table-cell>
              <table:table-cell office:value-type="float" office:value="3.730721E-019">
                <text:p>3.730721E-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3.203353E-015">
                <text:p>3.203353E-015</text:p>
              </table:table-cell>
              <table:table-cell office:value-type="float" office:value="1.65513E-015">
                <text:p>1.65513E-015</text:p>
              </table:table-cell>
              <table:table-cell office:value-type="float" office:value="6.137441E-019">
                <text:p>6.137441E-0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.656706E-069">
                <text:p>-4.656706E-069</text:p>
              </table:table-cell>
              <table:table-cell office:value-type="float" office:value="2.982052E-015">
                <text:p>2.982052E-015</text:p>
              </table:table-cell>
              <table:table-cell office:value-type="float" office:value="1.926926E-015">
                <text:p>1.926926E-015</text:p>
              </table:table-cell>
              <table:table-cell office:value-type="float" office:value="-9.303488E-020">
                <text:p>-9.303488E-0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.00000000000001639413">
                <text:p>0.00000000000001639413</text:p>
              </table:table-cell>
              <table:table-cell office:value-type="float" office:value="6.003579E-016">
                <text:p>6.003579E-016</text:p>
              </table:table-cell>
              <table:table-cell office:value-type="float" office:value="-4.145649E-018">
                <text:p>-4.145649E-0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3.225853E-015">
                <text:p>3.225853E-015</text:p>
              </table:table-cell>
              <table:table-cell office:value-type="float" office:value="9.329371E-015">
                <text:p>9.329371E-015</text:p>
              </table:table-cell>
              <table:table-cell office:value-type="float" office:value="-3.262862E-018">
                <text:p>-3.262862E-0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3.022727E-015">
                <text:p>3.022727E-015</text:p>
              </table:table-cell>
              <table:table-cell office:value-type="float" office:value="4.117299E-015">
                <text:p>4.117299E-015</text:p>
              </table:table-cell>
              <table:table-cell office:value-type="float" office:value="-2.602869E-020">
                <text:p>-2.602869E-0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2.167744E-016">
                <text:p>2.167744E-016</text:p>
              </table:table-cell>
              <table:table-cell office:value-type="float" office:value="1.128718E-015">
                <text:p>1.128718E-015</text:p>
              </table:table-cell>
              <table:table-cell office:value-type="float" office:value="-4.61618E-018">
                <text:p>-4.61618E-0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3.302375E-015">
                <text:p>3.302375E-015</text:p>
              </table:table-cell>
              <table:table-cell office:value-type="float" office:value="1.060992E-015">
                <text:p>1.060992E-015</text:p>
              </table:table-cell>
              <table:table-cell office:value-type="float" office:value="3.057304E-019">
                <text:p>3.057304E-0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3.3505E-015">
                <text:p>3.3505E-015</text:p>
              </table:table-cell>
              <table:table-cell office:value-type="float" office:value="1.311538E-015">
                <text:p>1.311538E-015</text:p>
              </table:table-cell>
              <table:table-cell office:value-type="float" office:value="-5.314281E-020">
                <text:p>-5.314281E-0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.175463E-015">
                <text:p>3.175463E-015</text:p>
              </table:table-cell>
              <table:table-cell office:value-type="float" office:value="2.419823E-016">
                <text:p>2.419823E-016</text:p>
              </table:table-cell>
              <table:table-cell office:value-type="float" office:value="-1.563015E-019">
                <text:p>-1.563015E-0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2.947021E-015">
                <text:p>2.947021E-015</text:p>
              </table:table-cell>
              <table:table-cell office:value-type="float" office:value="3.053066E-016">
                <text:p>3.053066E-016</text:p>
              </table:table-cell>
              <table:table-cell office:value-type="float" office:value="-4.006932E-018">
                <text:p>-4.006932E-0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0000000000001571136">
                <text:p>0.00000000000001571136</text:p>
              </table:table-cell>
              <table:table-cell office:value-type="float" office:value="1.1886E-017">
                <text:p>1.1886E-017</text:p>
              </table:table-cell>
              <table:table-cell office:value-type="float" office:value="-3.123062E-019">
                <text:p>-3.123062E-0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3.304208E-015">
                <text:p>3.304208E-015</text:p>
              </table:table-cell>
              <table:table-cell office:value-type="float" office:value="3.746427E-015">
                <text:p>3.746427E-015</text:p>
              </table:table-cell>
              <table:table-cell office:value-type="float" office:value="-3.420588E-019">
                <text:p>-3.420588E-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3.074364E-015">
                <text:p>3.074364E-015</text:p>
              </table:table-cell>
              <table:table-cell office:value-type="float" office:value="7.402267E-015">
                <text:p>7.402267E-015</text:p>
              </table:table-cell>
              <table:table-cell office:value-type="float" office:value="1.854788E-020">
                <text:p>1.854788E-0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.00000000000001521903">
                <text:p>0.00000000000001521903</text:p>
              </table:table-cell>
              <table:table-cell office:value-type="float" office:value="9.605073E-016">
                <text:p>9.605073E-016</text:p>
              </table:table-cell>
              <table:table-cell office:value-type="float" office:value="-2.847859E-018">
                <text:p>-2.847859E-0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3.114673E-015">
                <text:p>3.114673E-015</text:p>
              </table:table-cell>
              <table:table-cell office:value-type="float" office:value="1.696291E-015">
                <text:p>1.696291E-015</text:p>
              </table:table-cell>
              <table:table-cell office:value-type="float" office:value="1.775955E-018">
                <text:p>1.775955E-0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2.112748E-016">
                <text:p>2.112748E-016</text:p>
              </table:table-cell>
              <table:table-cell office:value-type="float" office:value="4.267158E-015">
                <text:p>4.267158E-015</text:p>
              </table:table-cell>
              <table:table-cell office:value-type="float" office:value="-9.447933E-018">
                <text:p>-9.447933E-0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0000000000001516978">
                <text:p>0.00000000000001516978</text:p>
              </table:table-cell>
              <table:table-cell office:value-type="float" office:value="3.582708E-015">
                <text:p>3.582708E-015</text:p>
              </table:table-cell>
              <table:table-cell office:value-type="float" office:value="7.143582E-020">
                <text:p>7.143582E-0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2.887149E-015">
                <text:p>2.887149E-015</text:p>
              </table:table-cell>
              <table:table-cell office:value-type="float" office:value="1.449743E-015">
                <text:p>1.449743E-015</text:p>
              </table:table-cell>
              <table:table-cell office:value-type="float" office:value="4.250272E-019">
                <text:p>4.250272E-0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2.867838E-015">
                <text:p>2.867838E-015</text:p>
              </table:table-cell>
              <table:table-cell office:value-type="float" office:value="3.339741E-016">
                <text:p>3.339741E-016</text:p>
              </table:table-cell>
              <table:table-cell office:value-type="float" office:value="1.744995E-020">
                <text:p>1.744995E-0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1.912947E-016">
                <text:p>1.912947E-016</text:p>
              </table:table-cell>
              <table:table-cell office:value-type="float" office:value="6.375179E-016">
                <text:p>6.375179E-016</text:p>
              </table:table-cell>
              <table:table-cell office:value-type="float" office:value="8.088473E-020">
                <text:p>8.088473E-0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2.877555E-015">
                <text:p>2.877555E-015</text:p>
              </table:table-cell>
              <table:table-cell office:value-type="float" office:value="1.306974E-015">
                <text:p>1.306974E-015</text:p>
              </table:table-cell>
              <table:table-cell office:value-type="float" office:value="-8.630336E-020">
                <text:p>-8.630336E-0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0000007739072">
                <text:p>0.0000000000007739072</text:p>
              </table:table-cell>
              <table:table-cell office:value-type="float" office:value="3.249156E-015">
                <text:p>3.249156E-015</text:p>
              </table:table-cell>
              <table:table-cell office:value-type="float" office:value="1.885856E-015">
                <text:p>1.885856E-015</text:p>
              </table:table-cell>
              <table:table-cell office:value-type="float" office:value="-3.690876E-019">
                <text:p>-3.690876E-0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.719765E-069">
                <text:p>-4.719765E-069</text:p>
              </table:table-cell>
              <table:table-cell office:value-type="float" office:value="2.845951E-015">
                <text:p>2.845951E-015</text:p>
              </table:table-cell>
              <table:table-cell office:value-type="float" office:value="1.793841E-015">
                <text:p>1.793841E-015</text:p>
              </table:table-cell>
              <table:table-cell office:value-type="float" office:value="1.088513E-019">
                <text:p>1.088513E-0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3.075847E-015">
                <text:p>3.075847E-015</text:p>
              </table:table-cell>
              <table:table-cell office:value-type="float" office:value="1.466512E-015">
                <text:p>1.466512E-015</text:p>
              </table:table-cell>
              <table:table-cell office:value-type="float" office:value="3.365359E-019">
                <text:p>3.365359E-0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3.136661E-015">
                <text:p>3.136661E-015</text:p>
              </table:table-cell>
              <table:table-cell office:value-type="float" office:value="4.366115E-016">
                <text:p>4.366115E-016</text:p>
              </table:table-cell>
              <table:table-cell office:value-type="float" office:value="4.62583E-019">
                <text:p>4.62583E-0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.012616E-015">
                <text:p>3.012616E-015</text:p>
              </table:table-cell>
              <table:table-cell office:value-type="float" office:value="1.305414E-015">
                <text:p>1.305414E-015</text:p>
              </table:table-cell>
              <table:table-cell office:value-type="float" office:value="2.535964E-019">
                <text:p>2.535964E-0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3.178424E-015">
                <text:p>3.178424E-015</text:p>
              </table:table-cell>
              <table:table-cell office:value-type="float" office:value="1.463992E-015">
                <text:p>1.463992E-015</text:p>
              </table:table-cell>
              <table:table-cell office:value-type="float" office:value="-1.505492E-018">
                <text:p>-1.505492E-0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3.065834E-015">
                <text:p>3.065834E-015</text:p>
              </table:table-cell>
              <table:table-cell office:value-type="float" office:value="1.35382E-015">
                <text:p>1.35382E-015</text:p>
              </table:table-cell>
              <table:table-cell office:value-type="float" office:value="-2.485492E-019">
                <text:p>-2.485492E-0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2.921524E-015">
                <text:p>2.921524E-015</text:p>
              </table:table-cell>
              <table:table-cell office:value-type="float" office:value="1.235065E-015">
                <text:p>1.235065E-015</text:p>
              </table:table-cell>
              <table:table-cell office:value-type="float" office:value="-1.08003E-019">
                <text:p>-1.08003E-0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2.868648E-015">
                <text:p>2.868648E-015</text:p>
              </table:table-cell>
              <table:table-cell office:value-type="float" office:value="1.42863E-015">
                <text:p>1.42863E-015</text:p>
              </table:table-cell>
              <table:table-cell office:value-type="float" office:value="-2.061463E-018">
                <text:p>-2.061463E-0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3.249646E-015">
                <text:p>3.249646E-015</text:p>
              </table:table-cell>
              <table:table-cell office:value-type="float" office:value="1.472257E-015">
                <text:p>1.472257E-015</text:p>
              </table:table-cell>
              <table:table-cell office:value-type="float" office:value="-1.276154E-018">
                <text:p>-1.276154E-0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3.059718E-015">
                <text:p>3.059718E-015</text:p>
              </table:table-cell>
              <table:table-cell office:value-type="float" office:value="1.560686E-015">
                <text:p>1.560686E-015</text:p>
              </table:table-cell>
              <table:table-cell office:value-type="float" office:value="-4.53101E-019">
                <text:p>-4.53101E-0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2.880681E-015">
                <text:p>2.880681E-015</text:p>
              </table:table-cell>
              <table:table-cell office:value-type="float" office:value="1.364053E-015">
                <text:p>1.364053E-015</text:p>
              </table:table-cell>
              <table:table-cell office:value-type="float" office:value="-1.105734E-018">
                <text:p>-1.105734E-0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2.935749E-015">
                <text:p>2.935749E-015</text:p>
              </table:table-cell>
              <table:table-cell office:value-type="float" office:value="1.329202E-015">
                <text:p>1.329202E-015</text:p>
              </table:table-cell>
              <table:table-cell office:value-type="float" office:value="3.205476E-019">
                <text:p>3.205476E-0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2.929229E-015">
                <text:p>2.929229E-015</text:p>
              </table:table-cell>
              <table:table-cell office:value-type="float" office:value="1.353168E-015">
                <text:p>1.353168E-015</text:p>
              </table:table-cell>
              <table:table-cell office:value-type="float" office:value="-2.30198E-019">
                <text:p>-2.30198E-0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2.972515E-015">
                <text:p>2.972515E-015</text:p>
              </table:table-cell>
              <table:table-cell office:value-type="float" office:value="1.350461E-015">
                <text:p>1.350461E-015</text:p>
              </table:table-cell>
              <table:table-cell office:value-type="float" office:value="-8.580194E-020">
                <text:p>-8.580194E-0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16cm" svg:height="13.391cm" xlink:href=".." chart:class="chart:line" chart:style-name="ch1">
        <chart:title svg:x="12.846cm" svg:y="0.268cm" chart:style-name="ch2">
          <text:p>Ellipse</text:p>
        </chart:title>
        <chart:subtitle svg:x="10.703cm" svg:y="1.038cm" chart:style-name="ch3">
          <text:p>Seventh Order of Hu's Moments</text:p>
        </chart:subtitle>
        <chart:legend chart:legend-position="end" svg:x="24.556cm" svg:y="5.851cm" chart:style-name="ch4"/>
        <chart:plot-area chart:style-name="ch5" table:cell-range-address="ellipse_5_30.H1:ellipse_5_30.H360 ellipse_25_60.H1:ellipse_25_60.H360 ellipse_28_92.H1:ellipse_28_92.H360 ellipse_60_50.H1:ellipse_60_50.H360" svg:x="0.879cm" svg:y="1.756cm" svg:width="23.138cm" svg:height="11.035cm">
          <chart:axis chart:dimension="x" chart:name="primary-x" chart:style-name="ch6">
            <chart:title svg:x="12.31cm" svg:y="12.486cm" chart:style-name="ch7">
              <text:p>Angle</text:p>
            </chart:title>
          </chart:axis>
          <chart:axis chart:dimension="y" chart:name="primary-y" chart:style-name="ch8">
            <chart:title svg:x="0.541cm" svg:y="7.755cm" chart:style-name="ch9">
              <text:p>Coefficient</text:p>
            </chart:title>
          </chart:axis>
          <chart:series chart:style-name="ch10" chart:values-cell-range-address="ellipse_5_30.H1:ellipse_5_30.H360" chart:class="chart:line">
            <chart:data-point chart:repeated="360"/>
          </chart:series>
          <chart:series chart:style-name="ch11" chart:values-cell-range-address="ellipse_25_60.H1:ellipse_25_60.H360" chart:class="chart:line">
            <chart:data-point chart:repeated="360"/>
          </chart:series>
          <chart:series chart:style-name="ch12" chart:values-cell-range-address="ellipse_28_92.H1:ellipse_28_92.H360" chart:class="chart:line">
            <chart:data-point chart:repeated="360"/>
          </chart:series>
          <chart:series chart:style-name="ch13" chart:values-cell-range-address="ellipse_60_50.H1:ellipse_60_50.H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ellipse_5_30.H1:ellipse_5_30.H360">0</text:p>
              </table:table-cell>
              <table:table-cell office:value-type="float" office:value="1.181715E-028">
                <text:p text:id="ellipse_25_60.H1:ellipse_25_60.H360">1.181715E-028</text:p>
              </table:table-cell>
              <table:table-cell office:value-type="float" office:value="-1.516672E-028">
                <text:p text:id="ellipse_28_92.H1:ellipse_28_92.H360">-1.516672E-028</text:p>
              </table:table-cell>
              <table:table-cell office:value-type="float" office:value="-7.264347E-019">
                <text:p text:id="ellipse_60_50.H1:ellipse_60_50.H360">-7.264347E-0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95938E-017">
                <text:p>1.895938E-017</text:p>
              </table:table-cell>
              <table:table-cell office:value-type="float" office:value="1.275967E-017">
                <text:p>1.275967E-017</text:p>
              </table:table-cell>
              <table:table-cell office:value-type="float" office:value="-9.749861E-019">
                <text:p>-9.749861E-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.552228E-017">
                <text:p>3.552228E-017</text:p>
              </table:table-cell>
              <table:table-cell office:value-type="float" office:value="-2.487318E-017">
                <text:p>-2.487318E-017</text:p>
              </table:table-cell>
              <table:table-cell office:value-type="float" office:value="-3.452978E-018">
                <text:p>-3.452978E-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791676E-016">
                <text:p>1.791676E-016</text:p>
              </table:table-cell>
              <table:table-cell office:value-type="float" office:value="1.037406E-017">
                <text:p>1.037406E-017</text:p>
              </table:table-cell>
              <table:table-cell office:value-type="float" office:value="-1.309072E-019">
                <text:p>-1.309072E-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.523138E-016">
                <text:p>-1.523138E-016</text:p>
              </table:table-cell>
              <table:table-cell office:value-type="float" office:value="-2.890825E-017">
                <text:p>-2.890825E-017</text:p>
              </table:table-cell>
              <table:table-cell office:value-type="float" office:value="-2.079658E-018">
                <text:p>-2.079658E-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5.127149E-017">
                <text:p>-5.127149E-017</text:p>
              </table:table-cell>
              <table:table-cell office:value-type="float" office:value="-1.491823E-017">
                <text:p>-1.491823E-017</text:p>
              </table:table-cell>
              <table:table-cell office:value-type="float" office:value="-7.293169E-019">
                <text:p>-7.293169E-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426715E-016">
                <text:p>1.426715E-016</text:p>
              </table:table-cell>
              <table:table-cell office:value-type="float" office:value="-2.08831E-017">
                <text:p>-2.08831E-017</text:p>
              </table:table-cell>
              <table:table-cell office:value-type="float" office:value="-1.514171E-018">
                <text:p>-1.514171E-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4.828953E-017">
                <text:p>-4.828953E-017</text:p>
              </table:table-cell>
              <table:table-cell office:value-type="float" office:value="-3.011315E-017">
                <text:p>-3.011315E-017</text:p>
              </table:table-cell>
              <table:table-cell office:value-type="float" office:value="2.695435E-020">
                <text:p>2.695435E-0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.291614E-017">
                <text:p>6.291614E-017</text:p>
              </table:table-cell>
              <table:table-cell office:value-type="float" office:value="8.990186E-019">
                <text:p>8.990186E-019</text:p>
              </table:table-cell>
              <table:table-cell office:value-type="float" office:value="-9.225616E-019">
                <text:p>-9.225616E-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4.953976E-017">
                <text:p>-4.953976E-017</text:p>
              </table:table-cell>
              <table:table-cell office:value-type="float" office:value="-2.559237E-017">
                <text:p>-2.559237E-017</text:p>
              </table:table-cell>
              <table:table-cell office:value-type="float" office:value="-8.03156E-019">
                <text:p>-8.03156E-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51496E-016">
                <text:p>1.251496E-016</text:p>
              </table:table-cell>
              <table:table-cell office:value-type="float" office:value="-1.635281E-016">
                <text:p>-1.635281E-016</text:p>
              </table:table-cell>
              <table:table-cell office:value-type="float" office:value="-6.004346E-019">
                <text:p>-6.004346E-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.317886E-017">
                <text:p>-1.317886E-017</text:p>
              </table:table-cell>
              <table:table-cell office:value-type="float" office:value="5.89161E-018">
                <text:p>5.89161E-018</text:p>
              </table:table-cell>
              <table:table-cell office:value-type="float" office:value="-1.356137E-019">
                <text:p>-1.356137E-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9.211105E-017">
                <text:p>-9.211105E-017</text:p>
              </table:table-cell>
              <table:table-cell office:value-type="float" office:value="1.568562E-016">
                <text:p>1.568562E-016</text:p>
              </table:table-cell>
              <table:table-cell office:value-type="float" office:value="-6.396014E-019">
                <text:p>-6.396014E-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1.762874E-017">
                <text:p>-1.762874E-017</text:p>
              </table:table-cell>
              <table:table-cell office:value-type="float" office:value="-1.171016E-017">
                <text:p>-1.171016E-017</text:p>
              </table:table-cell>
              <table:table-cell office:value-type="float" office:value="3.877326E-020">
                <text:p>3.877326E-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941093E-069">
                <text:p>-5.941093E-069</text:p>
              </table:table-cell>
              <table:table-cell office:value-type="float" office:value="9.360458E-017">
                <text:p>9.360458E-017</text:p>
              </table:table-cell>
              <table:table-cell office:value-type="float" office:value="2.467647E-016">
                <text:p>2.467647E-016</text:p>
              </table:table-cell>
              <table:table-cell office:value-type="float" office:value="-1.654843E-019">
                <text:p>-1.654843E-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0006140148">
                <text:p>-0.0000000000006140148</text:p>
              </table:table-cell>
              <table:table-cell office:value-type="float" office:value="-1.686425E-016">
                <text:p>-1.686425E-016</text:p>
              </table:table-cell>
              <table:table-cell office:value-type="float" office:value="-2.288445E-016">
                <text:p>-2.288445E-016</text:p>
              </table:table-cell>
              <table:table-cell office:value-type="float" office:value="-4.957914E-019">
                <text:p>-4.957914E-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01899E-016">
                <text:p>1.01899E-016</text:p>
              </table:table-cell>
              <table:table-cell office:value-type="float" office:value="-1.435497E-015">
                <text:p>-1.435497E-015</text:p>
              </table:table-cell>
              <table:table-cell office:value-type="float" office:value="-1.669487E-019">
                <text:p>-1.669487E-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.652016E-017">
                <text:p>4.652016E-017</text:p>
              </table:table-cell>
              <table:table-cell office:value-type="float" office:value="-4.563293E-016">
                <text:p>-4.563293E-016</text:p>
              </table:table-cell>
              <table:table-cell office:value-type="float" office:value="-4.525018E-019">
                <text:p>-4.525018E-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6.349479E-017">
                <text:p>-6.349479E-017</text:p>
              </table:table-cell>
              <table:table-cell office:value-type="float" office:value="5.065623E-017">
                <text:p>5.065623E-017</text:p>
              </table:table-cell>
              <table:table-cell office:value-type="float" office:value="-2.209282E-019">
                <text:p>-2.209282E-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.409484E-017">
                <text:p>3.409484E-017</text:p>
              </table:table-cell>
              <table:table-cell office:value-type="float" office:value="1.74117E-017">
                <text:p>1.74117E-017</text:p>
              </table:table-cell>
              <table:table-cell office:value-type="float" office:value="-1.402132E-019">
                <text:p>-1.402132E-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.674325E-016">
                <text:p>7.674325E-016</text:p>
              </table:table-cell>
              <table:table-cell office:value-type="float" office:value="9.0756E-016">
                <text:p>9.0756E-016</text:p>
              </table:table-cell>
              <table:table-cell office:value-type="float" office:value="-5.637444E-020">
                <text:p>-5.637444E-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1771E-017">
                <text:p>2.1771E-017</text:p>
              </table:table-cell>
              <table:table-cell office:value-type="float" office:value="-2.464826E-016">
                <text:p>-2.464826E-016</text:p>
              </table:table-cell>
              <table:table-cell office:value-type="float" office:value="-4.881816E-018">
                <text:p>-4.881816E-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8.485092E-017">
                <text:p>-8.485092E-017</text:p>
              </table:table-cell>
              <table:table-cell office:value-type="float" office:value="-7.867761E-016">
                <text:p>-7.867761E-016</text:p>
              </table:table-cell>
              <table:table-cell office:value-type="float" office:value="-1.34138E-019">
                <text:p>-1.34138E-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.498505E-016">
                <text:p>4.498505E-016</text:p>
              </table:table-cell>
              <table:table-cell office:value-type="float" office:value="7.781302E-019">
                <text:p>7.781302E-019</text:p>
              </table:table-cell>
              <table:table-cell office:value-type="float" office:value="-2.732775E-018">
                <text:p>-2.732775E-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3.373901E-017">
                <text:p>-3.373901E-017</text:p>
              </table:table-cell>
              <table:table-cell office:value-type="float" office:value="-1.290797E-015">
                <text:p>-1.290797E-015</text:p>
              </table:table-cell>
              <table:table-cell office:value-type="float" office:value="-1.958971E-019">
                <text:p>-1.958971E-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700718E-017">
                <text:p>8.700718E-017</text:p>
              </table:table-cell>
              <table:table-cell office:value-type="float" office:value="-3.28972E-016">
                <text:p>-3.28972E-016</text:p>
              </table:table-cell>
              <table:table-cell office:value-type="float" office:value="-9.779736E-019">
                <text:p>-9.779736E-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8.890693E-016">
                <text:p>-8.890693E-016</text:p>
              </table:table-cell>
              <table:table-cell office:value-type="float" office:value="1.284147E-017">
                <text:p>1.284147E-017</text:p>
              </table:table-cell>
              <table:table-cell office:value-type="float" office:value="-1.290671E-018">
                <text:p>-1.290671E-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1.119815E-016">
                <text:p>-1.119815E-016</text:p>
              </table:table-cell>
              <table:table-cell office:value-type="float" office:value="-2.395432E-016">
                <text:p>-2.395432E-016</text:p>
              </table:table-cell>
              <table:table-cell office:value-type="float" office:value="-1.306115E-018">
                <text:p>-1.306115E-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5.157486E-018">
                <text:p>-5.157486E-018</text:p>
              </table:table-cell>
              <table:table-cell office:value-type="float" office:value="4.665209E-017">
                <text:p>4.665209E-017</text:p>
              </table:table-cell>
              <table:table-cell office:value-type="float" office:value="-1.102311E-018">
                <text:p>-1.102311E-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2.968136E-017">
                <text:p>-2.968136E-017</text:p>
              </table:table-cell>
              <table:table-cell office:value-type="float" office:value="2.353275E-016">
                <text:p>2.353275E-016</text:p>
              </table:table-cell>
              <table:table-cell office:value-type="float" office:value="-1.422752E-019">
                <text:p>-1.422752E-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4.835424E-017">
                <text:p>4.835424E-017</text:p>
              </table:table-cell>
              <table:table-cell office:value-type="float" office:value="-1.595448E-016">
                <text:p>-1.595448E-016</text:p>
              </table:table-cell>
              <table:table-cell office:value-type="float" office:value="-1.848137E-021">
                <text:p>-1.848137E-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180667E-017">
                <text:p>3.180667E-017</text:p>
              </table:table-cell>
              <table:table-cell office:value-type="float" office:value="1.864698E-016">
                <text:p>1.864698E-016</text:p>
              </table:table-cell>
              <table:table-cell office:value-type="float" office:value="-1.500916E-019">
                <text:p>-1.500916E-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1.376391E-016">
                <text:p>-1.376391E-016</text:p>
              </table:table-cell>
              <table:table-cell office:value-type="float" office:value="-5.785847E-017">
                <text:p>-5.785847E-017</text:p>
              </table:table-cell>
              <table:table-cell office:value-type="float" office:value="-3.675591E-019">
                <text:p>-3.675591E-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4.987723E-017">
                <text:p>-4.987723E-017</text:p>
              </table:table-cell>
              <table:table-cell office:value-type="float" office:value="5.646438E-016">
                <text:p>5.646438E-016</text:p>
              </table:table-cell>
              <table:table-cell office:value-type="float" office:value="-1.07242E-018">
                <text:p>-1.07242E-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8.708905E-016">
                <text:p>-8.708905E-016</text:p>
              </table:table-cell>
              <table:table-cell office:value-type="float" office:value="1.686888E-017">
                <text:p>1.686888E-017</text:p>
              </table:table-cell>
              <table:table-cell office:value-type="float" office:value="-2.752811E-019">
                <text:p>-2.752811E-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838886E-069">
                <text:p>-5.838886E-069</text:p>
              </table:table-cell>
              <table:table-cell office:value-type="float" office:value="2.240722E-017">
                <text:p>2.240722E-017</text:p>
              </table:table-cell>
              <table:table-cell office:value-type="float" office:value="7.382578E-016">
                <text:p>7.382578E-016</text:p>
              </table:table-cell>
              <table:table-cell office:value-type="float" office:value="-6.424709E-019">
                <text:p>-6.424709E-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.126115E-017">
                <text:p>9.126115E-017</text:p>
              </table:table-cell>
              <table:table-cell office:value-type="float" office:value="1.861146E-016">
                <text:p>1.861146E-016</text:p>
              </table:table-cell>
              <table:table-cell office:value-type="float" office:value="2.74027E-021">
                <text:p>2.74027E-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4.617006E-017">
                <text:p>-4.617006E-017</text:p>
              </table:table-cell>
              <table:table-cell office:value-type="float" office:value="1.275489E-015">
                <text:p>1.275489E-015</text:p>
              </table:table-cell>
              <table:table-cell office:value-type="float" office:value="-1.705027E-021">
                <text:p>-1.705027E-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5.937327E-016">
                <text:p>-5.937327E-016</text:p>
              </table:table-cell>
              <table:table-cell office:value-type="float" office:value="4.309391E-016">
                <text:p>4.309391E-016</text:p>
              </table:table-cell>
              <table:table-cell office:value-type="float" office:value="-3.539984E-018">
                <text:p>-3.539984E-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.034155E-016">
                <text:p>5.034155E-016</text:p>
              </table:table-cell>
              <table:table-cell office:value-type="float" office:value="9.845399E-017">
                <text:p>9.845399E-017</text:p>
              </table:table-cell>
              <table:table-cell office:value-type="float" office:value="-2.669526E-019">
                <text:p>-2.669526E-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7.469704E-016">
                <text:p>-7.469704E-016</text:p>
              </table:table-cell>
              <table:table-cell office:value-type="float" office:value="-7.16719E-017">
                <text:p>-7.16719E-017</text:p>
              </table:table-cell>
              <table:table-cell office:value-type="float" office:value="4.37644E-020">
                <text:p>4.37644E-0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.188885E-017">
                <text:p>7.188885E-017</text:p>
              </table:table-cell>
              <table:table-cell office:value-type="float" office:value="-8.057732E-016">
                <text:p>-8.057732E-016</text:p>
              </table:table-cell>
              <table:table-cell office:value-type="float" office:value="-3.316138E-018">
                <text:p>-3.316138E-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.496589E-017">
                <text:p>8.496589E-017</text:p>
              </table:table-cell>
              <table:table-cell office:value-type="float" office:value="-1.495283E-017">
                <text:p>-1.495283E-017</text:p>
              </table:table-cell>
              <table:table-cell office:value-type="float" office:value="-1.421129E-017">
                <text:p>-1.421129E-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1.287094E-016">
                <text:p>1.287094E-016</text:p>
              </table:table-cell>
              <table:table-cell office:value-type="float" office:value="3.357893E-017">
                <text:p>3.357893E-017</text:p>
              </table:table-cell>
              <table:table-cell office:value-type="float" office:value="-7.782599E-019">
                <text:p>-7.782599E-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4.330765E-016">
                <text:p>-4.330765E-016</text:p>
              </table:table-cell>
              <table:table-cell office:value-type="float" office:value="3.488251E-016">
                <text:p>3.488251E-016</text:p>
              </table:table-cell>
              <table:table-cell office:value-type="float" office:value="-2.053956E-018">
                <text:p>-2.053956E-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0">
                <text:p>0</text:p>
              </table:table-cell>
              <table:table-cell office:value-type="float" office:value="1.761581E-029">
                <text:p>1.761581E-029</text:p>
              </table:table-cell>
              <table:table-cell office:value-type="float" office:value="-1.610349E-031">
                <text:p>-1.610349E-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.330765E-016">
                <text:p>4.330765E-016</text:p>
              </table:table-cell>
              <table:table-cell office:value-type="float" office:value="-3.488251E-016">
                <text:p>-3.488251E-016</text:p>
              </table:table-cell>
              <table:table-cell office:value-type="float" office:value="-1.340597E-018">
                <text:p>-1.340597E-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1.287094E-016">
                <text:p>-1.287094E-016</text:p>
              </table:table-cell>
              <table:table-cell office:value-type="float" office:value="-3.357893E-017">
                <text:p>-3.357893E-017</text:p>
              </table:table-cell>
              <table:table-cell office:value-type="float" office:value="-4.217084E-018">
                <text:p>-4.217084E-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8.496589E-017">
                <text:p>-8.496589E-017</text:p>
              </table:table-cell>
              <table:table-cell office:value-type="float" office:value="1.495283E-017">
                <text:p>1.495283E-017</text:p>
              </table:table-cell>
              <table:table-cell office:value-type="float" office:value="-1.593554E-018">
                <text:p>-1.593554E-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97052E-016">
                <text:p>1.397052E-016</text:p>
              </table:table-cell>
              <table:table-cell office:value-type="float" office:value="-7.188885E-017">
                <text:p>-7.188885E-017</text:p>
              </table:table-cell>
              <table:table-cell office:value-type="float" office:value="8.057732E-016">
                <text:p>8.057732E-016</text:p>
              </table:table-cell>
              <table:table-cell office:value-type="float" office:value="-1.508773E-019">
                <text:p>-1.508773E-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7.469704E-016">
                <text:p>7.469704E-016</text:p>
              </table:table-cell>
              <table:table-cell office:value-type="float" office:value="7.16719E-017">
                <text:p>7.16719E-017</text:p>
              </table:table-cell>
              <table:table-cell office:value-type="float" office:value="8.275056E-020">
                <text:p>8.275056E-0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5.034155E-016">
                <text:p>-5.034155E-016</text:p>
              </table:table-cell>
              <table:table-cell office:value-type="float" office:value="-9.845399E-017">
                <text:p>-9.845399E-017</text:p>
              </table:table-cell>
              <table:table-cell office:value-type="float" office:value="-1.636029E-018">
                <text:p>-1.636029E-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.937327E-016">
                <text:p>5.937327E-016</text:p>
              </table:table-cell>
              <table:table-cell office:value-type="float" office:value="-4.309391E-016">
                <text:p>-4.309391E-016</text:p>
              </table:table-cell>
              <table:table-cell office:value-type="float" office:value="-7.68163E-018">
                <text:p>-7.68163E-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.617006E-017">
                <text:p>4.617006E-017</text:p>
              </table:table-cell>
              <table:table-cell office:value-type="float" office:value="-1.275489E-015">
                <text:p>-1.275489E-015</text:p>
              </table:table-cell>
              <table:table-cell office:value-type="float" office:value="-6.991544E-019">
                <text:p>-6.991544E-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9.126115E-017">
                <text:p>-9.126115E-017</text:p>
              </table:table-cell>
              <table:table-cell office:value-type="float" office:value="-1.861146E-016">
                <text:p>-1.861146E-016</text:p>
              </table:table-cell>
              <table:table-cell office:value-type="float" office:value="-5.260635E-019">
                <text:p>-5.260635E-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2.240722E-017">
                <text:p>-2.240722E-017</text:p>
              </table:table-cell>
              <table:table-cell office:value-type="float" office:value="-7.382578E-016">
                <text:p>-7.382578E-016</text:p>
              </table:table-cell>
              <table:table-cell office:value-type="float" office:value="-5.17425E-019">
                <text:p>-5.17425E-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.708905E-016">
                <text:p>8.708905E-016</text:p>
              </table:table-cell>
              <table:table-cell office:value-type="float" office:value="3.352264E-016">
                <text:p>3.352264E-016</text:p>
              </table:table-cell>
              <table:table-cell office:value-type="float" office:value="-1.75671E-018">
                <text:p>-1.75671E-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.987723E-017">
                <text:p>4.987723E-017</text:p>
              </table:table-cell>
              <table:table-cell office:value-type="float" office:value="-5.646438E-016">
                <text:p>-5.646438E-016</text:p>
              </table:table-cell>
              <table:table-cell office:value-type="float" office:value="-1.080008E-018">
                <text:p>-1.080008E-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.376391E-016">
                <text:p>1.376391E-016</text:p>
              </table:table-cell>
              <table:table-cell office:value-type="float" office:value="5.785847E-017">
                <text:p>5.785847E-017</text:p>
              </table:table-cell>
              <table:table-cell office:value-type="float" office:value="-7.308514E-020">
                <text:p>-7.308514E-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3.180667E-017">
                <text:p>-3.180667E-017</text:p>
              </table:table-cell>
              <table:table-cell office:value-type="float" office:value="-1.864698E-016">
                <text:p>-1.864698E-016</text:p>
              </table:table-cell>
              <table:table-cell office:value-type="float" office:value="-3.226406E-019">
                <text:p>-3.226406E-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4.835424E-017">
                <text:p>-4.835424E-017</text:p>
              </table:table-cell>
              <table:table-cell office:value-type="float" office:value="1.595448E-016">
                <text:p>1.595448E-016</text:p>
              </table:table-cell>
              <table:table-cell office:value-type="float" office:value="-1.474995E-019">
                <text:p>-1.474995E-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.968136E-017">
                <text:p>2.968136E-017</text:p>
              </table:table-cell>
              <table:table-cell office:value-type="float" office:value="-2.353275E-016">
                <text:p>-2.353275E-016</text:p>
              </table:table-cell>
              <table:table-cell office:value-type="float" office:value="-1.148263E-019">
                <text:p>-1.148263E-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.157486E-018">
                <text:p>5.157486E-018</text:p>
              </table:table-cell>
              <table:table-cell office:value-type="float" office:value="-4.665209E-017">
                <text:p>-4.665209E-017</text:p>
              </table:table-cell>
              <table:table-cell office:value-type="float" office:value="-3.135126E-019">
                <text:p>-3.135126E-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.119815E-016">
                <text:p>1.119815E-016</text:p>
              </table:table-cell>
              <table:table-cell office:value-type="float" office:value="2.395432E-016">
                <text:p>2.395432E-016</text:p>
              </table:table-cell>
              <table:table-cell office:value-type="float" office:value="-6.876285E-018">
                <text:p>-6.876285E-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.890693E-016">
                <text:p>8.890693E-016</text:p>
              </table:table-cell>
              <table:table-cell office:value-type="float" office:value="-1.284147E-017">
                <text:p>-1.284147E-017</text:p>
              </table:table-cell>
              <table:table-cell office:value-type="float" office:value="-9.890697E-020">
                <text:p>-9.890697E-0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8.700718E-017">
                <text:p>-8.700718E-017</text:p>
              </table:table-cell>
              <table:table-cell office:value-type="float" office:value="2.131445E-017">
                <text:p>2.131445E-017</text:p>
              </table:table-cell>
              <table:table-cell office:value-type="float" office:value="-4.871154E-019">
                <text:p>-4.871154E-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.373901E-017">
                <text:p>3.373901E-017</text:p>
              </table:table-cell>
              <table:table-cell office:value-type="float" office:value="1.290797E-015">
                <text:p>1.290797E-015</text:p>
              </table:table-cell>
              <table:table-cell office:value-type="float" office:value="-1.16347E-018">
                <text:p>-1.16347E-0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4.498505E-016">
                <text:p>-4.498505E-016</text:p>
              </table:table-cell>
              <table:table-cell office:value-type="float" office:value="-7.781302E-019">
                <text:p>-7.781302E-019</text:p>
              </table:table-cell>
              <table:table-cell office:value-type="float" office:value="-1.470733E-018">
                <text:p>-1.470733E-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3.216442E-016">
                <text:p>-3.216442E-016</text:p>
              </table:table-cell>
              <table:table-cell office:value-type="float" office:value="7.867761E-016">
                <text:p>7.867761E-016</text:p>
              </table:table-cell>
              <table:table-cell office:value-type="float" office:value="1.009775E-019">
                <text:p>1.009775E-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2.1771E-017">
                <text:p>-2.1771E-017</text:p>
              </table:table-cell>
              <table:table-cell office:value-type="float" office:value="2.464826E-016">
                <text:p>2.464826E-016</text:p>
              </table:table-cell>
              <table:table-cell office:value-type="float" office:value="-4.526592E-018">
                <text:p>-4.526592E-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7.674325E-016">
                <text:p>-7.674325E-016</text:p>
              </table:table-cell>
              <table:table-cell office:value-type="float" office:value="-9.0756E-016">
                <text:p>-9.0756E-016</text:p>
              </table:table-cell>
              <table:table-cell office:value-type="float" office:value="-2.711762E-019">
                <text:p>-2.711762E-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3.409484E-017">
                <text:p>-3.409484E-017</text:p>
              </table:table-cell>
              <table:table-cell office:value-type="float" office:value="-2.267555E-016">
                <text:p>-2.267555E-016</text:p>
              </table:table-cell>
              <table:table-cell office:value-type="float" office:value="-8.631964E-019">
                <text:p>-8.631964E-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6.349479E-017">
                <text:p>6.349479E-017</text:p>
              </table:table-cell>
              <table:table-cell office:value-type="float" office:value="-5.065623E-017">
                <text:p>-5.065623E-017</text:p>
              </table:table-cell>
              <table:table-cell office:value-type="float" office:value="-5.696306E-020">
                <text:p>-5.696306E-0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4.652016E-017">
                <text:p>-4.652016E-017</text:p>
              </table:table-cell>
              <table:table-cell office:value-type="float" office:value="2.020546E-017">
                <text:p>2.020546E-017</text:p>
              </table:table-cell>
              <table:table-cell office:value-type="float" office:value="-9.115941E-019">
                <text:p>-9.115941E-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.01899E-016">
                <text:p>-1.01899E-016</text:p>
              </table:table-cell>
              <table:table-cell office:value-type="float" office:value="2.06247E-017">
                <text:p>2.06247E-017</text:p>
              </table:table-cell>
              <table:table-cell office:value-type="float" office:value="-1.447322E-018">
                <text:p>-1.447322E-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00006140148">
                <text:p>0.0000000000006140148</text:p>
              </table:table-cell>
              <table:table-cell office:value-type="float" office:value="1.686425E-016">
                <text:p>1.686425E-016</text:p>
              </table:table-cell>
              <table:table-cell office:value-type="float" office:value="2.288445E-016">
                <text:p>2.288445E-016</text:p>
              </table:table-cell>
              <table:table-cell office:value-type="float" office:value="-8.23806E-019">
                <text:p>-8.23806E-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9.360458E-017">
                <text:p>-9.360458E-017</text:p>
              </table:table-cell>
              <table:table-cell office:value-type="float" office:value="-2.467647E-016">
                <text:p>-2.467647E-016</text:p>
              </table:table-cell>
              <table:table-cell office:value-type="float" office:value="-3.202564E-019">
                <text:p>-3.202564E-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.762874E-017">
                <text:p>1.762874E-017</text:p>
              </table:table-cell>
              <table:table-cell office:value-type="float" office:value="1.171016E-017">
                <text:p>1.171016E-017</text:p>
              </table:table-cell>
              <table:table-cell office:value-type="float" office:value="-4.171657E-019">
                <text:p>-4.171657E-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3.405414E-016">
                <text:p>-3.405414E-016</text:p>
              </table:table-cell>
              <table:table-cell office:value-type="float" office:value="3.312227E-017">
                <text:p>3.312227E-017</text:p>
              </table:table-cell>
              <table:table-cell office:value-type="float" office:value="-4.506847E-019">
                <text:p>-4.506847E-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.317886E-017">
                <text:p>1.317886E-017</text:p>
              </table:table-cell>
              <table:table-cell office:value-type="float" office:value="-5.89161E-018">
                <text:p>-5.89161E-018</text:p>
              </table:table-cell>
              <table:table-cell office:value-type="float" office:value="-1.297072E-018">
                <text:p>-1.297072E-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1.251496E-016">
                <text:p>-1.251496E-016</text:p>
              </table:table-cell>
              <table:table-cell office:value-type="float" office:value="1.635281E-016">
                <text:p>1.635281E-016</text:p>
              </table:table-cell>
              <table:table-cell office:value-type="float" office:value="-3.558499E-018">
                <text:p>-3.558499E-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.953976E-017">
                <text:p>4.953976E-017</text:p>
              </table:table-cell>
              <table:table-cell office:value-type="float" office:value="2.559237E-017">
                <text:p>2.559237E-017</text:p>
              </table:table-cell>
              <table:table-cell office:value-type="float" office:value="-3.023557E-019">
                <text:p>-3.023557E-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6.291614E-017">
                <text:p>-6.291614E-017</text:p>
              </table:table-cell>
              <table:table-cell office:value-type="float" office:value="-8.990186E-019">
                <text:p>-8.990186E-019</text:p>
              </table:table-cell>
              <table:table-cell office:value-type="float" office:value="-1.750857E-020">
                <text:p>-1.750857E-0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.828953E-017">
                <text:p>4.828953E-017</text:p>
              </table:table-cell>
              <table:table-cell office:value-type="float" office:value="3.011315E-017">
                <text:p>3.011315E-017</text:p>
              </table:table-cell>
              <table:table-cell office:value-type="float" office:value="-2.025564E-018">
                <text:p>-2.025564E-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1.426715E-016">
                <text:p>-1.426715E-016</text:p>
              </table:table-cell>
              <table:table-cell office:value-type="float" office:value="2.08831E-017">
                <text:p>2.08831E-017</text:p>
              </table:table-cell>
              <table:table-cell office:value-type="float" office:value="-2.547148E-019">
                <text:p>-2.547148E-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5.127149E-017">
                <text:p>5.127149E-017</text:p>
              </table:table-cell>
              <table:table-cell office:value-type="float" office:value="1.491823E-017">
                <text:p>1.491823E-017</text:p>
              </table:table-cell>
              <table:table-cell office:value-type="float" office:value="-3.034471E-019">
                <text:p>-3.034471E-0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.523138E-016">
                <text:p>1.523138E-016</text:p>
              </table:table-cell>
              <table:table-cell office:value-type="float" office:value="2.890825E-017">
                <text:p>2.890825E-017</text:p>
              </table:table-cell>
              <table:table-cell office:value-type="float" office:value="-8.18857E-019">
                <text:p>-8.18857E-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1.791676E-016">
                <text:p>-1.791676E-016</text:p>
              </table:table-cell>
              <table:table-cell office:value-type="float" office:value="-1.037406E-017">
                <text:p>-1.037406E-017</text:p>
              </table:table-cell>
              <table:table-cell office:value-type="float" office:value="-1.075245E-018">
                <text:p>-1.075245E-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.412075E-016">
                <text:p>2.412075E-016</text:p>
              </table:table-cell>
              <table:table-cell office:value-type="float" office:value="2.487318E-017">
                <text:p>2.487318E-017</text:p>
              </table:table-cell>
              <table:table-cell office:value-type="float" office:value="-5.466347E-019">
                <text:p>-5.466347E-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-1.895938E-017">
                <text:p>-1.895938E-017</text:p>
              </table:table-cell>
              <table:table-cell office:value-type="float" office:value="-1.275967E-017">
                <text:p>-1.275967E-017</text:p>
              </table:table-cell>
              <table:table-cell office:value-type="float" office:value="-4.058384E-019">
                <text:p>-4.058384E-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9.847627E-031">
                <text:p>-9.847627E-031</text:p>
              </table:table-cell>
              <table:table-cell office:value-type="float" office:value="1.134263E-030">
                <text:p>1.134263E-030</text:p>
              </table:table-cell>
              <table:table-cell office:value-type="float" office:value="-7.264347E-019">
                <text:p>-7.264347E-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.895938E-017">
                <text:p>1.895938E-017</text:p>
              </table:table-cell>
              <table:table-cell office:value-type="float" office:value="1.275967E-017">
                <text:p>1.275967E-017</text:p>
              </table:table-cell>
              <table:table-cell office:value-type="float" office:value="-9.749861E-019">
                <text:p>-9.749861E-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219184E-015">
                <text:p>1.219184E-015</text:p>
              </table:table-cell>
              <table:table-cell office:value-type="float" office:value="-2.487318E-017">
                <text:p>-2.487318E-017</text:p>
              </table:table-cell>
              <table:table-cell office:value-type="float" office:value="-3.452978E-018">
                <text:p>-3.452978E-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.791676E-016">
                <text:p>1.791676E-016</text:p>
              </table:table-cell>
              <table:table-cell office:value-type="float" office:value="1.037406E-017">
                <text:p>1.037406E-017</text:p>
              </table:table-cell>
              <table:table-cell office:value-type="float" office:value="-1.309072E-019">
                <text:p>-1.309072E-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-1.523138E-016">
                <text:p>-1.523138E-016</text:p>
              </table:table-cell>
              <table:table-cell office:value-type="float" office:value="-2.890825E-017">
                <text:p>-2.890825E-017</text:p>
              </table:table-cell>
              <table:table-cell office:value-type="float" office:value="-2.079658E-018">
                <text:p>-2.079658E-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5.127149E-017">
                <text:p>-5.127149E-017</text:p>
              </table:table-cell>
              <table:table-cell office:value-type="float" office:value="-1.491823E-017">
                <text:p>-1.491823E-017</text:p>
              </table:table-cell>
              <table:table-cell office:value-type="float" office:value="-7.293169E-019">
                <text:p>-7.293169E-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.426715E-016">
                <text:p>1.426715E-016</text:p>
              </table:table-cell>
              <table:table-cell office:value-type="float" office:value="-2.08831E-017">
                <text:p>-2.08831E-017</text:p>
              </table:table-cell>
              <table:table-cell office:value-type="float" office:value="-1.514171E-018">
                <text:p>-1.514171E-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4.828953E-017">
                <text:p>-4.828953E-017</text:p>
              </table:table-cell>
              <table:table-cell office:value-type="float" office:value="-3.011315E-017">
                <text:p>-3.011315E-017</text:p>
              </table:table-cell>
              <table:table-cell office:value-type="float" office:value="2.695435E-020">
                <text:p>2.695435E-0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6.291614E-017">
                <text:p>6.291614E-017</text:p>
              </table:table-cell>
              <table:table-cell office:value-type="float" office:value="8.990186E-019">
                <text:p>8.990186E-019</text:p>
              </table:table-cell>
              <table:table-cell office:value-type="float" office:value="-9.225616E-019">
                <text:p>-9.225616E-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4.953976E-017">
                <text:p>-4.953976E-017</text:p>
              </table:table-cell>
              <table:table-cell office:value-type="float" office:value="-2.559237E-017">
                <text:p>-2.559237E-017</text:p>
              </table:table-cell>
              <table:table-cell office:value-type="float" office:value="-8.03156E-019">
                <text:p>-8.03156E-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.251496E-016">
                <text:p>1.251496E-016</text:p>
              </table:table-cell>
              <table:table-cell office:value-type="float" office:value="-1.635281E-016">
                <text:p>-1.635281E-016</text:p>
              </table:table-cell>
              <table:table-cell office:value-type="float" office:value="-6.004346E-019">
                <text:p>-6.004346E-0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1.317886E-017">
                <text:p>-1.317886E-017</text:p>
              </table:table-cell>
              <table:table-cell office:value-type="float" office:value="5.89161E-018">
                <text:p>5.89161E-018</text:p>
              </table:table-cell>
              <table:table-cell office:value-type="float" office:value="-1.356137E-019">
                <text:p>-1.356137E-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9.211105E-017">
                <text:p>-9.211105E-017</text:p>
              </table:table-cell>
              <table:table-cell office:value-type="float" office:value="1.568562E-016">
                <text:p>1.568562E-016</text:p>
              </table:table-cell>
              <table:table-cell office:value-type="float" office:value="-6.396014E-019">
                <text:p>-6.396014E-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-1.762874E-017">
                <text:p>-1.762874E-017</text:p>
              </table:table-cell>
              <table:table-cell office:value-type="float" office:value="-1.171016E-017">
                <text:p>-1.171016E-017</text:p>
              </table:table-cell>
              <table:table-cell office:value-type="float" office:value="-9.213404E-020">
                <text:p>-9.213404E-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9.360458E-017">
                <text:p>9.360458E-017</text:p>
              </table:table-cell>
              <table:table-cell office:value-type="float" office:value="2.467647E-016">
                <text:p>2.467647E-016</text:p>
              </table:table-cell>
              <table:table-cell office:value-type="float" office:value="-1.654843E-019">
                <text:p>-1.654843E-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0000000006140148">
                <text:p>-0.0000000000006140148</text:p>
              </table:table-cell>
              <table:table-cell office:value-type="float" office:value="-1.686425E-016">
                <text:p>-1.686425E-016</text:p>
              </table:table-cell>
              <table:table-cell office:value-type="float" office:value="-2.288445E-016">
                <text:p>-2.288445E-016</text:p>
              </table:table-cell>
              <table:table-cell office:value-type="float" office:value="-4.957914E-019">
                <text:p>-4.957914E-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.01899E-016">
                <text:p>1.01899E-016</text:p>
              </table:table-cell>
              <table:table-cell office:value-type="float" office:value="-1.435497E-015">
                <text:p>-1.435497E-015</text:p>
              </table:table-cell>
              <table:table-cell office:value-type="float" office:value="-1.669487E-019">
                <text:p>-1.669487E-0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4.652016E-017">
                <text:p>4.652016E-017</text:p>
              </table:table-cell>
              <table:table-cell office:value-type="float" office:value="-4.563293E-016">
                <text:p>-4.563293E-016</text:p>
              </table:table-cell>
              <table:table-cell office:value-type="float" office:value="-4.525018E-019">
                <text:p>-4.525018E-0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-6.349479E-017">
                <text:p>-6.349479E-017</text:p>
              </table:table-cell>
              <table:table-cell office:value-type="float" office:value="5.065623E-017">
                <text:p>5.065623E-017</text:p>
              </table:table-cell>
              <table:table-cell office:value-type="float" office:value="-2.209282E-019">
                <text:p>-2.209282E-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3.409484E-017">
                <text:p>3.409484E-017</text:p>
              </table:table-cell>
              <table:table-cell office:value-type="float" office:value="2.267555E-016">
                <text:p>2.267555E-016</text:p>
              </table:table-cell>
              <table:table-cell office:value-type="float" office:value="-1.402132E-019">
                <text:p>-1.402132E-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7.674325E-016">
                <text:p>7.674325E-016</text:p>
              </table:table-cell>
              <table:table-cell office:value-type="float" office:value="9.0756E-016">
                <text:p>9.0756E-016</text:p>
              </table:table-cell>
              <table:table-cell office:value-type="float" office:value="-5.637444E-020">
                <text:p>-5.637444E-0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.1771E-017">
                <text:p>2.1771E-017</text:p>
              </table:table-cell>
              <table:table-cell office:value-type="float" office:value="-2.464826E-016">
                <text:p>-2.464826E-016</text:p>
              </table:table-cell>
              <table:table-cell office:value-type="float" office:value="-4.881816E-018">
                <text:p>-4.881816E-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3.216442E-016">
                <text:p>3.216442E-016</text:p>
              </table:table-cell>
              <table:table-cell office:value-type="float" office:value="-7.867761E-016">
                <text:p>-7.867761E-016</text:p>
              </table:table-cell>
              <table:table-cell office:value-type="float" office:value="-1.34138E-019">
                <text:p>-1.34138E-0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4.498505E-016">
                <text:p>4.498505E-016</text:p>
              </table:table-cell>
              <table:table-cell office:value-type="float" office:value="7.781302E-019">
                <text:p>7.781302E-019</text:p>
              </table:table-cell>
              <table:table-cell office:value-type="float" office:value="-2.732775E-018">
                <text:p>-2.732775E-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3.373901E-017">
                <text:p>-3.373901E-017</text:p>
              </table:table-cell>
              <table:table-cell office:value-type="float" office:value="-1.290797E-015">
                <text:p>-1.290797E-015</text:p>
              </table:table-cell>
              <table:table-cell office:value-type="float" office:value="-1.958971E-019">
                <text:p>-1.958971E-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8.700718E-017">
                <text:p>8.700718E-017</text:p>
              </table:table-cell>
              <table:table-cell office:value-type="float" office:value="-3.28972E-016">
                <text:p>-3.28972E-016</text:p>
              </table:table-cell>
              <table:table-cell office:value-type="float" office:value="-9.779736E-019">
                <text:p>-9.779736E-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-8.890693E-016">
                <text:p>-8.890693E-016</text:p>
              </table:table-cell>
              <table:table-cell office:value-type="float" office:value="1.284147E-017">
                <text:p>1.284147E-017</text:p>
              </table:table-cell>
              <table:table-cell office:value-type="float" office:value="-1.290671E-018">
                <text:p>-1.290671E-0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-1.119815E-016">
                <text:p>-1.119815E-016</text:p>
              </table:table-cell>
              <table:table-cell office:value-type="float" office:value="-2.595552E-017">
                <text:p>-2.595552E-017</text:p>
              </table:table-cell>
              <table:table-cell office:value-type="float" office:value="-1.306115E-018">
                <text:p>-1.306115E-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-5.157486E-018">
                <text:p>-5.157486E-018</text:p>
              </table:table-cell>
              <table:table-cell office:value-type="float" office:value="4.665209E-017">
                <text:p>4.665209E-017</text:p>
              </table:table-cell>
              <table:table-cell office:value-type="float" office:value="-1.102311E-018">
                <text:p>-1.102311E-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2.968136E-017">
                <text:p>-2.968136E-017</text:p>
              </table:table-cell>
              <table:table-cell office:value-type="float" office:value="2.353275E-016">
                <text:p>2.353275E-016</text:p>
              </table:table-cell>
              <table:table-cell office:value-type="float" office:value="-1.422752E-019">
                <text:p>-1.422752E-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4.835424E-017">
                <text:p>4.835424E-017</text:p>
              </table:table-cell>
              <table:table-cell office:value-type="float" office:value="-1.595448E-016">
                <text:p>-1.595448E-016</text:p>
              </table:table-cell>
              <table:table-cell office:value-type="float" office:value="-1.848137E-021">
                <text:p>-1.848137E-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3.180667E-017">
                <text:p>3.180667E-017</text:p>
              </table:table-cell>
              <table:table-cell office:value-type="float" office:value="1.864698E-016">
                <text:p>1.864698E-016</text:p>
              </table:table-cell>
              <table:table-cell office:value-type="float" office:value="-1.500916E-019">
                <text:p>-1.500916E-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-1.376391E-016">
                <text:p>-1.376391E-016</text:p>
              </table:table-cell>
              <table:table-cell office:value-type="float" office:value="-5.785847E-017">
                <text:p>-5.785847E-017</text:p>
              </table:table-cell>
              <table:table-cell office:value-type="float" office:value="-3.675591E-019">
                <text:p>-3.675591E-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-4.987723E-017">
                <text:p>-4.987723E-017</text:p>
              </table:table-cell>
              <table:table-cell office:value-type="float" office:value="5.646438E-016">
                <text:p>5.646438E-016</text:p>
              </table:table-cell>
              <table:table-cell office:value-type="float" office:value="-1.364629E-018">
                <text:p>-1.364629E-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-8.708905E-016">
                <text:p>-8.708905E-016</text:p>
              </table:table-cell>
              <table:table-cell office:value-type="float" office:value="-7.893803E-017">
                <text:p>-7.893803E-017</text:p>
              </table:table-cell>
              <table:table-cell office:value-type="float" office:value="-2.752811E-019">
                <text:p>-2.752811E-0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2.240722E-017">
                <text:p>2.240722E-017</text:p>
              </table:table-cell>
              <table:table-cell office:value-type="float" office:value="7.382578E-016">
                <text:p>7.382578E-016</text:p>
              </table:table-cell>
              <table:table-cell office:value-type="float" office:value="-6.424709E-019">
                <text:p>-6.424709E-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9.126115E-017">
                <text:p>9.126115E-017</text:p>
              </table:table-cell>
              <table:table-cell office:value-type="float" office:value="1.861146E-016">
                <text:p>1.861146E-016</text:p>
              </table:table-cell>
              <table:table-cell office:value-type="float" office:value="2.74027E-021">
                <text:p>2.74027E-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4.617006E-017">
                <text:p>-4.617006E-017</text:p>
              </table:table-cell>
              <table:table-cell office:value-type="float" office:value="1.275489E-015">
                <text:p>1.275489E-015</text:p>
              </table:table-cell>
              <table:table-cell office:value-type="float" office:value="-1.705027E-021">
                <text:p>-1.705027E-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5.937327E-016">
                <text:p>-5.937327E-016</text:p>
              </table:table-cell>
              <table:table-cell office:value-type="float" office:value="4.309391E-016">
                <text:p>4.309391E-016</text:p>
              </table:table-cell>
              <table:table-cell office:value-type="float" office:value="-3.539984E-018">
                <text:p>-3.539984E-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5.034155E-016">
                <text:p>5.034155E-016</text:p>
              </table:table-cell>
              <table:table-cell office:value-type="float" office:value="9.845399E-017">
                <text:p>9.845399E-017</text:p>
              </table:table-cell>
              <table:table-cell office:value-type="float" office:value="-2.669526E-019">
                <text:p>-2.669526E-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7.469704E-016">
                <text:p>-7.469704E-016</text:p>
              </table:table-cell>
              <table:table-cell office:value-type="float" office:value="-7.16719E-017">
                <text:p>-7.16719E-017</text:p>
              </table:table-cell>
              <table:table-cell office:value-type="float" office:value="4.37644E-020">
                <text:p>4.37644E-0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397052E-016">
                <text:p>-1.397052E-016</text:p>
              </table:table-cell>
              <table:table-cell office:value-type="float" office:value="7.188885E-017">
                <text:p>7.188885E-017</text:p>
              </table:table-cell>
              <table:table-cell office:value-type="float" office:value="-8.057732E-016">
                <text:p>-8.057732E-016</text:p>
              </table:table-cell>
              <table:table-cell office:value-type="float" office:value="-3.316138E-018">
                <text:p>-3.316138E-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8.496589E-017">
                <text:p>8.496589E-017</text:p>
              </table:table-cell>
              <table:table-cell office:value-type="float" office:value="-1.495283E-017">
                <text:p>-1.495283E-017</text:p>
              </table:table-cell>
              <table:table-cell office:value-type="float" office:value="-7.562614E-018">
                <text:p>-7.562614E-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1.287094E-016">
                <text:p>1.287094E-016</text:p>
              </table:table-cell>
              <table:table-cell office:value-type="float" office:value="3.357893E-017">
                <text:p>3.357893E-017</text:p>
              </table:table-cell>
              <table:table-cell office:value-type="float" office:value="-7.782599E-019">
                <text:p>-7.782599E-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4.330765E-016">
                <text:p>-4.330765E-016</text:p>
              </table:table-cell>
              <table:table-cell office:value-type="float" office:value="3.488251E-016">
                <text:p>3.488251E-016</text:p>
              </table:table-cell>
              <table:table-cell office:value-type="float" office:value="-2.053956E-018">
                <text:p>-2.053956E-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0">
                <text:p>0</text:p>
              </table:table-cell>
              <table:table-cell office:value-type="float" office:value="-1.494271E-029">
                <text:p>-1.494271E-029</text:p>
              </table:table-cell>
              <table:table-cell office:value-type="float" office:value="1.70052E-031">
                <text:p>1.70052E-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4.330765E-016">
                <text:p>4.330765E-016</text:p>
              </table:table-cell>
              <table:table-cell office:value-type="float" office:value="-3.488251E-016">
                <text:p>-3.488251E-016</text:p>
              </table:table-cell>
              <table:table-cell office:value-type="float" office:value="-1.340597E-018">
                <text:p>-1.340597E-0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1.287094E-016">
                <text:p>-1.287094E-016</text:p>
              </table:table-cell>
              <table:table-cell office:value-type="float" office:value="-3.357893E-017">
                <text:p>-3.357893E-017</text:p>
              </table:table-cell>
              <table:table-cell office:value-type="float" office:value="-4.217084E-018">
                <text:p>-4.217084E-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-8.496589E-017">
                <text:p>-8.496589E-017</text:p>
              </table:table-cell>
              <table:table-cell office:value-type="float" office:value="1.495283E-017">
                <text:p>1.495283E-017</text:p>
              </table:table-cell>
              <table:table-cell office:value-type="float" office:value="-1.593554E-018">
                <text:p>-1.593554E-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7052E-016">
                <text:p>1.397052E-016</text:p>
              </table:table-cell>
              <table:table-cell office:value-type="float" office:value="-7.188885E-017">
                <text:p>-7.188885E-017</text:p>
              </table:table-cell>
              <table:table-cell office:value-type="float" office:value="8.057732E-016">
                <text:p>8.057732E-016</text:p>
              </table:table-cell>
              <table:table-cell office:value-type="float" office:value="-1.508773E-019">
                <text:p>-1.508773E-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7.469704E-016">
                <text:p>7.469704E-016</text:p>
              </table:table-cell>
              <table:table-cell office:value-type="float" office:value="7.16719E-017">
                <text:p>7.16719E-017</text:p>
              </table:table-cell>
              <table:table-cell office:value-type="float" office:value="8.275056E-020">
                <text:p>8.275056E-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5.034155E-016">
                <text:p>-5.034155E-016</text:p>
              </table:table-cell>
              <table:table-cell office:value-type="float" office:value="-9.845399E-017">
                <text:p>-9.845399E-017</text:p>
              </table:table-cell>
              <table:table-cell office:value-type="float" office:value="-1.636029E-018">
                <text:p>-1.636029E-0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5.937327E-016">
                <text:p>5.937327E-016</text:p>
              </table:table-cell>
              <table:table-cell office:value-type="float" office:value="-4.309391E-016">
                <text:p>-4.309391E-016</text:p>
              </table:table-cell>
              <table:table-cell office:value-type="float" office:value="-7.68163E-018">
                <text:p>-7.68163E-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.617006E-017">
                <text:p>4.617006E-017</text:p>
              </table:table-cell>
              <table:table-cell office:value-type="float" office:value="-1.275489E-015">
                <text:p>-1.275489E-015</text:p>
              </table:table-cell>
              <table:table-cell office:value-type="float" office:value="-6.991544E-019">
                <text:p>-6.991544E-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9.126115E-017">
                <text:p>-9.126115E-017</text:p>
              </table:table-cell>
              <table:table-cell office:value-type="float" office:value="-1.861146E-016">
                <text:p>-1.861146E-016</text:p>
              </table:table-cell>
              <table:table-cell office:value-type="float" office:value="-5.260635E-019">
                <text:p>-5.260635E-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838886E-069">
                <text:p>-5.838886E-069</text:p>
              </table:table-cell>
              <table:table-cell office:value-type="float" office:value="-2.240722E-017">
                <text:p>-2.240722E-017</text:p>
              </table:table-cell>
              <table:table-cell office:value-type="float" office:value="-7.382578E-016">
                <text:p>-7.382578E-016</text:p>
              </table:table-cell>
              <table:table-cell office:value-type="float" office:value="-5.17425E-019">
                <text:p>-5.17425E-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8.708905E-016">
                <text:p>8.708905E-016</text:p>
              </table:table-cell>
              <table:table-cell office:value-type="float" office:value="7.893803E-017">
                <text:p>7.893803E-017</text:p>
              </table:table-cell>
              <table:table-cell office:value-type="float" office:value="-1.75671E-018">
                <text:p>-1.75671E-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4.987723E-017">
                <text:p>4.987723E-017</text:p>
              </table:table-cell>
              <table:table-cell office:value-type="float" office:value="-5.646438E-016">
                <text:p>-5.646438E-016</text:p>
              </table:table-cell>
              <table:table-cell office:value-type="float" office:value="-4.952943E-018">
                <text:p>-4.952943E-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.376391E-016">
                <text:p>1.376391E-016</text:p>
              </table:table-cell>
              <table:table-cell office:value-type="float" office:value="5.785847E-017">
                <text:p>5.785847E-017</text:p>
              </table:table-cell>
              <table:table-cell office:value-type="float" office:value="-7.308514E-020">
                <text:p>-7.308514E-0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3.180667E-017">
                <text:p>-3.180667E-017</text:p>
              </table:table-cell>
              <table:table-cell office:value-type="float" office:value="-1.864698E-016">
                <text:p>-1.864698E-016</text:p>
              </table:table-cell>
              <table:table-cell office:value-type="float" office:value="-3.226406E-019">
                <text:p>-3.226406E-0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4.835424E-017">
                <text:p>-4.835424E-017</text:p>
              </table:table-cell>
              <table:table-cell office:value-type="float" office:value="1.595448E-016">
                <text:p>1.595448E-016</text:p>
              </table:table-cell>
              <table:table-cell office:value-type="float" office:value="-1.474995E-019">
                <text:p>-1.474995E-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.968136E-017">
                <text:p>2.968136E-017</text:p>
              </table:table-cell>
              <table:table-cell office:value-type="float" office:value="-2.353275E-016">
                <text:p>-2.353275E-016</text:p>
              </table:table-cell>
              <table:table-cell office:value-type="float" office:value="-1.148263E-019">
                <text:p>-1.148263E-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5.157486E-018">
                <text:p>5.157486E-018</text:p>
              </table:table-cell>
              <table:table-cell office:value-type="float" office:value="-4.665209E-017">
                <text:p>-4.665209E-017</text:p>
              </table:table-cell>
              <table:table-cell office:value-type="float" office:value="-3.135126E-019">
                <text:p>-3.135126E-0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.119815E-016">
                <text:p>1.119815E-016</text:p>
              </table:table-cell>
              <table:table-cell office:value-type="float" office:value="2.395432E-016">
                <text:p>2.395432E-016</text:p>
              </table:table-cell>
              <table:table-cell office:value-type="float" office:value="-6.876285E-018">
                <text:p>-6.876285E-0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8.890693E-016">
                <text:p>8.890693E-016</text:p>
              </table:table-cell>
              <table:table-cell office:value-type="float" office:value="-1.284147E-017">
                <text:p>-1.284147E-017</text:p>
              </table:table-cell>
              <table:table-cell office:value-type="float" office:value="-1.062417E-018">
                <text:p>-1.062417E-0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-8.700718E-017">
                <text:p>-8.700718E-017</text:p>
              </table:table-cell>
              <table:table-cell office:value-type="float" office:value="2.131445E-017">
                <text:p>2.131445E-017</text:p>
              </table:table-cell>
              <table:table-cell office:value-type="float" office:value="-4.871154E-019">
                <text:p>-4.871154E-0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3.373901E-017">
                <text:p>3.373901E-017</text:p>
              </table:table-cell>
              <table:table-cell office:value-type="float" office:value="1.290797E-015">
                <text:p>1.290797E-015</text:p>
              </table:table-cell>
              <table:table-cell office:value-type="float" office:value="-1.16347E-018">
                <text:p>-1.16347E-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-4.498505E-016">
                <text:p>-4.498505E-016</text:p>
              </table:table-cell>
              <table:table-cell office:value-type="float" office:value="-7.781302E-019">
                <text:p>-7.781302E-019</text:p>
              </table:table-cell>
              <table:table-cell office:value-type="float" office:value="-1.470733E-018">
                <text:p>-1.470733E-0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8.485092E-017">
                <text:p>8.485092E-017</text:p>
              </table:table-cell>
              <table:table-cell office:value-type="float" office:value="7.867761E-016">
                <text:p>7.867761E-016</text:p>
              </table:table-cell>
              <table:table-cell office:value-type="float" office:value="1.009775E-019">
                <text:p>1.009775E-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-2.1771E-017">
                <text:p>-2.1771E-017</text:p>
              </table:table-cell>
              <table:table-cell office:value-type="float" office:value="2.464826E-016">
                <text:p>2.464826E-016</text:p>
              </table:table-cell>
              <table:table-cell office:value-type="float" office:value="-4.526592E-018">
                <text:p>-4.526592E-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7.674325E-016">
                <text:p>-7.674325E-016</text:p>
              </table:table-cell>
              <table:table-cell office:value-type="float" office:value="-9.0756E-016">
                <text:p>-9.0756E-016</text:p>
              </table:table-cell>
              <table:table-cell office:value-type="float" office:value="-2.711762E-019">
                <text:p>-2.711762E-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-3.409484E-017">
                <text:p>-3.409484E-017</text:p>
              </table:table-cell>
              <table:table-cell office:value-type="float" office:value="1.05037E-017">
                <text:p>1.05037E-017</text:p>
              </table:table-cell>
              <table:table-cell office:value-type="float" office:value="-8.631964E-019">
                <text:p>-8.631964E-0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6.349479E-017">
                <text:p>6.349479E-017</text:p>
              </table:table-cell>
              <table:table-cell office:value-type="float" office:value="-5.065623E-017">
                <text:p>-5.065623E-017</text:p>
              </table:table-cell>
              <table:table-cell office:value-type="float" office:value="-5.696306E-020">
                <text:p>-5.696306E-0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4.652016E-017">
                <text:p>-4.652016E-017</text:p>
              </table:table-cell>
              <table:table-cell office:value-type="float" office:value="-9.136899E-017">
                <text:p>-9.136899E-017</text:p>
              </table:table-cell>
              <table:table-cell office:value-type="float" office:value="-9.115941E-019">
                <text:p>-9.115941E-0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-1.01899E-016">
                <text:p>-1.01899E-016</text:p>
              </table:table-cell>
              <table:table-cell office:value-type="float" office:value="2.06247E-017">
                <text:p>2.06247E-017</text:p>
              </table:table-cell>
              <table:table-cell office:value-type="float" office:value="-1.447322E-018">
                <text:p>-1.447322E-0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000006140148">
                <text:p>0.0000000000006140148</text:p>
              </table:table-cell>
              <table:table-cell office:value-type="float" office:value="1.686425E-016">
                <text:p>1.686425E-016</text:p>
              </table:table-cell>
              <table:table-cell office:value-type="float" office:value="2.288445E-016">
                <text:p>2.288445E-016</text:p>
              </table:table-cell>
              <table:table-cell office:value-type="float" office:value="-8.23806E-019">
                <text:p>-8.23806E-0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941093E-069">
                <text:p>-5.941093E-069</text:p>
              </table:table-cell>
              <table:table-cell office:value-type="float" office:value="-9.360458E-017">
                <text:p>-9.360458E-017</text:p>
              </table:table-cell>
              <table:table-cell office:value-type="float" office:value="-2.467647E-016">
                <text:p>-2.467647E-016</text:p>
              </table:table-cell>
              <table:table-cell office:value-type="float" office:value="-3.202564E-019">
                <text:p>-3.202564E-0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.762874E-017">
                <text:p>1.762874E-017</text:p>
              </table:table-cell>
              <table:table-cell office:value-type="float" office:value="1.171016E-017">
                <text:p>1.171016E-017</text:p>
              </table:table-cell>
              <table:table-cell office:value-type="float" office:value="-1.90824E-018">
                <text:p>-1.90824E-0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9.211105E-017">
                <text:p>9.211105E-017</text:p>
              </table:table-cell>
              <table:table-cell office:value-type="float" office:value="3.312227E-017">
                <text:p>3.312227E-017</text:p>
              </table:table-cell>
              <table:table-cell office:value-type="float" office:value="-4.506847E-019">
                <text:p>-4.506847E-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.317886E-017">
                <text:p>1.317886E-017</text:p>
              </table:table-cell>
              <table:table-cell office:value-type="float" office:value="-5.89161E-018">
                <text:p>-5.89161E-018</text:p>
              </table:table-cell>
              <table:table-cell office:value-type="float" office:value="-1.297072E-018">
                <text:p>-1.297072E-0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1.251496E-016">
                <text:p>-1.251496E-016</text:p>
              </table:table-cell>
              <table:table-cell office:value-type="float" office:value="1.635281E-016">
                <text:p>1.635281E-016</text:p>
              </table:table-cell>
              <table:table-cell office:value-type="float" office:value="-3.558499E-018">
                <text:p>-3.558499E-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4.953976E-017">
                <text:p>4.953976E-017</text:p>
              </table:table-cell>
              <table:table-cell office:value-type="float" office:value="2.559237E-017">
                <text:p>2.559237E-017</text:p>
              </table:table-cell>
              <table:table-cell office:value-type="float" office:value="-3.023557E-019">
                <text:p>-3.023557E-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-6.291614E-017">
                <text:p>-6.291614E-017</text:p>
              </table:table-cell>
              <table:table-cell office:value-type="float" office:value="-8.990186E-019">
                <text:p>-8.990186E-019</text:p>
              </table:table-cell>
              <table:table-cell office:value-type="float" office:value="-1.750857E-020">
                <text:p>-1.750857E-0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4.828953E-017">
                <text:p>4.828953E-017</text:p>
              </table:table-cell>
              <table:table-cell office:value-type="float" office:value="3.011315E-017">
                <text:p>3.011315E-017</text:p>
              </table:table-cell>
              <table:table-cell office:value-type="float" office:value="-2.025564E-018">
                <text:p>-2.025564E-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-1.426715E-016">
                <text:p>-1.426715E-016</text:p>
              </table:table-cell>
              <table:table-cell office:value-type="float" office:value="2.08831E-017">
                <text:p>2.08831E-017</text:p>
              </table:table-cell>
              <table:table-cell office:value-type="float" office:value="-2.547148E-019">
                <text:p>-2.547148E-0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5.127149E-017">
                <text:p>5.127149E-017</text:p>
              </table:table-cell>
              <table:table-cell office:value-type="float" office:value="1.491823E-017">
                <text:p>1.491823E-017</text:p>
              </table:table-cell>
              <table:table-cell office:value-type="float" office:value="-3.034471E-019">
                <text:p>-3.034471E-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.523138E-016">
                <text:p>1.523138E-016</text:p>
              </table:table-cell>
              <table:table-cell office:value-type="float" office:value="2.890825E-017">
                <text:p>2.890825E-017</text:p>
              </table:table-cell>
              <table:table-cell office:value-type="float" office:value="-8.18857E-019">
                <text:p>-8.18857E-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-1.791676E-016">
                <text:p>-1.791676E-016</text:p>
              </table:table-cell>
              <table:table-cell office:value-type="float" office:value="-1.673917E-016">
                <text:p>-1.673917E-016</text:p>
              </table:table-cell>
              <table:table-cell office:value-type="float" office:value="-1.075245E-018">
                <text:p>-1.075245E-0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.412075E-016">
                <text:p>2.412075E-016</text:p>
              </table:table-cell>
              <table:table-cell office:value-type="float" office:value="2.487318E-017">
                <text:p>2.487318E-017</text:p>
              </table:table-cell>
              <table:table-cell office:value-type="float" office:value="-5.466347E-019">
                <text:p>-5.466347E-0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-1.895938E-017">
                <text:p>-1.895938E-017</text:p>
              </table:table-cell>
              <table:table-cell office:value-type="float" office:value="-1.275967E-017">
                <text:p>-1.275967E-017</text:p>
              </table:table-cell>
              <table:table-cell office:value-type="float" office:value="-4.058384E-019">
                <text:p>-4.058384E-0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-1.181715E-028">
                <text:p>-1.181715E-028</text:p>
              </table:table-cell>
              <table:table-cell office:value-type="float" office:value="1.516672E-028">
                <text:p>1.516672E-028</text:p>
              </table:table-cell>
              <table:table-cell office:value-type="float" office:value="-7.264347E-019">
                <text:p>-7.264347E-0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.895938E-017">
                <text:p>1.895938E-017</text:p>
              </table:table-cell>
              <table:table-cell office:value-type="float" office:value="1.275967E-017">
                <text:p>1.275967E-017</text:p>
              </table:table-cell>
              <table:table-cell office:value-type="float" office:value="-9.749861E-019">
                <text:p>-9.749861E-0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.219184E-015">
                <text:p>1.219184E-015</text:p>
              </table:table-cell>
              <table:table-cell office:value-type="float" office:value="-2.487318E-017">
                <text:p>-2.487318E-017</text:p>
              </table:table-cell>
              <table:table-cell office:value-type="float" office:value="-1.433184E-018">
                <text:p>-1.433184E-0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.791676E-016">
                <text:p>1.791676E-016</text:p>
              </table:table-cell>
              <table:table-cell office:value-type="float" office:value="-2.404098E-018">
                <text:p>-2.404098E-018</text:p>
              </table:table-cell>
              <table:table-cell office:value-type="float" office:value="-1.309072E-019">
                <text:p>-1.309072E-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-1.523138E-016">
                <text:p>-1.523138E-016</text:p>
              </table:table-cell>
              <table:table-cell office:value-type="float" office:value="-2.890825E-017">
                <text:p>-2.890825E-017</text:p>
              </table:table-cell>
              <table:table-cell office:value-type="float" office:value="-2.079658E-018">
                <text:p>-2.079658E-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-5.127149E-017">
                <text:p>-5.127149E-017</text:p>
              </table:table-cell>
              <table:table-cell office:value-type="float" office:value="-1.491823E-017">
                <text:p>-1.491823E-017</text:p>
              </table:table-cell>
              <table:table-cell office:value-type="float" office:value="-7.293169E-019">
                <text:p>-7.293169E-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.426715E-016">
                <text:p>1.426715E-016</text:p>
              </table:table-cell>
              <table:table-cell office:value-type="float" office:value="-2.08831E-017">
                <text:p>-2.08831E-017</text:p>
              </table:table-cell>
              <table:table-cell office:value-type="float" office:value="-1.514171E-018">
                <text:p>-1.514171E-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-4.828953E-017">
                <text:p>-4.828953E-017</text:p>
              </table:table-cell>
              <table:table-cell office:value-type="float" office:value="-3.011315E-017">
                <text:p>-3.011315E-017</text:p>
              </table:table-cell>
              <table:table-cell office:value-type="float" office:value="2.695435E-020">
                <text:p>2.695435E-0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6.291614E-017">
                <text:p>6.291614E-017</text:p>
              </table:table-cell>
              <table:table-cell office:value-type="float" office:value="8.990186E-019">
                <text:p>8.990186E-019</text:p>
              </table:table-cell>
              <table:table-cell office:value-type="float" office:value="-9.225616E-019">
                <text:p>-9.225616E-0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-4.953976E-017">
                <text:p>-4.953976E-017</text:p>
              </table:table-cell>
              <table:table-cell office:value-type="float" office:value="-2.559237E-017">
                <text:p>-2.559237E-017</text:p>
              </table:table-cell>
              <table:table-cell office:value-type="float" office:value="-8.03156E-019">
                <text:p>-8.03156E-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.251496E-016">
                <text:p>1.251496E-016</text:p>
              </table:table-cell>
              <table:table-cell office:value-type="float" office:value="-1.635281E-016">
                <text:p>-1.635281E-016</text:p>
              </table:table-cell>
              <table:table-cell office:value-type="float" office:value="-6.004346E-019">
                <text:p>-6.004346E-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-1.317886E-017">
                <text:p>-1.317886E-017</text:p>
              </table:table-cell>
              <table:table-cell office:value-type="float" office:value="5.89161E-018">
                <text:p>5.89161E-018</text:p>
              </table:table-cell>
              <table:table-cell office:value-type="float" office:value="-1.356137E-019">
                <text:p>-1.356137E-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-9.211105E-017">
                <text:p>-9.211105E-017</text:p>
              </table:table-cell>
              <table:table-cell office:value-type="float" office:value="1.568562E-016">
                <text:p>1.568562E-016</text:p>
              </table:table-cell>
              <table:table-cell office:value-type="float" office:value="-6.396014E-019">
                <text:p>-6.396014E-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-1.762874E-017">
                <text:p>-1.762874E-017</text:p>
              </table:table-cell>
              <table:table-cell office:value-type="float" office:value="-1.171016E-017">
                <text:p>-1.171016E-017</text:p>
              </table:table-cell>
              <table:table-cell office:value-type="float" office:value="-9.213404E-020">
                <text:p>-9.213404E-0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941093E-069">
                <text:p>-5.941093E-069</text:p>
              </table:table-cell>
              <table:table-cell office:value-type="float" office:value="9.360458E-017">
                <text:p>9.360458E-017</text:p>
              </table:table-cell>
              <table:table-cell office:value-type="float" office:value="-2.785089E-017">
                <text:p>-2.785089E-017</text:p>
              </table:table-cell>
              <table:table-cell office:value-type="float" office:value="-1.654843E-019">
                <text:p>-1.654843E-0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000006140148">
                <text:p>-0.0000000000006140148</text:p>
              </table:table-cell>
              <table:table-cell office:value-type="float" office:value="-1.686425E-016">
                <text:p>-1.686425E-016</text:p>
              </table:table-cell>
              <table:table-cell office:value-type="float" office:value="-2.288445E-016">
                <text:p>-2.288445E-016</text:p>
              </table:table-cell>
              <table:table-cell office:value-type="float" office:value="-4.957914E-019">
                <text:p>-4.957914E-0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.01899E-016">
                <text:p>1.01899E-016</text:p>
              </table:table-cell>
              <table:table-cell office:value-type="float" office:value="-1.435497E-015">
                <text:p>-1.435497E-015</text:p>
              </table:table-cell>
              <table:table-cell office:value-type="float" office:value="-1.669487E-019">
                <text:p>-1.669487E-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4.652016E-017">
                <text:p>4.652016E-017</text:p>
              </table:table-cell>
              <table:table-cell office:value-type="float" office:value="-4.563293E-016">
                <text:p>-4.563293E-016</text:p>
              </table:table-cell>
              <table:table-cell office:value-type="float" office:value="-4.525018E-019">
                <text:p>-4.525018E-0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6.349479E-017">
                <text:p>-6.349479E-017</text:p>
              </table:table-cell>
              <table:table-cell office:value-type="float" office:value="5.065623E-017">
                <text:p>5.065623E-017</text:p>
              </table:table-cell>
              <table:table-cell office:value-type="float" office:value="-2.209282E-019">
                <text:p>-2.209282E-0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.409484E-017">
                <text:p>3.409484E-017</text:p>
              </table:table-cell>
              <table:table-cell office:value-type="float" office:value="1.032251E-015">
                <text:p>1.032251E-015</text:p>
              </table:table-cell>
              <table:table-cell office:value-type="float" office:value="-1.402132E-019">
                <text:p>-1.402132E-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7.674325E-016">
                <text:p>7.674325E-016</text:p>
              </table:table-cell>
              <table:table-cell office:value-type="float" office:value="9.0756E-016">
                <text:p>9.0756E-016</text:p>
              </table:table-cell>
              <table:table-cell office:value-type="float" office:value="-5.637444E-020">
                <text:p>-5.637444E-0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.1771E-017">
                <text:p>2.1771E-017</text:p>
              </table:table-cell>
              <table:table-cell office:value-type="float" office:value="-2.464826E-016">
                <text:p>-2.464826E-016</text:p>
              </table:table-cell>
              <table:table-cell office:value-type="float" office:value="-4.881816E-018">
                <text:p>-4.881816E-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-8.485092E-017">
                <text:p>-8.485092E-017</text:p>
              </table:table-cell>
              <table:table-cell office:value-type="float" office:value="-7.867761E-016">
                <text:p>-7.867761E-016</text:p>
              </table:table-cell>
              <table:table-cell office:value-type="float" office:value="-1.34138E-019">
                <text:p>-1.34138E-0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4.498505E-016">
                <text:p>4.498505E-016</text:p>
              </table:table-cell>
              <table:table-cell office:value-type="float" office:value="7.781302E-019">
                <text:p>7.781302E-019</text:p>
              </table:table-cell>
              <table:table-cell office:value-type="float" office:value="-2.732775E-018">
                <text:p>-2.732775E-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-3.373901E-017">
                <text:p>-3.373901E-017</text:p>
              </table:table-cell>
              <table:table-cell office:value-type="float" office:value="-1.290797E-015">
                <text:p>-1.290797E-015</text:p>
              </table:table-cell>
              <table:table-cell office:value-type="float" office:value="-1.958971E-019">
                <text:p>-1.958971E-0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8.700718E-017">
                <text:p>8.700718E-017</text:p>
              </table:table-cell>
              <table:table-cell office:value-type="float" office:value="-3.28972E-016">
                <text:p>-3.28972E-016</text:p>
              </table:table-cell>
              <table:table-cell office:value-type="float" office:value="-9.779736E-019">
                <text:p>-9.779736E-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8.890693E-016">
                <text:p>-8.890693E-016</text:p>
              </table:table-cell>
              <table:table-cell office:value-type="float" office:value="1.284147E-017">
                <text:p>1.284147E-017</text:p>
              </table:table-cell>
              <table:table-cell office:value-type="float" office:value="-2.165125E-018">
                <text:p>-2.165125E-0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-1.119815E-016">
                <text:p>-1.119815E-016</text:p>
              </table:table-cell>
              <table:table-cell office:value-type="float" office:value="-2.395432E-016">
                <text:p>-2.395432E-016</text:p>
              </table:table-cell>
              <table:table-cell office:value-type="float" office:value="-1.306115E-018">
                <text:p>-1.306115E-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-5.157486E-018">
                <text:p>-5.157486E-018</text:p>
              </table:table-cell>
              <table:table-cell office:value-type="float" office:value="4.665209E-017">
                <text:p>4.665209E-017</text:p>
              </table:table-cell>
              <table:table-cell office:value-type="float" office:value="-1.102311E-018">
                <text:p>-1.102311E-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-2.968136E-017">
                <text:p>-2.968136E-017</text:p>
              </table:table-cell>
              <table:table-cell office:value-type="float" office:value="2.353275E-016">
                <text:p>2.353275E-016</text:p>
              </table:table-cell>
              <table:table-cell office:value-type="float" office:value="-1.422752E-019">
                <text:p>-1.422752E-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4.835424E-017">
                <text:p>4.835424E-017</text:p>
              </table:table-cell>
              <table:table-cell office:value-type="float" office:value="-1.595448E-016">
                <text:p>-1.595448E-016</text:p>
              </table:table-cell>
              <table:table-cell office:value-type="float" office:value="-1.848137E-021">
                <text:p>-1.848137E-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3.180667E-017">
                <text:p>3.180667E-017</text:p>
              </table:table-cell>
              <table:table-cell office:value-type="float" office:value="1.864698E-016">
                <text:p>1.864698E-016</text:p>
              </table:table-cell>
              <table:table-cell office:value-type="float" office:value="-1.500916E-019">
                <text:p>-1.500916E-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-1.376391E-016">
                <text:p>-1.376391E-016</text:p>
              </table:table-cell>
              <table:table-cell office:value-type="float" office:value="-5.785847E-017">
                <text:p>-5.785847E-017</text:p>
              </table:table-cell>
              <table:table-cell office:value-type="float" office:value="-3.675591E-019">
                <text:p>-3.675591E-0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-4.987723E-017">
                <text:p>-4.987723E-017</text:p>
              </table:table-cell>
              <table:table-cell office:value-type="float" office:value="5.646438E-016">
                <text:p>5.646438E-016</text:p>
              </table:table-cell>
              <table:table-cell office:value-type="float" office:value="-1.07242E-018">
                <text:p>-1.07242E-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-8.708905E-016">
                <text:p>-8.708905E-016</text:p>
              </table:table-cell>
              <table:table-cell office:value-type="float" office:value="-7.893803E-017">
                <text:p>-7.893803E-017</text:p>
              </table:table-cell>
              <table:table-cell office:value-type="float" office:value="-2.752811E-019">
                <text:p>-2.752811E-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838886E-069">
                <text:p>-5.838886E-069</text:p>
              </table:table-cell>
              <table:table-cell office:value-type="float" office:value="2.240722E-017">
                <text:p>2.240722E-017</text:p>
              </table:table-cell>
              <table:table-cell office:value-type="float" office:value="7.382578E-016">
                <text:p>7.382578E-016</text:p>
              </table:table-cell>
              <table:table-cell office:value-type="float" office:value="-6.424709E-019">
                <text:p>-6.424709E-0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9.126115E-017">
                <text:p>9.126115E-017</text:p>
              </table:table-cell>
              <table:table-cell office:value-type="float" office:value="1.861146E-016">
                <text:p>1.861146E-016</text:p>
              </table:table-cell>
              <table:table-cell office:value-type="float" office:value="2.74027E-021">
                <text:p>2.74027E-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.248241E-017">
                <text:p>2.248241E-017</text:p>
              </table:table-cell>
              <table:table-cell office:value-type="float" office:value="1.275489E-015">
                <text:p>1.275489E-015</text:p>
              </table:table-cell>
              <table:table-cell office:value-type="float" office:value="-1.705027E-021">
                <text:p>-1.705027E-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-5.937327E-016">
                <text:p>-5.937327E-016</text:p>
              </table:table-cell>
              <table:table-cell office:value-type="float" office:value="4.309391E-016">
                <text:p>4.309391E-016</text:p>
              </table:table-cell>
              <table:table-cell office:value-type="float" office:value="-3.539984E-018">
                <text:p>-3.539984E-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5.034155E-016">
                <text:p>5.034155E-016</text:p>
              </table:table-cell>
              <table:table-cell office:value-type="float" office:value="9.845399E-017">
                <text:p>9.845399E-017</text:p>
              </table:table-cell>
              <table:table-cell office:value-type="float" office:value="-2.669526E-019">
                <text:p>-2.669526E-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7.469704E-016">
                <text:p>-7.469704E-016</text:p>
              </table:table-cell>
              <table:table-cell office:value-type="float" office:value="-7.16719E-017">
                <text:p>-7.16719E-017</text:p>
              </table:table-cell>
              <table:table-cell office:value-type="float" office:value="4.37644E-020">
                <text:p>4.37644E-0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397052E-016">
                <text:p>-1.397052E-016</text:p>
              </table:table-cell>
              <table:table-cell office:value-type="float" office:value="7.188885E-017">
                <text:p>7.188885E-017</text:p>
              </table:table-cell>
              <table:table-cell office:value-type="float" office:value="-8.057732E-016">
                <text:p>-8.057732E-016</text:p>
              </table:table-cell>
              <table:table-cell office:value-type="float" office:value="-3.316138E-018">
                <text:p>-3.316138E-0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8.496589E-017">
                <text:p>8.496589E-017</text:p>
              </table:table-cell>
              <table:table-cell office:value-type="float" office:value="-1.495283E-017">
                <text:p>-1.495283E-017</text:p>
              </table:table-cell>
              <table:table-cell office:value-type="float" office:value="-1.421129E-017">
                <text:p>-1.421129E-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1.287094E-016">
                <text:p>1.287094E-016</text:p>
              </table:table-cell>
              <table:table-cell office:value-type="float" office:value="3.357893E-017">
                <text:p>3.357893E-017</text:p>
              </table:table-cell>
              <table:table-cell office:value-type="float" office:value="-7.782599E-019">
                <text:p>-7.782599E-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-4.330765E-016">
                <text:p>-4.330765E-016</text:p>
              </table:table-cell>
              <table:table-cell office:value-type="float" office:value="3.488251E-016">
                <text:p>3.488251E-016</text:p>
              </table:table-cell>
              <table:table-cell office:value-type="float" office:value="-2.053956E-018">
                <text:p>-2.053956E-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0">
                <text:p>0</text:p>
              </table:table-cell>
              <table:table-cell office:value-type="float" office:value="-1.710464E-028">
                <text:p>-1.710464E-028</text:p>
              </table:table-cell>
              <table:table-cell office:value-type="float" office:value="-8.697842E-032">
                <text:p>-8.697842E-0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4.330765E-016">
                <text:p>4.330765E-016</text:p>
              </table:table-cell>
              <table:table-cell office:value-type="float" office:value="-3.488251E-016">
                <text:p>-3.488251E-016</text:p>
              </table:table-cell>
              <table:table-cell office:value-type="float" office:value="-1.340597E-018">
                <text:p>-1.340597E-0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1.287094E-016">
                <text:p>-1.287094E-016</text:p>
              </table:table-cell>
              <table:table-cell office:value-type="float" office:value="-3.357893E-017">
                <text:p>-3.357893E-017</text:p>
              </table:table-cell>
              <table:table-cell office:value-type="float" office:value="-4.217084E-018">
                <text:p>-4.217084E-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8.496589E-017">
                <text:p>-8.496589E-017</text:p>
              </table:table-cell>
              <table:table-cell office:value-type="float" office:value="1.495283E-017">
                <text:p>1.495283E-017</text:p>
              </table:table-cell>
              <table:table-cell office:value-type="float" office:value="-1.593554E-018">
                <text:p>-1.593554E-0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97052E-016">
                <text:p>1.397052E-016</text:p>
              </table:table-cell>
              <table:table-cell office:value-type="float" office:value="-7.188885E-017">
                <text:p>-7.188885E-017</text:p>
              </table:table-cell>
              <table:table-cell office:value-type="float" office:value="8.057732E-016">
                <text:p>8.057732E-016</text:p>
              </table:table-cell>
              <table:table-cell office:value-type="float" office:value="-1.508773E-019">
                <text:p>-1.508773E-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3.55494E-017">
                <text:p>3.55494E-017</text:p>
              </table:table-cell>
              <table:table-cell office:value-type="float" office:value="7.16719E-017">
                <text:p>7.16719E-017</text:p>
              </table:table-cell>
              <table:table-cell office:value-type="float" office:value="8.275056E-020">
                <text:p>8.275056E-0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-5.034155E-016">
                <text:p>-5.034155E-016</text:p>
              </table:table-cell>
              <table:table-cell office:value-type="float" office:value="-9.845399E-017">
                <text:p>-9.845399E-017</text:p>
              </table:table-cell>
              <table:table-cell office:value-type="float" office:value="-1.636029E-018">
                <text:p>-1.636029E-0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5.937327E-016">
                <text:p>5.937327E-016</text:p>
              </table:table-cell>
              <table:table-cell office:value-type="float" office:value="-4.309391E-016">
                <text:p>-4.309391E-016</text:p>
              </table:table-cell>
              <table:table-cell office:value-type="float" office:value="-7.68163E-018">
                <text:p>-7.68163E-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.617006E-017">
                <text:p>4.617006E-017</text:p>
              </table:table-cell>
              <table:table-cell office:value-type="float" office:value="-1.275489E-015">
                <text:p>-1.275489E-015</text:p>
              </table:table-cell>
              <table:table-cell office:value-type="float" office:value="-6.991544E-019">
                <text:p>-6.991544E-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-9.126115E-017">
                <text:p>-9.126115E-017</text:p>
              </table:table-cell>
              <table:table-cell office:value-type="float" office:value="-1.861146E-016">
                <text:p>-1.861146E-016</text:p>
              </table:table-cell>
              <table:table-cell office:value-type="float" office:value="-5.260635E-019">
                <text:p>-5.260635E-0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2.240722E-017">
                <text:p>-2.240722E-017</text:p>
              </table:table-cell>
              <table:table-cell office:value-type="float" office:value="-7.382578E-016">
                <text:p>-7.382578E-016</text:p>
              </table:table-cell>
              <table:table-cell office:value-type="float" office:value="-5.17425E-019">
                <text:p>-5.17425E-0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8.708905E-016">
                <text:p>8.708905E-016</text:p>
              </table:table-cell>
              <table:table-cell office:value-type="float" office:value="7.893803E-017">
                <text:p>7.893803E-017</text:p>
              </table:table-cell>
              <table:table-cell office:value-type="float" office:value="-1.75671E-018">
                <text:p>-1.75671E-0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4.987723E-017">
                <text:p>4.987723E-017</text:p>
              </table:table-cell>
              <table:table-cell office:value-type="float" office:value="-5.646438E-016">
                <text:p>-5.646438E-016</text:p>
              </table:table-cell>
              <table:table-cell office:value-type="float" office:value="-4.952943E-018">
                <text:p>-4.952943E-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1.376391E-016">
                <text:p>1.376391E-016</text:p>
              </table:table-cell>
              <table:table-cell office:value-type="float" office:value="5.785847E-017">
                <text:p>5.785847E-017</text:p>
              </table:table-cell>
              <table:table-cell office:value-type="float" office:value="-7.308514E-020">
                <text:p>-7.308514E-0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3.180667E-017">
                <text:p>-3.180667E-017</text:p>
              </table:table-cell>
              <table:table-cell office:value-type="float" office:value="-1.864698E-016">
                <text:p>-1.864698E-016</text:p>
              </table:table-cell>
              <table:table-cell office:value-type="float" office:value="-3.226406E-019">
                <text:p>-3.226406E-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-4.835424E-017">
                <text:p>-4.835424E-017</text:p>
              </table:table-cell>
              <table:table-cell office:value-type="float" office:value="1.595448E-016">
                <text:p>1.595448E-016</text:p>
              </table:table-cell>
              <table:table-cell office:value-type="float" office:value="-1.474995E-019">
                <text:p>-1.474995E-0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.968136E-017">
                <text:p>2.968136E-017</text:p>
              </table:table-cell>
              <table:table-cell office:value-type="float" office:value="-2.353275E-016">
                <text:p>-2.353275E-016</text:p>
              </table:table-cell>
              <table:table-cell office:value-type="float" office:value="-1.148263E-019">
                <text:p>-1.148263E-0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5.157486E-018">
                <text:p>5.157486E-018</text:p>
              </table:table-cell>
              <table:table-cell office:value-type="float" office:value="-4.665209E-017">
                <text:p>-4.665209E-017</text:p>
              </table:table-cell>
              <table:table-cell office:value-type="float" office:value="-3.135126E-019">
                <text:p>-3.135126E-0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.119815E-016">
                <text:p>1.119815E-016</text:p>
              </table:table-cell>
              <table:table-cell office:value-type="float" office:value="2.395432E-016">
                <text:p>2.395432E-016</text:p>
              </table:table-cell>
              <table:table-cell office:value-type="float" office:value="-6.876285E-018">
                <text:p>-6.876285E-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8.890693E-016">
                <text:p>8.890693E-016</text:p>
              </table:table-cell>
              <table:table-cell office:value-type="float" office:value="-1.284147E-017">
                <text:p>-1.284147E-017</text:p>
              </table:table-cell>
              <table:table-cell office:value-type="float" office:value="-5.872506E-019">
                <text:p>-5.872506E-0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-8.700718E-017">
                <text:p>-8.700718E-017</text:p>
              </table:table-cell>
              <table:table-cell office:value-type="float" office:value="2.131445E-017">
                <text:p>2.131445E-017</text:p>
              </table:table-cell>
              <table:table-cell office:value-type="float" office:value="-4.871154E-019">
                <text:p>-4.871154E-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3.373901E-017">
                <text:p>3.373901E-017</text:p>
              </table:table-cell>
              <table:table-cell office:value-type="float" office:value="1.290797E-015">
                <text:p>1.290797E-015</text:p>
              </table:table-cell>
              <table:table-cell office:value-type="float" office:value="-1.16347E-018">
                <text:p>-1.16347E-0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-4.498505E-016">
                <text:p>-4.498505E-016</text:p>
              </table:table-cell>
              <table:table-cell office:value-type="float" office:value="-7.781302E-019">
                <text:p>-7.781302E-019</text:p>
              </table:table-cell>
              <table:table-cell office:value-type="float" office:value="-1.470733E-018">
                <text:p>-1.470733E-0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8.485092E-017">
                <text:p>8.485092E-017</text:p>
              </table:table-cell>
              <table:table-cell office:value-type="float" office:value="7.867761E-016">
                <text:p>7.867761E-016</text:p>
              </table:table-cell>
              <table:table-cell office:value-type="float" office:value="1.009775E-019">
                <text:p>1.009775E-0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-2.1771E-017">
                <text:p>-2.1771E-017</text:p>
              </table:table-cell>
              <table:table-cell office:value-type="float" office:value="2.464826E-016">
                <text:p>2.464826E-016</text:p>
              </table:table-cell>
              <table:table-cell office:value-type="float" office:value="-4.526592E-018">
                <text:p>-4.526592E-0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7.674325E-016">
                <text:p>-7.674325E-016</text:p>
              </table:table-cell>
              <table:table-cell office:value-type="float" office:value="-9.0756E-016">
                <text:p>-9.0756E-016</text:p>
              </table:table-cell>
              <table:table-cell office:value-type="float" office:value="-2.711762E-019">
                <text:p>-2.711762E-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-3.409484E-017">
                <text:p>-3.409484E-017</text:p>
              </table:table-cell>
              <table:table-cell office:value-type="float" office:value="-2.267555E-016">
                <text:p>-2.267555E-016</text:p>
              </table:table-cell>
              <table:table-cell office:value-type="float" office:value="-8.631964E-019">
                <text:p>-8.631964E-0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6.349479E-017">
                <text:p>6.349479E-017</text:p>
              </table:table-cell>
              <table:table-cell office:value-type="float" office:value="-5.065623E-017">
                <text:p>-5.065623E-017</text:p>
              </table:table-cell>
              <table:table-cell office:value-type="float" office:value="-5.696306E-020">
                <text:p>-5.696306E-0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-4.652016E-017">
                <text:p>-4.652016E-017</text:p>
              </table:table-cell>
              <table:table-cell office:value-type="float" office:value="-9.136899E-017">
                <text:p>-9.136899E-017</text:p>
              </table:table-cell>
              <table:table-cell office:value-type="float" office:value="-9.115941E-019">
                <text:p>-9.115941E-0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1.01899E-016">
                <text:p>-1.01899E-016</text:p>
              </table:table-cell>
              <table:table-cell office:value-type="float" office:value="2.06247E-017">
                <text:p>2.06247E-017</text:p>
              </table:table-cell>
              <table:table-cell office:value-type="float" office:value="-1.447322E-018">
                <text:p>-1.447322E-0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0000006140148">
                <text:p>0.0000000000006140148</text:p>
              </table:table-cell>
              <table:table-cell office:value-type="float" office:value="1.686425E-016">
                <text:p>1.686425E-016</text:p>
              </table:table-cell>
              <table:table-cell office:value-type="float" office:value="2.288445E-016">
                <text:p>2.288445E-016</text:p>
              </table:table-cell>
              <table:table-cell office:value-type="float" office:value="-8.23806E-019">
                <text:p>-8.23806E-0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9.360458E-017">
                <text:p>-9.360458E-017</text:p>
              </table:table-cell>
              <table:table-cell office:value-type="float" office:value="2.785089E-017">
                <text:p>2.785089E-017</text:p>
              </table:table-cell>
              <table:table-cell office:value-type="float" office:value="-3.202564E-019">
                <text:p>-3.202564E-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1.762874E-017">
                <text:p>1.762874E-017</text:p>
              </table:table-cell>
              <table:table-cell office:value-type="float" office:value="1.171016E-017">
                <text:p>1.171016E-017</text:p>
              </table:table-cell>
              <table:table-cell office:value-type="float" office:value="-4.171657E-019">
                <text:p>-4.171657E-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9.211105E-017">
                <text:p>9.211105E-017</text:p>
              </table:table-cell>
              <table:table-cell office:value-type="float" office:value="3.312227E-017">
                <text:p>3.312227E-017</text:p>
              </table:table-cell>
              <table:table-cell office:value-type="float" office:value="-4.506847E-019">
                <text:p>-4.506847E-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.317886E-017">
                <text:p>1.317886E-017</text:p>
              </table:table-cell>
              <table:table-cell office:value-type="float" office:value="-5.89161E-018">
                <text:p>-5.89161E-018</text:p>
              </table:table-cell>
              <table:table-cell office:value-type="float" office:value="-1.297072E-018">
                <text:p>-1.297072E-0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1.251496E-016">
                <text:p>-1.251496E-016</text:p>
              </table:table-cell>
              <table:table-cell office:value-type="float" office:value="1.635281E-016">
                <text:p>1.635281E-016</text:p>
              </table:table-cell>
              <table:table-cell office:value-type="float" office:value="-3.558499E-018">
                <text:p>-3.558499E-0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.953976E-017">
                <text:p>4.953976E-017</text:p>
              </table:table-cell>
              <table:table-cell office:value-type="float" office:value="2.559237E-017">
                <text:p>2.559237E-017</text:p>
              </table:table-cell>
              <table:table-cell office:value-type="float" office:value="-3.023557E-019">
                <text:p>-3.023557E-0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-6.291614E-017">
                <text:p>-6.291614E-017</text:p>
              </table:table-cell>
              <table:table-cell office:value-type="float" office:value="-8.990186E-019">
                <text:p>-8.990186E-019</text:p>
              </table:table-cell>
              <table:table-cell office:value-type="float" office:value="-1.750857E-020">
                <text:p>-1.750857E-0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.828953E-017">
                <text:p>4.828953E-017</text:p>
              </table:table-cell>
              <table:table-cell office:value-type="float" office:value="3.011315E-017">
                <text:p>3.011315E-017</text:p>
              </table:table-cell>
              <table:table-cell office:value-type="float" office:value="-2.025564E-018">
                <text:p>-2.025564E-0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-1.426715E-016">
                <text:p>-1.426715E-016</text:p>
              </table:table-cell>
              <table:table-cell office:value-type="float" office:value="2.08831E-017">
                <text:p>2.08831E-017</text:p>
              </table:table-cell>
              <table:table-cell office:value-type="float" office:value="-2.547148E-019">
                <text:p>-2.547148E-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5.127149E-017">
                <text:p>5.127149E-017</text:p>
              </table:table-cell>
              <table:table-cell office:value-type="float" office:value="1.491823E-017">
                <text:p>1.491823E-017</text:p>
              </table:table-cell>
              <table:table-cell office:value-type="float" office:value="-3.034471E-019">
                <text:p>-3.034471E-0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.523138E-016">
                <text:p>1.523138E-016</text:p>
              </table:table-cell>
              <table:table-cell office:value-type="float" office:value="2.890825E-017">
                <text:p>2.890825E-017</text:p>
              </table:table-cell>
              <table:table-cell office:value-type="float" office:value="-8.18857E-019">
                <text:p>-8.18857E-0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-1.791676E-016">
                <text:p>-1.791676E-016</text:p>
              </table:table-cell>
              <table:table-cell office:value-type="float" office:value="-1.037406E-017">
                <text:p>-1.037406E-017</text:p>
              </table:table-cell>
              <table:table-cell office:value-type="float" office:value="-1.075245E-018">
                <text:p>-1.075245E-0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2.412075E-016">
                <text:p>2.412075E-016</text:p>
              </table:table-cell>
              <table:table-cell office:value-type="float" office:value="2.487318E-017">
                <text:p>2.487318E-017</text:p>
              </table:table-cell>
              <table:table-cell office:value-type="float" office:value="-5.466347E-019">
                <text:p>-5.466347E-0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-1.895938E-017">
                <text:p>-1.895938E-017</text:p>
              </table:table-cell>
              <table:table-cell office:value-type="float" office:value="-1.275967E-017">
                <text:p>-1.275967E-017</text:p>
              </table:table-cell>
              <table:table-cell office:value-type="float" office:value="-4.058384E-019">
                <text:p>-4.058384E-0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-5.416195E-030">
                <text:p>-5.416195E-030</text:p>
              </table:table-cell>
              <table:table-cell office:value-type="float" office:value="1.620376E-031">
                <text:p>1.620376E-031</text:p>
              </table:table-cell>
              <table:table-cell office:value-type="float" office:value="-7.264347E-019">
                <text:p>-7.264347E-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1.895938E-017">
                <text:p>1.895938E-017</text:p>
              </table:table-cell>
              <table:table-cell office:value-type="float" office:value="1.275967E-017">
                <text:p>1.275967E-017</text:p>
              </table:table-cell>
              <table:table-cell office:value-type="float" office:value="-9.749861E-019">
                <text:p>-9.749861E-0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.219184E-015">
                <text:p>1.219184E-015</text:p>
              </table:table-cell>
              <table:table-cell office:value-type="float" office:value="-2.487318E-017">
                <text:p>-2.487318E-017</text:p>
              </table:table-cell>
              <table:table-cell office:value-type="float" office:value="-3.452978E-018">
                <text:p>-3.452978E-0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.791676E-016">
                <text:p>1.791676E-016</text:p>
              </table:table-cell>
              <table:table-cell office:value-type="float" office:value="1.037406E-017">
                <text:p>1.037406E-017</text:p>
              </table:table-cell>
              <table:table-cell office:value-type="float" office:value="-1.309072E-019">
                <text:p>-1.309072E-0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-1.523138E-016">
                <text:p>-1.523138E-016</text:p>
              </table:table-cell>
              <table:table-cell office:value-type="float" office:value="-2.890825E-017">
                <text:p>-2.890825E-017</text:p>
              </table:table-cell>
              <table:table-cell office:value-type="float" office:value="-2.079658E-018">
                <text:p>-2.079658E-0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-5.127149E-017">
                <text:p>-5.127149E-017</text:p>
              </table:table-cell>
              <table:table-cell office:value-type="float" office:value="-1.491823E-017">
                <text:p>-1.491823E-017</text:p>
              </table:table-cell>
              <table:table-cell office:value-type="float" office:value="-7.293169E-019">
                <text:p>-7.293169E-0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.426715E-016">
                <text:p>1.426715E-016</text:p>
              </table:table-cell>
              <table:table-cell office:value-type="float" office:value="-2.08831E-017">
                <text:p>-2.08831E-017</text:p>
              </table:table-cell>
              <table:table-cell office:value-type="float" office:value="-1.514171E-018">
                <text:p>-1.514171E-0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4.828953E-017">
                <text:p>-4.828953E-017</text:p>
              </table:table-cell>
              <table:table-cell office:value-type="float" office:value="-3.011315E-017">
                <text:p>-3.011315E-017</text:p>
              </table:table-cell>
              <table:table-cell office:value-type="float" office:value="2.695435E-020">
                <text:p>2.695435E-0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6.291614E-017">
                <text:p>6.291614E-017</text:p>
              </table:table-cell>
              <table:table-cell office:value-type="float" office:value="8.990186E-019">
                <text:p>8.990186E-019</text:p>
              </table:table-cell>
              <table:table-cell office:value-type="float" office:value="-9.225616E-019">
                <text:p>-9.225616E-0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4.953976E-017">
                <text:p>-4.953976E-017</text:p>
              </table:table-cell>
              <table:table-cell office:value-type="float" office:value="-2.559237E-017">
                <text:p>-2.559237E-017</text:p>
              </table:table-cell>
              <table:table-cell office:value-type="float" office:value="-8.03156E-019">
                <text:p>-8.03156E-0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.251496E-016">
                <text:p>1.251496E-016</text:p>
              </table:table-cell>
              <table:table-cell office:value-type="float" office:value="-1.635281E-016">
                <text:p>-1.635281E-016</text:p>
              </table:table-cell>
              <table:table-cell office:value-type="float" office:value="-6.004346E-019">
                <text:p>-6.004346E-0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-1.317886E-017">
                <text:p>-1.317886E-017</text:p>
              </table:table-cell>
              <table:table-cell office:value-type="float" office:value="5.89161E-018">
                <text:p>5.89161E-018</text:p>
              </table:table-cell>
              <table:table-cell office:value-type="float" office:value="-1.356137E-019">
                <text:p>-1.356137E-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1.195383E-015">
                <text:p>-1.195383E-015</text:p>
              </table:table-cell>
              <table:table-cell office:value-type="float" office:value="1.568562E-016">
                <text:p>1.568562E-016</text:p>
              </table:table-cell>
              <table:table-cell office:value-type="float" office:value="-6.396014E-019">
                <text:p>-6.396014E-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1.762874E-017">
                <text:p>-1.762874E-017</text:p>
              </table:table-cell>
              <table:table-cell office:value-type="float" office:value="-1.171016E-017">
                <text:p>-1.171016E-017</text:p>
              </table:table-cell>
              <table:table-cell office:value-type="float" office:value="-9.213404E-020">
                <text:p>-9.213404E-0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9.360458E-017">
                <text:p>9.360458E-017</text:p>
              </table:table-cell>
              <table:table-cell office:value-type="float" office:value="-2.785089E-017">
                <text:p>-2.785089E-017</text:p>
              </table:table-cell>
              <table:table-cell office:value-type="float" office:value="-1.654843E-019">
                <text:p>-1.654843E-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00000000006140148">
                <text:p>-0.0000000000006140148</text:p>
              </table:table-cell>
              <table:table-cell office:value-type="float" office:value="-1.686425E-016">
                <text:p>-1.686425E-016</text:p>
              </table:table-cell>
              <table:table-cell office:value-type="float" office:value="-2.288445E-016">
                <text:p>-2.288445E-016</text:p>
              </table:table-cell>
              <table:table-cell office:value-type="float" office:value="-4.957914E-019">
                <text:p>-4.957914E-0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.01899E-016">
                <text:p>1.01899E-016</text:p>
              </table:table-cell>
              <table:table-cell office:value-type="float" office:value="-1.435497E-015">
                <text:p>-1.435497E-015</text:p>
              </table:table-cell>
              <table:table-cell office:value-type="float" office:value="-1.669487E-019">
                <text:p>-1.669487E-0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4.652016E-017">
                <text:p>4.652016E-017</text:p>
              </table:table-cell>
              <table:table-cell office:value-type="float" office:value="-2.020546E-017">
                <text:p>-2.020546E-017</text:p>
              </table:table-cell>
              <table:table-cell office:value-type="float" office:value="-4.525018E-019">
                <text:p>-4.525018E-0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-6.349479E-017">
                <text:p>-6.349479E-017</text:p>
              </table:table-cell>
              <table:table-cell office:value-type="float" office:value="5.065623E-017">
                <text:p>5.065623E-017</text:p>
              </table:table-cell>
              <table:table-cell office:value-type="float" office:value="-2.209282E-019">
                <text:p>-2.209282E-0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.409484E-017">
                <text:p>3.409484E-017</text:p>
              </table:table-cell>
              <table:table-cell office:value-type="float" office:value="2.267555E-016">
                <text:p>2.267555E-016</text:p>
              </table:table-cell>
              <table:table-cell office:value-type="float" office:value="-1.402132E-019">
                <text:p>-1.402132E-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7.674325E-016">
                <text:p>7.674325E-016</text:p>
              </table:table-cell>
              <table:table-cell office:value-type="float" office:value="9.0756E-016">
                <text:p>9.0756E-016</text:p>
              </table:table-cell>
              <table:table-cell office:value-type="float" office:value="-5.637444E-020">
                <text:p>-5.637444E-0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2.1771E-017">
                <text:p>2.1771E-017</text:p>
              </table:table-cell>
              <table:table-cell office:value-type="float" office:value="-2.464826E-016">
                <text:p>-2.464826E-016</text:p>
              </table:table-cell>
              <table:table-cell office:value-type="float" office:value="-4.881816E-018">
                <text:p>-4.881816E-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-8.485092E-017">
                <text:p>-8.485092E-017</text:p>
              </table:table-cell>
              <table:table-cell office:value-type="float" office:value="-7.867761E-016">
                <text:p>-7.867761E-016</text:p>
              </table:table-cell>
              <table:table-cell office:value-type="float" office:value="-1.34138E-019">
                <text:p>-1.34138E-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4.498505E-016">
                <text:p>4.498505E-016</text:p>
              </table:table-cell>
              <table:table-cell office:value-type="float" office:value="7.781302E-019">
                <text:p>7.781302E-019</text:p>
              </table:table-cell>
              <table:table-cell office:value-type="float" office:value="-2.732775E-018">
                <text:p>-2.732775E-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3.373901E-017">
                <text:p>-3.373901E-017</text:p>
              </table:table-cell>
              <table:table-cell office:value-type="float" office:value="-1.290797E-015">
                <text:p>-1.290797E-015</text:p>
              </table:table-cell>
              <table:table-cell office:value-type="float" office:value="-1.958971E-019">
                <text:p>-1.958971E-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8.700718E-017">
                <text:p>8.700718E-017</text:p>
              </table:table-cell>
              <table:table-cell office:value-type="float" office:value="-3.28972E-016">
                <text:p>-3.28972E-016</text:p>
              </table:table-cell>
              <table:table-cell office:value-type="float" office:value="-9.779736E-019">
                <text:p>-9.779736E-0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-8.890693E-016">
                <text:p>-8.890693E-016</text:p>
              </table:table-cell>
              <table:table-cell office:value-type="float" office:value="1.284147E-017">
                <text:p>1.284147E-017</text:p>
              </table:table-cell>
              <table:table-cell office:value-type="float" office:value="-2.743408E-019">
                <text:p>-2.743408E-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1.119815E-016">
                <text:p>-1.119815E-016</text:p>
              </table:table-cell>
              <table:table-cell office:value-type="float" office:value="-2.595552E-017">
                <text:p>-2.595552E-017</text:p>
              </table:table-cell>
              <table:table-cell office:value-type="float" office:value="-1.306115E-018">
                <text:p>-1.306115E-0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-5.157486E-018">
                <text:p>-5.157486E-018</text:p>
              </table:table-cell>
              <table:table-cell office:value-type="float" office:value="4.665209E-017">
                <text:p>4.665209E-017</text:p>
              </table:table-cell>
              <table:table-cell office:value-type="float" office:value="-1.102311E-018">
                <text:p>-1.102311E-0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-2.968136E-017">
                <text:p>-2.968136E-017</text:p>
              </table:table-cell>
              <table:table-cell office:value-type="float" office:value="2.353275E-016">
                <text:p>2.353275E-016</text:p>
              </table:table-cell>
              <table:table-cell office:value-type="float" office:value="-1.422752E-019">
                <text:p>-1.422752E-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4.835424E-017">
                <text:p>4.835424E-017</text:p>
              </table:table-cell>
              <table:table-cell office:value-type="float" office:value="-1.595448E-016">
                <text:p>-1.595448E-016</text:p>
              </table:table-cell>
              <table:table-cell office:value-type="float" office:value="-1.848137E-021">
                <text:p>-1.848137E-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3.180667E-017">
                <text:p>3.180667E-017</text:p>
              </table:table-cell>
              <table:table-cell office:value-type="float" office:value="1.864698E-016">
                <text:p>1.864698E-016</text:p>
              </table:table-cell>
              <table:table-cell office:value-type="float" office:value="-1.500916E-019">
                <text:p>-1.500916E-0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-1.376391E-016">
                <text:p>-1.376391E-016</text:p>
              </table:table-cell>
              <table:table-cell office:value-type="float" office:value="-5.785847E-017">
                <text:p>-5.785847E-017</text:p>
              </table:table-cell>
              <table:table-cell office:value-type="float" office:value="-3.675591E-019">
                <text:p>-3.675591E-0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-4.987723E-017">
                <text:p>-4.987723E-017</text:p>
              </table:table-cell>
              <table:table-cell office:value-type="float" office:value="5.646438E-016">
                <text:p>5.646438E-016</text:p>
              </table:table-cell>
              <table:table-cell office:value-type="float" office:value="-1.07242E-018">
                <text:p>-1.07242E-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-8.708905E-016">
                <text:p>-8.708905E-016</text:p>
              </table:table-cell>
              <table:table-cell office:value-type="float" office:value="1.686888E-017">
                <text:p>1.686888E-017</text:p>
              </table:table-cell>
              <table:table-cell office:value-type="float" office:value="-2.752811E-019">
                <text:p>-2.752811E-0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2.240722E-017">
                <text:p>2.240722E-017</text:p>
              </table:table-cell>
              <table:table-cell office:value-type="float" office:value="7.382578E-016">
                <text:p>7.382578E-016</text:p>
              </table:table-cell>
              <table:table-cell office:value-type="float" office:value="-6.424709E-019">
                <text:p>-6.424709E-0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9.126115E-017">
                <text:p>9.126115E-017</text:p>
              </table:table-cell>
              <table:table-cell office:value-type="float" office:value="1.861146E-016">
                <text:p>1.861146E-016</text:p>
              </table:table-cell>
              <table:table-cell office:value-type="float" office:value="2.74027E-021">
                <text:p>2.74027E-0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-4.617006E-017">
                <text:p>-4.617006E-017</text:p>
              </table:table-cell>
              <table:table-cell office:value-type="float" office:value="1.275489E-015">
                <text:p>1.275489E-015</text:p>
              </table:table-cell>
              <table:table-cell office:value-type="float" office:value="-1.705027E-021">
                <text:p>-1.705027E-0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5.937327E-016">
                <text:p>-5.937327E-016</text:p>
              </table:table-cell>
              <table:table-cell office:value-type="float" office:value="4.309391E-016">
                <text:p>4.309391E-016</text:p>
              </table:table-cell>
              <table:table-cell office:value-type="float" office:value="-3.539984E-018">
                <text:p>-3.539984E-0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5.034155E-016">
                <text:p>5.034155E-016</text:p>
              </table:table-cell>
              <table:table-cell office:value-type="float" office:value="9.845399E-017">
                <text:p>9.845399E-017</text:p>
              </table:table-cell>
              <table:table-cell office:value-type="float" office:value="-2.669526E-019">
                <text:p>-2.669526E-0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3.55494E-017">
                <text:p>-3.55494E-017</text:p>
              </table:table-cell>
              <table:table-cell office:value-type="float" office:value="-7.16719E-017">
                <text:p>-7.16719E-017</text:p>
              </table:table-cell>
              <table:table-cell office:value-type="float" office:value="4.37644E-020">
                <text:p>4.37644E-0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397052E-016">
                <text:p>-1.397052E-016</text:p>
              </table:table-cell>
              <table:table-cell office:value-type="float" office:value="7.188885E-017">
                <text:p>7.188885E-017</text:p>
              </table:table-cell>
              <table:table-cell office:value-type="float" office:value="-8.057732E-016">
                <text:p>-8.057732E-016</text:p>
              </table:table-cell>
              <table:table-cell office:value-type="float" office:value="-3.316138E-018">
                <text:p>-3.316138E-0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8.496589E-017">
                <text:p>8.496589E-017</text:p>
              </table:table-cell>
              <table:table-cell office:value-type="float" office:value="-1.495283E-017">
                <text:p>-1.495283E-017</text:p>
              </table:table-cell>
              <table:table-cell office:value-type="float" office:value="-1.421129E-017">
                <text:p>-1.421129E-0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1.287094E-016">
                <text:p>1.287094E-016</text:p>
              </table:table-cell>
              <table:table-cell office:value-type="float" office:value="3.357893E-017">
                <text:p>3.357893E-017</text:p>
              </table:table-cell>
              <table:table-cell office:value-type="float" office:value="-7.782599E-019">
                <text:p>-7.782599E-0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-4.330765E-016">
                <text:p>-4.330765E-016</text:p>
              </table:table-cell>
              <table:table-cell office:value-type="float" office:value="3.488251E-016">
                <text:p>3.488251E-016</text:p>
              </table:table-cell>
              <table:table-cell office:value-type="float" office:value="-2.053956E-018">
                <text:p>-2.053956E-0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0">
                <text:p>0</text:p>
              </table:table-cell>
              <table:table-cell office:value-type="float" office:value="1.683734E-028">
                <text:p>1.683734E-028</text:p>
              </table:table-cell>
              <table:table-cell office:value-type="float" office:value="7.796133E-032">
                <text:p>7.796133E-0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4.330765E-016">
                <text:p>4.330765E-016</text:p>
              </table:table-cell>
              <table:table-cell office:value-type="float" office:value="-3.488251E-016">
                <text:p>-3.488251E-016</text:p>
              </table:table-cell>
              <table:table-cell office:value-type="float" office:value="-1.340597E-018">
                <text:p>-1.340597E-0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5.704302E-069">
                <text:p>-5.704302E-069</text:p>
              </table:table-cell>
              <table:table-cell office:value-type="float" office:value="-1.287094E-016">
                <text:p>-1.287094E-016</text:p>
              </table:table-cell>
              <table:table-cell office:value-type="float" office:value="-3.357893E-017">
                <text:p>-3.357893E-017</text:p>
              </table:table-cell>
              <table:table-cell office:value-type="float" office:value="-4.217084E-018">
                <text:p>-4.217084E-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-8.496589E-017">
                <text:p>-8.496589E-017</text:p>
              </table:table-cell>
              <table:table-cell office:value-type="float" office:value="1.495283E-017">
                <text:p>1.495283E-017</text:p>
              </table:table-cell>
              <table:table-cell office:value-type="float" office:value="-1.593554E-018">
                <text:p>-1.593554E-0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-7.188885E-017">
                <text:p>-7.188885E-017</text:p>
              </table:table-cell>
              <table:table-cell office:value-type="float" office:value="8.057732E-016">
                <text:p>8.057732E-016</text:p>
              </table:table-cell>
              <table:table-cell office:value-type="float" office:value="-1.508773E-019">
                <text:p>-1.508773E-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7.469704E-016">
                <text:p>7.469704E-016</text:p>
              </table:table-cell>
              <table:table-cell office:value-type="float" office:value="7.16719E-017">
                <text:p>7.16719E-017</text:p>
              </table:table-cell>
              <table:table-cell office:value-type="float" office:value="8.275056E-020">
                <text:p>8.275056E-0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-5.034155E-016">
                <text:p>-5.034155E-016</text:p>
              </table:table-cell>
              <table:table-cell office:value-type="float" office:value="-9.845399E-017">
                <text:p>-9.845399E-017</text:p>
              </table:table-cell>
              <table:table-cell office:value-type="float" office:value="-1.636029E-018">
                <text:p>-1.636029E-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5.937327E-016">
                <text:p>5.937327E-016</text:p>
              </table:table-cell>
              <table:table-cell office:value-type="float" office:value="-4.309391E-016">
                <text:p>-4.309391E-016</text:p>
              </table:table-cell>
              <table:table-cell office:value-type="float" office:value="-7.68163E-018">
                <text:p>-7.68163E-0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-2.248241E-017">
                <text:p>-2.248241E-017</text:p>
              </table:table-cell>
              <table:table-cell office:value-type="float" office:value="-1.275489E-015">
                <text:p>-1.275489E-015</text:p>
              </table:table-cell>
              <table:table-cell office:value-type="float" office:value="-6.991544E-019">
                <text:p>-6.991544E-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-9.126115E-017">
                <text:p>-9.126115E-017</text:p>
              </table:table-cell>
              <table:table-cell office:value-type="float" office:value="-1.861146E-016">
                <text:p>-1.861146E-016</text:p>
              </table:table-cell>
              <table:table-cell office:value-type="float" office:value="-5.260635E-019">
                <text:p>-5.260635E-0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5.838886E-069">
                <text:p>-5.838886E-069</text:p>
              </table:table-cell>
              <table:table-cell office:value-type="float" office:value="-2.240722E-017">
                <text:p>-2.240722E-017</text:p>
              </table:table-cell>
              <table:table-cell office:value-type="float" office:value="-7.382578E-016">
                <text:p>-7.382578E-016</text:p>
              </table:table-cell>
              <table:table-cell office:value-type="float" office:value="-5.17425E-019">
                <text:p>-5.17425E-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8.708905E-016">
                <text:p>8.708905E-016</text:p>
              </table:table-cell>
              <table:table-cell office:value-type="float" office:value="3.352264E-016">
                <text:p>3.352264E-016</text:p>
              </table:table-cell>
              <table:table-cell office:value-type="float" office:value="-1.75671E-018">
                <text:p>-1.75671E-0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4.987723E-017">
                <text:p>4.987723E-017</text:p>
              </table:table-cell>
              <table:table-cell office:value-type="float" office:value="-5.646438E-016">
                <text:p>-5.646438E-016</text:p>
              </table:table-cell>
              <table:table-cell office:value-type="float" office:value="-4.952943E-018">
                <text:p>-4.952943E-0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1.376391E-016">
                <text:p>1.376391E-016</text:p>
              </table:table-cell>
              <table:table-cell office:value-type="float" office:value="5.785847E-017">
                <text:p>5.785847E-017</text:p>
              </table:table-cell>
              <table:table-cell office:value-type="float" office:value="-7.308514E-020">
                <text:p>-7.308514E-0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3.180667E-017">
                <text:p>-3.180667E-017</text:p>
              </table:table-cell>
              <table:table-cell office:value-type="float" office:value="-1.864698E-016">
                <text:p>-1.864698E-016</text:p>
              </table:table-cell>
              <table:table-cell office:value-type="float" office:value="-3.226406E-019">
                <text:p>-3.226406E-0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-4.835424E-017">
                <text:p>-4.835424E-017</text:p>
              </table:table-cell>
              <table:table-cell office:value-type="float" office:value="1.595448E-016">
                <text:p>1.595448E-016</text:p>
              </table:table-cell>
              <table:table-cell office:value-type="float" office:value="-1.474995E-019">
                <text:p>-1.474995E-0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2.968136E-017">
                <text:p>2.968136E-017</text:p>
              </table:table-cell>
              <table:table-cell office:value-type="float" office:value="-2.353275E-016">
                <text:p>-2.353275E-016</text:p>
              </table:table-cell>
              <table:table-cell office:value-type="float" office:value="-1.148263E-019">
                <text:p>-1.148263E-0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5.157486E-018">
                <text:p>5.157486E-018</text:p>
              </table:table-cell>
              <table:table-cell office:value-type="float" office:value="-4.665209E-017">
                <text:p>-4.665209E-017</text:p>
              </table:table-cell>
              <table:table-cell office:value-type="float" office:value="-3.135126E-019">
                <text:p>-3.135126E-0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.119815E-016">
                <text:p>1.119815E-016</text:p>
              </table:table-cell>
              <table:table-cell office:value-type="float" office:value="2.395432E-016">
                <text:p>2.395432E-016</text:p>
              </table:table-cell>
              <table:table-cell office:value-type="float" office:value="-6.876285E-018">
                <text:p>-6.876285E-0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8.890693E-016">
                <text:p>8.890693E-016</text:p>
              </table:table-cell>
              <table:table-cell office:value-type="float" office:value="-1.284147E-017">
                <text:p>-1.284147E-017</text:p>
              </table:table-cell>
              <table:table-cell office:value-type="float" office:value="-9.890697E-020">
                <text:p>-9.890697E-0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-8.700718E-017">
                <text:p>-8.700718E-017</text:p>
              </table:table-cell>
              <table:table-cell office:value-type="float" office:value="2.131445E-017">
                <text:p>2.131445E-017</text:p>
              </table:table-cell>
              <table:table-cell office:value-type="float" office:value="-4.871154E-019">
                <text:p>-4.871154E-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3.373901E-017">
                <text:p>3.373901E-017</text:p>
              </table:table-cell>
              <table:table-cell office:value-type="float" office:value="1.290797E-015">
                <text:p>1.290797E-015</text:p>
              </table:table-cell>
              <table:table-cell office:value-type="float" office:value="-1.16347E-018">
                <text:p>-1.16347E-0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4.498505E-016">
                <text:p>-4.498505E-016</text:p>
              </table:table-cell>
              <table:table-cell office:value-type="float" office:value="-7.781302E-019">
                <text:p>-7.781302E-019</text:p>
              </table:table-cell>
              <table:table-cell office:value-type="float" office:value="-1.470733E-018">
                <text:p>-1.470733E-0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8.485092E-017">
                <text:p>8.485092E-017</text:p>
              </table:table-cell>
              <table:table-cell office:value-type="float" office:value="7.867761E-016">
                <text:p>7.867761E-016</text:p>
              </table:table-cell>
              <table:table-cell office:value-type="float" office:value="1.009775E-019">
                <text:p>1.009775E-0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-2.1771E-017">
                <text:p>-2.1771E-017</text:p>
              </table:table-cell>
              <table:table-cell office:value-type="float" office:value="2.464826E-016">
                <text:p>2.464826E-016</text:p>
              </table:table-cell>
              <table:table-cell office:value-type="float" office:value="-4.526592E-018">
                <text:p>-4.526592E-0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-7.674325E-016">
                <text:p>-7.674325E-016</text:p>
              </table:table-cell>
              <table:table-cell office:value-type="float" office:value="-9.0756E-016">
                <text:p>-9.0756E-016</text:p>
              </table:table-cell>
              <table:table-cell office:value-type="float" office:value="-2.711762E-019">
                <text:p>-2.711762E-0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-3.409484E-017">
                <text:p>-3.409484E-017</text:p>
              </table:table-cell>
              <table:table-cell office:value-type="float" office:value="-2.267555E-016">
                <text:p>-2.267555E-016</text:p>
              </table:table-cell>
              <table:table-cell office:value-type="float" office:value="-8.631964E-019">
                <text:p>-8.631964E-0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6.349479E-017">
                <text:p>6.349479E-017</text:p>
              </table:table-cell>
              <table:table-cell office:value-type="float" office:value="-5.065623E-017">
                <text:p>-5.065623E-017</text:p>
              </table:table-cell>
              <table:table-cell office:value-type="float" office:value="-5.696306E-020">
                <text:p>-5.696306E-0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-4.652016E-017">
                <text:p>-4.652016E-017</text:p>
              </table:table-cell>
              <table:table-cell office:value-type="float" office:value="-9.136899E-017">
                <text:p>-9.136899E-017</text:p>
              </table:table-cell>
              <table:table-cell office:value-type="float" office:value="-9.115941E-019">
                <text:p>-9.115941E-0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-1.01899E-016">
                <text:p>-1.01899E-016</text:p>
              </table:table-cell>
              <table:table-cell office:value-type="float" office:value="2.06247E-017">
                <text:p>2.06247E-017</text:p>
              </table:table-cell>
              <table:table-cell office:value-type="float" office:value="-1.447322E-018">
                <text:p>-1.447322E-0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0000006140148">
                <text:p>0.0000000000006140148</text:p>
              </table:table-cell>
              <table:table-cell office:value-type="float" office:value="1.686425E-016">
                <text:p>1.686425E-016</text:p>
              </table:table-cell>
              <table:table-cell office:value-type="float" office:value="2.288445E-016">
                <text:p>2.288445E-016</text:p>
              </table:table-cell>
              <table:table-cell office:value-type="float" office:value="-8.23806E-019">
                <text:p>-8.23806E-0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.941093E-069">
                <text:p>-5.941093E-069</text:p>
              </table:table-cell>
              <table:table-cell office:value-type="float" office:value="-9.360458E-017">
                <text:p>-9.360458E-017</text:p>
              </table:table-cell>
              <table:table-cell office:value-type="float" office:value="2.785089E-017">
                <text:p>2.785089E-017</text:p>
              </table:table-cell>
              <table:table-cell office:value-type="float" office:value="-3.202564E-019">
                <text:p>-3.202564E-0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.762874E-017">
                <text:p>1.762874E-017</text:p>
              </table:table-cell>
              <table:table-cell office:value-type="float" office:value="1.171016E-017">
                <text:p>1.171016E-017</text:p>
              </table:table-cell>
              <table:table-cell office:value-type="float" office:value="-4.171657E-019">
                <text:p>-4.171657E-0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9.211105E-017">
                <text:p>9.211105E-017</text:p>
              </table:table-cell>
              <table:table-cell office:value-type="float" office:value="3.312227E-017">
                <text:p>3.312227E-017</text:p>
              </table:table-cell>
              <table:table-cell office:value-type="float" office:value="-4.506847E-019">
                <text:p>-4.506847E-0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.317886E-017">
                <text:p>1.317886E-017</text:p>
              </table:table-cell>
              <table:table-cell office:value-type="float" office:value="-5.89161E-018">
                <text:p>-5.89161E-018</text:p>
              </table:table-cell>
              <table:table-cell office:value-type="float" office:value="-1.297072E-018">
                <text:p>-1.297072E-0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-1.251496E-016">
                <text:p>-1.251496E-016</text:p>
              </table:table-cell>
              <table:table-cell office:value-type="float" office:value="1.635281E-016">
                <text:p>1.635281E-016</text:p>
              </table:table-cell>
              <table:table-cell office:value-type="float" office:value="-3.558499E-018">
                <text:p>-3.558499E-0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4.953976E-017">
                <text:p>4.953976E-017</text:p>
              </table:table-cell>
              <table:table-cell office:value-type="float" office:value="2.559237E-017">
                <text:p>2.559237E-017</text:p>
              </table:table-cell>
              <table:table-cell office:value-type="float" office:value="-3.023557E-019">
                <text:p>-3.023557E-0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-6.291614E-017">
                <text:p>-6.291614E-017</text:p>
              </table:table-cell>
              <table:table-cell office:value-type="float" office:value="-8.990186E-019">
                <text:p>-8.990186E-019</text:p>
              </table:table-cell>
              <table:table-cell office:value-type="float" office:value="-1.750857E-020">
                <text:p>-1.750857E-0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4.828953E-017">
                <text:p>4.828953E-017</text:p>
              </table:table-cell>
              <table:table-cell office:value-type="float" office:value="3.011315E-017">
                <text:p>3.011315E-017</text:p>
              </table:table-cell>
              <table:table-cell office:value-type="float" office:value="-2.025564E-018">
                <text:p>-2.025564E-0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-1.426715E-016">
                <text:p>-1.426715E-016</text:p>
              </table:table-cell>
              <table:table-cell office:value-type="float" office:value="2.08831E-017">
                <text:p>2.08831E-017</text:p>
              </table:table-cell>
              <table:table-cell office:value-type="float" office:value="-2.547148E-019">
                <text:p>-2.547148E-0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5.127149E-017">
                <text:p>5.127149E-017</text:p>
              </table:table-cell>
              <table:table-cell office:value-type="float" office:value="1.491823E-017">
                <text:p>1.491823E-017</text:p>
              </table:table-cell>
              <table:table-cell office:value-type="float" office:value="-3.034471E-019">
                <text:p>-3.034471E-0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1.523138E-016">
                <text:p>1.523138E-016</text:p>
              </table:table-cell>
              <table:table-cell office:value-type="float" office:value="2.890825E-017">
                <text:p>2.890825E-017</text:p>
              </table:table-cell>
              <table:table-cell office:value-type="float" office:value="-8.18857E-019">
                <text:p>-8.18857E-0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-1.791676E-016">
                <text:p>-1.791676E-016</text:p>
              </table:table-cell>
              <table:table-cell office:value-type="float" office:value="-1.037406E-017">
                <text:p>-1.037406E-017</text:p>
              </table:table-cell>
              <table:table-cell office:value-type="float" office:value="-1.075245E-018">
                <text:p>-1.075245E-0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-3.552228E-017">
                <text:p>-3.552228E-017</text:p>
              </table:table-cell>
              <table:table-cell office:value-type="float" office:value="2.487318E-017">
                <text:p>2.487318E-017</text:p>
              </table:table-cell>
              <table:table-cell office:value-type="float" office:value="-1.646106E-019">
                <text:p>-1.646106E-0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-1.895938E-017">
                <text:p>-1.895938E-017</text:p>
              </table:table-cell>
              <table:table-cell office:value-type="float" office:value="-1.275967E-017">
                <text:p>-1.275967E-017</text:p>
              </table:table-cell>
              <table:table-cell office:value-type="float" office:value="-4.058384E-019">
                <text:p>-4.058384E-0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